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6700000067CE81CE34F6A45362.png" manifest:media-type="image/png"/>
  <manifest:file-entry manifest:full-path="Pictures/100002010000004800000075AA42C529A3A3610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3cm" svg:stroke-color="#000000" draw:stroke-linejoin="miter" svg:stroke-linecap="butt" draw:fill="none" fo:padding-top="0.016cm" fo:padding-bottom="0.016cm" fo:padding-left="0.016cm" fo:padding-right="0.016cm"/>
    </style:style>
    <style:style style:name="gr3" style:family="graphic" style:parent-style-name="standard">
      <style:graphic-properties draw:stroke="none" draw:fill="solid" draw:fill-color="#000000"/>
    </style:style>
    <style:style style:name="gr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5" style:family="graphic" style:parent-style-name="standard">
      <style:graphic-properties draw:stroke="solid" svg:stroke-width="0.033cm" svg:stroke-color="#370700" draw:stroke-linejoin="miter" svg:stroke-linecap="butt" draw:fill="none" fo:padding-top="0.016cm" fo:padding-bottom="0.016cm" fo:padding-left="0.016cm" fo:padding-right="0.016cm"/>
    </style:style>
    <style:style style:name="gr6" style:family="graphic" style:parent-style-name="standard">
      <style:graphic-properties draw:stroke="solid" svg:stroke-width="0.033cm" svg:stroke-color="#000137" draw:stroke-linejoin="miter" svg:stroke-linecap="butt" draw:fill="none" fo:padding-top="0.016cm" fo:padding-bottom="0.016cm" fo:padding-left="0.016cm" fo:padding-right="0.016cm"/>
    </style:style>
    <style:style style:name="gr7" style:family="graphic" style:parent-style-name="standard">
      <style:graphic-properties draw:stroke="solid" svg:stroke-width="0cm" svg:stroke-color="#000000" draw:stroke-linejoin="bevel" svg:stroke-linecap="square" draw:fill="none"/>
    </style:style>
    <style:style style:name="gr8" style:family="graphic" style:parent-style-name="standard">
      <style:graphic-properties draw:stroke="solid" svg:stroke-width="0.033cm" svg:stroke-color="#000000" draw:stroke-linejoin="bevel" svg:stroke-linecap="round" draw:fill="none" fo:padding-top="0.016cm" fo:padding-bottom="0.016cm" fo:padding-left="0.016cm" fo:padding-right="0.016cm"/>
    </style:style>
    <style:style style:name="gr9" style:family="graphic" style:parent-style-name="standard">
      <style:graphic-properties draw:stroke="solid" svg:stroke-width="0.033cm" svg:stroke-color="#000000" draw:stroke-linejoin="bevel" svg:stroke-linecap="round" draw:fill="solid" draw:fill-color="#ffffff" fo:padding-top="0.016cm" fo:padding-bottom="0.016cm" fo:padding-left="0.016cm" fo:padding-right="0.016cm"/>
    </style:style>
    <style:style style:name="gr10" style:family="graphic" style:parent-style-name="standard">
      <style:graphic-properties draw:stroke="solid" svg:stroke-width="0.048cm" svg:stroke-color="#000000" draw:stroke-linejoin="bevel" svg:stroke-linecap="round" draw:fill="none" fo:padding-top="0.024cm" fo:padding-bottom="0.024cm" fo:padding-left="0.024cm" fo:padding-right="0.024cm"/>
    </style:style>
    <style:style style:name="gr11" style:family="graphic" style:parent-style-name="standard">
      <style:graphic-properties draw:stroke="solid" svg:stroke-width="0.048cm" svg:stroke-color="#ff0000" draw:stroke-linejoin="bevel" svg:stroke-linecap="round" draw:fill="solid" draw:fill-color="#000000" fo:padding-top="0.024cm" fo:padding-bottom="0.024cm" fo:padding-left="0.024cm" fo:padding-right="0.024cm"/>
    </style:style>
    <style:style style:name="gr12" style:family="graphic" style:parent-style-name="standard">
      <style:graphic-properties draw:stroke="solid" svg:stroke-width="0.048cm" svg:stroke-color="#ff0000" draw:stroke-linejoin="bevel" svg:stroke-linecap="round" draw:fill="none" fo:padding-top="0.024cm" fo:padding-bottom="0.024cm" fo:padding-left="0.024cm" fo:padding-right="0.024cm"/>
    </style:style>
    <style:style style:name="gr13" style:family="graphic" style:parent-style-name="standard">
      <style:graphic-properties draw:stroke="none" draw:fill="none" draw:textarea-horizontal-align="left" draw:textarea-vertical-align="top" draw:auto-grow-height="true" draw:auto-grow-width="true" fo:min-height="0.78cm" fo:min-width="0.666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141cm" fo:min-width="0.119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623cm" fo:min-width="8.841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623cm" fo:min-width="9.04cm" fo:padding-top="0cm" fo:padding-bottom="0cm" fo:padding-left="0cm" fo:padding-right="0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style:paragraph-properties fo:text-align="start" style:writing-mode="lr-tb"/>
    </style:style>
    <style:style style:name="P5" style:family="paragraph">
      <loext:graphic-properties draw:fill="none"/>
      <style:text-properties fo:font-size="18.8999996185303pt" style:font-size-asian="18.8999996185303pt" style:font-size-complex="18.8999996185303pt"/>
    </style:style>
    <style:style style:name="P6" style:family="paragraph">
      <loext:graphic-properties draw:fill="none"/>
      <style:text-properties fo:font-size="3.40000009536743pt" style:font-size-asian="3.40000009536743pt" style:font-size-complex="3.40000009536743pt"/>
    </style:style>
    <style:style style:name="P7" style:family="paragraph">
      <loext:graphic-properties draw:fill="none"/>
      <style:text-properties fo:font-size="15.1000003814697pt" style:font-size-asian="15.1000003814697pt" style:font-size-complex="15.1000003814697pt"/>
    </style:style>
    <style:style style:name="T1" style:family="text">
      <style:text-properties fo:color="#000000" style:font-name="DejaVu Sans1" fo:font-size="18.8999996185303pt" style:font-size-asian="18.8999996185303pt" style:font-name-complex="DejaVu Sans1" style:font-size-complex="18.8999996185303pt"/>
    </style:style>
    <style:style style:name="T2" style:family="text">
      <style:text-properties fo:color="#000000" style:font-name="DejaVu Sans1" fo:font-size="3.40000009536743pt" style:font-size-asian="3.40000009536743pt" style:font-name-complex="DejaVu Sans1" style:font-size-complex="3.40000009536743pt"/>
    </style:style>
    <style:style style:name="T3" style:family="text">
      <style:text-properties fo:color="#000000" style:font-name="DejaVu Sans1" fo:font-size="15.1000003814697pt" style:font-size-asian="15.1000003814697pt" style:font-name-complex="DejaVu Sans1" style:font-size-complex="15.100000381469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9.7cm" svg:height="20.99cm" svg:x="0cm" svg:y="0cm" svg:viewBox="0 0 29701 20991" draw:points="0,0 29701,0 29701,20991 0,20991">
          <text:p/>
        </draw:polygon>
        <draw:line draw:style-name="gr2" draw:text-style-name="P2" draw:layer="layout" svg:x1="0.998cm" svg:y1="19.991cm" svg:x2="28.659cm" svg:y2="19.991cm">
          <text:p/>
        </draw:line>
        <draw:line draw:style-name="gr2" draw:text-style-name="P2" draw:layer="layout" svg:x1="28.702cm" svg:y1="19.974cm" svg:x2="28.702cm" svg:y2="0.97cm">
          <text:p/>
        </draw:line>
        <draw:line draw:style-name="gr2" draw:text-style-name="P2" draw:layer="layout" svg:x1="28.709cm" svg:y1="0.984cm" svg:x2="1.012cm" svg:y2="0.984cm">
          <text:p/>
        </draw:line>
        <draw:line draw:style-name="gr2" draw:text-style-name="P2" draw:layer="layout" svg:x1="1.012cm" svg:y1="0.97cm" svg:x2="1.012cm" svg:y2="19.974cm">
          <text:p/>
        </draw:line>
        <draw:line draw:style-name="gr2" draw:text-style-name="P2" draw:layer="layout" svg:x1="14.859cm" svg:y1="0.984cm" svg:x2="14.859cm" svg:y2="0.014cm">
          <text:p/>
        </draw:line>
        <draw:line draw:style-name="gr2" draw:text-style-name="P2" draw:layer="layout" svg:x1="14.862cm" svg:y1="20.256cm" svg:x2="14.862cm" svg:y2="20.976cm">
          <text:p/>
        </draw:line>
        <draw:line draw:style-name="gr2" draw:text-style-name="P2" draw:layer="layout" svg:x1="1.016cm" svg:y1="10.477cm" svg:x2="0.017cm" svg:y2="10.477cm">
          <text:p/>
        </draw:line>
        <draw:line draw:style-name="gr2" draw:text-style-name="P2" draw:layer="layout" svg:x1="28.705cm" svg:y1="10.477cm" svg:x2="29.668cm" svg:y2="10.477cm">
          <text:p/>
        </draw:line>
        <draw:line draw:style-name="gr2" draw:text-style-name="P2" draw:layer="layout" svg:x1="24.091cm" svg:y1="20.235cm" svg:x2="24.091cm" svg:y2="20.746cm">
          <text:p/>
        </draw:line>
        <draw:line draw:style-name="gr2" draw:text-style-name="P2" draw:layer="layout" svg:x1="5.63cm" svg:y1="19.991cm" svg:x2="5.63cm" svg:y2="20.739cm">
          <text:p/>
        </draw:line>
        <draw:line draw:style-name="gr2" draw:text-style-name="P2" draw:layer="layout" svg:x1="19.473cm" svg:y1="20.235cm" svg:x2="19.473cm" svg:y2="20.746cm">
          <text:p/>
        </draw:line>
        <draw:line draw:style-name="gr2" draw:text-style-name="P2" draw:layer="layout" svg:x1="10.244cm" svg:y1="19.991cm" svg:x2="10.244cm" svg:y2="20.739cm">
          <text:p/>
        </draw:line>
        <draw:line draw:style-name="gr2" draw:text-style-name="P2" draw:layer="layout" svg:x1="10.244cm" svg:y1="0.984cm" svg:x2="10.244cm" svg:y2="0.229cm">
          <text:p/>
        </draw:line>
        <draw:line draw:style-name="gr2" draw:text-style-name="P2" draw:layer="layout" svg:x1="19.473cm" svg:y1="0.984cm" svg:x2="19.473cm" svg:y2="0.229cm">
          <text:p/>
        </draw:line>
        <draw:line draw:style-name="gr2" draw:text-style-name="P2" draw:layer="layout" svg:x1="5.63cm" svg:y1="0.984cm" svg:x2="5.63cm" svg:y2="0.229cm">
          <text:p/>
        </draw:line>
        <draw:line draw:style-name="gr2" draw:text-style-name="P2" draw:layer="layout" svg:x1="24.087cm" svg:y1="0.984cm" svg:x2="24.087cm" svg:y2="0.229cm">
          <text:p/>
        </draw:line>
        <draw:line draw:style-name="gr2" draw:text-style-name="P2" draw:layer="layout" svg:x1="0.998cm" svg:y1="5.729cm" svg:x2="0.25cm" svg:y2="5.729cm">
          <text:p/>
        </draw:line>
        <draw:line draw:style-name="gr2" draw:text-style-name="P2" draw:layer="layout" svg:x1="0.998cm" svg:y1="15.225cm" svg:x2="0.25cm" svg:y2="15.225cm">
          <text:p/>
        </draw:line>
        <draw:line draw:style-name="gr2" draw:text-style-name="P2" draw:layer="layout" svg:x1="28.705cm" svg:y1="5.729cm" svg:x2="29.453cm" svg:y2="5.729cm">
          <text:p/>
        </draw:line>
        <draw:line draw:style-name="gr2" draw:text-style-name="P2" draw:layer="layout" svg:x1="28.705cm" svg:y1="15.225cm" svg:x2="29.453cm" svg:y2="15.225cm">
          <text:p/>
        </draw:line>
        <draw:line draw:style-name="gr2" draw:text-style-name="P2" draw:layer="layout" svg:x1="13.708cm" svg:y1="20.242cm" svg:x2="28.705cm" svg:y2="20.242cm">
          <text:p/>
        </draw:line>
        <draw:line draw:style-name="gr2" draw:text-style-name="P2" draw:layer="layout" svg:x1="18.707cm" svg:y1="19.991cm" svg:x2="18.707cm" svg:y2="20.489cm">
          <text:p/>
        </draw:line>
        <draw:line draw:style-name="gr2" draw:text-style-name="P2" draw:layer="layout" svg:x1="23.706cm" svg:y1="19.991cm" svg:x2="23.706cm" svg:y2="20.489cm">
          <text:p/>
        </draw:line>
        <draw:line draw:style-name="gr2" draw:text-style-name="P2" draw:layer="layout" svg:x1="25.706cm" svg:y1="19.991cm" svg:x2="25.706cm" svg:y2="20.242cm">
          <text:p/>
        </draw:line>
        <draw:line draw:style-name="gr2" draw:text-style-name="P2" draw:layer="layout" svg:x1="24.705cm" svg:y1="19.991cm" svg:x2="24.705cm" svg:y2="20.242cm">
          <text:p/>
        </draw:line>
        <draw:line draw:style-name="gr2" draw:text-style-name="P2" draw:layer="layout" svg:x1="22.708cm" svg:y1="19.991cm" svg:x2="22.708cm" svg:y2="20.242cm">
          <text:p/>
        </draw:line>
        <draw:line draw:style-name="gr2" draw:text-style-name="P2" draw:layer="layout" svg:x1="20.708cm" svg:y1="19.991cm" svg:x2="20.708cm" svg:y2="20.242cm">
          <text:p/>
        </draw:line>
        <draw:line draw:style-name="gr2" draw:text-style-name="P2" draw:layer="layout" svg:x1="21.706cm" svg:y1="19.991cm" svg:x2="21.706cm" svg:y2="20.242cm">
          <text:p/>
        </draw:line>
        <draw:line draw:style-name="gr2" draw:text-style-name="P2" draw:layer="layout" svg:x1="13.712cm" svg:y1="19.991cm" svg:x2="13.712cm" svg:y2="20.489cm">
          <text:p/>
        </draw:line>
        <draw:line draw:style-name="gr2" draw:text-style-name="P2" draw:layer="layout" svg:x1="28.698cm" svg:y1="19.991cm" svg:x2="28.698cm" svg:y2="20.489cm">
          <text:p/>
        </draw:line>
        <draw:line draw:style-name="gr2" draw:text-style-name="P2" draw:layer="layout" svg:x1="17.709cm" svg:y1="19.991cm" svg:x2="17.709cm" svg:y2="20.242cm">
          <text:p/>
        </draw:line>
        <draw:line draw:style-name="gr2" draw:text-style-name="P2" draw:layer="layout" svg:x1="16.711cm" svg:y1="19.991cm" svg:x2="16.711cm" svg:y2="20.242cm">
          <text:p/>
        </draw:line>
        <draw:line draw:style-name="gr2" draw:text-style-name="P2" draw:layer="layout" svg:x1="19.709cm" svg:y1="19.991cm" svg:x2="19.709cm" svg:y2="20.242cm">
          <text:p/>
        </draw:line>
        <draw:line draw:style-name="gr2" draw:text-style-name="P2" draw:layer="layout" svg:x1="14.71cm" svg:y1="19.991cm" svg:x2="14.71cm" svg:y2="20.242cm">
          <text:p/>
        </draw:line>
        <draw:line draw:style-name="gr2" draw:text-style-name="P2" draw:layer="layout" svg:x1="27.703cm" svg:y1="19.991cm" svg:x2="27.703cm" svg:y2="20.242cm">
          <text:p/>
        </draw:line>
        <draw:line draw:style-name="gr2" draw:text-style-name="P2" draw:layer="layout" svg:x1="15.709cm" svg:y1="19.991cm" svg:x2="15.709cm" svg:y2="20.242cm">
          <text:p/>
        </draw:line>
        <draw:line draw:style-name="gr2" draw:text-style-name="P2" draw:layer="layout" svg:x1="26.705cm" svg:y1="19.991cm" svg:x2="26.705cm" svg:y2="20.242cm">
          <text:p/>
        </draw:line>
        <draw:path draw:style-name="gr3" draw:text-style-name="P3" draw:layer="layout" svg:width="0.349cm" svg:height="0.247cm" svg:x="12.361cm" svg:y="0.451cm" svg:viewBox="0 0 350 248" svg:d="M0 131v117h350v-117l-10-53-32-43-57-24-74-11-77 11-32 10-21 11-37 42-7 28zM43 134l7-39 25-24 42-18 60-4 60 8 39 14 25 28 7 35v68h-265z">
          <text:p/>
        </draw:path>
        <draw:path draw:style-name="gr3" draw:text-style-name="P3" draw:layer="layout" svg:width="0.363cm" svg:height="0.261cm" svg:x="12.354cm" svg:y="0.444cm" svg:viewBox="0 0 364 262" svg:d="M14 138v117h-7v-4h350v4h-7v-117h7l-7 3-11-56h8l-4 3-35-42 7-4-4 7-56-24 3-7v7l-74-11v-7 7l-78 7v-3 3l-29 11-3-4 3 4-24 14-4-7 7 7-35 39-4-4 7 4-10 24h-4 4v29h-7zM0 138l3-32 7-25v-3h4l32-43 24-14h4l28-10h4l78-11 74 11h4l53 24 3 4 36 42 10 57v117 7h-7-350-7v-7zM42 141l7-39v-3l25-25v-3h3l43-15 64-7 60 7 43 15v3h3l25 25v3l7 39v67 8h-7-266-7v-8zM56 141v67h-7v-7h266v7h-4v-67h4l-4 4-7-39h4l-4 3-25-28 4-3v7l-42-18 3-3-3 3-57-3v-8 8l-64 3v-7l3 7-42 18-4-7 7 3-24 25-4-4 7 4-7 39-7-4z">
          <text:p/>
        </draw:path>
        <draw:polygon draw:style-name="gr3" draw:text-style-name="P3" draw:layer="layout" svg:width="0.349cm" svg:height="0.222cm" svg:x="7.747cm" svg:y="0.476cm" svg:viewBox="0 0 350 223" draw:points="350,223 350,0 307,0 307,177 191,177 191,21 149,21 149,177 42,177 42,3 0,3 0,223">
          <text:p/>
        </draw:polygon>
        <draw:path draw:style-name="gr3" draw:text-style-name="P3" draw:layer="layout" svg:width="0.364cm" svg:height="0.233cm" svg:x="7.739cm" svg:y="0.472cm" svg:viewBox="0 0 365 234" svg:d="M354 227v-223h4v7h-43v-7h7v177 7h-7-116-7v-7-156h7v7h-42v-7h7v156 7h-7-107-7v-7-174h7v7h-42v-7h7v220h-7v-4h350v4zM358 234h-350-8v-7-220-3h8 42 7v3 174h-7v-7h107v7h-7v-156-7h7 42 7v7 156h-7v-7h116v7h-7v-177-4h7 43 7v4 223 7z">
          <text:p/>
        </draw:path>
        <draw:polygon draw:style-name="gr3" draw:text-style-name="P3" draw:layer="layout" svg:width="0.371cm" svg:height="0.254cm" svg:x="16.975cm" svg:y="0.444cm" svg:viewBox="0 0 372 255" draw:points="229,49 273,60 305,74 322,99 329,127 319,159 294,183 248,202 187,209 124,202 78,183 53,159 43,127 46,99 60,81 85,64 113,53 113,7 67,21 32,46 7,81 0,127 11,180 46,223 106,248 187,255 266,248 322,223 357,180 372,127 361,78 333,39 290,14 229,0">
          <text:p/>
        </draw:polygon>
        <draw:path draw:style-name="gr3" draw:text-style-name="P3" draw:layer="layout" svg:width="0.385cm" svg:height="0.268cm" svg:x="16.968cm" svg:y="0.437cm" svg:viewBox="0 0 386 269" svg:d="M241 49l42 11 32 18 21 24 7 28v4h-3l-7 32v3l-28 25-4 4-42 17h-4l-60 4h-3l-60-4-47-17-4-4-24-25h-4v-3l-11-32v-4l8-24 14-21v-4h3l21-14 33-14 4 7h-8v-46h8v4l-47 17-4-7 4 4-36 28-3-7 7 3-25 36-7-4 7 4-7 42h-7l7-4 11 53-7 4 7-7 35 42-3 4 3-4 57 26-4 7v-7l82 10v4l-3-4 81-10v7l-4-7 60-26v4l-3-4 35-42 3 7-3-4 11-53 7 4h-7l-11-46 7-3-4 3-28-35 4-7v7l-46-25 3-7v7l-60-14v-7h8v49h-8zM230 56v-49-7h11l60 14 46 28 28 39v4l11 45v4l-14 53v3l-36 39v5h-3l-60 28-78 7h-3l-79-7-60-28-3-5-36-39v-3l-14-53v-4l7-42 4-3 21-36h3l36-28h3l47-14 11-4v11 46 3l-4 4-36 11v-7l3 7-21 14-3-4 3 4-14 21-7-7 7 3-3 25h-7l7-4 10 32-7 4 4-4 28 25-7 3 3-3 47 14-3 7 3-7 60 7v7l-3-7 63-7v7l-3-7 45-18 4 7-7-3 28-25 4 4-4-4 7-32 7 4h-7l-7-28h7l-3 3-21-24 7-4-4 7-32-17 4-4v4l-43-11h-7z">
          <text:p/>
        </draw:path>
        <draw:polygon draw:style-name="gr3" draw:text-style-name="P3" draw:layer="layout" svg:width="0.349cm" svg:height="0.226cm" svg:x="3.132cm" svg:y="0.472cm" svg:viewBox="0 0 350 227" draw:points="350,227 350,181 188,181 188,32 145,32 145,181 43,181 43,0 0,0 0,227">
          <text:p/>
        </draw:polygon>
        <draw:path draw:style-name="gr3" draw:text-style-name="P3" draw:layer="layout" svg:width="0.363cm" svg:height="0.24cm" svg:x="3.125cm" svg:y="0.465cm" svg:viewBox="0 0 364 241" svg:d="M350 234v-46h7v7h-163-7v-7-149h7v7h-42v-7h7v149 7h-7-102-8v-7-181h8v4h-43v-4h7v227h-7v-4h350v4zM357 241h-350-7v-7-227-7h7 43 3v7 181h-3v-7h102v7h-7v-149-7h7 42 7v7 149h-7v-7h163 7v7 46 7z">
          <text:p/>
        </draw:path>
        <draw:path draw:style-name="gr3" draw:text-style-name="P3" draw:layer="layout" svg:width="0.349cm" svg:height="0.24cm" svg:x="21.59cm" svg:y="0.458cm" svg:viewBox="0 0 350 241" svg:d="M162 60l-32-35-18-7-24-4-39 7-25 18-17 32-7 46v124h350v-132l-4-45-21-36-35-21-43-7-32 4-25 10-18 21zM144 127v68h-102v-75l3-25 7-21 18-10 21-4 25 4 14 14 11 21zM311 113v82h-125v-75l4-32 11-24 17-11 29-7 29 7 17 11 14 21z">
          <text:p/>
        </draw:path>
        <draw:path draw:style-name="gr3" draw:text-style-name="P3" draw:layer="layout" svg:width="0.364cm" svg:height="0.254cm" svg:x="21.582cm" svg:y="0.451cm" svg:viewBox="0 0 365 255" svg:d="M164 74l-28-35 3-7v7l-21-11 3-3-3 7-21-4v-7 7l-39 4v-4l3 4-24 21-4-7 4 3-18 32-4-3 8 3-8 43h-7 7v124h-7v-4h350v4h-4v-132h4-4l-7-45h7l-7 3-21-35 7-4-3 4-36-21 4-4v7l-46-10v-4l3 4-28 7-3-7 3 3-24 14-4-7 7 4-21 21-4-4 7 4-14 25-3 10zM164 67l10-28h4l17-21 25-14h4l28-4h3l43 7h3l36 21v4l21 35 7 49v132 7h-7-350-8v-7-124l8-46v-4l18-28v-4l28-21h4l39-7 24 4h4l18 10h3l28 36-3 3zM160 134v68 7h-7-102-7v-7-75l3-28 11-18v-3l18-11v-3h3l21-4h4l21 4 3 3 18 11v3l11 21zM146 134v-28h4-4l-10-18 3-3-3 3-15-10 4-7v7l-25-4v-7l4 7-25 4v-7l4 3-18 14-4-7 7 4-10 21-4-4h7l-3 29-7-4h7v75h-7v-7h102v7h-7v-68h7zM326 120v82 7h-11-120-7v-7-75l4-35 14-21v-4l18-14h3l25-7h3l29 7h3l18 14h3l11 21v4zM312 124l-7-32h7l-4 3-14-21 7-3-3 7-18-14 4-4-4 4-28-4 3-7v7l-24 4-4-4 4 4-18 14-3-7 7 3-11 25-7-4h7l-3 32h-8 8v75h-8v-7h120v7h-3v-82h3z">
          <text:p/>
        </draw:path>
        <draw:path draw:style-name="gr3" draw:text-style-name="P3" draw:layer="layout" svg:width="0.353cm" svg:height="0.307cm" svg:x="26.204cm" svg:y="0.391cm" svg:viewBox="0 0 354 308" svg:d="M354 308v-46l-106-35v-141l106-37v-49l-354 132v49zM205 209l-155-53 155-53z">
          <text:p/>
        </draw:path>
        <draw:path draw:style-name="gr3" draw:text-style-name="P3" draw:layer="layout" svg:width="0.367cm" svg:height="0.325cm" svg:x="26.197cm" svg:y="0.384cm" svg:viewBox="0 0 368 326" svg:d="M354 315v-46h7l-4 7-103-35-4-4v-3-142-4l4-3 103-36 4 7h-7v-49h7l3 7-354 128-3-3h7v49h-7l3-4 354 127-3 4zM357 322l-350-127h-7v-7-49-4l7-3 350-132h11v7 49 4h-7l-104 39-3-7h7v142h-7l3-7 104 39h7v3 46 11zM211 223l-155-53-17-7 17-7 155-53 8-4v11 106 11zM208 216v-106h7v4l-155 56-4-7 4-7 155 57v3z">
          <text:p/>
        </draw:path>
        <draw:polygon draw:style-name="gr3" draw:text-style-name="P3" draw:layer="layout" svg:width="0.363cm" svg:height="0.243cm" svg:x="0.331cm" svg:y="7.997cm" svg:viewBox="0 0 364 244" draw:points="245,244 248,244 294,237 333,213 354,174 364,127 354,74 333,35 297,7 252,0 220,4 194,14 177,32 162,56 138,25 92,14 53,21 25,42 7,78 0,127 7,170 28,209 64,230 113,237 113,191 81,188 60,174 46,153 39,123 46,95 53,78 71,67 95,60 120,67 138,78 145,99 148,127 148,149 187,149 187,123 194,92 205,67 227,53 252,46 280,53 301,67 315,92 322,120 315,156 301,177 276,195 245,199">
          <text:p/>
        </draw:polygon>
        <draw:path draw:style-name="gr3" draw:text-style-name="P3" draw:layer="layout" svg:width="0.374cm" svg:height="0.257cm" svg:x="0.324cm" svg:y="7.99cm" svg:viewBox="0 0 375 258" svg:d="M252 244h3v7l-3-3 49-11v7l-4-7 39-21 4 4-7-4 24-35 4 3-7-3 10-50 7 4h-7l-10-54h7-7l-21-39h7l-4 4-35-25 3-7-3 7-42-7v-7 7l-33 4v-7l3 3-24 14-4-7 7 4-21 17-3-3 7 3-15 25-3 7-7-7-28-32 7-3-4 3-42-10v-4l3 4-42 10v-7l4 4-29 21-3-4 3 4-17 35-4-3h4l-4 50h-7l7-4 7 46-7 4 7-7 21 35-7 7 4-7 35 21-3 7 3-7 46 7v7-7 7h-4v-46h4v8l-32-4-24-14h-4v-4l-14-21-7-32 7-29 11-21v-3l17-11h4l21-7h3l25 7h4l17 14 11 21v5l3 28v21h-7v-7h39v7h-3l-4-25 7-36 11-25h3v-3l18-14h3l30-4 31 4v3l25 14 14 25v4l7 29v3l-7 32v4l-14 21-3 3-25 15h-4l-31 7v-7h3v45h-3zM244 251v-45-4l4-4 35-3v7l-3-7 24-14 4 3-7-3 18-21 3 3h-7l7-35 7 3h-7l-7-32h7l-3 3-15-24 4-4-4 7-21-14 4-7v7l-28-7v-7 7l-26 7-4-7 4 7-18 14-3-7 7 4-14 24-4-3h4l-4 32h-7 7v25 7h-7-39-7v-7-21h7l-7 4v-32h4l-4 3-10-22 7-3-4 3-17-10 3-4v4l-28-4 3-7v7l-21 4-3-4 3 4-14 10-7-3 7 3-10 19-4-5 4 5-4 24h-7 7l7 29-7 3 4-7 14 21-4 4 4-4 21 11-4 7 4-7 32 7h3v3 46 7h-7-4l-45-7h-4v-3l-35-21v-4l-25-35-7-46 7-54 18-35v-4h3l29-21h3l39-7h3l43 11h3v3l28 32-7 3-3-3 14-25 18-17 3-4 25-11 33-3 45 7h4v4l35 24 4 4 21 39 7 53v4l-7 49v4l-25 35v4l-39 21v3l-49 7h-3-8z">
          <text:p/>
        </draw:path>
        <draw:polygon draw:style-name="gr3" draw:text-style-name="P3" draw:layer="layout" svg:width="0.353cm" svg:height="0.24cm" svg:x="0.331cm" svg:y="12.749cm" svg:viewBox="0 0 354 241" draw:points="354,241 354,0 308,0 308,191 287,181 266,163 230,107 216,75 191,43 166,18 138,3 102,0 60,7 28,32 7,68 0,117 7,163 32,202 67,227 120,234 127,234 127,188 120,188 88,181 64,170 46,149 39,117 46,89 60,68 78,54 102,47 127,50 145,61 162,79 177,100 194,128 227,181 262,216 301,234 350,241">
          <text:p/>
        </draw:polygon>
        <draw:path draw:style-name="gr3" draw:text-style-name="P3" draw:layer="layout" svg:width="0.367cm" svg:height="0.254cm" svg:x="0.324cm" svg:y="12.742cm" svg:viewBox="0 0 368 255" svg:d="M354 248v-241h7v7h-46v-7h7v191 11l-7-7-25-7v-4h-3l-18-17-35-57h-4l-15-31 4-5-4 8-21-36 4-4-4 4-25-25 4-3-4 7-28-15 4-7-4 7-32-3v-7l4 7-46 7v-7l4 7-32 25-4-7 4 3-21 35-4-3 7 3-7 47h-7l7-3 7 49h-7 7l21 35-3 4 3-7 39 25-7 7 4-7 49 7v7-7h7v7h-7v-46h7v7h-7l-35-7-25-14h-3l-18-21v-4l-4-28-3-4h3l4-28v-3l14-23v-3l21-14h4l24-4 25 4 21 10 18 18 18 22 17 32h-7 7l33 46-7 7 3-7 36 35-4 7v-7l43 21-4 4v-4l53 4-4 7v-7h4v7zM361 255h-4l-49-7h-4l-38-21h-4l-32-36h-3v-3l-33-46-14-32 4-3-4 3-14-21 3-3-3 3-18-15 4-7-4 7-17-11 3-3-3 3-22-3v-7 7l-21 7-3-7 3 7-21 14v-7l4 3-11 23-7-4h7l-7 32-7-4h7l7 29-7 3 7-7 14 25-3 3 3-7 25 14-4 4v-4l36 4-4 7v-7h7 7v7 46 7h-7-7-3l-50-11-39-21-3-3-25-36v-3l-7-50v-3l7-47 21-39 4-3 32-22 3-3 42-7 36 3 3 4 28 10v4l29 25 22 31v4l17 29-7 4 7-4 36 57-7 3 3-7 21 18-3 7v-7l25 10-4 7h-3v-191-7h3 46 7v7 241 7z">
          <text:p/>
        </draw:path>
        <draw:polygon draw:style-name="gr3" draw:text-style-name="P3" draw:layer="layout" svg:width="0.247cm" svg:height="0.363cm" svg:x="28.987cm" svg:y="7.877cm" svg:viewBox="0 0 248 364" draw:points="0,243 0,247 7,297 32,333 67,357 117,364 174,357 213,336 238,301 248,254 241,222 231,198 213,180 188,166 220,138 234,95 227,56 202,28 167,7 117,0 71,11 39,32 14,67 7,113 7,116 53,116 57,85 71,60 92,46 120,42 145,46 167,56 181,74 185,99 181,120 167,138 145,148 117,152 96,152 96,191 120,191 152,194 178,208 192,226 199,254 192,282 178,304 152,319 120,322 88,319 67,301 53,279 46,243">
          <text:p/>
        </draw:polygon>
        <draw:path draw:style-name="gr3" draw:text-style-name="P3" draw:layer="layout" svg:width="0.258cm" svg:height="0.377cm" svg:x="28.98cm" svg:y="7.87cm" svg:viewBox="0 0 259 378" svg:d="M14 251v4h-7 4l10 49h-7l7-3 22 35-4 4 4-4 35 21-4 7 4-7 49 11-3 3v-3l53-11v7l-4-7 43-21 4 7-7-7 25-35 7 7-7-4 10-45 7 3h-7l-7-29 7-4-3 4-11-25h4l-4 4-18-22 4-3-4 7-24-14-8-7 8-7 31-25 4 4h-4l11-46 7 3h-7l-7-39h7l-7 4-21-28 3-4-3 4-36-18 3-7v7l-49-7v-7l3 7-46 7-3-3 7 3-35 21-4-3 4 3-22 36-7-4h7l-7 46h-7 7v3h-7v-7h46v7h-7l4-31v-4l14-21v-4h3l21-14v-3l32-4 28 4 22 14h3l12 18v3l7 21v4l-7 25v3l-15 14v4l-22 10h-3l-28 4h-21v-7h7v42h-7v-11h24l32 8h3l25 10v4l19 17v4l3 26v3l-3 28v4h-4l-15 21v3l-25 15h-3l-28 3h-4l-32-3h-3v-4l-21-14h-4l-14-25v-3l-7-32 7-4v8h-46v-8zM7 248h46 7v3l4 32-4 4 4-4 14 25h-4l4-4 21 14-4 8 4-8 32 4-4 7v-7l32-4v8l-4-8 25-10v3l-3-3 18-21 4 3h-7l7-31 7 3h-7l-7-25 7-4-4 8-18-22 7-4-4 7-25-14 4-7v7l-32-3v-7 7h-24-8v-4-42-7h8 21v7l-4-7 32-4v7l-4-7 22-7 3 4-7-4 14-14h4-4l4-25 8 4h-8l-4-25h4l-4 4-14-18 7-4-3 8-18-11v-7 7l-25-4v-7 7l-28 4v-7l4 7-22 14-3-7 3 4-10 24-7-3h7l-4 31v8h-7-46-7v-8-3l7-46v-3h4l21-36 4-3 35-21 46-11h3l46 7h4l36 21h3l22 32 10 42-14 46v4l-35 24-4-3 4-7 24 14 18 21h4v4l10 21v3l4 33-7 46-4 3-25 36h-3l-40 21v3l-53 7h-3l-50-7-3-3-36-21h-3v-4l-21-35h-4v-4l-7-45v-4-4-3z">
          <text:p/>
        </draw:path>
        <draw:polygon draw:style-name="gr3" draw:text-style-name="P3" draw:layer="layout" svg:width="0.24cm" svg:height="0.353cm" svg:x="28.987cm" svg:y="12.636cm" svg:viewBox="0 0 241 354" draw:points="0,354 241,354 241,311 50,311 61,287 79,269 135,230 167,216 199,194 224,166 238,138 241,106 234,64 209,28 174,7 125,0 79,7 39,32 14,71 7,120 7,127 54,127 54,123 61,88 72,64 93,46 125,42 153,46 174,60 188,81 195,102 192,127 181,148 164,162 142,180 114,194 61,227 25,262 7,301">
          <text:p/>
        </draw:polygon>
        <draw:path draw:style-name="gr3" draw:text-style-name="P3" draw:layer="layout" svg:width="0.254cm" svg:height="0.367cm" svg:x="28.98cm" svg:y="12.629cm" svg:viewBox="0 0 255 368" svg:d="M7 353h241v7h-7v-43h7v4h-191-11l7-7 7-25h4l17-21 58-35 32-18 3 7-7-7 35-21 4 7-7-7 24-25 8 4h-8l15-32 7 4h-7l3-36 7 4h-7l-7-42h7l-7 3-25-35 7-4-3 7-35-21 3-7-3 7-46-7v-7l3 7-50 7v-7 7l-35 25-4-7 7 3-25 39-7-3h7l-7 49h-7 7v7h-7v-7h46v7h-7v-4l7-35v-3l14-25 21-18h4l29-7h4l28 4 3 3 22 11 3 3 11 18 3 4 4 24v4l-4 21v4l-10 17v4l-18 17-21 14-32 18v-7 7l-50 32-4-7 7 7-35 32-7-4h7l-21 42-4-3h4l-7 53h-4 7-7zM0 360l7-53v-4l21-38v-4l36-32h3l47-31 32-18 3 7-3-7 21-14 4 3-4-3 14-18 7 7-7-3 11-22 3 4h-3l3-25h4l-4 4-7-25h7l-7 4-14-21 7-4-3 7-22-14 4-7v7l-32-4 4-7v7l-28 4-5-7 8 7-26 14-3-3 7 3-14 25-4-4h4l-4 35h-7 7v4 7h-7-46-7v-7-7l11-49v-4l21-39h4l35-24h3l51-11h3l46 7v4l39 21 25 35h3l7 42v4l-3 35h-4l-14 28v4l-25 25-31 24h-4l-28 14-4-7 4 7-58 36-3-7 7 7-21 17-4-3 7 3-10 21h-7v-7h191 7v7 43 8h-7-241-7z">
          <text:p/>
        </draw:path>
        <draw:path draw:style-name="gr3" draw:text-style-name="P3" draw:layer="layout" svg:width="0.346cm" svg:height="0.247cm" svg:x="0.338cm" svg:y="3.245cm" svg:viewBox="0 0 347 248" svg:d="M347 93v-44h-88v-49h-39v49h-220v47l213 152h46v-155zM220 209l-160-116h160z">
          <text:p/>
        </draw:path>
        <draw:path draw:style-name="gr3" draw:text-style-name="P3" draw:layer="layout" svg:width="0.356cm" svg:height="0.261cm" svg:x="0.335cm" svg:y="3.238cm" svg:viewBox="0 0 357 262" svg:d="M343 103v-46h7v8h-88-7v-8-50h7v4h-39v-4h7v50 8h-7-220v-8h7v46h-7l7-7 213 155-7 4v-4h46v4h-7v-152-7h7 88v7zM350 110h-88v-7h7v152 7h-7-46l-216-155v-4-46-7h3 220v7h-7v-50-7h7 39 7v7 50h-7v-7h88 7v7 46 7zM219 220l-159-113-18-11h21 160 7v7 113 11zM216 216v-113h7v7h-160v-7l4-7 159 113-3 7z">
          <text:p/>
        </draw:path>
        <draw:polygon draw:style-name="gr3" draw:text-style-name="P3" draw:layer="layout" svg:width="0.353cm" svg:height="0.127cm" svg:x="0.331cm" svg:y="17.554cm" svg:viewBox="0 0 354 128" draw:points="354,47 354,0 0,0 0,31 28,43 50,64 64,89 67,128 102,128 102,47">
          <text:p/>
        </draw:polygon>
        <draw:path draw:style-name="gr3" draw:text-style-name="P3" draw:layer="layout" svg:width="0.367cm" svg:height="0.141cm" svg:x="0.324cm" svg:y="17.547cm" svg:viewBox="0 0 368 142" svg:d="M354 54v-47h7v8h-354v-8h7v36h-7v-7l32 7v4l21 17h4v4l10 28 7 39h-7v-7h35v7h-7v-81-7h7 252v7zM361 61h-252v-7h7v81 7h-7-35-7v-7l-3-39h7l-7 3-11-28h4l-4 4-21-18 3-7v7l-31-7-4-3v-4-36-7h7 354 7v7 47 7z">
          <text:p/>
        </draw:path>
        <draw:path draw:style-name="gr3" draw:text-style-name="P3" draw:layer="layout" svg:width="0.251cm" svg:height="0.342cm" svg:x="28.987cm" svg:y="3.15cm" svg:viewBox="0 0 252 343" svg:d="M156 343h43v-85h53v-42h-53v-216h-46l-153 212v46h156zM43 216l113-156v156z">
          <text:p/>
        </draw:path>
        <draw:path draw:style-name="gr3" draw:text-style-name="P3" draw:layer="layout" svg:width="0.265cm" svg:height="0.356cm" svg:x="28.98cm" svg:y="3.143cm" svg:viewBox="0 0 266 357" svg:d="M159 346h47v4h-7v-85-7h7 53v7h-7v-43h7v7h-53-7v-7-215h7v7h-47v-7l7 3-155 212-4-4h7v47h-7v-7h152 7v7 85h-7zM152 350v-85h7v7h-152-7v-7-47-3l155-212v-3h4 47 7v7 215h-7v-7h53 7v7 43 7h-7-53v-7h7v85 7h-7-47-7zM43 218l112-155 11-17v21 155 7h-7-109-15zM50 215h109v7h-7v-155h7l7 3-113 156-3-4z">
          <text:p/>
        </draw:path>
        <draw:polygon draw:style-name="gr3" draw:text-style-name="P3" draw:layer="layout" svg:width="0.127cm" svg:height="0.353cm" svg:x="28.987cm" svg:y="17.384cm" svg:viewBox="0 0 128 354" draw:points="82,354 128,354 128,0 93,0 86,32 68,54 40,65 0,68 0,107 82,107">
          <text:p/>
        </draw:polygon>
        <draw:path draw:style-name="gr3" draw:text-style-name="P3" draw:layer="layout" svg:width="0.141cm" svg:height="0.367cm" svg:x="28.98cm" svg:y="17.377cm" svg:viewBox="0 0 142 368" svg:d="M88 354h46v7h-7v-354h7v8h-35v-8h7l-7 33v4h-4l-17 21-32 14-39 3v-7h7v36h-7v-7h81 7v7 250h-7zM81 361v-250h7v7h-81-7v-7-36-7h7l39-3v7l-3-7 28-11 3 4-7-4 18-21 7 7-7-3 10-33v-4h4 35 8v7 354 7h-8-46-7z">
          <text:p/>
        </draw:path>
        <draw:polygon draw:style-name="gr3" draw:text-style-name="P3" draw:layer="layout" svg:width="0.226cm" svg:height="0.349cm" svg:x="3.132cm" svg:y="20.242cm" svg:viewBox="0 0 227 350" draw:points="0,350 46,350 46,188 195,188 195,145 46,145 46,42 227,42 227,0 0,0">
          <text:p/>
        </draw:polygon>
        <draw:path draw:style-name="gr3" draw:text-style-name="P3" draw:layer="layout" svg:width="0.24cm" svg:height="0.363cm" svg:x="3.125cm" svg:y="20.235cm" svg:viewBox="0 0 241 364" svg:d="M7 350h46v7h-7v-163-7h7 149v7h-7v-42h7v7h-149-7v-7-103-7h7 181v7h-4v-42h4v3h-227v-3h7v350h-7zM0 357v-350-7h7 227 7v7 42 4h-7-181v-4h7v103h-7v-4h149 7v4 42 7h-7-149v-7h7v163 7h-7-46-7z">
          <text:p/>
        </draw:path>
        <draw:polygon draw:style-name="gr3" draw:text-style-name="P3" draw:layer="layout" svg:width="0.222cm" svg:height="0.349cm" svg:x="7.747cm" svg:y="20.242cm" svg:viewBox="0 0 223 350" draw:points="0,350 223,350 223,308 45,308 45,188 205,188 205,145 45,145 45,42 219,42 219,0 0,0">
          <text:p/>
        </draw:polygon>
        <draw:path draw:style-name="gr3" draw:text-style-name="P3" draw:layer="layout" svg:width="0.237cm" svg:height="0.363cm" svg:x="7.739cm" svg:y="20.235cm" svg:viewBox="0 0 238 364" svg:d="M8 350h223v7h-7v-42h7v7h-178-7v-7-121-7h7 160v7h-7v-42h7v7h-160-7v-7-103-7h7 174v7h-7v-42h7v3h-219v-3h7v350h-7zM0 357v-350-7h8 219 4v7 42 4h-4-174v-4h7v103h-7v-4h160 4v4 42 7h-4-160v-7h7v121h-7v-7h178 7v7 42 7h-7-223-8z">
          <text:p/>
        </draw:path>
        <draw:path draw:style-name="gr3" draw:text-style-name="P3" draw:layer="layout" svg:width="0.247cm" svg:height="0.349cm" svg:x="12.361cm" svg:y="20.242cm" svg:viewBox="0 0 248 350" svg:d="M117 0h-117v350h117l57-10 39-36 24-53 11-78-7-78-11-28-14-25-42-32-25-10zM114 42l39 4 24 24 18 43 3 60-3 61-18 42-24 25-39 7h-68v-266z">
          <text:p/>
        </draw:path>
        <draw:path draw:style-name="gr3" draw:text-style-name="P3" draw:layer="layout" svg:width="0.261cm" svg:height="0.363cm" svg:x="12.354cm" svg:y="20.235cm" svg:viewBox="0 0 262 364" svg:d="M124 10h-117v-3h7v350h-7v-7h117v7-7l53-10v7l-3-4 42-35 4 3-4-3 25-54 3 3-3-3 7-74h7-7l-7-74 7-4-7 4-11-32h7l-7 3-14-24 7-4-3 4-43-32 4-4-4 4-25-7 4-7-4 7-28-4v-3zM124 0h32v3l28 7 43 36h3l14 24 7 32h4l7 78-11 77v4l-24 54-4 3-39 32-3 4-57 10h-117-7v-7-350-7h7zM121 42l39 7h3l25 25h3l14 42v4l7 60-7 60v3l-14 40-3 4-25 24-3 4-39 7h-67-7v-7-266-7h7zM121 53h-67v-4h7v266h-7v-7h67v7l-4-7 39-7v7l-4-4 29-28 3 7-7-3 18-44 3 4h-3l3-60h7-7l-3-60h7-7l-18-39 7-4-3 4-25-21 4-7-4 7-35-7v-4z">
          <text:p/>
        </draw:path>
        <draw:line draw:style-name="gr2" draw:text-style-name="P2" draw:layer="layout" svg:x1="14.7cm" svg:y1="19.991cm" svg:x2="28.705cm" svg:y2="19.991cm">
          <text:p/>
        </draw:line>
        <draw:line draw:style-name="gr2" draw:text-style-name="P2" draw:layer="layout" svg:x1="14.707cm" svg:y1="19.995cm" svg:x2="14.707cm" svg:y2="15.328cm">
          <text:p/>
        </draw:line>
        <draw:line draw:style-name="gr2" draw:text-style-name="P2" draw:layer="layout" svg:x1="14.7cm" svg:y1="15.328cm" svg:x2="28.705cm" svg:y2="15.328cm">
          <text:p/>
        </draw:line>
        <draw:line draw:style-name="gr2" draw:text-style-name="P2" draw:layer="layout" svg:x1="28.702cm" svg:y1="15.324cm" svg:x2="28.702cm" svg:y2="19.995cm">
          <text:p/>
        </draw:line>
        <draw:line draw:style-name="gr2" draw:text-style-name="P2" draw:layer="layout" svg:x1="14.7cm" svg:y1="19.593cm" svg:x2="26.602cm" svg:y2="19.593cm">
          <text:p/>
        </draw:line>
        <draw:line draw:style-name="gr2" draw:text-style-name="P2" draw:layer="layout" svg:x1="14.7cm" svg:y1="18.291cm" svg:x2="26.602cm" svg:y2="18.291cm">
          <text:p/>
        </draw:line>
        <draw:line draw:style-name="gr2" draw:text-style-name="P2" draw:layer="layout" svg:x1="14.7cm" svg:y1="16.993cm" svg:x2="26.602cm" svg:y2="16.993cm">
          <text:p/>
        </draw:line>
        <draw:line draw:style-name="gr2" draw:text-style-name="P2" draw:layer="layout" svg:x1="26.599cm" svg:y1="19.325cm" svg:x2="28.705cm" svg:y2="19.325cm">
          <text:p/>
        </draw:line>
        <draw:line draw:style-name="gr2" draw:text-style-name="P2" draw:layer="layout" svg:x1="26.599cm" svg:y1="18.658cm" svg:x2="28.705cm" svg:y2="18.658cm">
          <text:p/>
        </draw:line>
        <draw:line draw:style-name="gr2" draw:text-style-name="P2" draw:layer="layout" svg:x1="26.599cm" svg:y1="17.991cm" svg:x2="28.705cm" svg:y2="17.991cm">
          <text:p/>
        </draw:line>
        <draw:line draw:style-name="gr2" draw:text-style-name="P2" draw:layer="layout" svg:x1="26.599cm" svg:y1="17.324cm" svg:x2="28.705cm" svg:y2="17.324cm">
          <text:p/>
        </draw:line>
        <draw:line draw:style-name="gr2" draw:text-style-name="P2" draw:layer="layout" svg:x1="26.599cm" svg:y1="16.661cm" svg:x2="28.705cm" svg:y2="16.661cm">
          <text:p/>
        </draw:line>
        <draw:line draw:style-name="gr2" draw:text-style-name="P2" draw:layer="layout" svg:x1="26.599cm" svg:y1="15.991cm" svg:x2="28.705cm" svg:y2="15.991cm">
          <text:p/>
        </draw:line>
        <draw:line draw:style-name="gr2" draw:text-style-name="P2" draw:layer="layout" svg:x1="16.457cm" svg:y1="19.593cm" svg:x2="16.457cm" svg:y2="16.993cm">
          <text:p/>
        </draw:line>
        <draw:line draw:style-name="gr2" draw:text-style-name="P2" draw:layer="layout" svg:x1="18.506cm" svg:y1="19.596cm" svg:x2="18.506cm" svg:y2="15.317cm">
          <text:p/>
        </draw:line>
        <draw:line draw:style-name="gr2" draw:text-style-name="P2" draw:layer="layout" svg:x1="24.701cm" svg:y1="19.593cm" svg:x2="24.701cm" svg:y2="18.291cm">
          <text:p/>
        </draw:line>
        <draw:line draw:style-name="gr2" draw:text-style-name="P2" draw:layer="layout" svg:x1="26.602cm" svg:y1="19.995cm" svg:x2="26.602cm" svg:y2="15.324cm">
          <text:p/>
        </draw:line>
        <draw:line draw:style-name="gr2" draw:text-style-name="P2" draw:layer="layout" svg:x1="27.093cm" svg:y1="19.995cm" svg:x2="27.093cm" svg:y2="15.324cm">
          <text:p/>
        </draw:line>
        <draw:path draw:style-name="gr3" draw:text-style-name="P3" draw:layer="layout" svg:width="0.628cm" svg:height="0.162cm" svg:x="14.816cm" svg:y="18.344cm" svg:viewBox="0 0 629 163" svg:d="M21 107h-21l7 24 11 18 14 11 25 3 21-3 17-11 11-14 4-21-4-18-7-10-18-7-17-7-18-4-11-7-7-7-3-12 3-7 7-7 8-7h10 14l11 7 3 11 4 11h21l-4-22-10-14-18-7-21-4-18 4-17 7-7 14-4 19 4 17 7 11 14 7 18 7 17 4 11 7 7 7 3 10-3 11-4 7-10 7h-14-14l-11-7-7-11zM219 103l-4 18-7 14-7 7h-14l-14-3-11-11-7-18-3-28 3-28 7-19 11-10 14-4h11l7 7 7 11 7 15h21l-7-22-11-18-17-7-18-7-21 7-18 14-14 26v35 35l14 25 18 14 21 7 21-7 14-10 15-18 3-25zM251 156h17l18-42h60l14 42h21l-53-149h-24zM293 96l21-68 25 68zM402 156h99v-17h-81v-132h-18zM533 156h96v-17h-77v-50h67v-17h-67v-47h74v-18h-93z">
          <text:p/>
        </draw:path>
        <draw:path draw:style-name="gr3" draw:text-style-name="P3" draw:layer="layout" svg:width="0.639cm" svg:height="0.17cm" svg:x="14.809cm" svg:y="18.34cm" svg:viewBox="0 0 640 171" svg:d="M28 117h-21v-7h7l4 24h-4l4-3 10 18-3 3 3-7 14 11-3 7 3-7 22 3v8-8l21-3v7l-4-7 18-11 3 7-7-3 11-15 7 4-7-4 3-17h8-8l-3-18h7l-7 4-7-11 7-3-4 7-17-11 3-3v7l-21-7 4-7-4 7-14-4h-3l-11-7-7-7h-4v-4-10-4-10l4-4 3-7h4l7-7h4 10 4 10 4v4l7 3 3 4 7 10 4 14-7 4v-7h21v7h-7 7-7l-4-21 7-4-7 7-10-17 7-4-4 7-14-10v-4 4l-21-4v-4l4 4-22 4v-4l4 4-18 10-3-7 7 4-11 14-3-4h7l-7 21-4-3h4l3 17h-3l3-3 7 11-3 3 3-3 11 7v3-7l18 7v7-7l17 7 14 4 11 7v3l3 11v3l-3 11v3l-7 11-11 7h-3-14-14-4v-3l-11-4-3-3-7-11v-4l-4-14 7-3zM35 110l4 14-7 3 3-3 7 10-3 4 3-7 11 7-3 7v-7l14 4v3-3l14-4v7l-4-7 11-4 3 4-7-4 7-7 4 4h-4l4-14 3 3h-3l-4-10h4l-4 3-7-7 4-3v3l-14-3 3-7-3 7-18-4-18-7-14-7h-3v-3l-7-11v-4l-4-14v-3l4-18v-3l10-14 4-4 14-7 21-4 25 4 17 11h4l7 17h4l3 21v4 7h-7-21-4l-3-7v-14h3l-3 3-7-10 7-4-4 7-10-7 3-7v7h-14v-7l4 7h-14v-7l3 7-7 4-4-4 4 4-7 7-4-4h7l-3 11h-7l7-4 3 11-7 3 4-3 7 3-4 7 4-7 11 4-4 7v-7l18 3 21 8 14 7 3 3 11 11v3l4 18-4 21-3 4-11 14v3l-18 8h-3l-21 4h-4l-21-4-18-11h-3l-11-18v-4l-3-21-4-7h7 21 4zM234 106l-4 18v3l-7 11v4l-10 7v3h-4-10-4l-15-3h-3l-11-15h-4l-7-21-3-28 3-25v-3l7-18v-3h4l11-11v-3h3l15-4h4 10v4l11 3v4l7 10 7 14-7 4v-7h21v7h-7l-7-21h7l-4 3-14-17 7-4-3 7-14-10v-4 4l-18-4v-7l4 7-26 7v-7l4 7-18 14-4-7 4 4-11 24h-7 7l-3 32h-4 4l3 32-7 3 7-3 11 25-4 3 4-7 18 18-4 3v-7l26 7-4 8v-8l21-3v3l-3-3 17-11 4 4-7-4 10-18 8 4h-8l8-28 7 3v4h-22v-4zM230 99h22 7l-4 7-3 25v3h-4l-11 18v4l-17 11h-4l-17 4h-4l-26-4h-3l-18-18-10-25v-4l-4-35 4-35 10-25v-3l18-15 3-3 26-4h4l17 4h4l14 11 14 17 7 21v11h-7-21-4l-3-7-4-14h7l-7 3-7-10 7-4-3 7-11-7 4-7v7h-11v-7l4 7-14 4-5-7 8 3-15 14-4-7 8 4-8 21-7-4h7l-3 25h-7 7l3 25-7 3 7-3 8 17-8 4 4-4 15 11-8 4 5-4 14 4-4 3v-3l11-4 3 7-3-7 7-7 7 7-7-4 7-14 7 4-7-4 3-17v-4zM259 156h21v3h-7l14-46 3-3h4 60 7v3l14 46h-3v-3h17v3l-3 4-57-152h7v7h-21v-7h4l-53 152-7-4zM252 159l56-152v-3h7 21 4v3l56 152 4 8h-11-17-8v-4l-17-46h7v7h-60v-7h7l-14 46-4 4h-3-21-11zM294 96l25-67 7-18 3 18 25 67 3 10h-10-46-7zM301 92h46v7h-7l-21-67h7 3l-21 67h-7zM410 156h99v3h-7v-17h7v7h-77-8v-7-131h8v7h-22v-7h7v148h-7zM403 159v-148-7h7 22 7v7 131h-7v-4h77 4v4 17 8h-4-99-7zM541 156h95v3h-7v-17h7v7h-77-8v-7-50-7h8 67v7h-8v-17h8v7h-67-8v-7-46-7h8 74v7h-7v-18h7v7h-92v-7h3v148h-3zM534 159v-148-7h7 92 7v7 18 7h-7-74v-7h7v46h-7v-8h67 7v8 17 7h-7-67v-7h7v50h-7v-4h77 4v4 17 8h-4-95-7z">
          <text:p/>
        </draw:path>
        <draw:path draw:style-name="gr3" draw:text-style-name="P3" draw:layer="layout" svg:width="1.39cm" svg:height="0.201cm" svg:x="16.587cm" svg:y="18.344cm" svg:viewBox="0 0 1391 202" svg:d="M28 156h18l21-131 25 131h17l25-149h-17l-18 128-21-128h-18l-21 128-21-128h-18zM152 156h95v-17h-74v-50h67v-17h-67v-47h74v-18h-95zM318 139h-29v17h78v-17h-28v-114h28v-18h-78v18h29zM498 139l3 17h11v-81h-53v21h31l-3 21-7 14-7 11h-14l-14-3-14-11-8-21-3-25 3-28 8-19 14-10 14-4h10l11 7 7 11v15h25l-7-22-11-18-14-7-18-7-28 7-18 14-10 25-4 36 4 35 10 25 18 14 21 7 14-3 11-4 10-7zM540 156h18v-67h59v67h22v-149h-22v61h-59v-61h-18zM709 156h18v-131h50v-18h-114v18h46zM996 199h14l-14-22-7-24-7-25v-25-28l7-25 7-25 14-22h-14l-14 22-11 25-7 25-3 28 3 25 7 25 11 21zM1070 156h18v-39l21-21 32 60h21l-43-70 43-47h-21l-53 57v-96h-18zM1285 153v-114h-17v22l-15-19-10-3-11-4-17 4-14 15-11 21v25 28l11 18 14 10 17 7 11-3 10-4 15-14v14 14l-7 7-8 7-14 4-14-4-7-3-3-4-4-10h-17v3l3 14 7 11 14 7h18l25-3 14-8 10-17zM1208 100l3-18 7-14 7-11 11-3 14 3 11 11 3 14 4 18-4 21-3 14-11 7-14 4-11-4-7-7-7-14zM1356 199l14-25 10-21 8-25 3-25-3-28-8-25-10-25-14-22h-14l10 22 11 25 3 25 4 28-4 25-3 25-11 24-10 22z">
          <text:p/>
        </draw:path>
        <draw:path draw:style-name="gr3" draw:text-style-name="P3" draw:layer="layout" svg:width="1.404cm" svg:height="0.215cm" svg:x="16.58cm" svg:y="18.337cm" svg:viewBox="0 0 1405 216" svg:d="M35 156h18v7h-7l21-131h14l21 131h-3v-7h17v7h-7l25-153 7 4v7h-17v-7h7l-18 128h-14l-21-128h7v7h-18v-7h4l-22 128h-10l-18-128h4v7h-18v-7l7-4 25 153h-4zM28 163l-28-149v-7h7 18 7v3l17 132h-3-7l21-132v-3h7 18 3l4 3 21 132h-7-7l17-132 4-3h4 17 7v7l-28 149v7h-4-17-7v-7l-25-128 7-3 7 3-21 128v7h-7-18-7zM159 156h95v7h-7v-17h7v7h-74-7v-7-50-7h7 67v7h-7v-17h7v3h-67-7v-3-47-7h7 74v7h-7v-18h7v7h-95v-7h7v149h-7zM152 163v-149-7h7 95 7v7 18 7h-7-74v-7h7v47h-7v-8h67 7v8 17 7h-7-67v-7h7v50h-7v-8h74 7v8 17 7h-7-95-7zM325 153h-29v-7h7v17h-7v-7h78v7h-7v-17h7v7h-28-7v-7-114-7h7 28v7h-7v-18h7v7h-78v-7h7v18h-7v-7h29 7v7 114 7zM318 146v-114h7v7h-29-3v-7-18-7h3 78 7v7 18 7h-7-28v-7h7v114h-7v-8h28 7v8 17 7h-7-78-3v-7-17-8h3 29v8zM512 142l3 21h-7v-7h11v7h-7v-81h7v7h-53v-7h7v21h-7v-7h31 8v7l-4 21-7 14v4l-11 11h-3l-14 3h-4l-14-3-3-4-11-11v-3l-7-18v-3l-4-25v-28h4l7-22 11-14h3l18-4h3 11l10 7v4l7 10 4 15-7 4v-7h25v7h-7l-7-22h7l-4 3-14-17 7-4-4 7-14-10 4-4-4 4-17-4 3-7v7l-24 7-4-7 7 7-21 14-4-7 7 4-10 25-7-3 7 3-7 32h-4 4l7 32h-7 7l10 25-7 3 4-7 18 18-4 3 4-7 21 7-4 4v-4l14-3v7l-3-7 10-4 4 7-4-7 11-7 3 7-7-7 11-11 7-10zM508 149l-7 11-11 7-10 7h-4-10-4l-21-4h-3v-3l-18-14v-4l-14-25v-3l-4-32 4-35 14-26v-3l18-15 3-3 25-4h3l18 4h3l15 11h3l11 17 3 22 4 7h-7-25-4v-3l-3-14h7-7l-7-8 7-4-7 4-7-4 3-7v7l-10-3v-4l3 4-17 3v-3l3 3-10 12-7-5 7 5-7 17-8-3h8l-4 28h-7 7l4 25h-8 8l7 17-7 4 7-7 10 14-3 4v-8l14 4v7l-4-7h14l4 4-7-4 10-11 4 7-4-3 7-14h4-4v-18h7-7 7v4h-31-7v-4-21-7h7 53 7v7 81 7h-7-11-7v-7l-4-17 8-4zM547 156h18v7h-8v-70-7h8 59 8v7 70h-8v-7h22v7h-7v-149h7v7h-22v-7h8v61 7h-8-59-8v-7-61h8v7h-18v-7h3v149h-3zM540 163v-149-7h7 18 7v7 61h-7v-7h59v7h-7v-61-7h7 22 7v7 149 7h-7-22-7v-7-70h7v7h-59v-7h7v70 7h-7-18-7zM716 156h18v7h-7v-131-7h7 46v7h-4v-18h4v7h-110v-7h7v18h-7v-7h46 7v7 131h-7zM709 163v-131h7v7h-46-7v-7-18-7h7 110 7v7 18 7h-7-46v-7h7v131 7h-7-18-7zM1003 198h14v8l-7 3-11-25-10-24-4-25h-3v-25-3-25h3l4-25v-3l10-22v-4l11-21 7 3v4h-14v-4l7 4-18 21-3-3 3 3-10 26-4-4 4 4-4 21h-7 7l-3 28-8-3h8l3 28h-7l7-4 4 25-4 4 4-4 10 25h-3l3-4 18 25-7 4zM996 209l-14-25-11-21v-3l-8-25-3-25v-3l3-25 8-28 11-22v-4l14-21 3-4h4 14 11l-4 11-14 21-7-3 7 3-7 26-7-4h7l-7 25h-7 7v28l-7-3h7v28h-7l7-4 7 25-7 4 7-4 7 25h-7 7l14 21 4 11h-11-14-4zM1077 156h18v7h-7v-39-3l3-4 18-17 7-7 3 7 36 60-7 3v-7h21v7l-4 4-42-74-4-4 4-3 42-44 4 5v7h-21v-7l3 7-53 49-10 11v-14-93h7v7h-18v-7h4v156h-4zM1070 163v-156-7h7 18 7v7 93h-7l-4-4 53-54h4 21 17l-10 12-46 42-4-7h7l43 71 7 10h-14-21-4v-3l-35-60 7-4 3 7-21 18-3-4h7v39 7h-7-18-7zM1285 160v-113h7v7h-17v-7h7v21 14l-11-11-14-17 3-4-3 4-7-4v-3 3h-11v-8l4 8-18 4-3-7 3 7-14 10-3-3h7l-11 21-7-3 7 3v25h-7l7-4v28h-7l7-3 11 21-7 4 3-7 14 14-3 3 3-7 18 7-4 4v-4l11-3v7-7l7-4 3 7-3-3 14-18 11-14v18 17l-4 14-3 11-4 3-7 4h-4l-14 3h-14v-3h-7-3v-4l-7-3v-4l-4-10h7v7h-17v-7h7-7 7l3 14h-7l4-4 10 11-7 3 4-3 14 7-4 4v-8l21 4-3 7v-7l25-4v8l-4-8 14-7 4 4h-4l7-18 7 4h-7v-25l7 4zM1299 160l-3 21v3l-7 14v4h-4l-14 7v4h-3l-22 3h-3l-18-3-14-7h-3v-4l-11-7v-4l-4-14v-3-7h8 17 7v7 7h-3l3-4 7 7-7 4 4-7 7 3-4 7 4-7h10v7l-3-7h14l3 7-3-7 7-3 4 3-4-3 4-7h7-7v-11h7-7v-17h7l3 3-14 18v3l-11 4h-10-4l-17-4h-4l-14-14-11-21v-4l-3-24v-4l3-24v-4l11-18v-3l14-12h4l17-7h4l7 4h3l11 3v5l14 14-3 7h-7v-21-5h7 17 7v5zM1208 107l3-21 7-18 11-7v-4h3l11-3h3l11 3h3v4l11 7 7 18 4 21-4 21-7 14v4l-11 7v3h-3-11-3-11-3v-3l-11-7v-4l-7-14v-4zM1222 107l3 17h-7l7-3 4 14-4 3 4-3 7 7-4 7v-7l14 4-3 3v-3l14-4v7l-4-7 11-7 4 3-8-3 8-14 3 3h-7l4-17h7-7l-4-18 7-3-3 3-8-14 8-4-4 8-11-11 4-4v7l-14-3v-7l3 7-14 3v-7l4 4-7 11-4-8 4 4-4 14-7-3 7 3-3 18h-7zM1356 202l17-25 4 4h-7l14-25 3 4-3-4 3-25 8 4h-8l4-28h7l-7 3-4-28h8-8l-3-21 3-4-3 4-14-26 7-3-4 3-17-21 7-4v4h-14v-4l7-3 10 21 11 26v3l3 25 4 25v3l-4 25-3 25v3l-11 21-10 25-7-3v-8h14v8zM1363 213h-14-11l4-11 14-21h3-3l7-25 7 4-7-4 7-25 3 4-7-4 4-24h7l-7 3-4-28h7-3l-7-25h7l-7 4-7-26 3-3-3 3-14-21-4-11h11 14 3v4l18 21v4l11 22 7 28 3 25v3l-3 25-7 25-11 24-18 25v4z">
          <text:p/>
        </draw:path>
        <draw:path draw:style-name="gr3" draw:text-style-name="P3" draw:layer="layout" svg:width="1.792cm" svg:height="0.162cm" svg:x="18.619cm" svg:y="18.344cm" svg:viewBox="0 0 1793 163" svg:d="M50 7h-50v149h50l21-3 17-14 11-25 7-32-7-32-4-15-3-10-18-14-14-4zM46 25l18 3 10 11 7 15 4 28-4 25-7 17-10 11-18 4h-28v-114zM131 156h21v-60h21 14l7 4 8 7 4 10v22l3 10v7h25v-3l-7-4v-14l-4-21-3-18-4-7-7-3 7-7 7-7 4-11v-11l-4-18-7-14-14-11h-22-49zM173 25h14l12 3 7 11 3 11-3 11-7 11-12 3h-14-21v-50zM245 156h21l14-42h60l17 42h18l-53-149h-21zM287 96l25-68 21 68zM400 156h17l25-131 21 131h18l28-149h-21l-18 128-21-128h-17l-22 128-17-128h-18zM562 139h-28v17h74v-17h-28v-114h28v-18h-74v18h28zM650 156h18v-124l60 124h21v-149h-18v124l-56-124h-25zM869 139l7 17h7v-81h-53v21h32v21l-7 14-11 11h-14l-14-3-11-11-7-21-3-25v-28l10-19 11-10 14-4h14l7 7 7 11 4 15h21l-7-22-11-18-14-7-17-7-25 7-21 14-11 26-3 35 3 35 11 25 21 14 21 7 11-3 10-4 11-7zM1042 156h17v-124l57 124h25v-149h-18v124l-56-124h-25zM1169 100l3 28 11 21 14 11 25 3 21-3 18-11 10-21v-28-93h-18v96l-3 18-7 14-7 7h-14-14l-11-7-7-14v-18-96h-21zM1296 156h17v-135l29 135h17l29-135v135h17v-149h-28l-25 135-28-135h-28zM1507 75l18-11 4-10v-12l-4-14-7-14-14-7h-21-53v149h56 21l15-10 10-15 4-17-4-14-3-11-11-7zM1479 72h-28v-47h32 10l11 3 3 7v12 10l-7 7-7 4zM1486 139h-35v-50h32 14l10 7 4 7 4 11-4 10-4 11-10 4zM1564 156h95v-17h-74v-50h67v-17h-67v-47h74v-18h-95zM1694 156h18v-60h21 14l11 4 7 7v10 22l4 10 3 7h21v-3l-3-4-4-14v-21l-3-18-7-7-7-3 10-7 4-7 3-11 4-11-4-18-10-14-15-11h-17-50zM1737 25h14l10 3 4 11 4 11-4 11-7 11-7 3h-14-25v-50z">
          <text:p/>
        </draw:path>
        <draw:path draw:style-name="gr3" draw:text-style-name="P3" draw:layer="layout" svg:width="1.806cm" svg:height="0.17cm" svg:x="18.612cm" svg:y="18.34cm" svg:viewBox="0 0 1807 171" svg:d="M57 18h-50v-7h4v148h-4v-3h50v3l-4-3 25-7v7l-4-4 18-14 3 4-3-4 10-21h4-7l7-32h7-7l-4-32h4l-4 4-3-14 3-4-3 4-7-11 7-3-7 3-18-14 7-3-3 7-11-4v-7 7h-14l4-7zM57 4h10 4l10 3 4 4 17 14 7 11v3l4 11v3l3 32-3 32v3l-11 25h-3l-14 18h-4l-24 4h-50-7v-8-148-7h7zM57 22l14 3h3l11 11 3 3 7 18v3 25 25 3l-7 18-3 3-11 11h-3l-14 4h-4-28-7v-7-113-7h7 28zM53 36h-28v-7h7v113h-7v-4h28v4-4l14-4 4 4-4-4 11-10 3 3h-7l7-17h7-7l4-25h7-7l-4-25h7l-7 4-7-21h7l-3 3-11-10 4-4v7l-18-3v-7zM138 156h21v3h-7v-60-7h7 21 14l11 4h3v3l7 7v14l4 22h-7l7-4v14h-7 7l3 7h-7v-3h21v3h-3v-3h3l-3 3-7-3v-4-10-4l-4-21h7-7l-3-18h7l-7 4-4-7 4-4v7l-11-7-7-3 7-7 11-4 3 4-7-4 7-7 4 4-4-4 4-7h7-7v-11h7-7l-4-17h7l-3 3-11-14 7-3-3 3-14-7 3-7v7h-21v-7 7h-49v-7h7v148h-7zM131 159v-148-7h7 49l21 3h4l14 8v3l10 14 4 21v11l-4 3-3 11-7 7v4l-11 3v-3-7l7 3h4v4l3 3 4 4 3 17v25h-7 7l4 11-7 3 3-7 7 7v4 3 8h-7-21-3l-4-4v-7l-3-4v-10-22h7l-7 4-4-14h7l-7 3-3-7 3-3v3h-10l3-7v7h-18l4-7v7h-21v-7h7v60 8h-7-21-7zM184 22l10 3h4l10 4 7 10 4 14v4l-4 10v4l-7 7v4l-10 3h-4-14-21-7v-7-49-7h7 21zM180 36h-21v-7h7v49h-7v-7h21v7-7h14v7l-3-7 10-4 4 8-4-4 4-7 7 3-7-3v-11h7l-7 4v-14h7l-7 3-4-7 4-7-4 7-7-3v-7 7h-14v-7zM251 156h17v3h-3l14-46v-3h7 60 8v3l14 46h-4v-3h18v3l-3 4-58-152h7v7h-25v-7h8l-53 152-7-4zM243 159l57-152v-3h3 25 4v3l57 152 4 8h-11-18-7v-4l-18-46h7v7h-60v-7h7l-18 46v4h-7-17-11zM286 96l25-67 3-18 7 18 25 67 3 10h-10-46-11zM293 92h46v7h-7l-21-67h3 7l-21 67h-7zM407 156h17v3h-3l21-130h11l24 130h-7v-3h18v3h-7l28-152 7 4v7h-21v-7h7l-18 127h-14l-21-127h7v7h-17v-7h7l-22 127h-14l-17-127h7v7h-18v-7l7-4 25 152h-7zM400 163l-25-152v-7h7 18 3l4 3 17 131h-7-7l21-131v-3h8 17 7v3l21 131h-7-7l21-131v-3h4 21 7l-3 7-25 152v4h-7-18-7v-4l-21-131 7-3 4 3-22 131v4h-7-17-4zM569 149h-28v-7h7v17h-7v-3h74v3h-7v-17h7v7h-28-4v-7-113-7h4 28v7h-7v-18h7v7h-74v-7h7v18h-7v-7h28 7v7 113 7zM562 142v-113h7v7h-28-7v-7-18-7h7 74 7v7 18 7h-7-28v-7h7v113h-7v-4h28 7v4 17 8h-7-74-7v-8-17-4h7 28v4zM657 156h18v3h-4v-123h11l56 123h-3v-3h21v3h-7v-148h7v7h-18v-7h7v123l-10 4-60-127h7v7h-25v-7h7v148h-7zM654 159v-148-7h3 25 3l4 3 56 124-7 3h-7v-123-7h7 18 7v7 148 8h-7-21-7v-4l-57-124 4-3h7v123 8h-7-18-3zM883 138l4 21h-4v-3h7v3h-3v-81h3v7h-53v-7h7v21h-7v-7h32 7v7 21 4l-7 14h-4l-10 11h-4l-10 3h-4l-14-3h-3l-15-15-7-21-3-28 3-28 7-21 15-14h3l14-4h4 10 4l7 7v4l7 10h3l4 14-7 4v-7h21v7h-7l-4-21h4l-4 3-10-17 3-4-3 7-14-10 3-4v4l-21-4 4-7v7l-25 7v-7l4 7-18 14-7-7 7 4-11 28-7-4h7l-3 32h-7 7l3 32-7 3 7-3 11 25-7 3 7-7 18 18-4 3v-7l21 7v8-8l11-3v7-4l10-7v7l-3-7 10-7 4 7-4-3 7-11 11-14zM883 145l-7 11h-4l-10 11-11 4h-14-3l-22-4h-3l-18-18v-4l-10-25h-4l-3-35 3-32v-3h4l10-25v-3l21-15v-3h4l21-4h4l21 4 14 11h3l11 17 7 21v11h-7-21-7v-7l-4-14h7l-7 3-7-10 7-4-3 4-11-4 7-7-3 7-11-3v-4l4 4-18 3v-3l4 3-11 11-4-4 4 4-7 17h-7 7v25h-7 7v25h-4 4l7 17-4 4 4-4 11 11-4 4v-4l18 4-4 3v-3l14-4v7l-3-7 10-7 4 3-7-3 7-14 7 3-7-3 3-18h4-4 4v7h-32-7v-7-21-3h7 53 7v3 81 8h-7-7-7v-4l-4-21h4zM1049 156h17v3h-7v-123h15l56 123h-7v-3h25v3h-7v-148h7v7h-18v-7h7v123l-14 4-57-127h8v7h-25v-7h7v148h-7zM1042 159v-148-7h7 25 3v3l60 124-7 3h-7v-123-7h7 18 7v7 148 8h-7-25-4v-4l-60-124 7-3h8v123 8h-8-17-7zM1183 103l3 28h-7l7-4 7 22-3 3 3-7 15 11-4 7 4-7 21 3v8-8l21-3v7l-4-7 18-11 4 7-8-3 11-22 7 4h-7l4-28h3-3v-92h3v7h-18v-7h8v95l-4 18-7 14v4l-11 7-3 3h-14-4-14v-3l-10-7h-4v-4l-4-11-3-3v-18-95h7v7h-21v-7h7v92h-7zM1169 103v-92-7h7 21 7v7 95h-7 7v18h-7l7-4 7 14-7 4 4-7 10 7-3 7v-7l14 4v3l-4-3 14-4 4 7-7-7 10-7 4 7-4-4 4-14 7 4h-7l3-18h7-7v-95-7h7 18 7v7 92 3l-3 25v3l-11 18v4l-18 11-24 4-25-4h-3l-15-11h-3v-4l-11-18v-3l-3-25zM1303 156h17v3h-7v-134l15-3 28 137h-7v-3h17v3h-3l24-137 15 3v134h-7v-3h17v3h-7v-148h7v7h-28v-7h7l-28 134h-11l-28-134h7v7h-28v-7h7v148h-7zM1296 159v-148-7h7 28 7v3l25 135-4 3-7-3 28-135v-3h4 28 7v7 148 8h-7-17-8v-8-134h8 7l-29 138v4h-7-17-4l-3-4-29-138h7 8v134 8h-8-17-7zM1511 75l14-11 7 3-7-3 4-7h7-7v-11l7 4h-7l-4-18h7l-3 4-11-11 7-7-3 7-15-7 4-7v7h-21v-7 7h-53v-7h7v148h-7v-3h56v3-3l21-4v7l-3-7 14-7 4 4-4-4 7-14 7 3h-7l4-21 7 4h-7l-4-11 7-3-3 3-7-10 7-4-4 7-10-10 3-4v7l-14-7-7-3zM1518 75l11 3h3v4l7 7 7 10v4l4 10v4l-4 21-10 14-4 4-14 7v4h-4-17-4-56-7v-8-148-7h7 53 3l18 3h3l15 8 10 14v3l4 14v4l-4 10-3 11-18 14-4-7zM1486 78h-28-7v-3-46-7h7 32 10 4v3l7 4h3l4 7 4 3v11 10l-4 4-4 7-3 4-7 3h-4-10zM1486 67l14-3v7l-3-4 7-7 3 7-3-3 3-7 7 3h-7l4-10h3-3l-4-11h7l-7 4-3-7 7-4-4 7-10-3 3-7v7h-10v-7 7h-32v-7h7v46h-7v-8h28v8zM1493 149h-35-7v-7-50-7h7 32 14 3l11 7 7 11v3l4 11-4 14-7 11-11 7h-3zM1490 138l14-4v8l-4-8 11-3 3 7-7-7 7-7 4 3h-4v-10h8-8v-11h4l-4 4-7-7 7-4-3 4-11-4 4-7v7h-14v-7 7h-32v-7h7v50h-7v-4h35v4zM1571 156h95v3h-3v-17h3v7h-74-7v-7-50-7h7 67v7h-7v-17h7v7h-67-7v-7-46-7h7 74v7h-7v-18h7v7h-95v-7h7v148h-7zM1567 159v-148-7h4 95 7v7 18 7h-7-74v-7h7v46h-7v-8h67 7v8 17 7h-7-67v-7h7v50h-7v-4h74 7v4 17 8h-7-95-4zM1701 156h18v3h-7v-60-7h7 21 18l10 4 4 3 4 7 3 14v22h-7l7-4 4 14h-7 7v7h-4v-3h21v3h-7v-3h7l-3 3-7-3v-4l-4-10v-4-21h7-7l-3-18h7l-7 4-4-7 4-4-4 7-7-7-11-3 11-7 7-4 7 4-7-4 7-7 4 4-4-4 4-7h3-7l4-11h7-7l-4-17h7l-7 3-7-14 4-3-4 3-14-7 3-7v7h-17v-7 7h-50v-7h4v148h-4zM1694 159v-148-7h7 50l21 3 14 8 4 3 10 14 4 21-4 11v3l-3 11-7 7v4h-4l-7 3-3-3 3-7 7 3 4 4 3 3v4l7 17v25h-7 7v11l-3 3 3-7 4 7 3 4v3 8h-7-21-7v-4l-4-7v-4-10l-3-22h7l-7 4v-14h7l-7 3-4-7 4-3v3h-11v-7 7h-14v-7 7h-21v-7h7v60 8h-7-18-7zM1744 22l14 3h3l7 4h4l7 10 4 14v4l-4 10v4l-7 7-4 4-10 3h-14-25-7v-7-49-7h7zM1744 36h-25v-7h7v49h-7v-7h25v7-7h14v7l-4-7 11-4v8l-4-4 7-7 4 3-7-3 3-11h8l-8 4-3-14h7l-4 3-7-7 7-7-3 7-11-3 4-7v7h-14v-7z">
          <text:p/>
        </draw:path>
        <draw:path draw:style-name="gr3" draw:text-style-name="P3" draw:layer="layout" svg:width="0.632cm" svg:height="0.159cm" svg:x="24.835cm" svg:y="18.347cm" svg:viewBox="0 0 633 160" svg:d="M21 104h-21l4 24 10 18 18 11 21 3 25-3 15-11 14-14 3-21-3-18-11-10-15-11-21-3-14-4-14-8-4-7-3-11 3-7 4-7 10-7h11 14l7 7 7 11 4 10h22l-7-21-7-14-19-7-21-4-21 4-14 7-11 14-3 18 3 18 11 11 10 7 18 7 18 4 14 3 7 11 3 10-3 11-4 7-14 7h-10-15l-14-7-7-11zM135 153h21v-70h60v70h18v-149h-18v61h-60v-61h-21zM269 153h95v-17h-74v-50h67v-17h-67v-47h74v-18h-95zM400 153h95v-17h-74v-50h67v-17h-67v-47h74v-18h-95zM566 153h21v-131h46v-18h-113v18h46z">
          <text:p/>
        </draw:path>
        <draw:path draw:style-name="gr3" draw:text-style-name="P3" draw:layer="layout" svg:width="0.642cm" svg:height="0.17cm" svg:x="24.828cm" svg:y="18.34cm" svg:viewBox="0 0 643 171" svg:d="M28 117h-21v-7h7l4 24h-7l7-3 10 18-7 3 4-7 17 11-3 7v-7l25 3-4 8v-8l21-3 4 7-4-7 14-11 4 7-4-3 11-15 3 4-3-4v-17h7-7v-18h7l-7 4-11-11 7-3-3 3-14-7 3-7-3 7-18-3v-7 7l-18-4v-3l-10-4h-4l-7-7v-4l-3-10v-4l3-10v-4l7-7 11-7h14 14v4l11 3v4h3l7 10v14h-3v-3h17v3h-7 7l-7 4-3-21 7-4-4 7-10-17 3-4v7l-17-10 3-4v4l-21-4v-4 4l-21 4v-4l3 4-14 10-3-7 3 4-7 14-7-4h7l-3 18h-7 7l3 14-7 3 7-3 7 11-7 3 4-7 14 7-4 7 4-7 14 7v7-7l21 4 11 7h3l7 7h4v3 11l3 3h-3v11 3l-7 11h-4l-10 7h-4-10-4-14l-4-3-10-4v-3l-7-11-4-4v-14l7-3zM32 110l3 14-7 3 7-3 7 10-7 4 4-7 10 7-3 7 3-7 15 4-4 3v-3l14-4v7l-3-7 10-4 4 4-4-4 7-7 4 4h-7l3-14 7 3h-7l-3-10h7l-4 3-7-7 4-7-4 7-14-3 4-7-4 7-14-4v-3l-21-4-11-7-3-3-11-11v-4l-3-17 3-18v-3h4l10-14v-4l14-7h4l17-4h4l21 4h4l14 11h3l11 17 3 21v7h-7-17-7v-3l-4-14h7l-7 3-7-10 7-4-3 7-11-7 4-7v7h-11v-7 7h-11l-3-7 7 7-11 4-3-4 7 4-7 7-7-4h7v11l-7-4h7v11h-7l7-4 7 7-7 4 3-4 11 4-4 7 4-7 18 3 17 8h4l14 7v3l10 11v3l4 18-4 21v4l-10 14-4 3-14 8h-3l-25 4-21-4h-4l-17-11-11-18h-3v-4l-4-21v-10h7 21 4zM141 156h18v3h-4v-70-7h4 63 4v7 70h-4v-3h18v3h-7v-148h7v7h-18v-7h4v60 7h-4-63-4v-7-60h4v7h-18v-7h7v148h-7zM134 159v-148-7h7 18 7v7 60h-7v-7h63v7h-7v-60-7h7 18 7v7 148 8h-7-18-7v-8-70h7v7h-63v-7h7v70 8h-7-18-7zM275 156h95v3h-7v-17h7v7h-74-7v-7-50-7h7 67v7h-7v-17h7v3h-67-7v-3-46-7h7 71v7h-4v-18h4v7h-92v-7h7v148h-7zM268 159v-148-7h7 92 7v7 18 7h-7-71v-7h4v46h-4v-8h67 4v8 17 7h-4-67v-7h4v50h-4v-4h74 7v4 17 8h-7-95-7zM406 156h95v3h-7v-17h7v7h-74-7v-7-50-7h7 67v7h-7v-17h7v3h-67-7v-3-46-7h7 70v7h-3v-18h3v7h-91v-7h7v148h-7zM399 159v-148-7h7 91 7v7 18 7h-7-70v-7h3v46h-3v-8h67 3v8 17 7h-3-67v-7h3v50h-3v-4h74 7v4 17 8h-7-95-7zM573 156h21v3h-7v-130-7h7 46v7h-8v-18h8v7h-114v-7h8v18h-8v-7h47 7v7 130h-7zM565 159v-130h8v7h-47-7v-7-18-7h7 114 3v7 18 7h-3-46v-7h7v130 8h-7-21-8z">
          <text:p/>
        </draw:path>
        <draw:path draw:style-name="gr3" draw:text-style-name="P3" draw:layer="layout" svg:width="0.498cm" svg:height="0.158cm" svg:x="14.816cm" svg:y="17.046cm" svg:viewBox="0 0 499 159" svg:d="M21 107h-21l7 21 11 17 14 11 25 3 21-3 17-7 11-18 4-17-4-19-7-14-18-7-17-7-18-4-11-3-7-7-3-11 3-11 7-7 8-3 10-4 14 4 11 7 3 7 4 14h21l-4-21-10-14-18-11-21-3-18 3-17 11-7 14-4 18 4 17 7 11 14 7 18 3 17 7 11 4 7 8 3 11-3 10-4 11-10 3-14 4-14-4-11-7-7-10zM177 138h-29v18h78v-18h-32v-117h32v-18h-78v18h29zM261 156h111v-18h-86l86-117v-18h-104v18h79l-86 117zM403 156h96v-18h-78v-54h67v-17h-67v-46h74v-18h-92z">
          <text:p/>
        </draw:path>
        <draw:path draw:style-name="gr3" draw:text-style-name="P3" draw:layer="layout" svg:width="0.508cm" svg:height="0.17cm" svg:x="14.809cm" svg:y="17.042cm" svg:viewBox="0 0 509 171" svg:d="M28 118h-21v-8h7l4 22-4 3 4-3 10 14-3 3 3-3 14 10-3 4 3-7 22 7v3-3l21-7v7l-4-4 18-10 3 7-7-7 11-14 7 3h-7l3-21 8 4h-8l-3-19h7l-7 4-7-11 7-7-4 7-17-7 3-7v7l-21-7 4-4-4 4-14-4h-3l-11-3-7-7-4-4v-10-4-11-3h4l3-7h4l7-7h4l10-4h4l10 4h4l7 7h3l7 10v4l4 14h-7v-7h21v7h-7 7-7l-4-21h7l-7 3-10-14 7-3-4 3-14-7v-7 7l-21-3v-7l4 7-22 3v-7l4 7-18 7-3-3 7 3-11 14-3-3h7l-7 21-4-3h4l3 17h-3l3-3 7 10-3 4 3-7 11 7v7-7l18 7v7-7l17 3 14 4v3l11 8v3l3 12v3l-3 11v3l-7 7v4l-11 3h-3v4h-14l-14-4h-4l-11-7h-3v-3l-7-11-4-18h7zM35 110l4 15h-7l3-4 7 14-3 4 3-7 11 7-3 7v-7h14v7-7h14v7l-4-7 11-4 3 4-7-4 7-7 4 4-4-4 4-10 3 3h-3l-4-11 4-4-4 8-7-8 4-7v7l-14-3 3-8-3 8-18-8-18-3-14-11h-3l-7-10v-4l-4-14v-3l4-22 10-14v-3h4l14-7v-4h21 25v4l17 7 4 3 7 14 4 4 3 21v7h-7-21-4l-3-3v-14l3-4-3 7-7-14h7l-4 3-10-7 3-3v7l-14-4v-7l4 7-14 4v-7l3 3-7 7-4-7 4 4-7 7-4-4 7 4-3 11-7-4h7l3 11h-7l4-4 7 7-4 4 4-4 11 4-4 7v-7l18 3 21 7 14 7h3l11 14v4l4 15v4l-4 21h-3l-11 17-18 11h-3l-21 4h-4l-21-4-18-11h-3v-3l-11-14v-4l-3-21-4-11h7 21 4zM185 149h-30v-7h7v18h-7v-7h79v7h-7v-18h7v7h-28-7v-7-117-4h7 28v4h-7v-18h7v7h-79v-7h7v18h-7v-4h30 7v4 117 7zM178 142v-117h7v7h-30-7v-7-18-7h7 79 3v7 18 7h-3-28v-7h7v117h-7v-7h28 3v7 18 7h-3-79-7v-7-18-7h7 30v7zM269 153h110v7h-7v-18h7v7h-85-14l10-10 85-118 4 4h-7v-18h7v7h-103v-7h7v18h-7v-4h78 14l-7 11-85 114-7-4h7v18h-7zM266 160v-18-3l84-118 4 4v7h-78-7v-7-18-7h7 103 7v7 18 3h-4l-81 118-7-4v-7h85 7v7 18 7h-7-110-3zM410 153h96v7h-7v-18h7v7h-78-7v-7-50-7h7 67v7h-7v-21h7v7h-67-7v-7-46-4h7 74v4h-7v-18h7v7h-92v-7h4v153h-4zM403 160v-153-7h7 92 7v7 18 7h-7-74v-7h7v46h-7v-4h67 7v4 21 7h-7-67v-7h7v50h-7v-7h78 3v7 18 7h-3-96-7z">
          <text:p/>
        </draw:path>
        <draw:path draw:style-name="gr3" draw:text-style-name="P3" draw:layer="layout" svg:width="0.586cm" svg:height="0.152cm" svg:x="14.823cm" svg:y="16.301cm" svg:viewBox="0 0 587 153" svg:d="M50 0h-50v153h50l21-7 17-14 16-25 3-33-3-31-4-14-8-11-21-14-11-4zM46 18l18 4 10 10 7 18 4 24-4 26-7 18-10 14h-18-28v-114zM114 153h21l14-46h60l18 46h21l-56-153h-21zM156 90l25-68 21 68zM301 153h21v-135h43v-18h-110v18h46zM396 153h96v-21h-78v-50h67v-18h-67v-46h74v-18h-92zM555 153h32v-35h-32zM555 64h32v-32h-32z">
          <text:p/>
        </draw:path>
        <draw:path draw:style-name="gr3" draw:text-style-name="P3" draw:layer="layout" svg:width="0.6cm" svg:height="0.166cm" svg:x="14.816cm" svg:y="16.294cm" svg:viewBox="0 0 601 167" svg:d="M57 14h-50v-7h4v153h-4v-7h50v7l-4-7 25-7v7l-4-4 18-14 3 4-3-4 10-22h4-7l7-32h7-7l-4-31h4l-4 3-3-14 3-3-3 3-7-10 7-4-7 7-18-14 4-7v7l-11-4v-7 7h-14l4-7zM57 0h10 4l10 4 4 3 17 14 8 11 3 14v4l4 31-4 36-11 25-3 4-14 14h-4l-24 7h-50-7v-7-153-7h7zM57 18l14 3h3v4l11 7 3 4 7 17v4 24 29l-7 18-3 4-11 10h-3l-14 4h-4-28-7v-7-114-7h7 28zM53 32h-28v-7h7v114h-7v-4h28v4-4l14-3 4 7-4-7 11-12 3 5h-7l7-19 7 4-7-4 4-25h7-7l-4-24h7-7l-7-18h7l-3 4-11-11 4-3v7l-18-4v-7zM120 153h18v7l-4-3 14-44 4-7h3 60 4l3 7 15 44-4 3v-7h18v7h-4l-56-153h7v7h-25v-7h7l-53 153h-7zM113 157l57-153v-4h3 25 3v4l57 153 3 10h-10-18-7v-7l-18-43 7-4v7h-60v-7l7 4-17 43v7h-7-18-10zM155 92l25-67 7-18 4 18 24 67 4 11h-11-46-10zM162 89h46v7l-7 3-21-67 7-3 4 3-21 67-8-3zM307 153h18v7h-4v-135-7h4 46v7h-7v-18h7v7h-110v-7h4v18h-4v-7h46 7v7 135h-7zM300 160v-135h7v7h-46-7v-7-18-7h7 110 7v7 18 7h-7-46v-7h7v135 7h-7-18-7zM399 153h100v7h-7v-21h7v7h-79-7v-7-50-8h7 68v8h-7v-18h7v7h-68-7v-7-46-7h7 75v7h-7v-18h7v7h-96v-7h7v153h-7zM392 160v-153-7h7 96 7v7 18 7h-7-75v-7h7v46h-7v-7h68 7v7 18 7h-7-68v-7h7v50h-7v-4h79 3v4 21 7h-3-100-7zM562 153h32v7h-7v-35h7v7h-32v-7h7v35h-7zM555 160v-35-5h7 32 7v5 35 7h-7-32-7zM562 67h32v4h-7v-32h7v7h-32v-7h7v32h-7zM555 71v-32-3h7 32 7v3 32 7h-7-32-7z">
          <text:p/>
        </draw:path>
        <draw:path draw:style-name="gr3" draw:text-style-name="P3" draw:layer="layout" svg:width="1.496cm" svg:height="0.159cm" svg:x="14.823cm" svg:y="15.451cm" svg:viewBox="0 0 1497 160" svg:d="M50 7h-50v149h50l21-3 17-14 11-25 7-33-7-35-4-11-3-10-21-14-11-4zM46 25h18l10 10 7 18 4 28-4 25-7 19-10 10-18 4h-28v-114zM134 156h96v-17h-78v-54h67v-18h-67v-42h74v-18h-92zM275 106h-21l4 26 14 14 14 10 25 4h21l14-11 14-14 4-21-4-19-11-14-14-7-21-3-14-4-14-7-4-7-3-10 3-11 4-7 11-4 10-3 14 3 7 7 7 11 4 11h21l-7-22-7-14-18-10-21-4-21 4-14 10-11 14-3 18 3 18 11 10 10 7 18 4 18 7 14 3 7 7 3 16-3 10-7 7-7 7h-14l-14-3-11-4-11-14zM427 139h-25v17h74v-17h-28v-114h28v-18h-74v18h25zM607 139l7 17h7v-82h-53v18h32v3 19l-7 18-11 7-14 3-14-3-10-11-8-22-3-28v-25l11-18 10-14 14-3 11 3 10 4 7 14 4 11h21l-7-22-11-14-14-10-17-4-25 7-21 14-11 25-3 35 3 33 11 25 21 17 21 4h11l10-4 11-10zM649 156h18v-124l60 124h21v-149h-18v125l-56-125h-25zM783 156h97v-17h-75v-54h67v-18h-67v-42h75v-18h-97zM961 7h-50v149h50l24-3 18-14 11-25 3-33-3-35-4-11-7-10-18-14-10-4zM961 25h14l10 10 8 18 3 28-3 25-8 19-10 10-14 4h-32v-114zM1250 74l14-14 4-7v-10l-4-18-7-11-14-7h-18-53v149h57l18-3 17-7 7-14 4-22v-11l-7-11-7-10zM1222 67h-32v-42h32 10l11 3 4 7 3 11-3 11-4 7-11 3zM1225 139h-35v-54h32l14 3 11 4 7 7v11 15l-7 7-11 7zM1363 156v-61l49-88h-21l-39 71-38-71h-25l53 88v61zM1465 156h32v-31h-32zM1465 71h32v-32h-32z">
          <text:p/>
        </draw:path>
        <draw:path draw:style-name="gr3" draw:text-style-name="P3" draw:layer="layout" svg:width="1.51cm" svg:height="0.173cm" svg:x="14.816cm" svg:y="15.444cm" svg:viewBox="0 0 1511 174" svg:d="M57 18h-50v-4h4v149h-4v-7h50v7l-4-3 25-7v7l-4-7 18-11 3 4-3-4 10-25 4 3h-7l7-32h7-7l-4-31h4-4l-3-11 3-4-3 4-7-11 7-3-7 7-18-18 4-3v7l-11-7v-4 7l-14-3 4-4zM57 7h10 4l10 4 4 3 17 11v3l8 11 3 14 4 35-4 32v5l-11 21v3h-3l-14 14-4 4-24 3h-50-7v-7-149-7h7zM57 25l14 3h3l11 11h3v3l7 18v28 25 4l-7 18h-3v4l-11 7v3h-3l-14 4h-4-28-7v-7-114-7h7 28zM53 39h-28v-7h7v114h-7v-7h28v7-4l14-7 4 7-4-3 11-11 3 4h-7l7-19h7-7l4-25h7-7l-4-24h7-7l-7-18h7l-3 4-11-11 4-4v7l-18-3v-7zM141 156h96v7h-8v-17h8v7h-78-7v-7-51-7h7 67v7h-7v-17h7v7h-67-7v-7-46-7h7 74v7h-7v-18h7v4h-92v-4h4v149h-4zM134 163v-149-7h7 92 7v7 18 7h-7-74v-7h7v46h-7v-7h67 7v7 17 7h-7-67v-7h7v51h-7v-7h78 3v7 17 7h-3-96-7zM282 120h-21v-7h7l4 22-7 4 7-4 10 18h-3v-4l18 11-4 3v-3l25 3v4l-4-4 25-3v7l-4-7 18-11v7l-4-3 11-18 7 7-7-3 4-19h7-7l-4-18h7l-7 4-7-11 3-3-3 3-14-7 3-3-3 3-18-3v-7 7l-17-4-11-7h-4l-7-7v-3l-3-11v-3l3-11 7-11h4l7-7 14-3 14 3h4l7 7h3v4l7 10 4 15-7 3v-7h21v7h-7v-3h7l-7 3-4-21h4l-4 3-10-17 7-4-4 4-17-7 3-7v7l-21-4v-7 7l-17 4-4-7 7 7-18 7-3-4 7 4-11 14-7-4 7 4-3 18-7-4h7l3 18h-7l7-4 7 11-3 3v-7l14 11-4 3 4-7 18 7-4 7 4-7 17 4 14 7 11 7v3l3 11v5l-3 10v4l-7 7v3h-4l-10 4v3h-14-4l-14-3-14-7-7-11v-3l-4-19h7zM286 113l3 15h-7 7l8 11-4 3v-7l14 7-3 4v-4h14v7-7h10l4 7-4-7 11-3v3l-4-3 7-7 4 3h-7l3-15 7 5h-7l-3-12 7-4-4 8-7-8 4-3-4 3-10-3v-7 7l-18-7-18-4h-3l-11-10h-3l-7-11-4-3v-14-4l4-18v-3l10-14v-4l18-7 21-3 21 3h4l17 7v4l11 14v3l4 22v3 4h-4-21-7v-4l-4-14h7l-3 4-7-11 3-4-3 4-7-4 3-7-3 7-11-3v-7 7l-10 3v-7l3 7-10 4-4-4 7 4-7 7-4-4h8l-4 11h-7l7-3 4 10h-8l4-3 7 7-7 3 4-3 10 3v7-7l18 4 21 7 14 7h4l7 14h3v3 18h4-4l-3 22v4l-11 14-18 10h-3l-21 4h-4l-21-4h-4l-17-10-11-18v-3l-7-22v-11h7 21 4zM434 153h-25v-7h4v17h-4v-7h74v7h-7v-17h7v7h-28-7v-7-114-7h7 28v7h-7v-18h7v4h-74v-4h4v18h-4v-7h25 7v7 114 7zM431 146v-114h3v7h-25-7v-7-18-7h7 74 8v7 18 7h-8-28v-7h7v114h-7v-7h28 8v7 17 7h-8-74-7v-7-17-7h7 25v7zM621 142l4 21h-4v-7h7v7h-3v-82h3v7h-53v-7h7v18h-7v-4h32 7v4 3 23l-7 17h-4l-10 11h-4l-10 3h-4l-14-3h-3v-4l-15-10v-4l-7-18v-4l-3-25 3-28 7-21 15-14h3l14-7h4l10 3h4l7 7v4l7 10h3l4 15-7 3v-7h21v7h-7l-7-21h7l-3 3-11-17 3-4-3 4-14-7 3-7v7l-21-4 4-7v7l-25 7v-7l4 4-18 17-7-7 7 4-11 28-7-3h7l-3 31h-7 7l3 32h-7 7l11 26h-7l7-4 18 18-4 3v-7l21 7v4-4l11-3v7-7l10-4v7l-3-7 10-7 4 4-4-4 7-7 11-14zM621 149l-7 11h-4l-10 7-11 7h-3-11-3l-21-4-4-3-18-14v-4l-10-24h-4l-3-37 3-35h4l10-28 22-18 24-3 4-4 17 7h4l14 7 4 4 10 17 7 22v10h-7-21-7v-7l-4-14h7l-7 4-7-11 7-4-3 4-11-4 4-7v7l-11-3v-7l4 7-18 7v-11l4 7-11 11-3-4 3 4-7 18-7-4 7 4v24h-7 7v25h-4 4l7 19-3 3 3-7 11 14-4 4v-7l18 3-4 7v-7h11l3 4-3-4 10-10 4 7-7-4 7-15h7-7l3-18h4-4v-3h4v7h-32-7v-7-18-7h7 53 7v7 82 7h-7-7-7v-3l-7-21h7zM656 156h18v7h-7v-124h14l56 121-3 3v-7h21v7h-7v-149h7v4h-18v-4h8v125l-15 3-56-128h7v4h-25v-4h7v149h-7zM649 163v-149-7h7 25 4l3 4 53 124-4 4h-7v-125-7h7 18 7v7 149 7h-7-21-7v-3l-60-125 7-3h7v124 7h-7-18-7zM790 156h96v7h-7v-17h7v7h-74-7v-7-51-7h7 67v7h-7v-17h7v7h-67-7v-7-46-7h7 70v7h-3v-18h3v4h-92v-4h7v149h-7zM783 163v-149-7h7 92 7v7 18 7h-7-70v-7h3v46h-3v-7h67 3v7 17 7h-3-67v-7h3v51h-3v-7h74 7v7 17 7h-7-96-7zM967 18h-53v-4h7v149h-7v-7h53v7l-4-3 25-7v7l-4-7 18-11 4 4-4-4 11-25 3 3h-3l3-32h7-7l-3-31h7-7l-4-11 4-4-4 4-7-11 7-3-7 7-14-18 3-3-3 7-11-7v-4 7l-10-3v-4zM967 7h14l10 4h4v3l18 11v3l7 11 7 14v35h4-4v32l-4 5-10 21v3h-4l-14 14-4 4-24 3h-53-4v-7-149-7h4zM967 25l14 3h3l11 11h4v3l7 18 3 28-3 25v4l-7 18-4 4-11 7v3h-3l-14 4h-4-28-7v-7-114-7h7 28zM963 39h-28v-7h7v114h-7v-7h28v7-4l14-7 4 7-7-3 14-11 3 4h-7l7-19h8-8l4-25h7-7l-4-24h8-8l-7-18h7l-3 4-11-11 4-4v7l-18-3v-7zM1250 78l18-14 3 7-7-4 4-7h7-7v-10l7 3h-7v-18h3l-3 4-11-14 7-4-3 7-15-7 4-7v7l-21-3 3-4v4h-53v-4h4v149h-4v-7h57v7l-4-7 22-3v7l-4-4 18-10 3 7-7-4 11-14 3 4h-7l4-22 7 3h-7v-14h7l-7 3-4-10 4-4-4 4-7-7 4-4-4 4-10-4-11-3zM1257 78l14 3 7 11h4l3 10v4l4 11v3l-4 19v3l-10 14-4 4-14 7-21 3h-57-7v-7-149-7h7 53 18 4v4l14 7h3l7 14 4 18v3 11l-4 10h-3l-14 14-4-7zM1229 81h-32-7v-7-42-7h7 32 14l7 3 4 4 7 7v3l3 11-3 11v3h-4l-3 7h-4l-7 7h-4zM1225 71l14-4v7l-3-7 10-3 4 7-7-4 7-7 4 4-8-4 4-7h7-7l-4-7 8-4-4 4-7-7 7-4-4 7-7-3v-7 7h-10v-7 7h-32v-7h7v42h-7v-3h32v3zM1232 153h-35-7v-7-54-4h7 32 3 11 3l11 7 7 7v4l4 11v3l-4 12v3l-3 7-4 4-7 3-4 4zM1232 142l11-3v7-7l7-4 4 4-4-4 4-7 7 4h-7v-15l7 3h-7v-11l7-3-7 7-4-11 4-3-4 7-7-4v-7 7l-14-3v-7 7h-32v-7h7v54h-7v-7h35v7zM1363 163v-61-3l49-88 7 3v4h-21v-4h4l-36 74-7 11-7-11-35-74h4v4h-25v-4l7-3 53 88v3 4 57h-7v-7h21v7zM1370 170h-21-7v-7-57h7-4l-53-92-7-7h11 25 3l4 4 35 70-4 4-7-4 39-70v-4h7 21 11l-7 7-46 92-7-4h7v61 7zM1472 156h32v7h-7v-31h7v7h-32v-7h7v31h-7zM1465 163v-31-7h7 32 7v7 31 7h-7-32-7zM1472 74h32v7h-7v-35h7v7h-32v-7h7v35h-7zM1465 81v-35-7h7 32 7v7 35 4h-7-32-7z">
          <text:p/>
        </draw:path>
        <draw:path draw:style-name="gr3" draw:text-style-name="P3" draw:layer="layout" svg:width="0.222cm" svg:height="0.25cm" svg:x="26.733cm" svg:y="19.54cm" svg:viewBox="0 0 223 251" svg:d="M0 251h33l28-74h102l25 74h35l-91-251h-39zM72 146l42-111 35 111z">
          <text:p/>
        </draw:path>
        <draw:path draw:style-name="gr3" draw:text-style-name="P3" draw:layer="layout" svg:width="0.236cm" svg:height="0.264cm" svg:x="26.726cm" svg:y="19.533cm" svg:viewBox="0 0 237 265" svg:d="M7 251h32v7l-4-3 26-71 3-7h4 99 7v7l28 71-7 3v-7h35v7l-7 4-92-255h4v7h-35v-7h7l-93 255-7-4zM0 255l93-252 3-3h4 35 7v3l92 252 3 10h-7-35-4l-3-7-25-70 4-4v7h-99v-7l7 4-29 70v7h-7-32-7zM75 153l39-114 3-18 7 18 39 114 4 7h-11-77-7zM79 149h77v4l-7 3-35-114h3 7l-38 114-7-3z">
          <text:p/>
        </draw:path>
        <draw:polygon draw:style-name="gr3" draw:text-style-name="P3" draw:layer="layout" svg:width="0.215cm" svg:height="0.028cm" svg:x="27.735cm" svg:y="19.847cm" svg:viewBox="0 0 216 29" draw:points="0,0 0,29 216,29 216,0">
          <text:p/>
        </draw:polygon>
        <draw:path draw:style-name="gr3" draw:text-style-name="P3" draw:layer="layout" svg:width="0.229cm" svg:height="0.039cm" svg:x="27.728cm" svg:y="19.843cm" svg:viewBox="0 0 230 40" svg:d="M10 4v29h-3v-7h216v7h-7v-29h7v11h-216v-11zM7 0h216 7v4 29 7h-7-216-7v-7-29-4z">
          <text:p/>
        </draw:path>
        <draw:path draw:style-name="gr3" draw:text-style-name="P3" draw:layer="layout" svg:width="0.173cm" svg:height="0.251cm" svg:x="26.761cm" svg:y="18.873cm" svg:viewBox="0 0 174 252" svg:d="M127 114l25-21 8-11 4-17-4-29-15-21-25-10-32-5h-88v252h92l35-4 25-18 19-21 3-35-3-21-7-18-16-10zM81 103h-49v-74h53l18 4 14 7 10 11v17 14l-10 11-14 10zM88 220h-56v-85h53l25 4 14 7 10 10 4 22-4 21-7 10-17 11z">
          <text:p/>
        </draw:path>
        <draw:path draw:style-name="gr3" draw:text-style-name="P3" draw:layer="layout" svg:width="0.187cm" svg:height="0.265cm" svg:x="26.754cm" svg:y="18.866cm" svg:viewBox="0 0 188 266" svg:d="M132 117l24-21 4 4h-4l7-14 4 3-7-3 3-18 8 4h-8l-3-29h7l-7 4-14-21 7-4-4 7-24-10 3-7v7l-33-4v-8 8h-88v-8h4v252h-4v-7h92v7-7l36-4v7l-3-7 24-14 4 3-4-3 15-21 7 3h-7l3-35 7 4h-7l-3-22h7l-4 4-11-18 8-3-4 3-14-14 3-3-3 7-18-11-10-3zM139 117l17 8h4l14 14v3l11 18 3 21v4l-7 31v4l-14 21v3h-4l-24 15h-4l-33 7h-3-92-7v-7-252-7h7 88l33 4h4v3l21 12h3l15 21v3l7 25v4l-4 17-7 14v4l-28 21-4-7zM88 117h-49-7v-7-74-7h7 53l21 4 15 7h4v3l7 11v4l3 14 4 3h-4l-3 18-7 14h-4l-15 7h-3zM88 103h22v7l-4-7 14-7 5 4-5-4 8-10 7 3h-7l4-17 7 3h-7l-4-17h7l-7 3-8-11 8-3-8 3-14-3 4-7v7l-18-4v-7 7h-53v-7h7v74h-7v-7h49v7zM95 234h-56-7v-7-85-7h7 53l25 4h3l15 7 4 3 10 11v3l4 22-4 21v3l-10 11v3l-19 7v4zM95 223l22-3v7l-4-7 19-7 3 3h-7l11-14 3 4-3-4v-17h7-7v-18h3l-3 3-11-14 7-3-3 7-19-11 4-3-4 7-21-4v-7 7h-53v-7h7v85h-7v-7h56v7z">
          <text:p/>
        </draw:path>
        <draw:polygon draw:style-name="gr3" draw:text-style-name="P3" draw:layer="layout" svg:width="0.215cm" svg:height="0.024cm" svg:x="27.735cm" svg:y="19.184cm" svg:viewBox="0 0 216 25" draw:points="0,0 0,25 216,25 216,0">
          <text:p/>
        </draw:polygon>
        <draw:path draw:style-name="gr3" draw:text-style-name="P3" draw:layer="layout" svg:width="0.229cm" svg:height="0.038cm" svg:x="27.728cm" svg:y="19.177cm" svg:viewBox="0 0 230 39" svg:d="M10 7v24h-3v-7h216v7h-7v-24h7v3h-216v-3zM7 0h216 7v7 24 8h-7-216-7v-8-24-7z">
          <text:p/>
        </draw:path>
        <draw:polygon draw:style-name="gr3" draw:text-style-name="P3" draw:layer="layout" svg:width="0.184cm" svg:height="0.265cm" svg:x="26.754cm" svg:y="18.199cm" svg:viewBox="0 0 185 266" draw:points="149,167 142,195 132,217 114,231 93,234 72,231 50,209 39,178 35,134 39,89 50,57 68,39 93,32 111,32 128,43 139,60 146,85 181,85 171,50 149,21 125,7 93,0 53,11 25,36 7,74 0,134 7,192 25,231 53,259 93,266 128,259 156,241 174,209 185,167">
          <text:p/>
        </draw:polygon>
        <draw:path draw:style-name="gr3" draw:text-style-name="P3" draw:layer="layout" svg:width="0.198cm" svg:height="0.279cm" svg:x="26.747cm" svg:y="18.192cm" svg:viewBox="0 0 199 280" svg:d="M163 174l-7 32-15 21v4l-17 14h-4l-18 3h-3l-25-7-21-21-14-32v-3l-4-46 4-42v-4l14-32 21-21 25-7h3l18 4 18 10 11 18h4l7 24h-7v-7h35v7l-7 4-11-35h8l-8 3-17-28 3-4-3 8-26-18 4-5v5l-32-5v-7l3 7-38 8v-3l3 3-28 25-7-3 7 3-18 39-7-4 7 4-7 53h-7 7l7 56-7 4 7-4 18 39-7 4 7-4 28 25-3 7v-7l38 7-3 7v-7l35-7v7l-3-7 29-18 3 7-7-3 18-32 7 3-7-3 11-42 7 3v7h-36v-7zM156 167h36 7v7l-11 42v4l-21 32-29 21h-4l-32 7h-3l-39-11-32-24v-4l-21-42-7-60 7-57 21-42v-3l32-26 39-11h3l32 7 26 19h3l18 28 14 35v8h-7-35-4l-3-4-8-21 8-4-8 4-11-18 7-3-7 7-14-11 4-7v7l-18-3v-4l3 4-24 7v-4l3 4-17 17-4-3h4l-11 35-7-3h7l-3 42h-8 8l3 46h-7l7-4 11 32-4 3 4-3 17 18-3 7v-7l24 7-3 3v-3l21-7v7l-3-4 17-14 4 4-7-4 10-21 8 3h-8l8-31 4-4z">
          <text:p/>
        </draw:path>
        <draw:polygon draw:style-name="gr3" draw:text-style-name="P3" draw:layer="layout" svg:width="0.215cm" svg:height="0.025cm" svg:x="27.735cm" svg:y="18.517cm" svg:viewBox="0 0 216 26" draw:points="0,0 0,26 216,26 216,0">
          <text:p/>
        </draw:polygon>
        <draw:path draw:style-name="gr3" draw:text-style-name="P3" draw:layer="layout" svg:width="0.229cm" svg:height="0.039cm" svg:x="27.728cm" svg:y="18.51cm" svg:viewBox="0 0 230 40" svg:d="M10 7v26h-3v-8h216v8h-7v-26h7v7h-216v-7zM7 0h216 7v7 26 7h-7-216-7v-7-26-7z">
          <text:p/>
        </draw:path>
        <draw:path draw:style-name="gr3" draw:text-style-name="P3" draw:layer="layout" svg:width="0.177cm" svg:height="0.25cm" svg:x="26.761cm" svg:y="17.54cm" svg:viewBox="0 0 178 251" svg:d="M82 0h-82v251h82l43-7 28-25 18-38 7-53-7-58-7-21-11-18-28-24-18-4zM82 31l25 4 21 18 11 28 3 47-3 42-11 28-21 18-25 7h-50v-192z">
          <text:p/>
        </draw:path>
        <draw:path draw:style-name="gr3" draw:text-style-name="P3" draw:layer="layout" svg:width="0.191cm" svg:height="0.264cm" svg:x="26.754cm" svg:y="17.533cm" svg:viewBox="0 0 192 265" svg:d="M88 14h-81v-7h4v251h-4v-7h81v7-7l39-7v7l-3-7 29-21 7 3-7-3 18-39 7 4h-7l7-57h7l-7 4-7-57h7l-7 4-8-25h8l-8 4-10-18 7-4-4 4-29-22 5-7-5 7-17-4v-7 7l-22-3v-7zM88 0l25 3 19 7h3l28 26h4l7 17h4l7 22v3l7 53v4l-7 53v3l-22 39-28 25-3 3-40 7h-4-81-7v-7-251-7h7zM88 32l29 4 3 3 19 14v4l10 28 4 4v42 4l-4 42-10 32v3l-22 14v4h-4l-25 7h-3-46-7v-7-194-4h7 46zM85 43h-46v-7h7v194h-7v-7h46v7-7l28-7v7l-3-4 17-17 8 3h-8l12-32 7 4h-7l3-46h7l-7 4-3-46h7l-7 3-12-31h8l-8 3-17-18 3-3v7l-28-7v-7z">
          <text:p/>
        </draw:path>
        <draw:polygon draw:style-name="gr3" draw:text-style-name="P3" draw:layer="layout" svg:width="0.215cm" svg:height="0.025cm" svg:x="27.735cm" svg:y="17.85cm" svg:viewBox="0 0 216 26" draw:points="0,0 0,26 216,26 216,0">
          <text:p/>
        </draw:polygon>
        <draw:path draw:style-name="gr3" draw:text-style-name="P3" draw:layer="layout" svg:width="0.229cm" svg:height="0.039cm" svg:x="27.728cm" svg:y="17.843cm" svg:viewBox="0 0 230 40" svg:d="M10 7v25h-3v-7h216v7h-7v-25h7v7h-216v-7zM7 0h216 7v7 25 8h-7-216-7v-8-25-7z">
          <text:p/>
        </draw:path>
        <draw:polygon draw:style-name="gr3" draw:text-style-name="P3" draw:layer="layout" svg:width="0.159cm" svg:height="0.25cm" svg:x="26.768cm" svg:y="16.873cm" svg:viewBox="0 0 160 251" draw:points="0,251 160,251 160,223 33,223 33,135 146,135 146,107 33,107 33,33 157,33 157,0 0,0">
          <text:p/>
        </draw:polygon>
        <draw:path draw:style-name="gr3" draw:text-style-name="P3" draw:layer="layout" svg:width="0.173cm" svg:height="0.264cm" svg:x="26.761cm" svg:y="16.866cm" svg:viewBox="0 0 174 265" svg:d="M7 251h160v7h-7v-28h7v7h-128-7v-7-86-7h7 113v7h-7v-31h7v7h-113-7v-7-74-7h7 125v7h-9v-32h9v7h-157v-7h7v251h-7zM0 258v-251-7h7 157 7v7 32 7h-7-125v-7h7v74h-7v-7h113 8v7 31 4h-8-113v-4h7v86h-7v-7h128 7v7 28 7h-7-160-7z">
          <text:p/>
        </draw:path>
        <draw:polygon draw:style-name="gr3" draw:text-style-name="P3" draw:layer="layout" svg:width="0.215cm" svg:height="0.025cm" svg:x="27.735cm" svg:y="17.183cm" svg:viewBox="0 0 216 26" draw:points="0,0 0,26 216,26 216,0">
          <text:p/>
        </draw:polygon>
        <draw:path draw:style-name="gr3" draw:text-style-name="P3" draw:layer="layout" svg:width="0.229cm" svg:height="0.039cm" svg:x="27.728cm" svg:y="17.176cm" svg:viewBox="0 0 230 40" svg:d="M10 7v26h-3v-7h216v7h-7v-26h7v7h-216v-7zM7 0h216 7v7 26 7h-7-216-7v-7-26-7z">
          <text:p/>
        </draw:path>
        <draw:polygon draw:style-name="gr3" draw:text-style-name="P3" draw:layer="layout" svg:width="0.166cm" svg:height="0.251cm" svg:x="26.768cm" svg:y="16.206cm" svg:viewBox="0 0 167 252" draw:points="0,252 36,252 36,138 142,138 142,106 36,106 36,32 167,32 167,0 0,0">
          <text:p/>
        </draw:polygon>
        <draw:path draw:style-name="gr3" draw:text-style-name="P3" draw:layer="layout" svg:width="0.176cm" svg:height="0.265cm" svg:x="26.765cm" svg:y="16.199cm" svg:viewBox="0 0 177 266" svg:d="M3 255h36v4h-7v-113-7h7 106v7h-7v-32h7v7h-106-7v-7-74-8h7 131v8h-7v-33h7v7h-167v-7h7v252h-7zM0 259v-252-7h3 167 7v7 33 7h-7-131v-7h7v74h-7v-7h106 7v7 32 3h-7-106v-3h7v113 7h-7-36-3z">
          <text:p/>
        </draw:path>
        <draw:polygon draw:style-name="gr3" draw:text-style-name="P3" draw:layer="layout" svg:width="0.215cm" svg:height="0.024cm" svg:x="27.735cm" svg:y="16.517cm" svg:viewBox="0 0 216 25" draw:points="0,0 0,25 216,25 216,0">
          <text:p/>
        </draw:polygon>
        <draw:path draw:style-name="gr3" draw:text-style-name="P3" draw:layer="layout" svg:width="0.229cm" svg:height="0.038cm" svg:x="27.728cm" svg:y="16.51cm" svg:viewBox="0 0 230 39" svg:d="M10 8v24h-3v-7h216v7h-7v-24h7v7h-216v-7zM7 0h216 7v8 24 7h-7-216-7v-7-24-8z">
          <text:p/>
        </draw:path>
        <draw:polygon draw:style-name="gr3" draw:text-style-name="P3" draw:layer="layout" svg:width="0.187cm" svg:height="0.265cm" svg:x="26.747cm" svg:y="15.532cm" svg:viewBox="0 0 188 266" draw:points="163,227 170,259 188,259 188,124 95,124 95,156 153,156 153,159 149,192 135,217 117,231 95,238 71,231 53,209 39,178 35,134 39,89 53,57 71,39 99,32 117,36 132,46 142,60 149,85 185,85 174,50 156,25 132,7 99,0 60,11 28,39 7,78 0,134 7,192 28,234 57,259 92,266 113,266 135,259 149,245">
          <text:p/>
        </draw:polygon>
        <draw:path draw:style-name="gr3" draw:text-style-name="P3" draw:layer="layout" svg:width="0.201cm" svg:height="0.275cm" svg:x="26.74cm" svg:y="15.529cm" svg:viewBox="0 0 202 276" svg:d="M177 230l8 32h-8v-4h18v4h-7v-134h7v7h-92v-7h7v32h-7v-8h57 7v8 3l-4 32v3l-14 25-17 18h-4l-21 3-4 4v-4l-25-3-4-4-21-21-11-32h-3l-4-46v-3l4-42 14-36 21-21h4l29-7 21 4 14 10h4l10 18v3l7 25h-7v-7h36v7h-7l-8-35h4l-4 3-17-24 7-4-7 4-25-18 7-4-3 7-32-7v-8l3 8-43 11v-7l4 3-32 29-4-4h4l-18 42-7-3 7 3-7 53h-7 7l7 57h-7l7-4 18 43-4 3 4-7 28 25-3 7 3-7 36 10v4l-3-7h21l4 7-4-7 18-7 3 7-3-7 14-11 3 4-3-4 14-17 7-11zM177 234l-14 17h-3l-14 14-21 7-22 4h-3l-36-7h-4v-4l-28-24h-4v-4l-17-42h-4l-7-57 7-56h4l17-42v-4h4l28-29h4l43-7h3l32 3v4l25 15h3l18 28 11 39 3 7h-10-36-3l-4-7-3-21h3-3l-11-18h4l-4 4-14-11 4-3v3l-18-3v-4 4l-26 7-3-4 7 4-21 21-4-7 7 3-14 32-7-3 7 3-4 42h-7l7-3 4 46h-7 7l14 31h-7l4-3 21 21-7 4 3-7 26 7-4 7v-7l22-7 3 7-7-4 21-18 4 8-7-4 10-25 7 4h-7l4-35 7 3h-7v-3h7v7h-57-7v-7-32-7h7 92 7v7 134 7h-7-18-7v-4l-7-35h7z">
          <text:p/>
        </draw:path>
        <draw:polygon draw:style-name="gr3" draw:text-style-name="P3" draw:layer="layout" svg:width="0.215cm" svg:height="0.028cm" svg:x="27.735cm" svg:y="15.85cm" svg:viewBox="0 0 216 29" draw:points="0,0 0,29 216,29 216,0">
          <text:p/>
        </draw:polygon>
        <draw:path draw:style-name="gr3" draw:text-style-name="P3" draw:layer="layout" svg:width="0.229cm" svg:height="0.039cm" svg:x="27.728cm" svg:y="15.843cm" svg:viewBox="0 0 230 40" svg:d="M10 7v29h-3v-7h216v7h-7v-29h7v7h-216v-7zM7 0h216 7v7 29 4h-7-216-7v-4-29-7z">
          <text:p/>
        </draw:path>
        <draw:path draw:style-name="gr3" draw:text-style-name="P3" draw:layer="layout" svg:width="0.945cm" svg:height="0.543cm" svg:x="15.088cm" svg:y="17.395cm" svg:viewBox="0 0 946 544" svg:d="M448 544l-60-158h-247l-64 158h-77l222-544h85l219 544zM264 53l-3 10c-7 22-18 50-28 85l-71 181h205l-71-184c-7-18-14-36-21-60zM872 421v123h-67v-123h-257v-53l250-368h74v364h74v57zM805 78c0 0-3 7-10 17-7 14-11 21-15 28l-141 206-21 28-3 7h190z">
          <text:p/>
        </draw:path>
        <draw:path draw:style-name="gr3" draw:text-style-name="P3" draw:layer="layout" svg:width="0.953cm" svg:height="0.554cm" svg:x="15.084cm" svg:y="17.388cm" svg:viewBox="0 0 954 555" svg:d="M452 551l-64-158 4-4v7h-247v-7l3 4-63 158v4h-4-77-4v-4l223-548 3-3h85 3v3l219 548v4h-4-77zM452 548h77v3h-3l-219-544h4v4h-85v-4h4l-223 544h-3v-3h77v3h-3l63-162v-4h4 247 3v4l64 162h-7zM272 61l-4 14-3-4 3 4c-7 21-17 46-28 81l-70 180-4-3v-4h205v4l-4 3-70-180 3-3-3 3c-7-17-14-39-22-60l4-3-4 3-10-35h3zM272 61l11 32c7 21 14 42 21 60l70 180v3h-3-205-7l4-3 70-180 4 3-4-3c11-32 21-60 28-82l4-10 3-14zM880 428v123 4h-4-67-3v-4-123h3v3h-258-4v-3-57l252-368v-3h3 74 4v7 364h-4v-3h74 4v3 57 3h-4-74v-3zM876 424h74v4h-3v-57h3v4h-74-7v-4-364h7v4h-74v-4h4l-252 368-3-4h3v57h-3v-4h258 4v4 123h-4v-3h67v3h-7v-123-4zM813 86c0 3-4 10-11 21-7 10-14 21-14 24l-141 205-21 32-8 7-4-4v-3h195v3h-3v-285h3zM813 86v285 4h-4-195-7l4-7 7-7 3 3-3-3 22-28 3 3-3-3 141-205 3 3-3-3c3-4 7-14 14-25 7-14 11-17 11-21l7-25z">
          <text:p/>
        </draw:path>
        <draw:frame draw:style-name="gr4" draw:text-style-name="P2" draw:layer="layout" svg:width="0.609cm" svg:height="0.997cm" svg:x="25.34cm" svg:y="17.096cm">
          <draw:image xlink:href="Pictures/100002010000004800000075AA42C529A3A36104.png" xlink:type="simple" xlink:show="embed" xlink:actuate="onLoad">
            <text:p/>
          </draw:image>
        </draw:frame>
        <draw:polygon draw:style-name="gr5" draw:text-style-name="P2" draw:layer="layout" svg:width="0.61cm" svg:height="1.002cm" svg:x="25.34cm" svg:y="17.095cm" svg:viewBox="0 0 611 1003" draw:points="0,0 0,1003 222,1003 222,611 377,611 377,456 222,456 222,289 611,289 611,4">
          <text:p/>
        </draw:polygon>
        <draw:frame draw:style-name="gr4" draw:text-style-name="P2" draw:layer="layout" svg:width="0.877cm" svg:height="0.881cm" svg:x="25.629cm" svg:y="17.307cm">
          <draw:image xlink:href="Pictures/100002010000006700000067CE81CE34F6A45362.png" xlink:type="simple" xlink:show="embed" xlink:actuate="onLoad">
            <text:p/>
          </draw:image>
        </draw:frame>
        <draw:polygon draw:style-name="gr6" draw:text-style-name="P2" draw:layer="layout" svg:width="0.878cm" svg:height="0.879cm" svg:x="25.629cm" svg:y="17.31cm" svg:viewBox="0 0 879 880" draw:points="703,85 572,159 516,138 459,0 375,4 336,148 280,173 141,113 84,180 159,307 141,364 0,420 3,505 148,544 176,600 116,739 180,795 311,721 368,742 421,880 509,876 548,732 601,703 738,767 798,700 720,568 742,512 879,459 876,371 731,332 706,279 766,141">
          <text:p/>
        </draw:polygon>
        <draw:polygon draw:style-name="gr6" draw:text-style-name="P2" draw:layer="layout" svg:width="0.314cm" svg:height="0.314cm" svg:x="25.911cm" svg:y="17.593cm" svg:viewBox="0 0 315 315" draw:points="227,14 252,28 276,49 294,74 308,103 315,131 315,163 311,195 301,223 287,251 266,272 241,290 212,304 183,311 152,315 120,311 92,300 67,283 42,262 25,237 11,212 4,180 0,149 4,117 14,88 32,63 53,38 78,21 106,7 134,0 166,0 198,3">
          <text:p/>
        </draw:polygon>
        <draw:path draw:style-name="gr3" draw:text-style-name="P3" draw:layer="layout" svg:width="1.027cm" svg:height="0.364cm" svg:x="14.795cm" svg:y="15.779cm" svg:viewBox="0 0 1028 365" svg:d="M128 44v236h-35v-236h-93v-33h223v33zM273 75v131c0 14 0 25 3 32 4 7 7 14 14 17 4 4 14 4 25 4 18 0 28-4 39-18 10-10 14-28 14-46v-120h35v163c0 24 0 38 0 42h-32v-4c0-3 0-7 0-10-3-4-3-11-3-18-7 11-18 21-25 28-10 7-24 11-39 11-24 0-38-7-49-18-11-10-18-31-18-56v-138zM534 280c-11 3-25 3-36 3-28 0-42-14-42-45v-138h-25v-25h29l10-46h21v46h39v25h-39v131c0 10 0 17 4 21 3 3 10 7 18 7 3 0 10-4 21-4zM562 280v-280h32v280zM671 185c0 24 4 42 14 56 11 14 25 18 43 18 14 0 28-4 35-7 11-7 18-14 21-25l28 11c-10 31-38 49-84 49-28 0-53-11-67-28-18-18-25-46-25-81 0-36 7-60 25-78 14-21 35-28 67-28 60 0 91 35 91 109v4zM784 160c-3-21-7-39-17-46-11-10-25-17-39-17-18 0-32 7-39 17-11 11-18 25-18 46zM869 365c-7 0-18-4-25-4v-25c7 0 14 0 18 0 21 0 39-17 49-49l4-7-81-205h35l46 113c0 4 0 4 3 7 0 4 4 11 7 25 4 14 7 21 7 25l14-39 46-131h36l-78 205c-11 25-18 39-25 49-7 11-17 22-24 25-11 7-22 11-32 11z">
          <text:p/>
        </draw:path>
        <draw:path draw:style-name="gr3" draw:text-style-name="P3" draw:layer="layout" svg:width="1.034cm" svg:height="0.367cm" svg:x="14.791cm" svg:y="15.776cm" svg:viewBox="0 0 1035 368" svg:d="M135 46v240 4h-4-35-4v-4-240h4v3h-92-4v-3-32h4 223v32 3h-96v-3zM131 42h96v4h-3v-32h3v3h-223v-3h4v32h-4v-4h92 3v4 240h-3v-3h35v3h-4v-240-4zM280 77v132c0 14 0 25 4 32 3 7 7 10 10 14 4 3 14 3 25 3 14 0 28-3 35-14 11-10 14-28 14-46v-121-3h4 35 4v3 164c0 24 0 38 0 42v7h-4-32-3v-4c0 0 0-3 0-7 0-3 0-3 0-10 0 0 0-7 0-18v4-4h3c-7 14-17 25-28 32-10 7-24 7-39 7-24 0-42-4-53-14-10-14-17-32-17-60v-139-3h3 36 3zM277 81h-36v-4h4v139c0 28 3 42 14 53 11 14 28 17 49 17 15 0 25-3 36-10 10-4 17-14 28-28h3v3c0 11 0 14 0 18 4 7 4 7 4 10 0 4 0 4 0 4l-4 3v-3h32v3h-3c0-7 0-21 0-45v-164h3v4h-35v-4h3v121c0 21-7 39-17 50-7 10-21 17-39 17-11 0-21-3-28-3-4-4-11-11-14-18-4-10-4-21-4-35v-132h4zM538 286c-11 4-25 4-36 4-28 0-45-18-45-49v-139h3v4h-25v-4-25-3h29v3h-4l11-46v-3h3 21 4v3 46h-4v-3h39v3 25 4h-39v-4h4v132c0 10 0 17 3 21 4 3 7 3 15 3 3 0 10 0 17-3h7v3 25 3zM534 283v-25h4v4c-11 0-18 3-21 3-8 0-15-3-18-7-7-7-7-14-7-24v-132-3h3 39v3h-3v-25h3v4h-39-3v-4-46h3v4h-21v-4l-10 46v4h-29v-4h4v25h-4v-3h25 4v3 139c0 31 10 45 38 45 11 0 22-3 32-3h4zM562 286v-283-3h4 32 3v3 283 4h-3-32-4zM566 283h32v3h-4v-283h4-32v283zM679 188c0 24 3 42 14 56 7 11 21 18 39 18 14 0 28-4 35-11 7-3 14-10 18-21v-3l3 3 28 7h4v4c-14 35-42 49-88 49-32 0-53-7-71-28-17-18-25-46-25-81 0-37 8-65 25-82 18-18 39-29 71-29 63 0 91 39 91 114v4 3h-148v-3zM675 184h148v4h-3v-4c0-71-28-107-88-107-28 0-53 7-67 25s-21 42-21 79c0 35 7 63 21 81 14 14 39 24 67 24 42 0 70-17 81-45h3v3l-31-10 3-4c-3 14-7 21-17 28-11 4-25 7-39 7-18 0-36-7-46-21-7-14-14-32-14-56v-4zM785 163c-4-22-7-36-18-47-7-10-21-14-35-14-18 0-28 7-39 14-7 14-14 25-14 47h-4v-4h113v4zM788 167h-113-3v-4c0-22 7-36 17-50 11-11 25-18 43-18 17 0 31 7 42 18 7 10 14 28 14 50zM873 368c-7 0-18 0-25 0v-4-25-3h4c3 0 10 0 14 0 21 0 35-14 49-46l4-7v3l-85-209v-3h4 35 3v3l46 114c0 4 0 4 0 7 0 4 4 11 11 25 3 14 7 21 7 25h-4-3l14-39h3-3l46-132v-3h3 36 3v3l-81 209c-7 22-14 39-25 50-7 10-14 21-24 25-7 7-18 7-32 7zM873 364c10 0 21-3 28-7 11-7 18-14 25-25 7-10 14-24 24-49l4 3-4-3 78-206h4v4h-36v-4l-42 132-14 42-4 7-3-10c0 0 0-7-7-25-4-14-7-21-7-25-4 0-4-3-4-3l4-4-4 4-42-118v4h-35v-4h3l81 206v3l-3 8h-4 4c-11 31-32 49-53 49-4 0-11 0-18 0v-4h4v25h-4l4-3c3 3 14 3 21 3z">
          <text:p/>
        </draw:path>
        <draw:path draw:style-name="gr3" draw:text-style-name="P3" draw:layer="layout" svg:width="1.277cm" svg:height="0.289cm" svg:x="14.806cm" svg:y="16.566cm" svg:viewBox="0 0 1278 290" svg:d="M0 287v-25c7-14 14-28 24-39 7-10 18-21 29-32 10-10 21-17 31-24 11-11 18-18 28-25 8-7 15-18 18-25 7-10 11-21 11-31 0-14-4-25-14-37-11-7-22-10-39-10-11 0-25 3-35 10-11 8-15 19-18 37l-32-4c0-21 11-40 25-54 17-14 39-17 60-17 28 0 49 3 67 17 14 14 21 33 21 58 0 10-4 21-7 31-7 11-14 22-21 32-11 11-28 25-57 46-14 14-24 25-35 35-7 7-14 18-18 28h142v29zM201 290l77-290h32l-81 290zM338 287v-29h67v-212l-60 47v-36l64-43h32v244h67v29zM730 213c0 24-7 42-25 56-14 14-39 21-67 21s-49-7-67-17c-18-15-25-32-28-57l35-3c4 31 25 49 60 49 18 0 32-4 39-14 11-7 18-21 18-39 0-14-7-25-18-32-14-10-28-14-49-14h-22v-28h22c17 0 31-7 42-14 10-7 18-21 18-35s-8-25-15-37c-10-7-21-10-38-10-15 0-29 3-36 10-10 8-14 19-17 33h-36c4-25 11-43 29-54 17-14 35-17 60-17 28 0 49 3 63 17 18 11 25 33 25 54 0 18-7 32-14 42-11 11-25 18-46 25 21 0 39 7 49 18 11 14 18 28 18 46zM747 290l78-290h32l-78 290zM885 287v-29h67v-212l-60 47v-36l64-43h31v244h67v29zM1278 213c0 24-7 42-25 56-14 14-39 21-67 21s-54-7-68-21c-18-14-25-32-25-56 0-18 4-36 14-46 11-11 21-18 39-21v-4c-14 0-28-11-35-21-7-14-14-25-14-42 0-22 7-37 24-51 15-14 40-17 65-17 28 0 46 3 63 17 15 11 22 29 22 54 0 14-4 28-11 39-11 14-21 21-35 21v4c17 3 28 10 39 21 10 10 14 28 14 46zM1235 82c0-33-14-47-49-47-18 0-33 4-40 11-7 8-14 22-14 36s7 28 14 35c12 11 22 14 40 14s28-3 39-10c7-11 10-21 10-39zM1242 209c0-18-3-32-14-39-10-7-24-14-42-14s-33 7-43 14c-11 11-15 21-15 39 0 35 18 57 58 57 21 0 35-4 42-15 11-10 14-24 14-42z">
          <text:p/>
        </draw:path>
        <draw:path draw:style-name="gr3" draw:text-style-name="P3" draw:layer="layout" svg:width="1.284cm" svg:height="0.297cm" svg:x="14.802cm" svg:y="16.562cm" svg:viewBox="0 0 1285 298" svg:d="M0 291v-25c7-18 14-28 25-42 10-11 21-21 32-32 10-7 21-18 31-25 7-8 18-15 25-25 11-8 14-15 21-25 4-7 7-18 7-28 0-14-3-25-14-32-7-7-18-14-35-14-11 0-25 7-32 14-11 7-14 18-18 32v3h-3l-35-3-4-4h4c0-25 10-42 28-53 14-14 35-21 60-21 28 0 53 7 67 21 14 11 25 32 25 57 0 10-4 21-11 31-4 11-11 22-21 32-11 12-28 29-53 51l-4-4 4 4c-14 10-28 24-35 31-11 11-15 18-18 28h-4v-3h142 3v3 29 3h-3-180-4zM4 287h180v4h-4v-29h4v4h-142-3v-7c3-7 10-18 21-28 7-11 21-21 35-32 25-21 43-40 53-50 11-11 18-22 21-32 4-7 7-18 7-28 0-25-7-43-21-53-14-14-35-21-63-21-21 0-43 7-57 21-14 10-24 28-28 49v-3l32 3v4c0-18 7-29 18-39 10-7 21-11 35-11 17 0 32 4 42 11 7 10 14 25 14 39 0 10-3 21-10 31-4 11-11 18-22 25-7 11-17 19-24 26-11 7-21 17-32 28-11 7-21 18-32 28-7 11-14 25-21 39h-3 3v25h-3zM201 294l78-294h3 32 4v4l-82 290v4h-3-28-4zM205 291h28v3l78-294 3 4h-32 4l-78 290h-3zM339 291v-29-3h3 67v3h-3v-212h3l4 3-64 43-3 3v-3-36-3l67-42h32 3v3 244h-3v-3h67 3v3 29 3h-3-170-3zM342 287h170v4h-4v-29h4v4h-67-4v-4-244h4-32l-64 46v-4h4v36h-4l-3-4 63-46 4-3v7 212 4h-4-67v-4 29zM737 217c0 24-10 45-24 60-18 14-43 21-71 21s-53-7-67-18c-18-14-28-35-32-60h4l35-7h4v4c3 31 21 45 56 45 18 0 28-3 39-10 7-11 14-21 14-39 0-14-7-21-18-32-10-7-24-10-45-10h-22-3v-4-29-4h3 22c17 0 31-3 42-14 7-7 14-17 14-31s-4-25-14-32c-7-7-18-14-35-14-15 0-25 7-36 14-7 7-14 18-14 28v4h-3l-36-4h-3c3-25 14-42 28-56 18-11 39-18 64-18 28 0 49 7 67 18 14 14 21 31 21 56 0 18-4 32-14 46-11 11-25 18-43 21h-3 3-3l3-3c18 3 36 10 50 22 10 10 17 28 17 46zM730 217c0-18-3-32-14-43-14-10-28-18-49-22v-3c21-4 32-11 42-22 11-10 14-24 14-42 0-21-7-39-21-49-14-14-35-21-63-21-25 0-43 7-57 17-17 14-28 32-28 53h-4v-3l36 3h-4c4-14 7-25 18-35 10-7 24-11 39-11 17 0 31 4 42 14 7 7 11 22 11 36s-4 28-15 38c-10 7-28 11-45 11h-22 4v29h-4v-3h22c21 0 38 7 49 14 14 7 21 21 21 35 0 21-7 32-18 42-10 11-24 15-42 15-35 0-60-18-63-50l3-3v3l-35 4v-4c3 25 14 42 28 53 18 14 39 18 67 18s50-4 67-18c14-14 21-32 21-56zM748 294l81-294h32 3v4l-81 290v4h-32-3zM751 291h32v3h-3l77-294 4 4h-32 4l-78 290h-4zM886 291v-29-3h3 67v3-212l4 3-64 43-3 3v-3-36l3-3 64-42h31 4v3 244h-4v-3h67 4v3 29 3h-4-169-3zM889 287h169v4h-3v-29h3v4h-67-3v-4-244h3-31 3l-67 46v-4h4v36h-4v-4l60-46 4-3v7 212 4h-4-67v-4h4v29h-4zM1285 217c0 24-7 45-25 60-18 14-43 21-71 21-32 0-53-7-71-21-17-15-24-36-24-60 0-18 3-36 14-50 10-11 24-18 42-22v4h-3v-4h3v4c-18-4-28-11-39-22-7-14-14-28-14-45 0-22 11-39 25-50 18-14 39-21 67-21 25 0 49 7 64 18 18 14 25 31 25 56 0 14-3 28-14 42-7 11-22 18-36 22v-4h3v4h-3v-4c17 4 32 11 43 22 11 14 14 28 14 50zM1278 217c0-18-3-32-10-46-11-12-26-19-40-19l-4-3v-4h4c14-3 25-11 32-21 11-14 15-25 15-39 0-21-11-39-25-49-15-14-36-21-61-21-28 0-46 7-64 21-14 10-21 28-21 46 0 17 4 28 11 42 10 10 21 18 35 21h4v4 3h-4c-14 0-28 7-39 19-7 14-14 28-14 46 0 24 7 42 25 56 14 14 39 18 67 18s53-4 68-18c14-14 21-35 21-56zM1235 85c0-28-14-42-46-42-18 0-28 3-39 10-7 7-10 18-10 32s3 25 14 35c7 7 17 11 35 11 14 0 28-4 35-11s11-17 11-35zM1242 85c0 18-4 32-14 39-11 7-25 14-39 14-18 0-32-7-39-14-10-11-14-21-14-39 0-14 4-28 14-35 7-11 21-14 39-14 35 0 53 17 53 49zM1242 213c0-18-4-28-14-39-11-7-21-10-39-10s-32 3-39 14c-10 7-14 17-14 35 0 35 14 53 53 53 18 0 32-4 42-14 7-7 11-21 11-39zM1250 213c0 21-8 35-15 46-11 7-28 14-46 14-39 0-60-21-60-60 0-18 3-32 14-42 11-7 25-12 46-12 18 0 32 5 42 12 11 10 19 24 19 42z">
          <text:p/>
        </draw:path>
        <draw:path draw:style-name="gr3" draw:text-style-name="P3" draw:layer="layout" svg:width="0.522cm" svg:height="0.282cm" svg:x="15.18cm" svg:y="18.859cm" svg:viewBox="0 0 523 283" svg:d="M190 202c0 25-11 46-25 60-17 14-42 21-70 21s-50-7-67-17c-14-15-25-32-28-57l35-3c7 31 25 49 60 49 17 0 32-7 42-14 11-11 14-21 14-39 0-14-7-29-17-36-11-7-29-11-50-11h-17v-32h17c18 0 32-3 46-10 7-11 14-21 14-35s-3-29-14-36c-7-10-21-14-35-14-18 0-28 4-39 14-11 7-14 18-18 32l-35-3c4-22 14-39 28-50 18-14 39-21 64-21 24 0 46 7 63 21 14 11 21 28 21 53 0 18-3 32-14 42-10 11-24 18-42 22 21 3 35 10 49 21 11 10 18 25 18 43zM244 109v-42h35v42zM244 280v-43h35v43zM484 216v64h-32v-64h-127v-28l124-181h35v181h39v28zM452 46c0 0-3 3-7 7-3 7-3 11-7 14l-71 102-10 15v4h95z">
          <text:p/>
        </draw:path>
        <draw:path draw:style-name="gr3" draw:text-style-name="P3" draw:layer="layout" svg:width="0.529cm" svg:height="0.286cm" svg:x="15.176cm" svg:y="18.859cm" svg:viewBox="0 0 530 287" svg:d="M194 202c0 28-7 49-25 64-17 14-38 21-70 21-28 0-50-7-67-21-18-11-28-32-32-57v-3h4l35-4h3v4c4 31 25 45 57 45 17 0 28-3 39-10 10-11 14-21 14-39 0-14-4-25-14-32-11-7-29-10-50-10h-17-4v-4-32-3h4 17c18 0 32-4 43-11 10-7 14-18 14-32s-4-25-11-32c-7-11-21-14-35-14-18 0-28 3-39 10-7 11-14 18-14 32v4h-4l-35-4v-3c0-22 11-39 28-53 14-14 39-18 64-18 28 0 49 4 63 18 18 14 25 31 25 56 0 18-7 33-14 47-11 11-25 18-46 21v-3h4v3h-4v-3c21 0 39 7 49 21 11 10 18 28 18 42zM187 202c0-14-4-28-14-39-11-10-25-17-46-21h-4v-3l4-4c18-3 32-7 39-21 10-7 14-26 14-40 0-21-7-39-21-53-14-10-36-17-60-17-25 0-46 7-60 17-18 14-25 28-28 53l-4-3h35v3h-3c3-14 10-28 21-35 7-7 21-11 39-11 14 0 28 4 39 11 10 10 14 21 14 39 0 14-7 29-18 36-11 10-28 14-46 14h-17v-4 32-3h17c21 0 39 3 53 14 11 7 18 21 18 35 0 18-7 32-18 42-10 7-25 11-42 11-35 0-57-14-60-49v3l-35 4v-4h3c4 25 11 39 28 53 14 14 36 18 64 18s49-7 67-18c14-14 21-35 21-60zM243 110v-43h4 35 4v43 4h-4-35-4zM247 107h35v3h-3v-43h3v4h-35v-4 43zM243 280v-39-4h4 35 4v4 39 3h-4-35-4zM247 276h35v4h-3v-39h3-35v39zM491 216v64 3h-3-32-3v-3-64h3v4h-131-4v-4-24-4l128-184h4 35 3v3 185h-3v-4h39 3v4 24 4h-3-39v-4zM488 216h39-4v-24h4-39-4v-185h4-35l-125 185h-3 3v24h-3 131 4v64h-4v-4h32v4h-4v-64zM456 46c0 0 0 3-3 10-4 8-7 11-7 11h-4 4l-72 107-11 14-3 4v-4h96v4h-3v-146zM460 46v146h-4-96-7l3-4 4-4v4-4l10-14 72-103c0-3 4-7 7-14 0-7 4-7 4-11l7-17z">
          <text:p/>
        </draw:path>
        <draw:path draw:style-name="gr3" draw:text-style-name="P3" draw:layer="layout" svg:width="0.628cm" svg:height="0.293cm" svg:x="17.088cm" svg:y="18.848cm" svg:viewBox="0 0 629 294" svg:d="M177 291l-145-234v18 31 185h-32v-276h42l150 236c0-25-4-46-4-57v-179h35v276zM259 294l77-294h32l-81 294zM590 291l-32-82h-123l-32 82h-39l113-276h43l109 276zM495 43v7c-4 10-7 25-14 42l-35 88h102l-35-91c-4-7-7-18-11-29z">
          <text:p/>
        </draw:path>
        <draw:path draw:style-name="gr3" draw:text-style-name="P3" draw:layer="layout" svg:width="0.635cm" svg:height="0.3cm" svg:x="17.085cm" svg:y="18.845cm" svg:viewBox="0 0 636 301" svg:d="M176 294l-145-234h4l3 18v31 185 3h-3-32-3v-3-276-4h3 42 4v4l148 233-3 4h-4c0-25-3-46-3-57v-180-4h3 32 3v4 276 3h-3-43-3zM179 290h43v4-276 3h-32v-3h4v180c0 11 0 32 3 57v10l-7-10-148-234 3-3v3h-42v-3h4v276h-4v-4h32v4h-4v-185h4-4v-31h4-4v-18-11l4 7 148 234-4 4zM257 297l78-294 3-3h32 3l-3 7-78 290v4h-3-32-3zM257 294h32v3h-4l81-294h4v4h-32v-4l4 4-81 290h-4zM590 294l-32-78 3-3v3h-123v-3l4 3-32 78v3h-4-40-3v-7l114-272v-4h3 43v4l109 272 4 7h-4-39-3zM593 290h39v4h-4l-109-273 4-3v3h-43v-3 3l-110 273h-4v-4h40v4l-3-4 31-77v-4h4 123 4v4l32 77-4 4zM501 46v7h-3 3c-3 10-10 25-14 42l-35 89h-3v-3h102v3h-4l-35-89 4-3-4 3c-3-10-7-21-11-32h4-4l-3-17zM501 46l8 14c3 14 7 21 10 32l35 89v7h-3-102-4v-7l35-89 4 3-4-3c7-18 11-32 14-39l4-7v-7z">
          <text:p/>
        </draw:path>
        <draw:path draw:style-name="gr3" draw:text-style-name="P3" draw:layer="layout" svg:width="4.907cm" svg:height="0.519cm" svg:x="18.609cm" svg:y="15.458cm" svg:viewBox="0 0 4908 520" svg:d="M289 407l-113-167-120 167h-56l148-199-138-187h60l106 152 102-152h60l-134 184 145 202zM352 520v-35h325v35zM744 272c0 32 7 60 21 78s35 29 64 29c21 0 35-4 49-14 14-11 21-18 28-33l43 11c-18 46-57 71-120 71-46 0-78-14-103-39-21-25-31-64-31-117 0-50 10-85 31-113 25-25 57-39 99-39 88 0 131 53 131 159v7zM906 233c-3-32-10-53-25-70-14-15-31-22-56-22s-42 11-56 25c-15 18-22 39-25 67zM1206 407v-188c0-18-3-32-7-46-4-10-11-18-18-21-10-7-21-7-35-7-25 0-42 7-56 25-14 14-22 35-22 67v170h-49v-234c0-32 0-53 0-60h46v7c0 4 0 7 0 11 0 7 0 17 0 32 14-22 28-36 42-43 14-10 32-14 53-14 32 0 57 7 74 25 14 14 21 42 21 81v195zM1513 361c-7 21-21 32-35 39-14 10-32 14-57 14-35 0-63-14-81-39s-25-61-25-114c0-102 36-155 106-155 25 0 43 4 57 14 14 7 28 18 35 39h3l-3-35v-124h49v347c0 32 4 53 4 60h-46c-4 0-4-7-4-18 0-10 0-21 0-28zM1365 258c0 42 7 74 17 92 11 18 29 25 53 25 29 0 50-7 60-28 14-19 18-50 18-89 0-43-4-71-18-88-10-18-31-29-60-29-24 0-42 11-53 29-10 17-17 49-17 88zM1594 520v-35h325v35zM1947 50v-50h49v50zM1947 407v-294h49v294zM2261 361c-11 21-21 32-39 39-14 10-32 14-53 14-39 0-67-14-85-39-17-25-24-61-24-114 0-102 35-155 109-155 21 0 39 4 53 14 18 7 28 18 39 39v-35-124h49v347c0 32 0 53 0 60h-46c-3 0-3-7-3-18 0-10 0-21 0-28zM2109 258c0 42 7 74 18 92 10 18 28 25 53 25 28 0 49-7 60-28 14-19 21-50 21-89 0-43-7-71-21-88-11-18-32-29-60-29-25 0-43 11-53 29-11 17-18 49-18 88zM2384 407v-407h50v407zM2547 272c0 32 7 60 21 78 10 18 32 29 60 29 21 0 39-4 49-14 14-11 25-18 28-33l43 11c-18 46-57 71-120 71-46 0-78-14-99-39-25-25-35-64-35-117 0-50 10-85 35-113 21-25 53-39 95-39 88 0 131 53 131 159v7zM2705 233c-3-32-10-53-24-70-11-15-32-22-57-22-24 0-42 11-56 25-14 18-21 39-21 67zM2818 407v-227c0-21 0-42 0-67h46c0 32 0 53 0 60h4c7-28 17-42 24-53 11-10 25-14 46-14 7 0 11 0 18 4v42c-7 0-14 0-25 0-21 0-35 7-46 25-10 17-17 42-17 77v153zM2956 520v-35h328v35zM3312 50v-50h53v50zM3312 407v-294h53v294zM3627 407v-188c0-18 0-32-7-46 0-10-7-18-18-21-7-7-17-7-35-7-25 0-42 7-56 25-14 14-21 35-21 67v170h-51v-234c0-32 0-53 0-60h47v7c0 4 0 7 0 11 0 7 0 17 4 32 10-22 24-36 38-43 14-10 32-14 57-14 32 0 56 7 70 25 14 14 21 42 21 81v195zM3973 325c0 29-11 50-32 68-21 14-49 21-88 21s-67-7-85-18c-21-14-35-31-39-57l43-11c3 19 14 30 24 37 15 10 32 10 57 10s42-3 53-10c14-7 17-18 17-37 0-10-3-21-10-28s-21-10-39-18l-35-7c-28-7-50-17-60-21-11-10-21-17-28-28s-11-21-11-35c0-28 11-50 28-64 21-14 50-21 85-21 32 0 60 7 77 18 18 10 32 28 36 56l-43 4c-3-11-10-21-21-29-14-7-28-10-49-10s-39 3-50 10c-10 4-14 18-14 29 0 10 0 14 4 21 7 7 14 10 21 14 7 3 25 11 53 18 28 3 46 10 56 17 11 4 22 11 29 18s10 14 14 25c3 7 7 17 7 28zM4072 272c0 32 7 60 21 78s32 29 60 29c21 0 39-4 49-14 14-11 25-18 28-33l43 11c-18 46-57 71-120 71-43 0-78-14-99-39-25-25-35-64-35-117 0-50 10-85 35-113 21-25 53-39 95-39 88 0 131 53 131 159v7zM4230 233c-3-32-10-53-24-70-11-15-32-22-57-22-21 0-42 11-56 25-14 18-21 39-21 67zM4343 407v-227c0-21 0-42 0-67h46c0 32 0 53 0 60h4c7-28 17-42 28-53 7-10 21-14 42-14 7 0 11 0 18 4v42c-7 0-14 0-25 0-21 0-35 7-46 25-10 17-17 42-17 77v153zM4643 407c-18 3-35 7-49 7-39 0-60-25-60-67v-199h-32v-35h35l14-67h32v67h53v35h-53v187c0 15 4 26 7 30 4 7 11 10 25 10 7 0 14-3 28-3zM4908 325c0 29-11 50-32 68-21 14-49 21-88 21-36 0-64-7-85-18-18-14-32-31-39-57l46-11c4 19 11 30 25 37 14 10 32 10 53 10 24 0 46-3 56-10 11-7 18-18 18-37 0-10-7-21-14-28s-21-10-39-18l-32-7c-32-7-49-17-63-21-11-10-22-17-29-28-3-11-10-21-10-35 0-28 10-50 32-64 17-14 45-21 84-21 32 0 57 7 78 18 18 10 28 28 35 56l-46 4c-3-11-7-21-21-29-10-7-28-10-46-10-24 0-42 3-49 10-14 4-18 18-18 29 0 10 4 14 7 21 4 7 11 10 18 14 11 3 28 11 56 18 25 3 46 10 57 17 10 4 21 11 25 18 7 7 14 14 17 25 4 7 4 17 4 28z">
          <text:p/>
        </draw:path>
        <draw:path draw:style-name="gr3" draw:text-style-name="P3" draw:layer="layout" svg:width="4.914cm" svg:height="0.522cm" svg:x="18.605cm" svg:y="15.458cm" svg:viewBox="0 0 4915 523" svg:d="M293 409l-117-169h4l-116 169h-4-56-4v-3l148-201 4 3h-4l-134-183-3-7h3 60v3l106 152h-4l106-152v-3h60 4l-4 7-130 180h-4 4l141 201 3 3h-3zM293 402h60v4l-4 3-141-204h-3 3l131-184h3v4h-60v-4l4 4-106 148v7l-4-7-105-148 3-4v4h-60v-4h4l134 184 3 3h-3l-145 201-3-3v-4h56v4l116-169 4-4v4l116 169h-3zM353 520v-35-4h3 325 3v4 35 3h-3-325-3zM356 516h325v4h-4v-35h4v3h-325v-3 35zM751 268c0 36 7 60 22 78 14 18 31 28 60 28 21 0 35-7 49-14 11-7 21-18 25-32v-3l3 3 43 11h3v3c-21 50-60 75-123 75-46 0-78-15-103-43-24-25-35-67-35-116 0-50 11-88 35-113 25-28 57-42 99-42 88 0 134 56 134 162v3 4h-3-212v-4zM748 265h212v3h-4v-3c0-106-39-155-127-155-42 0-74 10-95 38-21 25-32 60-32 110 0 49 11 88 32 113 21 24 56 38 99 38 60 0 98-24 116-67h4v4l-43-14c-3 14-14 25-25 32-14 10-31 14-52 14-29 0-50-11-64-29-14-17-21-45-21-81zM907 233c-4-32-11-53-25-67-11-14-28-21-53-21s-42 7-53 25c-14 14-21 35-25 63h-3v-3h162v3zM910 233h-162c0-28 7-53 21-67 14-18 35-28 60-28s46 10 60 25c11 14 21 38 21 70h4zM1207 406v-187c0-18-4-32-8-42-3-11-7-18-17-25-7-4-18-7-32-7-25 0-42 10-56 25-11 17-18 38-18 67v169 3h-4-49-3v-3-233c0-32 0-53 0-60v-3h3 46v3l3 7c0 4 0 7 0 11 0 7 0 17 0 32h-3v-4 4-4c11-18 25-32 39-42 14-11 35-14 56-14 32 0 60 10 74 24 14 18 25 46 25 85v194 3h-4-49-3zM1210 402h49v4h-3v-194c0-39-7-64-21-81-14-14-39-21-71-21-21 0-39 3-53 10-14 11-28 25-39 43v3h-3v-3c-4-15-4-25-4-32 0-4 0-7 0-11 0-3 0-7 0-7h4-46c4 7 4 28 4 60v233h-4v-4h49v4h-3v-169c0-32 7-53 21-71s35-25 60-25c14 0 28 4 35 7 11 4 18 15 22 25 3 11 7 28 7 46v187h-4zM1520 360c-10 21-21 32-35 42-17 7-35 15-60 15-35 0-67-15-81-39-21-29-28-67-28-117 0-106 35-158 109-158 25 0 43 3 60 14 14 7 25 21 35 38l-3 4v-4h3v4h-3v-35-124h49 4v346c0 32 0 49 0 60l3 3h-3-46-4v-3c-3 0-3-7-3-21 0-7 0-18 0-25h3v4h-3v-4zM1517 357h3 4v3c0 7 0 14 0 25 0 10 0 17 0 21v-4h46v4h-4c0-7-3-28-3-60v-346h3v4h-49v-4h3v124h-3 3v35h-3c-11-18-21-32-35-39s-32-10-57-10c-70 0-106 49-106 151 0 50 11 88 29 113 17 25 42 35 77 35 25 0 43-3 57-10 14-11 24-21 35-39zM1372 258c0 42 4 70 18 88 7 18 25 25 49 25 29 0 46-7 57-29 14-17 21-45 21-88 0-39-7-63-21-81-11-21-28-28-57-28-24 0-38 7-49 28-14 18-18 46-18 85zM1365 258c0-39 7-71 18-88 14-22 32-32 56-32 29 0 50 10 64 32 10 17 17 45 17 84 0 43-7 74-17 92-14 21-35 32-64 32-24 0-46-11-56-29-11-17-18-49-18-91zM1595 520v-35-4h3 325 3v4 35 3h-3-325-3zM1598 516h325v4h-4v-35h4v3h-325v-3 35zM1951 50v-50h49 4v50 3h-4-49zM1951 46h49v4-50 4h-49v-4h3v50h-3zM1951 406v-293-3h49 4v3 293 3h-4-49zM1951 402h49v4-293h-49 3v293h-3zM2265 360c-7 21-21 32-35 42-18 7-36 15-57 15-39 0-67-15-88-39-18-29-25-67-25-117 0-106 39-158 113-158 21 0 39 3 57 14 14 7 28 21 35 38v4-4 4h-4v-35-124h4 49v346c0 32 0 49 4 60v3h-4-46-3v-3c0 0 0-7-4-21 0-7 0-18 0-25h4v4zM2265 357h3v3c0 7 0 14 0 25 0 10 0 17 0 21v-4h46v4h-3c0-7 0-28 0-60v-346h3v4h-49v-4 124 35h-4c-10-18-21-32-35-39s-32-10-53-10c-74 0-109 49-109 151 0 50 10 88 28 113s42 35 81 35c21 0 39-3 53-10 14-11 25-21 35-39v-3zM2117 258c0 42 7 70 17 88 11 18 25 25 50 25 28 0 46-7 60-29 10-17 17-45 17-88 0-39-7-63-17-81-14-21-32-28-60-28-25 0-39 7-50 28-10 18-17 46-17 85zM2113 258c0-39 4-71 14-88 11-22 32-32 57-32 28 0 49 10 63 32 11 17 18 45 18 84 0 43-7 74-18 92-14 21-35 32-63 32-25 0-46-11-57-29-10-17-14-49-14-91zM2385 406v-406h3 50 3v406 3h-3-50-3zM2388 402h50v4h-4v-406h4v4h-50v-4h4v406h-4zM2551 268c0 36 7 60 21 78s35 28 60 28c21 0 35-7 49-14s21-18 25-32v-3l3 3 43 11h3v3c-17 50-60 75-123 75-46 0-78-15-103-43-21-25-35-67-35-116 0-50 14-88 35-113 25-28 57-42 99-42 88 0 134 56 134 162v3 4h-3-208zM2551 265h208v3h-4v-3c0-106-42-155-127-155-42 0-70 10-95 38-21 25-32 60-32 110 0 49 11 88 32 113 25 24 56 38 99 38 63 0 99-24 116-67h4v4l-46-14h3 4c-7 14-14 25-28 32-14 10-32 14-53 14-28 0-50-11-64-29-14-17-21-45-21-81v-3zM2706 233c-4-32-11-53-21-67-14-14-32-21-57-21-21 0-42 7-53 25-14 14-21 35-21 63h-3v-3h158v3zM2709 233h-158-4c0-28 7-53 21-67 18-18 36-28 60-28 25 0 46 10 60 25 11 14 21 38 25 70zM2819 406v-226c0-21 0-42 0-67v-3h3 46 4v3c0 32 0 53 0 60h-4v-3h4v3h-4c7-28 18-46 28-56 11-7 25-14 46-14 7 0 11 3 18 3h3v4 42 7l-3-4c-7 0-14-3-25-3-21 0-35 11-46 28-10 18-14 39-14 74v152 3h-3-50-3zM2822 402h50v4h-4v-152c0-35 7-60 18-77 10-18 28-29 49-29 11 0 18 0 25 4h-4v-42h4v3c-7-3-11-3-18-3-21 0-32 3-42 14-11 7-18 24-25 49h-3-4c0-7 0-28-3-60h3-46c4 25 4 46 4 67v226h-4zM2960 520v-35-4h328v4 35 3h-328zM2960 516h328v4h-4v-35h4v3h-328v-3h3v35h-3zM3316 50v-50h53v50 3h-53zM3316 46h53v4h-3v-50h3v4h-53v-4h4v50h-4zM3316 406v-293-3h53v3 293 3h-53zM3316 402h53v4h-3v-293h3-53 4v293h-4zM3628 406v-187c0-18 0-32-4-42-3-11-11-18-18-25-7-4-21-7-35-7-25 0-42 10-53 25-15 17-22 38-22 67v169 3h-3-50-3v-3-233c0-32 0-53 0-60v-3h3 46v3c4 0 4 0 4 7 0 4 0 7 0 11 0 7 0 17 0 32h-4v-4h4v4l-4-4c11-18 26-32 40-42 17-11 35-14 60-14 32 0 56 10 70 24 18 18 25 46 25 85v194 3h-4-49-3zM3631 402h49v4h-3v-194c0-39-7-64-21-81-14-14-35-21-67-21-25 0-39 3-57 10-14 11-29 25-39 43v3h-4v-3c0-15-4-25-4-32 0-4 0-7 0-11 0-3 0-7 0-7h4-46c4 7 4 28 4 60v233h-4v-4h50v4h-4v-169c0-32 7-53 22-71 14-18 35-25 60-25 18 0 28 4 39 7 7 4 14 15 18 25 3 11 7 28 7 46v187h-4zM3977 325c0 28-11 53-32 67s-49 25-88 25-67-8-88-22c-18-10-32-31-39-56v-4l46-10h3v3c4 14 11 25 25 32 11 7 28 11 53 11s42-4 53-11c10-7 14-18 14-32 0-10 0-17-11-24-7-7-17-14-35-18v-4 4l-35-11v-3 3c-28-7-50-14-64-21-10-7-21-14-28-24-7-11-11-25-11-39 0-28 11-50 32-64 18-14 46-21 85-21 32 0 60 4 77 14 22 14 36 32 39 60l-3 4-43 3h-3c-4-14-11-24-21-28-11-7-25-14-46-14s-39 7-46 10c-11 8-18 18-18 29 0 10 4 14 7 21 4 3 11 7 18 10 11 4 28 11 53 18 28 7 46 14 60 18 11 7 21 10 28 17s11 18 14 25c4 11 4 21 4 32zM3973 325c0-11-3-21-3-28-4-11-11-18-18-25-7-4-14-11-25-18-10-3-28-10-56-17-28-4-46-11-53-15-11-3-18-10-21-14-7-7-7-14-7-24 0-14 7-25 17-32 11-7 29-11 50-11s35 4 49 11c11 7 21 18 25 32h-4v-4l43-3v3c-7-25-18-42-36-53-21-10-45-17-77-17-35 0-64 7-81 21-18 14-28 32-28 60 0 14 3 24 10 35 7 7 14 18 25 25 14 7 32 14 60 21l35 7c18 7 32 11 39 21 10 7 14 18 14 28 0 18-7 29-18 39-14 7-31 11-56 11s-42-4-57-11c-14-7-21-21-28-39h4v4l-43 7 4-4c3 25 18 46 35 57 21 10 46 17 85 17 35 0 67-7 85-21 21-14 31-35 31-63zM4079 268c0 36 4 60 18 78s35 28 60 28c21 0 35-7 49-14s21-18 25-32v-3l3 3 43 11h3v3c-17 50-60 75-123 75-46 0-78-15-103-43-21-25-35-67-35-116 0-50 14-88 35-113 25-28 57-42 99-42 88 0 134 56 134 162v3 4h-3-208v-4zM4076 265h208v3-3c0-106-43-155-131-155-39 0-70 10-95 38-21 25-32 60-32 110 0 49 11 88 32 113 25 24 56 38 99 38 63 0 102-24 116-67h4v4l-43-14h4c-7 14-14 25-28 32-14 10-32 14-53 14-28 0-50-11-64-29-14-17-21-45-21-81v-3zM4231 233c-4-32-11-53-21-67-14-14-32-21-57-21-21 0-39 7-53 25-14 14-21 35-21 63h-3v-3h158v3zM4234 233h-158-4c0-28 11-53 25-67 14-18 32-28 56-28 25 0 46 10 60 25 11 14 21 38 25 70zM4347 406v-226c0-21-3-42-3-67v-3h3 46 4v3c0 32 0 53 0 60h-4v-3h4v3h-4c7-28 18-46 28-56 11-7 25-14 46-14 7 0 11 3 18 3h3v4 42 7l-3-4c-7 0-14-3-25-3-21 0-35 11-46 28-7 18-14 39-14 74v152 3h-3-50zM4347 402h50v4h-4v-152c0-35 7-60 18-77 10-18 28-29 49-29 11 0 21 0 25 4v-42 3c-7-3-11-3-18-3-17 0-32 3-42 14-11 7-18 24-25 49h-3-4c0-7 0-28-3-60h3-46 4c0 25 0 46 0 67v226h-4zM4647 406c-14 7-32 7-49 7-43 0-64-25-64-67v-198h4v4h-32-4v-4-35-3h4 35v3h-3l14-67v-3h3 32 4v3 67h-4v-3h53 4v3 35 4h-4-53v-4h4v184c0 14 3 25 7 28 3 7 10 11 21 11 7 0 14-4 28-4l4-3v3 39zM4644 406v-39h3v4c-14 3-21 3-28 3-14 0-21-3-28-7-4-7-7-18-7-35v-184-3h3 53v3-35h-53-3v-67h3v4h-32v-4h4l-18 67h-35v35-3h32 3v3 198c0 42 18 63 57 63 14 0 31-3 49-7v4zM4915 325c0 28-10 53-32 67-21 14-52 25-91 25-36 0-64-8-85-22-21-10-35-31-39-56l-3-4h3l43-10h3v3c7 14 14 25 25 32 14 7 32 11 53 11 24 0 42-4 56-11 7-7 14-18 14-32 0-10-3-17-10-24s-21-14-39-18v-4 4l-35-11 3-3-3 3c-29-7-50-14-60-21-11-7-22-14-29-24-7-11-10-25-10-39 0-28 10-50 28-64 21-14 49-21 88-21 32 0 57 4 78 14 21 14 32 32 39 60l-4 4-46 3h-3c0-14-7-24-18-28-14-7-28-14-46-14-24 0-39 7-49 10-11 8-14 18-14 29 0 10 0 14 7 21 3 3 7 7 17 10 8 4 25 11 53 18 25 7 46 14 57 18 10 7 21 10 28 17s14 18 14 25c7 11 7 21 7 32zM4908 325c0-11 0-21-3-28-4-11-7-18-14-25-8-4-18-11-29-18-10-3-28-10-56-17h3-3c-25-4-42-11-53-15-7-3-14-10-21-14-4-7-7-14-7-24 0-14 7-25 17-32 11-7 29-11 53-11 18 0 36 4 46 11 14 7 21 18 25 32h-4v-4l46-3v3h-3c-4-25-18-42-36-53-17-10-42-17-74-17-39 0-67 7-84 21-18 14-29 32-29 60 0 14 4 24 11 35 7 7 14 18 28 25 11 7 32 14 60 21l32 7c21 7 35 11 42 21 7 7 11 18 11 28 0 18-4 29-18 39-10 7-28 11-56 11-21 0-43-4-57-11-10-7-21-21-24-39h3v4l-46 7 4-4c7 25 17 46 39 57 17 10 45 17 81 17 39 0 67-7 88-21s28-35 28-63z">
          <text:p/>
        </draw:path>
        <draw:path draw:style-name="gr3" draw:text-style-name="P3" draw:layer="layout" svg:width="1.446cm" svg:height="0.289cm" svg:x="18.623cm" svg:y="16.28cm" svg:viewBox="0 0 1447 290" svg:d="M183 287v-127h-148v127h-35v-273h35v118h148v-118h39v273zM278 32v-32h36v32zM278 287v-208h36v208zM543 181c0 74-25 109-78 109-14 0-28-3-38-7-11-7-22-17-29-28 0 4 0 11 0 18s0 14 0 14h-35c0-7 4-21 4-42v-245h31v82c0 7 0 18 0 32 7-18 18-25 29-32 10-7 24-10 38-10 25 0 46 10 57 28 14 21 21 46 21 81zM504 185c0-32-3-50-10-64-8-14-22-21-36-21-21 0-35 7-46 21-7 14-14 35-14 64 0 28 7 49 14 63 11 11 25 18 43 18 17 0 31-7 39-18 7-14 10-35 10-63zM585 32v-32h36v32zM585 287v-208h36v208zM829 231c0 17-7 35-21 45-15 11-36 14-64 14-25 0-46-3-60-10-14-11-21-25-28-42l32-4c3 11 10 18 17 25 11 3 25 7 39 7 18 0 32-4 39-11 10-3 14-10 14-21s-4-18-11-21c-3-7-14-11-24-14l-25-4c-21-7-35-14-46-17-7-4-14-11-18-18-3-7-7-14-7-25 0-21 7-35 22-46 10-10 31-14 56-14s42 4 56 11c15 7 22 21 25 42l-32 4c0-11-7-18-14-21-7-7-21-11-35-11s-25 4-32 7c-7 7-14 14-14 25 0 3 4 10 7 14 4 3 7 7 14 7 4 3 18 7 39 14 18 4 28 7 39 11 7 3 14 10 18 14 3 3 10 10 10 17 4 4 4 11 4 22zM900 181c0 28 4 50 11 64 10 14 25 17 42 17 11 0 21 0 28-7 11-7 14-17 18-32l35 4c-3 18-14 35-28 46-14 14-32 17-53 17-28 0-53-7-68-28-18-17-25-42-25-81 0-35 7-60 25-81 15-18 40-28 68-28 21 0 39 7 53 17 14 11 21 29 25 50h-36c0-11-3-18-14-25-7-10-17-14-28-14-21 0-35 7-42 21-7 11-11 32-11 60zM1105 79v134c0 10 0 21 3 32 4 7 7 10 14 14 4 3 15 7 25 7 18 0 32-7 39-18 11-14 14-28 14-49v-120h35v162c0 25 0 42 4 46h-35v-4c0-3 0-7 0-10 0-4 0-11 0-21-11 14-18 24-29 31-10 4-24 7-38 7-25 0-43-3-50-17-14-11-17-28-17-57v-137zM1447 231c0 17-7 35-21 45-14 11-35 14-64 14-24 0-45-3-60-10-14-11-21-25-28-42l32-4c3 11 11 18 18 25 10 3 24 7 38 7 18 0 32-4 39-11 11-3 14-10 14-21s-3-18-10-21c-4-7-14-11-25-14l-28-4c-18-7-32-14-43-17-7-4-14-11-17-18-7-7-7-14-7-25 0-21 7-35 21-46 11-10 32-14 56-14 25 0 43 4 57 11s21 21 25 42l-32 4c0-11-7-18-14-21-7-7-22-11-36-11s-24 4-35 7c-7 7-10 14-10 25 0 3 3 10 7 14 3 3 7 7 14 7 3 3 17 7 35 14 21 4 32 7 42 11 7 3 14 10 18 14 3 3 7 10 11 17 3 4 3 11 3 22z">
          <text:p/>
        </draw:path>
        <draw:path draw:style-name="gr3" draw:text-style-name="P3" draw:layer="layout" svg:width="1.454cm" svg:height="0.296cm" svg:x="18.619cm" svg:y="16.277cm" svg:viewBox="0 0 1455 297" svg:d="M187 290v-127 3h-148v-3h3v127 3h-3-35-4v-3-273-3h4 35 3v3 117h-3v-4h148v4-117-3h39v3 273 3h-39zM187 290h39-4v-273h4-39 4v117h-4-148v-117h-35 3v273h-3 35v-127h148 4v127zM279 35v-32-3h3 36v3 32 3h-36-3zM282 35h36-4v-32h4-36 4v32zM279 290v-209-4h3 36v4 209 3h-36-3zM282 290h36-4v-209h4-36 4v209zM547 184c0 74-25 113-78 113-17 0-28-4-42-11-11-3-18-14-25-28v4-4h4c0 4 0 11 0 18s-4 14-4 14v3h-35v-3c0-7 0-21 0-42v-245-3h4 31 4v3 81c0 11 0 18 0 32h-4v-3 3-3c7-15 14-25 25-29 14-7 28-10 42-10 25 0 46 10 60 28 11 18 18 46 18 82zM543 184c0-36-7-61-17-78-11-18-32-29-57-29-14 0-28 4-38 11-11 3-18 14-25 28h-4c0-14 0-21 0-32v-81h-31v245c0 21 0 35 0 42h-4 35-3c0 0 0-7 0-14 3-7 3-14 3-18h4c7 11 14 21 25 25 10 7 24 10 38 10 50 0 74-35 74-109zM508 188c0-32-3-51-14-65-7-10-18-17-32-17-21 0-35 7-42 17-11 14-14 36-14 65 0 28 3 49 14 60 7 14 21 17 39 17 17 0 28-3 35-17 11-11 14-32 14-60zM512 188c0 28-4 49-11 63-11 14-25 18-42 18-18 0-36-4-43-18-10-14-14-35-14-63 0-29 4-51 14-65 7-14 25-21 46-21 14 0 28 7 39 21 7 11 11 33 11 65zM589 35v-32-3h36 3v3 32 3h-3-36zM589 35h36-4v-32h4-36 4v32zM589 290v-209-4h36 3v4 209 3h-3-36zM589 290h36-4v-209h4-36 4v209zM836 234c0 17-7 35-24 45-15 11-36 18-64 18-25 0-46-7-60-14s-25-21-28-42l32-7h3c4 10 7 21 18 24 7 7 21 7 35 7 18 0 32 0 39-7 7-3 10-14 10-21 0-11-3-14-7-21-7-4-14-7-28-11l4-3-4 3-25-7h4-4c-17-7-31-10-42-14-7-7-14-14-21-21-4-7-7-15-7-26 0-21 7-35 21-46 14-10 35-17 60-17s42 7 56 14c15 7 25 21 29 42h-4l-28 4h-4c-3-11-7-18-14-21-7-4-21-7-35-7s-25 3-32 7c-7 3-10 10-10 21 0 3 0 7 3 10 4 4 7 8 14 12 4 3 18 7 39 10 18 4 32 11 39 15 7 3 14 7 21 14 4 3 7 10 11 14 3 7 3 14 3 25zM833 234c0-11-4-15-4-22-3-7-7-10-10-14-4-7-11-10-18-14-11-3-21-7-42-14h3-3c-18-4-32-7-39-11-4-3-11-7-14-11-4-4-4-11-4-14 0-11 4-18 11-25 7-3 21-7 35-7s28 4 35 7c11 7 14 14 18 25h-4v-4l32-3v3c-3-17-14-32-25-39-14-7-31-10-56-10s-42 3-56 14c-15 7-22 21-22 42 0 7 4 19 7 26 8 7 11 11 22 18 7 3 21 10 42 14l25 7c10 3 21 7 28 10 3 7 7 14 7 25s-4 18-14 25c-7 7-18 7-39 7-14 0-28 0-39-7-7-4-14-14-17-25l-29 7-3-3h3c4 17 14 31 29 38 10 11 31 14 56 14 28 0 46-7 64-17 14-11 21-25 21-42zM903 184c0 28 4 50 11 60 10 14 21 21 39 21 14 0 24-3 31-10s15-14 15-29v-3h4l35 3v4c-3 21-10 35-24 46-15 14-37 21-58 21-32 0-53-11-70-28-15-18-25-46-25-85 0-36 10-61 25-82 17-18 38-28 70-28 21 0 39 7 54 17 14 11 25 29 28 46v4h-3l-36 3v-3c-4-11-8-18-15-25s-17-10-31-10c-18 0-29 7-39 17-7 14-11 33-11 61zM900 184c0-28 3-50 10-61 11-14 25-21 43-21 17 0 28 4 35 11s11 17 15 28h-4l36-4v4c-4-21-11-35-25-46-15-11-33-18-54-18-28 0-53 11-67 29-14 17-21 46-21 78 0 39 7 64 21 81 14 18 39 28 67 28 21 0 39-7 54-17 14-11 21-28 25-46h3l-35-4c0 15-8 25-15 32-11 7-21 11-35 11-18 0-32-7-39-21-11-14-14-36-14-64zM1109 81v135c0 10 3 21 7 28 0 7 3 14 10 18 4 3 15 3 25 3 18 0 28-3 39-14 7-14 14-28 14-49v-121-4h35 4v4 163c0 25 0 39 0 46v3h-35v-3l-4-4c0-3 0-7 0-10 0-4 0-11 0-21h4v3-3c-7 14-18 24-29 31-10 7-24 11-38 11-25 0-43-7-53-18-11-14-18-31-18-60v-138-4h4 35zM1109 81h-35 3v138c0 29 4 46 14 57 11 10 25 17 50 17 14 0 28-3 35-10 10-7 21-14 28-28v-4h4v4c0 10 3 17 3 21 0 3 0 7 0 10v4h-3 35-4c0-4-3-21-3-46v-163h3-35 4v121c0 21-4 39-14 49-11 14-25 18-43 18-10 0-21 0-28-4-7-3-11-10-14-17 0-11-4-22-4-32v-135zM1455 234c0 17-7 35-25 45-14 11-35 18-64 18-24 0-45-7-60-14-14-7-24-21-28-42l32-7h3c4 10 8 21 18 24 7 7 21 7 35 7 18 0 32 0 39-7 7-3 11-14 11-21 0-11-4-14-7-21-7-4-14-7-29-11l4-3-4 3-24-7c-18-7-32-10-43-14-7-7-14-14-21-21-3-7-7-15-7-26 0-21 7-35 21-46 15-10 36-17 60-17 25 0 43 7 57 14s25 21 28 42h-3l-32 4c-4-11-7-18-14-21-11-4-22-7-36-7s-24 3-31 7c-7 3-11 10-11 21 0 3 0 7 4 10 3 4 7 8 14 12 3 3 17 7 35 10 21 4 35 11 42 15 7 3 14 7 18 14 7 3 11 10 14 14 0 7 4 14 4 25zM1451 234c0-11-3-15-3-22-4-7-8-10-11-14-7-7-11-10-21-14-7-3-18-7-39-14-18-4-32-7-39-11-3-3-10-7-14-11-3-4-3-11-3-14 0-11 3-18 10-25 7-3 21-7 35-7 18 0 29 4 36 7 10 7 14 14 17 25h-3v-4l32-3v3c-4-17-15-32-25-39-14-7-32-10-57-10-24 0-42 3-56 14-14 7-21 21-21 42 0 7 3 19 7 26 7 7 10 11 21 18 7 3 21 10 42 14l25 7c11 3 21 7 28 10 4 7 7 14 7 25s-3 18-10 25c-11 7-25 7-43 7-14 0-28 0-38-7-11-4-18-14-18-25l-28 7-4-3h4c3 17 14 31 28 38 14 11 32 14 56 14 29 0 50-7 64-17 14-11 21-25 21-42z">
          <text:p/>
        </draw:path>
        <draw:path draw:style-name="gr3" draw:text-style-name="P3" draw:layer="layout" svg:width="2.07cm" svg:height="0.282cm" svg:x="18.563cm" svg:y="18.845cm" svg:viewBox="0 0 2071 283" svg:d="M222 280l-32-82h-123l-32 82h-35l109-273h42l110 273zM130 35l-3 4c-4 10-7 24-14 42l-36 88h103l-36-88c-3-11-7-21-10-32zM508 202c0 28-11 46-32 60-18 14-46 21-81 21-67 0-106-25-117-70l39-7c4 17 11 28 25 35s32 14 53 14c24 0 42-7 56-14s18-18 18-35c0-11 0-19-4-23-3-7-10-10-17-14-7-3-18-7-25-7-11-3-25-7-35-10-21-4-39-11-50-15-10-3-21-10-24-17-7-4-11-11-18-18 0-7-4-17-4-28 0-21 11-39 29-53 17-14 42-21 74-21s56 7 70 14c18 11 29 28 36 49l-36 7c-3-14-10-24-24-31-11-7-25-11-46-11s-39 7-50 14c-10 4-17 18-17 32 0 7 3 14 7 21 3 4 10 7 21 14 7 0 25 7 49 11 7 3 14 3 25 7 7 0 14 3 21 7 11 3 18 7 25 11 3 3 11 7 14 14 7 3 11 10 14 17 0 7 4 19 4 26zM543 187v-28h99v28zM899 88c0 25-7 46-24 60-18 18-39 25-71 25h-78v107h-35v-273h113c32 0 53 7 71 21 17 14 24 32 24 60zM864 88c0-35-21-53-64-53h-74v106h74c43 0 64-18 64-53zM1147 280l-71-114h-85v114h-39v-273h131c32 0 54 7 71 21 18 11 25 32 25 57 0 17-7 35-18 49-10 14-28 21-49 28l78 118zM1144 85c0-18-7-29-18-39-11-7-29-11-47-11h-88v99h88c18 0 36-4 47-14 11-7 18-18 18-35zM1412 141c0 46-7 82-25 107-14 25-39 35-70 35-32 0-53-10-71-35-14-25-21-61-21-107s7-81 21-106c14-21 39-35 74-35 32 0 53 14 71 39 14 21 21 56 21 102zM1377 141c0-39-4-67-15-85-7-17-21-28-42-28-25 0-39 11-46 28-10 18-14 46-14 85s4 68 14 86c7 17 21 28 43 28 21 0 35-11 45-28 11-18 15-47 15-86zM1634 141c0 46-7 82-25 107-14 25-38 35-70 35s-57-10-71-35-24-61-24-107 7-81 24-106c14-21 39-35 71-35s56 14 70 39c18 21 25 56 25 102zM1599 141c0-39-4-67-14-85-11-17-25-28-46-28s-35 11-46 28c-7 18-14 46-14 85s7 68 14 86c11 17 25 28 46 28s35-11 46-28c10-18 14-47 14-86zM1853 202c0 25-7 46-25 60-14 14-39 21-67 21-32 0-53-7-71-21-14-14-24-32-24-60 0-19 7-33 17-43 11-14 22-22 39-25-14-4-28-11-35-21-11-11-14-25-14-43 0-21 7-35 25-49 14-14 35-21 63-21 25 0 46 7 60 21 18 14 25 28 25 49 0 18-4 32-14 43-7 10-18 17-36 21 18 3 32 11 43 25 10 10 14 24 14 43zM1810 74c0-32-17-46-49-46-18 0-32 4-39 11s-14 21-14 35 7 28 14 35c11 7 21 11 39 11 14 0 28-4 35-11 11-7 14-17 14-35zM1817 198c0-18-7-29-17-36-7-10-21-14-39-14-21 0-35 4-42 14-11 7-14 21-14 40 0 35 17 53 56 53 18 0 32-4 42-14 7-7 14-21 14-43zM2071 35c-28 43-49 74-59 99-11 25-18 46-25 72-7 24-11 49-11 74h-35c0-36 7-71 21-111 18-39 42-84 74-134h-144v-28h179z">
          <text:p/>
        </draw:path>
        <draw:path draw:style-name="gr3" draw:text-style-name="P3" draw:layer="layout" svg:width="2.078cm" svg:height="0.286cm" svg:x="18.559cm" svg:y="18.845cm" svg:viewBox="0 0 2079 287" svg:d="M226 280l-32-82v4h-123v-4h3l-32 82v3h-3-35-4v-3l113-273v-4h42v4l110 273 3 3h-3-39zM226 276h39v4h-4l-109-273h3-42l-109 273v-4h35v4l32-82h123 4l31 82h-3zM134 35v4h-3 3c-3 10-7 24-14 42l-35 89h-4 103l-36-89c-3-11-7-21-10-32l-7-14zM134 32l7 17c4 11 7 21 11 29l35 92v4h-3-103-3l3-4 36-89c3-18 10-32 14-42v-7l3-4zM515 202c0 28-14 46-32 63-21 15-49 22-84 22-67 0-106-25-117-74l39-7v-4 4c4 17 11 28 25 35s32 10 53 10c24 0 42-3 56-10 11-11 18-21 18-35 0-11-4-15-7-22-4-3-7-10-14-14-7 0-18-3-29-7-10-3-21-7-31-7v-3 3c-21-7-39-10-50-14-10-7-21-11-28-18s-10-14-14-22c-4-7-7-17-7-28 0-25 11-42 28-53 18-14 46-21 78-21s56 3 74 14c14 11 28 28 35 49v4h-3l-36 7h-3v-4c-4-14-11-24-21-28-11-7-25-10-46-10s-39 3-50 10c-10 7-14 18-14 32 0 7 0 14 4 18 7 7 10 10 21 14 7 4 25 8 49 15 7 0 18 3 25 7 7 0 18 3 25 7 7 0 14 3 21 7s14 11 18 14c3 7 10 14 10 21 4 7 7 18 7 25zM508 202c0-7 0-18-3-25-4-7-7-10-11-17-3-4-11-11-18-14-7-4-14-8-21-11-7 0-14-4-21-7-11 0-18-4-28-4l3-3-3 3c-25-7-39-10-50-14-7-4-14-8-17-15-7-7-7-14-7-21 0-18 3-28 17-35 11-7 29-11 50-11s35 4 49 11c11 7 18 17 21 31v-3l36-4h-4c-3-21-14-35-32-45-14-11-38-15-70-15s-57 7-74 18c-18 14-25 32-25 53 0 11 0 18 4 28 3 8 7 12 14 19s14 10 24 17c11 4 29 8 50 15 14 3 24 3 35 7 11 3 18 3 25 10 7 4 14 7 17 11 4 7 7 14 7 25 0 17-7 28-21 38-10 7-32 11-56 11-21 0-39-4-53-11s-25-21-28-38h3v3l-35 7-4-3h4c10 45 46 70 113 70 35 0 63-7 81-21 21-14 28-32 28-60zM547 188v-28-4h99v4 28 3h-99zM547 188h99-4v-28h4-99 3v28zM907 88c0 26-11 47-28 65-18 14-39 21-71 21h-78 4v106 3h-4-35-3v-3-273-4h3 113c32 0 53 7 71 22 17 17 28 35 28 63zM903 88c0-28-10-46-24-60-18-14-43-21-71-21h-113v273-4h35v4h-3v-106-4h3 78c32 0 53-7 67-21 18-14 28-35 28-61zM864 88c0-35-21-49-60-49h-74v-4h4v107h-4 74c43 0 60-18 60-54zM868 88c0 40-21 58-64 58h-74-3v-4-107h3 74c43 0 64 18 64 53zM1150 280l-74-113h4-85v113 3h-39v-3-273-4h131c28 0 53 7 70 22 19 14 29 35 29 60 0 21-7 36-18 50-14 14-32 25-53 28v-3l82 120v3h-3-44zM1150 276h44v4l-79-117-4-3h4c21-4 35-11 49-25 12-14 19-33 19-50 0-25-12-43-26-57-17-14-42-21-70-21h-131 4v273h-4v-4h39v4h-4v-113-4h4 85 3l67 117zM1143 85c0-18-7-29-14-36-14-7-28-10-46-10h-88v-4 100h88c18 0 32-4 46-14 7-7 14-22 14-36zM1147 85c0 17-7 29-18 39-11 11-25 14-46 14h-88-4v-3-100h4 88c18 0 35 4 46 11s18 21 18 39zM1416 142c0 46-7 81-21 106-18 25-43 39-74 39-32 0-57-14-71-39-18-25-25-60-25-106 0-47 7-82 25-107 14-25 39-35 74-35 32 0 57 10 71 35 17 25 21 60 21 107zM1416 142c0-47-11-82-25-103-14-25-39-36-67-36-35 0-56 11-74 36-14 21-21 56-21 103 0 46 7 81 25 102 14 25 35 39 67 39 31 0 52-14 70-39 14-21 25-56 25-102zM1377 142c0-40-4-68-11-86-10-14-24-24-42-24-21 0-35 7-46 24-10 18-14 46-14 86 0 39 4 67 14 85 11 17 25 24 43 24 21 0 35-7 42-24 10-18 14-46 14-85zM1384 142c0 39-7 67-14 85-11 21-28 28-49 28-22 0-36-7-46-25-11-21-14-49-14-88 0-40 3-68 14-89 10-14 24-25 49-25 21 0 35 11 46 28 7 18 14 46 14 86zM1638 142c0 46-7 81-25 106-14 25-38 39-70 39s-57-14-71-39c-17-25-24-60-24-106 0-47 7-82 21-107 17-25 42-35 74-35s56 10 74 35c14 25 21 60 21 107zM1635 142c0-47-8-82-22-103-14-25-38-36-70-36s-57 11-71 36c-14 21-21 56-21 103 0 46 7 81 21 102 18 25 39 39 71 39s53-14 67-39c17-21 25-56 25-102zM1599 142c0-40-3-68-14-86-7-14-21-24-42-24s-35 7-43 24c-10 18-14 46-14 86 0 39 4 67 14 85 8 17 22 24 43 24s35-7 42-24c11-18 14-46 14-85zM1603 142c0 39-4 67-14 85-11 21-25 28-46 28s-39-7-46-25c-11-21-14-49-14-88 0-40 3-68 14-89 7-14 25-25 46-25s39 11 49 28c7 18 11 46 11 86zM1857 202c0 28-7 46-25 60-14 18-39 25-67 25-32 0-53-7-71-22-17-17-24-35-24-63 0-18 3-32 14-46 10-10 25-18 42-21h-3 3v3c-17-3-28-10-39-24-7-12-10-26-10-44 0-21 7-38 21-49 18-14 39-21 67-21 25 0 46 7 64 21 14 11 24 28 24 49 0 18-7 32-14 44-10 14-21 21-35 24l-4-3h4-4c18 0 32 11 43 21 10 14 14 28 14 46zM1853 202c0-18-3-32-14-42-7-11-21-18-39-22v-3c14-4 25-11 36-21 7-15 10-26 10-44 0-21-7-35-21-49-14-11-35-18-60-18-28 0-46 7-63 18-15 14-22 32-22 49 0 18 4 29 11 40 11 14 21 21 35 25v3c-14 4-28 11-39 22-10 10-14 24-14 42 0 28 7 46 25 60 14 14 39 21 67 21s49-7 67-21c14-14 21-35 21-60zM1811 74c0-32-14-46-46-46-18 0-28 7-39 14-7 7-10 18-10 32s3 25 10 36c11 7 21 11 39 11 14 0 28-4 35-11 7-8 11-18 11-36zM1814 74c0 18-3 28-10 40-11 7-25 10-39 10-18 0-32-3-39-14-10-8-14-22-14-36s4-28 14-35c7-11 21-14 39-14 32 0 49 17 49 49zM1818 198c0-17-4-28-14-35-11-7-21-14-39-14-21 0-32 7-42 14-11 11-14 21-14 39 0 35 17 53 56 53 18 0 32-4 39-14 10-7 14-21 14-43zM1821 198c0 22-3 36-14 46-10 11-24 14-42 14-39 0-60-21-60-56 0-18 7-32 14-42 11-7 25-14 46-14 18 0 32 7 42 14 11 10 14 21 14 38zM2075 35c-24 43-45 75-56 100-14 25-21 46-28 71-4 24-7 49-7 74v3h-4-35v-3c0-36 7-74 21-110 14-42 39-85 74-135v4h-144-4v-4-28-4h4 179 4v4 28zM2072 35v-28h3-179 3v28h-3 144 7-3c-36 53-60 96-74 135s-22 74-22 110h-3v-4h35v4c0-25 4-50 7-74 7-25 14-50 29-71 10-25 31-61 56-103l3 3z">
          <text:p/>
        </draw:path>
        <draw:path draw:style-name="gr3" draw:text-style-name="P3" draw:layer="layout" svg:width="0.505cm" svg:height="0.293cm" svg:x="24.849cm" svg:y="18.848cm" svg:viewBox="0 0 506 294" svg:d="M0 291v-33h71v-208l-60 42v-32l63-42h33v240h67v33zM195 294l78-294h32l-78 294zM333 291v-33h70v-208l-60 42v-32l64-42h32v240h67v33z">
          <text:p/>
        </draw:path>
        <draw:path draw:style-name="gr3" draw:text-style-name="P3" draw:layer="layout" svg:width="0.508cm" svg:height="0.293cm" svg:x="24.849cm" svg:y="18.848cm" svg:viewBox="0 0 509 294" svg:d="M0 291v-33h71v-208h3l-63 46-4 3v-7-32-3l67-42h32v3 240h67 4v33h-4zM0 287h173v4-33 3h-67v-3-240h-32l-63 42v32h-4l64-46h3v4 208 3h-3-71v-3h4v33h-4zM194 294l78-294h33 3v4l-82 290h-32-3zM194 291h32v3h-4l79-294h4v4h-33v-4l3 4-81 290zM333 291v-33h3 67v-208h4l-64 46-3 3v-7-32l3-3 64-42h32 3v3 240h-3 67 3v33h-3-170zM336 287h170v4h-4v-33h4v3h-67v-3-240h-32l-64 42h4v32h-4l60-46h4v4 208 3h-4-67v-3 33z">
          <text:p/>
        </draw:path>
        <draw:path draw:style-name="gr1" draw:text-style-name="P1" draw:layer="layout" svg:width="7.682cm" svg:height="7.375cm" svg:x="3.672cm" svg:y="1.335cm" svg:viewBox="0 0 7683 7376" svg:d="M6319 7033l469-328 4-14 7-10 11-14 17-15 14-17 21-18 25-14 25-21 28-18 32-17 35-18 32-18 35-17 39-18 363-258c29-105 53-211 74-313 177-847 177-1602 0-2202-45-152-102-296-169-423l-317-226-163-113-367-28c-42-7-81 0-109 21l-272 191c-127-29-240-14-321 42l-409 289-346-243-582 409-779-550c-201-64-420-88-639-64-204 60-441 39-624-53-85-46-155-102-205-169v-1952c0-78-10-162-49-254-28-67-71-134-138-212-25-28-53-56-88-84-32-28-74-60-116-85-78-53-170-92-251-120-102-35-194-56-282-67-99-14-187-14-268-10-57 3-110 7-166 17-60 7-120 21-187 39-67 21-138 49-212 85-70 35-144 81-204 130-67 60-113 113-153 162-35 50-60 92-78 138-42 95-56 180-56 261v4051c0 258 177 497 477 646 297 151 678 187 1023 102 194-7 381 46 512 148-4 7-11 21-11 35 0 32 14 67 39 103 21 35 53 63 81 74v384c0 39 4 74 11 113 14 64 39 127 74 187-7 0-14 4-18 7l-32 11c7-4 15-7 25-4l-25 4-70 49c-11-3-21 0-32 7l-35 25c-11 7-18 21-18 42 0 43 28 99 67 138 39 42 85 56 106 42l35-28c11-4 18-14 18-28l67-46c7-7 14-14 14-21l25-36c-4 11-7 25-18 29l18-29c95 92 215 170 356 226 0 0 0 4-3 4l3-4-70 53c-15-3-25 0-36 4l-35 24 35-24c11-4 21-7 36-4 31 4 70 32 98 74 32 46 46 92 39 124 0 14-7 21-14 28l-35 25c-25 17-71 0-110-39-38-43-67-99-67-138 0-21 7-35 18-46 32-21 92 11 134 71 46 63 53 130 25 152-25 17-71 0-110-39-38-43-67-99-67-138 0-21 7-35 18-46 32-21 92 11 134 71 46 63 53 130 25 152l35-25c7-7 14-14 14-28l71-50c7-3 10-10 14-21l-18-134c21 25 32 53 39 78 3 24-4 42-14 53l-25-131c208 60 438 74 656 39l822-575-822 578 914-518-92-60 1002 578-910-518 910 518 808-141c67 11 134 18 208 21z">
          <text:p/>
        </draw:path>
        <draw:polygon draw:style-name="gr7" draw:text-style-name="P2" draw:layer="layout" svg:width="0cm" svg:height="0cm" svg:x="7.306cm" svg:y="5.559cm" svg:viewBox="0 0 0 0" draw:points="0,0">
          <text:p/>
        </draw:polygon>
        <draw:path draw:style-name="gr1" draw:text-style-name="P1" draw:layer="layout" svg:width="2.247cm" svg:height="5.676cm" svg:x="3.672cm" svg:y="1.336cm" svg:viewBox="0 0 2248 5677" svg:d="M2245 913c3-28 3-53 3-81v1952c-25-42-46-85-53-127-7-18-7-32-10-49v-50c-43 85-103 162-180 233-53 46-114 85-178 123-98 53-211 99-328 127v2590c-345 85-726 49-1023-102-300-149-476-388-476-646v-4051c0-81 14-166 56-261 18-46 43-88 78-138 35-49 85-102 152-162 60-49 134-95 204-130 71-36 145-64 212-85 63-18 127-32 183-39 60-10 113-14 166-17 32-4 71 17 106 42 512 10 925 300 943 660 28 21 60 49 88 84 14 18 28 39 39 60s18 46 18 67z">
          <text:p/>
        </draw:path>
        <draw:polygon draw:style-name="gr7" draw:text-style-name="P2" draw:layer="layout" svg:width="0cm" svg:height="0cm" svg:x="7.306cm" svg:y="5.559cm" svg:viewBox="0 0 0 0" draw:points="0,0">
          <text:p/>
        </draw:polygon>
        <draw:path draw:style-name="gr1" draw:text-style-name="P1" draw:layer="layout" svg:width="4.653cm" svg:height="2.47cm" svg:x="5.171cm" svg:y="3.894cm" svg:viewBox="0 0 4654 2471" svg:d="M2760 1746l430-299 159 109v-180c28-71 67-123 120-162l455-318 409-289c81-56 194-74 321-42l-680 479c-11 7-22 15-29 25l-236 166c-39-11-78-14-116-14l91-64c-35-3-67 0-99 7 32-7 64-10 99-7l-91 64v635l211 148-663 467v-106l-35-25 28-25 39-24 74-54-71-53-504-353-74-49-11 7-137 95-106-78-117 22-247 176-42-32-60 43c-322 24-640-46-879-194-240-152-378-367-378-593 0-39 4-78 11-117 3-3 3-7 7-10 21-35 32-74 39-117 3-14 3-28 3-45 0-96-42-191-123-269-99-95-251-162-420-183-46-4-92-7-138-4 117-28 230-74 328-130 64-35 124-78 173-120 78-71 141-148 184-233 0 7 0 18 0 25s0 14 0 21c0 18 3 35 7 53 10 42 28 85 56 123 46 71 117 127 205 170 180 95 416 113 624 56 215-24 439-3 640 60l779 551 582-410 346 247-455 318c28-18 56-32 92-43 7-3 14-3 24-7-10 4-17 4-24 7-36 11-64 25-92 43-53 39-92 91-120 162v180l-159-109v603l64 42 339-236-339 236-64-42z">
          <text:p/>
        </draw:path>
        <draw:polygon draw:style-name="gr7" draw:text-style-name="P2" draw:layer="layout" svg:width="0cm" svg:height="0cm" svg:x="7.306cm" svg:y="5.559cm" svg:viewBox="0 0 0 0" draw:points="0,0">
          <text:p/>
        </draw:polygon>
        <draw:path draw:style-name="gr1" draw:text-style-name="P1" draw:layer="layout" svg:width="1.597cm" svg:height="3.757cm" svg:x="9.757cm" svg:y="4.61cm" svg:viewBox="0 0 1598 3758" svg:d="M1028 3201l363-258c29-105 53-211 74-313 177-847 177-1602 0-2203-45-155-102-296-169-427l-964 678c-74 222-134 445-183 657-199 864-199 1630 0 2212 24 74 52 144 84 211l470-328c-21-3-38-7-53-17-28-21-46-57-50-103-3-28 0-56 7-91 0-4 0-11 4-14 11-46 32-96 57-142 25-45 57-88 92-130 35-39 74-74 113-99 35-25 67-39 98-49 43-11 82-7 110 14 17 14 32 32 42 60 4 17 7 35 7 60 0 81-39 187-102 282z">
          <text:p/>
        </draw:path>
        <draw:polygon draw:style-name="gr7" draw:text-style-name="P2" draw:layer="layout" svg:width="0cm" svg:height="0cm" svg:x="7.306cm" svg:y="5.559cm" svg:viewBox="0 0 0 0" draw:points="0,0">
          <text:p/>
        </draw:polygon>
        <draw:path draw:style-name="gr1" draw:text-style-name="P1" draw:layer="layout" svg:width="1.358cm" svg:height="3.381cm" svg:x="5.792cm" svg:y="5.122cm" svg:viewBox="0 0 1359 3382" svg:d="M597 3270c25-21 71 4 110 53 204 61 434 75 652 40v-1370c-21-7-46-21-67-35-14-11-24-21-35-36-11-14-21-28-25-49-7-18-3-46 0-63 11-29 25-50 36-64 24-32 49-49 77-67l7-7 7-7v-688c-28-11-56-28-81-53-14-18-25-35-32-60 0-14-3-28 0-42 4-14 7-25 11-35-317 24-639-46-878-194-241-152-379-367-379-593v141c0 32 0 60 0 92 4 35 4 70 4 98 0 39-4 60-4 60 0 4 0-7 4-24-4 14-4 21-4 24v551c0 28 0 60 0 91 4 11 4 29 4 43 0 7 0 17 0 28s0 18 0 28c0 36-4 57-4 60 0 4 0-7 4-24-4 10-4 17-4 24v738l35-25c7-4 15-7 25-7l7-4c25-17 74 7 113 60 35 50 42 106 18 124l-7 7c-4 7-7 14-14 21l-71 46c0 14-7 24-14 28l-35 28c-15 7-36 7-57-3v384c0 39 4 74 11 113 14 64 39 127 74 187 24 0 60 21 84 57 29 35 43 74 43 102 95 95 216 173 361 229 3-3 10-3 17-3z">
          <text:p/>
        </draw:path>
        <draw:polygon draw:style-name="gr7" draw:text-style-name="P2" draw:layer="layout" svg:width="0cm" svg:height="0cm" svg:x="7.306cm" svg:y="5.559cm" svg:viewBox="0 0 0 0" draw:points="0,0">
          <text:p/>
        </draw:polygon>
        <draw:polygon draw:style-name="gr1" draw:text-style-name="P1" draw:layer="layout" svg:width="0.914cm" svg:height="2.589cm" svg:x="8.06cm" svg:y="5.898cm" svg:viewBox="0 0 915 2590" draw:points="915,2587 915,2590 915,2587 915,0 251,466 251,360 0,536 0,2072 915,2590">
          <text:p/>
        </draw:polygon>
        <draw:polygon draw:style-name="gr7" draw:text-style-name="P2" draw:layer="layout" svg:width="0cm" svg:height="0cm" svg:x="7.306cm" svg:y="5.559cm" svg:viewBox="0 0 0 0" draw:points="0,0">
          <text:p/>
        </draw:polygon>
        <draw:path draw:style-name="gr1" draw:text-style-name="P1" draw:layer="layout" svg:width="0.729cm" svg:height="2.959cm" svg:x="5.171cm" svg:y="4.376cm" svg:viewBox="0 0 730 2960" svg:d="M622 1939v741l-32 21c32 4 71 36 99 78 32 42 46 88 39 120 0 14-7 24-14 32l-35 24c-15 7-36 7-57-3-28-11-60-39-81-74-25-36-39-71-39-103 0-14 7-28 11-35 3-3 7-7 7-7 32-21 92 11 134 71 46 63 53 130 25 151 28-21 21-88-25-151-42-60-102-92-134-71l39-25c7-7 17-7 31-7-14 0-24 0-31 7l-39 25c0 0-4 4-7 7-131-102-319-155-513-148v-2591c46-3 92 0 138 4 170 21 322 89 424 188 78 74 120 169 120 265 0 17 0 31-3 49-4-25-15-35-25-28-7 3-14 14-18 31-3 25-3 68 4 110 0 3-4 7-4 10-10 39-14 78-14 117v144c0 29 0 60 0 89 4 35 4 70 4 98 0 39-4 60-4 64 0 0 0-11 4-25-4 14-4 25-4 25v-4 4 547c0 32 0 63 0 91 4 15 4 29 4 43 0 10 0 21 0 32 0 7 0 14 0 24 0 36-4 57-4 60 0 4 0-7 4-24-4 17-4 24-4 24z">
          <text:p/>
        </draw:path>
        <draw:polygon draw:style-name="gr7" draw:text-style-name="P2" draw:layer="layout" svg:width="0cm" svg:height="0cm" svg:x="7.306cm" svg:y="5.559cm" svg:viewBox="0 0 0 0" draw:points="0,0">
          <text:p/>
        </draw:polygon>
        <draw:path draw:style-name="gr1" draw:text-style-name="P1" draw:layer="layout" svg:width="0.972cm" svg:height="2.621cm" svg:x="7.092cm" svg:y="5.866cm" svg:viewBox="0 0 973 2622" svg:d="M973 2104v-1536l-798-561-120 25-43-32c-14 60 4 145 43 233v692l-7 4c-67 53-64 180 7 321v1372l3-1157 823 579z">
          <text:p/>
        </draw:path>
        <draw:polygon draw:style-name="gr7" draw:text-style-name="P2" draw:layer="layout" svg:width="0cm" svg:height="0cm" svg:x="7.306cm" svg:y="5.559cm" svg:viewBox="0 0 0 0" draw:points="0,0">
          <text:p/>
        </draw:polygon>
        <draw:path draw:style-name="gr1" draw:text-style-name="P1" draw:layer="layout" svg:width="1.019cm" svg:height="3.573cm" svg:x="8.763cm" svg:y="4.915cm" svg:viewBox="0 0 1020 3574" svg:d="M1013 151l7-7-167-116-363-25c-46-7-81 0-113 21-7 7-18 15-25 25-28 32-39 81-39 138l-3 120-194-92c-39-11-81-14-116-14v636l211 148v2589l809-141-53-39 53 39c-74-120-139-254-191-402-78 7-180-53-272-155-92-99-159-229-173-339-7-46-3-84 11-116 24-67 88-88 176-60 11 3 25 10 35 17 32 15 64 36 92 64-7-71-14-141-18-212l-455-321v-1083c0-28 4-53 11-74 10-28 28-49 46-63 39-25 88-29 148-7 25 7 49 21 74 35l208 144 88 64c11-53 25-106 36-159-85 11-205-60-304-183-99-120-159-269-151-375 10-106 84-152 190-113 11 3 25 11 35 18 124 63 251 211 304 367 32-110 64-219 103-329z">
          <text:p/>
        </draw:path>
        <draw:polygon draw:style-name="gr7" draw:text-style-name="P2" draw:layer="layout" svg:width="0cm" svg:height="0cm" svg:x="7.306cm" svg:y="5.559cm" svg:viewBox="0 0 0 0" draw:points="0,0">
          <text:p/>
        </draw:polygon>
        <draw:path draw:style-name="gr1" draw:text-style-name="P1" draw:layer="layout" svg:width="0.65cm" svg:height="3.302cm" svg:x="9.439cm" svg:y="5.065cm" svg:viewBox="0 0 651 3303" svg:d="M651 223c-75 222-135 441-184 656-198 864-198 1626 0 2212 24 74 52 145 84 212-74-3-141-10-208-21-74-124-138-258-190-403-11-39-25-74-36-113-42-148-74-307-95-480-7-67-14-137-18-208-10-208-3-423 18-652 14-152 35-307 64-466 14-60 24-124 38-187 11-53 25-106 36-159 7-35 17-70 24-106 18-60 32-120 50-183 31-106 63-215 98-325z">
          <text:p/>
        </draw:path>
        <draw:polygon draw:style-name="gr7" draw:text-style-name="P2" draw:layer="layout" svg:width="0cm" svg:height="0cm" svg:x="7.306cm" svg:y="5.559cm" svg:viewBox="0 0 0 0" draw:points="0,0">
          <text:p/>
        </draw:polygon>
        <draw:path draw:style-name="gr1" draw:text-style-name="P1" draw:layer="layout" svg:width="1.192cm" svg:height="0.84cm" svg:x="4.201cm" svg:y="1.643cm" svg:viewBox="0 0 1193 841" svg:d="M1193 424v-4c0-233-269-420-600-420-328 0-593 187-593 420v4c0 21 0 40 4 57 17 92 77 173 169 237 159 112 395 151 610 102 212-49 367-180 403-339 4-17 4-36 7-57z">
          <text:p/>
        </draw:path>
        <draw:polygon draw:style-name="gr7" draw:text-style-name="P2" draw:layer="layout" svg:width="0cm" svg:height="0cm" svg:x="7.306cm" svg:y="5.559cm" svg:viewBox="0 0 0 0" draw:points="0,0">
          <text:p/>
        </draw:polygon>
        <draw:path draw:style-name="gr1" draw:text-style-name="P1" draw:layer="layout" svg:width="1.548cm" svg:height="1.093cm" svg:x="5.916cm" svg:y="4.418cm" svg:viewBox="0 0 1549 1094" svg:d="M21 111l130 92 145 102 141 95 113 85c-64 65-99 142-99 223 0 18 0 36 7 53 4 21 11 43 18 64 25 53 60 99 113 137 141 113 363 159 572 117 205-46 353-170 385-318 3-17 3-35 3-53 0-144-113-279-296-346-180-64-403-57-569 28l-533-374c-28-21-74-21-106 0l-24 21c-14 7-21 21-21 35s7 29 21 39z">
          <text:p/>
        </draw:path>
        <draw:polygon draw:style-name="gr7" draw:text-style-name="P2" draw:layer="layout" svg:width="0cm" svg:height="0cm" svg:x="7.306cm" svg:y="5.559cm" svg:viewBox="0 0 0 0" draw:points="0,0">
          <text:p/>
        </draw:polygon>
        <draw:polygon draw:style-name="gr1" draw:text-style-name="P1" draw:layer="layout" svg:width="1.436cm" svg:height="1.019cm" svg:x="9.616cm" svg:y="4.272cm" svg:viewBox="0 0 1437 1020" draw:points="1437,343 1119,116 953,0 0,671 166,787 155,794 473,1020">
          <text:p/>
        </draw:polygon>
        <draw:polygon draw:style-name="gr7" draw:text-style-name="P2" draw:layer="layout" svg:width="0cm" svg:height="0cm" svg:x="7.306cm" svg:y="5.559cm" svg:viewBox="0 0 0 0" draw:points="0,0">
          <text:p/>
        </draw:polygon>
        <draw:path draw:style-name="gr1" draw:text-style-name="P1" draw:layer="layout" svg:width="1.181cm" svg:height="0.72cm" svg:x="4.205cm" svg:y="1.763cm" svg:viewBox="0 0 1182 721" svg:d="M0 361c17 92 77 173 169 237 159 112 395 151 610 102 212-49 372-180 403-339-42-204-297-361-593-361-293 0-547 157-589 361z">
          <text:p/>
        </draw:path>
        <draw:polygon draw:style-name="gr7" draw:text-style-name="P2" draw:layer="layout" svg:width="0cm" svg:height="0cm" svg:x="7.306cm" svg:y="5.559cm" svg:viewBox="0 0 0 0" draw:points="0,0">
          <text:p/>
        </draw:polygon>
        <draw:path draw:style-name="gr1" draw:text-style-name="P1" draw:layer="layout" svg:width="0.956cm" svg:height="0.666cm" svg:x="6.505cm" svg:y="4.844cm" svg:viewBox="0 0 957 667" svg:d="M331 3c-84 10-165 31-236 67-7 3-18 3-28 7l-67-50v509c141 113 363 159 568 113 209-42 357-166 389-314-36-169-222-308-467-332-53-4-106-4-159 0z">
          <text:p/>
        </draw:path>
        <draw:polygon draw:style-name="gr7" draw:text-style-name="P2" draw:layer="layout" svg:width="0cm" svg:height="0cm" svg:x="7.306cm" svg:y="5.559cm" svg:viewBox="0 0 0 0" draw:points="0,0">
          <text:p/>
        </draw:polygon>
        <draw:polygon draw:style-name="gr1" draw:text-style-name="P1" draw:layer="layout" svg:width="0.822cm" svg:height="1.16cm" svg:x="7.15cm" svg:y="7.327cm" svg:viewBox="0 0 823 1161" draw:points="823,583 0,1161 0,0">
          <text:p/>
        </draw:polygon>
        <draw:polygon draw:style-name="gr7" draw:text-style-name="P2" draw:layer="layout" svg:width="0cm" svg:height="0cm" svg:x="7.306cm" svg:y="5.559cm" svg:viewBox="0 0 0 0" draw:points="0,0">
          <text:p/>
        </draw:polygon>
        <draw:path draw:style-name="gr1" draw:text-style-name="P1" draw:layer="layout" svg:width="0.54cm" svg:height="1.227cm" svg:x="8.988cm" svg:y="5.595cm" svg:viewBox="0 0 541 1228" svg:d="M488 179c-35 36-68 78-86 124-3 3-7 11-7 18-28 63-21 120 11 144 28 21 82 7 135-35-28 159-53 314-67 466l-474 332v-1084l205-144c25 7 49 17 74 35z">
          <text:p/>
        </draw:path>
        <draw:polygon draw:style-name="gr7" draw:text-style-name="P2" draw:layer="layout" svg:width="0cm" svg:height="0cm" svg:x="7.306cm" svg:y="5.559cm" svg:viewBox="0 0 0 0" draw:points="0,0">
          <text:p/>
        </draw:polygon>
        <draw:path draw:style-name="gr1" draw:text-style-name="P1" draw:layer="layout" svg:width="0.611cm" svg:height="0.751cm" svg:x="10.318cm" svg:y="6.299cm" svg:viewBox="0 0 612 752" svg:d="M612 161c0-132-85-192-209-146-42 14-89 46-138 82-99 85-191 212-237 339-17 56-28 109-28 155 0 170 134 212 304 92s308-353 308-522z">
          <text:p/>
        </draw:path>
        <draw:polygon draw:style-name="gr7" draw:text-style-name="P2" draw:layer="layout" svg:width="0cm" svg:height="0cm" svg:x="7.306cm" svg:y="5.559cm" svg:viewBox="0 0 0 0" draw:points="0,0">
          <text:p/>
        </draw:polygon>
        <draw:polygon draw:style-name="gr1" draw:text-style-name="P1" draw:layer="layout" svg:width="1.319cm" svg:height="0.695cm" svg:x="9.253cm" svg:y="4.247cm" svg:viewBox="0 0 1320 696" draw:points="953,0 1320,25 363,696 0,671">
          <text:p/>
        </draw:polygon>
        <draw:polygon draw:style-name="gr7" draw:text-style-name="P2" draw:layer="layout" svg:width="0cm" svg:height="0cm" svg:x="7.306cm" svg:y="5.559cm" svg:viewBox="0 0 0 0" draw:points="0,0">
          <text:p/>
        </draw:polygon>
        <draw:path draw:style-name="gr1" draw:text-style-name="P1" draw:layer="layout" svg:width="0.611cm" svg:height="0.751cm" svg:x="10.318cm" svg:y="6.299cm" svg:viewBox="0 0 612 752" svg:d="M28 436c-17 56-28 109-28 155 0 170 134 212 304 92s308-353 308-522c0-132-85-192-209-146-42 14-89 46-138 82 17 14 25 36 25 64 0 63-39 148-99 208-57 64-124 88-163 67z">
          <text:p/>
        </draw:path>
        <draw:polygon draw:style-name="gr7" draw:text-style-name="P2" draw:layer="layout" svg:width="0cm" svg:height="0cm" svg:x="7.306cm" svg:y="5.559cm" svg:viewBox="0 0 0 0" draw:points="0,0">
          <text:p/>
        </draw:polygon>
        <draw:polygon draw:style-name="gr1" draw:text-style-name="P1" draw:layer="layout" svg:width="1.044cm" svg:height="0.734cm" svg:x="7.267cm" svg:y="5.7cm" svg:viewBox="0 0 1045 735" draw:points="0,173 798,735 1045,559 1010,534 862,427 823,452 583,283 487,219 353,120 317,99 353,74 247,0">
          <text:p/>
        </draw:polygon>
        <draw:polygon draw:style-name="gr7" draw:text-style-name="P2" draw:layer="layout" svg:width="0cm" svg:height="0cm" svg:x="7.306cm" svg:y="5.559cm" svg:viewBox="0 0 0 0" draw:points="0,0">
          <text:p/>
        </draw:polygon>
        <draw:path draw:style-name="gr1" draw:text-style-name="P1" draw:layer="layout" svg:width="0.53cm" svg:height="0.652cm" svg:x="10.356cm" svg:y="5.123cm" svg:viewBox="0 0 531 653" svg:d="M531 140c0-56-17-99-50-120-28-21-67-25-113-14-28 10-64 25-95 49-39 25-78 60-113 103-35 38-67 81-92 127-25 45-46 95-56 142-11 39-14 77-11 109 4 46 21 81 46 99 67 46 187 3 300-110 109-112 184-269 184-385z">
          <text:p/>
        </draw:path>
        <draw:polygon draw:style-name="gr7" draw:text-style-name="P2" draw:layer="layout" svg:width="0cm" svg:height="0cm" svg:x="7.306cm" svg:y="5.559cm" svg:viewBox="0 0 0 0" draw:points="0,0">
          <text:p/>
        </draw:polygon>
        <draw:polygon draw:style-name="gr1" draw:text-style-name="P1" draw:layer="layout" svg:width="0.504cm" svg:height="0.653cm" svg:x="7.373cm" svg:y="6.261cm" svg:viewBox="0 0 505 654" draw:points="38,60 0,32 0,300 505,654 505,427 505,388 416,328 437,314 437,261 67,0 38,18">
          <text:p/>
        </draw:polygon>
        <draw:polygon draw:style-name="gr7" draw:text-style-name="P2" draw:layer="layout" svg:width="0cm" svg:height="0cm" svg:x="7.306cm" svg:y="5.559cm" svg:viewBox="0 0 0 0" draw:points="0,0">
          <text:p/>
        </draw:polygon>
        <draw:path draw:style-name="gr1" draw:text-style-name="P1" draw:layer="layout" svg:width="0.473cm" svg:height="0.652cm" svg:x="8.988cm" svg:y="6.491cm" svg:viewBox="0 0 474 653" svg:d="M0 331l474-331c-21 229-28 449-14 653z">
          <text:p/>
        </draw:path>
        <draw:polygon draw:style-name="gr7" draw:text-style-name="P2" draw:layer="layout" svg:width="0cm" svg:height="0cm" svg:x="7.306cm" svg:y="5.559cm" svg:viewBox="0 0 0 0" draw:points="0,0">
          <text:p/>
        </draw:polygon>
        <draw:path draw:style-name="gr1" draw:text-style-name="P1" draw:layer="layout" svg:width="0.423cm" svg:height="0.555cm" svg:x="9.249cm" svg:y="5.023cm" svg:viewBox="0 0 424 556" svg:d="M424 370c-18 60-32 124-46 184-88 14-220-78-305-215-84-139-98-276-31-322 21-18 46-21 77-14 124 63 252 211 305 367z">
          <text:p/>
        </draw:path>
        <draw:polygon draw:style-name="gr7" draw:text-style-name="P2" draw:layer="layout" svg:width="0cm" svg:height="0cm" svg:x="7.306cm" svg:y="5.559cm" svg:viewBox="0 0 0 0" draw:points="0,0">
          <text:p/>
        </draw:polygon>
        <draw:path draw:style-name="gr1" draw:text-style-name="P1" draw:layer="layout" svg:width="0.529cm" svg:height="0.652cm" svg:x="10.357cm" svg:y="5.123cm" svg:viewBox="0 0 530 653" svg:d="M0 536c4 46 21 81 46 99 67 46 187 3 300-110 109-112 184-269 184-385 0-56-17-99-50-120-28-21-67-25-113-14 3 7 3 14 3 21 0 92-45 205-119 307-75 103-170 177-251 202z">
          <text:p/>
        </draw:path>
        <draw:polygon draw:style-name="gr7" draw:text-style-name="P2" draw:layer="layout" svg:width="0cm" svg:height="0cm" svg:x="7.306cm" svg:y="5.559cm" svg:viewBox="0 0 0 0" draw:points="0,0">
          <text:p/>
        </draw:polygon>
        <draw:path draw:style-name="gr1" draw:text-style-name="P1" draw:layer="layout" svg:width="0.433cm" svg:height="0.452cm" svg:x="2.356cm" svg:y="6.001cm" svg:viewBox="0 0 434 453" svg:d="M382 346l25-18c47-31 32-127-32-215-60-89-148-135-190-103l-29 17c-7 4-10 11-17 22l-39 24c-18 0-32 4-46 11l-25 22c-22 11-29 35-29 67 0 60 43 145 103 208 60 64 127 88 163 60l28-17c10-11 18-22 21-39l39-28c10 0 21-4 28-11z">
          <text:p/>
        </draw:path>
        <draw:polygon draw:style-name="gr7" draw:text-style-name="P2" draw:layer="layout" svg:width="0cm" svg:height="0cm" svg:x="7.306cm" svg:y="5.559cm" svg:viewBox="0 0 0 0" draw:points="0,0">
          <text:p/>
        </draw:polygon>
        <draw:polygon draw:style-name="gr1" draw:text-style-name="P1" draw:layer="layout" svg:width="0.43cm" svg:height="0.603cm" svg:x="7.93cm" svg:y="5.341cm" svg:viewBox="0 0 431 604" draw:points="0,299 431,604 431,0">
          <text:p/>
        </draw:polygon>
        <draw:polygon draw:style-name="gr7" draw:text-style-name="P2" draw:layer="layout" svg:width="0cm" svg:height="0cm" svg:x="7.306cm" svg:y="5.559cm" svg:viewBox="0 0 0 0" draw:points="0,0">
          <text:p/>
        </draw:polygon>
        <draw:path draw:style-name="gr1" draw:text-style-name="P1" draw:layer="layout" svg:width="0.533cm" svg:height="0.945cm" svg:x="6.067cm" svg:y="4.434cm" svg:viewBox="0 0 534 946" svg:d="M0 0l534 374v106c-7 3-18 3-25 7l-70-50v509c-50-42-88-88-110-137v-132c18-35 39-70 71-102v-109l-113-82c-39-63-99-105-141-98l-146-99z">
          <text:p/>
        </draw:path>
        <draw:polygon draw:style-name="gr7" draw:text-style-name="P2" draw:layer="layout" svg:width="0cm" svg:height="0cm" svg:x="7.306cm" svg:y="5.559cm" svg:viewBox="0 0 0 0" draw:points="0,0">
          <text:p/>
        </draw:polygon>
        <draw:path draw:style-name="gr1" draw:text-style-name="P1" draw:layer="layout" svg:width="0.529cm" svg:height="0.651cm" svg:x="10.357cm" svg:y="7.388cm" svg:viewBox="0 0 530 652" svg:d="M0 532c4 46 21 82 46 103 18 10 35 14 56 17l4-14 7-10 11-14 14-15 17-17 21-18 25-14 25-21 28-18 32-17 32-18 35-18 35-17 39-18c64-95 103-201 103-282 0-25-3-44-7-61-10-28-25-50-43-64-28-17-67-21-113-10 3 7 3 14 3 21 0 89-45 206-119 308-75 102-170 176-251 197z">
          <text:p/>
        </draw:path>
        <draw:polygon draw:style-name="gr7" draw:text-style-name="P2" draw:layer="layout" svg:width="0cm" svg:height="0cm" svg:x="7.306cm" svg:y="5.559cm" svg:viewBox="0 0 0 0" draw:points="0,0">
          <text:p/>
        </draw:polygon>
        <draw:path draw:style-name="gr1" draw:text-style-name="P1" draw:layer="layout" svg:width="0.367cm" svg:height="0.458cm" svg:x="3.834cm" svg:y="3.949cm" svg:viewBox="0 0 368 459" svg:d="M167 51c-32-25-60-39-81-46-4 0-7 0-7-3-21-4-39-4-53 7-7 7-19 14-22 38-4 11-4 22-4 36 0 17 0 35 4 49 8 42 18 78 29 113 18 35 35 71 60 102 21 29 46 58 74 79 35 21 67 32 95 32 25 3 46-4 64-18 17-11 28-25 35-47 4-3 4-7 4-10 3-11 3-22 3-32 0-25-3-53-14-74-14-43-39-81-71-120-28-32-60-60-91-88-7-7-18-14-25-18z">
          <text:p/>
        </draw:path>
        <draw:polygon draw:style-name="gr7" draw:text-style-name="P2" draw:layer="layout" svg:width="0cm" svg:height="0cm" svg:x="7.306cm" svg:y="5.559cm" svg:viewBox="0 0 0 0" draw:points="0,0">
          <text:p/>
        </draw:polygon>
        <draw:path draw:style-name="gr1" draw:text-style-name="P1" draw:layer="layout" svg:width="0.367cm" svg:height="0.459cm" svg:x="3.834cm" svg:y="4.987cm" svg:viewBox="0 0 368 460" svg:d="M167 50c-32-21-60-35-81-42-4-4-7-4-7-4-21-7-39-3-53 4-7 7-19 17-22 42-4 7-4 21-4 35 0 15 0 32 4 46 8 46 18 81 29 113 18 40 35 75 60 107 21 28 46 56 74 74 35 25 67 35 95 35 25 0 46-7 64-17 17-11 28-25 35-46 4-4 4-7 4-11 3-10 3-21 3-35 0-21-3-46-14-75-14-39-39-81-71-116-28-32-60-64-91-92-7-7-18-11-25-18z">
          <text:p/>
        </draw:path>
        <draw:polygon draw:style-name="gr7" draw:text-style-name="P2" draw:layer="layout" svg:width="0cm" svg:height="0cm" svg:x="7.306cm" svg:y="5.559cm" svg:viewBox="0 0 0 0" draw:points="0,0">
          <text:p/>
        </draw:polygon>
        <draw:path draw:style-name="gr1" draw:text-style-name="P1" draw:layer="layout" svg:width="1.196cm" svg:height="0.915cm" svg:x="4.723cm" svg:y="1.335cm" svg:viewBox="0 0 1197 916" svg:d="M1194 916c3-28 3-53 3-81 0-78-10-162-49-254-28-63-71-134-138-212-25-28-53-56-88-84-32-28-74-57-116-85-78-49-171-92-252-120-102-35-197-57-282-68-99-14-187-14-272-10 32-4 71 17 106 43 512 14 925 303 943 663 28 21 60 46 88 81 14 18 28 39 39 60s18 46 18 67z">
          <text:p/>
        </draw:path>
        <draw:polygon draw:style-name="gr7" draw:text-style-name="P2" draw:layer="layout" svg:width="0cm" svg:height="0cm" svg:x="7.306cm" svg:y="5.559cm" svg:viewBox="0 0 0 0" draw:points="0,0">
          <text:p/>
        </draw:polygon>
        <draw:path draw:style-name="gr1" draw:text-style-name="P1" draw:layer="layout" svg:width="0.554cm" svg:height="0.464cm" svg:x="7.256cm" svg:y="6.972cm" svg:viewBox="0 0 555 465" svg:d="M184 41l371 262v56l-25 18-339-241c3 14 10 25 10 35l4-3 325 223v53l-28 21-311-219c-25 22-71 7-117-36-42-42-74-106-74-152-3-45 25-70 67-53 7 4 11 4 18 8 25 14 49 35 70 63v-18z">
          <text:p/>
        </draw:path>
        <draw:polygon draw:style-name="gr7" draw:text-style-name="P2" draw:layer="layout" svg:width="0cm" svg:height="0cm" svg:x="7.306cm" svg:y="5.559cm" svg:viewBox="0 0 0 0" draw:points="0,0">
          <text:p/>
        </draw:polygon>
        <draw:path draw:style-name="gr1" draw:text-style-name="P1" draw:layer="layout" svg:width="0.864cm" svg:height="0.441cm" svg:x="6.6cm" svg:y="4.738cm" svg:viewBox="0 0 865 442" svg:d="M862 442c3-17 3-35 3-53 0-145-113-279-297-346-180-64-402-57-568 28v106c71-32 152-57 236-64h4c49-7 102-7 155 0 240 25 431 159 467 329z">
          <text:p/>
        </draw:path>
        <draw:polygon draw:style-name="gr7" draw:text-style-name="P2" draw:layer="layout" svg:width="0cm" svg:height="0cm" svg:x="7.306cm" svg:y="5.559cm" svg:viewBox="0 0 0 0" draw:points="0,0">
          <text:p/>
        </draw:polygon>
        <draw:path draw:style-name="gr1" draw:text-style-name="P1" draw:layer="layout" svg:width="0.309cm" svg:height="0.548cm" svg:x="9.251cm" svg:y="7.287cm" svg:viewBox="0 0 310 549" svg:d="M215 68c17 170 49 329 95 481-64-21-134-78-199-152-56-78-99-166-109-240-4-39-4-71 7-96 7-21 18-35 32-46 21-14 49-18 81-14 28 18 61 39 93 67z">
          <text:p/>
        </draw:path>
        <draw:polygon draw:style-name="gr7" draw:text-style-name="P2" draw:layer="layout" svg:width="0cm" svg:height="0cm" svg:x="7.306cm" svg:y="5.559cm" svg:viewBox="0 0 0 0" draw:points="0,0">
          <text:p/>
        </draw:polygon>
        <draw:path draw:style-name="gr1" draw:text-style-name="P1" draw:layer="layout" svg:width="0.504cm" svg:height="0.448cm" svg:x="7.373cm" svg:y="6.466cm" svg:viewBox="0 0 505 449" svg:d="M0 96l505 353v-226l-315-223c-67 54-134 89-190 96z">
          <text:p/>
        </draw:path>
        <draw:polygon draw:style-name="gr7" draw:text-style-name="P2" draw:layer="layout" svg:width="0cm" svg:height="0cm" svg:x="7.306cm" svg:y="5.559cm" svg:viewBox="0 0 0 0" draw:points="0,0">
          <text:p/>
        </draw:polygon>
        <draw:path draw:style-name="gr1" draw:text-style-name="P1" draw:layer="layout" svg:width="0.484cm" svg:height="0.685cm" svg:x="9.143cm" svg:y="4.995cm" svg:viewBox="0 0 485 686" svg:d="M226 28c-31-3-56 0-77 14-67 50-53 188 31 326 89 137 217 229 305 211-11 36-18 71-28 106-85 11-206-63-305-183s-159-268-151-375c10-106 84-152 190-113 11 3 25 11 35 14z">
          <text:p/>
        </draw:path>
        <draw:polygon draw:style-name="gr7" draw:text-style-name="P2" draw:layer="layout" svg:width="0cm" svg:height="0cm" svg:x="7.306cm" svg:y="5.559cm" svg:viewBox="0 0 0 0" draw:points="0,0">
          <text:p/>
        </draw:polygon>
        <draw:path draw:style-name="gr1" draw:text-style-name="P1" draw:layer="layout" svg:width="0.451cm" svg:height="0.685cm" svg:x="9.144cm" svg:y="7.259cm" svg:viewBox="0 0 452 686" svg:d="M226 29c-28-4-56 0-77 14-14 11-25 25-32 46-11 25-11 56-7 95 10 74 53 162 109 240 60 74 131 131 198 148 10 39 21 79 35 114-81 7-183-53-275-156-93-102-160-229-174-339-7-46-3-88 11-116 24-71 92-92 177-60 11 3 25 10 35 14z">
          <text:p/>
        </draw:path>
        <draw:polygon draw:style-name="gr7" draw:text-style-name="P2" draw:layer="layout" svg:width="0cm" svg:height="0cm" svg:x="7.306cm" svg:y="5.559cm" svg:viewBox="0 0 0 0" draw:points="0,0">
          <text:p/>
        </draw:polygon>
        <draw:path draw:style-name="gr1" draw:text-style-name="P1" draw:layer="layout" svg:width="0.433cm" svg:height="0.454cm" svg:x="2.356cm" svg:y="4.96cm" svg:viewBox="0 0 434 455" svg:d="M382 350l25-18c47-32 32-131-32-220-60-88-148-134-190-102l-29 18c-7 7-10 14-17 21l-39 28c49 7 113 53 159 120 45 68 70 142 56 188-3 21-11 32-21 42l-28 18c-36 25-103 0-163-60-60-63-103-149-103-213 0-31 7-52 29-67l25-17c14-11 28-11 46-11-18 0-32 0-46 11l-25 17c46-31 138 18 201 110 67 96 82 198 36 230-36 25-103 0-163-60-60-63-103-149-103-213 0-31 7-52 29-67 46-31 138 18 201 110 67 96 82 198 36 230l28-18c10-10 18-21 21-42l39-25c10-3 21-7 28-10z">
          <text:p/>
        </draw:path>
        <draw:polygon draw:style-name="gr7" draw:text-style-name="P2" draw:layer="layout" svg:width="0cm" svg:height="0cm" svg:x="7.306cm" svg:y="5.559cm" svg:viewBox="0 0 0 0" draw:points="0,0">
          <text:p/>
        </draw:polygon>
        <draw:polygon draw:style-name="gr1" draw:text-style-name="P1" draw:layer="layout" svg:width="0.504cm" svg:height="0.483cm" svg:x="7.842cm" svg:y="5.725cm" svg:viewBox="0 0 505 484" draw:points="505,354 502,357 502,460 462,484 0,159 0,0">
          <text:p/>
        </draw:polygon>
        <draw:polygon draw:style-name="gr7" draw:text-style-name="P2" draw:layer="layout" svg:width="0cm" svg:height="0cm" svg:x="7.306cm" svg:y="5.559cm" svg:viewBox="0 0 0 0" draw:points="0,0">
          <text:p/>
        </draw:polygon>
        <draw:path draw:style-name="gr1" draw:text-style-name="P1" draw:layer="layout" svg:width="1.192cm" svg:height="0.409cm" svg:x="4.201cm" svg:y="1.714cm" svg:viewBox="0 0 1193 410" svg:d="M1186 410c4-17 4-35 7-53-3-49-14-98-43-144-123-135-331-213-557-213-222 0-434 78-554 213-25 46-39 95-39 144 0 18 0 36 4 53 42-204 296-361 589-361 296 0 550 157 593 361z">
          <text:p/>
        </draw:path>
        <draw:polygon draw:style-name="gr7" draw:text-style-name="P2" draw:layer="layout" svg:width="0cm" svg:height="0cm" svg:x="7.306cm" svg:y="5.559cm" svg:viewBox="0 0 0 0" draw:points="0,0">
          <text:p/>
        </draw:polygon>
        <draw:path draw:style-name="gr1" draw:text-style-name="P1" draw:layer="layout" svg:width="0.333cm" svg:height="0.325cm" svg:x="6.201cm" svg:y="7.385cm" svg:viewBox="0 0 334 326" svg:d="M187 5c25-17 78 7 114 60 35 50 43 106 18 124l-7 3c-4 11-7 18-14 21l-72 51c0 14-7 24-14 28l-35 28c-25 14-67 0-110-42-38-39-67-100-67-139 0-21 7-35 18-46l39-24c7-4 17-7 32-4l67-49c7-4 14-7 24-7z">
          <text:p/>
        </draw:path>
        <draw:polygon draw:style-name="gr7" draw:text-style-name="P2" draw:layer="layout" svg:width="0cm" svg:height="0cm" svg:x="7.306cm" svg:y="5.559cm" svg:viewBox="0 0 0 0" draw:points="0,0">
          <text:p/>
        </draw:polygon>
        <draw:path draw:style-name="gr1" draw:text-style-name="P1" draw:layer="layout" svg:width="0.292cm" svg:height="0.359cm" svg:x="2.356cm" svg:y="6.093cm" svg:viewBox="0 0 293 360" svg:d="M25 10c49-32 142 17 205 109 67 96 82 198 36 230-36 28-103 4-167-60-60-63-99-149-99-212 0-32 7-53 25-67z">
          <text:p/>
        </draw:path>
        <draw:polygon draw:style-name="gr7" draw:text-style-name="P2" draw:layer="layout" svg:width="0cm" svg:height="0cm" svg:x="7.306cm" svg:y="5.559cm" svg:viewBox="0 0 0 0" draw:points="0,0">
          <text:p/>
        </draw:polygon>
        <draw:polygon draw:style-name="gr1" draw:text-style-name="P1" draw:layer="layout" svg:width="0.53cm" svg:height="0.479cm" svg:x="7.358cm" svg:y="6.798cm" svg:viewBox="0 0 531 480" draw:points="531,480 531,374 75,52 0,0 0,105">
          <text:p/>
        </draw:polygon>
        <draw:polygon draw:style-name="gr7" draw:text-style-name="P2" draw:layer="layout" svg:width="0cm" svg:height="0cm" svg:x="7.306cm" svg:y="5.559cm" svg:viewBox="0 0 0 0" draw:points="0,0">
          <text:p/>
        </draw:polygon>
        <draw:path draw:style-name="gr1" draw:text-style-name="P1" draw:layer="layout" svg:width="0.36cm" svg:height="0.458cm" svg:x="3.834cm" svg:y="3.949cm" svg:viewBox="0 0 361 459" svg:d="M74 2c-17-4-35-4-49 7-7 7-18 14-21 38-4 11-4 22-4 36 0 17 0 35 4 49 7 42 17 78 28 113 18 35 35 71 56 102 25 29 50 58 78 79 32 21 67 32 95 32 25 3 47-4 65-18 17-11 28-25 35-47-60-3-142-60-206-144-63-85-95-184-81-247z">
          <text:p/>
        </draw:path>
        <draw:polygon draw:style-name="gr7" draw:text-style-name="P2" draw:layer="layout" svg:width="0cm" svg:height="0cm" svg:x="7.306cm" svg:y="5.559cm" svg:viewBox="0 0 0 0" draw:points="0,0">
          <text:p/>
        </draw:polygon>
        <draw:path draw:style-name="gr1" draw:text-style-name="P1" draw:layer="layout" svg:width="0.36cm" svg:height="0.459cm" svg:x="3.834cm" svg:y="4.987cm" svg:viewBox="0 0 361 460" svg:d="M74 4c-17-7-35-3-49 4-7 7-18 17-21 42-4 7-4 21-4 35 0 15 0 32 4 46 7 46 17 81 28 113 18 40 35 75 56 107 25 28 50 56 78 74 32 25 67 35 95 35 25 0 47-7 65-17 17-11 28-25 35-46-60-4-142-60-206-146-63-88-95-183-81-247z">
          <text:p/>
        </draw:path>
        <draw:polygon draw:style-name="gr7" draw:text-style-name="P2" draw:layer="layout" svg:width="0cm" svg:height="0cm" svg:x="7.306cm" svg:y="5.559cm" svg:viewBox="0 0 0 0" draw:points="0,0">
          <text:p/>
        </draw:polygon>
        <draw:path draw:style-name="gr1" draw:text-style-name="P1" draw:layer="layout" svg:width="1.115cm" svg:height="0.27cm" svg:x="4.24cm" svg:y="1.656cm" svg:viewBox="0 0 1116 271" svg:d="M466 5c-212 21-392 125-466 266 120-131 332-213 554-213 227 0 438 82 562 213-78-141-258-245-474-266-56-7-116-7-176 0z">
          <text:p/>
        </draw:path>
        <draw:polygon draw:style-name="gr7" draw:text-style-name="P2" draw:layer="layout" svg:width="0cm" svg:height="0cm" svg:x="7.306cm" svg:y="5.559cm" svg:viewBox="0 0 0 0" draw:points="0,0">
          <text:p/>
        </draw:polygon>
        <draw:polygon draw:style-name="gr1" draw:text-style-name="P1" draw:layer="layout" svg:width="0.53cm" svg:height="0.427cm" svg:x="7.358cm" svg:y="6.85cm" svg:viewBox="0 0 531 428" draw:points="0,53 531,428 531,322 75,0">
          <text:p/>
        </draw:polygon>
        <draw:polygon draw:style-name="gr7" draw:text-style-name="P2" draw:layer="layout" svg:width="0cm" svg:height="0cm" svg:x="7.306cm" svg:y="5.559cm" svg:viewBox="0 0 0 0" draw:points="0,0">
          <text:p/>
        </draw:polygon>
        <draw:path draw:style-name="gr1" draw:text-style-name="P1" draw:layer="layout" svg:width="1.065cm" svg:height="0.694cm" svg:x="9.14cm" svg:y="4.244cm" svg:viewBox="0 0 1066 695" svg:d="M113 674l953-671c-42-7-81 0-110 21l-272 191-684 480c32-17 67-28 113-21z">
          <text:p/>
        </draw:path>
        <draw:polygon draw:style-name="gr7" draw:text-style-name="P2" draw:layer="layout" svg:width="0cm" svg:height="0cm" svg:x="7.306cm" svg:y="5.559cm" svg:viewBox="0 0 0 0" draw:points="0,0">
          <text:p/>
        </draw:polygon>
        <draw:path draw:style-name="gr1" draw:text-style-name="P1" draw:layer="layout" svg:width="0.691cm" svg:height="0.568cm" svg:x="7.278cm" svg:y="6.001cm" svg:viewBox="0 0 692 569" svg:d="M162 154l370 262c0 38 28 91 67 124 28 28 61 35 79 25 10-7 14-21 14-39 0-19-7-43-18-68-19-25-40-53-61-67-25-18-46-21-60-14-3 0-3 0-7 3-10 4-14 18-14 36l-28 17v53l28-18v-52c0 38 28 91 67 124 28 28 61 35 79 25 10-7 14-21 14-39 0-19-7-43-18-68-19-25-40-53-61-67-25-18-46-21-60-14-3 0-3 0-7 3-10 4-14 18-14 36v52l-28 18-371-261v-32c-17 4-45-7-70-28-25-25-46-60-57-92-10-31-7-56 11-67 0-3 3-3 3-3 11-4 29-4 43 3 25 14 53 39 70 67l29-28-29 25 399 236-370-261 370 314v-53 53l-28 21-346-243c0 7 4 10 4 17z">
          <text:p/>
        </draw:path>
        <draw:polygon draw:style-name="gr7" draw:text-style-name="P2" draw:layer="layout" svg:width="0cm" svg:height="0cm" svg:x="7.306cm" svg:y="5.559cm" svg:viewBox="0 0 0 0" draw:points="0,0">
          <text:p/>
        </draw:polygon>
        <draw:path draw:style-name="gr1" draw:text-style-name="P1" draw:layer="layout" svg:width="0.371cm" svg:height="0.525cm" svg:x="10.356cm" svg:y="7.394cm" svg:viewBox="0 0 372 526" svg:d="M12 421c-4 3-4 10-4 14-7 35-10 63-7 91 81-21 176-95 252-197 74-102 119-220 119-308 0-7 0-14 0-21-31 7-63 24-98 46 3 14 7 24 7 38 0 64-36 150-93 220-56 67-123 113-176 117z">
          <text:p/>
        </draw:path>
        <draw:polygon draw:style-name="gr7" draw:text-style-name="P2" draw:layer="layout" svg:width="0cm" svg:height="0cm" svg:x="7.306cm" svg:y="5.559cm" svg:viewBox="0 0 0 0" draw:points="0,0">
          <text:p/>
        </draw:polygon>
        <draw:path draw:style-name="gr1" draw:text-style-name="P1" draw:layer="layout" svg:width="0.371cm" svg:height="0.526cm" svg:x="10.356cm" svg:y="5.129cm" svg:viewBox="0 0 372 527" svg:d="M12 421c-11 39-14 74-11 106 81-22 176-96 252-199 74-102 119-219 119-307 0-7 0-14 0-21-31 7-63 25-98 46 3 14 7 24 7 42 0 60-36 145-93 212-56 70-123 117-176 121z">
          <text:p/>
        </draw:path>
        <draw:polygon draw:style-name="gr7" draw:text-style-name="P2" draw:layer="layout" svg:width="0cm" svg:height="0cm" svg:x="7.306cm" svg:y="5.559cm" svg:viewBox="0 0 0 0" draw:points="0,0">
          <text:p/>
        </draw:polygon>
        <draw:path draw:style-name="gr1" draw:text-style-name="P1" draw:layer="layout" svg:width="0.287cm" svg:height="0.377cm" svg:x="3.914cm" svg:y="4.995cm" svg:viewBox="0 0 288 378" svg:d="M5 0c-18 60 14 160 74 244 63 81 145 138 206 134 3-10 3-21 3-35 0-21-3-46-14-74-36-11-75-39-107-81-32-39-53-85-60-128-7-7-14-11-21-18-32-21-60-35-81-42z">
          <text:p/>
        </draw:path>
        <draw:polygon draw:style-name="gr7" draw:text-style-name="P2" draw:layer="layout" svg:width="0cm" svg:height="0cm" svg:x="7.306cm" svg:y="5.559cm" svg:viewBox="0 0 0 0" draw:points="0,0">
          <text:p/>
        </draw:polygon>
        <draw:path draw:style-name="gr1" draw:text-style-name="P1" draw:layer="layout" svg:width="0.287cm" svg:height="0.381cm" svg:x="3.914cm" svg:y="3.954cm" svg:viewBox="0 0 288 382" svg:d="M5 0c-18 65 14 160 74 245 63 84 145 137 206 137 3-14 3-25 3-35 0-25-3-50-14-74-36-11-75-43-107-81-32-39-53-85-60-127-7-7-14-11-21-19-32-21-60-39-81-46z">
          <text:p/>
        </draw:path>
        <draw:polygon draw:style-name="gr7" draw:text-style-name="P2" draw:layer="layout" svg:width="0cm" svg:height="0cm" svg:x="7.306cm" svg:y="5.559cm" svg:viewBox="0 0 0 0" draw:points="0,0">
          <text:p/>
        </draw:polygon>
        <draw:path draw:style-name="gr1" draw:text-style-name="P1" draw:layer="layout" svg:width="0.198cm" svg:height="0.296cm" svg:x="9.365cm" svg:y="5.774cm" svg:viewBox="0 0 199 297" svg:d="M199 64c-14 63-24 127-38 187-50 43-103 57-132 36-32-22-39-82-14-145 3-7 7-15 7-18 22-46 54-88 89-124z">
          <text:p/>
        </draw:path>
        <draw:polygon draw:style-name="gr7" draw:text-style-name="P2" draw:layer="layout" svg:width="0cm" svg:height="0cm" svg:x="7.306cm" svg:y="5.559cm" svg:viewBox="0 0 0 0" draw:points="0,0">
          <text:p/>
        </draw:polygon>
        <draw:path draw:style-name="gr1" draw:text-style-name="P1" draw:layer="layout" svg:width="0.265cm" svg:height="0.346cm" svg:x="10.346cm" svg:y="6.395cm" svg:viewBox="0 0 266 347" svg:d="M266 64c0-28-11-53-25-64-102 85-195 212-241 340 39 21 107-8 164-68 63-63 102-148 102-208z">
          <text:p/>
        </draw:path>
        <draw:polygon draw:style-name="gr7" draw:text-style-name="P2" draw:layer="layout" svg:width="0cm" svg:height="0cm" svg:x="7.306cm" svg:y="5.559cm" svg:viewBox="0 0 0 0" draw:points="0,0">
          <text:p/>
        </draw:polygon>
        <draw:path draw:style-name="gr1" draw:text-style-name="P1" draw:layer="layout" svg:width="0.296cm" svg:height="0.356cm" svg:x="2.455cm" svg:y="6.029cm" svg:viewBox="0 0 297 357" svg:d="M0 45c49 7 114 53 160 120 45 68 70 142 56 192l39-28 17-11c43-32 29-123-31-209-60-85-141-131-185-99l-17 11z">
          <text:p/>
        </draw:path>
        <draw:polygon draw:style-name="gr7" draw:text-style-name="P2" draw:layer="layout" svg:width="0cm" svg:height="0cm" svg:x="7.306cm" svg:y="5.559cm" svg:viewBox="0 0 0 0" draw:points="0,0">
          <text:p/>
        </draw:polygon>
        <draw:path draw:style-name="gr1" draw:text-style-name="P1" draw:layer="layout" svg:width="0.296cm" svg:height="0.356cm" svg:x="2.455cm" svg:y="4.988cm" svg:viewBox="0 0 297 357" svg:d="M0 49c49 4 114 53 160 121 45 64 70 138 56 187l39-28 17-11c43-31 29-123-31-209-60-85-141-130-185-99l-17 11z">
          <text:p/>
        </draw:path>
        <draw:polygon draw:style-name="gr7" draw:text-style-name="P2" draw:layer="layout" svg:width="0cm" svg:height="0cm" svg:x="7.306cm" svg:y="5.559cm" svg:viewBox="0 0 0 0" draw:points="0,0">
          <text:p/>
        </draw:polygon>
        <draw:path draw:style-name="gr1" draw:text-style-name="P1" draw:layer="layout" svg:width="0.268cm" svg:height="0.374cm" svg:x="10.368cm" svg:y="7.44cm" svg:viewBox="0 0 269 375" svg:d="M56 233c-25 46-46 96-56 142 53-4 120-50 176-117 57-71 93-156 93-220 0-14-4-24-7-38-39 28-79 63-114 102-18 46-53 95-92 131z">
          <text:p/>
        </draw:path>
        <draw:polygon draw:style-name="gr7" draw:text-style-name="P2" draw:layer="layout" svg:width="0cm" svg:height="0cm" svg:x="7.306cm" svg:y="5.559cm" svg:viewBox="0 0 0 0" draw:points="0,0">
          <text:p/>
        </draw:polygon>
        <draw:path draw:style-name="gr1" draw:text-style-name="P1" draw:layer="layout" svg:width="0.268cm" svg:height="0.374cm" svg:x="10.368cm" svg:y="5.175cm" svg:viewBox="0 0 269 375" svg:d="M56 233c-25 46-46 96-56 142 53-4 120-46 176-117 57-71 93-156 93-216 0-18-4-28-7-42-39 28-79 63-114 102-18 49-53 95-92 131z">
          <text:p/>
        </draw:path>
        <draw:polygon draw:style-name="gr7" draw:text-style-name="P2" draw:layer="layout" svg:width="0cm" svg:height="0cm" svg:x="7.306cm" svg:y="5.559cm" svg:viewBox="0 0 0 0" draw:points="0,0">
          <text:p/>
        </draw:polygon>
        <draw:polygon draw:style-name="gr1" draw:text-style-name="P1" draw:layer="layout" svg:width="0.399cm" svg:height="0.336cm" svg:x="7.411cm" svg:y="7.224cm" svg:viewBox="0 0 400 337" draw:points="29,0 400,265 400,319 375,337 0,74 0,22">
          <text:p/>
        </draw:polygon>
        <draw:polygon draw:style-name="gr7" draw:text-style-name="P2" draw:layer="layout" svg:width="0cm" svg:height="0cm" svg:x="7.306cm" svg:y="5.559cm" svg:viewBox="0 0 0 0" draw:points="0,0">
          <text:p/>
        </draw:polygon>
        <draw:polygon draw:style-name="gr1" draw:text-style-name="P1" draw:layer="layout" svg:width="0.399cm" svg:height="0.331cm" svg:x="7.411cm" svg:y="7.334cm" svg:viewBox="0 0 400 332" draw:points="29,0 400,262 400,315 375,332 0,70 0,17">
          <text:p/>
        </draw:polygon>
        <draw:polygon draw:style-name="gr7" draw:text-style-name="P2" draw:layer="layout" svg:width="0cm" svg:height="0cm" svg:x="7.306cm" svg:y="5.559cm" svg:viewBox="0 0 0 0" draw:points="0,0">
          <text:p/>
        </draw:polygon>
        <draw:polygon draw:style-name="gr1" draw:text-style-name="P1" draw:layer="layout" svg:width="0.399cm" svg:height="0.335cm" svg:x="7.411cm" svg:y="7.44cm" svg:viewBox="0 0 400 336" draw:points="29,0 400,262 400,315 375,336 0,70 0,17">
          <text:p/>
        </draw:polygon>
        <draw:polygon draw:style-name="gr7" draw:text-style-name="P2" draw:layer="layout" svg:width="0cm" svg:height="0cm" svg:x="7.306cm" svg:y="5.559cm" svg:viewBox="0 0 0 0" draw:points="0,0">
          <text:p/>
        </draw:polygon>
        <draw:path draw:style-name="gr1" draw:text-style-name="P1" draw:layer="layout" svg:width="0.21cm" svg:height="0.253cm" svg:x="7.783cm" svg:y="7.347cm" svg:viewBox="0 0 211 254" svg:d="M211 200c0-3 0-3-3-7 0-3 0-7 0-10-11-64-64-139-121-171-4-3-11-7-14-7-53-17-81 15-71 71 14 64 60 131 114 163 53 32 95 14 95-39z">
          <text:p/>
        </draw:path>
        <draw:polygon draw:style-name="gr7" draw:text-style-name="P2" draw:layer="layout" svg:width="0cm" svg:height="0cm" svg:x="7.306cm" svg:y="5.559cm" svg:viewBox="0 0 0 0" draw:points="0,0">
          <text:p/>
        </draw:polygon>
        <draw:path draw:style-name="gr1" draw:text-style-name="P1" draw:layer="layout" svg:width="0.462cm" svg:height="0.349cm" svg:x="7.842cm" svg:y="5.884cm" svg:viewBox="0 0 463 350" svg:d="M463 325l-28 25-148-106-39 25-241-170c0-39 0-71-7-99z">
          <text:p/>
        </draw:path>
        <draw:polygon draw:style-name="gr7" draw:text-style-name="P2" draw:layer="layout" svg:width="0cm" svg:height="0cm" svg:x="7.306cm" svg:y="5.559cm" svg:viewBox="0 0 0 0" draw:points="0,0">
          <text:p/>
        </draw:polygon>
        <draw:path draw:style-name="gr1" draw:text-style-name="P1" draw:layer="layout" svg:width="0.191cm" svg:height="0.236cm" svg:x="5.672cm" svg:y="8.1cm" svg:viewBox="0 0 192 237" svg:d="M18 6c32-21 88 11 134 72 43 63 54 130 22 152-26 17-68 3-107-39-42-43-67-99-67-138 0-22 7-36 18-47z">
          <text:p/>
        </draw:path>
        <draw:polygon draw:style-name="gr7" draw:text-style-name="P2" draw:layer="layout" svg:width="0cm" svg:height="0cm" svg:x="7.306cm" svg:y="5.559cm" svg:viewBox="0 0 0 0" draw:points="0,0">
          <text:p/>
        </draw:polygon>
        <draw:path draw:style-name="gr1" draw:text-style-name="P1" draw:layer="layout" svg:width="0.195cm" svg:height="0.238cm" svg:x="6.201cm" svg:y="7.472cm" svg:viewBox="0 0 196 239" svg:d="M22 7c31-22 92 11 135 71 42 63 52 130 21 156-25 14-67 0-107-43-42-42-71-99-71-138 0-21 11-35 22-46z">
          <text:p/>
        </draw:path>
        <draw:polygon draw:style-name="gr7" draw:text-style-name="P2" draw:layer="layout" svg:width="0cm" svg:height="0cm" svg:x="7.306cm" svg:y="5.559cm" svg:viewBox="0 0 0 0" draw:points="0,0">
          <text:p/>
        </draw:polygon>
        <draw:path draw:style-name="gr1" draw:text-style-name="P1" draw:layer="layout" svg:width="0.228cm" svg:height="0.254cm" svg:x="6.286cm" svg:y="8.396cm" svg:viewBox="0 0 229 255" svg:d="M71 7c0-4 3-4 3-4 7-3 14-3 21-3 28 3 67 28 97 70 28 39 42 86 35 114-4 11-7 18-14 21l-72 50c7-32-7-78-39-124-28-43-70-71-102-78z">
          <text:p/>
        </draw:path>
        <draw:polygon draw:style-name="gr7" draw:text-style-name="P2" draw:layer="layout" svg:width="0cm" svg:height="0cm" svg:x="7.306cm" svg:y="5.559cm" svg:viewBox="0 0 0 0" draw:points="0,0">
          <text:p/>
        </draw:polygon>
        <draw:path draw:style-name="gr1" draw:text-style-name="P1" draw:layer="layout" svg:width="0.228cm" svg:height="0.254cm" svg:x="5.757cm" svg:y="7.02cm" svg:viewBox="0 0 229 255" svg:d="M71 7c7-4 15-7 25-7 28 3 67 32 95 70 29 43 43 85 36 117-4 7-7 14-14 21l-71 47c7-32-7-79-39-121-28-42-67-74-103-78l36-24z">
          <text:p/>
        </draw:path>
        <draw:polygon draw:style-name="gr7" draw:text-style-name="P2" draw:layer="layout" svg:width="0cm" svg:height="0cm" svg:x="7.306cm" svg:y="5.559cm" svg:viewBox="0 0 0 0" draw:points="0,0">
          <text:p/>
        </draw:polygon>
        <draw:path draw:style-name="gr1" draw:text-style-name="P1" draw:layer="layout" svg:width="0.226cm" svg:height="0.254cm" svg:x="5.757cm" svg:y="8.022cm" svg:viewBox="0 0 227 255" svg:d="M67 7c7-4 18-7 28-7 28 3 67 31 95 70 30 39 44 85 33 113 0 11-7 18-14 25l-68 47c7-33-11-79-39-125-32-42-70-70-102-74z">
          <text:p/>
        </draw:path>
        <draw:polygon draw:style-name="gr7" draw:text-style-name="P2" draw:layer="layout" svg:width="0cm" svg:height="0cm" svg:x="7.306cm" svg:y="5.559cm" svg:viewBox="0 0 0 0" draw:points="0,0">
          <text:p/>
        </draw:polygon>
        <draw:path draw:style-name="gr1" draw:text-style-name="P1" draw:layer="layout" svg:width="0.224cm" svg:height="0.254cm" svg:x="6.29cm" svg:y="7.394cm" svg:viewBox="0 0 225 255" svg:d="M67 7c7-4 14-7 24-7 33 3 68 31 100 70 28 44 39 86 32 118-4 7-7 14-14 21l-67 46c3-32-11-78-39-120-33-44-72-75-103-79z">
          <text:p/>
        </draw:path>
        <draw:polygon draw:style-name="gr7" draw:text-style-name="P2" draw:layer="layout" svg:width="0cm" svg:height="0cm" svg:x="7.306cm" svg:y="5.559cm" svg:viewBox="0 0 0 0" draw:points="0,0">
          <text:p/>
        </draw:polygon>
        <draw:path draw:style-name="gr1" draw:text-style-name="P1" draw:layer="layout" svg:width="0.218cm" svg:height="0.236cm" svg:x="7.62cm" svg:y="5.683cm" svg:viewBox="0 0 219 237" svg:d="M138 0c-14 14-14 49 4 88 17 40 49 75 77 89l-84 60-135-95v-47z">
          <text:p/>
        </draw:path>
        <draw:polygon draw:style-name="gr7" draw:text-style-name="P2" draw:layer="layout" svg:width="0cm" svg:height="0cm" svg:x="7.306cm" svg:y="5.559cm" svg:viewBox="0 0 0 0" draw:points="0,0">
          <text:p/>
        </draw:polygon>
        <draw:path draw:style-name="gr1" draw:text-style-name="P1" draw:layer="layout" svg:width="0.236cm" svg:height="0.261cm" svg:x="8.879cm" svg:y="4.963cm" svg:viewBox="0 0 237 262" svg:d="M237 0c-24 32-40 81-36 142l-7 120-194-95z">
          <text:p/>
        </draw:path>
        <draw:polygon draw:style-name="gr7" draw:text-style-name="P2" draw:layer="layout" svg:width="0cm" svg:height="0cm" svg:x="7.306cm" svg:y="5.559cm" svg:viewBox="0 0 0 0" draw:points="0,0">
          <text:p/>
        </draw:polygon>
        <draw:path draw:style-name="gr1" draw:text-style-name="P1" draw:layer="layout" svg:width="0.19cm" svg:height="0.264cm" svg:x="7.373cm" svg:y="6.297cm" svg:viewBox="0 0 191 265" svg:d="M0 3c3 25 14 42 28 57l163 113c-68 53-135 85-191 92v-265z">
          <text:p/>
        </draw:path>
        <draw:polygon draw:style-name="gr7" draw:text-style-name="P2" draw:layer="layout" svg:width="0cm" svg:height="0cm" svg:x="7.306cm" svg:y="5.559cm" svg:viewBox="0 0 0 0" draw:points="0,0">
          <text:p/>
        </draw:polygon>
        <draw:path draw:style-name="gr1" draw:text-style-name="P1" draw:layer="layout" svg:width="0.155cm" svg:height="0.203cm" svg:x="5.916cm" svg:y="4.418cm" svg:viewBox="0 0 156 204" svg:d="M21 111c-14-10-21-25-21-39s7-28 21-35l28-21c29-21 75-21 107 0v188z">
          <text:p/>
        </draw:path>
        <draw:polygon draw:style-name="gr7" draw:text-style-name="P2" draw:layer="layout" svg:width="0cm" svg:height="0cm" svg:x="7.306cm" svg:y="5.559cm" svg:viewBox="0 0 0 0" draw:points="0,0">
          <text:p/>
        </draw:polygon>
        <draw:path draw:style-name="gr1" draw:text-style-name="P1" draw:layer="layout" svg:width="0.159cm" svg:height="0.196cm" svg:x="2.423cm" svg:y="5.136cm" svg:viewBox="0 0 160 197" svg:d="M14 7c25-21 75 7 114 61 35 49 42 106 18 123-21 15-57 0-92-31-33-36-54-81-54-117 0-18 4-29 14-36z">
          <text:p/>
        </draw:path>
        <draw:polygon draw:style-name="gr7" draw:text-style-name="P2" draw:layer="layout" svg:width="0cm" svg:height="0cm" svg:x="7.306cm" svg:y="5.559cm" svg:viewBox="0 0 0 0" draw:points="0,0">
          <text:p/>
        </draw:polygon>
        <draw:path draw:style-name="gr1" draw:text-style-name="P1" draw:layer="layout" svg:width="0.159cm" svg:height="0.197cm" svg:x="2.423cm" svg:y="6.175cm" svg:viewBox="0 0 160 198" svg:d="M14 5c25-17 75 11 114 61 35 53 42 110 18 127-21 14-57 0-92-35-33-32-54-78-54-113 0-19 4-33 14-40z">
          <text:p/>
        </draw:path>
        <draw:polygon draw:style-name="gr7" draw:text-style-name="P2" draw:layer="layout" svg:width="0cm" svg:height="0cm" svg:x="7.306cm" svg:y="5.559cm" svg:viewBox="0 0 0 0" draw:points="0,0">
          <text:p/>
        </draw:polygon>
        <draw:polygon draw:style-name="gr1" draw:text-style-name="P1" draw:layer="layout" svg:width="0.374cm" svg:height="0.314cm" svg:x="7.411cm" svg:y="6.173cm" svg:viewBox="0 0 375 315" draw:points="375,262 375,315 0,53 0,21 0,0">
          <text:p/>
        </draw:polygon>
        <draw:polygon draw:style-name="gr7" draw:text-style-name="P2" draw:layer="layout" svg:width="0cm" svg:height="0cm" svg:x="7.306cm" svg:y="5.559cm" svg:viewBox="0 0 0 0" draw:points="0,0">
          <text:p/>
        </draw:polygon>
        <draw:polygon draw:style-name="gr1" draw:text-style-name="P1" draw:layer="layout" svg:width="0.374cm" svg:height="0.314cm" svg:x="7.411cm" svg:y="6.279cm" svg:viewBox="0 0 375 315" draw:points="375,262 375,315 0,49 0,0">
          <text:p/>
        </draw:polygon>
        <draw:polygon draw:style-name="gr7" draw:text-style-name="P2" draw:layer="layout" svg:width="0cm" svg:height="0cm" svg:x="7.306cm" svg:y="5.559cm" svg:viewBox="0 0 0 0" draw:points="0,0">
          <text:p/>
        </draw:polygon>
        <draw:polygon draw:style-name="gr1" draw:text-style-name="P1" draw:layer="layout" svg:width="0.374cm" svg:height="0.314cm" svg:x="7.411cm" svg:y="7.246cm" svg:viewBox="0 0 375 315" draw:points="375,262 375,315 0,52 0,0">
          <text:p/>
        </draw:polygon>
        <draw:polygon draw:style-name="gr7" draw:text-style-name="P2" draw:layer="layout" svg:width="0cm" svg:height="0cm" svg:x="7.306cm" svg:y="5.559cm" svg:viewBox="0 0 0 0" draw:points="0,0">
          <text:p/>
        </draw:polygon>
        <draw:polygon draw:style-name="gr1" draw:text-style-name="P1" draw:layer="layout" svg:width="0.374cm" svg:height="0.318cm" svg:x="7.411cm" svg:y="7.03cm" svg:viewBox="0 0 375 319" draw:points="375,266 375,319 36,82 0,57 0,18 0,0">
          <text:p/>
        </draw:polygon>
        <draw:polygon draw:style-name="gr7" draw:text-style-name="P2" draw:layer="layout" svg:width="0cm" svg:height="0cm" svg:x="7.306cm" svg:y="5.559cm" svg:viewBox="0 0 0 0" draw:points="0,0">
          <text:p/>
        </draw:polygon>
        <draw:polygon draw:style-name="gr1" draw:text-style-name="P1" draw:layer="layout" svg:width="0.374cm" svg:height="0.318cm" svg:x="7.411cm" svg:y="7.457cm" svg:viewBox="0 0 375 319" draw:points="375,261 375,319 0,53 0,0">
          <text:p/>
        </draw:polygon>
        <draw:polygon draw:style-name="gr7" draw:text-style-name="P2" draw:layer="layout" svg:width="0cm" svg:height="0cm" svg:x="7.306cm" svg:y="5.559cm" svg:viewBox="0 0 0 0" draw:points="0,0">
          <text:p/>
        </draw:polygon>
        <draw:polygon draw:style-name="gr1" draw:text-style-name="P1" draw:layer="layout" svg:width="0.374cm" svg:height="0.314cm" svg:x="7.411cm" svg:y="7.351cm" svg:viewBox="0 0 375 315" draw:points="375,262 375,315 0,54 0,0">
          <text:p/>
        </draw:polygon>
        <draw:polygon draw:style-name="gr7" draw:text-style-name="P2" draw:layer="layout" svg:width="0cm" svg:height="0cm" svg:x="7.306cm" svg:y="5.559cm" svg:viewBox="0 0 0 0" draw:points="0,0">
          <text:p/>
        </draw:polygon>
        <draw:polygon draw:style-name="gr1" draw:text-style-name="P1" draw:layer="layout" svg:width="0.374cm" svg:height="0.31cm" svg:x="7.411cm" svg:y="6.071cm" svg:viewBox="0 0 375 311" draw:points="375,311 375,257 0,0 0,49 25,67">
          <text:p/>
        </draw:polygon>
        <draw:polygon draw:style-name="gr7" draw:text-style-name="P2" draw:layer="layout" svg:width="0cm" svg:height="0cm" svg:x="7.306cm" svg:y="5.559cm" svg:viewBox="0 0 0 0" draw:points="0,0">
          <text:p/>
        </draw:polygon>
        <draw:path draw:style-name="gr1" draw:text-style-name="P1" draw:layer="layout" svg:width="0.162cm" svg:height="0.197cm" svg:x="7.278cm" svg:y="6.001cm" svg:viewBox="0 0 163 198" svg:d="M163 154c0-7 0-10-4-17l-21-18v-46c-21-28-49-53-74-67-14-7-33-7-44-3 0 0-3 0-3 3-18 11-21 36-11 67 11 32 32 67 58 92 25 22 53 33 74 33v-26z">
          <text:p/>
        </draw:path>
        <draw:polygon draw:style-name="gr7" draw:text-style-name="P2" draw:layer="layout" svg:width="0cm" svg:height="0cm" svg:x="7.306cm" svg:y="5.559cm" svg:viewBox="0 0 0 0" draw:points="0,0">
          <text:p/>
        </draw:polygon>
        <draw:path draw:style-name="gr1" draw:text-style-name="P1" draw:layer="layout" svg:width="0.158cm" svg:height="0.198cm" svg:x="7.832cm" svg:y="7.357cm" svg:viewBox="0 0 159 199" svg:d="M144 193c8-7 15-14 15-25-11-63-65-138-121-167-7-3-18 0-25 4-24 18-14 75 21 124 36 53 85 82 110 64z">
          <text:p/>
        </draw:path>
        <draw:polygon draw:style-name="gr7" draw:text-style-name="P2" draw:layer="layout" svg:width="0cm" svg:height="0cm" svg:x="7.306cm" svg:y="5.559cm" svg:viewBox="0 0 0 0" draw:points="0,0">
          <text:p/>
        </draw:polygon>
        <draw:path draw:style-name="gr1" draw:text-style-name="P1" draw:layer="layout" svg:width="0.133cm" svg:height="0.321cm" svg:x="7.017cm" svg:y="6.794cm" svg:viewBox="0 0 134 322" svg:d="M124 0l-7 7 7-7c-67 49-64 181 10 322-24-7-46-18-70-35-11-11-26-21-37-36-10-10-17-24-24-49-4-18-4-42 3-63 7-29 21-47 36-65 22-32 50-49 75-67z">
          <text:p/>
        </draw:path>
        <draw:polygon draw:style-name="gr7" draw:text-style-name="P2" draw:layer="layout" svg:width="0cm" svg:height="0cm" svg:x="7.306cm" svg:y="5.559cm" svg:viewBox="0 0 0 0" draw:points="0,0">
          <text:p/>
        </draw:polygon>
        <draw:polygon draw:style-name="gr1" draw:text-style-name="P1" draw:layer="layout" svg:width="0.317cm" svg:height="0.279cm" svg:x="7.44cm" svg:y="7.157cm" svg:viewBox="0 0 318 280" draw:points="318,227 318,280 3,57 0,22 0,0">
          <text:p/>
        </draw:polygon>
        <draw:polygon draw:style-name="gr7" draw:text-style-name="P2" draw:layer="layout" svg:width="0cm" svg:height="0cm" svg:x="7.306cm" svg:y="5.559cm" svg:viewBox="0 0 0 0" draw:points="0,0">
          <text:p/>
        </draw:polygon>
        <draw:path draw:style-name="gr1" draw:text-style-name="P1" draw:layer="layout" svg:width="0.159cm" svg:height="0.196cm" svg:x="7.303cm" svg:y="6.985cm" svg:viewBox="0 0 160 197" svg:d="M160 158c-5-10-8-21-12-35l-35-25v-35c-21-28-46-49-74-63-7 0-18 0-25 3-22 18-19 71 14 120 36 50 81 82 110 72v-22z">
          <text:p/>
        </draw:path>
        <draw:polygon draw:style-name="gr7" draw:text-style-name="P2" draw:layer="layout" svg:width="0cm" svg:height="0cm" svg:x="7.306cm" svg:y="5.559cm" svg:viewBox="0 0 0 0" draw:points="0,0">
          <text:p/>
        </draw:polygon>
        <draw:path draw:style-name="gr1" draw:text-style-name="P1" draw:layer="layout" svg:width="0.21cm" svg:height="0.253cm" svg:x="7.783cm" svg:y="7.347cm" svg:viewBox="0 0 211 254" svg:d="M87 12c-4-3-11-7-14-7-53-17-81 15-71 71 14 64 60 131 114 163 53 32 95 14 95-39 0-3 0-3-3-7v4l-14 7c-25 18-74-11-111-60-35-54-45-107-21-128 7-4 18-4 25-4z">
          <text:p/>
        </draw:path>
        <draw:polygon draw:style-name="gr7" draw:text-style-name="P2" draw:layer="layout" svg:width="0cm" svg:height="0cm" svg:x="7.306cm" svg:y="5.559cm" svg:viewBox="0 0 0 0" draw:points="0,0">
          <text:p/>
        </draw:polygon>
        <draw:path draw:style-name="gr1" draw:text-style-name="P1" draw:layer="layout" svg:width="0.504cm" svg:height="0.388cm" svg:x="7.373cm" svg:y="6.3cm" svg:viewBox="0 0 505 389" svg:d="M505 354l-93-60-374-266-38-28c3 25 14 42 28 57l162 113 315 219z">
          <text:p/>
        </draw:path>
        <draw:polygon draw:style-name="gr7" draw:text-style-name="P2" draw:layer="layout" svg:width="0cm" svg:height="0cm" svg:x="7.306cm" svg:y="5.559cm" svg:viewBox="0 0 0 0" draw:points="0,0">
          <text:p/>
        </draw:polygon>
        <draw:path draw:style-name="gr1" draw:text-style-name="P1" draw:layer="layout" svg:width="0.191cm" svg:height="0.255cm" svg:x="7.256cm" svg:y="6.972cm" svg:viewBox="0 0 192 256" svg:d="M86 13c-7-4-11-4-18-8-43-17-71 8-68 54 0 46 32 110 75 152 46 42 92 57 117 35l-4-3-3-35c-29 10-78-22-110-71-33-49-40-100-14-117 7-7 14-7 25-7z">
          <text:p/>
        </draw:path>
        <draw:polygon draw:style-name="gr7" draw:text-style-name="P2" draw:layer="layout" svg:width="0cm" svg:height="0cm" svg:x="7.306cm" svg:y="5.559cm" svg:viewBox="0 0 0 0" draw:points="0,0">
          <text:p/>
        </draw:polygon>
        <draw:polygon draw:style-name="gr1" draw:text-style-name="P1" draw:layer="layout" svg:width="0.367cm" svg:height="0.198cm" svg:x="7.147cm" svg:y="5.7cm" svg:viewBox="0 0 368 199" draw:points="120,174 368,0 250,22 0,199">
          <text:p/>
        </draw:polygon>
        <draw:polygon draw:style-name="gr7" draw:text-style-name="P2" draw:layer="layout" svg:width="0cm" svg:height="0cm" svg:x="7.306cm" svg:y="5.559cm" svg:viewBox="0 0 0 0" draw:points="0,0">
          <text:p/>
        </draw:polygon>
        <draw:polygon draw:style-name="gr1" draw:text-style-name="P1" draw:layer="layout" svg:width="0.399cm" svg:height="0.283cm" svg:x="7.411cm" svg:y="7.224cm" svg:viewBox="0 0 400 284" draw:points="29,0 400,266 375,284 0,22">
          <text:p/>
        </draw:polygon>
        <draw:polygon draw:style-name="gr7" draw:text-style-name="P2" draw:layer="layout" svg:width="0cm" svg:height="0cm" svg:x="7.306cm" svg:y="5.559cm" svg:viewBox="0 0 0 0" draw:points="0,0">
          <text:p/>
        </draw:polygon>
        <draw:polygon draw:style-name="gr1" draw:text-style-name="P1" draw:layer="layout" svg:width="0.399cm" svg:height="0.282cm" svg:x="7.411cm" svg:y="6.046cm" svg:viewBox="0 0 400 283" draw:points="400,266 375,283 0,22 29,0">
          <text:p/>
        </draw:polygon>
        <draw:polygon draw:style-name="gr7" draw:text-style-name="P2" draw:layer="layout" svg:width="0cm" svg:height="0cm" svg:x="7.306cm" svg:y="5.559cm" svg:viewBox="0 0 0 0" draw:points="0,0">
          <text:p/>
        </draw:polygon>
        <draw:polygon draw:style-name="gr1" draw:text-style-name="P1" draw:layer="layout" svg:width="0.399cm" svg:height="0.278cm" svg:x="7.411cm" svg:y="7.334cm" svg:viewBox="0 0 400 279" draw:points="29,0 400,262 375,279 0,17">
          <text:p/>
        </draw:polygon>
        <draw:polygon draw:style-name="gr7" draw:text-style-name="P2" draw:layer="layout" svg:width="0cm" svg:height="0cm" svg:x="7.306cm" svg:y="5.559cm" svg:viewBox="0 0 0 0" draw:points="0,0">
          <text:p/>
        </draw:polygon>
        <draw:polygon draw:style-name="gr1" draw:text-style-name="P1" draw:layer="layout" svg:width="0.399cm" svg:height="0.282cm" svg:x="7.411cm" svg:y="7.013cm" svg:viewBox="0 0 400 283" draw:points="29,0 400,262 375,283 0,17">
          <text:p/>
        </draw:polygon>
        <draw:polygon draw:style-name="gr7" draw:text-style-name="P2" draw:layer="layout" svg:width="0cm" svg:height="0cm" svg:x="7.306cm" svg:y="5.559cm" svg:viewBox="0 0 0 0" draw:points="0,0">
          <text:p/>
        </draw:polygon>
        <draw:polygon draw:style-name="gr1" draw:text-style-name="P1" draw:layer="layout" svg:width="0.399cm" svg:height="0.279cm" svg:x="7.411cm" svg:y="6.155cm" svg:viewBox="0 0 400 280" draw:points="29,0 400,263 375,280 0,18">
          <text:p/>
        </draw:polygon>
        <draw:polygon draw:style-name="gr7" draw:text-style-name="P2" draw:layer="layout" svg:width="0cm" svg:height="0cm" svg:x="7.306cm" svg:y="5.559cm" svg:viewBox="0 0 0 0" draw:points="0,0">
          <text:p/>
        </draw:polygon>
        <draw:polygon draw:style-name="gr1" draw:text-style-name="P1" draw:layer="layout" svg:width="0.399cm" svg:height="0.278cm" svg:x="7.411cm" svg:y="7.44cm" svg:viewBox="0 0 400 279" draw:points="29,0 400,262 375,279 0,17">
          <text:p/>
        </draw:polygon>
        <draw:polygon draw:style-name="gr7" draw:text-style-name="P2" draw:layer="layout" svg:width="0cm" svg:height="0cm" svg:x="7.306cm" svg:y="5.559cm" svg:viewBox="0 0 0 0" draw:points="0,0">
          <text:p/>
        </draw:polygon>
        <draw:polygon draw:style-name="gr1" draw:text-style-name="P1" draw:layer="layout" svg:width="0.399cm" svg:height="0.279cm" svg:x="7.411cm" svg:y="6.261cm" svg:viewBox="0 0 400 280" draw:points="29,0 400,261 375,280 0,18">
          <text:p/>
        </draw:polygon>
        <draw:polygon draw:style-name="gr7" draw:text-style-name="P2" draw:layer="layout" svg:width="0cm" svg:height="0cm" svg:x="7.306cm" svg:y="5.559cm" svg:viewBox="0 0 0 0" draw:points="0,0">
          <text:p/>
        </draw:polygon>
        <draw:path draw:style-name="gr1" draw:text-style-name="P1" draw:layer="layout" svg:width="0.208cm" svg:height="0.16cm" svg:x="8.988cm" svg:y="5.58cm" svg:viewBox="0 0 209 161" svg:d="M209 16c-60-22-112-22-152 7-18 14-36 35-46 64-7 21-11 46-11 74z">
          <text:p/>
        </draw:path>
        <draw:polygon draw:style-name="gr7" draw:text-style-name="P2" draw:layer="layout" svg:width="0cm" svg:height="0cm" svg:x="7.306cm" svg:y="5.559cm" svg:viewBox="0 0 0 0" draw:points="0,0">
          <text:p/>
        </draw:polygon>
        <draw:path draw:style-name="gr1" draw:text-style-name="P1" draw:layer="layout" svg:width="0.293cm" svg:height="0.369cm" svg:x="2.381cm" svg:y="6.076cm" svg:viewBox="0 0 294 370" svg:d="M0 30l28-21c14-7 28-11 46-7 50 7 114 53 160 116 45 67 70 141 56 191-3 17-11 32-21 39l-28 22c46-37 31-139-36-234-63-92-156-142-205-106z">
          <text:p/>
        </draw:path>
        <draw:polygon draw:style-name="gr7" draw:text-style-name="P2" draw:layer="layout" svg:width="0cm" svg:height="0cm" svg:x="7.306cm" svg:y="5.559cm" svg:viewBox="0 0 0 0" draw:points="0,0">
          <text:p/>
        </draw:polygon>
        <draw:path draw:style-name="gr1" draw:text-style-name="P1" draw:layer="layout" svg:width="0.278cm" svg:height="0.349cm" svg:x="2.511cm" svg:y="4.96cm" svg:viewBox="0 0 279 350" svg:d="M0 28c46-28 132 17 195 107 60 88 74 183 32 215l25-18c46-32 32-127-32-215-60-93-149-139-195-107z">
          <text:p/>
        </draw:path>
        <draw:polygon draw:style-name="gr7" draw:text-style-name="P2" draw:layer="layout" svg:width="0cm" svg:height="0cm" svg:x="7.306cm" svg:y="5.559cm" svg:viewBox="0 0 0 0" draw:points="0,0">
          <text:p/>
        </draw:polygon>
        <draw:path draw:style-name="gr1" draw:text-style-name="P1" draw:layer="layout" svg:width="0.278cm" svg:height="0.345cm" svg:x="2.511cm" svg:y="6.001cm" svg:viewBox="0 0 279 346" svg:d="M0 27c46-31 132 16 195 104 60 88 74 183 32 215l25-18c46-31 32-127-32-215-60-89-149-135-195-103z">
          <text:p/>
        </draw:path>
        <draw:polygon draw:style-name="gr7" draw:text-style-name="P2" draw:layer="layout" svg:width="0cm" svg:height="0cm" svg:x="7.306cm" svg:y="5.559cm" svg:viewBox="0 0 0 0" draw:points="0,0">
          <text:p/>
        </draw:polygon>
        <draw:path draw:style-name="gr1" draw:text-style-name="P1" draw:layer="layout" svg:width="0.115cm" svg:height="0.237cm" svg:x="7.035cm" svg:y="5.866cm" svg:viewBox="0 0 116 238" svg:d="M13 43l61-43c-14 60 0 148 42 238-28-15-60-29-82-57-14-14-28-36-32-61-3-14-3-28 0-42 0-14 4-25 11-35z">
          <text:p/>
        </draw:path>
        <draw:polygon draw:style-name="gr7" draw:text-style-name="P2" draw:layer="layout" svg:width="0cm" svg:height="0cm" svg:x="7.306cm" svg:y="5.559cm" svg:viewBox="0 0 0 0" draw:points="0,0">
          <text:p/>
        </draw:polygon>
        <draw:polygon draw:style-name="gr1" draw:text-style-name="P1" draw:layer="layout" svg:width="0.345cm" svg:height="0.24cm" svg:x="7.44cm" svg:y="7.143cm" svg:viewBox="0 0 346 241" draw:points="21,0 346,220 317,241 0,14">
          <text:p/>
        </draw:polygon>
        <draw:polygon draw:style-name="gr7" draw:text-style-name="P2" draw:layer="layout" svg:width="0cm" svg:height="0cm" svg:x="7.306cm" svg:y="5.559cm" svg:viewBox="0 0 0 0" draw:points="0,0">
          <text:p/>
        </draw:polygon>
        <draw:path draw:style-name="gr1" draw:text-style-name="P1" draw:layer="layout" svg:width="0.21cm" svg:height="0.255cm" svg:x="5.69cm" svg:y="8.077cm" svg:viewBox="0 0 211 256" svg:d="M35 5c7-4 21-7 33-4 35 4 74 32 102 74 32 46 46 92 39 124 0 15-7 25-18 29l-35 28c32-25 21-93-21-156-42-60-103-92-135-71z">
          <text:p/>
        </draw:path>
        <draw:polygon draw:style-name="gr7" draw:text-style-name="P2" draw:layer="layout" svg:width="0cm" svg:height="0cm" svg:x="7.306cm" svg:y="5.559cm" svg:viewBox="0 0 0 0" draw:points="0,0">
          <text:p/>
        </draw:polygon>
        <draw:path draw:style-name="gr1" draw:text-style-name="P1" draw:layer="layout" svg:width="0.212cm" svg:height="0.255cm" svg:x="6.219cm" svg:y="7.449cm" svg:viewBox="0 0 213 256" svg:d="M40 5c7-4 17-7 32-4 31 4 70 35 102 79 28 42 42 88 39 120-4 14-11 24-18 28l-35 28c31-25 21-92-25-152-42-64-103-96-135-71z">
          <text:p/>
        </draw:path>
        <draw:polygon draw:style-name="gr7" draw:text-style-name="P2" draw:layer="layout" svg:width="0cm" svg:height="0cm" svg:x="7.306cm" svg:y="5.559cm" svg:viewBox="0 0 0 0" draw:points="0,0">
          <text:p/>
        </draw:polygon>
        <draw:path draw:style-name="gr1" draw:text-style-name="P1" draw:layer="layout" svg:width="0.091cm" svg:height="0.183cm" svg:x="7.747cm" svg:y="5.676cm" svg:viewBox="0 0 92 184" svg:d="M92 184v-135l-71-49-11 7c-14 14-14 49 4 89 17 39 50 74 78 88z">
          <text:p/>
        </draw:path>
        <draw:polygon draw:style-name="gr7" draw:text-style-name="P2" draw:layer="layout" svg:width="0cm" svg:height="0cm" svg:x="7.306cm" svg:y="5.559cm" svg:viewBox="0 0 0 0" draw:points="0,0">
          <text:p/>
        </draw:polygon>
        <draw:path draw:style-name="gr1" draw:text-style-name="P1" draw:layer="layout" svg:width="0.099cm" svg:height="0.278cm" svg:x="6.367cm" svg:y="4.9cm" svg:viewBox="0 0 100 279" svg:d="M100 0v109c-32 32-58 67-75 102-7 21-14 47-18 68-7-17-7-35-7-57 0-78 35-155 100-222z">
          <text:p/>
        </draw:path>
        <draw:polygon draw:style-name="gr7" draw:text-style-name="P2" draw:layer="layout" svg:width="0cm" svg:height="0cm" svg:x="7.306cm" svg:y="5.559cm" svg:viewBox="0 0 0 0" draw:points="0,0">
          <text:p/>
        </draw:polygon>
        <draw:path draw:style-name="gr1" draw:text-style-name="P1" draw:layer="layout" svg:width="0.166cm" svg:height="0.208cm" svg:x="4.021cm" svg:y="4.018cm" svg:viewBox="0 0 167 209" svg:d="M0 0c7 43 33 89 65 128 31 38 67 70 102 81-18-43-42-81-74-117-25-31-57-64-93-92z">
          <text:p/>
        </draw:path>
        <draw:polygon draw:style-name="gr7" draw:text-style-name="P2" draw:layer="layout" svg:width="0cm" svg:height="0cm" svg:x="7.306cm" svg:y="5.559cm" svg:viewBox="0 0 0 0" draw:points="0,0">
          <text:p/>
        </draw:polygon>
        <draw:path draw:style-name="gr1" draw:text-style-name="P1" draw:layer="layout" svg:width="0.166cm" svg:height="0.208cm" svg:x="4.021cm" svg:y="5.055cm" svg:viewBox="0 0 167 209" svg:d="M0 0c7 43 33 89 65 128 31 42 67 70 102 81-18-39-42-78-74-116-25-32-57-65-93-93z">
          <text:p/>
        </draw:path>
        <draw:polygon draw:style-name="gr7" draw:text-style-name="P2" draw:layer="layout" svg:width="0cm" svg:height="0cm" svg:x="7.306cm" svg:y="5.559cm" svg:viewBox="0 0 0 0" draw:points="0,0">
          <text:p/>
        </draw:polygon>
        <draw:path draw:style-name="gr1" draw:text-style-name="P1" draw:layer="layout" svg:width="0.096cm" svg:height="0.258cm" svg:x="7.754cm" svg:y="5.725cm" svg:viewBox="0 0 97 259" svg:d="M85 135l-85 60 96 64c3-39 0-71-7-99v-160z">
          <text:p/>
        </draw:path>
        <draw:polygon draw:style-name="gr7" draw:text-style-name="P2" draw:layer="layout" svg:width="0cm" svg:height="0cm" svg:x="7.306cm" svg:y="5.559cm" svg:viewBox="0 0 0 0" draw:points="0,0">
          <text:p/>
        </draw:polygon>
        <draw:path draw:style-name="gr1" draw:text-style-name="P1" draw:layer="layout" svg:width="0.153cm" svg:height="0.194cm" svg:x="6.381cm" svg:y="8.384cm" svg:viewBox="0 0 154 195" svg:d="M7 7c25-21 71 4 107 54 21 25 32 53 39 78 3 24-4 42-14 53l-139-181c28 3 67 28 97 71 28 39 42 85 35 113z">
          <text:p/>
        </draw:path>
        <draw:polygon draw:style-name="gr7" draw:text-style-name="P2" draw:layer="layout" svg:width="0cm" svg:height="0cm" svg:x="7.306cm" svg:y="5.559cm" svg:viewBox="0 0 0 0" draw:points="0,0">
          <text:p/>
        </draw:polygon>
        <draw:path draw:style-name="gr1" draw:text-style-name="P1" draw:layer="layout" svg:width="0.152cm" svg:height="0.198cm" svg:x="5.852cm" svg:y="8.011cm" svg:viewBox="0 0 153 199" svg:d="M7 7c4-3 11-7 18-7 24 0 56 21 84 57 30 35 44 74 44 105-4 12-7 26-18 30l-135-181c28 3 67 31 92 70 33 43 47 86 36 118z">
          <text:p/>
        </draw:path>
        <draw:polygon draw:style-name="gr7" draw:text-style-name="P2" draw:layer="layout" svg:width="0cm" svg:height="0cm" svg:x="7.306cm" svg:y="5.559cm" svg:viewBox="0 0 0 0" draw:points="0,0">
          <text:p/>
        </draw:polygon>
        <draw:path draw:style-name="gr1" draw:text-style-name="P1" draw:layer="layout" svg:width="0.152cm" svg:height="0.196cm" svg:x="5.852cm" svg:y="7.011cm" svg:viewBox="0 0 153 197" svg:d="M7 5c25-17 74 7 113 60 36 53 43 107 18 128l-138-184c28 3 67 32 95 74 29 39 43 86 36 114z">
          <text:p/>
        </draw:path>
        <draw:polygon draw:style-name="gr7" draw:text-style-name="P2" draw:layer="layout" svg:width="0cm" svg:height="0cm" svg:x="7.306cm" svg:y="5.559cm" svg:viewBox="0 0 0 0" draw:points="0,0">
          <text:p/>
        </draw:polygon>
        <draw:path draw:style-name="gr1" draw:text-style-name="P1" draw:layer="layout" svg:width="0.153cm" svg:height="0.196cm" svg:x="6.381cm" svg:y="7.385cm" svg:viewBox="0 0 154 197" svg:d="M7 5c25-17 79 7 114 60 35 50 43 107 18 125l-139-181c32 3 67 31 100 70 28 43 39 86 32 118z">
          <text:p/>
        </draw:path>
        <draw:polygon draw:style-name="gr7" draw:text-style-name="P2" draw:layer="layout" svg:width="0cm" svg:height="0cm" svg:x="7.306cm" svg:y="5.559cm" svg:viewBox="0 0 0 0" draw:points="0,0">
          <text:p/>
        </draw:polygon>
        <draw:path draw:style-name="gr1" draw:text-style-name="P1" draw:layer="layout" svg:width="0.079cm" svg:height="0.098cm" svg:x="5.729cm" svg:y="8.17cm" svg:viewBox="0 0 80 99" svg:d="M7 3c10-10 35 4 56 30 19 28 22 56 7 63-10 7-28 0-42-18-18-17-28-38-28-57 0-11 3-14 7-18z">
          <text:p/>
        </draw:path>
        <draw:polygon draw:style-name="gr7" draw:text-style-name="P2" draw:layer="layout" svg:width="0cm" svg:height="0cm" svg:x="7.306cm" svg:y="5.559cm" svg:viewBox="0 0 0 0" draw:points="0,0">
          <text:p/>
        </draw:polygon>
        <draw:path draw:style-name="gr1" draw:text-style-name="P1" draw:layer="layout" svg:width="0.08cm" svg:height="0.098cm" svg:x="5.729cm" svg:y="7.168cm" svg:viewBox="0 0 81 99" svg:d="M7 3c14-10 38 4 56 29 19 29 22 57 12 64-12 7-30 0-47-14-18-18-28-42-28-61 0-7 3-14 7-18z">
          <text:p/>
        </draw:path>
        <draw:polygon draw:style-name="gr7" draw:text-style-name="P2" draw:layer="layout" svg:width="0cm" svg:height="0cm" svg:x="7.306cm" svg:y="5.559cm" svg:viewBox="0 0 0 0" draw:points="0,0">
          <text:p/>
        </draw:polygon>
        <draw:path draw:style-name="gr1" draw:text-style-name="P1" draw:layer="layout" svg:width="0.081cm" svg:height="0.098cm" svg:x="6.258cm" svg:y="7.542cm" svg:viewBox="0 0 82 99" svg:d="M7 3c15-10 43 4 57 29 18 24 25 57 11 64-11 7-28 0-46-17-15-19-29-40-29-58 0-11 3-14 7-18z">
          <text:p/>
        </draw:path>
        <draw:polygon draw:style-name="gr7" draw:text-style-name="P2" draw:layer="layout" svg:width="0cm" svg:height="0cm" svg:x="7.306cm" svg:y="5.559cm" svg:viewBox="0 0 0 0" draw:points="0,0">
          <text:p/>
        </draw:polygon>
        <draw:path draw:style-name="gr1" draw:text-style-name="P1" draw:layer="layout" svg:width="0.08cm" svg:height="0.099cm" svg:x="6.258cm" svg:y="8.542cm" svg:viewBox="0 0 81 100" svg:d="M7 2c14-7 40 7 57 33 18 24 21 52 11 63-11 7-28 0-46-18-19-17-29-42-29-56 0-12 3-19 7-22z">
          <text:p/>
        </draw:path>
        <draw:polygon draw:style-name="gr7" draw:text-style-name="P2" draw:layer="layout" svg:width="0cm" svg:height="0cm" svg:x="7.306cm" svg:y="5.559cm" svg:viewBox="0 0 0 0" draw:points="0,0">
          <text:p/>
        </draw:polygon>
        <draw:path draw:style-name="gr1" draw:text-style-name="P1" draw:layer="layout" svg:width="0.267cm" svg:height="0.338cm" svg:x="2.494cm" svg:y="4.978cm" svg:viewBox="0 0 268 339" svg:d="M0 31c3-7 10-14 17-21 47-32 132 14 195 102 60 88 74 188 32 220-7 3-18 7-28 7l21-11-220-308c44-28 125 14 185 99s74 181 31 209l-233-297 17-14z">
          <text:p/>
        </draw:path>
        <draw:polygon draw:style-name="gr7" draw:text-style-name="P2" draw:layer="layout" svg:width="0cm" svg:height="0cm" svg:x="7.306cm" svg:y="5.559cm" svg:viewBox="0 0 0 0" draw:points="0,0">
          <text:p/>
        </draw:polygon>
        <draw:path draw:style-name="gr1" draw:text-style-name="P1" draw:layer="layout" svg:width="0.267cm" svg:height="0.339cm" svg:x="2.494cm" svg:y="6.019cm" svg:viewBox="0 0 268 340" svg:d="M0 32c3-11 10-18 17-22 47-31 132 15 195 103 60 88 74 188 32 216-7 7-18 11-28 11l21-11-220-308c44-32 125 14 185 99s74 177 31 209l-233-297 17-18z">
          <text:p/>
        </draw:path>
        <draw:polygon draw:style-name="gr7" draw:text-style-name="P2" draw:layer="layout" svg:width="0cm" svg:height="0cm" svg:x="7.306cm" svg:y="5.559cm" svg:viewBox="0 0 0 0" draw:points="0,0">
          <text:p/>
        </draw:polygon>
        <draw:path draw:style-name="gr1" draw:text-style-name="P1" draw:layer="layout" svg:width="0.045cm" svg:height="0.145cm" svg:x="5.804cm" svg:y="4.85cm" svg:viewBox="0 0 46 146" svg:d="M16 4c15-11 26 3 30 28-4 39-18 78-40 114-7-43-7-86-4-111 4-17 11-28 14-31z">
          <text:p/>
        </draw:path>
        <draw:polygon draw:style-name="gr7" draw:text-style-name="P2" draw:layer="layout" svg:width="0cm" svg:height="0cm" svg:x="7.306cm" svg:y="5.559cm" svg:viewBox="0 0 0 0" draw:points="0,0">
          <text:p/>
        </draw:polygon>
        <draw:polygon draw:style-name="gr1" draw:text-style-name="P1" draw:layer="layout" svg:width="0.078cm" svg:height="0.105cm" svg:x="7.358cm" svg:y="6.798cm" svg:viewBox="0 0 79 106" draw:points="0,106 79,52 0,0">
          <text:p/>
        </draw:polygon>
        <draw:polygon draw:style-name="gr7" draw:text-style-name="P2" draw:layer="layout" svg:width="0cm" svg:height="0cm" svg:x="7.306cm" svg:y="5.559cm" svg:viewBox="0 0 0 0" draw:points="0,0">
          <text:p/>
        </draw:polygon>
        <draw:polygon draw:style-name="gr1" draw:text-style-name="P1" draw:layer="layout" svg:width="0.074cm" svg:height="0.103cm" svg:x="8.343cm" svg:y="6.081cm" svg:viewBox="0 0 75 104" draw:points="75,50 0,104 0,0">
          <text:p/>
        </draw:polygon>
        <draw:polygon draw:style-name="gr7" draw:text-style-name="P2" draw:layer="layout" svg:width="0cm" svg:height="0cm" svg:x="7.306cm" svg:y="5.559cm" svg:viewBox="0 0 0 0" draw:points="0,0">
          <text:p/>
        </draw:polygon>
        <draw:path draw:style-name="gr1" draw:text-style-name="P1" draw:layer="layout" svg:width="0.293cm" svg:height="0.391cm" svg:x="3.905cm" svg:y="3.951cm" svg:viewBox="0 0 294 392" svg:d="M14 3c-4 0-7 0-11-3-14 63 18 163 82 248 64 88 145 144 205 144 4 0 4-7 4-7-60 0-138-53-202-137-64-85-96-185-78-245z">
          <text:p/>
        </draw:path>
        <draw:polygon draw:style-name="gr7" draw:text-style-name="P2" draw:layer="layout" svg:width="0cm" svg:height="0cm" svg:x="7.306cm" svg:y="5.559cm" svg:viewBox="0 0 0 0" draw:points="0,0">
          <text:p/>
        </draw:polygon>
        <draw:path draw:style-name="gr1" draw:text-style-name="P1" draw:layer="layout" svg:width="0.293cm" svg:height="0.392cm" svg:x="3.905cm" svg:y="4.991cm" svg:viewBox="0 0 294 393" svg:d="M14 4c-4-4-7-4-11-4-14 64 18 159 82 247 64 86 145 142 205 146 4-4 4-7 4-11-60 4-138-53-202-138s-96-180-78-240z">
          <text:p/>
        </draw:path>
        <draw:polygon draw:style-name="gr7" draw:text-style-name="P2" draw:layer="layout" svg:width="0cm" svg:height="0cm" svg:x="7.306cm" svg:y="5.559cm" svg:viewBox="0 0 0 0" draw:points="0,0">
          <text:p/>
        </draw:polygon>
        <draw:path draw:style-name="gr1" draw:text-style-name="P1" draw:layer="layout" svg:width="0.141cm" svg:height="0.099cm" svg:x="6.212cm" svg:y="4.719cm" svg:viewBox="0 0 142 100" svg:d="M0 1c42-7 103 35 142 99z">
          <text:p/>
        </draw:path>
        <draw:polygon draw:style-name="gr7" draw:text-style-name="P2" draw:layer="layout" svg:width="0cm" svg:height="0cm" svg:x="7.306cm" svg:y="5.559cm" svg:viewBox="0 0 0 0" draw:points="0,0">
          <text:p/>
        </draw:polygon>
        <draw:path draw:style-name="gr1" draw:text-style-name="P1" draw:layer="layout" svg:width="0.021cm" svg:height="0.131cm" svg:x="6.374cm" svg:y="5.111cm" svg:viewBox="0 0 22 132" svg:d="M22 132v-132c-11 21-18 44-22 65 4 24 11 46 22 67z">
          <text:p/>
        </draw:path>
        <draw:polygon draw:style-name="gr7" draw:text-style-name="P2" draw:layer="layout" svg:width="0cm" svg:height="0cm" svg:x="7.306cm" svg:y="5.559cm" svg:viewBox="0 0 0 0" draw:points="0,0">
          <text:p/>
        </draw:polygon>
        <draw:path draw:style-name="gr1" draw:text-style-name="P1" draw:layer="layout" svg:width="0.092cm" svg:height="0.13cm" svg:x="10.424cm" svg:y="7.542cm" svg:viewBox="0 0 93 131" svg:d="M0 131c39-35 74-85 93-131-36 39-68 86-93 131z">
          <text:p/>
        </draw:path>
        <draw:polygon draw:style-name="gr7" draw:text-style-name="P2" draw:layer="layout" svg:width="0cm" svg:height="0cm" svg:x="7.306cm" svg:y="5.559cm" svg:viewBox="0 0 0 0" draw:points="0,0">
          <text:p/>
        </draw:polygon>
        <draw:path draw:style-name="gr1" draw:text-style-name="P1" draw:layer="layout" svg:width="0.092cm" svg:height="0.131cm" svg:x="10.424cm" svg:y="5.277cm" svg:viewBox="0 0 93 132" svg:d="M0 132c39-33 74-83 93-132-36 42-68 85-93 132z">
          <text:p/>
        </draw:path>
        <draw:polygon draw:style-name="gr7" draw:text-style-name="P2" draw:layer="layout" svg:width="0cm" svg:height="0cm" svg:x="7.306cm" svg:y="5.559cm" svg:viewBox="0 0 0 0" draw:points="0,0">
          <text:p/>
        </draw:polygon>
        <draw:polygon draw:style-name="gr1" draw:text-style-name="P1" draw:layer="layout" svg:width="0.028cm" svg:height="0.074cm" svg:x="7.782cm" svg:y="7.701cm" svg:viewBox="0 0 29 75" draw:points="29,0 29,54 0,75 0,17">
          <text:p/>
        </draw:polygon>
        <draw:polygon draw:style-name="gr7" draw:text-style-name="P2" draw:layer="layout" svg:width="0cm" svg:height="0cm" svg:x="7.306cm" svg:y="5.559cm" svg:viewBox="0 0 0 0" draw:points="0,0">
          <text:p/>
        </draw:polygon>
        <draw:polygon draw:style-name="gr1" draw:text-style-name="P1" draw:layer="layout" svg:width="0.028cm" svg:height="0.07cm" svg:x="7.782cm" svg:y="7.595cm" svg:viewBox="0 0 29 71" draw:points="29,0 29,53 0,71 0,17">
          <text:p/>
        </draw:polygon>
        <draw:polygon draw:style-name="gr7" draw:text-style-name="P2" draw:layer="layout" svg:width="0cm" svg:height="0cm" svg:x="7.306cm" svg:y="5.559cm" svg:viewBox="0 0 0 0" draw:points="0,0">
          <text:p/>
        </draw:polygon>
        <draw:polygon draw:style-name="gr1" draw:text-style-name="P1" draw:layer="layout" svg:width="0.028cm" svg:height="0.074cm" svg:x="7.757cm" svg:y="7.362cm" svg:viewBox="0 0 29 75" draw:points="29,0 29,54 0,75 0,19">
          <text:p/>
        </draw:polygon>
        <draw:polygon draw:style-name="gr7" draw:text-style-name="P2" draw:layer="layout" svg:width="0cm" svg:height="0cm" svg:x="7.306cm" svg:y="5.559cm" svg:viewBox="0 0 0 0" draw:points="0,0">
          <text:p/>
        </draw:polygon>
        <draw:polygon draw:style-name="gr1" draw:text-style-name="P1" draw:layer="layout" svg:width="0.028cm" svg:height="0.071cm" svg:x="7.782cm" svg:y="6.522cm" svg:viewBox="0 0 29 72" draw:points="29,0 29,54 7,72 0,18">
          <text:p/>
        </draw:polygon>
        <draw:polygon draw:style-name="gr7" draw:text-style-name="P2" draw:layer="layout" svg:width="0cm" svg:height="0cm" svg:x="7.306cm" svg:y="5.559cm" svg:viewBox="0 0 0 0" draw:points="0,0">
          <text:p/>
        </draw:polygon>
        <draw:polygon draw:style-name="gr1" draw:text-style-name="P1" draw:layer="layout" svg:width="0.028cm" svg:height="0.074cm" svg:x="7.782cm" svg:y="6.307cm" svg:viewBox="0 0 29 75" draw:points="29,58 29,0 0,22 0,75">
          <text:p/>
        </draw:polygon>
        <draw:polygon draw:style-name="gr7" draw:text-style-name="P2" draw:layer="layout" svg:width="0cm" svg:height="0cm" svg:x="7.306cm" svg:y="5.559cm" svg:viewBox="0 0 0 0" draw:points="0,0">
          <text:p/>
        </draw:polygon>
        <draw:polygon draw:style-name="gr1" draw:text-style-name="P1" draw:layer="layout" svg:width="0.028cm" svg:height="0.075cm" svg:x="7.782cm" svg:y="7.485cm" svg:viewBox="0 0 29 76" draw:points="29,0 29,58 0,76 0,22">
          <text:p/>
        </draw:polygon>
        <draw:polygon draw:style-name="gr7" draw:text-style-name="P2" draw:layer="layout" svg:width="0cm" svg:height="0cm" svg:x="7.306cm" svg:y="5.559cm" svg:viewBox="0 0 0 0" draw:points="0,0">
          <text:p/>
        </draw:polygon>
        <draw:polygon draw:style-name="gr1" draw:text-style-name="P1" draw:layer="layout" svg:width="0.028cm" svg:height="0.074cm" svg:x="7.782cm" svg:y="7.274cm" svg:viewBox="0 0 29 75" draw:points="29,0 29,57 0,75 0,22">
          <text:p/>
        </draw:polygon>
        <draw:polygon draw:style-name="gr7" draw:text-style-name="P2" draw:layer="layout" svg:width="0cm" svg:height="0cm" svg:x="7.306cm" svg:y="5.559cm" svg:viewBox="0 0 0 0" draw:points="0,0">
          <text:p/>
        </draw:polygon>
        <draw:polygon draw:style-name="gr1" draw:text-style-name="P1" draw:layer="layout" svg:width="0.036cm" svg:height="0.046cm" svg:x="7.584cm" svg:y="5.778cm" svg:viewBox="0 0 37 47" draw:points="37,47 37,0 0,22">
          <text:p/>
        </draw:polygon>
        <draw:polygon draw:style-name="gr7" draw:text-style-name="P2" draw:layer="layout" svg:width="0cm" svg:height="0cm" svg:x="7.306cm" svg:y="5.559cm" svg:viewBox="0 0 0 0" draw:points="0,0">
          <text:p/>
        </draw:polygon>
        <draw:polygon draw:style-name="gr1" draw:text-style-name="P1" draw:layer="layout" svg:width="0.088cm" svg:height="0.064cm" svg:x="7.789cm" svg:y="6.589cm" svg:viewBox="0 0 89 65" draw:points="89,65 89,61 0,0">
          <text:p/>
        </draw:polygon>
        <draw:polygon draw:style-name="gr7" draw:text-style-name="P2" draw:layer="layout" svg:width="0cm" svg:height="0cm" svg:x="7.306cm" svg:y="5.559cm" svg:viewBox="0 0 0 0" draw:points="0,0">
          <text:p/>
        </draw:polygon>
        <draw:path draw:style-name="gr1" draw:text-style-name="P1" draw:layer="layout" svg:width="0.179cm" svg:height="0.005cm" svg:x="4.706cm" svg:y="1.656cm" svg:viewBox="0 0 180 6" svg:d="M177 6c-60-8-116-8-170 0-4 0-4 0-7 0 61-8 121-8 180 0-3 0-3 0-3 0z">
          <text:p/>
        </draw:path>
        <draw:polygon draw:style-name="gr7" draw:text-style-name="P2" draw:layer="layout" svg:width="0cm" svg:height="0cm" svg:x="7.306cm" svg:y="5.559cm" svg:viewBox="0 0 0 0" draw:points="0,0">
          <text:p/>
        </draw:polygon>
        <draw:path draw:style-name="gr1" draw:text-style-name="P1" draw:layer="layout" svg:width="0.014cm" svg:height="0.025cm" svg:x="7.976cm" svg:y="7.524cm" svg:viewBox="0 0 15 26" svg:d="M15 14c0-3 0-7 0-14 0 11-8 18-15 26z">
          <text:p/>
        </draw:path>
        <draw:polygon draw:style-name="gr7" draw:text-style-name="P2" draw:layer="layout" svg:width="0cm" svg:height="0cm" svg:x="7.306cm" svg:y="5.559cm" svg:viewBox="0 0 0 0" draw:points="0,0">
          <text:p/>
        </draw:polygon>
        <draw:path draw:style-name="gr1" draw:text-style-name="P1" draw:layer="layout" svg:width="0.159cm" svg:height="0.005cm" svg:x="6.836cm" svg:y="4.845cm" svg:viewBox="0 0 160 6" svg:d="M160 6c-53-8-106-8-156 0-4 0-4 0-4 0 54-8 107-8 160 0z">
          <text:p/>
        </draw:path>
        <draw:polygon draw:style-name="gr7" draw:text-style-name="P2" draw:layer="layout" svg:width="0cm" svg:height="0cm" svg:x="7.306cm" svg:y="5.559cm" svg:viewBox="0 0 0 0" draw:points="0,0">
          <text:p/>
        </draw:polygon>
        <draw:path draw:style-name="gr1" draw:text-style-name="P1" draw:layer="layout" svg:width="0cm" svg:height="0.045cm" svg:x="5.856cm" svg:y="3.894cm" svg:viewBox="0 0 0 46" svg:d="M0 46v-46c0 7 0 18 0 25s0 14 0 21z">
          <text:p/>
        </draw:path>
        <draw:polygon draw:style-name="gr7" draw:text-style-name="P2" draw:layer="layout" svg:width="0cm" svg:height="0cm" svg:x="7.306cm" svg:y="5.559cm" svg:viewBox="0 0 0 0" draw:points="0,0">
          <text:p/>
        </draw:polygon>
        <draw:path draw:style-name="gr1" draw:text-style-name="P1" draw:layer="layout" svg:width="0.004cm" svg:height="0.024cm" svg:x="5.792cm" svg:y="6.29cm" svg:viewBox="0 0 5 25" svg:d="M5 0c-5 15-5 25-5 25 0-7 0-14 5-25z">
          <text:p/>
        </draw:path>
        <draw:polygon draw:style-name="gr7" draw:text-style-name="P2" draw:layer="layout" svg:width="0cm" svg:height="0cm" svg:x="7.306cm" svg:y="5.559cm" svg:viewBox="0 0 0 0" draw:points="0,0">
          <text:p/>
        </draw:polygon>
        <draw:polygon draw:style-name="gr1" draw:text-style-name="P1" draw:layer="layout" svg:width="0cm" svg:height="0cm" svg:x="4.723cm" svg:y="1.337cm" svg:viewBox="0 0 0 0" draw:points="0,0">
          <text:p/>
        </draw:polygon>
        <draw:polygon draw:style-name="gr7" draw:text-style-name="P2" draw:layer="layout" svg:width="0cm" svg:height="0cm" svg:x="7.306cm" svg:y="5.559cm" svg:viewBox="0 0 0 0" draw:points="0,0">
          <text:p/>
        </draw:polygon>
        <draw:path draw:style-name="gr8" draw:text-style-name="P2" draw:layer="layout" svg:width="0.515cm" svg:height="0.412cm" svg:x="4.878cm" svg:y="1.658cm" svg:viewBox="0 0 516 413" svg:d="M516 413c-3-208-222-382-516-413">
          <text:p/>
        </draw:path>
        <draw:path draw:style-name="gr8" draw:text-style-name="P2" draw:layer="layout" svg:width="0.169cm" svg:height="0.005cm" svg:x="4.713cm" svg:y="1.656cm" svg:viewBox="0 0 170 6" svg:d="M170 6c-56-8-117-8-170 0">
          <text:p/>
        </draw:path>
        <draw:path draw:style-name="gr8" draw:text-style-name="P2" draw:layer="layout" svg:width="0.512cm" svg:height="0.412cm" svg:x="4.201cm" svg:y="1.658cm" svg:viewBox="0 0 513 413" svg:d="M513 0c-293 31-509 205-513 413">
          <text:p/>
        </draw:path>
        <draw:path draw:style-name="gr8" draw:text-style-name="P2" draw:layer="layout" svg:width="1.019cm" svg:height="0.42cm" svg:x="4.374cm" svg:y="2.063cm" svg:viewBox="0 0 1020 421" svg:d="M0 298c169 120 428 155 650 91 226-63 370-219 370-389">
          <text:p/>
        </draw:path>
        <draw:path draw:style-name="gr8" draw:text-style-name="P2" draw:layer="layout" svg:width="1.192cm" svg:height="0.42cm" svg:x="4.201cm" svg:y="1.643cm" svg:viewBox="0 0 1193 421" svg:d="M1193 421c0-234-269-421-600-421-328 0-593 187-593 421">
          <text:p/>
        </draw:path>
        <draw:path draw:style-name="gr8" draw:text-style-name="P2" draw:layer="layout" svg:width="0.173cm" svg:height="0.297cm" svg:x="4.201cm" svg:y="2.063cm" svg:viewBox="0 0 174 298" svg:d="M0 0c0 113 65 220 174 298">
          <text:p/>
        </draw:path>
        <draw:path draw:style-name="gr8" draw:text-style-name="P2" draw:layer="layout" svg:width="0.179cm" svg:height="0.005cm" svg:x="4.706cm" svg:y="1.656cm" svg:viewBox="0 0 180 6" svg:d="M180 6c-59-8-119-8-180 0">
          <text:p/>
        </draw:path>
        <draw:path draw:style-name="gr8" draw:text-style-name="P2" draw:layer="layout" svg:width="1.115cm" svg:height="0.212cm" svg:x="4.24cm" svg:y="1.714cm" svg:viewBox="0 0 1116 213" svg:d="M1116 213c-124-131-335-213-562-213-222 0-434 82-554 213">
          <text:p/>
        </draw:path>
        <draw:path draw:style-name="gr8" draw:text-style-name="P2" draw:layer="layout" svg:width="1.181cm" svg:height="0.36cm" svg:x="4.205cm" svg:y="1.763cm" svg:viewBox="0 0 1182 361" svg:d="M0 361c42-209 296-361 589-361 296 0 551 152 593 361">
          <text:p/>
        </draw:path>
        <draw:path draw:style-name="gr8" draw:text-style-name="P2" draw:layer="layout" svg:width="0.166cm" svg:height="0.208cm" svg:x="4.021cm" svg:y="5.055cm" svg:viewBox="0 0 167 209" svg:d="M0 0c7 43 33 89 65 128 31 42 67 70 102 81">
          <text:p/>
        </draw:path>
        <draw:path draw:style-name="gr8" draw:text-style-name="P2" draw:layer="layout" svg:width="0.166cm" svg:height="0.208cm" svg:x="4.021cm" svg:y="4.018cm" svg:viewBox="0 0 167 209" svg:d="M0 0c7 43 33 89 65 128 31 38 67 70 102 81">
          <text:p/>
        </draw:path>
        <draw:path draw:style-name="gr8" draw:text-style-name="P2" draw:layer="layout" svg:width="0.284cm" svg:height="0.377cm" svg:x="3.914cm" svg:y="4.995cm" svg:viewBox="0 0 285 378" svg:d="M5 0c-18 60 14 160 74 244 63 81 146 138 206 134">
          <text:p/>
        </draw:path>
        <draw:path draw:style-name="gr8" draw:text-style-name="P2" draw:layer="layout" svg:width="0.284cm" svg:height="0.381cm" svg:x="3.914cm" svg:y="3.954cm" svg:viewBox="0 0 285 382" svg:d="M5 0c-18 65 14 160 74 245 63 84 146 137 206 137">
          <text:p/>
        </draw:path>
        <draw:path draw:style-name="gr8" draw:text-style-name="P2" draw:layer="layout" svg:width="0.289cm" svg:height="0.391cm" svg:x="3.905cm" svg:y="3.951cm" svg:viewBox="0 0 290 392" svg:d="M3 0c-14 63 18 163 81 248 64 88 145 144 206 144">
          <text:p/>
        </draw:path>
        <draw:path draw:style-name="gr8" draw:text-style-name="P2" draw:layer="layout" svg:width="0.145cm" svg:height="0.211cm" svg:x="5.771cm" svg:y="2.039cm" svg:viewBox="0 0 146 212" svg:d="M0 0c28 21 60 49 93 88 10 14 21 35 35 53 7 24 18 50 18 71">
          <text:p/>
        </draw:path>
        <draw:path draw:style-name="gr8" draw:text-style-name="P2" draw:layer="layout" svg:width="0.106cm" svg:height="0.042cm" svg:x="4.723cm" svg:y="1.336cm" svg:viewBox="0 0 107 43" svg:d="M107 43c-35-26-75-47-107-43">
          <text:p/>
        </draw:path>
        <draw:path draw:style-name="gr8" draw:text-style-name="P2" draw:layer="layout" svg:width="0.145cm" svg:height="0.211cm" svg:x="5.771cm" svg:y="2.039cm" svg:viewBox="0 0 146 212" svg:d="M146 212c0-21-7-47-18-68s-25-42-39-60c-33-35-61-63-89-84">
          <text:p/>
        </draw:path>
        <draw:path draw:style-name="gr8" draw:text-style-name="P2" draw:layer="layout" svg:width="0.942cm" svg:height="0.663cm" svg:x="4.829cm" svg:y="1.379cm" svg:viewBox="0 0 943 664" svg:d="M943 664c-18-360-430-654-943-664">
          <text:p/>
        </draw:path>
        <draw:path draw:style-name="gr8" draw:text-style-name="P2" draw:layer="layout" svg:width="0.106cm" svg:height="0.042cm" svg:x="4.723cm" svg:y="1.336cm" svg:viewBox="0 0 107 43" svg:d="M0 0c32-4 72 17 107 43">
          <text:p/>
        </draw:path>
        <draw:path draw:style-name="gr8" draw:text-style-name="P2" draw:layer="layout" svg:width="0.003cm" svg:height="0.081cm" svg:x="5.916cm" svg:y="2.169cm" svg:viewBox="0 0 4 82" svg:d="M0 82c4-29 4-54 4-82">
          <text:p/>
        </draw:path>
        <draw:path draw:style-name="gr8" draw:text-style-name="P2" draw:layer="layout" svg:width="1.499cm" svg:height="0.793cm" svg:x="3.672cm" svg:y="6.219cm" svg:viewBox="0 0 1500 794" svg:d="M1500 749c-345 85-726 49-1023-102-300-150-477-389-477-647">
          <text:p/>
        </draw:path>
        <draw:line draw:style-name="gr8" draw:text-style-name="P2" draw:layer="layout" svg:x1="5.171cm" svg:y1="6.963cm" svg:x2="5.171cm" svg:y2="4.377cm">
          <text:p/>
        </draw:line>
        <draw:path draw:style-name="gr8" draw:text-style-name="P2" draw:layer="layout" svg:width="0.328cm" svg:height="0.13cm" svg:x="5.171cm" svg:y="4.247cm" svg:viewBox="0 0 329 131" svg:d="M0 131c117-29 230-75 329-131">
          <text:p/>
        </draw:path>
        <draw:path draw:style-name="gr8" draw:text-style-name="P2" draw:layer="layout" svg:width="0.177cm" svg:height="0.123cm" svg:x="5.499cm" svg:y="4.127cm" svg:viewBox="0 0 178 124" svg:d="M178 0c-53 42-113 85-178 124">
          <text:p/>
        </draw:path>
        <draw:path draw:style-name="gr8" draw:text-style-name="P2" draw:layer="layout" svg:width="0.184cm" svg:height="0.233cm" svg:x="5.672cm" svg:y="3.894cm" svg:viewBox="0 0 185 234" svg:d="M0 234c81-72 142-149 185-234">
          <text:p/>
        </draw:path>
        <draw:line draw:style-name="gr8" draw:text-style-name="P2" draw:layer="layout" svg:x1="5.856cm" svg:y1="3.94cm" svg:x2="5.856cm" svg:y2="3.894cm">
          <text:p/>
        </draw:line>
        <draw:path draw:style-name="gr8" draw:text-style-name="P2" draw:layer="layout" svg:width="0.201cm" svg:height="0.3cm" svg:x="4cm" svg:y="4cm" svg:viewBox="0 0 202 301" svg:d="M0 0c25 18 46 40 71 61 21 21 42 46 64 71 14 21 32 45 42 67 15 31 25 70 25 102">
          <text:p/>
        </draw:path>
        <draw:path draw:style-name="gr8" draw:text-style-name="P2" draw:layer="layout" svg:width="0.159cm" svg:height="0.033cm" svg:x="4cm" svg:y="4.374cm" svg:viewBox="0 0 160 34" svg:d="M0 0c33 21 68 33 96 33 25 3 46-4 64-19">
          <text:p/>
        </draw:path>
        <draw:path draw:style-name="gr8" draw:text-style-name="P2" draw:layer="layout" svg:width="0.042cm" svg:height="0.088cm" svg:x="4.159cm" svg:y="4.3cm" svg:viewBox="0 0 43 89" svg:d="M0 89c14-7 22-18 29-28 11-19 14-40 14-61">
          <text:p/>
        </draw:path>
        <draw:path draw:style-name="gr8" draw:text-style-name="P2" draw:layer="layout" svg:width="0.141cm" svg:height="0.051cm" svg:x="3.859cm" svg:y="3.949cm" svg:viewBox="0 0 142 52" svg:d="M142 52c-35-28-67-42-92-50-17-4-36-4-50 8">
          <text:p/>
        </draw:path>
        <draw:path draw:style-name="gr8" draw:text-style-name="P2" draw:layer="layout" svg:width="0.166cm" svg:height="0.416cm" svg:x="3.834cm" svg:y="3.958cm" svg:viewBox="0 0 167 417" svg:d="M25 0c-7 7-18 14-21 38-4 11-4 22-4 36 0 17 0 35 4 49 7 42 17 78 28 113 19 35 36 71 57 102 25 29 50 57 78 79">
          <text:p/>
        </draw:path>
        <draw:path draw:style-name="gr8" draw:text-style-name="P2" draw:layer="layout" svg:width="0.201cm" svg:height="0.3cm" svg:x="4cm" svg:y="5.037cm" svg:viewBox="0 0 202 301" svg:d="M0 0c25 18 46 39 71 60 21 25 42 46 64 71 14 21 32 46 42 71 15 32 25 67 25 99">
          <text:p/>
        </draw:path>
        <draw:path draw:style-name="gr8" draw:text-style-name="P2" draw:layer="layout" svg:width="0.159cm" svg:height="0.035cm" svg:x="4cm" svg:y="5.411cm" svg:viewBox="0 0 160 36" svg:d="M0 0c33 25 68 36 96 36 25 0 46-8 64-22">
          <text:p/>
        </draw:path>
        <draw:path draw:style-name="gr8" draw:text-style-name="P2" draw:layer="layout" svg:width="0.042cm" svg:height="0.092cm" svg:x="4.159cm" svg:y="5.337cm" svg:viewBox="0 0 43 93" svg:d="M0 93c14-11 22-19 29-33 11-18 14-35 14-60">
          <text:p/>
        </draw:path>
        <draw:path draw:style-name="gr8" draw:text-style-name="P2" draw:layer="layout" svg:width="0.141cm" svg:height="0.054cm" svg:x="3.859cm" svg:y="4.987cm" svg:viewBox="0 0 142 55" svg:d="M142 55c-35-29-67-47-92-51-17-7-36-3-50 4">
          <text:p/>
        </draw:path>
        <draw:path draw:style-name="gr8" draw:text-style-name="P2" draw:layer="layout" svg:width="0.166cm" svg:height="0.416cm" svg:x="3.834cm" svg:y="4.995cm" svg:viewBox="0 0 167 417" svg:d="M25 0c-7 7-18 17-21 42-4 7-4 21-4 35 0 15 0 32 4 46 7 46 17 81 28 114 19 39 36 74 57 106 25 28 50 56 78 74">
          <text:p/>
        </draw:path>
        <draw:path draw:style-name="gr8" draw:text-style-name="P2" draw:layer="layout" svg:width="0.289cm" svg:height="0.392cm" svg:x="3.905cm" svg:y="4.991cm" svg:viewBox="0 0 290 393" svg:d="M3 0c-14 64 18 159 81 247 64 86 145 142 206 146">
          <text:p/>
        </draw:path>
        <draw:line draw:style-name="gr8" draw:text-style-name="P2" draw:layer="layout" svg:x1="8.98cm" svg:y1="8.488cm" svg:x2="8.974cm" svg:y2="8.484cm">
          <text:p/>
        </draw:line>
        <draw:line draw:style-name="gr8" draw:text-style-name="P2" draw:layer="layout" svg:x1="8.975cm" svg:y1="8.484cm" svg:x2="8.971cm" svg:y2="8.488cm">
          <text:p/>
        </draw:line>
        <draw:line draw:style-name="gr8" draw:text-style-name="P2" draw:layer="layout" svg:x1="7.973cm" svg:y1="7.905cm" svg:x2="7.15cm" svg:y2="8.488cm">
          <text:p/>
        </draw:line>
        <draw:line draw:style-name="gr8" draw:text-style-name="P2" draw:layer="layout" svg:x1="7.151cm" svg:y1="8.488cm" svg:x2="7.147cm" svg:y2="8.484cm">
          <text:p/>
        </draw:line>
        <draw:path draw:style-name="gr8" draw:text-style-name="P2" draw:layer="layout" svg:width="0.074cm" svg:height="0.187cm" svg:x="5.803cm" svg:y="7.824cm" svg:viewBox="0 0 75 188" svg:d="M0 0c15 64 40 128 75 188">
          <text:p/>
        </draw:path>
        <draw:path draw:style-name="gr8" draw:text-style-name="P2" draw:layer="layout" svg:width="0.36cm" svg:height="0.229cm" svg:x="6cm" svg:y="8.17cm" svg:viewBox="0 0 361 230" svg:d="M0 0c96 95 219 173 361 230">
          <text:p/>
        </draw:path>
        <draw:path draw:style-name="gr8" draw:text-style-name="P2" draw:layer="layout" svg:width="0.656cm" svg:height="0.058cm" svg:x="6.494cm" svg:y="8.445cm" svg:viewBox="0 0 657 59" svg:d="M0 0c208 61 439 75 657 40">
          <text:p/>
        </draw:path>
        <draw:path draw:style-name="gr8" draw:text-style-name="P2" draw:layer="layout" svg:width="0.011cm" svg:height="0.113cm" svg:x="5.792cm" svg:y="7.711cm" svg:viewBox="0 0 12 114" svg:d="M0 0c0 39 5 75 12 114">
          <text:p/>
        </draw:path>
        <draw:path draw:style-name="gr8" draw:text-style-name="P2" draw:layer="layout" svg:width="0.512cm" svg:height="0.149cm" svg:x="5.171cm" svg:y="6.967cm" svg:viewBox="0 0 513 150" svg:d="M513 150c-131-103-319-156-513-149">
          <text:p/>
        </draw:path>
        <draw:line draw:style-name="gr8" draw:text-style-name="P2" draw:layer="layout" svg:x1="7.15cm" svg:y1="8.484cm" svg:x2="7.15cm" svg:y2="7.327cm">
          <text:p/>
        </draw:line>
        <draw:line draw:style-name="gr8" draw:text-style-name="P2" draw:layer="layout" svg:x1="8.065cm" svg:y1="7.97cm" svg:x2="7.15cm" svg:y2="7.327cm">
          <text:p/>
        </draw:line>
        <draw:line draw:style-name="gr8" draw:text-style-name="P2" draw:layer="layout" svg:x1="8.06cm" svg:y1="7.969cm" svg:x2="8.06cm" svg:y2="6.434cm">
          <text:p/>
        </draw:line>
        <draw:line draw:style-name="gr8" draw:text-style-name="P2" draw:layer="layout" svg:x1="7.267cm" svg:y1="5.873cm" svg:x2="8.065cm" svg:y2="6.435cm">
          <text:p/>
        </draw:line>
        <draw:line draw:style-name="gr8" draw:text-style-name="P2" draw:layer="layout" svg:x1="7.268cm" svg:y1="5.873cm" svg:x2="7.147cm" svg:y2="5.899cm">
          <text:p/>
        </draw:line>
        <draw:line draw:style-name="gr8" draw:text-style-name="P2" draw:layer="layout" svg:x1="7.151cm" svg:y1="5.899cm" svg:x2="7.104cm" svg:y2="5.866cm">
          <text:p/>
        </draw:line>
        <draw:path draw:style-name="gr8" draw:text-style-name="P2" draw:layer="layout" svg:width="0.051cm" svg:height="0.237cm" svg:x="7.1cm" svg:y="5.866cm" svg:viewBox="0 0 52 238" svg:d="M5 0c-14 60 4 148 47 238">
          <text:p/>
        </draw:path>
        <draw:line draw:style-name="gr8" draw:text-style-name="P2" draw:layer="layout" svg:x1="7.147cm" svg:y1="6.787cm" svg:x2="7.147cm" svg:y2="6.099cm">
          <text:p/>
        </draw:line>
        <draw:path draw:style-name="gr8" draw:text-style-name="P2" draw:layer="layout" svg:width="0.058cm" svg:height="0.321cm" svg:x="7.092cm" svg:y="6.794cm" svg:viewBox="0 0 59 322" svg:d="M49 0c-68 49-65 181 10 322">
          <text:p/>
        </draw:path>
        <draw:line draw:style-name="gr8" draw:text-style-name="P2" draw:layer="layout" svg:x1="7.147cm" svg:y1="8.484cm" svg:x2="7.147cm" svg:y2="7.115cm">
          <text:p/>
        </draw:line>
        <draw:line draw:style-name="gr8" draw:text-style-name="P2" draw:layer="layout" svg:x1="7.878cm" svg:y1="6.65cm" svg:x2="7.789cm" svg:y2="6.589cm">
          <text:p/>
        </draw:line>
        <draw:line draw:style-name="gr8" draw:text-style-name="P2" draw:layer="layout" svg:x1="7.416cm" svg:y1="6.326cm" svg:x2="7.373cm" svg:y2="6.293cm">
          <text:p/>
        </draw:line>
        <draw:line draw:style-name="gr8" draw:text-style-name="P2" draw:layer="layout" svg:x1="7.877cm" svg:y1="6.914cm" svg:x2="7.877cm" svg:y2="6.649cm">
          <text:p/>
        </draw:line>
        <draw:line draw:style-name="gr8" draw:text-style-name="P2" draw:layer="layout" svg:x1="7.373cm" svg:y1="6.561cm" svg:x2="7.878cm" svg:y2="6.915cm">
          <text:p/>
        </draw:line>
        <draw:line draw:style-name="gr8" draw:text-style-name="P2" draw:layer="layout" svg:x1="7.373cm" svg:y1="6.293cm" svg:x2="7.373cm" svg:y2="6.561cm">
          <text:p/>
        </draw:line>
        <draw:line draw:style-name="gr8" draw:text-style-name="P2" draw:layer="layout" svg:x1="7.358cm" svg:y1="6.903cm" svg:x2="7.889cm" svg:y2="7.278cm">
          <text:p/>
        </draw:line>
        <draw:line draw:style-name="gr8" draw:text-style-name="P2" draw:layer="layout" svg:x1="7.358cm" svg:y1="6.798cm" svg:x2="7.358cm" svg:y2="6.903cm">
          <text:p/>
        </draw:line>
        <draw:line draw:style-name="gr8" draw:text-style-name="P2" draw:layer="layout" svg:x1="7.889cm" svg:y1="7.172cm" svg:x2="7.358cm" svg:y2="6.798cm">
          <text:p/>
        </draw:line>
        <draw:line draw:style-name="gr8" draw:text-style-name="P2" draw:layer="layout" svg:x1="7.888cm" svg:y1="7.274cm" svg:x2="7.888cm" svg:y2="7.168cm">
          <text:p/>
        </draw:line>
        <draw:line draw:style-name="gr8" draw:text-style-name="P2" draw:layer="layout" svg:x1="7.44cm" svg:y1="7.224cm" svg:x2="7.811cm" svg:y2="7.49cm">
          <text:p/>
        </draw:line>
        <draw:line draw:style-name="gr8" draw:text-style-name="P2" draw:layer="layout" svg:x1="7.81cm" svg:y1="7.485cm" svg:x2="7.81cm" svg:y2="7.542cm">
          <text:p/>
        </draw:line>
        <draw:line draw:style-name="gr8" draw:text-style-name="P2" draw:layer="layout" svg:x1="7.44cm" svg:y1="7.334cm" svg:x2="7.811cm" svg:y2="7.596cm">
          <text:p/>
        </draw:line>
        <draw:line draw:style-name="gr8" draw:text-style-name="P2" draw:layer="layout" svg:x1="7.81cm" svg:y1="7.595cm" svg:x2="7.81cm" svg:y2="7.648cm">
          <text:p/>
        </draw:line>
        <draw:line draw:style-name="gr8" draw:text-style-name="P2" draw:layer="layout" svg:x1="7.44cm" svg:y1="7.013cm" svg:x2="7.811cm" svg:y2="7.275cm">
          <text:p/>
        </draw:line>
        <draw:line draw:style-name="gr8" draw:text-style-name="P2" draw:layer="layout" svg:x1="7.81cm" svg:y1="7.274cm" svg:x2="7.81cm" svg:y2="7.327cm">
          <text:p/>
        </draw:line>
        <draw:line draw:style-name="gr8" draw:text-style-name="P2" draw:layer="layout" svg:x1="7.44cm" svg:y1="6.155cm" svg:x2="7.811cm" svg:y2="6.418cm">
          <text:p/>
        </draw:line>
        <draw:line draw:style-name="gr8" draw:text-style-name="P2" draw:layer="layout" svg:x1="7.81cm" svg:y1="6.417cm" svg:x2="7.81cm" svg:y2="6.469cm">
          <text:p/>
        </draw:line>
        <draw:line draw:style-name="gr8" draw:text-style-name="P2" draw:layer="layout" svg:x1="7.44cm" svg:y1="6.261cm" svg:x2="7.811cm" svg:y2="6.523cm">
          <text:p/>
        </draw:line>
        <draw:line draw:style-name="gr8" draw:text-style-name="P2" draw:layer="layout" svg:x1="7.81cm" svg:y1="6.522cm" svg:x2="7.81cm" svg:y2="6.575cm">
          <text:p/>
        </draw:line>
        <draw:line draw:style-name="gr8" draw:text-style-name="P2" draw:layer="layout" svg:x1="7.44cm" svg:y1="7.44cm" svg:x2="7.811cm" svg:y2="7.702cm">
          <text:p/>
        </draw:line>
        <draw:line draw:style-name="gr8" draw:text-style-name="P2" draw:layer="layout" svg:x1="7.81cm" svg:y1="7.701cm" svg:x2="7.81cm" svg:y2="7.754cm">
          <text:p/>
        </draw:line>
        <draw:line draw:style-name="gr8" draw:text-style-name="P2" draw:layer="layout" svg:x1="7.811cm" svg:y1="6.312cm" svg:x2="7.44cm" svg:y2="6.046cm">
          <text:p/>
        </draw:line>
        <draw:line draw:style-name="gr8" draw:text-style-name="P2" draw:layer="layout" svg:x1="7.81cm" svg:y1="6.36cm" svg:x2="7.81cm" svg:y2="6.307cm">
          <text:p/>
        </draw:line>
        <draw:line draw:style-name="gr8" draw:text-style-name="P2" draw:layer="layout" svg:x1="7.464cm" svg:y1="7.14cm" svg:x2="7.786cm" svg:y2="7.363cm">
          <text:p/>
        </draw:line>
        <draw:line draw:style-name="gr8" draw:text-style-name="P2" draw:layer="layout" svg:x1="7.782cm" svg:y1="7.362cm" svg:x2="7.782cm" svg:y2="7.415cm">
          <text:p/>
        </draw:line>
        <draw:path draw:style-name="gr8" draw:text-style-name="P2" draw:layer="layout" svg:width="0.137cm" svg:height="0.194cm" svg:x="7.856cm" svg:y="7.351cm" svg:viewBox="0 0 138 195" svg:d="M138 195c0-31-17-78-45-117-29-39-64-67-93-78">
          <text:p/>
        </draw:path>
        <draw:path draw:style-name="gr8" draw:text-style-name="P2" draw:layer="layout" svg:width="0.21cm" svg:height="0.253cm" svg:x="7.783cm" svg:y="7.347cm" svg:viewBox="0 0 211 254" svg:d="M73 5c-53-17-81 15-71 71 14 64 60 131 114 163 53 32 95 14 95-39">
          <text:p/>
        </draw:path>
        <draw:path draw:style-name="gr8" draw:text-style-name="P2" draw:layer="layout" svg:width="0.01cm" svg:height="0.035cm" svg:x="7.447cm" svg:y="7.108cm" svg:viewBox="0 0 11 36" svg:d="M11 36c0-10-8-22-11-36">
          <text:p/>
        </draw:path>
        <draw:path draw:style-name="gr8" draw:text-style-name="P2" draw:layer="layout" svg:width="0.092cm" svg:height="0.075cm" svg:x="7.323cm" svg:y="6.977cm" svg:viewBox="0 0 93 76" svg:d="M93 76c-28-36-60-65-93-76">
          <text:p/>
        </draw:path>
        <draw:path draw:style-name="gr8" draw:text-style-name="P2" draw:layer="layout" svg:width="0.191cm" svg:height="0.255cm" svg:x="7.256cm" svg:y="6.972cm" svg:viewBox="0 0 192 256" svg:d="M68 5c-43-17-71 8-68 54 0 46 32 110 75 152 46 42 92 57 117 35">
          <text:p/>
        </draw:path>
        <draw:path draw:style-name="gr8" draw:text-style-name="P2" draw:layer="layout" svg:width="0.067cm" svg:height="0.123cm" svg:x="7.81cm" svg:y="6.417cm" svg:viewBox="0 0 68 124" svg:d="M0 0c0 38 28 92 68 124">
          <text:p/>
        </draw:path>
        <draw:path draw:style-name="gr8" draw:text-style-name="P2" draw:layer="layout" svg:width="0.007cm" svg:height="0.003cm" svg:x="7.824cm" svg:y="6.378cm" svg:viewBox="0 0 8 4" svg:d="M8 0c-4 0-4 0-8 4">
          <text:p/>
        </draw:path>
        <draw:path draw:style-name="gr8" draw:text-style-name="P2" draw:layer="layout" svg:width="0.014cm" svg:height="0.036cm" svg:x="7.81cm" svg:y="6.381cm" svg:viewBox="0 0 15 37" svg:d="M15 0c-11 4-15 19-15 37">
          <text:p/>
        </draw:path>
        <draw:path draw:style-name="gr8" draw:text-style-name="P2" draw:layer="layout" svg:width="0.12cm" svg:height="0.084cm" svg:x="7.831cm" svg:y="6.374cm" svg:viewBox="0 0 121 85" svg:d="M121 85c-18-25-40-54-61-68-25-18-46-21-60-14">
          <text:p/>
        </draw:path>
        <draw:path draw:style-name="gr8" draw:text-style-name="P2" draw:layer="layout" svg:width="0.021cm" svg:height="0.07cm" svg:x="7.948cm" svg:y="6.459cm" svg:viewBox="0 0 22 71" svg:d="M22 71c0-21-7-45-22-71">
          <text:p/>
        </draw:path>
        <draw:path draw:style-name="gr8" draw:text-style-name="P2" draw:layer="layout" svg:width="0.078cm" svg:height="0.029cm" svg:x="7.877cm" svg:y="6.54cm" svg:viewBox="0 0 79 30" svg:d="M0 0c29 28 61 36 79 25">
          <text:p/>
        </draw:path>
        <draw:path draw:style-name="gr8" draw:text-style-name="P2" draw:layer="layout" svg:width="0.014cm" svg:height="0.039cm" svg:x="7.955cm" svg:y="6.526cm" svg:viewBox="0 0 15 40" svg:d="M0 40c11-7 15-22 15-40">
          <text:p/>
        </draw:path>
        <draw:path draw:style-name="gr8" draw:text-style-name="P2" draw:layer="layout" svg:width="0.074cm" svg:height="0.032cm" svg:x="7.341cm" svg:y="6.166cm" svg:viewBox="0 0 75 33" svg:d="M0 0c29 22 54 33 75 33">
          <text:p/>
        </draw:path>
        <draw:path draw:style-name="gr8" draw:text-style-name="P2" draw:layer="layout" svg:width="0.007cm" svg:height="0.003cm" svg:x="7.295cm" svg:y="6.004cm" svg:viewBox="0 0 8 4" svg:d="M8 0c-4 0-8 4-8 4">
          <text:p/>
        </draw:path>
        <draw:path draw:style-name="gr8" draw:text-style-name="P2" draw:layer="layout" svg:width="0.066cm" svg:height="0.159cm" svg:x="7.278cm" svg:y="6.007cm" svg:viewBox="0 0 67 160" svg:d="M17 0c-18 11-21 36-11 67 11 33 33 68 61 93">
          <text:p/>
        </draw:path>
        <draw:path draw:style-name="gr8" draw:text-style-name="P2" draw:layer="layout" svg:width="0.046cm" svg:height="0.007cm" svg:x="7.298cm" svg:y="6cm" svg:viewBox="0 0 47 8" svg:d="M47 8c-17-8-36-11-47-3">
          <text:p/>
        </draw:path>
        <draw:path draw:style-name="gr8" draw:text-style-name="P2" draw:layer="layout" svg:width="0.074cm" svg:height="0.071cm" svg:x="7.341cm" svg:y="6.007cm" svg:viewBox="0 0 75 72" svg:d="M75 72c-21-33-46-58-75-72">
          <text:p/>
        </draw:path>
        <draw:path draw:style-name="gr8" draw:text-style-name="P2" draw:layer="layout" svg:width="0.004cm" svg:height="0.017cm" svg:x="7.436cm" svg:y="6.138cm" svg:viewBox="0 0 5 18" svg:d="M5 18c0-7 0-11-5-18">
          <text:p/>
        </draw:path>
        <draw:line draw:style-name="gr8" draw:text-style-name="P2" draw:layer="layout" svg:x1="8.972cm" svg:y1="8.488cm" svg:x2="8.06cm" svg:y2="7.969cm">
          <text:p/>
        </draw:line>
        <draw:line draw:style-name="gr8" draw:text-style-name="P2" draw:layer="layout" svg:x1="8.36cm" svg:y1="5.944cm" svg:x2="8.36cm" svg:y2="5.341cm">
          <text:p/>
        </draw:line>
        <draw:line draw:style-name="gr8" draw:text-style-name="P2" draw:layer="layout" svg:x1="7.93cm" svg:y1="5.645cm" svg:x2="8.361cm" svg:y2="5.341cm">
          <text:p/>
        </draw:line>
        <draw:path draw:style-name="gr8" draw:text-style-name="P2" draw:layer="layout" svg:width="0.028cm" svg:height="0.007cm" svg:x="8.727cm" svg:y="5.058cm" svg:viewBox="0 0 29 8" svg:d="M0 8c11 0 18-4 29-8">
          <text:p/>
        </draw:path>
        <draw:path draw:style-name="gr8" draw:text-style-name="P2" draw:layer="layout" svg:width="0.12cm" svg:height="0.162cm" svg:x="8.519cm" svg:y="5.108cm" svg:viewBox="0 0 121 163" svg:d="M0 163c25-72 67-124 121-163">
          <text:p/>
        </draw:path>
        <draw:path draw:style-name="gr8" draw:text-style-name="P2" draw:layer="layout" svg:width="0.092cm" svg:height="0.046cm" svg:x="8.639cm" svg:y="5.065cm" svg:viewBox="0 0 93 47" svg:d="M0 47c28-22 57-36 93-47">
          <text:p/>
        </draw:path>
        <draw:line draw:style-name="gr8" draw:text-style-name="P2" draw:layer="layout" svg:x1="8.519cm" svg:y1="5.45cm" svg:x2="8.519cm" svg:y2="5.27cm">
          <text:p/>
        </draw:line>
        <draw:line draw:style-name="gr8" draw:text-style-name="P2" draw:layer="layout" svg:x1="8.36cm" svg:y1="5.341cm" svg:x2="8.52cm" svg:y2="5.454cm">
          <text:p/>
        </draw:line>
        <draw:path draw:style-name="gr8" draw:text-style-name="P2" draw:layer="layout" svg:width="0.102cm" svg:height="0.012cm" svg:x="8.752cm" svg:y="5.05cm" svg:viewBox="0 0 103 13" svg:d="M0 13c35-7 67-15 103-12">
          <text:p/>
        </draw:path>
        <draw:line draw:style-name="gr8" draw:text-style-name="P2" draw:layer="layout" svg:x1="8.424cm" svg:y1="5.991cm" svg:x2="8.764cm" svg:y2="5.75cm">
          <text:p/>
        </draw:line>
        <draw:line draw:style-name="gr8" draw:text-style-name="P2" draw:layer="layout" svg:x1="8.763cm" svg:y1="5.115cm" svg:x2="8.763cm" svg:y2="5.75cm">
          <text:p/>
        </draw:line>
        <draw:line draw:style-name="gr8" draw:text-style-name="P2" draw:layer="layout" svg:x1="8.763cm" svg:y1="5.116cm" svg:x2="8.855cm" svg:y2="5.051cm">
          <text:p/>
        </draw:line>
        <draw:line draw:style-name="gr8" draw:text-style-name="P2" draw:layer="layout" svg:x1="8.974cm" svg:y1="8.484cm" svg:x2="8.974cm" svg:y2="5.898cm">
          <text:p/>
        </draw:line>
        <draw:line draw:style-name="gr8" draw:text-style-name="P2" draw:layer="layout" svg:x1="8.311cm" svg:y1="6.365cm" svg:x2="8.975cm" svg:y2="5.898cm">
          <text:p/>
        </draw:line>
        <draw:line draw:style-name="gr8" draw:text-style-name="P2" draw:layer="layout" svg:x1="8.311cm" svg:y1="6.364cm" svg:x2="8.311cm" svg:y2="6.258cm">
          <text:p/>
        </draw:line>
        <draw:line draw:style-name="gr8" draw:text-style-name="P2" draw:layer="layout" svg:x1="8.06cm" svg:y1="6.435cm" svg:x2="8.312cm" svg:y2="6.258cm">
          <text:p/>
        </draw:line>
        <draw:path draw:style-name="gr8" draw:text-style-name="P2" draw:layer="layout" svg:width="0.339cm" svg:height="0.384cm" svg:x="9.334cm" svg:y="5.009cm" svg:viewBox="0 0 340 385" svg:d="M340 385c-61-169-206-339-340-385">
          <text:p/>
        </draw:path>
        <draw:path draw:style-name="gr8" draw:text-style-name="P2" draw:layer="layout" svg:width="0.456cm" svg:height="0.685cm" svg:x="9.143cm" svg:y="4.995cm" svg:viewBox="0 0 457 686" svg:d="M192 14c-107-39-181 7-191 113-8 107 52 255 151 375 100 120 220 194 305 183">
          <text:p/>
        </draw:path>
        <draw:line draw:style-name="gr8" draw:text-style-name="P2" draw:layer="layout" svg:x1="8.978cm" svg:y1="8.488cm" svg:x2="9.783cm" svg:y2="8.346cm">
          <text:p/>
        </draw:line>
        <draw:line draw:style-name="gr8" draw:text-style-name="P2" draw:layer="layout" svg:x1="8.988cm" svg:y1="6.822cm" svg:x2="9.448cm" svg:y2="7.144cm">
          <text:p/>
        </draw:line>
        <draw:line draw:style-name="gr8" draw:text-style-name="P2" draw:layer="layout" svg:x1="8.988cm" svg:y1="5.739cm" svg:x2="8.988cm" svg:y2="6.822cm">
          <text:p/>
        </draw:line>
        <draw:path draw:style-name="gr8" draw:text-style-name="P2" draw:layer="layout" svg:width="0.014cm" svg:height="0.074cm" svg:x="8.988cm" svg:y="5.665cm" svg:viewBox="0 0 15 75" svg:d="M15 0c-11 21-15 46-15 75">
          <text:p/>
        </draw:path>
        <draw:path draw:style-name="gr8" draw:text-style-name="P2" draw:layer="layout" svg:width="0.222cm" svg:height="0.051cm" svg:x="9.045cm" svg:y="5.579cm" svg:viewBox="0 0 223 52" svg:d="M223 52c-89-58-170-68-223-28">
          <text:p/>
        </draw:path>
        <draw:path draw:style-name="gr8" draw:text-style-name="P2" draw:layer="layout" svg:width="0.049cm" svg:height="0.063cm" svg:x="8.999cm" svg:y="5.602cm" svg:viewBox="0 0 50 64" svg:d="M50 0c-22 14-40 35-50 64">
          <text:p/>
        </draw:path>
        <draw:line draw:style-name="gr8" draw:text-style-name="P2" draw:layer="layout" svg:x1="9.564cm" svg:y1="5.839cm" svg:x2="9.267cm" svg:y2="5.63cm">
          <text:p/>
        </draw:line>
        <draw:line draw:style-name="gr8" draw:text-style-name="P2" draw:layer="layout" svg:x1="9.783cm" svg:y1="5.059cm" svg:x2="9.616cm" svg:y2="4.942cm">
          <text:p/>
        </draw:line>
        <draw:line draw:style-name="gr8" draw:text-style-name="P2" draw:layer="layout" svg:x1="9.621cm" svg:y1="4.943cm" svg:x2="9.253cm" svg:y2="4.917cm">
          <text:p/>
        </draw:line>
        <draw:path draw:style-name="gr8" draw:text-style-name="P2" draw:layer="layout" svg:width="0.113cm" svg:height="0.024cm" svg:x="9.14cm" svg:y="4.915cm" svg:viewBox="0 0 114 25" svg:d="M114 3c-43-8-82 0-114 22">
          <text:p/>
        </draw:path>
        <draw:path draw:style-name="gr8" draw:text-style-name="P2" draw:layer="layout" svg:width="0.068cm" svg:height="0.166cm" svg:x="9.076cm" svg:y="4.938cm" svg:viewBox="0 0 69 167" svg:d="M69 0c-46 32-69 89-69 167">
          <text:p/>
        </draw:path>
        <draw:line draw:style-name="gr8" draw:text-style-name="P2" draw:layer="layout" svg:x1="9.073cm" svg:y1="5.225cm" svg:x2="9.081cm" svg:y2="5.101cm">
          <text:p/>
        </draw:line>
        <draw:line draw:style-name="gr8" draw:text-style-name="P2" draw:layer="layout" svg:x1="9.074cm" svg:y1="5.225cm" svg:x2="8.879cm" svg:y2="5.129cm">
          <text:p/>
        </draw:line>
        <draw:path draw:style-name="gr8" draw:text-style-name="P2" draw:layer="layout" svg:width="0.116cm" svg:height="0.014cm" svg:x="8.763cm" svg:y="5.115cm" svg:viewBox="0 0 117 15" svg:d="M0 0c35 0 77 4 117 15">
          <text:p/>
        </draw:path>
        <draw:line draw:style-name="gr8" draw:text-style-name="P2" draw:layer="layout" svg:x1="8.763cm" svg:y1="5.75cm" svg:x2="8.975cm" svg:y2="5.899cm">
          <text:p/>
        </draw:line>
        <draw:line draw:style-name="gr8" draw:text-style-name="P2" draw:layer="layout" svg:x1="9.783cm" svg:y1="8.347cm" svg:x2="9.729cm" svg:y2="8.307cm">
          <text:p/>
        </draw:line>
        <draw:path draw:style-name="gr8" draw:text-style-name="P2" draw:layer="layout" svg:width="0.448cm" svg:height="0.495cm" svg:x="9.147cm" svg:y="7.45cm" svg:viewBox="0 0 449 496" svg:d="M0 0c14 110 82 241 174 340 92 102 194 162 275 155">
          <text:p/>
        </draw:path>
        <draw:path draw:style-name="gr8" draw:text-style-name="P2" draw:layer="layout" svg:width="0.014cm" svg:height="0.116cm" svg:x="9.144cm" svg:y="7.334cm" svg:viewBox="0 0 15 117" svg:d="M15 0c-15 28-19 71-12 117">
          <text:p/>
        </draw:path>
        <draw:path draw:style-name="gr8" draw:text-style-name="P2" draw:layer="layout" svg:width="0.131cm" svg:height="0.081cm" svg:x="9.334cm" svg:y="7.274cm" svg:viewBox="0 0 132 82" svg:d="M132 82c-47-40-93-68-132-82">
          <text:p/>
        </draw:path>
        <draw:path draw:style-name="gr8" draw:text-style-name="P2" draw:layer="layout" svg:width="0.176cm" svg:height="0.075cm" svg:x="9.158cm" svg:y="7.259cm" svg:viewBox="0 0 177 76" svg:d="M177 15c-85-32-153-11-177 61">
          <text:p/>
        </draw:path>
        <draw:path draw:style-name="gr8" draw:text-style-name="P2" draw:layer="layout" svg:width="0.208cm" svg:height="0.021cm" svg:x="9.782cm" svg:y="8.346cm" svg:viewBox="0 0 209 22" svg:d="M209 22c-74-3-142-10-209-22">
          <text:p/>
        </draw:path>
        <draw:line draw:style-name="gr8" draw:text-style-name="P2" draw:layer="layout" svg:x1="9.99cm" svg:y1="8.368cm" svg:x2="10.46cm" svg:y2="8.036cm">
          <text:p/>
        </draw:line>
        <draw:polyline draw:style-name="gr8" draw:text-style-name="P2" draw:layer="layout" svg:width="0.325cm" svg:height="0.229cm" svg:x="10.459cm" svg:y="7.81cm" svg:viewBox="0 0 326 230" draw:points="0,230 4,216 11,206 22,192 36,177 53,160 75,142 100,128 125,107 153,88 185,71 220,53 252,32 287,18 326,0">
          <text:p/>
        </draw:polyline>
        <draw:line draw:style-name="gr8" draw:text-style-name="P2" draw:layer="layout" svg:x1="10.784cm" svg:y1="7.811cm" svg:x2="11.148cm" svg:y2="7.552cm">
          <text:p/>
        </draw:line>
        <draw:line draw:style-name="gr8" draw:text-style-name="P2" draw:layer="layout" svg:x1="10.569cm" svg:y1="4.272cm" svg:x2="10.736cm" svg:y2="4.389cm">
          <text:p/>
        </draw:line>
        <draw:line draw:style-name="gr8" draw:text-style-name="P2" draw:layer="layout" svg:x1="10.202cm" svg:y1="4.247cm" svg:x2="10.573cm" svg:y2="4.276cm">
          <text:p/>
        </draw:line>
        <draw:path draw:style-name="gr8" draw:text-style-name="P2" draw:layer="layout" svg:width="0.321cm" svg:height="0.061cm" svg:x="9.503cm" svg:y="4.443cm" svg:viewBox="0 0 322 62" svg:d="M0 62c81-60 191-78 322-46">
          <text:p/>
        </draw:path>
        <draw:path draw:style-name="gr8" draw:text-style-name="P2" draw:layer="layout" svg:width="0.113cm" svg:height="0.028cm" svg:x="10.092cm" svg:y="4.244cm" svg:viewBox="0 0 114 29" svg:d="M114 3c-45-7-82 0-114 26">
          <text:p/>
        </draw:path>
        <draw:line draw:style-name="gr8" draw:text-style-name="P2" draw:layer="layout" svg:x1="7.839cm" svg:y1="5.859cm" svg:x2="7.754cm" svg:y2="5.92cm">
          <text:p/>
        </draw:line>
        <draw:path draw:style-name="gr8" draw:text-style-name="P2" draw:layer="layout" svg:width="0.091cm" svg:height="0.176cm" svg:x="7.747cm" svg:y="5.683cm" svg:viewBox="0 0 92 177" svg:d="M10 0c-14 17-14 50 4 89 17 39 50 74 78 88">
          <text:p/>
        </draw:path>
        <draw:line draw:style-name="gr8" draw:text-style-name="P2" draw:layer="layout" svg:x1="7.769cm" svg:y1="5.676cm" svg:x2="7.62cm" svg:y2="5.779cm">
          <text:p/>
        </draw:line>
        <draw:line draw:style-name="gr8" draw:text-style-name="P2" draw:layer="layout" svg:x1="7.839cm" svg:y1="5.73cm" svg:x2="7.768cm" svg:y2="5.676cm">
          <text:p/>
        </draw:line>
        <draw:line draw:style-name="gr8" draw:text-style-name="P2" draw:layer="layout" svg:x1="7.838cm" svg:y1="5.859cm" svg:x2="7.838cm" svg:y2="5.725cm">
          <text:p/>
        </draw:line>
        <draw:line draw:style-name="gr8" draw:text-style-name="P2" draw:layer="layout" svg:x1="7.515cm" svg:y1="5.7cm" svg:x2="7.397cm" svg:y2="5.726cm">
          <text:p/>
        </draw:line>
        <draw:line draw:style-name="gr8" draw:text-style-name="P2" draw:layer="layout" svg:x1="7.514cm" svg:y1="5.7cm" svg:x2="7.621cm" svg:y2="5.775cm">
          <text:p/>
        </draw:line>
        <draw:line draw:style-name="gr8" draw:text-style-name="P2" draw:layer="layout" svg:x1="7.62cm" svg:y1="5.82cm" svg:x2="7.62cm" svg:y2="5.774cm">
          <text:p/>
        </draw:line>
        <draw:line draw:style-name="gr8" draw:text-style-name="P2" draw:layer="layout" svg:x1="7.373cm" svg:y1="6.3cm" svg:x2="7.373cm" svg:y2="6.293cm">
          <text:p/>
        </draw:line>
        <draw:path draw:style-name="gr8" draw:text-style-name="P2" draw:layer="layout" svg:width="0.19cm" svg:height="0.095cm" svg:x="7.373cm" svg:y="6.466cm" svg:viewBox="0 0 191 96" svg:d="M0 96c56-7 123-39 191-96">
          <text:p/>
        </draw:path>
        <draw:path draw:style-name="gr8" draw:text-style-name="P2" draw:layer="layout" svg:width="0.009cm" svg:height="0.099cm" svg:x="7.842cm" svg:y="5.884cm" svg:viewBox="0 0 10 100" svg:d="M8 100c4-39 0-72-8-100">
          <text:p/>
        </draw:path>
        <draw:line draw:style-name="gr8" draw:text-style-name="P2" draw:layer="layout" svg:x1="7.842cm" svg:y1="5.884cm" svg:x2="7.842cm" svg:y2="5.725cm">
          <text:p/>
        </draw:line>
        <draw:line draw:style-name="gr8" draw:text-style-name="P2" draw:layer="layout" svg:x1="7.843cm" svg:y1="5.725cm" svg:x2="7.838cm" svg:y2="5.731cm">
          <text:p/>
        </draw:line>
        <draw:path draw:style-name="gr8" draw:text-style-name="P2" draw:layer="layout" svg:width="0.028cm" svg:height="0.057cm" svg:x="7.373cm" svg:y="6.3cm" svg:viewBox="0 0 29 58" svg:d="M0 0c3 25 15 46 29 58">
          <text:p/>
        </draw:path>
        <draw:line draw:style-name="gr8" draw:text-style-name="P2" draw:layer="layout" svg:x1="7.267cm" svg:y1="5.874cm" svg:x2="7.515cm" svg:y2="5.7cm">
          <text:p/>
        </draw:line>
        <draw:line draw:style-name="gr8" draw:text-style-name="P2" draw:layer="layout" svg:x1="7.147cm" svg:y1="5.899cm" svg:x2="7.398cm" svg:y2="5.722cm">
          <text:p/>
        </draw:line>
        <draw:line draw:style-name="gr8" draw:text-style-name="P2" draw:layer="layout" svg:x1="8.347cm" svg:y1="6.079cm" svg:x2="7.842cm" svg:y2="5.725cm">
          <text:p/>
        </draw:line>
        <draw:line draw:style-name="gr8" draw:text-style-name="P2" draw:layer="layout" svg:x1="8.305cm" svg:y1="6.209cm" svg:x2="7.842cm" svg:y2="5.884cm">
          <text:p/>
        </draw:line>
        <draw:line draw:style-name="gr8" draw:text-style-name="P2" draw:layer="layout" svg:x1="8.347cm" svg:y1="6.078cm" svg:x2="8.343cm" svg:y2="6.082cm">
          <text:p/>
        </draw:line>
        <draw:line draw:style-name="gr8" draw:text-style-name="P2" draw:layer="layout" svg:x1="8.343cm" svg:y1="6.184cm" svg:x2="8.343cm" svg:y2="6.081cm">
          <text:p/>
        </draw:line>
        <draw:line draw:style-name="gr8" draw:text-style-name="P2" draw:layer="layout" svg:x1="7.048cm" svg:y1="5.91cm" svg:x2="7.109cm" svg:y2="5.866cm">
          <text:p/>
        </draw:line>
        <draw:path draw:style-name="gr8" draw:text-style-name="P2" draw:layer="layout" svg:width="0.115cm" svg:height="0.194cm" svg:x="7.035cm" svg:y="5.909cm" svg:viewBox="0 0 116 195" svg:d="M13 0c-7 11-11 22-11 36-3 14-3 28 0 42 4 25 18 42 32 60 22 28 54 42 82 57">
          <text:p/>
        </draw:path>
        <draw:line draw:style-name="gr8" draw:text-style-name="P2" draw:layer="layout" svg:x1="8.418cm" svg:y1="6.132cm" svg:x2="8.343cm" svg:y2="6.081cm">
          <text:p/>
        </draw:line>
        <draw:line draw:style-name="gr8" draw:text-style-name="P2" draw:layer="layout" svg:x1="8.418cm" svg:y1="6.131cm" svg:x2="8.272cm" svg:y2="6.234cm">
          <text:p/>
        </draw:line>
        <draw:line draw:style-name="gr8" draw:text-style-name="P2" draw:layer="layout" svg:x1="8.312cm" svg:y1="6.259cm" svg:x2="8.124cm" svg:y2="6.127cm">
          <text:p/>
        </draw:line>
        <draw:line draw:style-name="gr8" draw:text-style-name="P2" draw:layer="layout" svg:x1="7.93cm" svg:y1="5.64cm" svg:x2="8.425cm" svg:y2="5.991cm">
          <text:p/>
        </draw:line>
        <draw:line draw:style-name="gr8" draw:text-style-name="P2" draw:layer="layout" svg:x1="9.095cm" svg:y1="4.791cm" svg:x2="8.748cm" svg:y2="4.543cm">
          <text:p/>
        </draw:line>
        <draw:line draw:style-name="gr8" draw:text-style-name="P2" draw:layer="layout" svg:x1="8.749cm" svg:y1="4.543cm" svg:x2="8.166cm" svg:y2="4.957cm">
          <text:p/>
        </draw:line>
        <draw:line draw:style-name="gr8" draw:text-style-name="P2" draw:layer="layout" svg:x1="7.383cm" svg:y1="4.402cm" svg:x2="8.167cm" svg:y2="4.957cm">
          <text:p/>
        </draw:line>
        <draw:line draw:style-name="gr8" draw:text-style-name="P2" draw:layer="layout" svg:x1="7.151cm" svg:y1="6.787cm" svg:x2="7.133cm" svg:y2="6.802cm">
          <text:p/>
        </draw:line>
        <draw:path draw:style-name="gr8" draw:text-style-name="P2" draw:layer="layout" svg:width="0.133cm" svg:height="0.314cm" svg:x="7.017cm" svg:y="6.801cm" svg:viewBox="0 0 134 315" svg:d="M117 0c-25 18-53 35-75 67-15 14-29 35-36 64-7 17-7 45-3 63 7 21 14 35 24 50 11 15 26 25 37 36 24 17 46 28 70 35">
          <text:p/>
        </draw:path>
        <draw:line draw:style-name="gr8" draw:text-style-name="P2" draw:layer="layout" svg:x1="7.621cm" svg:y1="5.774cm" svg:x2="7.584cm" svg:y2="5.8cm">
          <text:p/>
        </draw:line>
        <draw:line draw:style-name="gr8" draw:text-style-name="P2" draw:layer="layout" svg:x1="7.584cm" svg:y1="5.799cm" svg:x2="8.09cm" svg:y2="6.153cm">
          <text:p/>
        </draw:line>
        <draw:line draw:style-name="gr8" draw:text-style-name="P2" draw:layer="layout" svg:x1="8.129cm" svg:y1="6.127cm" svg:x2="8.089cm" svg:y2="6.153cm">
          <text:p/>
        </draw:line>
        <draw:line draw:style-name="gr8" draw:text-style-name="P2" draw:layer="layout" svg:x1="7.878cm" svg:y1="6.654cm" svg:x2="7.789cm" svg:y2="6.589cm">
          <text:p/>
        </draw:line>
        <draw:line draw:style-name="gr8" draw:text-style-name="P2" draw:layer="layout" svg:x1="7.416cm" svg:y1="6.326cm" svg:x2="7.373cm" svg:y2="6.3cm">
          <text:p/>
        </draw:line>
        <draw:line draw:style-name="gr8" draw:text-style-name="P2" draw:layer="layout" svg:x1="7.358cm" svg:y1="6.904cm" svg:x2="7.437cm" svg:y2="6.85cm">
          <text:p/>
        </draw:line>
        <draw:line draw:style-name="gr8" draw:text-style-name="P2" draw:layer="layout" svg:x1="7.811cm" svg:y1="7.542cm" svg:x2="7.782cm" svg:y2="7.561cm">
          <text:p/>
        </draw:line>
        <draw:line draw:style-name="gr8" draw:text-style-name="P2" draw:layer="layout" svg:x1="7.786cm" svg:y1="7.561cm" svg:x2="7.411cm" svg:y2="7.298cm">
          <text:p/>
        </draw:line>
        <draw:line draw:style-name="gr8" draw:text-style-name="P2" draw:layer="layout" svg:x1="7.411cm" svg:y1="7.298cm" svg:x2="7.411cm" svg:y2="7.246cm">
          <text:p/>
        </draw:line>
        <draw:line draw:style-name="gr8" draw:text-style-name="P2" draw:layer="layout" svg:x1="7.441cm" svg:y1="7.224cm" svg:x2="7.411cm" svg:y2="7.247cm">
          <text:p/>
        </draw:line>
        <draw:line draw:style-name="gr8" draw:text-style-name="P2" draw:layer="layout" svg:x1="7.411cm" svg:y1="7.246cm" svg:x2="7.786cm" svg:y2="7.508cm">
          <text:p/>
        </draw:line>
        <draw:line draw:style-name="gr8" draw:text-style-name="P2" draw:layer="layout" svg:x1="7.811cm" svg:y1="7.485cm" svg:x2="7.782cm" svg:y2="7.508cm">
          <text:p/>
        </draw:line>
        <draw:line draw:style-name="gr8" draw:text-style-name="P2" draw:layer="layout" svg:x1="7.782cm" svg:y1="7.507cm" svg:x2="7.782cm" svg:y2="7.56cm">
          <text:p/>
        </draw:line>
        <draw:line draw:style-name="gr8" draw:text-style-name="P2" draw:layer="layout" svg:x1="7.811cm" svg:y1="7.648cm" svg:x2="7.782cm" svg:y2="7.666cm">
          <text:p/>
        </draw:line>
        <draw:line draw:style-name="gr8" draw:text-style-name="P2" draw:layer="layout" svg:x1="7.786cm" svg:y1="7.666cm" svg:x2="7.411cm" svg:y2="7.404cm">
          <text:p/>
        </draw:line>
        <draw:line draw:style-name="gr8" draw:text-style-name="P2" draw:layer="layout" svg:x1="7.411cm" svg:y1="7.404cm" svg:x2="7.411cm" svg:y2="7.351cm">
          <text:p/>
        </draw:line>
        <draw:line draw:style-name="gr8" draw:text-style-name="P2" draw:layer="layout" svg:x1="7.441cm" svg:y1="7.334cm" svg:x2="7.411cm" svg:y2="7.352cm">
          <text:p/>
        </draw:line>
        <draw:line draw:style-name="gr8" draw:text-style-name="P2" draw:layer="layout" svg:x1="7.411cm" svg:y1="7.351cm" svg:x2="7.786cm" svg:y2="7.613cm">
          <text:p/>
        </draw:line>
        <draw:line draw:style-name="gr8" draw:text-style-name="P2" draw:layer="layout" svg:x1="7.811cm" svg:y1="7.595cm" svg:x2="7.782cm" svg:y2="7.613cm">
          <text:p/>
        </draw:line>
        <draw:line draw:style-name="gr8" draw:text-style-name="P2" draw:layer="layout" svg:x1="7.782cm" svg:y1="7.612cm" svg:x2="7.782cm" svg:y2="7.665cm">
          <text:p/>
        </draw:line>
        <draw:line draw:style-name="gr8" draw:text-style-name="P2" draw:layer="layout" svg:x1="7.811cm" svg:y1="7.327cm" svg:x2="7.782cm" svg:y2="7.349cm">
          <text:p/>
        </draw:line>
        <draw:line draw:style-name="gr8" draw:text-style-name="P2" draw:layer="layout" svg:x1="7.786cm" svg:y1="7.349cm" svg:x2="7.411cm" svg:y2="7.083cm">
          <text:p/>
        </draw:line>
        <draw:line draw:style-name="gr8" draw:text-style-name="P2" draw:layer="layout" svg:x1="7.411cm" svg:y1="7.083cm" svg:x2="7.411cm" svg:y2="7.03cm">
          <text:p/>
        </draw:line>
        <draw:line draw:style-name="gr8" draw:text-style-name="P2" draw:layer="layout" svg:x1="7.441cm" svg:y1="7.013cm" svg:x2="7.411cm" svg:y2="7.035cm">
          <text:p/>
        </draw:line>
        <draw:line draw:style-name="gr8" draw:text-style-name="P2" draw:layer="layout" svg:x1="7.411cm" svg:y1="7.03cm" svg:x2="7.786cm" svg:y2="7.296cm">
          <text:p/>
        </draw:line>
        <draw:line draw:style-name="gr8" draw:text-style-name="P2" draw:layer="layout" svg:x1="7.811cm" svg:y1="7.274cm" svg:x2="7.782cm" svg:y2="7.296cm">
          <text:p/>
        </draw:line>
        <draw:line draw:style-name="gr8" draw:text-style-name="P2" draw:layer="layout" svg:x1="7.782cm" svg:y1="7.291cm" svg:x2="7.782cm" svg:y2="7.344cm">
          <text:p/>
        </draw:line>
        <draw:line draw:style-name="gr8" draw:text-style-name="P2" draw:layer="layout" svg:x1="7.411cm" svg:y1="6.226cm" svg:x2="7.411cm" svg:y2="6.173cm">
          <text:p/>
        </draw:line>
        <draw:line draw:style-name="gr8" draw:text-style-name="P2" draw:layer="layout" svg:x1="7.441cm" svg:y1="6.155cm" svg:x2="7.411cm" svg:y2="6.174cm">
          <text:p/>
        </draw:line>
        <draw:line draw:style-name="gr8" draw:text-style-name="P2" draw:layer="layout" svg:x1="7.411cm" svg:y1="6.173cm" svg:x2="7.786cm" svg:y2="6.435cm">
          <text:p/>
        </draw:line>
        <draw:line draw:style-name="gr8" draw:text-style-name="P2" draw:layer="layout" svg:x1="7.811cm" svg:y1="6.417cm" svg:x2="7.782cm" svg:y2="6.435cm">
          <text:p/>
        </draw:line>
        <draw:line draw:style-name="gr8" draw:text-style-name="P2" draw:layer="layout" svg:x1="7.782cm" svg:y1="6.434cm" svg:x2="7.782cm" svg:y2="6.487cm">
          <text:p/>
        </draw:line>
        <draw:line draw:style-name="gr8" draw:text-style-name="P2" draw:layer="layout" svg:x1="7.811cm" svg:y1="6.469cm" svg:x2="7.782cm" svg:y2="6.488cm">
          <text:p/>
        </draw:line>
        <draw:line draw:style-name="gr8" draw:text-style-name="P2" draw:layer="layout" svg:x1="7.786cm" svg:y1="6.488cm" svg:x2="7.411cm" svg:y2="6.226cm">
          <text:p/>
        </draw:line>
        <draw:line draw:style-name="gr8" draw:text-style-name="P2" draw:layer="layout" svg:x1="7.411cm" svg:y1="6.332cm" svg:x2="7.411cm" svg:y2="6.279cm">
          <text:p/>
        </draw:line>
        <draw:line draw:style-name="gr8" draw:text-style-name="P2" draw:layer="layout" svg:x1="7.441cm" svg:y1="6.261cm" svg:x2="7.411cm" svg:y2="6.28cm">
          <text:p/>
        </draw:line>
        <draw:line draw:style-name="gr8" draw:text-style-name="P2" draw:layer="layout" svg:x1="7.411cm" svg:y1="6.279cm" svg:x2="7.786cm" svg:y2="6.541cm">
          <text:p/>
        </draw:line>
        <draw:line draw:style-name="gr8" draw:text-style-name="P2" draw:layer="layout" svg:x1="7.811cm" svg:y1="6.522cm" svg:x2="7.782cm" svg:y2="6.541cm">
          <text:p/>
        </draw:line>
        <draw:line draw:style-name="gr8" draw:text-style-name="P2" draw:layer="layout" svg:x1="7.782cm" svg:y1="6.54cm" svg:x2="7.782cm" svg:y2="6.593cm">
          <text:p/>
        </draw:line>
        <draw:line draw:style-name="gr8" draw:text-style-name="P2" draw:layer="layout" svg:x1="7.811cm" svg:y1="6.575cm" svg:x2="7.782cm" svg:y2="6.594cm">
          <text:p/>
        </draw:line>
        <draw:line draw:style-name="gr8" draw:text-style-name="P2" draw:layer="layout" svg:x1="7.786cm" svg:y1="6.594cm" svg:x2="7.411cm" svg:y2="6.332cm">
          <text:p/>
        </draw:line>
        <draw:line draw:style-name="gr8" draw:text-style-name="P2" draw:layer="layout" svg:x1="7.811cm" svg:y1="7.754cm" svg:x2="7.782cm" svg:y2="7.776cm">
          <text:p/>
        </draw:line>
        <draw:line draw:style-name="gr8" draw:text-style-name="P2" draw:layer="layout" svg:x1="7.786cm" svg:y1="7.776cm" svg:x2="7.411cm" svg:y2="7.51cm">
          <text:p/>
        </draw:line>
        <draw:line draw:style-name="gr8" draw:text-style-name="P2" draw:layer="layout" svg:x1="7.411cm" svg:y1="7.51cm" svg:x2="7.411cm" svg:y2="7.457cm">
          <text:p/>
        </draw:line>
        <draw:line draw:style-name="gr8" draw:text-style-name="P2" draw:layer="layout" svg:x1="7.441cm" svg:y1="7.44cm" svg:x2="7.411cm" svg:y2="7.458cm">
          <text:p/>
        </draw:line>
        <draw:line draw:style-name="gr8" draw:text-style-name="P2" draw:layer="layout" svg:x1="7.411cm" svg:y1="7.457cm" svg:x2="7.786cm" svg:y2="7.719cm">
          <text:p/>
        </draw:line>
        <draw:line draw:style-name="gr8" draw:text-style-name="P2" draw:layer="layout" svg:x1="7.811cm" svg:y1="7.701cm" svg:x2="7.782cm" svg:y2="7.719cm">
          <text:p/>
        </draw:line>
        <draw:line draw:style-name="gr8" draw:text-style-name="P2" draw:layer="layout" svg:x1="7.782cm" svg:y1="7.718cm" svg:x2="7.782cm" svg:y2="7.771cm">
          <text:p/>
        </draw:line>
        <draw:line draw:style-name="gr8" draw:text-style-name="P2" draw:layer="layout" svg:x1="7.441cm" svg:y1="6.046cm" svg:x2="7.411cm" svg:y2="6.068cm">
          <text:p/>
        </draw:line>
        <draw:line draw:style-name="gr8" draw:text-style-name="P2" draw:layer="layout" svg:x1="7.411cm" svg:y1="6.067cm" svg:x2="7.411cm" svg:y2="6.12cm">
          <text:p/>
        </draw:line>
        <draw:line draw:style-name="gr8" draw:text-style-name="P2" draw:layer="layout" svg:x1="7.811cm" svg:y1="6.307cm" svg:x2="7.782cm" svg:y2="6.329cm">
          <text:p/>
        </draw:line>
        <draw:line draw:style-name="gr8" draw:text-style-name="P2" draw:layer="layout" svg:x1="7.786cm" svg:y1="6.329cm" svg:x2="7.411cm" svg:y2="6.067cm">
          <text:p/>
        </draw:line>
        <draw:line draw:style-name="gr8" draw:text-style-name="P2" draw:layer="layout" svg:x1="7.811cm" svg:y1="6.36cm" svg:x2="7.782cm" svg:y2="6.382cm">
          <text:p/>
        </draw:line>
        <draw:line draw:style-name="gr8" draw:text-style-name="P2" draw:layer="layout" svg:x1="7.782cm" svg:y1="6.381cm" svg:x2="7.782cm" svg:y2="6.328cm">
          <text:p/>
        </draw:line>
        <draw:line draw:style-name="gr8" draw:text-style-name="P2" draw:layer="layout" svg:x1="7.411cm" svg:y1="6.12cm" svg:x2="7.786cm" svg:y2="6.382cm">
          <text:p/>
        </draw:line>
        <draw:line draw:style-name="gr8" draw:text-style-name="P2" draw:layer="layout" svg:x1="7.786cm" svg:y1="7.415cm" svg:x2="7.757cm" svg:y2="7.437cm">
          <text:p/>
        </draw:line>
        <draw:line draw:style-name="gr8" draw:text-style-name="P2" draw:layer="layout" svg:x1="7.758cm" svg:y1="7.437cm" svg:x2="7.44cm" svg:y2="7.21cm">
          <text:p/>
        </draw:line>
        <draw:line draw:style-name="gr8" draw:text-style-name="P2" draw:layer="layout" svg:x1="7.44cm" svg:y1="7.21cm" svg:x2="7.44cm" svg:y2="7.157cm">
          <text:p/>
        </draw:line>
        <draw:line draw:style-name="gr8" draw:text-style-name="P2" draw:layer="layout" svg:x1="7.469cm" svg:y1="7.14cm" svg:x2="7.44cm" svg:y2="7.158cm">
          <text:p/>
        </draw:line>
        <draw:line draw:style-name="gr8" draw:text-style-name="P2" draw:layer="layout" svg:x1="7.44cm" svg:y1="7.157cm" svg:x2="7.758cm" svg:y2="7.384cm">
          <text:p/>
        </draw:line>
        <draw:line draw:style-name="gr8" draw:text-style-name="P2" draw:layer="layout" svg:x1="7.786cm" svg:y1="7.362cm" svg:x2="7.757cm" svg:y2="7.384cm">
          <text:p/>
        </draw:line>
        <draw:line draw:style-name="gr8" draw:text-style-name="P2" draw:layer="layout" svg:x1="7.757cm" svg:y1="7.38cm" svg:x2="7.757cm" svg:y2="7.433cm">
          <text:p/>
        </draw:line>
        <draw:path draw:style-name="gr8" draw:text-style-name="P2" draw:layer="layout" svg:width="0.029cm" svg:height="0.006cm" svg:x="7.845cm" svg:y="7.357cm" svg:viewBox="0 0 30 7" svg:d="M30 2c-11-4-23 0-30 5">
          <text:p/>
        </draw:path>
        <draw:path draw:style-name="gr8" draw:text-style-name="P2" draw:layer="layout" svg:width="0.144cm" svg:height="0.192cm" svg:x="7.832cm" svg:y="7.362cm" svg:viewBox="0 0 145 193" svg:d="M13 0c-24 21-14 75 21 128 36 49 86 78 111 60">
          <text:p/>
        </draw:path>
        <draw:path draw:style-name="gr8" draw:text-style-name="P2" draw:layer="layout" svg:width="0.014cm" svg:height="0.025cm" svg:x="7.976cm" svg:y="7.524cm" svg:viewBox="0 0 15 26" svg:d="M0 26c7-8 10-15 15-26">
          <text:p/>
        </draw:path>
        <draw:path draw:style-name="gr8" draw:text-style-name="P2" draw:layer="layout" svg:width="0.025cm" svg:height="0.007cm" svg:x="7.316cm" svg:y="6.985cm" svg:viewBox="0 0 26 8" svg:d="M26 0c-7 0-19 0-26 8">
          <text:p/>
        </draw:path>
        <draw:path draw:style-name="gr8" draw:text-style-name="P2" draw:layer="layout" svg:width="0.137cm" svg:height="0.189cm" svg:x="7.303cm" svg:y="6.992cm" svg:viewBox="0 0 138 190" svg:d="M13 0c-21 17-18 67 14 117 32 49 81 81 111 71">
          <text:p/>
        </draw:path>
        <draw:line draw:style-name="gr8" draw:text-style-name="P2" draw:layer="layout" svg:x1="9.116cm" svg:y1="4.963cm" svg:x2="8.879cm" svg:y2="5.13cm">
          <text:p/>
        </draw:line>
        <draw:path draw:style-name="gr8" draw:text-style-name="P2" draw:layer="layout" svg:width="0.077cm" svg:height="0.018cm" svg:x="9.292cm" svg:y="5.023cm" svg:viewBox="0 0 78 19" svg:d="M78 4c-32-8-57-5-78 15">
          <text:p/>
        </draw:path>
        <draw:path draw:style-name="gr8" draw:text-style-name="P2" draw:layer="layout" svg:width="0.378cm" svg:height="0.537cm" svg:x="9.249cm" svg:y="5.041cm" svg:viewBox="0 0 379 538" svg:d="M43 0c-68 46-53 184 31 322 85 137 216 229 305 215">
          <text:p/>
        </draw:path>
        <draw:path draw:style-name="gr8" draw:text-style-name="P2" draw:layer="layout" svg:width="0.347cm" svg:height="3.281cm" svg:x="9.439cm" svg:y="5.065cm" svg:viewBox="0 0 348 3282" svg:d="M337 0c-453 1366-449 2551 11 3282">
          <text:p/>
        </draw:path>
        <draw:line draw:style-name="gr8" draw:text-style-name="P2" draw:layer="layout" svg:x1="9.771cm" svg:y1="5.066cm" svg:x2="9.783cm" svg:y2="5.058cm">
          <text:p/>
        </draw:line>
        <draw:line draw:style-name="gr8" draw:text-style-name="P2" draw:layer="layout" svg:x1="8.988cm" svg:y1="6.823cm" svg:x2="9.462cm" svg:y2="6.491cm">
          <text:p/>
        </draw:line>
        <draw:line draw:style-name="gr8" draw:text-style-name="P2" draw:layer="layout" svg:x1="8.988cm" svg:y1="5.74cm" svg:x2="9.197cm" svg:y2="5.595cm">
          <text:p/>
        </draw:line>
        <draw:path draw:style-name="gr8" draw:text-style-name="P2" draw:layer="layout" svg:width="0.03cm" svg:height="0.144cm" svg:x="9.364cm" svg:y="5.916cm" svg:viewBox="0 0 31 145" svg:d="M17 0c-26 68-22 124 14 145">
          <text:p/>
        </draw:path>
        <draw:path draw:style-name="gr8" draw:text-style-name="P2" draw:layer="layout" svg:width="0.134cm" svg:height="0.045cm" svg:x="9.394cm" svg:y="6.025cm" svg:viewBox="0 0 135 46" svg:d="M0 36c28 21 82 7 135-36">
          <text:p/>
        </draw:path>
        <draw:path draw:style-name="gr8" draw:text-style-name="P2" draw:layer="layout" svg:width="0.01cm" svg:height="0.018cm" svg:x="9.38cm" svg:y="5.898cm" svg:viewBox="0 0 11 19" svg:d="M11 0c-3 3-8 12-11 19">
          <text:p/>
        </draw:path>
        <draw:path draw:style-name="gr8" draw:text-style-name="P2" draw:layer="layout" svg:width="0.088cm" svg:height="0.124cm" svg:x="9.387cm" svg:y="5.774cm" svg:viewBox="0 0 89 125" svg:d="M89 0c-36 36-68 79-89 125">
          <text:p/>
        </draw:path>
        <draw:line draw:style-name="gr8" draw:text-style-name="P2" draw:layer="layout" svg:x1="10.573cm" svg:y1="4.272cm" svg:x2="9.616cm" svg:y2="4.943cm">
          <text:p/>
        </draw:line>
        <draw:line draw:style-name="gr8" draw:text-style-name="P2" draw:layer="layout" svg:x1="11.053cm" svg:y1="4.615cm" svg:x2="10.735cm" svg:y2="4.388cm">
          <text:p/>
        </draw:line>
        <draw:line draw:style-name="gr8" draw:text-style-name="P2" draw:layer="layout" svg:x1="11.053cm" svg:y1="4.61cm" svg:x2="10.089cm" svg:y2="5.292cm">
          <text:p/>
        </draw:line>
        <draw:line draw:style-name="gr8" draw:text-style-name="P2" draw:layer="layout" svg:x1="10.09cm" svg:y1="5.292cm" svg:x2="9.771cm" svg:y2="5.065cm">
          <text:p/>
        </draw:line>
        <draw:line draw:style-name="gr8" draw:text-style-name="P2" draw:layer="layout" svg:x1="9.253cm" svg:y1="4.918cm" svg:x2="10.206cm" svg:y2="4.247cm">
          <text:p/>
        </draw:line>
        <draw:path draw:style-name="gr8" draw:text-style-name="P2" draw:layer="layout" svg:width="0.307cm" svg:height="0.392cm" svg:x="9.253cm" svg:y="7.443cm" svg:viewBox="0 0 308 393" svg:d="M0 0c10 74 53 162 110 241 60 74 131 131 198 152">
          <text:p/>
        </draw:path>
        <draw:path draw:style-name="gr8" draw:text-style-name="P2" draw:layer="layout" svg:width="0.009cm" svg:height="0.095cm" svg:x="9.251cm" svg:y="7.348cm" svg:viewBox="0 0 10 96" svg:d="M10 0c-12 26-12 57-8 96">
          <text:p/>
        </draw:path>
        <draw:path draw:style-name="gr8" draw:text-style-name="P2" draw:layer="layout" svg:width="0.077cm" svg:height="0.019cm" svg:x="9.292cm" svg:y="7.287cm" svg:viewBox="0 0 78 20" svg:d="M78 1c-32-4-57 0-78 19">
          <text:p/>
        </draw:path>
        <draw:path draw:style-name="gr8" draw:text-style-name="P2" draw:layer="layout" svg:width="0.032cm" svg:height="0.046cm" svg:x="9.26cm" svg:y="7.302cm" svg:viewBox="0 0 33 47" svg:d="M33 0c-15 12-26 26-33 47">
          <text:p/>
        </draw:path>
        <draw:path draw:style-name="gr8" draw:text-style-name="P2" draw:layer="layout" svg:width="0.183cm" svg:height="0.656cm" svg:x="9.906cm" svg:y="5.288cm" svg:viewBox="0 0 184 657" svg:d="M184 0c-71 222-135 445-184 657">
          <text:p/>
        </draw:path>
        <draw:path draw:style-name="gr8" draw:text-style-name="P2" draw:layer="layout" svg:width="0.151cm" svg:height="2.212cm" svg:x="9.758cm" svg:y="5.944cm" svg:viewBox="0 0 152 2213" svg:d="M152 0c-203 864-203 1626 0 2213">
          <text:p/>
        </draw:path>
        <draw:path draw:style-name="gr8" draw:text-style-name="P2" draw:layer="layout" svg:width="0.084cm" svg:height="0.211cm" svg:x="9.906cm" svg:y="8.156cm" svg:viewBox="0 0 85 212" svg:d="M0 0c24 74 57 141 85 212">
          <text:p/>
        </draw:path>
        <draw:path draw:style-name="gr8" draw:text-style-name="P2" draw:layer="layout" svg:width="0.135cm" svg:height="2.202cm" svg:x="11.218cm" svg:y="5.037cm" svg:viewBox="0 0 136 2203" svg:d="M0 2203c181-847 181-1602 0-2203">
          <text:p/>
        </draw:path>
        <draw:path draw:style-name="gr8" draw:text-style-name="P2" draw:layer="layout" svg:width="0.169cm" svg:height="0.427cm" svg:x="11.052cm" svg:y="4.61cm" svg:viewBox="0 0 170 428" svg:d="M170 428c-45-153-102-297-170-428">
          <text:p/>
        </draw:path>
        <draw:path draw:style-name="gr8" draw:text-style-name="P2" draw:layer="layout" svg:width="0.051cm" svg:height="0.194cm" svg:x="10.355cm" svg:y="7.828cm" svg:viewBox="0 0 52 195" svg:d="M9 0c-21 89-3 159 43 195">
          <text:p/>
        </draw:path>
        <draw:path draw:style-name="gr8" draw:text-style-name="P2" draw:layer="layout" svg:width="0.056cm" svg:height="0.021cm" svg:x="10.403cm" svg:y="8.018cm" svg:viewBox="0 0 57 22" svg:d="M0 0c18 11 35 19 57 22">
          <text:p/>
        </draw:path>
        <draw:path draw:style-name="gr8" draw:text-style-name="P2" draw:layer="layout" svg:width="0.042cm" svg:height="0.064cm" svg:x="10.837cm" svg:y="7.404cm" svg:viewBox="0 0 43 65" svg:d="M43 65c-10-29-26-51-43-65">
          <text:p/>
        </draw:path>
        <draw:path draw:style-name="gr8" draw:text-style-name="P2" draw:layer="layout" svg:width="0.473cm" svg:height="0.442cm" svg:x="10.364cm" svg:y="7.386cm" svg:viewBox="0 0 474 443" svg:d="M474 18c-60-42-162-10-266 81-102 89-183 226-208 344">
          <text:p/>
        </draw:path>
        <draw:path draw:style-name="gr8" draw:text-style-name="P2" draw:layer="layout" svg:width="0.01cm" svg:height="0.064cm" svg:x="10.876cm" svg:y="7.464cm" svg:viewBox="0 0 11 65" svg:d="M11 65c0-25-4-43-11-65">
          <text:p/>
        </draw:path>
        <draw:path draw:style-name="gr8" draw:text-style-name="P2" draw:layer="layout" svg:width="0.102cm" svg:height="0.286cm" svg:x="10.784cm" svg:y="7.524cm" svg:viewBox="0 0 103 287" svg:d="M0 287c63-99 103-201 103-287">
          <text:p/>
        </draw:path>
        <draw:path draw:style-name="gr8" draw:text-style-name="P2" draw:layer="layout" svg:width="0.074cm" svg:height="0.313cm" svg:x="11.147cm" svg:y="7.239cm" svg:viewBox="0 0 75 314" svg:d="M0 314c29-105 53-212 75-314">
          <text:p/>
        </draw:path>
        <draw:path draw:style-name="gr8" draw:text-style-name="P2" draw:layer="layout" svg:width="0.209cm" svg:height="0.161cm" svg:x="10.72cm" svg:y="6.299cm" svg:viewBox="0 0 210 162" svg:d="M210 162c0-132-86-193-210-146">
          <text:p/>
        </draw:path>
        <draw:path draw:style-name="gr8" draw:text-style-name="P2" draw:layer="layout" svg:width="0.402cm" svg:height="0.575cm" svg:x="10.318cm" svg:y="6.314cm" svg:viewBox="0 0 403 576" svg:d="M403 0c-92 32-195 120-276 233-81 117-127 241-127 343">
          <text:p/>
        </draw:path>
        <draw:path draw:style-name="gr8" draw:text-style-name="P2" draw:layer="layout" svg:width="0.611cm" svg:height="0.588cm" svg:x="10.318cm" svg:y="6.459cm" svg:viewBox="0 0 612 589" svg:d="M0 431c0 166 134 208 304 92 170-120 308-354 308-523">
          <text:p/>
        </draw:path>
        <draw:path draw:style-name="gr8" draw:text-style-name="P2" draw:layer="layout" svg:width="0.049cm" svg:height="0.12cm" svg:x="10.837cm" svg:y="5.143cm" svg:viewBox="0 0 50 121" svg:d="M50 121c0-56-17-100-50-121">
          <text:p/>
        </draw:path>
        <draw:path draw:style-name="gr8" draw:text-style-name="P2" draw:layer="layout" svg:width="0.483cm" svg:height="0.633cm" svg:x="10.354cm" svg:y="5.124cm" svg:viewBox="0 0 484 634" svg:d="M484 19c-85-60-251 28-371 198-121 170-149 357-63 417">
          <text:p/>
        </draw:path>
        <draw:path draw:style-name="gr8" draw:text-style-name="P2" draw:layer="layout" svg:width="0.483cm" svg:height="0.512cm" svg:x="10.403cm" svg:y="5.263cm" svg:viewBox="0 0 484 513" svg:d="M0 495c67 46 187 0 300-113 109-109 184-265 184-382">
          <text:p/>
        </draw:path>
        <draw:path draw:style-name="gr8" draw:text-style-name="P2" draw:layer="layout" svg:width="0.003cm" svg:height="0.021cm" svg:x="10.724cm" svg:y="7.394cm" svg:viewBox="0 0 4 22" svg:d="M4 22c0-7 0-15-4-22">
          <text:p/>
        </draw:path>
        <draw:path draw:style-name="gr8" draw:text-style-name="P2" draw:layer="layout" svg:width="0.37cm" svg:height="0.504cm" svg:x="10.357cm" svg:y="7.415cm" svg:viewBox="0 0 371 505" svg:d="M0 505c81-21 176-95 252-198 74-102 119-219 119-307">
          <text:p/>
        </draw:path>
        <draw:path draw:style-name="gr8" draw:text-style-name="P2" draw:layer="layout" svg:width="0.028cm" svg:height="0.064cm" svg:x="10.583cm" svg:y="6.395cm" svg:viewBox="0 0 29 65" svg:d="M29 65c0-29-11-54-29-65">
          <text:p/>
        </draw:path>
        <draw:path draw:style-name="gr8" draw:text-style-name="P2" draw:layer="layout" svg:width="0.265cm" svg:height="0.282cm" svg:x="10.346cm" svg:y="6.459cm" svg:viewBox="0 0 266 283" svg:d="M0 276c39 21 107-7 164-67 63-61 102-149 102-209">
          <text:p/>
        </draw:path>
        <draw:path draw:style-name="gr8" draw:text-style-name="P2" draw:layer="layout" svg:width="0.003cm" svg:height="0.021cm" svg:x="10.724cm" svg:y="5.129cm" svg:viewBox="0 0 4 22" svg:d="M4 22c0-7 0-14-4-22">
          <text:p/>
        </draw:path>
        <draw:path draw:style-name="gr8" draw:text-style-name="P2" draw:layer="layout" svg:width="0.37cm" svg:height="0.505cm" svg:x="10.357cm" svg:y="5.15cm" svg:viewBox="0 0 371 506" svg:d="M0 506c81-22 176-96 252-198 74-102 119-220 119-308">
          <text:p/>
        </draw:path>
        <draw:path draw:style-name="gr8" draw:text-style-name="P2" draw:layer="layout" svg:width="0.007cm" svg:height="0.042cm" svg:x="10.629cm" svg:y="7.44cm" svg:viewBox="0 0 8 43" svg:d="M8 43c0-18-4-29-8-43">
          <text:p/>
        </draw:path>
        <draw:path draw:style-name="gr8" draw:text-style-name="P2" draw:layer="layout" svg:width="0.268cm" svg:height="0.336cm" svg:x="10.368cm" svg:y="7.478cm" svg:viewBox="0 0 269 337" svg:d="M0 337c53-4 120-50 176-117 57-70 93-155 93-220">
          <text:p/>
        </draw:path>
        <draw:path draw:style-name="gr8" draw:text-style-name="P2" draw:layer="layout" svg:width="0.092cm" svg:height="0.13cm" svg:x="10.424cm" svg:y="7.542cm" svg:viewBox="0 0 93 131" svg:d="M0 131c39-35 74-85 93-131">
          <text:p/>
        </draw:path>
        <draw:path draw:style-name="gr8" draw:text-style-name="P2" draw:layer="layout" svg:width="0.092cm" svg:height="0.131cm" svg:x="10.424cm" svg:y="5.277cm" svg:viewBox="0 0 93 132" svg:d="M0 132c39-33 74-83 93-132">
          <text:p/>
        </draw:path>
        <draw:path draw:style-name="gr8" draw:text-style-name="P2" draw:layer="layout" svg:width="0.007cm" svg:height="0.042cm" svg:x="10.629cm" svg:y="5.175cm" svg:viewBox="0 0 8 43" svg:d="M8 43c0-14-4-28-8-43">
          <text:p/>
        </draw:path>
        <draw:path draw:style-name="gr8" draw:text-style-name="P2" draw:layer="layout" svg:width="0.268cm" svg:height="0.332cm" svg:x="10.368cm" svg:y="5.217cm" svg:viewBox="0 0 269 333" svg:d="M0 333c53-4 120-46 176-121 57-67 93-152 93-212">
          <text:p/>
        </draw:path>
        <draw:path draw:style-name="gr8" draw:text-style-name="P2" draw:layer="layout" svg:width="0.021cm" svg:height="0.039cm" svg:x="5.916cm" svg:y="4.49cm" svg:viewBox="0 0 22 40" svg:d="M22 40c-15-10-22-25-22-40">
          <text:p/>
        </draw:path>
        <draw:path draw:style-name="gr8" draw:text-style-name="P2" draw:layer="layout" svg:width="0.021cm" svg:height="0.038cm" svg:x="5.916cm" svg:y="4.452cm" svg:viewBox="0 0 22 39" svg:d="M0 39c0-14 7-29 22-39">
          <text:p/>
        </draw:path>
        <draw:line draw:style-name="gr8" draw:text-style-name="P2" draw:layer="layout" svg:x1="5.937cm" svg:y1="4.456cm" svg:x2="5.966cm" svg:y2="4.434cm">
          <text:p/>
        </draw:line>
        <draw:path draw:style-name="gr8" draw:text-style-name="P2" draw:layer="layout" svg:width="0.11cm" svg:height="0.016cm" svg:x="5.961cm" svg:y="4.418cm" svg:viewBox="0 0 111 17" svg:d="M0 17c32-23 78-23 111 0">
          <text:p/>
        </draw:path>
        <draw:line draw:style-name="gr8" draw:text-style-name="P2" draw:layer="layout" svg:x1="6.067cm" svg:y1="4.434cm" svg:x2="6.067cm" svg:y2="4.621cm">
          <text:p/>
        </draw:line>
        <draw:path draw:style-name="gr8" draw:text-style-name="P2" draw:layer="layout" svg:width="0.639cm" svg:height="0.074cm" svg:x="6.748cm" svg:y="4.332cm" svg:viewBox="0 0 640 75" svg:d="M0 10c215-24 438-3 640 65">
          <text:p/>
        </draw:path>
        <draw:path draw:style-name="gr8" draw:text-style-name="P2" draw:layer="layout" svg:width="0.624cm" svg:height="0.089cm" svg:x="6.124cm" svg:y="4.286cm" svg:viewBox="0 0 625 90" svg:d="M625 56c-209 61-445 40-625-56">
          <text:p/>
        </draw:path>
        <draw:path draw:style-name="gr8" draw:text-style-name="P2" draw:layer="layout" svg:width="0.261cm" svg:height="0.296cm" svg:x="5.863cm" svg:y="3.993cm" svg:viewBox="0 0 262 297" svg:d="M262 297c-138-70-233-176-262-297">
          <text:p/>
        </draw:path>
        <draw:path draw:style-name="gr8" draw:text-style-name="P2" draw:layer="layout" svg:width="0.01cm" svg:height="0.074cm" svg:x="5.856cm" svg:y="3.919cm" svg:viewBox="0 0 11 75" svg:d="M11 75c-8-25-11-50-11-75">
          <text:p/>
        </draw:path>
        <draw:path draw:style-name="gr8" draw:text-style-name="P2" draw:layer="layout" svg:width="0cm" svg:height="0.024cm" svg:x="5.856cm" svg:y="3.894cm" svg:viewBox="0 0 0 25" svg:d="M0 25c0-7 0-18 0-25">
          <text:p/>
        </draw:path>
        <draw:path draw:style-name="gr8" draw:text-style-name="P2" draw:layer="layout" svg:width="0.138cm" svg:height="0.009cm" svg:x="5.171cm" svg:y="4.376cm" svg:viewBox="0 0 139 10" svg:d="M0 1c46-3 92 0 139 9">
          <text:p/>
        </draw:path>
        <draw:path draw:style-name="gr8" draw:text-style-name="P2" draw:layer="layout" svg:width="0.423cm" svg:height="0.187cm" svg:x="5.309cm" svg:y="4.381cm" svg:viewBox="0 0 424 188" svg:d="M0 0c169 21 321 88 424 188">
          <text:p/>
        </draw:path>
        <draw:path draw:style-name="gr8" draw:text-style-name="P2" draw:layer="layout" svg:width="0.123cm" svg:height="0.269cm" svg:x="5.729cm" svg:y="4.564cm" svg:viewBox="0 0 124 270" svg:d="M0 0c81 78 124 174 124 270">
          <text:p/>
        </draw:path>
        <draw:path draw:style-name="gr8" draw:text-style-name="P2" draw:layer="layout" svg:width="0.049cm" svg:height="0.172cm" svg:x="5.803cm" svg:y="4.833cm" svg:viewBox="0 0 50 173" svg:d="M50 0c0 60-14 117-50 173">
          <text:p/>
        </draw:path>
        <draw:path draw:style-name="gr8" draw:text-style-name="P2" draw:layer="layout" svg:width="1.256cm" svg:height="0.793cm" svg:x="5.792cm" svg:y="5.122cm" svg:viewBox="0 0 1257 794" svg:d="M1257 788c-322 28-640-43-879-194-240-152-378-364-378-594">
          <text:p/>
        </draw:path>
        <draw:path draw:style-name="gr8" draw:text-style-name="P2" draw:layer="layout" svg:width="0.014cm" svg:height="0.117cm" svg:x="5.792cm" svg:y="5.005cm" svg:viewBox="0 0 15 118" svg:d="M0 118c0-39 4-79 15-118">
          <text:p/>
        </draw:path>
        <draw:line draw:style-name="gr8" draw:text-style-name="P2" draw:layer="layout" svg:x1="6.067cm" svg:y1="4.434cm" svg:x2="6.601cm" svg:y2="4.809cm">
          <text:p/>
        </draw:line>
        <draw:path draw:style-name="gr8" draw:text-style-name="P2" draw:layer="layout" svg:width="0.099cm" svg:height="0.222cm" svg:x="6.367cm" svg:y="4.9cm" svg:viewBox="0 0 100 223" svg:d="M100 0c-65 67-100 145-100 223">
          <text:p/>
        </draw:path>
        <draw:path draw:style-name="gr8" draw:text-style-name="P2" draw:layer="layout" svg:width="1.097cm" svg:height="0.388cm" svg:x="6.367cm" svg:y="5.122cm" svg:viewBox="0 0 1098 389" svg:d="M0 0c0 216 247 389 547 389 308 0 551-173 551-389">
          <text:p/>
        </draw:path>
        <draw:path draw:style-name="gr8" draw:text-style-name="P2" draw:layer="layout" svg:width="0.864cm" svg:height="0.388cm" svg:x="6.6cm" svg:y="4.738cm" svg:viewBox="0 0 865 389" svg:d="M865 389c0-144-113-275-297-346-180-64-402-57-568 28">
          <text:p/>
        </draw:path>
        <draw:line draw:style-name="gr8" draw:text-style-name="P2" draw:layer="layout" svg:x1="5.937cm" svg:y1="4.526cm" svg:x2="6.467cm" svg:y2="4.904cm">
          <text:p/>
        </draw:line>
        <draw:line draw:style-name="gr8" draw:text-style-name="P2" draw:layer="layout" svg:x1="6.466cm" svg:y1="4.9cm" svg:x2="6.466cm" svg:y2="5.009cm">
          <text:p/>
        </draw:line>
        <draw:path draw:style-name="gr8" draw:text-style-name="P2" draw:layer="layout" svg:width="0.092cm" svg:height="0.169cm" svg:x="6.374cm" svg:y="5.009cm" svg:viewBox="0 0 93 170" svg:d="M93 0c-49 49-82 106-93 170">
          <text:p/>
        </draw:path>
        <draw:path draw:style-name="gr8" draw:text-style-name="P2" draw:layer="layout" svg:width="0.466cm" svg:height="0.331cm" svg:x="6.995cm" svg:y="4.847cm" svg:viewBox="0 0 467 332" svg:d="M467 332c-36-174-226-308-467-332">
          <text:p/>
        </draw:path>
        <draw:path draw:style-name="gr8" draw:text-style-name="P2" draw:layer="layout" svg:width="0.155cm" svg:height="0.005cm" svg:x="6.84cm" svg:y="4.845cm" svg:viewBox="0 0 156 6" svg:d="M156 6c-53-8-107-8-156 0">
          <text:p/>
        </draw:path>
        <draw:path draw:style-name="gr8" draw:text-style-name="P2" draw:layer="layout" svg:width="0.24cm" svg:height="0.067cm" svg:x="6.6cm" svg:y="4.847cm" svg:viewBox="0 0 241 68" svg:d="M241 0c-89 10-170 32-241 68">
          <text:p/>
        </draw:path>
        <draw:line draw:style-name="gr8" draw:text-style-name="P2" draw:layer="layout" svg:x1="6.6cm" svg:y1="4.808cm" svg:x2="6.6cm" svg:y2="4.914cm">
          <text:p/>
        </draw:line>
        <draw:path draw:style-name="gr8" draw:text-style-name="P2" draw:layer="layout" svg:width="0.159cm" svg:height="0.005cm" svg:x="6.836cm" svg:y="4.845cm" svg:viewBox="0 0 160 6" svg:d="M160 6c-53-8-106-8-160 0">
          <text:p/>
        </draw:path>
        <draw:path draw:style-name="gr8" draw:text-style-name="P2" draw:layer="layout" svg:width="0.028cm" svg:height="0.007cm" svg:x="6.572cm" svg:y="4.914cm" svg:viewBox="0 0 29 8" svg:d="M29 0c-8 3-19 8-29 8">
          <text:p/>
        </draw:path>
        <draw:line draw:style-name="gr8" draw:text-style-name="P2" draw:layer="layout" svg:x1="6.505cm" svg:y1="5.376cm" svg:x2="6.505cm" svg:y2="4.871cm">
          <text:p/>
        </draw:line>
        <draw:line draw:style-name="gr8" draw:text-style-name="P2" draw:layer="layout" svg:x1="6.505cm" svg:y1="4.871cm" svg:x2="6.576cm" svg:y2="4.922cm">
          <text:p/>
        </draw:line>
        <draw:path draw:style-name="gr8" draw:text-style-name="P2" draw:layer="layout" svg:width="0.004cm" svg:height="0.099cm" svg:x="5.792cm" svg:y="6.155cm" svg:viewBox="0 0 5 100" svg:d="M0 0c0 11 0 29 5 43 0 10 0 21 0 33 0 7 0 14 0 24">
          <text:p/>
        </draw:path>
        <draw:path draw:style-name="gr8" draw:text-style-name="P2" draw:layer="layout" svg:width="0cm" svg:height="0.09cm" svg:x="5.792cm" svg:y="6.064cm" svg:viewBox="0 0 0 91" svg:d="M0 0c0 28 0 60 0 91">
          <text:p/>
        </draw:path>
        <draw:path draw:style-name="gr8" draw:text-style-name="P2" draw:layer="layout" svg:width="0.004cm" svg:height="0.024cm" svg:x="5.792cm" svg:y="6.29cm" svg:viewBox="0 0 5 25" svg:d="M5 0c-5 11-5 22-5 25">
          <text:p/>
        </draw:path>
        <draw:polyline draw:style-name="gr8" draw:text-style-name="P2" draw:layer="layout" svg:width="0cm" svg:height="0cm" svg:x="5.792cm" svg:y="6.314cm" svg:viewBox="0 0 0 0" draw:points="0,0">
          <text:p/>
        </draw:polyline>
        <draw:path draw:style-name="gr8" draw:text-style-name="P2" draw:layer="layout" svg:width="0.004cm" svg:height="0.06cm" svg:x="5.792cm" svg:y="6.254cm" svg:viewBox="0 0 5 61" svg:d="M0 61c0 0 0-3 0-10 5-11 5-30 5-51">
          <text:p/>
        </draw:path>
        <draw:path draw:style-name="gr8" draw:text-style-name="P2" draw:layer="layout" svg:width="0.004cm" svg:height="0.19cm" svg:x="5.792cm" svg:y="5.263cm" svg:viewBox="0 0 5 191" svg:d="M0 0c0 32 0 60 0 92 0 35 5 71 5 99">
          <text:p/>
        </draw:path>
        <draw:path draw:style-name="gr8" draw:text-style-name="P2" draw:layer="layout" svg:width="0.021cm" svg:height="0.141cm" svg:x="5.804cm" svg:y="4.854cm" svg:viewBox="0 0 22 142" svg:d="M7 142c-8-42-8-85-4-113 4-14 11-26 19-29">
          <text:p/>
        </draw:path>
        <draw:path draw:style-name="gr8" draw:text-style-name="P2" draw:layer="layout" svg:width="0.029cm" svg:height="0.031cm" svg:x="5.82cm" svg:y="4.85cm" svg:viewBox="0 0 30 32" svg:d="M0 4c11-12 26 3 30 28">
          <text:p/>
        </draw:path>
        <draw:path draw:style-name="gr8" draw:text-style-name="P2" draw:layer="layout" svg:width="0.004cm" svg:height="0.024cm" svg:x="5.792cm" svg:y="5.489cm" svg:viewBox="0 0 5 25" svg:d="M5 0c-5 14-5 22-5 25">
          <text:p/>
        </draw:path>
        <draw:path draw:style-name="gr8" draw:text-style-name="P2" draw:layer="layout" svg:width="0cm" svg:height="0.001cm" svg:x="5.792cm" svg:y="5.513cm" svg:viewBox="0 0 0 2" svg:d="M0 0c0 0 0 4 0 0z">
          <text:p/>
        </draw:path>
        <draw:path draw:style-name="gr8" draw:text-style-name="P2" draw:layer="layout" svg:width="0.004cm" svg:height="0.064cm" svg:x="5.792cm" svg:y="5.453cm" svg:viewBox="0 0 5 65" svg:d="M0 65c0 0 5-22 5-65">
          <text:p/>
        </draw:path>
        <draw:path draw:style-name="gr8" draw:text-style-name="P2" draw:layer="layout" svg:width="0.141cm" svg:height="0.099cm" svg:x="6.212cm" svg:y="4.719cm" svg:viewBox="0 0 142 100" svg:d="M0 1c42-7 103 35 142 99">
          <text:p/>
        </draw:path>
        <draw:path draw:style-name="gr8" draw:text-style-name="P2" draw:layer="layout" svg:width="0.014cm" svg:height="0.035cm" svg:x="2.423cm" svg:y="5.143cm" svg:viewBox="0 0 15 36" svg:d="M0 36c0-18 4-29 15-36">
          <text:p/>
        </draw:path>
        <draw:path draw:style-name="gr8" draw:text-style-name="P2" draw:layer="layout" svg:width="0.145cm" svg:height="0.19cm" svg:x="2.437cm" svg:y="5.136cm" svg:viewBox="0 0 146 191" svg:d="M0 7c25-21 74 7 114 60 35 50 42 107 18 124">
          <text:p/>
        </draw:path>
        <draw:path draw:style-name="gr8" draw:text-style-name="P2" draw:layer="layout" svg:width="0.145cm" svg:height="0.154cm" svg:x="2.423cm" svg:y="5.178cm" svg:viewBox="0 0 146 155" svg:d="M146 149c-21 15-61 0-93-31-32-37-53-82-53-118">
          <text:p/>
        </draw:path>
        <draw:path draw:style-name="gr8" draw:text-style-name="P2" draw:layer="layout" svg:width="0.028cm" svg:height="0.067cm" svg:x="2.356cm" svg:y="5.065cm" svg:viewBox="0 0 29 68" svg:d="M0 68c0-32 12-57 29-68">
          <text:p/>
        </draw:path>
        <draw:path draw:style-name="gr8" draw:text-style-name="P2" draw:layer="layout" svg:width="0.267cm" svg:height="0.35cm" svg:x="2.381cm" svg:y="5.054cm" svg:viewBox="0 0 268 351" svg:d="M0 12c49-36 141 15 205 110 67 91 82 194 36 229">
          <text:p/>
        </draw:path>
        <draw:path draw:style-name="gr8" draw:text-style-name="P2" draw:layer="layout" svg:width="0.265cm" svg:height="0.285cm" svg:x="2.356cm" svg:y="5.129cm" svg:viewBox="0 0 266 286" svg:d="M266 276c-36 25-103 0-167-60-60-63-99-149-99-216">
          <text:p/>
        </draw:path>
        <draw:path draw:style-name="gr8" draw:text-style-name="P2" draw:layer="layout" svg:width="0.267cm" svg:height="0.35cm" svg:x="2.409cm" svg:y="5.037cm" svg:viewBox="0 0 268 351" svg:d="M0 12c46-36 139 15 206 110 67 92 81 194 35 229">
          <text:p/>
        </draw:path>
        <draw:path draw:style-name="gr8" draw:text-style-name="P2" draw:layer="layout" svg:width="0.24cm" svg:height="0.317cm" svg:x="2.511cm" svg:y="4.988cm" svg:viewBox="0 0 241 318" svg:d="M0 10c43-31 124 14 184 99 61 85 75 178 31 209">
          <text:p/>
        </draw:path>
        <draw:path draw:style-name="gr8" draw:text-style-name="P2" draw:layer="layout" svg:width="0.017cm" svg:height="0.024cm" svg:x="2.494cm" svg:y="4.988cm" svg:viewBox="0 0 18 25" svg:d="M0 25c3-11 10-18 18-25">
          <text:p/>
        </draw:path>
        <draw:path draw:style-name="gr8" draw:text-style-name="P2" draw:layer="layout" svg:width="0.25cm" svg:height="0.331cm" svg:x="2.511cm" svg:y="4.978cm" svg:viewBox="0 0 251 332" svg:d="M0 10c46-32 132 14 195 106 60 89 74 184 32 216">
          <text:p/>
        </draw:path>
        <draw:path draw:style-name="gr8" draw:text-style-name="P2" draw:layer="layout" svg:width="0.028cm" svg:height="0.011cm" svg:x="2.709cm" svg:y="5.305cm" svg:viewBox="0 0 29 12" svg:d="M29 0c-7 7-19 12-29 12">
          <text:p/>
        </draw:path>
        <draw:path draw:style-name="gr8" draw:text-style-name="P2" draw:layer="layout" svg:width="0.253cm" svg:height="0.331cm" svg:x="2.536cm" svg:y="4.96cm" svg:viewBox="0 0 254 332" svg:d="M0 10c46-32 135 14 195 106 64 89 78 184 32 216">
          <text:p/>
        </draw:path>
        <draw:path draw:style-name="gr8" draw:text-style-name="P2" draw:layer="layout" svg:width="0.014cm" svg:height="0.039cm" svg:x="2.423cm" svg:y="6.18cm" svg:viewBox="0 0 15 40" svg:d="M0 40c0-22 4-33 15-40">
          <text:p/>
        </draw:path>
        <draw:path draw:style-name="gr8" draw:text-style-name="P2" draw:layer="layout" svg:width="0.145cm" svg:height="0.192cm" svg:x="2.437cm" svg:y="6.175cm" svg:viewBox="0 0 146 193" svg:d="M0 5c25-17 74 11 114 60 35 54 42 111 18 128">
          <text:p/>
        </draw:path>
        <draw:path draw:style-name="gr8" draw:text-style-name="P2" draw:layer="layout" svg:width="0.145cm" svg:height="0.157cm" svg:x="2.423cm" svg:y="6.215cm" svg:viewBox="0 0 146 158" svg:d="M146 153c-21 14-61 0-93-36-32-35-53-81-53-117">
          <text:p/>
        </draw:path>
        <draw:path draw:style-name="gr8" draw:text-style-name="P2" draw:layer="layout" svg:width="0.028cm" svg:height="0.07cm" svg:x="2.356cm" svg:y="6.103cm" svg:viewBox="0 0 29 71" svg:d="M0 71c0-32 12-57 29-71">
          <text:p/>
        </draw:path>
        <draw:path draw:style-name="gr8" draw:text-style-name="P2" draw:layer="layout" svg:width="0.267cm" svg:height="0.348cm" svg:x="2.381cm" svg:y="6.093cm" svg:viewBox="0 0 268 349" svg:d="M0 10c49-33 141 17 205 109 67 95 82 197 36 230">
          <text:p/>
        </draw:path>
        <draw:path draw:style-name="gr8" draw:text-style-name="P2" draw:layer="layout" svg:width="0.265cm" svg:height="0.283cm" svg:x="2.356cm" svg:y="6.17cm" svg:viewBox="0 0 266 284" svg:d="M266 272c-36 28-103 4-167-60-60-64-99-149-99-212">
          <text:p/>
        </draw:path>
        <draw:path draw:style-name="gr8" draw:text-style-name="P2" draw:layer="layout" svg:width="0.267cm" svg:height="0.349cm" svg:x="2.409cm" svg:y="6.075cm" svg:viewBox="0 0 268 350" svg:d="M0 10c46-32 139 19 206 110 67 96 81 198 35 230">
          <text:p/>
        </draw:path>
        <draw:path draw:style-name="gr8" draw:text-style-name="P2" draw:layer="layout" svg:width="0.24cm" svg:height="0.317cm" svg:x="2.511cm" svg:y="6.029cm" svg:viewBox="0 0 241 318" svg:d="M0 10c43-32 124 14 184 99 61 86 75 177 31 209">
          <text:p/>
        </draw:path>
        <draw:path draw:style-name="gr8" draw:text-style-name="P2" draw:layer="layout" svg:width="0.017cm" svg:height="0.022cm" svg:x="2.494cm" svg:y="6.028cm" svg:viewBox="0 0 18 23" svg:d="M0 23c3-11 10-19 18-23">
          <text:p/>
        </draw:path>
        <draw:path draw:style-name="gr8" draw:text-style-name="P2" draw:layer="layout" svg:width="0.25cm" svg:height="0.328cm" svg:x="2.511cm" svg:y="6.019cm" svg:viewBox="0 0 251 329" svg:d="M0 10c46-31 132 15 195 104 60 88 74 187 32 215">
          <text:p/>
        </draw:path>
        <draw:path draw:style-name="gr8" draw:text-style-name="P2" draw:layer="layout" svg:width="0.028cm" svg:height="0.011cm" svg:x="2.709cm" svg:y="6.346cm" svg:viewBox="0 0 29 12" svg:d="M29 0c-7 7-19 12-29 12">
          <text:p/>
        </draw:path>
        <draw:path draw:style-name="gr8" draw:text-style-name="P2" draw:layer="layout" svg:width="0.253cm" svg:height="0.327cm" svg:x="2.536cm" svg:y="6.001cm" svg:viewBox="0 0 254 328" svg:d="M0 10c46-32 135 14 195 103 64 88 78 184 32 215">
          <text:p/>
        </draw:path>
        <draw:path draw:style-name="gr8" draw:text-style-name="P2" draw:layer="layout" svg:width="0.01cm" svg:height="0.018cm" svg:x="6.258cm" svg:y="7.545cm" svg:viewBox="0 0 11 19" svg:d="M0 19c0-8 3-15 11-19">
          <text:p/>
        </draw:path>
        <draw:path draw:style-name="gr8" draw:text-style-name="P2" draw:layer="layout" svg:width="0.074cm" svg:height="0.095cm" svg:x="6.265cm" svg:y="7.542cm" svg:viewBox="0 0 75 96" svg:d="M0 3c14-10 42 4 56 30 19 28 26 56 12 63">
          <text:p/>
        </draw:path>
        <draw:path draw:style-name="gr8" draw:text-style-name="P2" draw:layer="layout" svg:width="0.074cm" svg:height="0.076cm" svg:x="6.258cm" svg:y="7.563cm" svg:viewBox="0 0 75 77" svg:d="M75 74c-12 8-29 0-47-17-14-18-28-39-28-57">
          <text:p/>
        </draw:path>
        <draw:path draw:style-name="gr8" draw:text-style-name="P2" draw:layer="layout" svg:width="0.146cm" svg:height="0.189cm" svg:x="6.388cm" svg:y="7.385cm" svg:viewBox="0 0 147 190" svg:d="M0 5c29-17 79 7 114 61 35 50 43 106 18 124">
          <text:p/>
        </draw:path>
        <draw:path draw:style-name="gr8" draw:text-style-name="P2" draw:layer="layout" svg:width="0.157cm" svg:height="0.208cm" svg:x="6.357cm" svg:y="7.394cm" svg:viewBox="0 0 158 209" svg:d="M0 7c29-22 82 7 124 63 35 57 47 117 18 139">
          <text:p/>
        </draw:path>
        <draw:path draw:style-name="gr8" draw:text-style-name="P2" draw:layer="layout" svg:width="0.174cm" svg:height="0.229cm" svg:x="6.258cm" svg:y="7.447cm" svg:viewBox="0 0 175 230" svg:d="M0 7c28-21 89 10 135 70 42 64 53 132 21 153">
          <text:p/>
        </draw:path>
        <draw:path draw:style-name="gr8" draw:text-style-name="P2" draw:layer="layout" svg:width="0.022cm" svg:height="0.046cm" svg:x="6.201cm" svg:y="7.478cm" svg:viewBox="0 0 23 47" svg:d="M0 47c0-21 8-36 23-47">
          <text:p/>
        </draw:path>
        <draw:path draw:style-name="gr8" draw:text-style-name="P2" draw:layer="layout" svg:width="0.177cm" svg:height="0.232cm" svg:x="6.219cm" svg:y="7.472cm" svg:viewBox="0 0 178 233" svg:d="M0 6c32-21 93 11 139 72 42 63 52 130 21 155">
          <text:p/>
        </draw:path>
        <draw:path draw:style-name="gr8" draw:text-style-name="P2" draw:layer="layout" svg:width="0.177cm" svg:height="0.185cm" svg:x="6.201cm" svg:y="7.524cm" svg:viewBox="0 0 178 186" svg:d="M178 181c-25 14-67 0-110-43-39-42-68-99-68-138">
          <text:p/>
        </draw:path>
        <draw:path draw:style-name="gr8" draw:text-style-name="P2" draw:layer="layout" svg:width="0.01cm" svg:height="0.018cm" svg:x="5.729cm" svg:y="7.171cm" svg:viewBox="0 0 11 19" svg:d="M0 19c0-8 3-15 11-19">
          <text:p/>
        </draw:path>
        <draw:path draw:style-name="gr8" draw:text-style-name="P2" draw:layer="layout" svg:width="0.073cm" svg:height="0.095cm" svg:x="5.736cm" svg:y="7.168cm" svg:viewBox="0 0 74 96" svg:d="M0 3c14-10 38 5 56 33 19 25 22 53 12 60">
          <text:p/>
        </draw:path>
        <draw:path draw:style-name="gr8" draw:text-style-name="P2" draw:layer="layout" svg:width="0.074cm" svg:height="0.077cm" svg:x="5.729cm" svg:y="7.189cm" svg:viewBox="0 0 75 78" svg:d="M75 75c-11 7-29 0-46-18-18-18-29-39-29-57">
          <text:p/>
        </draw:path>
        <draw:path draw:style-name="gr8" draw:text-style-name="P2" draw:layer="layout" svg:width="0.145cm" svg:height="0.193cm" svg:x="5.859cm" svg:y="7.011cm" svg:viewBox="0 0 146 194" svg:d="M0 6c25-18 74 7 110 60 39 53 46 106 22 128">
          <text:p/>
        </draw:path>
        <draw:path draw:style-name="gr8" draw:text-style-name="P2" draw:layer="layout" svg:width="0.158cm" svg:height="0.206cm" svg:x="5.827cm" svg:y="7.022cm" svg:viewBox="0 0 159 207" svg:d="M0 5c29-18 83 10 121 67 39 54 50 114 22 135">
          <text:p/>
        </draw:path>
        <draw:path draw:style-name="gr8" draw:text-style-name="P2" draw:layer="layout" svg:width="0.177cm" svg:height="0.232cm" svg:x="5.725cm" svg:y="7.073cm" svg:viewBox="0 0 178 233" svg:d="M0 7c32-22 92 10 134 74 47 60 58 127 25 152">
          <text:p/>
        </draw:path>
        <draw:path draw:style-name="gr8" draw:text-style-name="P2" draw:layer="layout" svg:width="0.018cm" svg:height="0.042cm" svg:x="5.672cm" svg:y="7.108cm" svg:viewBox="0 0 19 43" svg:d="M0 43c0-21 7-36 19-43">
          <text:p/>
        </draw:path>
        <draw:path draw:style-name="gr8" draw:text-style-name="P2" draw:layer="layout" svg:width="0.175cm" svg:height="0.231cm" svg:x="5.69cm" svg:y="7.1cm" svg:viewBox="0 0 176 232" svg:d="M0 9c32-25 92 7 134 71 47 63 54 131 25 152">
          <text:p/>
        </draw:path>
        <draw:path draw:style-name="gr8" draw:text-style-name="P2" draw:layer="layout" svg:width="0.177cm" svg:height="0.187cm" svg:x="5.672cm" svg:y="7.15cm" svg:viewBox="0 0 178 188" svg:d="M178 181c-25 19-71 0-110-42-40-39-68-95-68-139">
          <text:p/>
        </draw:path>
        <draw:path draw:style-name="gr8" draw:text-style-name="P2" draw:layer="layout" svg:width="0.007cm" svg:height="0.018cm" svg:x="5.729cm" svg:y="8.173cm" svg:viewBox="0 0 8 19" svg:d="M0 19c0-8 4-15 8-19">
          <text:p/>
        </draw:path>
        <draw:path draw:style-name="gr8" draw:text-style-name="P2" draw:layer="layout" svg:width="0.072cm" svg:height="0.095cm" svg:x="5.736cm" svg:y="8.17cm" svg:viewBox="0 0 73 96" svg:d="M0 3c10-10 35 4 56 29 19 29 22 57 8 64">
          <text:p/>
        </draw:path>
        <draw:path draw:style-name="gr8" draw:text-style-name="P2" draw:layer="layout" svg:width="0.07cm" svg:height="0.077cm" svg:x="5.729cm" svg:y="8.191cm" svg:viewBox="0 0 71 78" svg:d="M71 75c-10 7-29 0-43-18-18-18-28-39-28-57">
          <text:p/>
        </draw:path>
        <draw:path draw:style-name="gr8" draw:text-style-name="P2" draw:layer="layout" svg:width="0.143cm" svg:height="0.189cm" svg:x="5.859cm" svg:y="8.013cm" svg:viewBox="0 0 144 190" svg:d="M0 5c25-17 74 7 111 60 35 50 45 107 17 125">
          <text:p/>
        </draw:path>
        <draw:path draw:style-name="gr8" draw:text-style-name="P2" draw:layer="layout" svg:width="0.158cm" svg:height="0.208cm" svg:x="5.824cm" svg:y="8.022cm" svg:viewBox="0 0 159 209" svg:d="M0 7c32-22 85 7 124 63 39 57 46 117 18 139">
          <text:p/>
        </draw:path>
        <draw:path draw:style-name="gr8" draw:text-style-name="P2" draw:layer="layout" svg:width="0.174cm" svg:height="0.229cm" svg:x="5.725cm" svg:y="8.075cm" svg:viewBox="0 0 175 230" svg:d="M0 7c32-22 93 10 135 75 42 60 53 127 21 148">
          <text:p/>
        </draw:path>
        <draw:path draw:style-name="gr8" draw:text-style-name="P2" draw:layer="layout" svg:width="0.018cm" svg:height="0.046cm" svg:x="5.672cm" svg:y="8.106cm" svg:viewBox="0 0 19 47" svg:d="M0 47c0-21 7-36 19-47">
          <text:p/>
        </draw:path>
        <draw:path draw:style-name="gr8" draw:text-style-name="P2" draw:layer="layout" svg:width="0.174cm" svg:height="0.232cm" svg:x="5.69cm" svg:y="8.1cm" svg:viewBox="0 0 175 233" svg:d="M0 6c32-21 88 11 135 71 42 64 53 131 21 156">
          <text:p/>
        </draw:path>
        <draw:path draw:style-name="gr8" draw:text-style-name="P2" draw:layer="layout" svg:width="0.173cm" svg:height="0.185cm" svg:x="5.672cm" svg:y="8.152cm" svg:viewBox="0 0 174 186" svg:d="M174 181c-25 14-67 0-107-42-42-39-67-100-67-139">
          <text:p/>
        </draw:path>
        <draw:path draw:style-name="gr8" draw:text-style-name="P2" draw:layer="layout" svg:width="0.007cm" svg:height="0.021cm" svg:x="6.258cm" svg:y="8.544cm" svg:viewBox="0 0 8 22" svg:d="M0 22c0-12 3-19 8-22">
          <text:p/>
        </draw:path>
        <draw:path draw:style-name="gr8" draw:text-style-name="P2" draw:layer="layout" svg:width="0.073cm" svg:height="0.097cm" svg:x="6.265cm" svg:y="8.542cm" svg:viewBox="0 0 74 98" svg:d="M0 2c14-7 40 7 57 32 18 25 21 53 11 64">
          <text:p/>
        </draw:path>
        <draw:path draw:style-name="gr8" draw:text-style-name="P2" draw:layer="layout" svg:width="0.074cm" svg:height="0.077cm" svg:x="6.258cm" svg:y="8.565cm" svg:viewBox="0 0 75 78" svg:d="M75 75c-12 7-29 0-47-19-18-17-28-42-28-56">
          <text:p/>
        </draw:path>
        <draw:path draw:style-name="gr8" draw:text-style-name="P2" draw:layer="layout" svg:width="0.146cm" svg:height="0.191cm" svg:x="6.388cm" svg:y="8.385cm" svg:viewBox="0 0 147 192" svg:d="M0 7c25-21 75 7 114 60 35 50 43 107 18 125">
          <text:p/>
        </draw:path>
        <draw:path draw:style-name="gr8" draw:text-style-name="P2" draw:layer="layout" svg:width="0.157cm" svg:height="0.204cm" svg:x="6.357cm" svg:y="8.396cm" svg:viewBox="0 0 158 205" svg:d="M0 7c29-21 82 7 121 64 38 57 50 117 21 134">
          <text:p/>
        </draw:path>
        <draw:path draw:style-name="gr8" draw:text-style-name="P2" draw:layer="layout" svg:width="0.176cm" svg:height="0.229cm" svg:x="6.254cm" svg:y="8.449cm" svg:viewBox="0 0 177 230" svg:d="M0 7c32-22 92 10 135 70 46 65 53 132 25 153">
          <text:p/>
        </draw:path>
        <draw:path draw:style-name="gr8" draw:text-style-name="P2" draw:layer="layout" svg:width="0.018cm" svg:height="0.046cm" svg:x="6.201cm" svg:y="8.48cm" svg:viewBox="0 0 19 47" svg:d="M0 47c0-21 7-39 19-47">
          <text:p/>
        </draw:path>
        <draw:path draw:style-name="gr8" draw:text-style-name="P2" draw:layer="layout" svg:width="0.175cm" svg:height="0.229cm" svg:x="6.219cm" svg:y="8.474cm" svg:viewBox="0 0 176 230" svg:d="M0 6c32-21 92 11 134 72 47 63 54 130 25 152">
          <text:p/>
        </draw:path>
        <draw:path draw:style-name="gr8" draw:text-style-name="P2" draw:layer="layout" svg:width="0.177cm" svg:height="0.187cm" svg:x="6.201cm" svg:y="8.523cm" svg:viewBox="0 0 178 188" svg:d="M178 181c-25 17-71 0-110-39-39-44-68-100-68-142">
          <text:p/>
        </draw:path>
        <draw:path draw:style-name="gr8" draw:text-style-name="P2" draw:layer="layout" svg:width="1.055cm" svg:height="0.832cm" svg:x="3.672cm" svg:y="1.337cm" svg:viewBox="0 0 1056 833" svg:d="M0 833c0-78 14-167 57-262 18-46 43-88 78-138 39-49 85-102 152-162 60-49 134-95 204-130 74-36 145-64 212-85 67-18 127-32 187-39 56-10 113-14 166-17">
          <text:p/>
        </draw:path>
        <draw:path draw:style-name="gr8" draw:text-style-name="P2" draw:layer="layout" svg:width="1.196cm" svg:height="0.834cm" svg:x="4.723cm" svg:y="1.335cm" svg:viewBox="0 0 1197 835" svg:d="M0 2c85-4 173-4 272 10 85 11 180 32 282 67 81 28 174 67 252 120 42 25 84 57 116 85 35 28 63 56 88 84 67 78 110 145 138 212 39 92 49 177 49 255">
          <text:p/>
        </draw:path>
        <draw:line draw:style-name="gr8" draw:text-style-name="P2" draw:layer="layout" svg:x1="5.919cm" svg:y1="2.169cm" svg:x2="5.919cm" svg:y2="4.116cm">
          <text:p/>
        </draw:line>
        <draw:line draw:style-name="gr8" draw:text-style-name="P2" draw:layer="layout" svg:x1="3.672cm" svg:y1="2.169cm" svg:x2="3.672cm" svg:y2="6.219cm">
          <text:p/>
        </draw:line>
        <draw:line draw:style-name="gr8" draw:text-style-name="P2" draw:layer="layout" svg:x1="8.639cm" svg:y1="5.112cm" svg:x2="9.504cm" svg:y2="4.501cm">
          <text:p/>
        </draw:line>
        <draw:line draw:style-name="gr8" draw:text-style-name="P2" draw:layer="layout" svg:x1="10.097cm" svg:y1="4.268cm" svg:x2="9.14cm" svg:y2="4.939cm">
          <text:p/>
        </draw:line>
        <draw:line draw:style-name="gr8" draw:text-style-name="P2" draw:layer="layout" svg:x1="7.401cm" svg:y1="6.357cm" svg:x2="7.878cm" svg:y2="6.689cm">
          <text:p/>
        </draw:line>
        <draw:line draw:style-name="gr8" draw:text-style-name="P2" draw:layer="layout" svg:x1="7.991cm" svg:y1="7.538cm" svg:x2="7.976cm" svg:y2="7.55cm">
          <text:p/>
        </draw:line>
        <draw:line draw:style-name="gr8" draw:text-style-name="P2" draw:layer="layout" svg:x1="6.392cm" svg:y1="5.242cm" svg:x2="6.392cm" svg:y2="5.111cm">
          <text:p/>
        </draw:line>
        <draw:line draw:style-name="gr8" draw:text-style-name="P2" draw:layer="layout" svg:x1="5.792cm" svg:y1="5.122cm" svg:x2="5.792cm" svg:y2="5.263cm">
          <text:p/>
        </draw:line>
        <draw:line draw:style-name="gr8" draw:text-style-name="P2" draw:layer="layout" svg:x1="5.792cm" svg:y1="5.513cm" svg:x2="5.792cm" svg:y2="6.064cm">
          <text:p/>
        </draw:line>
        <draw:line draw:style-name="gr8" draw:text-style-name="P2" draw:layer="layout" svg:x1="5.792cm" svg:y1="6.314cm" svg:x2="5.792cm" svg:y2="7.052cm">
          <text:p/>
        </draw:line>
        <draw:line draw:style-name="gr8" draw:text-style-name="P2" draw:layer="layout" svg:x1="5.792cm" svg:y1="7.327cm" svg:x2="5.792cm" svg:y2="7.711cm">
          <text:p/>
        </draw:line>
        <draw:line draw:style-name="gr8" draw:text-style-name="P2" draw:layer="layout" svg:x1="2.381cm" svg:y1="5.066cm" svg:x2="2.41cm" svg:y2="5.048cm">
          <text:p/>
        </draw:line>
        <draw:line draw:style-name="gr8" draw:text-style-name="P2" draw:layer="layout" svg:x1="2.621cm" svg:y1="5.405cm" svg:x2="2.65cm" svg:y2="5.383cm">
          <text:p/>
        </draw:line>
        <draw:line draw:style-name="gr8" draw:text-style-name="P2" draw:layer="layout" svg:x1="2.455cm" svg:y1="5.038cm" svg:x2="2.512cm" svg:y2="4.998cm">
          <text:p/>
        </draw:line>
        <draw:line draw:style-name="gr8" draw:text-style-name="P2" draw:layer="layout" svg:x1="2.67cm" svg:y1="5.345cm" svg:x2="2.727cm" svg:y2="5.305cm">
          <text:p/>
        </draw:line>
        <draw:line draw:style-name="gr8" draw:text-style-name="P2" draw:layer="layout" svg:x1="2.511cm" svg:y1="4.989cm" svg:x2="2.541cm" svg:y2="4.97cm">
          <text:p/>
        </draw:line>
        <draw:line draw:style-name="gr8" draw:text-style-name="P2" draw:layer="layout" svg:x1="2.737cm" svg:y1="5.31cm" svg:x2="2.763cm" svg:y2="5.288cm">
          <text:p/>
        </draw:line>
        <draw:line draw:style-name="gr8" draw:text-style-name="P2" draw:layer="layout" svg:x1="2.381cm" svg:y1="6.107cm" svg:x2="2.41cm" svg:y2="6.085cm">
          <text:p/>
        </draw:line>
        <draw:line draw:style-name="gr8" draw:text-style-name="P2" draw:layer="layout" svg:x1="2.621cm" svg:y1="6.442cm" svg:x2="2.65cm" svg:y2="6.424cm">
          <text:p/>
        </draw:line>
        <draw:line draw:style-name="gr8" draw:text-style-name="P2" draw:layer="layout" svg:x1="2.455cm" svg:y1="6.079cm" svg:x2="2.512cm" svg:y2="6.039cm">
          <text:p/>
        </draw:line>
        <draw:line draw:style-name="gr8" draw:text-style-name="P2" draw:layer="layout" svg:x1="2.67cm" svg:y1="6.386cm" svg:x2="2.727cm" svg:y2="6.342cm">
          <text:p/>
        </draw:line>
        <draw:line draw:style-name="gr8" draw:text-style-name="P2" draw:layer="layout" svg:x1="2.511cm" svg:y1="6.029cm" svg:x2="2.541cm" svg:y2="6.011cm">
          <text:p/>
        </draw:line>
        <draw:line draw:style-name="gr8" draw:text-style-name="P2" draw:layer="layout" svg:x1="2.737cm" svg:y1="6.347cm" svg:x2="2.763cm" svg:y2="6.328cm">
          <text:p/>
        </draw:line>
        <draw:line draw:style-name="gr8" draw:text-style-name="P2" draw:layer="layout" svg:x1="6.52cm" svg:y1="7.574cm" svg:x2="6.512cm" svg:y2="7.582cm">
          <text:p/>
        </draw:line>
        <draw:line draw:style-name="gr8" draw:text-style-name="P2" draw:layer="layout" svg:x1="6.389cm" svg:y1="7.39cm" svg:x2="6.381cm" svg:y2="7.398cm">
          <text:p/>
        </draw:line>
        <draw:line draw:style-name="gr8" draw:text-style-name="P2" draw:layer="layout" svg:x1="6.499cm" svg:y1="7.598cm" svg:x2="6.427cm" svg:y2="7.649cm">
          <text:p/>
        </draw:line>
        <draw:line draw:style-name="gr8" draw:text-style-name="P2" draw:layer="layout" svg:x1="6.361cm" svg:y1="7.401cm" svg:x2="6.29cm" svg:y2="7.451cm">
          <text:p/>
        </draw:line>
        <draw:line draw:style-name="gr8" draw:text-style-name="P2" draw:layer="layout" svg:x1="6.414cm" svg:y1="7.676cm" svg:x2="6.378cm" svg:y2="7.705cm">
          <text:p/>
        </draw:line>
        <draw:line draw:style-name="gr8" draw:text-style-name="P2" draw:layer="layout" svg:x1="6.259cm" svg:y1="7.454cm" svg:x2="6.219cm" svg:y2="7.483cm">
          <text:p/>
        </draw:line>
        <draw:line draw:style-name="gr8" draw:text-style-name="P2" draw:layer="layout" svg:x1="5.991cm" svg:y1="7.2cm" svg:x2="5.979cm" svg:y2="7.208cm">
          <text:p/>
        </draw:line>
        <draw:line draw:style-name="gr8" draw:text-style-name="P2" draw:layer="layout" svg:x1="5.86cm" svg:y1="7.016cm" svg:x2="5.852cm" svg:y2="7.024cm">
          <text:p/>
        </draw:line>
        <draw:line draw:style-name="gr8" draw:text-style-name="P2" draw:layer="layout" svg:x1="5.97cm" svg:y1="7.228cm" svg:x2="5.898cm" svg:y2="7.275cm">
          <text:p/>
        </draw:line>
        <draw:line draw:style-name="gr8" draw:text-style-name="P2" draw:layer="layout" svg:x1="5.828cm" svg:y1="7.027cm" svg:x2="5.757cm" svg:y2="7.077cm">
          <text:p/>
        </draw:line>
        <draw:line draw:style-name="gr8" draw:text-style-name="P2" draw:layer="layout" svg:x1="5.885cm" svg:y1="7.302cm" svg:x2="5.845cm" svg:y2="7.331cm">
          <text:p/>
        </draw:line>
        <draw:line draw:style-name="gr8" draw:text-style-name="P2" draw:layer="layout" svg:x1="5.73cm" svg:y1="7.08cm" svg:x2="5.69cm" svg:y2="7.109cm">
          <text:p/>
        </draw:line>
        <draw:line draw:style-name="gr8" draw:text-style-name="P2" draw:layer="layout" svg:x1="5.987cm" svg:y1="8.202cm" svg:x2="5.979cm" svg:y2="8.21cm">
          <text:p/>
        </draw:line>
        <draw:line draw:style-name="gr8" draw:text-style-name="P2" draw:layer="layout" svg:x1="5.86cm" svg:y1="8.018cm" svg:x2="5.852cm" svg:y2="8.026cm">
          <text:p/>
        </draw:line>
        <draw:line draw:style-name="gr8" draw:text-style-name="P2" draw:layer="layout" svg:x1="5.966cm" svg:y1="8.226cm" svg:x2="5.898cm" svg:y2="8.277cm">
          <text:p/>
        </draw:line>
        <draw:line draw:style-name="gr8" draw:text-style-name="P2" draw:layer="layout" svg:x1="5.828cm" svg:y1="8.029cm" svg:x2="5.757cm" svg:y2="8.079cm">
          <text:p/>
        </draw:line>
        <draw:line draw:style-name="gr8" draw:text-style-name="P2" draw:layer="layout" svg:x1="5.881cm" svg:y1="8.304cm" svg:x2="5.845cm" svg:y2="8.333cm">
          <text:p/>
        </draw:line>
        <draw:line draw:style-name="gr8" draw:text-style-name="P2" draw:layer="layout" svg:x1="5.726cm" svg:y1="8.082cm" svg:x2="5.69cm" svg:y2="8.111cm">
          <text:p/>
        </draw:line>
        <draw:line draw:style-name="gr8" draw:text-style-name="P2" draw:layer="layout" svg:x1="6.52cm" svg:y1="8.576cm" svg:x2="6.508cm" svg:y2="8.58cm">
          <text:p/>
        </draw:line>
        <draw:line draw:style-name="gr8" draw:text-style-name="P2" draw:layer="layout" svg:x1="6.389cm" svg:y1="8.392cm" svg:x2="6.381cm" svg:y2="8.398cm">
          <text:p/>
        </draw:line>
        <draw:line draw:style-name="gr8" draw:text-style-name="P2" draw:layer="layout" svg:x1="6.499cm" svg:y1="8.6cm" svg:x2="6.427cm" svg:y2="8.651cm">
          <text:p/>
        </draw:line>
        <draw:line draw:style-name="gr8" draw:text-style-name="P2" draw:layer="layout" svg:x1="6.358cm" svg:y1="8.403cm" svg:x2="6.286cm" svg:y2="8.453cm">
          <text:p/>
        </draw:line>
        <draw:line draw:style-name="gr8" draw:text-style-name="P2" draw:layer="layout" svg:x1="6.414cm" svg:y1="8.678cm" svg:x2="6.374cm" svg:y2="8.704cm">
          <text:p/>
        </draw:line>
        <draw:line draw:style-name="gr8" draw:text-style-name="P2" draw:layer="layout" svg:x1="6.255cm" svg:y1="8.456cm" svg:x2="6.219cm" svg:y2="8.481cm">
          <text:p/>
        </draw:line>
        <draw:path draw:style-name="gr1" draw:text-style-name="P1" draw:layer="layout" svg:width="7.047cm" svg:height="7.648cm" svg:x="13.553cm" svg:y="1.27cm" svg:viewBox="0 0 7048 7649" svg:d="M5469 7455l544-240c3-4 7-7 10-7 4-4 7-7 14-11 4 0 11-3 14-7 7-3 14-7 22-10 7-4 14-8 21-11 10-4 17-7 28-14 7-4 18-7 28-11 7-3 18-7 28-14 11-3 22-7 32-14 11-3 21-7 32-14 14-4 25-7 35-14 14-4 25-7 35-11 25-10 50-21 75-32l423-186c32-110 60-216 85-325 204-875 204-1697 0-2395-53-177-117-346-195-505l-257-233-134-120-296-17c-25-4-43 0-60 7l-1027 455-131-120-673 296-636-571c-180-81-392-124-611-127-218 28-448-14-603-117-7-3-14-7-21-14v-113c0-31-4-88-4-155 0-74 4-162 4-243v-1797c0-60-11-127-39-198-25-63-63-134-130-211-29-32-64-64-103-92-35-32-81-60-123-85-92-52-191-91-286-120-113-31-219-49-317-56-53-3-106-3-166-3-57 0-117 7-184 14-67 10-137 21-208 42-74 21-148 46-215 81-88 39-155 85-208 127s-92 81-124 120c-60 71-91 138-116 198-21 67-32 127-32 183v4411c0 208 148 409 399 543 254 134 585 194 910 159 159 14 307 63 413 141v713c0 194 123 377 342 511 219 138 515 208 818 201l964-423-960 423 1797 205-837-628 837 628 656-180c39-4 81-7 130-14z">
          <text:p/>
        </draw:path>
        <draw:polygon draw:style-name="gr7" draw:text-style-name="P2" draw:layer="layout" svg:width="0cm" svg:height="0cm" svg:x="16.94cm" svg:y="5.623cm" svg:viewBox="0 0 0 0" draw:points="0,0">
          <text:p/>
        </draw:polygon>
        <draw:path draw:style-name="gr1" draw:text-style-name="P1" draw:layer="layout" svg:width="2.251cm" svg:height="5.887cm" svg:x="13.553cm" svg:y="1.27cm" svg:viewBox="0 0 2252 5888" svg:d="M2252 2805c0 67 0 124 0 155v113c-71-49-120-113-145-180v-183c-63 67-141 130-236 183-64 36-131 64-205 92-109 39-229 64-352 78v2815c-330 35-661-25-915-159-251-134-399-335-399-543v-4411c0-56 11-116 32-183 25-60 56-127 116-198 32-39 71-78 124-120s120-88 208-127c67-35 141-60 215-81 71-21 145-32 208-42 67-7 131-14 188-14s113 0 163 3c24 4 49 21 77 42 501 67 833 371 762 692 25 21 50 49 71 88 14 18 21 39 32 64 10 24 14 49 14 70 28-63 42-127 42-194v1797c0 81 0 169 0 243z">
          <text:p/>
        </draw:path>
        <draw:polygon draw:style-name="gr7" draw:text-style-name="P2" draw:layer="layout" svg:width="0cm" svg:height="0cm" svg:x="16.94cm" svg:y="5.623cm" svg:viewBox="0 0 0 0" draw:points="0,0">
          <text:p/>
        </draw:polygon>
        <draw:path draw:style-name="gr1" draw:text-style-name="P1" draw:layer="layout" svg:width="1.85cm" svg:height="3.821cm" svg:x="18.751cm" svg:y="4.903cm" svg:viewBox="0 0 1851 3822" svg:d="M1190 3416l423-187c32-109 60-219 85-325 204-878 204-1700 0-2399-53-177-117-346-198-505l-1116 494c-81 226-155 449-211 671-231 889-231 1722 0 2406 28 85 63 170 98 251l541-240c-21-7-46-18-63-35-22-22-36-46-46-78-11-39-11-88 3-141 4-25 14-53 25-78 46-102 130-190 222-247 28-14 53-28 78-35 49-18 99-25 141-18 32 7 60 22 81 43 21 17 35 42 46 70 7 21 10 46 10 71 0 88-45 194-119 282z">
          <text:p/>
        </draw:path>
        <draw:polygon draw:style-name="gr7" draw:text-style-name="P2" draw:layer="layout" svg:width="0cm" svg:height="0cm" svg:x="16.94cm" svg:y="5.623cm" svg:viewBox="0 0 0 0" draw:points="0,0">
          <text:p/>
        </draw:polygon>
        <draw:path draw:style-name="gr1" draw:text-style-name="P1" draw:layer="layout" svg:width="3.616cm" svg:height="2.462cm" svg:x="14.862cm" svg:y="3.979cm" svg:viewBox="0 0 3617 2463" svg:d="M3617 1016l-78 35c-28 11-49 39-63 78l-268 120c-81 35-138 113-173 229v198l-127-120-497 222 398 363 99-46 296-130 170 155-769 343v-120l35-21 67-28 60-25-60-56-406-372-60-53-197 89v-39l-85-78-95 32-286 127-35-32-71 32c-594-25-1059-335-1059-713 0-77 21-155 56-229 67-63 103-141 103-219 0-60-25-123-67-176-75-99-205-173-367-212-46-7-92-14-138-17 127-14 247-39 356-78 74-28 141-56 205-92 95-53 173-116 236-183-10 28-14 56-17 88v4c0 31 7 63 17 91 25 67 74 131 145 180 7 7 14 11 21 14 155 103 385 145 604 117 219 3 431 46 611 127l635 571 673-296z">
          <text:p/>
        </draw:path>
        <draw:polygon draw:style-name="gr7" draw:text-style-name="P2" draw:layer="layout" svg:width="0cm" svg:height="0cm" svg:x="16.94cm" svg:y="5.623cm" svg:viewBox="0 0 0 0" draw:points="0,0">
          <text:p/>
        </draw:polygon>
        <draw:path draw:style-name="gr1" draw:text-style-name="P1" draw:layer="layout" svg:width="1.164cm" svg:height="3.528cm" svg:x="15.275cm" svg:y="5.185cm" svg:viewBox="0 0 1165 3529" svg:d="M1059 714c-593-25-1059-335-1059-714v2104 713c0 194 123 377 342 511 220 138 516 208 823 201v-1489c-28-17-56-35-81-63-14-11-25-28-35-49-8-11-11-22-15-36-3-21-3-49 0-67 7-24 18-39 25-53 14-17 25-28 35-42 25-18 46-32 71-46v-748c-32-17-60-39-85-74-10-18-24-39-28-67-3-14-3-32-3-46 3-14 7-28 10-35z">
          <text:p/>
        </draw:path>
        <draw:polygon draw:style-name="gr7" draw:text-style-name="P2" draw:layer="layout" svg:width="0cm" svg:height="0cm" svg:x="16.94cm" svg:y="5.623cm" svg:viewBox="0 0 0 0" draw:points="0,0">
          <text:p/>
        </draw:polygon>
        <draw:polygon draw:style-name="gr1" draw:text-style-name="P1" draw:layer="layout" svg:width="1.059cm" svg:height="2.819cm" svg:x="17.176cm" svg:y="6.099cm" svg:viewBox="0 0 1060 2820" draw:points="1056,2820 1060,0 291,342 291,226 0,353 0,2026 219,2192">
          <text:p/>
        </draw:polygon>
        <draw:polygon draw:style-name="gr7" draw:text-style-name="P2" draw:layer="layout" svg:width="0cm" svg:height="0cm" svg:x="16.94cm" svg:y="5.623cm" svg:viewBox="0 0 0 0" draw:points="0,0">
          <text:p/>
        </draw:polygon>
        <draw:path draw:style-name="gr1" draw:text-style-name="P1" draw:layer="layout" svg:width="0.79cm" svg:height="2.851cm" svg:x="16.39cm" svg:y="5.866cm" svg:viewBox="0 0 791 2852" svg:d="M791 2259v-1673l-647-586-99 32-31-32c-14 67 0 159 31 254v748c-60 49-60 198 0 357l4 1493v-1260z">
          <text:p/>
        </draw:path>
        <draw:polygon draw:style-name="gr7" draw:text-style-name="P2" draw:layer="layout" svg:width="0cm" svg:height="0cm" svg:x="16.94cm" svg:y="5.623cm" svg:viewBox="0 0 0 0" draw:points="0,0">
          <text:p/>
        </draw:polygon>
        <draw:path draw:style-name="gr1" draw:text-style-name="P1" draw:layer="layout" svg:width="0.572cm" svg:height="2.956cm" svg:x="14.862cm" svg:y="4.332cm" svg:viewBox="0 0 573 2957" svg:d="M414 854v2103c-106-78-252-127-414-141v-2816c49 3 92 10 138 17 163 39 297 114 371 213 42 53 64 116 64 176 0 78-36 156-99 219-39 74-60 152-60 229z">
          <text:p/>
        </draw:path>
        <draw:polygon draw:style-name="gr7" draw:text-style-name="P2" draw:layer="layout" svg:width="0cm" svg:height="0cm" svg:x="16.94cm" svg:y="5.623cm" svg:viewBox="0 0 0 0" draw:points="0,0">
          <text:p/>
        </draw:polygon>
        <draw:path draw:style-name="gr1" draw:text-style-name="P1" draw:layer="layout" svg:width="0.826cm" svg:height="3.897cm" svg:x="18.065cm" svg:y="5.021cm" svg:viewBox="0 0 827 3898" svg:d="M816 143l11-3-134-124-298-14c-21-3-42-3-60 7-28 11-49 39-63 78-11 24-18 53-18 88 0 11 0 21 0 32l-7 134-155-96c-32-10-64-14-92-14v693l170 155 3 2819 654-180-43-39 43 39c-78-138-145-282-205-438-63-21-138-91-198-194-60-98-103-218-113-321-7-49-4-95 7-130 21-71 70-99 137-71-10-81-17-166-21-250l-254-230v-1178c0-32 4-56 11-81 10-47 32-75 63-89 43-18 96-4 152 42l21 18 146 131c10-38 21-81 28-121-78-35-163-137-223-271-60-127-85-265-64-353 18-88 81-120 159-74 14 7 29 14 40 25 77 60 155 172 201 296 32-92 67-191 102-286z">
          <text:p/>
        </draw:path>
        <draw:polygon draw:style-name="gr7" draw:text-style-name="P2" draw:layer="layout" svg:width="0cm" svg:height="0cm" svg:x="16.94cm" svg:y="5.623cm" svg:viewBox="0 0 0 0" draw:points="0,0">
          <text:p/>
        </draw:polygon>
        <draw:path draw:style-name="gr1" draw:text-style-name="P1" draw:layer="layout" svg:width="0.646cm" svg:height="3.574cm" svg:x="18.492cm" svg:y="5.164cm" svg:viewBox="0 0 647 3575" svg:d="M647 234c-85 226-157 448-216 667-230 889-230 1721 0 2409 31 85 63 170 98 251-49 7-91 10-130 14-78-138-148-282-205-438-21-56-39-113-53-169-49-162-84-332-109-508 0-14-4-28-4-39-10-84-17-166-21-250-7-113-7-226-7-339 11-335 60-688 145-1048 10-42 21-81 28-120 11-35 21-70 32-105 24-89 49-180 81-272 32-93 63-192 102-287z">
          <text:p/>
        </draw:path>
        <draw:polygon draw:style-name="gr7" draw:text-style-name="P2" draw:layer="layout" svg:width="0cm" svg:height="0cm" svg:x="16.94cm" svg:y="5.623cm" svg:viewBox="0 0 0 0" draw:points="0,0">
          <text:p/>
        </draw:polygon>
        <draw:path draw:style-name="gr1" draw:text-style-name="P1" draw:layer="layout" svg:width="1.193cm" svg:height="0.756cm" svg:x="14.082cm" svg:y="1.545cm" svg:viewBox="0 0 1194 757" svg:d="M1194 385c0-3 0-3 0-7 0-209-265-378-594-378-331 0-600 169-600 378 0 4 0 4 0 7 0 18 4 39 11 60 14 53 46 106 99 152 137 123 381 183 617 152 237-36 417-156 460-304 3-21 7-42 7-60z">
          <text:p/>
        </draw:path>
        <draw:polygon draw:style-name="gr7" draw:text-style-name="P2" draw:layer="layout" svg:width="0cm" svg:height="0cm" svg:x="16.94cm" svg:y="5.623cm" svg:viewBox="0 0 0 0" draw:points="0,0">
          <text:p/>
        </draw:polygon>
        <draw:path draw:style-name="gr1" draw:text-style-name="P1" draw:layer="layout" svg:width="1.379cm" svg:height="1.072cm" svg:x="15.568cm" svg:y="4.461cm" svg:viewBox="0 0 1380 1073" svg:d="M14 86l151 141 113 102 121 111 46 38c-102 67-163 156-163 247 0 22 3 39 7 57 15 53 47 99 93 141 35 35 84 67 137 88 155 67 353 81 526 35 176-45 296-144 328-264 7-18 7-35 7-57 0-120-95-229-254-292-159-64-356-72-529-22l-432-392c-21-21-70-25-102-11l-32 14c-21 7-31 21-31 39 0 7 3 18 14 25z">
          <text:p/>
        </draw:path>
        <draw:polygon draw:style-name="gr7" draw:text-style-name="P2" draw:layer="layout" svg:width="0cm" svg:height="0cm" svg:x="16.94cm" svg:y="5.623cm" svg:viewBox="0 0 0 0" draw:points="0,0">
          <text:p/>
        </draw:polygon>
        <draw:polygon draw:style-name="gr1" draw:text-style-name="P1" draw:layer="layout" svg:width="0.96cm" svg:height="1.263cm" svg:x="16.439cm" svg:y="7.454cm" svg:viewBox="0 0 961 1264" draw:points="961,837 742,670 0,0 0,1264">
          <text:p/>
        </draw:polygon>
        <draw:polygon draw:style-name="gr7" draw:text-style-name="P2" draw:layer="layout" svg:width="0cm" svg:height="0cm" svg:x="16.94cm" svg:y="5.623cm" svg:viewBox="0 0 0 0" draw:points="0,0">
          <text:p/>
        </draw:polygon>
        <draw:polygon draw:style-name="gr1" draw:text-style-name="P1" draw:layer="layout" svg:width="1.495cm" svg:height="0.847cm" svg:x="18.757cm" svg:y="4.55cm" svg:viewBox="0 0 1496 848" draw:points="1496,354 1238,121 1104,0 0,488 134,612 123,615 377,848">
          <text:p/>
        </draw:polygon>
        <draw:polygon draw:style-name="gr7" draw:text-style-name="P2" draw:layer="layout" svg:width="0cm" svg:height="0cm" svg:x="16.94cm" svg:y="5.623cm" svg:viewBox="0 0 0 0" draw:points="0,0">
          <text:p/>
        </draw:polygon>
        <draw:path draw:style-name="gr1" draw:text-style-name="P1" draw:layer="layout" svg:width="1.175cm" svg:height="0.626cm" svg:x="14.093cm" svg:y="1.675cm" svg:viewBox="0 0 1176 627" svg:d="M0 311c14 56 46 109 99 155 137 124 381 184 618 153 233-36 416-157 459-308-50-180-300-311-589-311-291 0-538 131-587 311z">
          <text:p/>
        </draw:path>
        <draw:polygon draw:style-name="gr7" draw:text-style-name="P2" draw:layer="layout" svg:width="0cm" svg:height="0cm" svg:x="16.94cm" svg:y="5.623cm" svg:viewBox="0 0 0 0" draw:points="0,0">
          <text:p/>
        </draw:polygon>
        <draw:path draw:style-name="gr1" draw:text-style-name="P1" draw:layer="layout" svg:width="0.854cm" svg:height="0.588cm" svg:x="16.086cm" svg:y="4.945cm" svg:viewBox="0 0 855 589" svg:d="M0 527c155 67 353 81 526 35 177-45 297-144 329-264-21-88-99-166-215-222-174-72-396-83-583-25l-57-51z">
          <text:p/>
        </draw:path>
        <draw:polygon draw:style-name="gr7" draw:text-style-name="P2" draw:layer="layout" svg:width="0cm" svg:height="0cm" svg:x="16.94cm" svg:y="5.623cm" svg:viewBox="0 0 0 0" draw:points="0,0">
          <text:p/>
        </draw:polygon>
        <draw:path draw:style-name="gr1" draw:text-style-name="P1" draw:layer="layout" svg:width="0.708cm" svg:height="0.738cm" svg:x="19.4cm" svg:y="6.67cm" svg:viewBox="0 0 709 739" svg:d="M709 212c0-183-159-264-353-176-28 10-53 25-78 42-3 0-10 4-14 7-28 21-56 46-81 71-49 46-88 95-120 151 0 4-3 11-7 15-15 29-25 53-36 82-46 144-11 271 93 317 102 46 250 4 381-106 130-109 215-268 215-403z">
          <text:p/>
        </draw:path>
        <draw:polygon draw:style-name="gr7" draw:text-style-name="P2" draw:layer="layout" svg:width="0cm" svg:height="0cm" svg:x="16.94cm" svg:y="5.623cm" svg:viewBox="0 0 0 0" draw:points="0,0">
          <text:p/>
        </draw:polygon>
        <draw:path draw:style-name="gr1" draw:text-style-name="P1" draw:layer="layout" svg:width="0.392cm" svg:height="1.287cm" svg:x="18.245cm" svg:y="5.817cm" svg:viewBox="0 0 393 1288" svg:d="M393 130c-86 360-135 713-146 1048l-247 110v-1179l247-109z">
          <text:p/>
        </draw:path>
        <draw:polygon draw:style-name="gr7" draw:text-style-name="P2" draw:layer="layout" svg:width="0cm" svg:height="0cm" svg:x="16.94cm" svg:y="5.623cm" svg:viewBox="0 0 0 0" draw:points="0,0">
          <text:p/>
        </draw:polygon>
        <draw:path draw:style-name="gr1" draw:text-style-name="P1" draw:layer="layout" svg:width="0.708cm" svg:height="0.738cm" svg:x="19.4cm" svg:y="6.67cm" svg:viewBox="0 0 709 739" svg:d="M56 322c0 36 11 64 32 85 42 39 116 28 187-24 70-54 120-136 120-206 0-32-11-60-32-78-21-21-49-28-85-21 25-17 50-32 78-42 194-88 353-7 353 176 0 135-85 294-215 403-131 110-279 152-381 106-104-46-139-173-93-317 11-29 21-53 36-82z">
          <text:p/>
        </draw:path>
        <draw:polygon draw:style-name="gr7" draw:text-style-name="P2" draw:layer="layout" svg:width="0cm" svg:height="0cm" svg:x="16.94cm" svg:y="5.623cm" svg:viewBox="0 0 0 0" draw:points="0,0">
          <text:p/>
        </draw:polygon>
        <draw:path draw:style-name="gr1" draw:text-style-name="P1" draw:layer="layout" svg:width="0.614cm" svg:height="0.642cm" svg:x="19.444cm" svg:y="5.385cm" svg:viewBox="0 0 615 643" svg:d="M615 186c0-60-17-109-56-142-21-21-50-36-82-39-42-11-92-4-141 14-25 7-50 21-78 35-92 58-176 146-222 248-11 25-21 53-25 78-14 53-14 102-3 141 10 32 24 60 46 81 77 67 218 50 345-46 128-95 216-243 216-370z">
          <text:p/>
        </draw:path>
        <draw:polygon draw:style-name="gr7" draw:text-style-name="P2" draw:layer="layout" svg:width="0cm" svg:height="0cm" svg:x="16.94cm" svg:y="5.623cm" svg:viewBox="0 0 0 0" draw:points="0,0">
          <text:p/>
        </draw:polygon>
        <draw:polygon draw:style-name="gr1" draw:text-style-name="P1" draw:layer="layout" svg:width="0.932cm" svg:height="0.713cm" svg:x="16.534cm" svg:y="5.739cm" svg:viewBox="0 0 933 714" draw:points="0,131 642,714 933,583 781,449 742,467 635,372 522,272 371,134 332,95 371,78 286,0">
          <text:p/>
        </draw:polygon>
        <draw:polygon draw:style-name="gr7" draw:text-style-name="P2" draw:layer="layout" svg:width="0cm" svg:height="0cm" svg:x="16.94cm" svg:y="5.623cm" svg:viewBox="0 0 0 0" draw:points="0,0">
          <text:p/>
        </draw:polygon>
        <draw:path draw:style-name="gr1" draw:text-style-name="P1" draw:layer="layout" svg:width="0.399cm" svg:height="0.867cm" svg:x="17.769cm" svg:y="5.207cm" svg:viewBox="0 0 400 868" svg:d="M0 868v-537l127 118v-199c35-116 92-194 173-229 3-4 10-7 17-11 26-7 54-10 83-10l-104 45v693z">
          <text:p/>
        </draw:path>
        <draw:polygon draw:style-name="gr7" draw:text-style-name="P2" draw:layer="layout" svg:width="0cm" svg:height="0cm" svg:x="16.94cm" svg:y="5.623cm" svg:viewBox="0 0 0 0" draw:points="0,0">
          <text:p/>
        </draw:polygon>
        <draw:polygon draw:style-name="gr1" draw:text-style-name="P1" draw:layer="layout" svg:width="1.401cm" svg:height="0.508cm" svg:x="18.46cm" svg:y="4.533cm" svg:viewBox="0 0 1402 509" draw:points="1106,0 1402,17 297,509 0,491">
          <text:p/>
        </draw:polygon>
        <draw:polygon draw:style-name="gr7" draw:text-style-name="P2" draw:layer="layout" svg:width="0cm" svg:height="0cm" svg:x="16.94cm" svg:y="5.623cm" svg:viewBox="0 0 0 0" draw:points="0,0">
          <text:p/>
        </draw:polygon>
        <draw:polygon draw:style-name="gr1" draw:text-style-name="P1" draw:layer="layout" svg:width="0.501cm" svg:height="0.585cm" svg:x="17.268cm" svg:y="5.535cm" svg:viewBox="0 0 502 586" draw:points="0,223 402,586 502,540 502,0">
          <text:p/>
        </draw:polygon>
        <draw:polygon draw:style-name="gr7" draw:text-style-name="P2" draw:layer="layout" svg:width="0cm" svg:height="0cm" svg:x="16.94cm" svg:y="5.623cm" svg:viewBox="0 0 0 0" draw:points="0,0">
          <text:p/>
        </draw:polygon>
        <draw:polygon draw:style-name="gr1" draw:text-style-name="P1" draw:layer="layout" svg:width="0.409cm" svg:height="0.695cm" svg:x="16.619cm" svg:y="6.286cm" svg:viewBox="0 0 410 696" draw:points="21,56 0,35 0,326 410,696 410,453 410,410 331,340 353,329 353,272 53,0 21,11">
          <text:p/>
        </draw:polygon>
        <draw:polygon draw:style-name="gr7" draw:text-style-name="P2" draw:layer="layout" svg:width="0cm" svg:height="0cm" svg:x="16.94cm" svg:y="5.623cm" svg:viewBox="0 0 0 0" draw:points="0,0">
          <text:p/>
        </draw:polygon>
        <draw:path draw:style-name="gr1" draw:text-style-name="P1" draw:layer="layout" svg:width="0.452cm" svg:height="0.453cm" svg:x="20.63cm" svg:y="6.48cm" svg:viewBox="0 0 453 454" svg:d="M421 124l-21-22c-15-10-32-18-53-22l-15-10c-4-11-11-22-18-29l-21-21c-43-35-113-24-180 25-67 50-113 128-113 191 0 32 11 57 32 74l21 22c7 7 18 14 28 17l14 11c4 21 11 39 25 49l21 21c57 50 159 18 241-67 74-84 95-190 39-239z">
          <text:p/>
        </draw:path>
        <draw:polygon draw:style-name="gr7" draw:text-style-name="P2" draw:layer="layout" svg:width="0cm" svg:height="0cm" svg:x="16.94cm" svg:y="5.623cm" svg:viewBox="0 0 0 0" draw:points="0,0">
          <text:p/>
        </draw:polygon>
        <draw:path draw:style-name="gr1" draw:text-style-name="P1" draw:layer="layout" svg:width="0.452cm" svg:height="0.452cm" svg:x="20.63cm" svg:y="8.945cm" svg:viewBox="0 0 453 453" svg:d="M421 124l-21-21c-15-14-32-21-53-21l-15-14c-4-11-11-18-18-25l-21-21c-43-35-113-28-180 21-67 50-113 131-113 194 0 32 11 57 32 75l21 22c7 7 18 10 28 17l14 11c4 21 11 35 25 49l21 18c57 49 159 21 241-64 74-85 95-191 39-241z">
          <text:p/>
        </draw:path>
        <draw:polygon draw:style-name="gr7" draw:text-style-name="P2" draw:layer="layout" svg:width="0cm" svg:height="0cm" svg:x="16.94cm" svg:y="5.623cm" svg:viewBox="0 0 0 0" draw:points="0,0">
          <text:p/>
        </draw:polygon>
        <draw:path draw:style-name="gr1" draw:text-style-name="P1" draw:layer="layout" svg:width="0.434cm" svg:height="0.991cm" svg:x="15.733cm" svg:y="4.48cm" svg:viewBox="0 0 435 992" svg:d="M0 0l435 388v120c-7 0-14 3-21 7l-56-50v527c-57-22-103-54-141-89v-279c17-17 42-35 63-49v-117l-42-42c-36-74-88-120-120-106l-118-102z">
          <text:p/>
        </draw:path>
        <draw:polygon draw:style-name="gr7" draw:text-style-name="P2" draw:layer="layout" svg:width="0cm" svg:height="0cm" svg:x="16.94cm" svg:y="5.623cm" svg:viewBox="0 0 0 0" draw:points="0,0">
          <text:p/>
        </draw:polygon>
        <draw:path draw:style-name="gr1" draw:text-style-name="P1" draw:layer="layout" svg:width="0.606cm" svg:height="0.637cm" svg:x="19.452cm" svg:y="5.39cm" svg:viewBox="0 0 607 638" svg:d="M0 516c10 32 24 60 46 81 77 68 219 50 346-46 127-95 215-243 215-370 0-60-17-109-56-141-21-21-49-37-81-40 7 19 7 40 7 64 0 106-60 230-159 325-103 99-223 145-318 127z">
          <text:p/>
        </draw:path>
        <draw:polygon draw:style-name="gr7" draw:text-style-name="P2" draw:layer="layout" svg:width="0cm" svg:height="0cm" svg:x="16.94cm" svg:y="5.623cm" svg:viewBox="0 0 0 0" draw:points="0,0">
          <text:p/>
        </draw:polygon>
        <draw:path draw:style-name="gr1" draw:text-style-name="P1" draw:layer="layout" svg:width="0.606cm" svg:height="0.632cm" svg:x="19.452cm" svg:y="7.852cm" svg:viewBox="0 0 607 633" svg:d="M0 520c10 32 24 56 46 78 17 17 42 28 67 35 3-4 7-4 10-7 4-4 7-4 14-7 4-4 11-7 14-11 7-3 14-7 22-10 7-4 14-8 21-11 10-4 17-7 28-11 7-3 18-10 29-14 7-3 18-7 28-10 11-7 22-11 32-14 11-4 21-11 32-15 14-3 25-10 35-14 14-7 25-10 35-14 25-10 50-21 75-28 77-92 119-194 119-286 0-21-3-46-10-67-7-28-25-53-46-74-21-18-49-33-81-40 7 22 7 44 7 65 0 109-60 233-159 328-103 95-223 145-318 127z">
          <text:p/>
        </draw:path>
        <draw:polygon draw:style-name="gr7" draw:text-style-name="P2" draw:layer="layout" svg:width="0cm" svg:height="0cm" svg:x="16.94cm" svg:y="5.623cm" svg:viewBox="0 0 0 0" draw:points="0,0">
          <text:p/>
        </draw:polygon>
        <draw:path draw:style-name="gr1" draw:text-style-name="P1" draw:layer="layout" svg:width="0.301cm" svg:height="0.571cm" svg:x="18.477cm" svg:y="5.151cm" svg:viewBox="0 0 302 572" svg:d="M302 300c-28 92-58 183-82 272-78-50-159-173-198-304s-25-237 32-262c14-7 28-7 46-3 77 60 155 172 202 297z">
          <text:p/>
        </draw:path>
        <draw:polygon draw:style-name="gr7" draw:text-style-name="P2" draw:layer="layout" svg:width="0cm" svg:height="0cm" svg:x="16.94cm" svg:y="5.623cm" svg:viewBox="0 0 0 0" draw:points="0,0">
          <text:p/>
        </draw:polygon>
        <draw:path draw:style-name="gr1" draw:text-style-name="P1" draw:layer="layout" svg:width="0.998cm" svg:height="0.96cm" svg:x="14.806cm" svg:y="1.273cm" svg:viewBox="0 0 999 961" svg:d="M957 961c28-64 42-131 42-194 0-64-11-131-35-202-25-63-67-134-134-211-29-28-64-60-103-92-35-28-82-60-124-85-92-53-191-92-286-117-113-35-219-49-317-60 21 4 49 21 77 46 501 67 834 368 763 689 21 21 46 49 71 88 10 18 21 39 32 64 10 24 14 49 14 74z">
          <text:p/>
        </draw:path>
        <draw:polygon draw:style-name="gr7" draw:text-style-name="P2" draw:layer="layout" svg:width="0cm" svg:height="0cm" svg:x="16.94cm" svg:y="5.623cm" svg:viewBox="0 0 0 0" draw:points="0,0">
          <text:p/>
        </draw:polygon>
        <draw:path draw:style-name="gr1" draw:text-style-name="P1" draw:layer="layout" svg:width="0.3cm" svg:height="0.491cm" svg:x="13.631cm" svg:y="4.91cm" svg:viewBox="0 0 301 492" svg:d="M127 49c-11-11-21-18-32-25l-7-7c-25-18-42-21-56-14-11 3-15 10-22 21-3 10-7 18-7 35-3 11-3 25-3 39 0 18 0 35 0 53 7 35 10 67 17 96 11 39 22 74 36 109 21 39 46 75 74 99 21 18 42 28 60 32 21 7 39 7 56-4 18-7 33-21 44-45l3-7c7-18 11-36 11-57s-4-49-14-74c-19-61-47-114-86-163-21-32-46-64-74-88z">
          <text:p/>
        </draw:path>
        <draw:polygon draw:style-name="gr7" draw:text-style-name="P2" draw:layer="layout" svg:width="0cm" svg:height="0cm" svg:x="16.94cm" svg:y="5.623cm" svg:viewBox="0 0 0 0" draw:points="0,0">
          <text:p/>
        </draw:polygon>
        <draw:path draw:style-name="gr1" draw:text-style-name="P1" draw:layer="layout" svg:width="0.3cm" svg:height="0.492cm" svg:x="13.631cm" svg:y="3.779cm" svg:viewBox="0 0 301 493" svg:d="M127 49c-11-7-21-17-32-25l-7-3c-25-18-42-25-56-18-11 4-15 11-22 25-3 7-7 14-7 32-3 10-3 24-3 42 0 14 0 32 0 49 7 39 10 67 17 96 11 42 22 77 36 109 21 39 46 79 74 103 21 18 42 25 60 32 21 4 39 4 56-3 18-11 33-25 44-50l3-7c7-14 11-32 11-54 0-24-4-53-14-77-19-57-47-110-86-163-21-31-46-63-74-88z">
          <text:p/>
        </draw:path>
        <draw:polygon draw:style-name="gr7" draw:text-style-name="P2" draw:layer="layout" svg:width="0cm" svg:height="0cm" svg:x="16.94cm" svg:y="5.623cm" svg:viewBox="0 0 0 0" draw:points="0,0">
          <text:p/>
        </draw:polygon>
        <draw:path draw:style-name="gr1" draw:text-style-name="P1" draw:layer="layout" svg:width="0.783cm" svg:height="0.405cm" svg:x="16.164cm" svg:y="4.838cm" svg:viewBox="0 0 784 406" svg:d="M777 406c7-18 7-35 7-57 0-120-95-230-255-293-159-64-356-75-529-22v117c180-53 388-43 550 28 4 4 7 4 11 7 114 54 195 132 216 220z">
          <text:p/>
        </draw:path>
        <draw:polygon draw:style-name="gr7" draw:text-style-name="P2" draw:layer="layout" svg:width="0cm" svg:height="0cm" svg:x="16.94cm" svg:y="5.623cm" svg:viewBox="0 0 0 0" draw:points="0,0">
          <text:p/>
        </draw:polygon>
        <draw:path draw:style-name="gr1" draw:text-style-name="P1" draw:layer="layout" svg:width="0.451cm" svg:height="0.482cm" svg:x="16.524cm" svg:y="7.063cm" svg:viewBox="0 0 452 483" svg:d="M148 38l304 275v60l-32 11-265-240c3 14 7 24 7 35l7-3 262 233v60l-32 14-244-223c-21 25-60 11-95-35-36-46-60-113-60-166 0-49 24-70 60-53 7 4 14 7 21 14 10 11 24 25 39 46v-14z">
          <text:p/>
        </draw:path>
        <draw:polygon draw:style-name="gr7" draw:text-style-name="P2" draw:layer="layout" svg:width="0cm" svg:height="0cm" svg:x="16.94cm" svg:y="5.623cm" svg:viewBox="0 0 0 0" draw:points="0,0">
          <text:p/>
        </draw:polygon>
        <draw:path draw:style-name="gr1" draw:text-style-name="P1" draw:layer="layout" svg:width="0.339cm" svg:height="0.352cm" svg:x="20.743cm" svg:y="9.045cm" svg:viewBox="0 0 340 353" svg:d="M308 21c56 49 35 159-39 244-81 85-183 113-241 64-18-18-28-43-28-79 0-67 50-151 117-204 71-50 148-60 191-25z">
          <text:p/>
        </draw:path>
        <draw:polygon draw:style-name="gr7" draw:text-style-name="P2" draw:layer="layout" svg:width="0cm" svg:height="0cm" svg:x="16.94cm" svg:y="5.623cm" svg:viewBox="0 0 0 0" draw:points="0,0">
          <text:p/>
        </draw:polygon>
        <draw:path draw:style-name="gr1" draw:text-style-name="P1" draw:layer="layout" svg:width="0.339cm" svg:height="0.353cm" svg:x="20.743cm" svg:y="6.58cm" svg:viewBox="0 0 340 354" svg:d="M308 24c56 49 35 158-39 239-81 86-183 118-241 68-18-17-28-46-28-78 0-71 50-152 117-205 71-53 148-63 191-24z">
          <text:p/>
        </draw:path>
        <draw:polygon draw:style-name="gr7" draw:text-style-name="P2" draw:layer="layout" svg:width="0cm" svg:height="0cm" svg:x="16.94cm" svg:y="5.623cm" svg:viewBox="0 0 0 0" draw:points="0,0">
          <text:p/>
        </draw:polygon>
        <draw:path draw:style-name="gr1" draw:text-style-name="P1" draw:layer="layout" svg:width="0.325cm" svg:height="0.719cm" svg:x="18.372cm" svg:y="5.108cm" svg:viewBox="0 0 326 720" svg:d="M205 46c-14-4-32-4-46 3-57 25-71 131-32 262s120 254 199 304c-11 35-21 70-28 105-79-35-164-137-224-268-63-130-88-265-67-357 18-88 81-120 159-74 14 7 28 14 39 25z">
          <text:p/>
        </draw:path>
        <draw:polygon draw:style-name="gr7" draw:text-style-name="P2" draw:layer="layout" svg:width="0cm" svg:height="0cm" svg:x="16.94cm" svg:y="5.623cm" svg:viewBox="0 0 0 0" draw:points="0,0">
          <text:p/>
        </draw:polygon>
        <draw:path draw:style-name="gr1" draw:text-style-name="P1" draw:layer="layout" svg:width="0.314cm" svg:height="0.727cm" svg:x="18.372cm" svg:y="7.573cm" svg:viewBox="0 0 315 728" svg:d="M148 11c0 11 4 25 4 39-18 12-32 29-39 57-7 29-11 64-7 106 14 117 74 258 155 346 18 56 36 113 54 169-64-21-138-91-198-194-60-102-103-222-113-324-7-50-4-92 7-127 21-75 70-100 137-72z">
          <text:p/>
        </draw:path>
        <draw:polygon draw:style-name="gr7" draw:text-style-name="P2" draw:layer="layout" svg:width="0cm" svg:height="0cm" svg:x="16.94cm" svg:y="5.623cm" svg:viewBox="0 0 0 0" draw:points="0,0">
          <text:p/>
        </draw:polygon>
        <draw:path draw:style-name="gr1" draw:text-style-name="P1" draw:layer="layout" svg:width="0.409cm" svg:height="0.42cm" svg:x="16.619cm" svg:y="6.561cm" svg:viewBox="0 0 410 421" svg:d="M0 50l410 371v-244l-195-177c-74 39-152 57-215 50z">
          <text:p/>
        </draw:path>
        <draw:polygon draw:style-name="gr7" draw:text-style-name="P2" draw:layer="layout" svg:width="0cm" svg:height="0cm" svg:x="16.94cm" svg:y="5.623cm" svg:viewBox="0 0 0 0" draw:points="0,0">
          <text:p/>
        </draw:polygon>
        <draw:path draw:style-name="gr1" draw:text-style-name="P1" draw:layer="layout" svg:width="0.484cm" svg:height="0.526cm" svg:x="19.444cm" svg:y="7.849cm" svg:viewBox="0 0 485 527" svg:d="M11 382c-14 53-14 102-3 141 95 18 216-32 315-127 102-92 162-220 162-329 0-21 0-42-7-64-42-7-92-3-141 18 28 21 42 53 42 95 0 85-60 185-145 248-84 60-177 67-223 18z">
          <text:p/>
        </draw:path>
        <draw:polygon draw:style-name="gr7" draw:text-style-name="P2" draw:layer="layout" svg:width="0cm" svg:height="0cm" svg:x="16.94cm" svg:y="5.623cm" svg:viewBox="0 0 0 0" draw:points="0,0">
          <text:p/>
        </draw:polygon>
        <draw:path draw:style-name="gr1" draw:text-style-name="P1" draw:layer="layout" svg:width="0.484cm" svg:height="0.524cm" svg:x="19.444cm" svg:y="5.385cm" svg:viewBox="0 0 485 525" svg:d="M11 380c-14 53-14 102-3 141 95 18 216-28 315-127 102-95 162-219 162-326 0-24 0-45-7-63-42-11-92-4-141 14 28 21 42 53 42 96 0 85-60 184-145 247-84 60-177 67-223 18z">
          <text:p/>
        </draw:path>
        <draw:polygon draw:style-name="gr7" draw:text-style-name="P2" draw:layer="layout" svg:width="0cm" svg:height="0cm" svg:x="16.94cm" svg:y="5.623cm" svg:viewBox="0 0 0 0" draw:points="0,0">
          <text:p/>
        </draw:polygon>
        <draw:path draw:style-name="gr1" draw:text-style-name="P1" draw:layer="layout" svg:width="1.193cm" svg:height="0.36cm" svg:x="14.082cm" svg:y="1.629cm" svg:viewBox="0 0 1194 361" svg:d="M1187 361c3-22 7-43 7-61 0-28-4-60-18-88-120-131-339-212-576-212-240 0-462 81-582 212-11 28-18 60-18 88 0 18 4 39 11 61 49-181 296-315 589-315 287 0 537 134 587 315z">
          <text:p/>
        </draw:path>
        <draw:polygon draw:style-name="gr7" draw:text-style-name="P2" draw:layer="layout" svg:width="0cm" svg:height="0cm" svg:x="16.94cm" svg:y="5.623cm" svg:viewBox="0 0 0 0" draw:points="0,0">
          <text:p/>
        </draw:polygon>
        <draw:path draw:style-name="gr1" draw:text-style-name="P1" draw:layer="layout" svg:width="1.157cm" svg:height="0.277cm" svg:x="14.1cm" svg:y="1.564cm" svg:viewBox="0 0 1158 278" svg:d="M1158 278c-32-86-109-160-219-209-218-92-501-92-720 0-106 49-184 123-219 209 120-132 342-213 580-213 239 0 458 81 578 213z">
          <text:p/>
        </draw:path>
        <draw:polygon draw:style-name="gr7" draw:text-style-name="P2" draw:layer="layout" svg:width="0cm" svg:height="0cm" svg:x="16.94cm" svg:y="5.623cm" svg:viewBox="0 0 0 0" draw:points="0,0">
          <text:p/>
        </draw:polygon>
        <draw:polygon draw:style-name="gr1" draw:text-style-name="P1" draw:layer="layout" svg:width="0.409cm" svg:height="0.48cm" svg:x="17.162cm" svg:y="5.82cm" svg:viewBox="0 0 410 481" draw:points="410,372 407,372 407,453 340,481 0,174 0,0">
          <text:p/>
        </draw:polygon>
        <draw:polygon draw:style-name="gr7" draw:text-style-name="P2" draw:layer="layout" svg:width="0cm" svg:height="0cm" svg:x="16.94cm" svg:y="5.623cm" svg:viewBox="0 0 0 0" draw:points="0,0">
          <text:p/>
        </draw:polygon>
        <draw:path draw:style-name="gr1" draw:text-style-name="P1" draw:layer="layout" svg:width="0.339cm" svg:height="0.354cm" svg:x="19.455cm" svg:y="6.745cm" svg:viewBox="0 0 340 355" svg:d="M7 233c-3 4-3 8-7 15 0 35 11 63 32 84 39 39 116 28 187-24 70-53 121-135 121-206 0-32-11-60-33-78-21-21-49-28-85-21-3 0-10 4-14 7-7 35-21 71-46 106-38 57-98 100-155 117z">
          <text:p/>
        </draw:path>
        <draw:polygon draw:style-name="gr7" draw:text-style-name="P2" draw:layer="layout" svg:width="0cm" svg:height="0cm" svg:x="16.94cm" svg:y="5.623cm" svg:viewBox="0 0 0 0" draw:points="0,0">
          <text:p/>
        </draw:polygon>
        <draw:path draw:style-name="gr1" draw:text-style-name="P1" draw:layer="layout" svg:width="0.286cm" svg:height="0.491cm" svg:x="13.631cm" svg:y="4.91cm" svg:viewBox="0 0 287 492" svg:d="M88 17c-25-18-42-21-56-14-11 3-15 10-22 21-3 10-7 18-7 35-3 11-3 25-3 39 0 18 0 35 0 53 7 35 10 67 17 96 11 39 22 74 36 109 21 39 46 75 74 99 21 18 42 28 60 32 22 7 40 7 57-4 18-7 32-21 43-45-50-22-111-92-153-177-39-89-60-181-46-244z">
          <text:p/>
        </draw:path>
        <draw:polygon draw:style-name="gr7" draw:text-style-name="P2" draw:layer="layout" svg:width="0cm" svg:height="0cm" svg:x="16.94cm" svg:y="5.623cm" svg:viewBox="0 0 0 0" draw:points="0,0">
          <text:p/>
        </draw:polygon>
        <draw:path draw:style-name="gr1" draw:text-style-name="P1" draw:layer="layout" svg:width="0.286cm" svg:height="0.492cm" svg:x="13.631cm" svg:y="3.779cm" svg:viewBox="0 0 287 493" svg:d="M88 21c-25-18-42-25-56-18-11 4-15 11-22 25-3 7-7 14-7 32-3 10-3 24-3 42 0 14 0 32 0 49 7 39 10 67 17 96 11 42 22 77 36 109 21 39 46 79 74 103 21 18 42 25 60 32 22 4 40 4 57-3 18-11 32-25 43-50-50-21-111-89-153-177-39-88-60-180-46-240z">
          <text:p/>
        </draw:path>
        <draw:polygon draw:style-name="gr7" draw:text-style-name="P2" draw:layer="layout" svg:width="0cm" svg:height="0cm" svg:x="16.94cm" svg:y="5.623cm" svg:viewBox="0 0 0 0" draw:points="0,0">
          <text:p/>
        </draw:polygon>
        <draw:path draw:style-name="gr1" draw:text-style-name="P1" draw:layer="layout" svg:width="0.367cm" svg:height="0.392cm" svg:x="19.455cm" svg:y="7.87cm" svg:viewBox="0 0 368 393" svg:d="M25 283c-11 25-21 53-25 78 46 49 139 42 223-21 85-60 145-159 145-245 0-42-14-74-42-95-25 7-50 21-74 35 7 11 10 28 10 46 0 53-31 118-84 160-50 46-111 60-153 42z">
          <text:p/>
        </draw:path>
        <draw:polygon draw:style-name="gr7" draw:text-style-name="P2" draw:layer="layout" svg:width="0cm" svg:height="0cm" svg:x="16.94cm" svg:y="5.623cm" svg:viewBox="0 0 0 0" draw:points="0,0">
          <text:p/>
        </draw:polygon>
        <draw:path draw:style-name="gr1" draw:text-style-name="P1" draw:layer="layout" svg:width="0.367cm" svg:height="0.392cm" svg:x="19.455cm" svg:y="5.404cm" svg:viewBox="0 0 368 393" svg:d="M25 283c-11 25-21 53-25 78 46 49 139 42 223-18 85-64 145-163 145-248 0-42-14-74-42-95-25 7-50 21-74 35 7 14 10 32 10 50 0 53-31 116-84 158-50 44-111 58-153 40z">
          <text:p/>
        </draw:path>
        <draw:polygon draw:style-name="gr7" draw:text-style-name="P2" draw:layer="layout" svg:width="0cm" svg:height="0cm" svg:x="16.94cm" svg:y="5.623cm" svg:viewBox="0 0 0 0" draw:points="0,0">
          <text:p/>
        </draw:polygon>
        <draw:polygon draw:style-name="gr1" draw:text-style-name="P1" draw:layer="layout" svg:width="0.434cm" svg:height="0.508cm" svg:x="16.605cm" svg:y="6.868cm" svg:viewBox="0 0 435 509" draw:points="435,509 435,392 89,81 0,0 0,117">
          <text:p/>
        </draw:polygon>
        <draw:polygon draw:style-name="gr7" draw:text-style-name="P2" draw:layer="layout" svg:width="0cm" svg:height="0cm" svg:x="16.94cm" svg:y="5.623cm" svg:viewBox="0 0 0 0" draw:points="0,0">
          <text:p/>
        </draw:polygon>
        <draw:polygon draw:style-name="gr1" draw:text-style-name="P1" draw:layer="layout" svg:width="0.434cm" svg:height="0.427cm" svg:x="16.605cm" svg:y="6.949cm" svg:viewBox="0 0 435 428" draw:points="0,36 435,428 435,312 89,0">
          <text:p/>
        </draw:polygon>
        <draw:polygon draw:style-name="gr7" draw:text-style-name="P2" draw:layer="layout" svg:width="0cm" svg:height="0cm" svg:x="16.94cm" svg:y="5.623cm" svg:viewBox="0 0 0 0" draw:points="0,0">
          <text:p/>
        </draw:polygon>
        <draw:path draw:style-name="gr1" draw:text-style-name="P1" draw:layer="layout" svg:width="0.558cm" svg:height="0.601cm" svg:x="16.544cm" svg:y="6.005cm" svg:viewBox="0 0 559 602" svg:d="M128 165l303 272-32 14v57l32-11v-60c0 43 21 99 54 134 21 25 42 36 57 29 10-8 17-22 17-46 0-22-3-46-14-71-14-32-32-56-46-74-21-14-36-21-50-14h-4c-10 7-14 21-14 42 0 43 21 99 54 134 21 25 42 36 57 29 10-8 17-22 17-46 0-22-3-46-14-71-14-32-32-56-46-74-21-14-36-21-50-14h-4c-10 7-14 21-14 42v60l-32 11-303-273v-25c-14 0-32-14-46-31-21-29-42-67-49-103-4-35 0-63 14-74h3c7-3 18-3 32 4 14 10 32 32 46 56v-3l32-11 303 273v60l-32 14-271-248c0 7 0 11 0 18z">
          <text:p/>
        </draw:path>
        <draw:polygon draw:style-name="gr7" draw:text-style-name="P2" draw:layer="layout" svg:width="0cm" svg:height="0cm" svg:x="16.94cm" svg:y="5.623cm" svg:viewBox="0 0 0 0" draw:points="0,0">
          <text:p/>
        </draw:polygon>
        <draw:path draw:style-name="gr1" draw:text-style-name="P1" draw:layer="layout" svg:width="0.254cm" svg:height="0.339cm" svg:x="18.245cm" svg:y="6.995cm" svg:viewBox="0 0 255 340" svg:d="M0 109l252-109c-4 117-4 226 3 340z">
          <text:p/>
        </draw:path>
        <draw:polygon draw:style-name="gr7" draw:text-style-name="P2" draw:layer="layout" svg:width="0cm" svg:height="0cm" svg:x="16.94cm" svg:y="5.623cm" svg:viewBox="0 0 0 0" draw:points="0,0">
          <text:p/>
        </draw:polygon>
        <draw:path draw:style-name="gr1" draw:text-style-name="P1" draw:layer="layout" svg:width="0.21cm" svg:height="0.406cm" svg:x="13.721cm" svg:y="3.802cm" svg:viewBox="0 0 211 407" svg:d="M5 0c-14 58 4 150 46 238 39 88 99 152 149 169 7-14 11-32 11-53 0-24-4-53-14-77-40-39-72-103-86-163-21-31-49-63-74-89-11-7-21-17-32-25z">
          <text:p/>
        </draw:path>
        <draw:polygon draw:style-name="gr7" draw:text-style-name="P2" draw:layer="layout" svg:width="0cm" svg:height="0cm" svg:x="16.94cm" svg:y="5.623cm" svg:viewBox="0 0 0 0" draw:points="0,0">
          <text:p/>
        </draw:polygon>
        <draw:path draw:style-name="gr1" draw:text-style-name="P1" draw:layer="layout" svg:width="0.21cm" svg:height="0.406cm" svg:x="13.721cm" svg:y="4.935cm" svg:viewBox="0 0 211 407" svg:d="M5 0c-14 56 4 149 46 237 39 85 99 152 149 170 7-18 11-36 11-57 0-25-4-49-14-74-40-39-72-102-86-167-21-28-49-60-74-84-11-11-21-18-32-25z">
          <text:p/>
        </draw:path>
        <draw:polygon draw:style-name="gr7" draw:text-style-name="P2" draw:layer="layout" svg:width="0cm" svg:height="0cm" svg:x="16.94cm" svg:y="5.623cm" svg:viewBox="0 0 0 0" draw:points="0,0">
          <text:p/>
        </draw:polygon>
        <draw:polygon draw:style-name="gr1" draw:text-style-name="P1" draw:layer="layout" svg:width="0.335cm" svg:height="0.345cm" svg:x="16.64cm" svg:y="7.334cm" svg:viewBox="0 0 336 346" draw:points="32,0 336,276 336,332 304,346 0,74 0,14">
          <text:p/>
        </draw:polygon>
        <draw:polygon draw:style-name="gr7" draw:text-style-name="P2" draw:layer="layout" svg:width="0cm" svg:height="0cm" svg:x="16.94cm" svg:y="5.623cm" svg:viewBox="0 0 0 0" draw:points="0,0">
          <text:p/>
        </draw:polygon>
        <draw:polygon draw:style-name="gr1" draw:text-style-name="P1" draw:layer="layout" svg:width="0.335cm" svg:height="0.345cm" svg:x="16.64cm" svg:y="7.567cm" svg:viewBox="0 0 336 346" draw:points="32,0 336,272 336,332 304,346 0,70 0,14">
          <text:p/>
        </draw:polygon>
        <draw:polygon draw:style-name="gr7" draw:text-style-name="P2" draw:layer="layout" svg:width="0cm" svg:height="0cm" svg:x="16.94cm" svg:y="5.623cm" svg:viewBox="0 0 0 0" draw:points="0,0">
          <text:p/>
        </draw:polygon>
        <draw:polygon draw:style-name="gr1" draw:text-style-name="P1" draw:layer="layout" svg:width="0.335cm" svg:height="0.346cm" svg:x="16.64cm" svg:y="7.45cm" svg:viewBox="0 0 336 347" draw:points="32,0 336,275 336,333 304,347 0,74 0,14">
          <text:p/>
        </draw:polygon>
        <draw:polygon draw:style-name="gr7" draw:text-style-name="P2" draw:layer="layout" svg:width="0cm" svg:height="0cm" svg:x="16.94cm" svg:y="5.623cm" svg:viewBox="0 0 0 0" draw:points="0,0">
          <text:p/>
        </draw:polygon>
        <draw:path draw:style-name="gr1" draw:text-style-name="P1" draw:layer="layout" svg:width="0.311cm" svg:height="0.329cm" svg:x="20.665cm" svg:y="6.511cm" svg:viewBox="0 0 312 330" svg:d="M60 330c-3-7-3-18-3-28 0-57 31-125 84-178 53-49 117-77 171-74l-11-10-21-18c-40-35-110-28-174 21-63 46-106 124-106 188 0 28 7 53 25 71l21 17z">
          <text:p/>
        </draw:path>
        <draw:polygon draw:style-name="gr7" draw:text-style-name="P2" draw:layer="layout" svg:width="0cm" svg:height="0cm" svg:x="16.94cm" svg:y="5.623cm" svg:viewBox="0 0 0 0" draw:points="0,0">
          <text:p/>
        </draw:polygon>
        <draw:path draw:style-name="gr1" draw:text-style-name="P1" draw:layer="layout" svg:width="0.311cm" svg:height="0.329cm" svg:x="20.665cm" svg:y="8.977cm" svg:viewBox="0 0 312 330" svg:d="M60 330c-3-7-3-18-3-28 0-57 31-124 84-177s117-81 171-74l-11-11-21-18c-40-35-110-28-174 21-63 47-106 121-106 188 0 28 7 53 25 71l21 17z">
          <text:p/>
        </draw:path>
        <draw:polygon draw:style-name="gr7" draw:text-style-name="P2" draw:layer="layout" svg:width="0cm" svg:height="0cm" svg:x="16.94cm" svg:y="5.623cm" svg:viewBox="0 0 0 0" draw:points="0,0">
          <text:p/>
        </draw:polygon>
        <draw:path draw:style-name="gr1" draw:text-style-name="P1" draw:layer="layout" svg:width="0.166cm" svg:height="0.272cm" svg:x="16.954cm" svg:y="7.453cm" svg:viewBox="0 0 167 273" svg:d="M167 216v-4c0-31-7-70-25-105-18-36-39-71-63-90-7-3-11-10-19-10-39-21-64 3-60 64 4 57 35 131 75 173 42 39 81 39 92-3 0-7 0-15 0-25z">
          <text:p/>
        </draw:path>
        <draw:polygon draw:style-name="gr7" draw:text-style-name="P2" draw:layer="layout" svg:width="0cm" svg:height="0cm" svg:x="16.94cm" svg:y="5.623cm" svg:viewBox="0 0 0 0" draw:points="0,0">
          <text:p/>
        </draw:polygon>
        <draw:path draw:style-name="gr1" draw:text-style-name="P1" draw:layer="layout" svg:width="0.215cm" svg:height="0.287cm" svg:x="16.619cm" svg:y="6.325cm" svg:viewBox="0 0 216 288" svg:d="M0 3c3 29 14 53 32 67l184 167c-74 39-152 57-216 50v-287z">
          <text:p/>
        </draw:path>
        <draw:polygon draw:style-name="gr7" draw:text-style-name="P2" draw:layer="layout" svg:width="0cm" svg:height="0cm" svg:x="16.94cm" svg:y="5.623cm" svg:viewBox="0 0 0 0" draw:points="0,0">
          <text:p/>
        </draw:polygon>
        <draw:path draw:style-name="gr1" draw:text-style-name="P1" draw:layer="layout" svg:width="0.254cm" svg:height="0.244cm" svg:x="16.905cm" svg:y="5.767cm" svg:viewBox="0 0 255 245" svg:d="M197 0c-21 11-21 50-10 92 14 46 42 88 68 107l-100 46-155-139v-17z">
          <text:p/>
        </draw:path>
        <draw:polygon draw:style-name="gr7" draw:text-style-name="P2" draw:layer="layout" svg:width="0cm" svg:height="0cm" svg:x="16.94cm" svg:y="5.623cm" svg:viewBox="0 0 0 0" draw:points="0,0">
          <text:p/>
        </draw:polygon>
        <draw:path draw:style-name="gr1" draw:text-style-name="P1" draw:layer="layout" svg:width="0.236cm" svg:height="0.255cm" svg:x="19.48cm" svg:y="5.439cm" svg:viewBox="0 0 237 256" svg:d="M237 51c0-18-3-37-10-51-97 58-181 150-227 248 42 18 102 4 152-39 53-42 85-105 85-158z">
          <text:p/>
        </draw:path>
        <draw:polygon draw:style-name="gr7" draw:text-style-name="P2" draw:layer="layout" svg:width="0cm" svg:height="0cm" svg:x="16.94cm" svg:y="5.623cm" svg:viewBox="0 0 0 0" draw:points="0,0">
          <text:p/>
        </draw:polygon>
        <draw:path draw:style-name="gr1" draw:text-style-name="P1" draw:layer="layout" svg:width="0.236cm" svg:height="0.255cm" svg:x="19.48cm" svg:y="7.905cm" svg:viewBox="0 0 237 256" svg:d="M237 46c0-18-3-35-10-46-97 53-181 146-227 248 42 18 102 4 152-39 53-45 85-109 85-163z">
          <text:p/>
        </draw:path>
        <draw:polygon draw:style-name="gr7" draw:text-style-name="P2" draw:layer="layout" svg:width="0cm" svg:height="0cm" svg:x="16.94cm" svg:y="5.623cm" svg:viewBox="0 0 0 0" draw:points="0,0">
          <text:p/>
        </draw:polygon>
        <draw:path draw:style-name="gr1" draw:text-style-name="P1" draw:layer="layout" svg:width="0.157cm" svg:height="0.508cm" svg:x="18.477cm" svg:y="7.623cm" svg:viewBox="0 0 158 509" svg:d="M49 0c25 176 60 347 109 509-81-88-141-226-156-343-4-42 0-78 7-106 8-28 22-49 40-60z">
          <text:p/>
        </draw:path>
        <draw:polygon draw:style-name="gr7" draw:text-style-name="P2" draw:layer="layout" svg:width="0cm" svg:height="0cm" svg:x="16.94cm" svg:y="5.623cm" svg:viewBox="0 0 0 0" draw:points="0,0">
          <text:p/>
        </draw:polygon>
        <draw:path draw:style-name="gr1" draw:text-style-name="P1" draw:layer="layout" svg:width="0.185cm" svg:height="0.193cm" svg:x="20.82cm" svg:y="6.661cm" svg:viewBox="0 0 186 194" svg:d="M167 13c32 25 21 85-21 131s-103 64-131 36c-11-7-15-26-15-43 0-39 25-85 65-110 39-32 81-35 102-14z">
          <text:p/>
        </draw:path>
        <draw:polygon draw:style-name="gr7" draw:text-style-name="P2" draw:layer="layout" svg:width="0cm" svg:height="0cm" svg:x="16.94cm" svg:y="5.623cm" svg:viewBox="0 0 0 0" draw:points="0,0">
          <text:p/>
        </draw:polygon>
        <draw:path draw:style-name="gr1" draw:text-style-name="P1" draw:layer="layout" svg:width="0.185cm" svg:height="0.194cm" svg:x="20.82cm" svg:y="9.124cm" svg:viewBox="0 0 186 195" svg:d="M167 12c32 29 21 86-21 132-42 49-103 63-131 39-11-11-15-25-15-46 0-35 25-81 65-110 39-29 81-36 102-15z">
          <text:p/>
        </draw:path>
        <draw:polygon draw:style-name="gr7" draw:text-style-name="P2" draw:layer="layout" svg:width="0cm" svg:height="0cm" svg:x="16.94cm" svg:y="5.623cm" svg:viewBox="0 0 0 0" draw:points="0,0">
          <text:p/>
        </draw:polygon>
        <draw:path draw:style-name="gr1" draw:text-style-name="P1" draw:layer="layout" svg:width="0.339cm" svg:height="0.326cm" svg:x="17.162cm" svg:y="5.993cm" svg:viewBox="0 0 340 327" svg:d="M340 308l-39 19-149-132-39 18-106-95c4-43 0-82-7-118z">
          <text:p/>
        </draw:path>
        <draw:polygon draw:style-name="gr7" draw:text-style-name="P2" draw:layer="layout" svg:width="0cm" svg:height="0cm" svg:x="16.94cm" svg:y="5.623cm" svg:viewBox="0 0 0 0" draw:points="0,0">
          <text:p/>
        </draw:polygon>
        <draw:path draw:style-name="gr1" draw:text-style-name="P1" draw:layer="layout" svg:width="0.247cm" svg:height="0.178cm" svg:x="18.245cm" svg:y="5.747cm" svg:viewBox="0 0 248 179" svg:d="M248 70l-18-18c-59-50-112-64-156-43-31 10-53 43-63 89-7 21-11 49-11 81z">
          <text:p/>
        </draw:path>
        <draw:polygon draw:style-name="gr7" draw:text-style-name="P2" draw:layer="layout" svg:width="0cm" svg:height="0cm" svg:x="16.94cm" svg:y="5.623cm" svg:viewBox="0 0 0 0" draw:points="0,0">
          <text:p/>
        </draw:polygon>
        <draw:path draw:style-name="gr1" draw:text-style-name="P1" draw:layer="layout" svg:width="0.169cm" svg:height="0.229cm" svg:x="15.568cm" svg:y="4.459cm" svg:viewBox="0 0 170 230" svg:d="M14 88c-11-7-14-18-14-25 0-18 10-32 31-39l32-14c33-17 82-10 107 11v209z">
          <text:p/>
        </draw:path>
        <draw:polygon draw:style-name="gr7" draw:text-style-name="P2" draw:layer="layout" svg:width="0cm" svg:height="0cm" svg:x="16.94cm" svg:y="5.623cm" svg:viewBox="0 0 0 0" draw:points="0,0">
          <text:p/>
        </draw:polygon>
        <draw:path draw:style-name="gr1" draw:text-style-name="P1" draw:layer="layout" svg:width="0.135cm" svg:height="0.356cm" svg:x="16.304cm" svg:y="6.868cm" svg:viewBox="0 0 136 357" svg:d="M136 0c-26 14-47 28-72 46-10 14-24 25-35 43-10 14-18 29-25 53-3 18-7 46 0 67 4 14 7 25 11 36 11 21 25 38 35 52 29 29 57 46 86 60-61-158-61-308 0-357z">
          <text:p/>
        </draw:path>
        <draw:polygon draw:style-name="gr7" draw:text-style-name="P2" draw:layer="layout" svg:width="0cm" svg:height="0cm" svg:x="16.94cm" svg:y="5.623cm" svg:viewBox="0 0 0 0" draw:points="0,0">
          <text:p/>
        </draw:polygon>
        <draw:path draw:style-name="gr1" draw:text-style-name="P1" draw:layer="layout" svg:width="1.165cm" svg:height="0.499cm" svg:x="18.4cm" svg:y="4.531cm" svg:viewBox="0 0 1166 500" svg:d="M60 490l1106-488c-25-4-43-4-60 7l-1028 452-78 39c18-10 39-14 60-10z">
          <text:p/>
        </draw:path>
        <draw:polygon draw:style-name="gr7" draw:text-style-name="P2" draw:layer="layout" svg:width="0cm" svg:height="0cm" svg:x="16.94cm" svg:y="5.623cm" svg:viewBox="0 0 0 0" draw:points="0,0">
          <text:p/>
        </draw:polygon>
        <draw:path draw:style-name="gr1" draw:text-style-name="P1" draw:layer="layout" svg:width="0.162cm" svg:height="0.304cm" svg:x="15.85cm" svg:y="4.938cm" svg:viewBox="0 0 163 305" svg:d="M163 0v118c-21 14-46 32-64 49-46 43-78 88-92 138-4-18-7-35-7-57 0-91 60-183 163-248z">
          <text:p/>
        </draw:path>
        <draw:polygon draw:style-name="gr7" draw:text-style-name="P2" draw:layer="layout" svg:width="0cm" svg:height="0cm" svg:x="16.94cm" svg:y="5.623cm" svg:viewBox="0 0 0 0" draw:points="0,0">
          <text:p/>
        </draw:polygon>
        <draw:polygon draw:style-name="gr1" draw:text-style-name="P1" draw:layer="layout" svg:width="0.303cm" svg:height="0.335cm" svg:x="16.64cm" svg:y="6.064cm" svg:viewBox="0 0 304 336" draw:points="304,336 304,276 0,0 0,60 32,88">
          <text:p/>
        </draw:polygon>
        <draw:polygon draw:style-name="gr7" draw:text-style-name="P2" draw:layer="layout" svg:width="0cm" svg:height="0cm" svg:x="16.94cm" svg:y="5.623cm" svg:viewBox="0 0 0 0" draw:points="0,0">
          <text:p/>
        </draw:polygon>
        <draw:polygon draw:style-name="gr1" draw:text-style-name="P1" draw:layer="layout" svg:width="0.303cm" svg:height="0.332cm" svg:x="16.64cm" svg:y="6.18cm" svg:viewBox="0 0 304 333" draw:points="304,276 304,333 0,60 0,35 0,0">
          <text:p/>
        </draw:polygon>
        <draw:polygon draw:style-name="gr7" draw:text-style-name="P2" draw:layer="layout" svg:width="0cm" svg:height="0cm" svg:x="16.94cm" svg:y="5.623cm" svg:viewBox="0 0 0 0" draw:points="0,0">
          <text:p/>
        </draw:polygon>
        <draw:polygon draw:style-name="gr1" draw:text-style-name="P1" draw:layer="layout" svg:width="0.303cm" svg:height="0.331cm" svg:x="16.64cm" svg:y="7.581cm" svg:viewBox="0 0 304 332" draw:points="304,272 304,332 0,56 0,0">
          <text:p/>
        </draw:polygon>
        <draw:polygon draw:style-name="gr7" draw:text-style-name="P2" draw:layer="layout" svg:width="0cm" svg:height="0cm" svg:x="16.94cm" svg:y="5.623cm" svg:viewBox="0 0 0 0" draw:points="0,0">
          <text:p/>
        </draw:polygon>
        <draw:polygon draw:style-name="gr1" draw:text-style-name="P1" draw:layer="layout" svg:width="0.303cm" svg:height="0.332cm" svg:x="16.64cm" svg:y="7.115cm" svg:viewBox="0 0 304 333" draw:points="304,276 304,333 39,93 0,61 0,15 0,0">
          <text:p/>
        </draw:polygon>
        <draw:polygon draw:style-name="gr7" draw:text-style-name="P2" draw:layer="layout" svg:width="0cm" svg:height="0cm" svg:x="16.94cm" svg:y="5.623cm" svg:viewBox="0 0 0 0" draw:points="0,0">
          <text:p/>
        </draw:polygon>
        <draw:polygon draw:style-name="gr1" draw:text-style-name="P1" draw:layer="layout" svg:width="0.303cm" svg:height="0.331cm" svg:x="16.64cm" svg:y="7.348cm" svg:viewBox="0 0 304 332" draw:points="304,276 304,332 0,60 0,0">
          <text:p/>
        </draw:polygon>
        <draw:polygon draw:style-name="gr7" draw:text-style-name="P2" draw:layer="layout" svg:width="0cm" svg:height="0cm" svg:x="16.94cm" svg:y="5.623cm" svg:viewBox="0 0 0 0" draw:points="0,0">
          <text:p/>
        </draw:polygon>
        <draw:polygon draw:style-name="gr1" draw:text-style-name="P1" draw:layer="layout" svg:width="0.303cm" svg:height="0.331cm" svg:x="16.64cm" svg:y="6.297cm" svg:viewBox="0 0 304 332" draw:points="304,276 304,332 0,53 0,0">
          <text:p/>
        </draw:polygon>
        <draw:polygon draw:style-name="gr7" draw:text-style-name="P2" draw:layer="layout" svg:width="0cm" svg:height="0cm" svg:x="16.94cm" svg:y="5.623cm" svg:viewBox="0 0 0 0" draw:points="0,0">
          <text:p/>
        </draw:polygon>
        <draw:polygon draw:style-name="gr1" draw:text-style-name="P1" draw:layer="layout" svg:width="0.303cm" svg:height="0.332cm" svg:x="16.64cm" svg:y="7.464cm" svg:viewBox="0 0 304 333" draw:points="304,272 304,333 0,60 0,0">
          <text:p/>
        </draw:polygon>
        <draw:polygon draw:style-name="gr7" draw:text-style-name="P2" draw:layer="layout" svg:width="0cm" svg:height="0cm" svg:x="16.94cm" svg:y="5.623cm" svg:viewBox="0 0 0 0" draw:points="0,0">
          <text:p/>
        </draw:polygon>
        <draw:path draw:style-name="gr1" draw:text-style-name="P1" draw:layer="layout" svg:width="0.272cm" svg:height="0.158cm" svg:x="18.065cm" svg:y="5.108cm" svg:viewBox="0 0 273 159" svg:d="M0 121l273-121c-11 24-14 54-18 89l-163 70c-32-10-64-14-92-14l103-45c-29 0-57 3-82 10-7 4-14 7-21 11z">
          <text:p/>
        </draw:path>
        <draw:polygon draw:style-name="gr7" draw:text-style-name="P2" draw:layer="layout" svg:width="0cm" svg:height="0cm" svg:x="16.94cm" svg:y="5.623cm" svg:viewBox="0 0 0 0" draw:points="0,0">
          <text:p/>
        </draw:polygon>
        <draw:path draw:style-name="gr1" draw:text-style-name="P1" draw:layer="layout" svg:width="0.128cm" svg:height="0.21cm" svg:x="16.544cm" svg:y="6.005cm" svg:viewBox="0 0 129 211" svg:d="M15 2c-14 11-18 39-14 74 7 36 28 74 50 103 18 18 35 32 50 32v-32l28-14c0-7 0-15 0-18l-28-28v-57c-15-24-32-46-50-56-14-7-26-7-33-4z">
          <text:p/>
        </draw:path>
        <draw:polygon draw:style-name="gr7" draw:text-style-name="P2" draw:layer="layout" svg:width="0cm" svg:height="0cm" svg:x="16.94cm" svg:y="5.623cm" svg:viewBox="0 0 0 0" draw:points="0,0">
          <text:p/>
        </draw:polygon>
        <draw:path draw:style-name="gr1" draw:text-style-name="P1" draw:layer="layout" svg:width="0.092cm" svg:height="0.279cm" svg:x="15.857cm" svg:y="5.104cm" svg:viewBox="0 0 93 280" svg:d="M93 280v-280c-46 39-79 89-93 139 14 53 47 99 93 141z">
          <text:p/>
        </draw:path>
        <draw:polygon draw:style-name="gr7" draw:text-style-name="P2" draw:layer="layout" svg:width="0cm" svg:height="0cm" svg:x="16.94cm" svg:y="5.623cm" svg:viewBox="0 0 0 0" draw:points="0,0">
          <text:p/>
        </draw:polygon>
        <draw:path draw:style-name="gr1" draw:text-style-name="P1" draw:layer="layout" svg:width="0.121cm" svg:height="0.21cm" svg:x="16.999cm" svg:y="7.471cm" svg:viewBox="0 0 122 211" svg:d="M122 199v-4c0-31-7-71-26-106-18-36-39-71-63-89-4 0-11 0-14 4-25 10-25 63 0 120 24 61 67 96 92 85 4 0 11-3 11-10z">
          <text:p/>
        </draw:path>
        <draw:polygon draw:style-name="gr7" draw:text-style-name="P2" draw:layer="layout" svg:width="0cm" svg:height="0cm" svg:x="16.94cm" svg:y="5.623cm" svg:viewBox="0 0 0 0" draw:points="0,0">
          <text:p/>
        </draw:polygon>
        <draw:polygon draw:style-name="gr1" draw:text-style-name="P1" draw:layer="layout" svg:width="0.261cm" svg:height="0.292cm" svg:x="16.661cm" svg:y="7.253cm" svg:viewBox="0 0 262 293" draw:points="262,233 262,293 18,70 0,56 0,38 0,0">
          <text:p/>
        </draw:polygon>
        <draw:polygon draw:style-name="gr7" draw:text-style-name="P2" draw:layer="layout" svg:width="0cm" svg:height="0cm" svg:x="16.94cm" svg:y="5.623cm" svg:viewBox="0 0 0 0" draw:points="0,0">
          <text:p/>
        </draw:polygon>
        <draw:path draw:style-name="gr1" draw:text-style-name="P1" draw:layer="layout" svg:width="0.166cm" svg:height="0.272cm" svg:x="16.954cm" svg:y="7.453cm" svg:viewBox="0 0 167 273" svg:d="M79 17c-7-3-11-10-19-10-39-21-64 3-60 64 4 57 35 131 75 173 42 39 81 39 92-3 0-7 0-15 0-25 0 7-7 10-11 10-24 11-67-24-91-81-26-60-26-113 0-124 3-4 10-4 14-4z">
          <text:p/>
        </draw:path>
        <draw:polygon draw:style-name="gr7" draw:text-style-name="P2" draw:layer="layout" svg:width="0cm" svg:height="0cm" svg:x="16.94cm" svg:y="5.623cm" svg:viewBox="0 0 0 0" draw:points="0,0">
          <text:p/>
        </draw:polygon>
        <draw:path draw:style-name="gr1" draw:text-style-name="P1" draw:layer="layout" svg:width="0.119cm" svg:height="0.254cm" svg:x="16.32cm" svg:y="5.866cm" svg:viewBox="0 0 120 255" svg:d="M13 32l72-32c-14 67 0 160 35 255-32-17-60-39-86-70-14-18-24-43-31-71-4-15-4-33 0-47 3-14 7-28 10-35z">
          <text:p/>
        </draw:path>
        <draw:polygon draw:style-name="gr7" draw:text-style-name="P2" draw:layer="layout" svg:width="0cm" svg:height="0cm" svg:x="16.94cm" svg:y="5.623cm" svg:viewBox="0 0 0 0" draw:points="0,0">
          <text:p/>
        </draw:polygon>
        <draw:path draw:style-name="gr1" draw:text-style-name="P1" draw:layer="layout" svg:width="0.155cm" svg:height="0.272cm" svg:x="16.524cm" svg:y="7.063cm" svg:viewBox="0 0 156 273" svg:d="M81 20c-7-7-14-10-18-14-39-17-63 4-63 53 0 53 24 121 60 167 35 46 74 60 96 35l-14-14v-18c-29-7-65-49-82-103-18-49-18-95 7-106 3 0 7-3 14 0z">
          <text:p/>
        </draw:path>
        <draw:polygon draw:style-name="gr7" draw:text-style-name="P2" draw:layer="layout" svg:width="0cm" svg:height="0cm" svg:x="16.94cm" svg:y="5.623cm" svg:viewBox="0 0 0 0" draw:points="0,0">
          <text:p/>
        </draw:polygon>
        <draw:path draw:style-name="gr1" draw:text-style-name="P1" draw:layer="layout" svg:width="1.193cm" svg:height="0.384cm" svg:x="14.082cm" svg:y="1.545cm" svg:viewBox="0 0 1194 385" svg:d="M0 378c0 4 0 4 0 7 0-32 7-60 18-88 35-85 113-160 222-209 4-4 11-7 18-11 205-88 476-88 682 0 7 4 14 7 17 11 110 49 187 124 219 209 14 28 18 56 18 88 0-3 0-3 0-7 0-209-265-378-594-378-331 0-600 169-600 378z">
          <text:p/>
        </draw:path>
        <draw:polygon draw:style-name="gr7" draw:text-style-name="P2" draw:layer="layout" svg:width="0cm" svg:height="0cm" svg:x="16.94cm" svg:y="5.623cm" svg:viewBox="0 0 0 0" draw:points="0,0">
          <text:p/>
        </draw:polygon>
        <draw:path draw:style-name="gr1" draw:text-style-name="P1" draw:layer="layout" svg:width="0.162cm" svg:height="0.166cm" svg:x="18.157cm" svg:y="5.196cm" svg:viewBox="0 0 163 167" svg:d="M163 0c0 12 0 22 0 33l-3 134-160-96z">
          <text:p/>
        </draw:path>
        <draw:polygon draw:style-name="gr7" draw:text-style-name="P2" draw:layer="layout" svg:width="0cm" svg:height="0cm" svg:x="16.94cm" svg:y="5.623cm" svg:viewBox="0 0 0 0" draw:points="0,0">
          <text:p/>
        </draw:polygon>
        <draw:path draw:style-name="gr1" draw:text-style-name="P1" draw:layer="layout" svg:width="0.409cm" svg:height="0.41cm" svg:x="16.619cm" svg:y="6.328cm" svg:viewBox="0 0 410 411" svg:d="M410 368l-82-67-307-275-21-26c3 30 14 54 32 68l183 166 195 177z">
          <text:p/>
        </draw:path>
        <draw:polygon draw:style-name="gr7" draw:text-style-name="P2" draw:layer="layout" svg:width="0cm" svg:height="0cm" svg:x="16.94cm" svg:y="5.623cm" svg:viewBox="0 0 0 0" draw:points="0,0">
          <text:p/>
        </draw:polygon>
        <draw:path draw:style-name="gr1" draw:text-style-name="P1" draw:layer="layout" svg:width="0.117cm" svg:height="0.209cm" svg:x="16.569cm" svg:y="7.082cm" svg:viewBox="0 0 118 210" svg:d="M118 161c0-11-4-21-7-33l-36-35v-46c-15-21-29-35-43-46-3-3-7 0-14 0-21 11-25 57-7 110 21 50 53 92 85 99v-38z">
          <text:p/>
        </draw:path>
        <draw:polygon draw:style-name="gr7" draw:text-style-name="P2" draw:layer="layout" svg:width="0cm" svg:height="0cm" svg:x="16.94cm" svg:y="5.623cm" svg:viewBox="0 0 0 0" draw:points="0,0">
          <text:p/>
        </draw:polygon>
        <draw:polygon draw:style-name="gr1" draw:text-style-name="P1" draw:layer="layout" svg:width="0.335cm" svg:height="0.289cm" svg:x="16.64cm" svg:y="7.334cm" svg:viewBox="0 0 336 290" draw:points="32,0 336,276 304,290 0,14">
          <text:p/>
        </draw:polygon>
        <draw:polygon draw:style-name="gr7" draw:text-style-name="P2" draw:layer="layout" svg:width="0cm" svg:height="0cm" svg:x="16.94cm" svg:y="5.623cm" svg:viewBox="0 0 0 0" draw:points="0,0">
          <text:p/>
        </draw:polygon>
        <draw:polygon draw:style-name="gr1" draw:text-style-name="P1" draw:layer="layout" svg:width="0.335cm" svg:height="0.286cm" svg:x="16.64cm" svg:y="6.286cm" svg:viewBox="0 0 336 287" draw:points="32,0 336,273 304,287 0,11">
          <text:p/>
        </draw:polygon>
        <draw:polygon draw:style-name="gr7" draw:text-style-name="P2" draw:layer="layout" svg:width="0cm" svg:height="0cm" svg:x="16.94cm" svg:y="5.623cm" svg:viewBox="0 0 0 0" draw:points="0,0">
          <text:p/>
        </draw:polygon>
        <draw:polygon draw:style-name="gr1" draw:text-style-name="P1" draw:layer="layout" svg:width="0.335cm" svg:height="0.285cm" svg:x="16.64cm" svg:y="7.567cm" svg:viewBox="0 0 336 286" draw:points="32,0 336,276 304,286 0,14">
          <text:p/>
        </draw:polygon>
        <draw:polygon draw:style-name="gr7" draw:text-style-name="P2" draw:layer="layout" svg:width="0cm" svg:height="0cm" svg:x="16.94cm" svg:y="5.623cm" svg:viewBox="0 0 0 0" draw:points="0,0">
          <text:p/>
        </draw:polygon>
        <draw:polygon draw:style-name="gr1" draw:text-style-name="P1" draw:layer="layout" svg:width="0.335cm" svg:height="0.285cm" svg:x="16.64cm" svg:y="6.17cm" svg:viewBox="0 0 336 286" draw:points="32,0 336,272 304,286 0,10">
          <text:p/>
        </draw:polygon>
        <draw:polygon draw:style-name="gr7" draw:text-style-name="P2" draw:layer="layout" svg:width="0cm" svg:height="0cm" svg:x="16.94cm" svg:y="5.623cm" svg:viewBox="0 0 0 0" draw:points="0,0">
          <text:p/>
        </draw:polygon>
        <draw:polygon draw:style-name="gr1" draw:text-style-name="P1" draw:layer="layout" svg:width="0.335cm" svg:height="0.289cm" svg:x="16.64cm" svg:y="7.101cm" svg:viewBox="0 0 336 290" draw:points="32,0 336,276 304,290 0,14">
          <text:p/>
        </draw:polygon>
        <draw:polygon draw:style-name="gr7" draw:text-style-name="P2" draw:layer="layout" svg:width="0cm" svg:height="0cm" svg:x="16.94cm" svg:y="5.623cm" svg:viewBox="0 0 0 0" draw:points="0,0">
          <text:p/>
        </draw:polygon>
        <draw:polygon draw:style-name="gr1" draw:text-style-name="P1" draw:layer="layout" svg:width="0.335cm" svg:height="0.286cm" svg:x="16.64cm" svg:y="7.45cm" svg:viewBox="0 0 336 287" draw:points="32,0 336,276 304,287 0,14">
          <text:p/>
        </draw:polygon>
        <draw:polygon draw:style-name="gr7" draw:text-style-name="P2" draw:layer="layout" svg:width="0cm" svg:height="0cm" svg:x="16.94cm" svg:y="5.623cm" svg:viewBox="0 0 0 0" draw:points="0,0">
          <text:p/>
        </draw:polygon>
        <draw:polygon draw:style-name="gr1" draw:text-style-name="P1" draw:layer="layout" svg:width="0.335cm" svg:height="0.286cm" svg:x="16.64cm" svg:y="6.053cm" svg:viewBox="0 0 336 287" draw:points="336,273 304,287 0,11 32,0">
          <text:p/>
        </draw:polygon>
        <draw:polygon draw:style-name="gr7" draw:text-style-name="P2" draw:layer="layout" svg:width="0cm" svg:height="0cm" svg:x="16.94cm" svg:y="5.623cm" svg:viewBox="0 0 0 0" draw:points="0,0">
          <text:p/>
        </draw:polygon>
        <draw:path draw:style-name="gr1" draw:text-style-name="P1" draw:layer="layout" svg:width="0.328cm" svg:height="0.35cm" svg:x="20.722cm" svg:y="6.56cm" svg:viewBox="0 0 329 351" svg:d="M53 351c-22-17-32-45-32-77 0-72 49-153 121-206 67-53 144-63 187-24l-21-22c-15-10-32-17-53-21-53-7-117 21-171 74-53 53-84 120-84 177 0 10 0 22 3 29 4 21 11 39 28 49z">
          <text:p/>
        </draw:path>
        <draw:polygon draw:style-name="gr7" draw:text-style-name="P2" draw:layer="layout" svg:width="0cm" svg:height="0cm" svg:x="16.94cm" svg:y="5.623cm" svg:viewBox="0 0 0 0" draw:points="0,0">
          <text:p/>
        </draw:polygon>
        <draw:path draw:style-name="gr1" draw:text-style-name="P1" draw:layer="layout" svg:width="0.328cm" svg:height="0.35cm" svg:x="20.722cm" svg:y="9.026cm" svg:viewBox="0 0 329 351" svg:d="M53 351c-22-17-32-46-32-77 0-72 49-153 121-206 67-53 144-63 187-25l-21-17c-15-14-32-21-53-25-53-7-117 25-171 74-53 53-84 120-84 178 0 10 0 21 3 28 4 21 11 39 28 49z">
          <text:p/>
        </draw:path>
        <draw:polygon draw:style-name="gr7" draw:text-style-name="P2" draw:layer="layout" svg:width="0cm" svg:height="0cm" svg:x="16.94cm" svg:y="5.623cm" svg:viewBox="0 0 0 0" draw:points="0,0">
          <text:p/>
        </draw:polygon>
        <draw:path draw:style-name="gr1" draw:text-style-name="P1" draw:layer="layout" svg:width="0.314cm" svg:height="0.331cm" svg:x="20.63cm" svg:y="6.48cm" svg:viewBox="0 0 315 332" svg:d="M53 332c-21-18-32-44-32-75 0-64 46-145 113-194 68-50 142-57 181-22l-21-21c-39-35-114-24-181 25s-113 127-113 194c0 28 11 56 32 75z">
          <text:p/>
        </draw:path>
        <draw:polygon draw:style-name="gr7" draw:text-style-name="P2" draw:layer="layout" svg:width="0cm" svg:height="0cm" svg:x="16.94cm" svg:y="5.623cm" svg:viewBox="0 0 0 0" draw:points="0,0">
          <text:p/>
        </draw:polygon>
        <draw:path draw:style-name="gr1" draw:text-style-name="P1" draw:layer="layout" svg:width="0.314cm" svg:height="0.333cm" svg:x="20.63cm" svg:y="8.945cm" svg:viewBox="0 0 315 334" svg:d="M315 43l-21-21c-39-35-114-28-181 21-67 50-113 127-113 195 0 32 11 57 32 74l21 22c-21-18-32-43-32-75 0-67 46-145 113-195 68-49 142-60 181-21z">
          <text:p/>
        </draw:path>
        <draw:polygon draw:style-name="gr7" draw:text-style-name="P2" draw:layer="layout" svg:width="0cm" svg:height="0cm" svg:x="16.94cm" svg:y="5.623cm" svg:viewBox="0 0 0 0" draw:points="0,0">
          <text:p/>
        </draw:polygon>
        <draw:polygon draw:style-name="gr1" draw:text-style-name="P1" draw:layer="layout" svg:width="0.293cm" svg:height="0.243cm" svg:x="16.661cm" svg:y="7.242cm" svg:viewBox="0 0 294 244" draw:points="28,0 294,230 262,244 0,11">
          <text:p/>
        </draw:polygon>
        <draw:polygon draw:style-name="gr7" draw:text-style-name="P2" draw:layer="layout" svg:width="0cm" svg:height="0cm" svg:x="16.94cm" svg:y="5.623cm" svg:viewBox="0 0 0 0" draw:points="0,0">
          <text:p/>
        </draw:polygon>
        <draw:path draw:style-name="gr1" draw:text-style-name="P1" draw:layer="layout" svg:width="0.076cm" svg:height="0.198cm" svg:x="17.083cm" svg:y="5.767cm" svg:viewBox="0 0 77 199" svg:d="M77 199v-141l-61-58c-18 11-22 51-7 97 14 42 38 84 68 102z">
          <text:p/>
        </draw:path>
        <draw:polygon draw:style-name="gr7" draw:text-style-name="P2" draw:layer="layout" svg:width="0cm" svg:height="0cm" svg:x="16.94cm" svg:y="5.623cm" svg:viewBox="0 0 0 0" draw:points="0,0">
          <text:p/>
        </draw:polygon>
        <draw:path draw:style-name="gr1" draw:text-style-name="P1" draw:layer="layout" svg:width="0.115cm" svg:height="0.29cm" svg:x="17.056cm" svg:y="5.82cm" svg:viewBox="0 0 116 291" svg:d="M104 146l-104 46 114 99c4-43 4-82-7-117v-174z">
          <text:p/>
        </draw:path>
        <draw:polygon draw:style-name="gr7" draw:text-style-name="P2" draw:layer="layout" svg:width="0cm" svg:height="0cm" svg:x="16.94cm" svg:y="5.623cm" svg:viewBox="0 0 0 0" draw:points="0,0">
          <text:p/>
        </draw:polygon>
        <draw:path draw:style-name="gr1" draw:text-style-name="P1" draw:layer="layout" svg:width="0.159cm" svg:height="0.155cm" svg:x="19.462cm" svg:y="6.822cm" svg:viewBox="0 0 160 156" svg:d="M160 39l-39-39c-49 46-89 100-121 156 61-14 118-60 160-117z">
          <text:p/>
        </draw:path>
        <draw:polygon draw:style-name="gr7" draw:text-style-name="P2" draw:layer="layout" svg:width="0cm" svg:height="0cm" svg:x="16.94cm" svg:y="5.623cm" svg:viewBox="0 0 0 0" draw:points="0,0">
          <text:p/>
        </draw:polygon>
        <draw:path draw:style-name="gr1" draw:text-style-name="P1" draw:layer="layout" svg:width="0.314cm" svg:height="0.329cm" svg:x="20.651cm" svg:y="8.966cm" svg:viewBox="0 0 315 330" svg:d="M60 330c-10-3-21-10-28-17-21-18-32-43-32-75 0-63 46-144 113-195 68-49 142-56 181-21 7 7 14 18 21 29l-21-25-280 216c0-67 43-141 106-188 65-49 135-56 174-21l-255 280c-18-18-25-43-25-71l46 88-25-17z">
          <text:p/>
        </draw:path>
        <draw:polygon draw:style-name="gr7" draw:text-style-name="P2" draw:layer="layout" svg:width="0cm" svg:height="0cm" svg:x="16.94cm" svg:y="5.623cm" svg:viewBox="0 0 0 0" draw:points="0,0">
          <text:p/>
        </draw:polygon>
        <draw:path draw:style-name="gr1" draw:text-style-name="P1" draw:layer="layout" svg:width="0.314cm" svg:height="0.329cm" svg:x="20.651cm" svg:y="6.501cm" svg:viewBox="0 0 315 330" svg:d="M60 330c-10-3-21-10-28-17-21-18-32-43-32-74 0-65 46-146 113-192 68-53 142-60 181-25 7 7 14 18 21 29l-21-25-280 216c0-64 43-142 106-188 65-49 135-56 174-21l-255 280c-18-18-25-43-25-71l46 88-25-17z">
          <text:p/>
        </draw:path>
        <draw:polygon draw:style-name="gr7" draw:text-style-name="P2" draw:layer="layout" svg:width="0cm" svg:height="0cm" svg:x="16.94cm" svg:y="5.623cm" svg:viewBox="0 0 0 0" draw:points="0,0">
          <text:p/>
        </draw:polygon>
        <draw:polygon draw:style-name="gr1" draw:text-style-name="P1" draw:layer="layout" svg:width="0.088cm" svg:height="0.12cm" svg:x="16.605cm" svg:y="6.868cm" svg:viewBox="0 0 89 121" draw:points="0,121 89,81 0,0">
          <text:p/>
        </draw:polygon>
        <draw:polygon draw:style-name="gr7" draw:text-style-name="P2" draw:layer="layout" svg:width="0cm" svg:height="0cm" svg:x="16.94cm" svg:y="5.623cm" svg:viewBox="0 0 0 0" draw:points="0,0">
          <text:p/>
        </draw:polygon>
        <draw:path draw:style-name="gr1" draw:text-style-name="P1" draw:layer="layout" svg:width="0.719cm" svg:height="0.077cm" svg:x="14.319cm" svg:y="1.557cm" svg:viewBox="0 0 720 78" svg:d="M720 78c-3-4-10-7-17-7-205-95-481-95-686 0-3 0-10 3-17 7 218-94 502-94 720 0z">
          <text:p/>
        </draw:path>
        <draw:polygon draw:style-name="gr7" draw:text-style-name="P2" draw:layer="layout" svg:width="0cm" svg:height="0cm" svg:x="16.94cm" svg:y="5.623cm" svg:viewBox="0 0 0 0" draw:points="0,0">
          <text:p/>
        </draw:polygon>
        <draw:polygon draw:style-name="gr1" draw:text-style-name="P1" draw:layer="layout" svg:width="0.385cm" svg:height="0.159cm" svg:x="16.435cm" svg:y="5.739cm" svg:viewBox="0 0 386 160" draw:points="99,132 386,0 291,33 0,160">
          <text:p/>
        </draw:polygon>
        <draw:polygon draw:style-name="gr7" draw:text-style-name="P2" draw:layer="layout" svg:width="0cm" svg:height="0cm" svg:x="16.94cm" svg:y="5.623cm" svg:viewBox="0 0 0 0" draw:points="0,0">
          <text:p/>
        </draw:polygon>
        <draw:path draw:style-name="gr1" draw:text-style-name="P1" draw:layer="layout" svg:width="0.084cm" svg:height="0.106cm" svg:x="19.579cm" svg:y="6.755cm" svg:viewBox="0 0 85 107" svg:d="M39 107c25-35 39-71 46-107-28 22-57 47-85 72z">
          <text:p/>
        </draw:path>
        <draw:polygon draw:style-name="gr7" draw:text-style-name="P2" draw:layer="layout" svg:width="0cm" svg:height="0cm" svg:x="16.94cm" svg:y="5.623cm" svg:viewBox="0 0 0 0" draw:points="0,0">
          <text:p/>
        </draw:polygon>
        <draw:path draw:style-name="gr1" draw:text-style-name="P1" draw:layer="layout" svg:width="0.205cm" svg:height="0.42cm" svg:x="13.715cm" svg:y="4.928cm" svg:viewBox="0 0 206 421" svg:d="M11 7l-7-7c-14 60 7 155 46 243 42 86 103 156 156 178v-7c-49-18-110-85-149-171-42-88-60-180-46-236z">
          <text:p/>
        </draw:path>
        <draw:polygon draw:style-name="gr7" draw:text-style-name="P2" draw:layer="layout" svg:width="0cm" svg:height="0cm" svg:x="16.94cm" svg:y="5.623cm" svg:viewBox="0 0 0 0" draw:points="0,0">
          <text:p/>
        </draw:polygon>
        <draw:path draw:style-name="gr1" draw:text-style-name="P1" draw:layer="layout" svg:width="0.124cm" svg:height="0.112cm" svg:x="15.846cm" svg:y="4.788cm" svg:viewBox="0 0 125 113" svg:d="M0 2c36-14 89 32 125 111z">
          <text:p/>
        </draw:path>
        <draw:polygon draw:style-name="gr7" draw:text-style-name="P2" draw:layer="layout" svg:width="0cm" svg:height="0cm" svg:x="16.94cm" svg:y="5.623cm" svg:viewBox="0 0 0 0" draw:points="0,0">
          <text:p/>
        </draw:polygon>
        <draw:path draw:style-name="gr1" draw:text-style-name="P1" draw:layer="layout" svg:width="0.085cm" svg:height="0.166cm" svg:x="13.832cm" svg:y="5.044cm" svg:viewBox="0 0 86 167" svg:d="M0 0c14 64 46 127 86 167-19-61-47-114-86-167z">
          <text:p/>
        </draw:path>
        <draw:polygon draw:style-name="gr7" draw:text-style-name="P2" draw:layer="layout" svg:width="0cm" svg:height="0cm" svg:x="16.94cm" svg:y="5.623cm" svg:viewBox="0 0 0 0" draw:points="0,0">
          <text:p/>
        </draw:polygon>
        <draw:path draw:style-name="gr1" draw:text-style-name="P1" draw:layer="layout" svg:width="0.085cm" svg:height="0.163cm" svg:x="13.832cm" svg:y="3.915cm" svg:viewBox="0 0 86 164" svg:d="M0 0c14 61 46 125 86 164-19-57-47-111-86-164z">
          <text:p/>
        </draw:path>
        <draw:polygon draw:style-name="gr7" draw:text-style-name="P2" draw:layer="layout" svg:width="0cm" svg:height="0cm" svg:x="16.94cm" svg:y="5.623cm" svg:viewBox="0 0 0 0" draw:points="0,0">
          <text:p/>
        </draw:polygon>
        <draw:polygon draw:style-name="gr1" draw:text-style-name="P1" draw:layer="layout" svg:width="0.06cm" svg:height="0.081cm" svg:x="17.568cm" svg:y="6.191cm" svg:viewBox="0 0 61 82" draw:points="61,57 0,82 0,0">
          <text:p/>
        </draw:polygon>
        <draw:polygon draw:style-name="gr7" draw:text-style-name="P2" draw:layer="layout" svg:width="0cm" svg:height="0cm" svg:x="16.94cm" svg:y="5.623cm" svg:viewBox="0 0 0 0" draw:points="0,0">
          <text:p/>
        </draw:polygon>
        <draw:path draw:style-name="gr1" draw:text-style-name="P1" draw:layer="layout" svg:width="0.582cm" svg:height="0.069cm" svg:x="16.143cm" svg:y="4.955cm" svg:viewBox="0 0 583 70" svg:d="M583 70c-4-3-7-3-11-7-163-72-371-82-551-29-4 0-11 3-21 7 187-57 409-46 583 29z">
          <text:p/>
        </draw:path>
        <draw:polygon draw:style-name="gr7" draw:text-style-name="P2" draw:layer="layout" svg:width="0cm" svg:height="0cm" svg:x="16.94cm" svg:y="5.623cm" svg:viewBox="0 0 0 0" draw:points="0,0">
          <text:p/>
        </draw:polygon>
        <draw:path draw:style-name="gr1" draw:text-style-name="P1" draw:layer="layout" svg:width="0.017cm" svg:height="0.183cm" svg:x="15.642cm" svg:y="3.979cm" svg:viewBox="0 0 18 184" svg:d="M18 184v-184c-10 28-18 56-18 88v4c0 31 8 64 18 92z">
          <text:p/>
        </draw:path>
        <draw:polygon draw:style-name="gr7" draw:text-style-name="P2" draw:layer="layout" svg:width="0cm" svg:height="0cm" svg:x="16.94cm" svg:y="5.623cm" svg:viewBox="0 0 0 0" draw:points="0,0">
          <text:p/>
        </draw:polygon>
        <draw:polygon draw:style-name="gr1" draw:text-style-name="P1" draw:layer="layout" svg:width="0.032cm" svg:height="0.074cm" svg:x="16.943cm" svg:y="7.722cm" svg:viewBox="0 0 33 75" draw:points="33,0 33,61 0,75 0,15">
          <text:p/>
        </draw:polygon>
        <draw:polygon draw:style-name="gr7" draw:text-style-name="P2" draw:layer="layout" svg:width="0cm" svg:height="0cm" svg:x="16.94cm" svg:y="5.623cm" svg:viewBox="0 0 0 0" draw:points="0,0">
          <text:p/>
        </draw:polygon>
        <draw:polygon draw:style-name="gr1" draw:text-style-name="P1" draw:layer="layout" svg:width="0.032cm" svg:height="0.071cm" svg:x="16.943cm" svg:y="7.376cm" svg:viewBox="0 0 33 72" draw:points="33,0 33,58 0,72 0,15">
          <text:p/>
        </draw:polygon>
        <draw:polygon draw:style-name="gr7" draw:text-style-name="P2" draw:layer="layout" svg:width="0cm" svg:height="0cm" svg:x="16.94cm" svg:y="5.623cm" svg:viewBox="0 0 0 0" draw:points="0,0">
          <text:p/>
        </draw:polygon>
        <draw:polygon draw:style-name="gr1" draw:text-style-name="P1" draw:layer="layout" svg:width="0.032cm" svg:height="0.07cm" svg:x="16.943cm" svg:y="7.609cm" svg:viewBox="0 0 33 71" draw:points="33,0 33,57 0,71 0,11">
          <text:p/>
        </draw:polygon>
        <draw:polygon draw:style-name="gr7" draw:text-style-name="P2" draw:layer="layout" svg:width="0cm" svg:height="0cm" svg:x="16.94cm" svg:y="5.623cm" svg:viewBox="0 0 0 0" draw:points="0,0">
          <text:p/>
        </draw:polygon>
        <draw:polygon draw:style-name="gr1" draw:text-style-name="P1" draw:layer="layout" svg:width="0.032cm" svg:height="0.074cm" svg:x="16.922cm" svg:y="7.471cm" svg:viewBox="0 0 33 75" draw:points="33,0 33,61 0,75 0,14">
          <text:p/>
        </draw:polygon>
        <draw:polygon draw:style-name="gr7" draw:text-style-name="P2" draw:layer="layout" svg:width="0cm" svg:height="0cm" svg:x="16.94cm" svg:y="5.623cm" svg:viewBox="0 0 0 0" draw:points="0,0">
          <text:p/>
        </draw:polygon>
        <draw:polygon draw:style-name="gr1" draw:text-style-name="P1" draw:layer="layout" svg:width="0.032cm" svg:height="0.074cm" svg:x="16.943cm" svg:y="7.838cm" svg:viewBox="0 0 33 75" draw:points="33,0 33,61 0,75 0,14">
          <text:p/>
        </draw:polygon>
        <draw:polygon draw:style-name="gr7" draw:text-style-name="P2" draw:layer="layout" svg:width="0cm" svg:height="0cm" svg:x="16.94cm" svg:y="5.623cm" svg:viewBox="0 0 0 0" draw:points="0,0">
          <text:p/>
        </draw:polygon>
        <draw:polygon draw:style-name="gr1" draw:text-style-name="P1" draw:layer="layout" svg:width="0.032cm" svg:height="0.07cm" svg:x="16.943cm" svg:y="6.558cm" svg:viewBox="0 0 33 71" draw:points="33,0 33,56 4,71 0,14">
          <text:p/>
        </draw:polygon>
        <draw:polygon draw:style-name="gr7" draw:text-style-name="P2" draw:layer="layout" svg:width="0cm" svg:height="0cm" svg:x="16.94cm" svg:y="5.623cm" svg:viewBox="0 0 0 0" draw:points="0,0">
          <text:p/>
        </draw:polygon>
        <draw:polygon draw:style-name="gr1" draw:text-style-name="P1" draw:layer="layout" svg:width="0.032cm" svg:height="0.074cm" svg:x="16.943cm" svg:y="6.325cm" svg:viewBox="0 0 33 75" draw:points="33,61 33,0 0,15 0,75">
          <text:p/>
        </draw:polygon>
        <draw:polygon draw:style-name="gr7" draw:text-style-name="P2" draw:layer="layout" svg:width="0cm" svg:height="0cm" svg:x="16.94cm" svg:y="5.623cm" svg:viewBox="0 0 0 0" draw:points="0,0">
          <text:p/>
        </draw:polygon>
        <draw:polygon draw:style-name="gr1" draw:text-style-name="P1" draw:layer="layout" svg:width="0.039cm" svg:height="0.056cm" svg:x="16.866cm" svg:y="5.817cm" svg:viewBox="0 0 40 57" draw:points="40,57 40,40 40,0 0,21">
          <text:p/>
        </draw:polygon>
        <draw:polygon draw:style-name="gr7" draw:text-style-name="P2" draw:layer="layout" svg:width="0cm" svg:height="0cm" svg:x="16.94cm" svg:y="5.623cm" svg:viewBox="0 0 0 0" draw:points="0,0">
          <text:p/>
        </draw:polygon>
        <draw:path draw:style-name="gr8" draw:text-style-name="P2" draw:layer="layout" svg:width="0.254cm" svg:height="0.307cm" svg:x="15.021cm" svg:y="1.622cm" svg:viewBox="0 0 255 308" svg:d="M255 308c0-120-95-236-255-308">
          <text:p/>
        </draw:path>
        <draw:path draw:style-name="gr8" draw:text-style-name="P2" draw:layer="layout" svg:width="0.685cm" svg:height="0.069cm" svg:x="14.336cm" svg:y="1.557cm" svg:viewBox="0 0 686 70" svg:d="M686 70c-205-93-481-93-686 0">
          <text:p/>
        </draw:path>
        <draw:path draw:style-name="gr8" draw:text-style-name="P2" draw:layer="layout" svg:width="0.258cm" svg:height="0.307cm" svg:x="14.082cm" svg:y="1.622cm" svg:viewBox="0 0 259 308" svg:d="M259 0c-160 72-255 188-259 308">
          <text:p/>
        </draw:path>
        <draw:path draw:style-name="gr8" draw:text-style-name="P2" draw:layer="layout" svg:width="1.083cm" svg:height="0.377cm" svg:x="14.192cm" svg:y="1.922cm" svg:viewBox="0 0 1084 378" svg:d="M0 216c148 138 420 194 668 145 250-49 416-194 416-361">
          <text:p/>
        </draw:path>
        <draw:path draw:style-name="gr8" draw:text-style-name="P2" draw:layer="layout" svg:width="1.193cm" svg:height="0.377cm" svg:x="14.082cm" svg:y="1.545cm" svg:viewBox="0 0 1194 378" svg:d="M1194 378c0-208-265-378-594-378-331 0-600 170-600 378">
          <text:p/>
        </draw:path>
        <draw:path draw:style-name="gr8" draw:text-style-name="P2" draw:layer="layout" svg:width="0.11cm" svg:height="0.219cm" svg:x="14.082cm" svg:y="1.922cm" svg:viewBox="0 0 111 220" svg:d="M0 0c0 78 40 153 111 220">
          <text:p/>
        </draw:path>
        <draw:path draw:style-name="gr8" draw:text-style-name="P2" draw:layer="layout" svg:width="0.719cm" svg:height="0.069cm" svg:x="14.319cm" svg:y="1.564cm" svg:viewBox="0 0 720 70" svg:d="M720 70c-218-93-502-93-720 0">
          <text:p/>
        </draw:path>
        <draw:path draw:style-name="gr8" draw:text-style-name="P2" draw:layer="layout" svg:width="1.157cm" svg:height="0.212cm" svg:x="14.1cm" svg:y="1.629cm" svg:viewBox="0 0 1158 213" svg:d="M1158 213c-120-132-339-213-578-213-238 0-460 81-580 213">
          <text:p/>
        </draw:path>
        <draw:path draw:style-name="gr8" draw:text-style-name="P2" draw:layer="layout" svg:width="1.175cm" svg:height="0.314cm" svg:x="14.093cm" svg:y="1.675cm" svg:viewBox="0 0 1176 315" svg:d="M0 315c49-183 296-315 587-315 289 0 539 132 589 315">
          <text:p/>
        </draw:path>
        <draw:path draw:style-name="gr8" draw:text-style-name="P2" draw:layer="layout" svg:width="0.085cm" svg:height="0.166cm" svg:x="13.832cm" svg:y="5.044cm" svg:viewBox="0 0 86 167" svg:d="M0 0c14 64 46 127 86 167">
          <text:p/>
        </draw:path>
        <draw:path draw:style-name="gr8" draw:text-style-name="P2" draw:layer="layout" svg:width="0.085cm" svg:height="0.163cm" svg:x="13.832cm" svg:y="3.915cm" svg:viewBox="0 0 86 164" svg:d="M0 0c14 61 46 125 86 164">
          <text:p/>
        </draw:path>
        <draw:path draw:style-name="gr8" draw:text-style-name="P2" draw:layer="layout" svg:width="0.199cm" svg:height="0.406cm" svg:x="13.721cm" svg:y="4.935cm" svg:viewBox="0 0 200 407" svg:d="M5 0c-14 56 4 149 47 237 39 85 99 152 148 170">
          <text:p/>
        </draw:path>
        <draw:path draw:style-name="gr8" draw:text-style-name="P2" draw:layer="layout" svg:width="0.199cm" svg:height="0.406cm" svg:x="13.721cm" svg:y="3.802cm" svg:viewBox="0 0 200 407" svg:d="M5 0c-14 58 4 150 47 238 39 88 99 152 148 169">
          <text:p/>
        </draw:path>
        <draw:path draw:style-name="gr8" draw:text-style-name="P2" draw:layer="layout" svg:width="0.205cm" svg:height="0.416cm" svg:x="13.715cm" svg:y="3.799cm" svg:viewBox="0 0 206 417" svg:d="M4 0c-14 60 7 152 46 241 42 88 103 155 156 176">
          <text:p/>
        </draw:path>
        <draw:path draw:style-name="gr8" draw:text-style-name="P2" draw:layer="layout" svg:width="0.117cm" svg:height="0.226cm" svg:x="15.645cm" svg:y="2.007cm" svg:viewBox="0 0 118 227" svg:d="M0 0c25 25 50 53 75 92 11 17 18 38 29 61 7 24 14 49 14 74">
          <text:p/>
        </draw:path>
        <draw:path draw:style-name="gr8" draw:text-style-name="P2" draw:layer="layout" svg:width="0.077cm" svg:height="0.046cm" svg:x="14.806cm" svg:y="1.273cm" svg:viewBox="0 0 78 47" svg:d="M78 47c-28-25-53-43-78-47">
          <text:p/>
        </draw:path>
        <draw:path draw:style-name="gr8" draw:text-style-name="P2" draw:layer="layout" svg:width="0.117cm" svg:height="0.226cm" svg:x="15.645cm" svg:y="2.007cm" svg:viewBox="0 0 118 227" svg:d="M118 227c0-25-4-50-14-71-11-26-18-50-33-68-25-39-50-67-71-88">
          <text:p/>
        </draw:path>
        <draw:path draw:style-name="gr8" draw:text-style-name="P2" draw:layer="layout" svg:width="0.772cm" svg:height="0.691cm" svg:x="14.883cm" svg:y="1.319cm" svg:viewBox="0 0 773 692" svg:d="M763 692c71-325-261-625-763-692">
          <text:p/>
        </draw:path>
        <draw:path draw:style-name="gr8" draw:text-style-name="P2" draw:layer="layout" svg:width="0.077cm" svg:height="0.046cm" svg:x="14.806cm" svg:y="1.273cm" svg:viewBox="0 0 78 47" svg:d="M0 0c25 4 50 22 78 47">
          <text:p/>
        </draw:path>
        <draw:path draw:style-name="gr8" draw:text-style-name="P2" draw:layer="layout" svg:width="0.042cm" svg:height="0.194cm" svg:x="15.762cm" svg:y="2.039cm" svg:viewBox="0 0 43 195" svg:d="M0 195c29-65 43-132 43-195">
          <text:p/>
        </draw:path>
        <draw:path draw:style-name="gr8" draw:text-style-name="P2" draw:layer="layout" svg:width="1.313cm" svg:height="0.712cm" svg:x="13.553cm" svg:y="6.445cm" svg:viewBox="0 0 1314 713" svg:d="M1314 703c-329 35-660-21-914-159-252-134-400-333-400-544">
          <text:p/>
        </draw:path>
        <draw:line draw:style-name="gr8" draw:text-style-name="P2" draw:layer="layout" svg:x1="14.862cm" svg:y1="7.147cm" svg:x2="14.862cm" svg:y2="4.332cm">
          <text:p/>
        </draw:line>
        <draw:path draw:style-name="gr8" draw:text-style-name="P2" draw:layer="layout" svg:width="0.356cm" svg:height="0.078cm" svg:x="14.862cm" svg:y="4.254cm" svg:viewBox="0 0 357 79" svg:d="M0 79c127-14 247-39 357-79">
          <text:p/>
        </draw:path>
        <draw:path draw:style-name="gr8" draw:text-style-name="P2" draw:layer="layout" svg:width="0.205cm" svg:height="0.092cm" svg:x="15.218cm" svg:y="4.162cm" svg:viewBox="0 0 206 93" svg:d="M206 0c-65 36-132 67-206 93">
          <text:p/>
        </draw:path>
        <draw:path draw:style-name="gr8" draw:text-style-name="P2" draw:layer="layout" svg:width="0.236cm" svg:height="0.187cm" svg:x="15.423cm" svg:y="3.979cm" svg:viewBox="0 0 237 188" svg:d="M0 188c96-57 174-120 237-188">
          <text:p/>
        </draw:path>
        <draw:line draw:style-name="gr8" draw:text-style-name="P2" draw:layer="layout" svg:x1="15.659cm" svg:y1="4.162cm" svg:x2="15.659cm" svg:y2="3.979cm">
          <text:p/>
        </draw:line>
        <draw:path draw:style-name="gr8" draw:text-style-name="P2" draw:layer="layout" svg:width="0.004cm" svg:height="0.155cm" svg:x="15.8cm" svg:y="4.074cm" svg:viewBox="0 0 5 156" svg:d="M0 0c0 72 5 125 5 156">
          <text:p/>
        </draw:path>
        <draw:path draw:style-name="gr8" draw:text-style-name="P2" draw:layer="layout" svg:width="0.004cm" svg:height="0.243cm" svg:x="15.8cm" svg:y="3.831cm" svg:viewBox="0 0 5 244" svg:d="M0 244c0-75 5-163 5-244">
          <text:p/>
        </draw:path>
        <draw:path draw:style-name="gr8" draw:text-style-name="P2" draw:layer="layout" svg:width="0.173cm" svg:height="0.328cm" svg:x="13.758cm" svg:y="3.827cm" svg:viewBox="0 0 174 329" svg:d="M0 0c21 18 39 42 60 67 17 25 36 50 54 74 14 25 24 50 35 78 14 35 25 75 25 110">
          <text:p/>
        </draw:path>
        <draw:path draw:style-name="gr8" draw:text-style-name="P2" draw:layer="layout" svg:width="0.116cm" svg:height="0.037cm" svg:x="13.758cm" svg:y="4.233cm" svg:viewBox="0 0 117 38" svg:d="M0 0c21 18 42 29 60 36 21 4 39 4 57-7">
          <text:p/>
        </draw:path>
        <draw:path draw:style-name="gr8" draw:text-style-name="P2" draw:layer="layout" svg:width="0.057cm" svg:height="0.11cm" svg:x="13.874cm" svg:y="4.155cm" svg:viewBox="0 0 58 111" svg:d="M0 111c18-11 32-25 44-46 7-18 14-40 14-65">
          <text:p/>
        </draw:path>
        <draw:path draw:style-name="gr8" draw:text-style-name="P2" draw:layer="layout" svg:width="0.095cm" svg:height="0.052cm" svg:x="13.663cm" svg:y="3.779cm" svg:viewBox="0 0 96 53" svg:d="M96 53c-21-21-43-40-61-47-14-7-25-7-35-4">
          <text:p/>
        </draw:path>
        <draw:path draw:style-name="gr8" draw:text-style-name="P2" draw:layer="layout" svg:width="0.127cm" svg:height="0.455cm" svg:x="13.631cm" svg:y="3.781cm" svg:viewBox="0 0 128 456" svg:d="M33 0c-12 4-16 11-23 25-3 7-7 14-7 32-3 10-3 24-3 43 0 14 0 32 0 49 7 36 10 67 17 96 12 39 23 77 40 109 18 39 43 78 71 102">
          <text:p/>
        </draw:path>
        <draw:path draw:style-name="gr8" draw:text-style-name="P2" draw:layer="layout" svg:width="0.173cm" svg:height="0.324cm" svg:x="13.758cm" svg:y="4.96cm" svg:viewBox="0 0 174 325" svg:d="M0 0c21 17 39 38 60 64 17 25 36 49 54 78 14 24 24 49 35 74 14 35 25 74 25 109">
          <text:p/>
        </draw:path>
        <draw:path draw:style-name="gr8" draw:text-style-name="P2" draw:layer="layout" svg:width="0.116cm" svg:height="0.037cm" svg:x="13.758cm" svg:y="5.365cm" svg:viewBox="0 0 117 38" svg:d="M0 0c21 19 42 29 60 33 21 7 39 7 57-4">
          <text:p/>
        </draw:path>
        <draw:path draw:style-name="gr8" draw:text-style-name="P2" draw:layer="layout" svg:width="0.057cm" svg:height="0.109cm" svg:x="13.874cm" svg:y="5.284cm" svg:viewBox="0 0 58 110" svg:d="M0 110c18-7 32-21 44-42 7-17 14-42 14-68">
          <text:p/>
        </draw:path>
        <draw:path draw:style-name="gr8" draw:text-style-name="P2" draw:layer="layout" svg:width="0.095cm" svg:height="0.049cm" svg:x="13.663cm" svg:y="4.911cm" svg:viewBox="0 0 96 50" svg:d="M96 50c-21-22-43-36-61-44-14-7-25-7-35-3">
          <text:p/>
        </draw:path>
        <draw:path draw:style-name="gr8" draw:text-style-name="P2" draw:layer="layout" svg:width="0.127cm" svg:height="0.451cm" svg:x="13.631cm" svg:y="4.914cm" svg:viewBox="0 0 128 452" svg:d="M33 0c-12 3-16 10-23 21-3 7-7 18-7 32-3 10-3 24-3 42s0 35 0 53c7 35 10 67 17 95 12 40 23 75 40 110 18 39 43 75 71 99">
          <text:p/>
        </draw:path>
        <draw:path draw:style-name="gr8" draw:text-style-name="P2" draw:layer="layout" svg:width="0.205cm" svg:height="0.42cm" svg:x="13.715cm" svg:y="4.928cm" svg:viewBox="0 0 206 421" svg:d="M4 0c-14 60 7 155 46 243 42 86 103 156 156 178">
          <text:p/>
        </draw:path>
        <draw:line draw:style-name="gr8" draw:text-style-name="P2" draw:layer="layout" svg:x1="18.239cm" svg:y1="8.92cm" svg:x2="18.235cm" svg:y2="8.914cm">
          <text:p/>
        </draw:line>
        <draw:line draw:style-name="gr8" draw:text-style-name="P2" draw:layer="layout" svg:x1="18.236cm" svg:y1="8.914cm" svg:x2="18.231cm" svg:y2="8.92cm">
          <text:p/>
        </draw:line>
        <draw:line draw:style-name="gr8" draw:text-style-name="P2" draw:layer="layout" svg:x1="17.4cm" svg:y1="8.29cm" svg:x2="16.439cm" svg:y2="8.718cm">
          <text:p/>
        </draw:line>
        <draw:line draw:style-name="gr8" draw:text-style-name="P2" draw:layer="layout" svg:x1="16.441cm" svg:y1="8.719cm" svg:x2="16.435cm" svg:y2="8.713cm">
          <text:p/>
        </draw:line>
        <draw:path draw:style-name="gr8" draw:text-style-name="P2" draw:layer="layout" svg:width="1.164cm" svg:height="0.712cm" svg:x="15.275cm" svg:y="8.001cm" svg:viewBox="0 0 1165 713" svg:d="M0 0c0 195 123 378 342 512 220 138 516 208 823 201">
          <text:p/>
        </draw:path>
        <draw:path draw:style-name="gr8" draw:text-style-name="P2" draw:layer="layout" svg:width="0.413cm" svg:height="0.141cm" svg:x="14.862cm" svg:y="7.147cm" svg:viewBox="0 0 414 142" svg:d="M414 142c-106-79-255-128-414-142">
          <text:p/>
        </draw:path>
        <draw:line draw:style-name="gr8" draw:text-style-name="P2" draw:layer="layout" svg:x1="16.439cm" svg:y1="8.717cm" svg:x2="16.439cm" svg:y2="7.454cm">
          <text:p/>
        </draw:line>
        <draw:line draw:style-name="gr8" draw:text-style-name="P2" draw:layer="layout" svg:x1="17.181cm" svg:y1="8.125cm" svg:x2="16.439cm" svg:y2="7.454cm">
          <text:p/>
        </draw:line>
        <draw:line draw:style-name="gr8" draw:text-style-name="P2" draw:layer="layout" svg:x1="17.176cm" svg:y1="8.124cm" svg:x2="17.176cm" svg:y2="6.452cm">
          <text:p/>
        </draw:line>
        <draw:line draw:style-name="gr8" draw:text-style-name="P2" draw:layer="layout" svg:x1="16.534cm" svg:y1="5.866cm" svg:x2="17.181cm" svg:y2="6.453cm">
          <text:p/>
        </draw:line>
        <draw:line draw:style-name="gr8" draw:text-style-name="P2" draw:layer="layout" svg:x1="16.535cm" svg:y1="5.866cm" svg:x2="16.435cm" svg:y2="5.899cm">
          <text:p/>
        </draw:line>
        <draw:line draw:style-name="gr8" draw:text-style-name="P2" draw:layer="layout" svg:x1="16.44cm" svg:y1="5.899cm" svg:x2="16.404cm" svg:y2="5.866cm">
          <text:p/>
        </draw:line>
        <draw:path draw:style-name="gr8" draw:text-style-name="P2" draw:layer="layout" svg:width="0.04cm" svg:height="0.254cm" svg:x="16.398cm" svg:y="5.866cm" svg:viewBox="0 0 41 255" svg:d="M5 0c-14 67 0 160 36 255">
          <text:p/>
        </draw:path>
        <draw:line draw:style-name="gr8" draw:text-style-name="P2" draw:layer="layout" svg:x1="16.435cm" svg:y1="6.868cm" svg:x2="16.435cm" svg:y2="6.12cm">
          <text:p/>
        </draw:line>
        <draw:path draw:style-name="gr8" draw:text-style-name="P2" draw:layer="layout" svg:width="0.049cm" svg:height="0.356cm" svg:x="16.391cm" svg:y="6.868cm" svg:viewBox="0 0 50 357" svg:d="M50 0c-67 49-67 199 0 357">
          <text:p/>
        </draw:path>
        <draw:line draw:style-name="gr8" draw:text-style-name="P2" draw:layer="layout" svg:x1="16.435cm" svg:y1="8.713cm" svg:x2="16.435cm" svg:y2="7.224cm">
          <text:p/>
        </draw:line>
        <draw:line draw:style-name="gr8" draw:text-style-name="P2" draw:layer="layout" svg:x1="17.029cm" svg:y1="6.696cm" svg:x2="16.95cm" svg:y2="6.625cm">
          <text:p/>
        </draw:line>
        <draw:line draw:style-name="gr8" draw:text-style-name="P2" draw:layer="layout" svg:x1="16.646cm" svg:y1="6.347cm" svg:x2="16.619cm" svg:y2="6.321cm">
          <text:p/>
        </draw:line>
        <draw:line draw:style-name="gr8" draw:text-style-name="P2" draw:layer="layout" svg:x1="17.028cm" svg:y1="6.981cm" svg:x2="17.028cm" svg:y2="6.692cm">
          <text:p/>
        </draw:line>
        <draw:line draw:style-name="gr8" draw:text-style-name="P2" draw:layer="layout" svg:x1="16.619cm" svg:y1="6.611cm" svg:x2="17.029cm" svg:y2="6.982cm">
          <text:p/>
        </draw:line>
        <draw:line draw:style-name="gr8" draw:text-style-name="P2" draw:layer="layout" svg:x1="16.619cm" svg:y1="6.321cm" svg:x2="16.619cm" svg:y2="6.611cm">
          <text:p/>
        </draw:line>
        <draw:line draw:style-name="gr8" draw:text-style-name="P2" draw:layer="layout" svg:x1="16.605cm" svg:y1="6.985cm" svg:x2="17.04cm" svg:y2="7.377cm">
          <text:p/>
        </draw:line>
        <draw:line draw:style-name="gr8" draw:text-style-name="P2" draw:layer="layout" svg:x1="16.605cm" svg:y1="6.868cm" svg:x2="16.605cm" svg:y2="6.985cm">
          <text:p/>
        </draw:line>
        <draw:line draw:style-name="gr8" draw:text-style-name="P2" draw:layer="layout" svg:x1="17.04cm" svg:y1="7.261cm" svg:x2="16.605cm" svg:y2="6.868cm">
          <text:p/>
        </draw:line>
        <draw:line draw:style-name="gr8" draw:text-style-name="P2" draw:layer="layout" svg:x1="17.035cm" svg:y1="7.376cm" svg:x2="17.035cm" svg:y2="7.26cm">
          <text:p/>
        </draw:line>
        <draw:line draw:style-name="gr8" draw:text-style-name="P2" draw:layer="layout" svg:x1="16.672cm" svg:y1="7.334cm" svg:x2="16.976cm" svg:y2="7.61cm">
          <text:p/>
        </draw:line>
        <draw:line draw:style-name="gr8" draw:text-style-name="P2" draw:layer="layout" svg:x1="16.972cm" svg:y1="7.609cm" svg:x2="16.972cm" svg:y2="7.665cm">
          <text:p/>
        </draw:line>
        <draw:line draw:style-name="gr8" draw:text-style-name="P2" draw:layer="layout" svg:x1="16.672cm" svg:y1="7.45cm" svg:x2="16.976cm" svg:y2="7.726cm">
          <text:p/>
        </draw:line>
        <draw:line draw:style-name="gr8" draw:text-style-name="P2" draw:layer="layout" svg:x1="16.972cm" svg:y1="7.722cm" svg:x2="16.972cm" svg:y2="7.782cm">
          <text:p/>
        </draw:line>
        <draw:line draw:style-name="gr8" draw:text-style-name="P2" draw:layer="layout" svg:x1="16.672cm" svg:y1="7.101cm" svg:x2="16.976cm" svg:y2="7.377cm">
          <text:p/>
        </draw:line>
        <draw:line draw:style-name="gr8" draw:text-style-name="P2" draw:layer="layout" svg:x1="16.972cm" svg:y1="7.376cm" svg:x2="16.972cm" svg:y2="7.433cm">
          <text:p/>
        </draw:line>
        <draw:line draw:style-name="gr8" draw:text-style-name="P2" draw:layer="layout" svg:x1="16.672cm" svg:y1="6.17cm" svg:x2="16.976cm" svg:y2="6.442cm">
          <text:p/>
        </draw:line>
        <draw:line draw:style-name="gr8" draw:text-style-name="P2" draw:layer="layout" svg:x1="16.972cm" svg:y1="6.441cm" svg:x2="16.972cm" svg:y2="6.498cm">
          <text:p/>
        </draw:line>
        <draw:line draw:style-name="gr8" draw:text-style-name="P2" draw:layer="layout" svg:x1="16.672cm" svg:y1="6.286cm" svg:x2="16.976cm" svg:y2="6.559cm">
          <text:p/>
        </draw:line>
        <draw:line draw:style-name="gr8" draw:text-style-name="P2" draw:layer="layout" svg:x1="16.972cm" svg:y1="6.558cm" svg:x2="16.972cm" svg:y2="6.614cm">
          <text:p/>
        </draw:line>
        <draw:line draw:style-name="gr8" draw:text-style-name="P2" draw:layer="layout" svg:x1="16.672cm" svg:y1="7.567cm" svg:x2="16.976cm" svg:y2="7.843cm">
          <text:p/>
        </draw:line>
        <draw:line draw:style-name="gr8" draw:text-style-name="P2" draw:layer="layout" svg:x1="16.972cm" svg:y1="7.838cm" svg:x2="16.972cm" svg:y2="7.898cm">
          <text:p/>
        </draw:line>
        <draw:line draw:style-name="gr8" draw:text-style-name="P2" draw:layer="layout" svg:x1="16.976cm" svg:y1="6.326cm" svg:x2="16.672cm" svg:y2="6.053cm">
          <text:p/>
        </draw:line>
        <draw:line draw:style-name="gr8" draw:text-style-name="P2" draw:layer="layout" svg:x1="16.972cm" svg:y1="6.381cm" svg:x2="16.972cm" svg:y2="6.325cm">
          <text:p/>
        </draw:line>
        <draw:line draw:style-name="gr8" draw:text-style-name="P2" draw:layer="layout" svg:x1="16.693cm" svg:y1="7.239cm" svg:x2="16.955cm" svg:y2="7.472cm">
          <text:p/>
        </draw:line>
        <draw:line draw:style-name="gr8" draw:text-style-name="P2" draw:layer="layout" svg:x1="16.95cm" svg:y1="7.471cm" svg:x2="16.95cm" svg:y2="7.528cm">
          <text:p/>
        </draw:line>
        <draw:path draw:style-name="gr8" draw:text-style-name="P2" draw:layer="layout" svg:width="0.106cm" svg:height="0.204cm" svg:x="17.014cm" svg:y="7.461cm" svg:viewBox="0 0 107 205" svg:d="M107 205c0-36-11-82-32-121-21-38-50-74-75-84">
          <text:p/>
        </draw:path>
        <draw:path draw:style-name="gr8" draw:text-style-name="P2" draw:layer="layout" svg:width="0.166cm" svg:height="0.272cm" svg:x="16.954cm" svg:y="7.453cm" svg:viewBox="0 0 167 273" svg:d="M60 7c-39-21-64 3-60 64 4 57 35 131 75 173 42 39 81 39 92-3">
          <text:p/>
        </draw:path>
        <draw:path draw:style-name="gr8" draw:text-style-name="P2" draw:layer="layout" svg:width="0.005cm" svg:height="0.029cm" svg:x="17.116cm" svg:y="7.665cm" svg:viewBox="0 0 6 30" svg:d="M0 30c6-12 6-19 6-30">
          <text:p/>
        </draw:path>
        <draw:path draw:style-name="gr8" draw:text-style-name="P2" draw:layer="layout" svg:width="0.007cm" svg:height="0.035cm" svg:x="16.679cm" svg:y="7.207cm" svg:viewBox="0 0 8 36" svg:d="M8 36c0-11-5-22-8-36">
          <text:p/>
        </draw:path>
        <draw:path draw:style-name="gr8" draw:text-style-name="P2" draw:layer="layout" svg:width="0.06cm" svg:height="0.06cm" svg:x="16.584cm" svg:y="7.069cm" svg:viewBox="0 0 61 61" svg:d="M61 61c-18-29-40-50-61-61">
          <text:p/>
        </draw:path>
        <draw:path draw:style-name="gr8" draw:text-style-name="P2" draw:layer="layout" svg:width="0.155cm" svg:height="0.272cm" svg:x="16.524cm" svg:y="7.063cm" svg:viewBox="0 0 156 273" svg:d="M63 6c-39-17-63 4-63 53 0 53 24 121 60 167 35 46 74 60 96 35">
          <text:p/>
        </draw:path>
        <draw:path draw:style-name="gr8" draw:text-style-name="P2" draw:layer="layout" svg:width="0.056cm" svg:height="0.134cm" svg:x="16.972cm" svg:y="6.441cm" svg:viewBox="0 0 57 135" svg:d="M0 0c0 43 25 100 57 135">
          <text:p/>
        </draw:path>
        <draw:path draw:style-name="gr8" draw:text-style-name="P2" draw:layer="layout" svg:width="0.017cm" svg:height="0.042cm" svg:x="16.972cm" svg:y="6.399cm" svg:viewBox="0 0 18 43" svg:d="M18 0c-10 3-18 22-18 43">
          <text:p/>
        </draw:path>
        <draw:path draw:style-name="gr8" draw:text-style-name="P2" draw:layer="layout" svg:width="0.095cm" svg:height="0.093cm" svg:x="16.993cm" svg:y="6.394cm" svg:viewBox="0 0 96 94" svg:d="M96 94c-14-33-32-57-50-75s-36-22-46-18">
          <text:p/>
        </draw:path>
        <draw:path draw:style-name="gr8" draw:text-style-name="P2" draw:layer="layout" svg:width="0.004cm" svg:height="0.004cm" svg:x="16.989cm" svg:y="6.395cm" svg:viewBox="0 0 5 5" svg:d="M5 0c-5 0-5 0-5 5">
          <text:p/>
        </draw:path>
        <draw:path draw:style-name="gr8" draw:text-style-name="P2" draw:layer="layout" svg:width="0.017cm" svg:height="0.074cm" svg:x="17.085cm" svg:y="6.484cm" svg:viewBox="0 0 18 75" svg:d="M18 75c0-23-3-51-18-75">
          <text:p/>
        </draw:path>
        <draw:path draw:style-name="gr8" draw:text-style-name="P2" draw:layer="layout" svg:width="0.057cm" svg:height="0.031cm" svg:x="17.028cm" svg:y="6.575cm" svg:viewBox="0 0 58 32" svg:d="M0 0c21 26 43 37 58 30">
          <text:p/>
        </draw:path>
        <draw:path draw:style-name="gr8" draw:text-style-name="P2" draw:layer="layout" svg:width="0.021cm" svg:height="0.046cm" svg:x="17.081cm" svg:y="6.558cm" svg:viewBox="0 0 22 47" svg:d="M0 47c15-8 22-23 22-47">
          <text:p/>
        </draw:path>
        <draw:path draw:style-name="gr8" draw:text-style-name="P2" draw:layer="layout" svg:width="0.05cm" svg:height="0.031cm" svg:x="16.594cm" svg:y="6.184cm" svg:viewBox="0 0 51 32" svg:d="M0 0c14 18 32 32 51 32">
          <text:p/>
        </draw:path>
        <draw:path draw:style-name="gr8" draw:text-style-name="P2" draw:layer="layout" svg:width="0.05cm" svg:height="0.177cm" svg:x="16.544cm" svg:y="6.007cm" svg:viewBox="0 0 51 178" svg:d="M15 0c-14 11-18 39-14 75 7 36 28 74 50 103">
          <text:p/>
        </draw:path>
        <draw:path draw:style-name="gr8" draw:text-style-name="P2" draw:layer="layout" svg:width="0.032cm" svg:height="0.009cm" svg:x="16.562cm" svg:y="6.005cm" svg:viewBox="0 0 33 10" svg:d="M33 10c-10-11-26-11-33-8">
          <text:p/>
        </draw:path>
        <draw:path draw:style-name="gr8" draw:text-style-name="P2" draw:layer="layout" svg:width="0.003cm" svg:height="0.005cm" svg:x="16.559cm" svg:y="6.007cm" svg:viewBox="0 0 4 6" svg:d="M4 0c0 0-4 0-4 6">
          <text:p/>
        </draw:path>
        <draw:path draw:style-name="gr8" draw:text-style-name="P2" draw:layer="layout" svg:width="0.05cm" svg:height="0.056cm" svg:x="16.594cm" svg:y="6.011cm" svg:viewBox="0 0 51 57" svg:d="M51 57c-19-24-37-46-51-57">
          <text:p/>
        </draw:path>
        <draw:path draw:style-name="gr8" draw:text-style-name="P2" draw:layer="layout" svg:width="0cm" svg:height="0.017cm" svg:x="16.672cm" svg:y="6.152cm" svg:viewBox="0 0 0 18" svg:d="M0 18c0-7 0-11 0-18">
          <text:p/>
        </draw:path>
        <draw:line draw:style-name="gr8" draw:text-style-name="P2" draw:layer="layout" svg:x1="18.232cm" svg:y1="8.919cm" svg:x2="17.176cm" svg:y2="8.124cm">
          <text:p/>
        </draw:line>
        <draw:line draw:style-name="gr8" draw:text-style-name="P2" draw:layer="layout" svg:x1="17.769cm" svg:y1="6.074cm" svg:x2="17.769cm" svg:y2="5.535cm">
          <text:p/>
        </draw:line>
        <draw:line draw:style-name="gr8" draw:text-style-name="P2" draw:layer="layout" svg:x1="17.268cm" svg:y1="5.758cm" svg:x2="17.77cm" svg:y2="5.535cm">
          <text:p/>
        </draw:line>
        <draw:path draw:style-name="gr8" draw:text-style-name="P2" draw:layer="layout" svg:width="0.021cm" svg:height="0.011cm" svg:x="18.065cm" svg:y="5.217cm" svg:viewBox="0 0 22 12" svg:d="M0 12c8-5 15-5 22-12">
          <text:p/>
        </draw:path>
        <draw:path draw:style-name="gr8" draw:text-style-name="P2" draw:layer="layout" svg:width="0.173cm" svg:height="0.229cm" svg:x="17.896cm" svg:y="5.228cm" svg:viewBox="0 0 174 230" svg:d="M0 230c32-117 93-195 174-230">
          <text:p/>
        </draw:path>
        <draw:line draw:style-name="gr8" draw:text-style-name="P2" draw:layer="layout" svg:x1="17.896cm" svg:y1="5.655cm" svg:x2="17.896cm" svg:y2="5.457cm">
          <text:p/>
        </draw:line>
        <draw:line draw:style-name="gr8" draw:text-style-name="P2" draw:layer="layout" svg:x1="17.769cm" svg:y1="5.535cm" svg:x2="17.897cm" svg:y2="5.656cm">
          <text:p/>
        </draw:line>
        <draw:path draw:style-name="gr8" draw:text-style-name="P2" draw:layer="layout" svg:width="0.082cm" svg:height="0.014cm" svg:x="18.086cm" svg:y="5.207cm" svg:viewBox="0 0 83 15" svg:d="M0 15c26-12 54-15 83-15">
          <text:p/>
        </draw:path>
        <draw:line draw:style-name="gr8" draw:text-style-name="P2" draw:layer="layout" svg:x1="17.67cm" svg:y1="6.121cm" svg:x2="18.066cm" svg:y2="5.944cm">
          <text:p/>
        </draw:line>
        <draw:line draw:style-name="gr8" draw:text-style-name="P2" draw:layer="layout" svg:x1="18.065cm" svg:y1="5.252cm" svg:x2="18.065cm" svg:y2="5.944cm">
          <text:p/>
        </draw:line>
        <draw:line draw:style-name="gr8" draw:text-style-name="P2" draw:layer="layout" svg:x1="18.065cm" svg:y1="5.253cm" svg:x2="18.169cm" svg:y2="5.207cm">
          <text:p/>
        </draw:line>
        <draw:line draw:style-name="gr8" draw:text-style-name="P2" draw:layer="layout" svg:x1="18.235cm" svg:y1="8.914cm" svg:x2="18.235cm" svg:y2="6.099cm">
          <text:p/>
        </draw:line>
        <draw:line draw:style-name="gr8" draw:text-style-name="P2" draw:layer="layout" svg:x1="17.466cm" svg:y1="6.442cm" svg:x2="18.236cm" svg:y2="6.099cm">
          <text:p/>
        </draw:line>
        <draw:line draw:style-name="gr8" draw:text-style-name="P2" draw:layer="layout" svg:x1="17.466cm" svg:y1="6.441cm" svg:x2="17.466cm" svg:y2="6.325cm">
          <text:p/>
        </draw:line>
        <draw:line draw:style-name="gr8" draw:text-style-name="P2" draw:layer="layout" svg:x1="17.176cm" svg:y1="6.453cm" svg:x2="17.467cm" svg:y2="6.325cm">
          <text:p/>
        </draw:line>
        <draw:path draw:style-name="gr8" draw:text-style-name="P2" draw:layer="layout" svg:width="0.24cm" svg:height="0.324cm" svg:x="18.538cm" svg:y="5.129cm" svg:viewBox="0 0 241 325" svg:d="M241 325c-58-152-153-279-241-325">
          <text:p/>
        </draw:path>
        <draw:path draw:style-name="gr8" draw:text-style-name="P2" draw:layer="layout" svg:width="0.297cm" svg:height="0.719cm" svg:x="18.372cm" svg:y="5.108cm" svg:viewBox="0 0 298 720" svg:d="M167 21c-79-46-142-14-160 74-21 92 4 227 64 357 61 131 149 233 227 268">
          <text:p/>
        </draw:path>
        <draw:line draw:style-name="gr8" draw:text-style-name="P2" draw:layer="layout" svg:x1="18.238cm" svg:y1="8.919cm" svg:x2="18.892cm" svg:y2="8.738cm">
          <text:p/>
        </draw:line>
        <draw:line draw:style-name="gr8" draw:text-style-name="P2" draw:layer="layout" svg:x1="18.245cm" svg:y1="7.104cm" svg:x2="18.5cm" svg:y2="7.335cm">
          <text:p/>
        </draw:line>
        <draw:line draw:style-name="gr8" draw:text-style-name="P2" draw:layer="layout" svg:x1="18.245cm" svg:y1="5.926cm" svg:x2="18.245cm" svg:y2="7.104cm">
          <text:p/>
        </draw:line>
        <draw:path draw:style-name="gr8" draw:text-style-name="P2" draw:layer="layout" svg:width="0.011cm" svg:height="0.081cm" svg:x="18.245cm" svg:y="5.845cm" svg:viewBox="0 0 12 82" svg:d="M12 0c-5 21-12 50-12 82">
          <text:p/>
        </draw:path>
        <draw:path draw:style-name="gr8" draw:text-style-name="P2" draw:layer="layout" svg:width="0.155cm" svg:height="0.052cm" svg:x="18.319cm" svg:y="5.747cm" svg:viewBox="0 0 156 53" svg:d="M156 53c-59-50-113-65-156-43">
          <text:p/>
        </draw:path>
        <draw:path draw:style-name="gr8" draw:text-style-name="P2" draw:layer="layout" svg:width="0.063cm" svg:height="0.088cm" svg:x="18.256cm" svg:y="5.757cm" svg:viewBox="0 0 64 89" svg:d="M64 0c-29 11-50 43-64 89">
          <text:p/>
        </draw:path>
        <draw:line draw:style-name="gr8" draw:text-style-name="P2" draw:layer="layout" svg:x1="18.638cm" svg:y1="5.948cm" svg:x2="18.471cm" svg:y2="5.799cm">
          <text:p/>
        </draw:line>
        <draw:line draw:style-name="gr8" draw:text-style-name="P2" draw:layer="layout" svg:x1="18.892cm" svg:y1="5.162cm" svg:x2="18.757cm" svg:y2="5.037cm">
          <text:p/>
        </draw:line>
        <draw:line draw:style-name="gr8" draw:text-style-name="P2" draw:layer="layout" svg:x1="18.758cm" svg:y1="5.043cm" svg:x2="18.46cm" svg:y2="5.023cm">
          <text:p/>
        </draw:line>
        <draw:path draw:style-name="gr8" draw:text-style-name="P2" draw:layer="layout" svg:width="0.06cm" svg:height="0.009cm" svg:x="18.4cm" svg:y="5.021cm" svg:viewBox="0 0 61 10" svg:d="M61 2c-21-3-43-3-61 8">
          <text:p/>
        </draw:path>
        <draw:path draw:style-name="gr8" draw:text-style-name="P2" draw:layer="layout" svg:width="0.081cm" svg:height="0.201cm" svg:x="18.319cm" svg:y="5.03cm" svg:viewBox="0 0 82 202" svg:d="M82 0c-53 21-85 95-82 202">
          <text:p/>
        </draw:path>
        <draw:line draw:style-name="gr8" draw:text-style-name="P2" draw:layer="layout" svg:x1="18.312cm" svg:y1="5.363cm" svg:x2="18.32cm" svg:y2="5.228cm">
          <text:p/>
        </draw:line>
        <draw:line draw:style-name="gr8" draw:text-style-name="P2" draw:layer="layout" svg:x1="18.317cm" svg:y1="5.363cm" svg:x2="18.157cm" svg:y2="5.266cm">
          <text:p/>
        </draw:line>
        <draw:path draw:style-name="gr8" draw:text-style-name="P2" draw:layer="layout" svg:width="0.092cm" svg:height="0.014cm" svg:x="18.065cm" svg:y="5.252cm" svg:viewBox="0 0 93 15" svg:d="M0 0c28 0 60 4 93 15">
          <text:p/>
        </draw:path>
        <draw:line draw:style-name="gr8" draw:text-style-name="P2" draw:layer="layout" svg:x1="18.065cm" svg:y1="5.944cm" svg:x2="18.236cm" svg:y2="6.1cm">
          <text:p/>
        </draw:line>
        <draw:line draw:style-name="gr8" draw:text-style-name="P2" draw:layer="layout" svg:x1="18.892cm" svg:y1="8.739cm" svg:x2="18.845cm" svg:y2="8.699cm">
          <text:p/>
        </draw:line>
        <draw:path draw:style-name="gr8" draw:text-style-name="P2" draw:layer="layout" svg:width="0.31cm" svg:height="0.515cm" svg:x="18.376cm" svg:y="7.785cm" svg:viewBox="0 0 311 516" svg:d="M0 0c10 103 53 224 114 322 63 103 134 173 197 194">
          <text:p/>
        </draw:path>
        <draw:path draw:style-name="gr8" draw:text-style-name="P2" draw:layer="layout" svg:width="0.01cm" svg:height="0.13cm" svg:x="18.372cm" svg:y="7.655cm" svg:viewBox="0 0 11 131" svg:d="M11 0c-12 35-15 82-7 131">
          <text:p/>
        </draw:path>
        <draw:path draw:style-name="gr8" draw:text-style-name="P2" draw:layer="layout" svg:width="0.137cm" svg:height="0.083cm" svg:x="18.383cm" svg:y="7.573cm" svg:viewBox="0 0 138 84" svg:d="M138 12c-67-29-117-3-138 72">
          <text:p/>
        </draw:path>
        <draw:path draw:style-name="gr8" draw:text-style-name="P2" draw:layer="layout" svg:width="0.13cm" svg:height="0.014cm" svg:x="18.891cm" svg:y="8.724cm" svg:viewBox="0 0 131 15" svg:d="M131 0c-49 8-91 11-131 15">
          <text:p/>
        </draw:path>
        <draw:line draw:style-name="gr8" draw:text-style-name="P2" draw:layer="layout" svg:x1="19.021cm" svg:y1="8.726cm" svg:x2="19.566cm" svg:y2="8.484cm">
          <text:p/>
        </draw:line>
        <draw:path draw:style-name="gr8" draw:text-style-name="P2" draw:layer="layout" svg:width="0.378cm" svg:height="0.17cm" svg:x="19.561cm" svg:y="8.314cm" svg:viewBox="0 0 379 171" svg:d="M0 171c4-4 7-4 11-7 7-4 10-4 14-7 7-4 10-7 17-11 7-3 14-7 22-10 7-4 14-8 21-11 7-4 17-7 24-11 11-3 18-10 29-14 10-3 21-7 31-10 11-7 22-11 32-14 11-4 21-11 33-15 14-3 25-11 35-15 14-7 25-10 35-14 25-10 50-21 75-32">
          <text:p/>
        </draw:path>
        <draw:line draw:style-name="gr8" draw:text-style-name="P2" draw:layer="layout" svg:x1="19.939cm" svg:y1="8.319cm" svg:x2="20.363cm" svg:y2="8.128cm">
          <text:p/>
        </draw:line>
        <draw:line draw:style-name="gr8" draw:text-style-name="P2" draw:layer="layout" svg:x1="19.622cm" svg:y1="6.862cm" svg:x2="19.579cm" svg:y2="6.822cm">
          <text:p/>
        </draw:line>
        <draw:line draw:style-name="gr8" draw:text-style-name="P2" draw:layer="layout" svg:x1="19.861cm" svg:y1="4.55cm" svg:x2="19.996cm" svg:y2="4.671cm">
          <text:p/>
        </draw:line>
        <draw:line draw:style-name="gr8" draw:text-style-name="P2" draw:layer="layout" svg:x1="19.561cm" svg:y1="4.533cm" svg:x2="19.862cm" svg:y2="4.551cm">
          <text:p/>
        </draw:line>
        <draw:path draw:style-name="gr8" draw:text-style-name="P2" draw:layer="layout" svg:width="0.06cm" svg:height="0.009cm" svg:x="19.505cm" svg:y="4.531cm" svg:viewBox="0 0 61 10" svg:d="M61 3c-26-5-44-5-61 7">
          <text:p/>
        </draw:path>
        <draw:line draw:style-name="gr8" draw:text-style-name="P2" draw:layer="layout" svg:x1="17.16cm" svg:y1="5.965cm" svg:x2="17.056cm" svg:y2="6.012cm">
          <text:p/>
        </draw:line>
        <draw:path draw:style-name="gr8" draw:text-style-name="P2" draw:layer="layout" svg:width="0.076cm" svg:height="0.198cm" svg:x="17.083cm" svg:y="5.767cm" svg:viewBox="0 0 77 199" svg:d="M16 0c-18 11-22 51-7 97 14 42 38 84 68 102">
          <text:p/>
        </draw:path>
        <draw:line draw:style-name="gr8" draw:text-style-name="P2" draw:layer="layout" svg:x1="17.103cm" svg:y1="5.767cm" svg:x2="16.905cm" svg:y2="5.857cm">
          <text:p/>
        </draw:line>
        <draw:line draw:style-name="gr8" draw:text-style-name="P2" draw:layer="layout" svg:x1="17.16cm" svg:y1="5.825cm" svg:x2="17.099cm" svg:y2="5.767cm">
          <text:p/>
        </draw:line>
        <draw:line draw:style-name="gr8" draw:text-style-name="P2" draw:layer="layout" svg:x1="17.159cm" svg:y1="5.965cm" svg:x2="17.159cm" svg:y2="5.82cm">
          <text:p/>
        </draw:line>
        <draw:line draw:style-name="gr8" draw:text-style-name="P2" draw:layer="layout" svg:x1="16.821cm" svg:y1="5.739cm" svg:x2="16.721cm" svg:y2="5.772cm">
          <text:p/>
        </draw:line>
        <draw:line draw:style-name="gr8" draw:text-style-name="P2" draw:layer="layout" svg:x1="16.82cm" svg:y1="5.739cm" svg:x2="16.906cm" svg:y2="5.821cm">
          <text:p/>
        </draw:line>
        <draw:line draw:style-name="gr8" draw:text-style-name="P2" draw:layer="layout" svg:x1="16.905cm" svg:y1="5.873cm" svg:x2="16.905cm" svg:y2="5.817cm">
          <text:p/>
        </draw:line>
        <draw:line draw:style-name="gr8" draw:text-style-name="P2" draw:layer="layout" svg:x1="16.619cm" svg:y1="6.328cm" svg:x2="16.619cm" svg:y2="6.321cm">
          <text:p/>
        </draw:line>
        <draw:path draw:style-name="gr8" draw:text-style-name="P2" draw:layer="layout" svg:width="0.215cm" svg:height="0.052cm" svg:x="16.619cm" svg:y="6.561cm" svg:viewBox="0 0 216 53" svg:d="M0 51c64 10 142-11 216-51">
          <text:p/>
        </draw:path>
        <draw:path draw:style-name="gr8" draw:text-style-name="P2" draw:layer="layout" svg:width="0.009cm" svg:height="0.117cm" svg:x="17.162cm" svg:y="5.993cm" svg:viewBox="0 0 10 118" svg:d="M8 118c4-44 4-83-8-118">
          <text:p/>
        </draw:path>
        <draw:line draw:style-name="gr8" draw:text-style-name="P2" draw:layer="layout" svg:x1="17.162cm" svg:y1="5.993cm" svg:x2="17.162cm" svg:y2="5.82cm">
          <text:p/>
        </draw:line>
        <draw:line draw:style-name="gr8" draw:text-style-name="P2" draw:layer="layout" svg:x1="17.163cm" svg:y1="5.82cm" svg:x2="17.159cm" svg:y2="5.825cm">
          <text:p/>
        </draw:line>
        <draw:path draw:style-name="gr8" draw:text-style-name="P2" draw:layer="layout" svg:width="0.035cm" svg:height="0.067cm" svg:x="16.619cm" svg:y="6.328cm" svg:viewBox="0 0 36 68" svg:d="M0 0c3 30 14 54 36 68">
          <text:p/>
        </draw:path>
        <draw:line draw:style-name="gr8" draw:text-style-name="P2" draw:layer="layout" svg:x1="16.534cm" svg:y1="5.871cm" svg:x2="16.821cm" svg:y2="5.739cm">
          <text:p/>
        </draw:line>
        <draw:line draw:style-name="gr8" draw:text-style-name="P2" draw:layer="layout" svg:x1="16.435cm" svg:y1="5.899cm" svg:x2="16.726cm" svg:y2="5.771cm">
          <text:p/>
        </draw:line>
        <draw:line draw:style-name="gr8" draw:text-style-name="P2" draw:layer="layout" svg:x1="17.572cm" svg:y1="6.192cm" svg:x2="17.162cm" svg:y2="5.82cm">
          <text:p/>
        </draw:line>
        <draw:line draw:style-name="gr8" draw:text-style-name="P2" draw:layer="layout" svg:x1="17.502cm" svg:y1="6.301cm" svg:x2="17.162cm" svg:y2="5.993cm">
          <text:p/>
        </draw:line>
        <draw:line draw:style-name="gr8" draw:text-style-name="P2" draw:layer="layout" svg:x1="17.571cm" svg:y1="6.191cm" svg:x2="17.568cm" svg:y2="6.191cm">
          <text:p/>
        </draw:line>
        <draw:line draw:style-name="gr8" draw:text-style-name="P2" draw:layer="layout" svg:x1="17.568cm" svg:y1="6.272cm" svg:x2="17.568cm" svg:y2="6.191cm">
          <text:p/>
        </draw:line>
        <draw:line draw:style-name="gr8" draw:text-style-name="P2" draw:layer="layout" svg:x1="16.333cm" svg:y1="5.899cm" svg:x2="16.405cm" svg:y2="5.866cm">
          <text:p/>
        </draw:line>
        <draw:path draw:style-name="gr8" draw:text-style-name="P2" draw:layer="layout" svg:width="0.119cm" svg:height="0.222cm" svg:x="16.32cm" svg:y="5.898cm" svg:viewBox="0 0 120 223" svg:d="M13 0c-3 7-7 21-10 35-4 14-4 32 0 46 7 28 17 53 31 71 26 31 54 53 86 71">
          <text:p/>
        </draw:path>
        <draw:line draw:style-name="gr8" draw:text-style-name="P2" draw:layer="layout" svg:x1="17.629cm" svg:y1="6.248cm" svg:x2="17.568cm" svg:y2="6.191cm">
          <text:p/>
        </draw:line>
        <draw:line draw:style-name="gr8" draw:text-style-name="P2" draw:layer="layout" svg:x1="17.629cm" svg:y1="6.244cm" svg:x2="17.462cm" svg:y2="6.319cm">
          <text:p/>
        </draw:line>
        <draw:line draw:style-name="gr8" draw:text-style-name="P2" draw:layer="layout" svg:x1="17.467cm" svg:y1="6.326cm" svg:x2="17.314cm" svg:y2="6.187cm">
          <text:p/>
        </draw:line>
        <draw:line draw:style-name="gr8" draw:text-style-name="P2" draw:layer="layout" svg:x1="17.268cm" svg:y1="5.757cm" svg:x2="17.671cm" svg:y2="6.121cm">
          <text:p/>
        </draw:line>
        <draw:line draw:style-name="gr8" draw:text-style-name="P2" draw:layer="layout" svg:x1="18.479cm" svg:y1="4.996cm" svg:x2="18.347cm" svg:y2="4.875cm">
          <text:p/>
        </draw:line>
        <draw:line draw:style-name="gr8" draw:text-style-name="P2" draw:layer="layout" svg:x1="18.348cm" svg:y1="4.875cm" svg:x2="17.674cm" svg:y2="5.176cm">
          <text:p/>
        </draw:line>
        <draw:line draw:style-name="gr8" draw:text-style-name="P2" draw:layer="layout" svg:x1="17.039cm" svg:y1="4.6cm" svg:x2="17.675cm" svg:y2="5.176cm">
          <text:p/>
        </draw:line>
        <draw:path draw:style-name="gr8" draw:text-style-name="P2" draw:layer="layout" svg:width="0.135cm" svg:height="0.356cm" svg:x="16.304cm" svg:y="6.868cm" svg:viewBox="0 0 136 357" svg:d="M136 0c-26 14-47 28-72 46-10 14-24 25-35 43-10 14-18 29-25 53-3 18-7 46 0 67 4 14 7 25 11 36 11 21 25 38 35 52 29 29 57 46 86 60">
          <text:p/>
        </draw:path>
        <draw:line draw:style-name="gr8" draw:text-style-name="P2" draw:layer="layout" svg:x1="16.906cm" svg:y1="5.817cm" svg:x2="16.866cm" svg:y2="5.839cm">
          <text:p/>
        </draw:line>
        <draw:line draw:style-name="gr8" draw:text-style-name="P2" draw:layer="layout" svg:x1="16.866cm" svg:y1="5.834cm" svg:x2="17.276cm" svg:y2="6.206cm">
          <text:p/>
        </draw:line>
        <draw:line draw:style-name="gr8" draw:text-style-name="P2" draw:layer="layout" svg:x1="17.318cm" svg:y1="6.187cm" svg:x2="17.275cm" svg:y2="6.206cm">
          <text:p/>
        </draw:line>
        <draw:line draw:style-name="gr8" draw:text-style-name="P2" draw:layer="layout" svg:x1="17.029cm" svg:y1="6.7cm" svg:x2="16.947cm" svg:y2="6.625cm">
          <text:p/>
        </draw:line>
        <draw:line draw:style-name="gr8" draw:text-style-name="P2" draw:layer="layout" svg:x1="16.646cm" svg:y1="6.351cm" svg:x2="16.619cm" svg:y2="6.328cm">
          <text:p/>
        </draw:line>
        <draw:line draw:style-name="gr8" draw:text-style-name="P2" draw:layer="layout" svg:x1="16.605cm" svg:y1="6.989cm" svg:x2="16.694cm" svg:y2="6.949cm">
          <text:p/>
        </draw:line>
        <draw:line draw:style-name="gr8" draw:text-style-name="P2" draw:layer="layout" svg:x1="16.976cm" svg:y1="7.665cm" svg:x2="16.943cm" svg:y2="7.68cm">
          <text:p/>
        </draw:line>
        <draw:line draw:style-name="gr8" draw:text-style-name="P2" draw:layer="layout" svg:x1="16.944cm" svg:y1="7.68cm" svg:x2="16.64cm" svg:y2="7.408cm">
          <text:p/>
        </draw:line>
        <draw:line draw:style-name="gr8" draw:text-style-name="P2" draw:layer="layout" svg:x1="16.64cm" svg:y1="7.408cm" svg:x2="16.64cm" svg:y2="7.348cm">
          <text:p/>
        </draw:line>
        <draw:line draw:style-name="gr8" draw:text-style-name="P2" draw:layer="layout" svg:x1="16.673cm" svg:y1="7.334cm" svg:x2="16.64cm" svg:y2="7.349cm">
          <text:p/>
        </draw:line>
        <draw:line draw:style-name="gr8" draw:text-style-name="P2" draw:layer="layout" svg:x1="16.64cm" svg:y1="7.348cm" svg:x2="16.944cm" svg:y2="7.624cm">
          <text:p/>
        </draw:line>
        <draw:line draw:style-name="gr8" draw:text-style-name="P2" draw:layer="layout" svg:x1="16.976cm" svg:y1="7.609cm" svg:x2="16.943cm" svg:y2="7.624cm">
          <text:p/>
        </draw:line>
        <draw:line draw:style-name="gr8" draw:text-style-name="P2" draw:layer="layout" svg:x1="16.943cm" svg:y1="7.62cm" svg:x2="16.943cm" svg:y2="7.679cm">
          <text:p/>
        </draw:line>
        <draw:line draw:style-name="gr8" draw:text-style-name="P2" draw:layer="layout" svg:x1="16.976cm" svg:y1="7.782cm" svg:x2="16.943cm" svg:y2="7.797cm">
          <text:p/>
        </draw:line>
        <draw:line draw:style-name="gr8" draw:text-style-name="P2" draw:layer="layout" svg:x1="16.944cm" svg:y1="7.797cm" svg:x2="16.64cm" svg:y2="7.524cm">
          <text:p/>
        </draw:line>
        <draw:line draw:style-name="gr8" draw:text-style-name="P2" draw:layer="layout" svg:x1="16.64cm" svg:y1="7.524cm" svg:x2="16.64cm" svg:y2="7.464cm">
          <text:p/>
        </draw:line>
        <draw:line draw:style-name="gr8" draw:text-style-name="P2" draw:layer="layout" svg:x1="16.673cm" svg:y1="7.45cm" svg:x2="16.64cm" svg:y2="7.465cm">
          <text:p/>
        </draw:line>
        <draw:line draw:style-name="gr8" draw:text-style-name="P2" draw:layer="layout" svg:x1="16.64cm" svg:y1="7.464cm" svg:x2="16.944cm" svg:y2="7.737cm">
          <text:p/>
        </draw:line>
        <draw:line draw:style-name="gr8" draw:text-style-name="P2" draw:layer="layout" svg:x1="16.976cm" svg:y1="7.722cm" svg:x2="16.943cm" svg:y2="7.737cm">
          <text:p/>
        </draw:line>
        <draw:line draw:style-name="gr8" draw:text-style-name="P2" draw:layer="layout" svg:x1="16.943cm" svg:y1="7.736cm" svg:x2="16.943cm" svg:y2="7.796cm">
          <text:p/>
        </draw:line>
        <draw:line draw:style-name="gr8" draw:text-style-name="P2" draw:layer="layout" svg:x1="16.976cm" svg:y1="7.433cm" svg:x2="16.943cm" svg:y2="7.448cm">
          <text:p/>
        </draw:line>
        <draw:line draw:style-name="gr8" draw:text-style-name="P2" draw:layer="layout" svg:x1="16.944cm" svg:y1="7.448cm" svg:x2="16.64cm" svg:y2="7.175cm">
          <text:p/>
        </draw:line>
        <draw:line draw:style-name="gr8" draw:text-style-name="P2" draw:layer="layout" svg:x1="16.64cm" svg:y1="7.175cm" svg:x2="16.64cm" svg:y2="7.115cm">
          <text:p/>
        </draw:line>
        <draw:line draw:style-name="gr8" draw:text-style-name="P2" draw:layer="layout" svg:x1="16.673cm" svg:y1="7.101cm" svg:x2="16.64cm" svg:y2="7.12cm">
          <text:p/>
        </draw:line>
        <draw:line draw:style-name="gr8" draw:text-style-name="P2" draw:layer="layout" svg:x1="16.64cm" svg:y1="7.115cm" svg:x2="16.944cm" svg:y2="7.391cm">
          <text:p/>
        </draw:line>
        <draw:line draw:style-name="gr8" draw:text-style-name="P2" draw:layer="layout" svg:x1="16.976cm" svg:y1="7.376cm" svg:x2="16.943cm" svg:y2="7.391cm">
          <text:p/>
        </draw:line>
        <draw:line draw:style-name="gr8" draw:text-style-name="P2" draw:layer="layout" svg:x1="16.943cm" svg:y1="7.39cm" svg:x2="16.943cm" svg:y2="7.447cm">
          <text:p/>
        </draw:line>
        <draw:line draw:style-name="gr8" draw:text-style-name="P2" draw:layer="layout" svg:x1="16.64cm" svg:y1="6.24cm" svg:x2="16.64cm" svg:y2="6.18cm">
          <text:p/>
        </draw:line>
        <draw:line draw:style-name="gr8" draw:text-style-name="P2" draw:layer="layout" svg:x1="16.673cm" svg:y1="6.17cm" svg:x2="16.64cm" svg:y2="6.185cm">
          <text:p/>
        </draw:line>
        <draw:line draw:style-name="gr8" draw:text-style-name="P2" draw:layer="layout" svg:x1="16.64cm" svg:y1="6.18cm" svg:x2="16.944cm" svg:y2="6.456cm">
          <text:p/>
        </draw:line>
        <draw:line draw:style-name="gr8" draw:text-style-name="P2" draw:layer="layout" svg:x1="16.976cm" svg:y1="6.441cm" svg:x2="16.943cm" svg:y2="6.456cm">
          <text:p/>
        </draw:line>
        <draw:line draw:style-name="gr8" draw:text-style-name="P2" draw:layer="layout" svg:x1="16.943cm" svg:y1="6.455cm" svg:x2="16.943cm" svg:y2="6.512cm">
          <text:p/>
        </draw:line>
        <draw:line draw:style-name="gr8" draw:text-style-name="P2" draw:layer="layout" svg:x1="16.976cm" svg:y1="6.498cm" svg:x2="16.943cm" svg:y2="6.513cm">
          <text:p/>
        </draw:line>
        <draw:line draw:style-name="gr8" draw:text-style-name="P2" draw:layer="layout" svg:x1="16.944cm" svg:y1="6.513cm" svg:x2="16.64cm" svg:y2="6.24cm">
          <text:p/>
        </draw:line>
        <draw:line draw:style-name="gr8" draw:text-style-name="P2" draw:layer="layout" svg:x1="16.64cm" svg:y1="6.357cm" svg:x2="16.64cm" svg:y2="6.297cm">
          <text:p/>
        </draw:line>
        <draw:line draw:style-name="gr8" draw:text-style-name="P2" draw:layer="layout" svg:x1="16.673cm" svg:y1="6.286cm" svg:x2="16.64cm" svg:y2="6.301cm">
          <text:p/>
        </draw:line>
        <draw:line draw:style-name="gr8" draw:text-style-name="P2" draw:layer="layout" svg:x1="16.64cm" svg:y1="6.297cm" svg:x2="16.944cm" svg:y2="6.573cm">
          <text:p/>
        </draw:line>
        <draw:line draw:style-name="gr8" draw:text-style-name="P2" draw:layer="layout" svg:x1="16.976cm" svg:y1="6.558cm" svg:x2="16.943cm" svg:y2="6.573cm">
          <text:p/>
        </draw:line>
        <draw:line draw:style-name="gr8" draw:text-style-name="P2" draw:layer="layout" svg:x1="16.943cm" svg:y1="6.572cm" svg:x2="16.943cm" svg:y2="6.628cm">
          <text:p/>
        </draw:line>
        <draw:line draw:style-name="gr8" draw:text-style-name="P2" draw:layer="layout" svg:x1="16.976cm" svg:y1="6.614cm" svg:x2="16.943cm" svg:y2="6.629cm">
          <text:p/>
        </draw:line>
        <draw:line draw:style-name="gr8" draw:text-style-name="P2" draw:layer="layout" svg:x1="16.944cm" svg:y1="6.629cm" svg:x2="16.64cm" svg:y2="6.357cm">
          <text:p/>
        </draw:line>
        <draw:line draw:style-name="gr8" draw:text-style-name="P2" draw:layer="layout" svg:x1="16.976cm" svg:y1="7.898cm" svg:x2="16.943cm" svg:y2="7.913cm">
          <text:p/>
        </draw:line>
        <draw:line draw:style-name="gr8" draw:text-style-name="P2" draw:layer="layout" svg:x1="16.944cm" svg:y1="7.913cm" svg:x2="16.64cm" svg:y2="7.637cm">
          <text:p/>
        </draw:line>
        <draw:line draw:style-name="gr8" draw:text-style-name="P2" draw:layer="layout" svg:x1="16.64cm" svg:y1="7.637cm" svg:x2="16.64cm" svg:y2="7.581cm">
          <text:p/>
        </draw:line>
        <draw:line draw:style-name="gr8" draw:text-style-name="P2" draw:layer="layout" svg:x1="16.673cm" svg:y1="7.567cm" svg:x2="16.64cm" svg:y2="7.582cm">
          <text:p/>
        </draw:line>
        <draw:line draw:style-name="gr8" draw:text-style-name="P2" draw:layer="layout" svg:x1="16.64cm" svg:y1="7.581cm" svg:x2="16.944cm" svg:y2="7.853cm">
          <text:p/>
        </draw:line>
        <draw:line draw:style-name="gr8" draw:text-style-name="P2" draw:layer="layout" svg:x1="16.976cm" svg:y1="7.838cm" svg:x2="16.943cm" svg:y2="7.853cm">
          <text:p/>
        </draw:line>
        <draw:line draw:style-name="gr8" draw:text-style-name="P2" draw:layer="layout" svg:x1="16.943cm" svg:y1="7.852cm" svg:x2="16.943cm" svg:y2="7.909cm">
          <text:p/>
        </draw:line>
        <draw:line draw:style-name="gr8" draw:text-style-name="P2" draw:layer="layout" svg:x1="16.673cm" svg:y1="6.053cm" svg:x2="16.64cm" svg:y2="6.068cm">
          <text:p/>
        </draw:line>
        <draw:line draw:style-name="gr8" draw:text-style-name="P2" draw:layer="layout" svg:x1="16.64cm" svg:y1="6.064cm" svg:x2="16.64cm" svg:y2="6.124cm">
          <text:p/>
        </draw:line>
        <draw:line draw:style-name="gr8" draw:text-style-name="P2" draw:layer="layout" svg:x1="16.976cm" svg:y1="6.325cm" svg:x2="16.943cm" svg:y2="6.34cm">
          <text:p/>
        </draw:line>
        <draw:line draw:style-name="gr8" draw:text-style-name="P2" draw:layer="layout" svg:x1="16.944cm" svg:y1="6.34cm" svg:x2="16.64cm" svg:y2="6.064cm">
          <text:p/>
        </draw:line>
        <draw:line draw:style-name="gr8" draw:text-style-name="P2" draw:layer="layout" svg:x1="16.976cm" svg:y1="6.381cm" svg:x2="16.943cm" svg:y2="6.4cm">
          <text:p/>
        </draw:line>
        <draw:line draw:style-name="gr8" draw:text-style-name="P2" draw:layer="layout" svg:x1="16.943cm" svg:y1="6.395cm" svg:x2="16.943cm" svg:y2="6.339cm">
          <text:p/>
        </draw:line>
        <draw:line draw:style-name="gr8" draw:text-style-name="P2" draw:layer="layout" svg:x1="16.64cm" svg:y1="6.124cm" svg:x2="16.944cm" svg:y2="6.4cm">
          <text:p/>
        </draw:line>
        <draw:line draw:style-name="gr8" draw:text-style-name="P2" draw:layer="layout" svg:x1="16.955cm" svg:y1="7.528cm" svg:x2="16.922cm" svg:y2="7.546cm">
          <text:p/>
        </draw:line>
        <draw:line draw:style-name="gr8" draw:text-style-name="P2" draw:layer="layout" svg:x1="16.923cm" svg:y1="7.546cm" svg:x2="16.661cm" svg:y2="7.309cm">
          <text:p/>
        </draw:line>
        <draw:line draw:style-name="gr8" draw:text-style-name="P2" draw:layer="layout" svg:x1="16.661cm" svg:y1="7.309cm" svg:x2="16.661cm" svg:y2="7.253cm">
          <text:p/>
        </draw:line>
        <draw:line draw:style-name="gr8" draw:text-style-name="P2" draw:layer="layout" svg:x1="16.694cm" svg:y1="7.239cm" svg:x2="16.661cm" svg:y2="7.254cm">
          <text:p/>
        </draw:line>
        <draw:line draw:style-name="gr8" draw:text-style-name="P2" draw:layer="layout" svg:x1="16.661cm" svg:y1="7.253cm" svg:x2="16.923cm" svg:y2="7.486cm">
          <text:p/>
        </draw:line>
        <draw:line draw:style-name="gr8" draw:text-style-name="P2" draw:layer="layout" svg:x1="16.955cm" svg:y1="7.471cm" svg:x2="16.922cm" svg:y2="7.486cm">
          <text:p/>
        </draw:line>
        <draw:line draw:style-name="gr8" draw:text-style-name="P2" draw:layer="layout" svg:x1="16.922cm" svg:y1="7.485cm" svg:x2="16.922cm" svg:y2="7.542cm">
          <text:p/>
        </draw:line>
        <draw:path draw:style-name="gr8" draw:text-style-name="P2" draw:layer="layout" svg:width="0.017cm" svg:height="0.005cm" svg:x="17.018cm" svg:y="7.471cm" svg:viewBox="0 0 18 6" svg:d="M18 0c-7 0-15 0-18 6">
          <text:p/>
        </draw:path>
        <draw:path draw:style-name="gr8" draw:text-style-name="P2" draw:layer="layout" svg:width="0.111cm" svg:height="0.206cm" svg:x="16.999cm" svg:y="7.475cm" svg:viewBox="0 0 112 207" svg:d="M20 0c-27 10-27 64 0 124 28 57 67 92 92 81">
          <text:p/>
        </draw:path>
        <draw:path draw:style-name="gr8" draw:text-style-name="P2" draw:layer="layout" svg:width="0.011cm" svg:height="0.01cm" svg:x="17.109cm" svg:y="7.669cm" svg:viewBox="0 0 12 11" svg:d="M0 11c4 0 12-3 12-11">
          <text:p/>
        </draw:path>
        <draw:path draw:style-name="gr8" draw:text-style-name="P2" draw:layer="layout" svg:width="0.018cm" svg:height="0.006cm" svg:x="16.587cm" svg:y="7.082cm" svg:viewBox="0 0 19 7" svg:d="M19 2c-8-4-12 0-19 5">
          <text:p/>
        </draw:path>
        <draw:path draw:style-name="gr8" draw:text-style-name="P2" draw:layer="layout" svg:width="0.096cm" svg:height="0.208cm" svg:x="16.569cm" svg:y="7.083cm" svg:viewBox="0 0 97 209" svg:d="M19 0c-22 11-26 57-7 111 21 49 57 91 85 98">
          <text:p/>
        </draw:path>
        <draw:line draw:style-name="gr8" draw:text-style-name="P2" draw:layer="layout" svg:x1="18.32cm" svg:y1="5.196cm" svg:x2="18.157cm" svg:y2="5.267cm">
          <text:p/>
        </draw:line>
        <draw:path draw:style-name="gr8" draw:text-style-name="P2" draw:layer="layout" svg:width="0.046cm" svg:height="0.005cm" svg:x="18.531cm" svg:y="5.151cm" svg:viewBox="0 0 47 6" svg:d="M47 3c-14-5-33-5-47 3">
          <text:p/>
        </draw:path>
        <draw:path draw:style-name="gr8" draw:text-style-name="P2" draw:layer="layout" svg:width="0.22cm" svg:height="0.565cm" svg:x="18.477cm" svg:y="5.157cm" svg:viewBox="0 0 221 566" svg:d="M55 0c-58 25-72 131-33 262 40 131 121 254 199 304">
          <text:p/>
        </draw:path>
        <draw:path draw:style-name="gr8" draw:text-style-name="P2" draw:layer="layout" svg:width="0.398cm" svg:height="3.574cm" svg:x="18.493cm" svg:y="5.164cm" svg:viewBox="0 0 399 3575" svg:d="M388 0c-523 1377-516 2668 11 3575">
          <text:p/>
        </draw:path>
        <draw:line draw:style-name="gr8" draw:text-style-name="P2" draw:layer="layout" svg:x1="18.88cm" svg:y1="5.165cm" svg:x2="18.892cm" svg:y2="5.161cm">
          <text:p/>
        </draw:line>
        <draw:path draw:style-name="gr8" draw:text-style-name="P2" draw:layer="layout" svg:width="0.201cm" svg:height="0.222cm" svg:x="19.462cm" svg:y="6.755cm" svg:viewBox="0 0 202 223" svg:d="M0 223c46-10 92-42 131-84 36-43 61-92 71-139">
          <text:p/>
        </draw:path>
        <draw:line draw:style-name="gr8" draw:text-style-name="P2" draw:layer="layout" svg:x1="18.245cm" svg:y1="7.105cm" svg:x2="18.497cm" svg:y2="6.995cm">
          <text:p/>
        </draw:line>
        <draw:line draw:style-name="gr8" draw:text-style-name="P2" draw:layer="layout" svg:x1="18.245cm" svg:y1="5.927cm" svg:x2="18.493cm" svg:y2="5.817cm">
          <text:p/>
        </draw:line>
        <draw:line draw:style-name="gr8" draw:text-style-name="P2" draw:layer="layout" svg:x1="19.862cm" svg:y1="4.55cm" svg:x2="18.757cm" svg:y2="5.042cm">
          <text:p/>
        </draw:line>
        <draw:line draw:style-name="gr8" draw:text-style-name="P2" draw:layer="layout" svg:x1="20.253cm" svg:y1="4.904cm" svg:x2="19.995cm" svg:y2="4.67cm">
          <text:p/>
        </draw:line>
        <draw:line draw:style-name="gr8" draw:text-style-name="P2" draw:layer="layout" svg:x1="20.253cm" svg:y1="4.903cm" svg:x2="19.134cm" svg:y2="5.398cm">
          <text:p/>
        </draw:line>
        <draw:line draw:style-name="gr8" draw:text-style-name="P2" draw:layer="layout" svg:x1="19.139cm" svg:y1="5.398cm" svg:x2="18.88cm" svg:y2="5.164cm">
          <text:p/>
        </draw:line>
        <draw:line draw:style-name="gr8" draw:text-style-name="P2" draw:layer="layout" svg:x1="18.46cm" svg:y1="5.024cm" svg:x2="19.566cm" svg:y2="4.533cm">
          <text:p/>
        </draw:line>
        <draw:path draw:style-name="gr8" draw:text-style-name="P2" draw:layer="layout" svg:width="0.155cm" svg:height="0.346cm" svg:x="18.478cm" svg:y="7.785cm" svg:viewBox="0 0 156 347" svg:d="M0 0c14 120 75 258 156 347">
          <text:p/>
        </draw:path>
        <draw:path draw:style-name="gr8" draw:text-style-name="P2" draw:layer="layout" svg:width="0.009cm" svg:height="0.106cm" svg:x="18.477cm" svg:y="7.683cm" svg:viewBox="0 0 10 107" svg:d="M10 0c-8 28-13 65-8 107">
          <text:p/>
        </draw:path>
        <draw:path draw:style-name="gr8" draw:text-style-name="P2" draw:layer="layout" svg:width="0.039cm" svg:height="0.06cm" svg:x="18.485cm" svg:y="7.623cm" svg:viewBox="0 0 40 61" svg:d="M40 0c-18 11-32 33-40 61">
          <text:p/>
        </draw:path>
        <draw:path draw:style-name="gr8" draw:text-style-name="P2" draw:layer="layout" svg:width="0.215cm" svg:height="0.67cm" svg:x="18.923cm" svg:y="5.397cm" svg:viewBox="0 0 216 671" svg:d="M216 0c-85 226-160 449-216 671">
          <text:p/>
        </draw:path>
        <draw:path draw:style-name="gr8" draw:text-style-name="P2" draw:layer="layout" svg:width="0.175cm" svg:height="2.409cm" svg:x="18.751cm" svg:y="6.064cm" svg:viewBox="0 0 176 2410" svg:d="M176 0c-235 889-235 1721 0 2410">
          <text:p/>
        </draw:path>
        <draw:path draw:style-name="gr8" draw:text-style-name="P2" draw:layer="layout" svg:width="0.098cm" svg:height="0.251cm" svg:x="18.923cm" svg:y="8.473cm" svg:viewBox="0 0 99 252" svg:d="M0 0c28 85 64 171 99 252">
          <text:p/>
        </draw:path>
        <draw:path draw:style-name="gr8" draw:text-style-name="P2" draw:layer="layout" svg:width="0.153cm" svg:height="2.398cm" svg:x="20.447cm" svg:y="5.408cm" svg:viewBox="0 0 154 2399" svg:d="M0 2399c205-878 205-1700 0-2399">
          <text:p/>
        </draw:path>
        <draw:path draw:style-name="gr8" draw:text-style-name="P2" draw:layer="layout" svg:width="0.198cm" svg:height="0.505cm" svg:x="20.249cm" svg:y="4.903cm" svg:viewBox="0 0 199 506" svg:d="M199 506c-53-178-118-347-199-506">
          <text:p/>
        </draw:path>
        <draw:path draw:style-name="gr8" draw:text-style-name="P2" draw:layer="layout" svg:width="0.057cm" svg:height="0.219cm" svg:x="19.444cm" svg:y="8.23cm" svg:viewBox="0 0 58 220" svg:d="M11 0c-24 92-7 174 47 220">
          <text:p/>
        </draw:path>
        <draw:path draw:style-name="gr8" draw:text-style-name="P2" draw:layer="layout" svg:width="0.067cm" svg:height="0.035cm" svg:x="19.498cm" svg:y="8.449cm" svg:viewBox="0 0 68 36" svg:d="M0 0c17 18 43 29 68 36">
          <text:p/>
        </draw:path>
        <draw:path draw:style-name="gr8" draw:text-style-name="P2" draw:layer="layout" svg:width="0.047cm" svg:height="0.074cm" svg:x="20.002cm" svg:y="7.891cm" svg:viewBox="0 0 48 75" svg:d="M48 75c-8-29-26-54-48-75">
          <text:p/>
        </draw:path>
        <draw:path draw:style-name="gr8" draw:text-style-name="P2" draw:layer="layout" svg:width="0.547cm" svg:height="0.38cm" svg:x="19.455cm" svg:y="7.851cm" svg:viewBox="0 0 548 381" svg:d="M548 41c-67-60-188-53-308 18-116 74-212 197-240 322">
          <text:p/>
        </draw:path>
        <draw:path draw:style-name="gr8" draw:text-style-name="P2" draw:layer="layout" svg:width="0.01cm" svg:height="0.071cm" svg:x="20.048cm" svg:y="7.965cm" svg:viewBox="0 0 11 72" svg:d="M11 72c0-26-3-51-11-72">
          <text:p/>
        </draw:path>
        <draw:path draw:style-name="gr8" draw:text-style-name="P2" draw:layer="layout" svg:width="0.119cm" svg:height="0.286cm" svg:x="19.939cm" svg:y="8.032cm" svg:viewBox="0 0 120 287" svg:d="M0 287c74-88 120-194 120-287">
          <text:p/>
        </draw:path>
        <draw:path draw:style-name="gr8" draw:text-style-name="P2" draw:layer="layout" svg:width="0.085cm" svg:height="0.328cm" svg:x="20.362cm" svg:y="7.803cm" svg:viewBox="0 0 86 329" svg:d="M0 329c33-114 61-220 86-329">
          <text:p/>
        </draw:path>
        <draw:path draw:style-name="gr8" draw:text-style-name="P2" draw:layer="layout" svg:width="0.356cm" svg:height="0.212cm" svg:x="19.752cm" svg:y="6.67cm" svg:viewBox="0 0 357 213" svg:d="M357 213c0-184-159-266-357-177">
          <text:p/>
        </draw:path>
        <draw:path draw:style-name="gr8" draw:text-style-name="P2" draw:layer="layout" svg:width="0.335cm" svg:height="0.367cm" svg:x="19.42cm" svg:y="6.706cm" svg:viewBox="0 0 336 368" svg:d="M336 0c-152 63-283 212-336 368">
          <text:p/>
        </draw:path>
        <draw:path draw:style-name="gr8" draw:text-style-name="P2" draw:layer="layout" svg:width="0.708cm" svg:height="0.526cm" svg:x="19.4cm" svg:y="6.882cm" svg:viewBox="0 0 709 527" svg:d="M20 191c-46 145-11 269 93 318 102 46 250 4 381-109 130-110 215-266 215-400">
          <text:p/>
        </draw:path>
        <draw:path draw:style-name="gr8" draw:text-style-name="P2" draw:layer="layout" svg:width="0.056cm" svg:height="0.141cm" svg:x="20.002cm" svg:y="5.429cm" svg:viewBox="0 0 57 142" svg:d="M57 142c0-61-17-110-57-142">
          <text:p/>
        </draw:path>
        <draw:path draw:style-name="gr8" draw:text-style-name="P2" draw:layer="layout" svg:width="0.559cm" svg:height="0.6cm" svg:x="19.443cm" svg:y="5.383cm" svg:viewBox="0 0 560 601" svg:d="M560 42c-95-88-287-35-428 120-141 156-173 350-77 439">
          <text:p/>
        </draw:path>
        <draw:path draw:style-name="gr8" draw:text-style-name="P2" draw:layer="layout" svg:width="0.56cm" svg:height="0.456cm" svg:x="19.498cm" svg:y="5.57cm" svg:viewBox="0 0 561 457" svg:d="M0 417c77 67 218 50 345-46 128-95 216-244 216-371">
          <text:p/>
        </draw:path>
        <draw:path draw:style-name="gr8" draw:text-style-name="P2" draw:layer="layout" svg:width="0.007cm" svg:height="0.064cm" svg:x="19.921cm" svg:y="7.852cm" svg:viewBox="0 0 8 65" svg:d="M8 65c0-22 0-43-8-65">
          <text:p/>
        </draw:path>
        <draw:path draw:style-name="gr8" draw:text-style-name="P2" draw:layer="layout" svg:width="0.476cm" svg:height="0.459cm" svg:x="19.452cm" svg:y="7.916cm" svg:viewBox="0 0 477 460" svg:d="M0 456c95 18 215-32 318-127 99-95 159-219 159-329">
          <text:p/>
        </draw:path>
        <draw:path draw:style-name="gr8" draw:text-style-name="P2" draw:layer="layout" svg:width="0.033cm" svg:height="0.078cm" svg:x="19.762cm" svg:y="6.769cm" svg:viewBox="0 0 34 79" svg:d="M34 79c0-32-12-61-34-79">
          <text:p/>
        </draw:path>
        <draw:path draw:style-name="gr8" draw:text-style-name="P2" draw:layer="layout" svg:width="0.085cm" svg:height="0.024cm" svg:x="19.677cm" svg:y="6.745cm" svg:viewBox="0 0 86 25" svg:d="M86 25c-21-22-49-29-86-22">
          <text:p/>
        </draw:path>
        <draw:path draw:style-name="gr8" draw:text-style-name="P2" draw:layer="layout" svg:width="0.032cm" svg:height="0.084cm" svg:x="19.455cm" svg:y="6.992cm" svg:viewBox="0 0 33 85" svg:d="M0 0c0 36 11 64 33 85">
          <text:p/>
        </draw:path>
        <draw:path draw:style-name="gr8" draw:text-style-name="P2" draw:layer="layout" svg:width="0.307cm" svg:height="0.252cm" svg:x="19.487cm" svg:y="6.847cm" svg:viewBox="0 0 308 253" svg:d="M0 230c39 39 116 28 187-24 71-53 121-136 121-206">
          <text:p/>
        </draw:path>
        <draw:path draw:style-name="gr8" draw:text-style-name="P2" draw:layer="layout" svg:width="0.007cm" svg:height="0.063cm" svg:x="19.921cm" svg:y="5.39cm" svg:viewBox="0 0 8 64" svg:d="M8 64c0-25 0-46-8-64">
          <text:p/>
        </draw:path>
        <draw:path draw:style-name="gr8" draw:text-style-name="P2" draw:layer="layout" svg:width="0.476cm" svg:height="0.456cm" svg:x="19.452cm" svg:y="5.453cm" svg:viewBox="0 0 477 457" svg:d="M0 453c95 18 215-28 318-123 99-97 159-224 159-330">
          <text:p/>
        </draw:path>
        <draw:path draw:style-name="gr8" draw:text-style-name="P2" draw:layer="layout" svg:width="0.042cm" svg:height="0.095cm" svg:x="19.78cm" svg:y="7.87cm" svg:viewBox="0 0 43 96" svg:d="M43 96c0-43-14-75-43-96">
          <text:p/>
        </draw:path>
        <draw:path draw:style-name="gr8" draw:text-style-name="P2" draw:layer="layout" svg:width="0.367cm" svg:height="0.297cm" svg:x="19.455cm" svg:y="7.965cm" svg:viewBox="0 0 368 298" svg:d="M0 266c46 49 139 42 223-21 85-60 145-160 145-245">
          <text:p/>
        </draw:path>
        <draw:path draw:style-name="gr8" draw:text-style-name="P2" draw:layer="layout" svg:width="0.018cm" svg:height="0.05cm" svg:x="19.702cm" svg:y="7.905cm" svg:viewBox="0 0 19 51" svg:d="M19 51c0-18-7-36-19-51">
          <text:p/>
        </draw:path>
        <draw:path draw:style-name="gr8" draw:text-style-name="P2" draw:layer="layout" svg:width="0.236cm" svg:height="0.209cm" svg:x="19.48cm" svg:y="7.951cm" svg:viewBox="0 0 237 210" svg:d="M0 202c42 18 102 4 152-39 53-45 85-110 85-163">
          <text:p/>
        </draw:path>
        <draw:path draw:style-name="gr8" draw:text-style-name="P2" draw:layer="layout" svg:width="0.018cm" svg:height="0.05cm" svg:x="19.702cm" svg:y="5.439cm" svg:viewBox="0 0 19 51" svg:d="M19 51c0-18-7-37-19-51">
          <text:p/>
        </draw:path>
        <draw:path draw:style-name="gr8" draw:text-style-name="P2" draw:layer="layout" svg:width="0.236cm" svg:height="0.205cm" svg:x="19.48cm" svg:y="5.489cm" svg:viewBox="0 0 237 206" svg:d="M0 198c42 18 102 4 152-39 53-43 85-106 85-159">
          <text:p/>
        </draw:path>
        <draw:path draw:style-name="gr8" draw:text-style-name="P2" draw:layer="layout" svg:width="0.042cm" svg:height="0.095cm" svg:x="19.78cm" svg:y="5.404cm" svg:viewBox="0 0 43 96" svg:d="M43 96c0-39-14-75-43-96">
          <text:p/>
        </draw:path>
        <draw:path draw:style-name="gr8" draw:text-style-name="P2" draw:layer="layout" svg:width="0.367cm" svg:height="0.297cm" svg:x="19.455cm" svg:y="5.499cm" svg:viewBox="0 0 368 298" svg:d="M0 265c46 50 139 43 223-18 85-63 145-162 145-247">
          <text:p/>
        </draw:path>
        <draw:path draw:style-name="gr8" draw:text-style-name="P2" draw:layer="layout" svg:width="0.014cm" svg:height="0.028cm" svg:x="15.568cm" svg:y="4.522cm" svg:viewBox="0 0 15 29" svg:d="M15 29c-7-11-15-22-15-29">
          <text:p/>
        </draw:path>
        <draw:path draw:style-name="gr8" draw:text-style-name="P2" draw:layer="layout" svg:width="0.031cm" svg:height="0.039cm" svg:x="15.568cm" svg:y="4.483cm" svg:viewBox="0 0 32 40" svg:d="M0 40c0-14 11-33 32-40">
          <text:p/>
        </draw:path>
        <draw:line draw:style-name="gr8" draw:text-style-name="P2" draw:layer="layout" svg:x1="15.599cm" svg:y1="4.484cm" svg:x2="15.632cm" svg:y2="4.469cm">
          <text:p/>
        </draw:line>
        <draw:path draw:style-name="gr8" draw:text-style-name="P2" draw:layer="layout" svg:width="0.106cm" svg:height="0.02cm" svg:x="15.631cm" svg:y="4.459cm" svg:viewBox="0 0 107 21" svg:d="M0 9c35-17 82-10 107 12">
          <text:p/>
        </draw:path>
        <draw:line draw:style-name="gr8" draw:text-style-name="P2" draw:layer="layout" svg:x1="15.733cm" svg:y1="4.48cm" svg:x2="15.733cm" svg:y2="4.688cm">
          <text:p/>
        </draw:line>
        <draw:path draw:style-name="gr8" draw:text-style-name="P2" draw:layer="layout" svg:width="0.611cm" svg:height="0.127cm" svg:x="16.428cm" svg:y="4.473cm" svg:viewBox="0 0 612 128" svg:d="M0 0c219 3 432 47 612 128">
          <text:p/>
        </draw:path>
        <draw:path draw:style-name="gr8" draw:text-style-name="P2" draw:layer="layout" svg:width="0.603cm" svg:height="0.127cm" svg:x="15.825cm" svg:y="4.356cm" svg:viewBox="0 0 604 128" svg:d="M604 118c-218 31-448-15-604-118">
          <text:p/>
        </draw:path>
        <draw:path draw:style-name="gr8" draw:text-style-name="P2" draw:layer="layout" svg:width="0.183cm" svg:height="0.285cm" svg:x="15.642cm" svg:y="4.071cm" svg:viewBox="0 0 184 286" svg:d="M184 286c-116-74-184-180-184-286">
          <text:p/>
        </draw:path>
        <draw:path draw:style-name="gr8" draw:text-style-name="P2" draw:layer="layout" svg:width="0cm" svg:height="0.003cm" svg:x="15.642cm" svg:y="4.067cm" svg:viewBox="0 0 0 4" svg:d="M0 4c0-4 0-4 0-4">
          <text:p/>
        </draw:path>
        <draw:path draw:style-name="gr8" draw:text-style-name="P2" draw:layer="layout" svg:width="0.017cm" svg:height="0.088cm" svg:x="15.642cm" svg:y="3.979cm" svg:viewBox="0 0 18 89" svg:d="M0 89c0-28 8-60 18-89">
          <text:p/>
        </draw:path>
        <draw:path draw:style-name="gr8" draw:text-style-name="P2" draw:layer="layout" svg:width="0.138cm" svg:height="0.021cm" svg:x="14.862cm" svg:y="4.332cm" svg:viewBox="0 0 139 22" svg:d="M0 0c50 3 93 11 139 22">
          <text:p/>
        </draw:path>
        <draw:path draw:style-name="gr8" draw:text-style-name="P2" draw:layer="layout" svg:width="0.37cm" svg:height="0.212cm" svg:x="15cm" svg:y="4.349cm" svg:viewBox="0 0 371 213" svg:d="M0 0c162 39 292 113 371 213">
          <text:p/>
        </draw:path>
        <draw:path draw:style-name="gr8" draw:text-style-name="P2" draw:layer="layout" svg:width="0.067cm" svg:height="0.18cm" svg:x="15.367cm" svg:y="4.561cm" svg:viewBox="0 0 68 181" svg:d="M0 0c43 54 68 117 68 181">
          <text:p/>
        </draw:path>
        <draw:path draw:style-name="gr8" draw:text-style-name="P2" draw:layer="layout" svg:width="0.103cm" svg:height="0.223cm" svg:x="15.331cm" svg:y="4.737cm" svg:viewBox="0 0 104 224" svg:d="M104 0c0 79-36 157-104 224">
          <text:p/>
        </draw:path>
        <draw:path draw:style-name="gr8" draw:text-style-name="P2" draw:layer="layout" svg:width="1.058cm" svg:height="0.713cm" svg:x="15.275cm" svg:y="5.185cm" svg:viewBox="0 0 1059 714" svg:d="M1059 714c-593-21-1059-335-1059-714">
          <text:p/>
        </draw:path>
        <draw:path draw:style-name="gr8" draw:text-style-name="P2" draw:layer="layout" svg:width="0.06cm" svg:height="0.229cm" svg:x="15.275cm" svg:y="4.956cm" svg:viewBox="0 0 61 230" svg:d="M0 230c0-78 21-156 61-230">
          <text:p/>
        </draw:path>
        <draw:line draw:style-name="gr8" draw:text-style-name="P2" draw:layer="layout" svg:x1="15.733cm" svg:y1="4.48cm" svg:x2="16.168cm" svg:y2="4.872cm">
          <text:p/>
        </draw:line>
        <draw:path draw:style-name="gr8" draw:text-style-name="P2" draw:layer="layout" svg:width="0.162cm" svg:height="0.247cm" svg:x="15.85cm" svg:y="4.938cm" svg:viewBox="0 0 163 248" svg:d="M163 0c-103 64-163 157-163 248">
          <text:p/>
        </draw:path>
        <draw:path draw:style-name="gr8" draw:text-style-name="P2" draw:layer="layout" svg:width="1.097cm" svg:height="0.35cm" svg:x="15.85cm" svg:y="5.185cm" svg:viewBox="0 0 1098 351" svg:d="M0 0c0 191 248 351 551 351 304 0 547-160 547-351">
          <text:p/>
        </draw:path>
        <draw:path draw:style-name="gr8" draw:text-style-name="P2" draw:layer="layout" svg:width="0.783cm" svg:height="0.348cm" svg:x="16.164cm" svg:y="4.838cm" svg:viewBox="0 0 784 349" svg:d="M784 349c0-120-95-230-255-293-159-64-356-75-529-22">
          <text:p/>
        </draw:path>
        <draw:line draw:style-name="gr8" draw:text-style-name="P2" draw:layer="layout" svg:x1="15.582cm" svg:y1="4.547cm" svg:x2="16.013cm" svg:y2="4.939cm">
          <text:p/>
        </draw:line>
        <draw:line draw:style-name="gr8" draw:text-style-name="P2" draw:layer="layout" svg:x1="16.012cm" svg:y1="4.938cm" svg:x2="16.012cm" svg:y2="5.055cm">
          <text:p/>
        </draw:line>
        <draw:path draw:style-name="gr8" draw:text-style-name="P2" draw:layer="layout" svg:width="0.155cm" svg:height="0.187cm" svg:x="15.857cm" svg:y="5.055cm" svg:viewBox="0 0 156 188" svg:d="M156 0c-81 49-135 117-156 188">
          <text:p/>
        </draw:path>
        <draw:path draw:style-name="gr8" draw:text-style-name="P2" draw:layer="layout" svg:width="0.226cm" svg:height="0.226cm" svg:x="16.714cm" svg:y="5.016cm" svg:viewBox="0 0 227 227" svg:d="M227 227c-25-88-106-173-227-227">
          <text:p/>
        </draw:path>
        <draw:path draw:style-name="gr8" draw:text-style-name="P2" draw:layer="layout" svg:width="0.55cm" svg:height="0.061cm" svg:x="16.164cm" svg:y="4.955cm" svg:viewBox="0 0 551 62" svg:d="M551 62c-162-72-370-82-551-28">
          <text:p/>
        </draw:path>
        <draw:line draw:style-name="gr8" draw:text-style-name="P2" draw:layer="layout" svg:x1="16.164cm" svg:y1="4.868cm" svg:x2="16.164cm" svg:y2="4.988cm">
          <text:p/>
        </draw:line>
        <draw:path draw:style-name="gr8" draw:text-style-name="P2" draw:layer="layout" svg:width="0.582cm" svg:height="0.063cm" svg:x="16.143cm" svg:y="4.96cm" svg:viewBox="0 0 583 64" svg:d="M583 64c-174-75-396-86-583-25">
          <text:p/>
        </draw:path>
        <draw:path draw:style-name="gr8" draw:text-style-name="P2" draw:layer="layout" svg:width="0.024cm" svg:height="0.007cm" svg:x="16.143cm" svg:y="4.988cm" svg:viewBox="0 0 25 8" svg:d="M25 0c-8 0-15 3-25 8">
          <text:p/>
        </draw:path>
        <draw:line draw:style-name="gr8" draw:text-style-name="P2" draw:layer="layout" svg:x1="16.086cm" svg:y1="5.471cm" svg:x2="16.086cm" svg:y2="4.945cm">
          <text:p/>
        </draw:line>
        <draw:line draw:style-name="gr8" draw:text-style-name="P2" draw:layer="layout" svg:x1="16.086cm" svg:y1="4.945cm" svg:x2="16.147cm" svg:y2="4.996cm">
          <text:p/>
        </draw:line>
        <draw:path draw:style-name="gr8" draw:text-style-name="P2" draw:layer="layout" svg:width="0.124cm" svg:height="0.112cm" svg:x="15.846cm" svg:y="4.788cm" svg:viewBox="0 0 125 113" svg:d="M0 2c36-14 89 32 125 111">
          <text:p/>
        </draw:path>
        <draw:path draw:style-name="gr8" draw:text-style-name="P2" draw:layer="layout" svg:width="0.166cm" svg:height="0.139cm" svg:x="20.82cm" svg:y="9.124cm" svg:viewBox="0 0 167 140" svg:d="M0 140c0-39 25-85 65-113 39-29 81-36 102-15">
          <text:p/>
        </draw:path>
        <draw:path draw:style-name="gr8" draw:text-style-name="P2" draw:layer="layout" svg:width="0.169cm" svg:height="0.182cm" svg:x="20.835cm" svg:y="9.136cm" svg:viewBox="0 0 170 183" svg:d="M151 0c33 30 22 90-21 136-42 45-102 60-130 35">
          <text:p/>
        </draw:path>
        <draw:path draw:style-name="gr8" draw:text-style-name="P2" draw:layer="layout" svg:width="0.018cm" svg:height="0.046cm" svg:x="20.82cm" svg:y="9.26cm" svg:viewBox="0 0 19 47" svg:d="M19 47c-15-11-19-26-19-47">
          <text:p/>
        </draw:path>
        <draw:path draw:style-name="gr8" draw:text-style-name="P2" draw:layer="layout" svg:width="0.307cm" svg:height="0.25cm" svg:x="20.743cm" svg:y="9.045cm" svg:viewBox="0 0 308 251" svg:d="M0 251c0-67 49-151 116-205 71-50 149-60 192-25">
          <text:p/>
        </draw:path>
        <draw:path draw:style-name="gr8" draw:text-style-name="P2" draw:layer="layout" svg:width="0.311cm" svg:height="0.331cm" svg:x="20.771cm" svg:y="9.066cm" svg:viewBox="0 0 312 332" svg:d="M280 0c56 50 35 160-39 244-78 85-184 113-241 64">
          <text:p/>
        </draw:path>
        <draw:path draw:style-name="gr8" draw:text-style-name="P2" draw:layer="layout" svg:width="0.032cm" svg:height="0.078cm" svg:x="20.743cm" svg:y="9.295cm" svg:viewBox="0 0 33 79" svg:d="M33 79c-23-19-33-44-33-79">
          <text:p/>
        </draw:path>
        <draw:path draw:style-name="gr8" draw:text-style-name="P2" draw:layer="layout" svg:width="0.307cm" svg:height="0.253cm" svg:x="20.722cm" svg:y="9.025cm" svg:viewBox="0 0 308 254" svg:d="M0 254c0-71 46-157 116-206 74-53 149-64 192-25">
          <text:p/>
        </draw:path>
        <draw:path draw:style-name="gr8" draw:text-style-name="P2" draw:layer="layout" svg:width="0.031cm" svg:height="0.077cm" svg:x="20.722cm" svg:y="9.278cm" svg:viewBox="0 0 32 78" svg:d="M32 78c-21-17-32-46-32-78">
          <text:p/>
        </draw:path>
        <draw:path draw:style-name="gr8" draw:text-style-name="P2" draw:layer="layout" svg:width="0.279cm" svg:height="0.23cm" svg:x="20.665cm" svg:y="8.977cm" svg:viewBox="0 0 280 231" svg:d="M0 231c0-67 43-142 107-188 64-49 134-56 173-21">
          <text:p/>
        </draw:path>
        <draw:path draw:style-name="gr8" draw:text-style-name="P2" draw:layer="layout" svg:width="0.025cm" svg:height="0.071cm" svg:x="20.665cm" svg:y="9.203cm" svg:viewBox="0 0 26 72" svg:d="M26 72c-19-14-26-39-26-72">
          <text:p/>
        </draw:path>
        <draw:path draw:style-name="gr8" draw:text-style-name="P2" draw:layer="layout" svg:width="0.293cm" svg:height="0.237cm" svg:x="20.651cm" svg:y="8.966cm" svg:viewBox="0 0 294 238" svg:d="M0 238c0-63 46-145 113-195 67-49 142-56 181-21">
          <text:p/>
        </draw:path>
        <draw:path draw:style-name="gr8" draw:text-style-name="P2" draw:layer="layout" svg:width="0.021cm" svg:height="0.029cm" svg:x="20.944cm" svg:y="8.988cm" svg:viewBox="0 0 22 30" svg:d="M0 0c8 7 15 19 22 30">
          <text:p/>
        </draw:path>
        <draw:path draw:style-name="gr8" draw:text-style-name="P2" draw:layer="layout" svg:width="0.028cm" svg:height="0.021cm" svg:x="20.683cm" svg:y="9.274cm" svg:viewBox="0 0 29 22" svg:d="M29 22c-11-8-22-15-29-22">
          <text:p/>
        </draw:path>
        <draw:path draw:style-name="gr8" draw:text-style-name="P2" draw:layer="layout" svg:width="0.032cm" svg:height="0.078cm" svg:x="20.651cm" svg:y="9.2cm" svg:viewBox="0 0 33 79" svg:d="M33 79c-21-18-33-46-33-79">
          <text:p/>
        </draw:path>
        <draw:path draw:style-name="gr8" draw:text-style-name="P2" draw:layer="layout" svg:width="0.293cm" svg:height="0.237cm" svg:x="20.63cm" svg:y="8.945cm" svg:viewBox="0 0 294 238" svg:d="M0 238c0-68 46-145 113-195 67-49 142-56 181-21">
          <text:p/>
        </draw:path>
        <draw:path draw:style-name="gr8" draw:text-style-name="P2" draw:layer="layout" svg:width="0.033cm" svg:height="0.074cm" svg:x="20.63cm" svg:y="9.182cm" svg:viewBox="0 0 34 75" svg:d="M34 75c-19-17-34-42-34-75">
          <text:p/>
        </draw:path>
        <draw:path draw:style-name="gr8" draw:text-style-name="P2" draw:layer="layout" svg:width="0.166cm" svg:height="0.137cm" svg:x="20.82cm" svg:y="6.661cm" svg:viewBox="0 0 167 138" svg:d="M0 138c0-36 25-83 65-111 39-32 81-35 102-14">
          <text:p/>
        </draw:path>
        <draw:path draw:style-name="gr8" draw:text-style-name="P2" draw:layer="layout" svg:width="0.169cm" svg:height="0.179cm" svg:x="20.835cm" svg:y="6.674cm" svg:viewBox="0 0 170 180" svg:d="M151 0c33 25 22 86-21 132-42 45-102 63-130 35">
          <text:p/>
        </draw:path>
        <draw:path draw:style-name="gr8" draw:text-style-name="P2" draw:layer="layout" svg:width="0.018cm" svg:height="0.042cm" svg:x="20.82cm" svg:y="6.798cm" svg:viewBox="0 0 19 43" svg:d="M19 43c-15-11-19-26-19-43">
          <text:p/>
        </draw:path>
        <draw:path draw:style-name="gr8" draw:text-style-name="P2" draw:layer="layout" svg:width="0.307cm" svg:height="0.253cm" svg:x="20.743cm" svg:y="6.58cm" svg:viewBox="0 0 308 254" svg:d="M0 254c0-71 49-155 116-206 71-53 149-63 192-24">
          <text:p/>
        </draw:path>
        <draw:path draw:style-name="gr8" draw:text-style-name="P2" draw:layer="layout" svg:width="0.311cm" svg:height="0.33cm" svg:x="20.771cm" svg:y="6.604cm" svg:viewBox="0 0 312 331" svg:d="M280 0c56 49 35 155-39 240-78 85-184 117-241 67">
          <text:p/>
        </draw:path>
        <draw:path draw:style-name="gr8" draw:text-style-name="P2" draw:layer="layout" svg:width="0.032cm" svg:height="0.077cm" svg:x="20.743cm" svg:y="6.833cm" svg:viewBox="0 0 33 78" svg:d="M33 78c-23-17-33-46-33-78">
          <text:p/>
        </draw:path>
        <draw:path draw:style-name="gr8" draw:text-style-name="P2" draw:layer="layout" svg:width="0.307cm" svg:height="0.252cm" svg:x="20.722cm" svg:y="6.561cm" svg:viewBox="0 0 308 253" svg:d="M0 253c0-71 46-152 116-206 74-53 149-60 192-25">
          <text:p/>
        </draw:path>
        <draw:path draw:style-name="gr8" draw:text-style-name="P2" draw:layer="layout" svg:width="0.031cm" svg:height="0.077cm" svg:x="20.722cm" svg:y="6.812cm" svg:viewBox="0 0 32 78" svg:d="M32 78c-21-17-32-46-32-78">
          <text:p/>
        </draw:path>
        <draw:path draw:style-name="gr8" draw:text-style-name="P2" draw:layer="layout" svg:width="0.279cm" svg:height="0.23cm" svg:x="20.665cm" svg:y="6.511cm" svg:viewBox="0 0 280 231" svg:d="M0 231c0-63 43-141 107-188 64-49 134-56 173-21">
          <text:p/>
        </draw:path>
        <draw:path draw:style-name="gr8" draw:text-style-name="P2" draw:layer="layout" svg:width="0.025cm" svg:height="0.074cm" svg:x="20.665cm" svg:y="6.738cm" svg:viewBox="0 0 26 75" svg:d="M26 75c-19-18-26-44-26-75">
          <text:p/>
        </draw:path>
        <draw:path draw:style-name="gr8" draw:text-style-name="P2" draw:layer="layout" svg:width="0.293cm" svg:height="0.238cm" svg:x="20.651cm" svg:y="6.501cm" svg:viewBox="0 0 294 239" svg:d="M0 239c0-65 46-146 113-192 67-53 142-61 181-25">
          <text:p/>
        </draw:path>
        <draw:path draw:style-name="gr8" draw:text-style-name="P2" draw:layer="layout" svg:width="0.021cm" svg:height="0.029cm" svg:x="20.944cm" svg:y="6.522cm" svg:viewBox="0 0 22 30" svg:d="M0 0c8 7 15 19 22 30">
          <text:p/>
        </draw:path>
        <draw:path draw:style-name="gr8" draw:text-style-name="P2" draw:layer="layout" svg:width="0.028cm" svg:height="0.017cm" svg:x="20.683cm" svg:y="6.812cm" svg:viewBox="0 0 29 18" svg:d="M29 18c-11-3-22-11-29-18">
          <text:p/>
        </draw:path>
        <draw:path draw:style-name="gr8" draw:text-style-name="P2" draw:layer="layout" svg:width="0.032cm" svg:height="0.074cm" svg:x="20.651cm" svg:y="6.738cm" svg:viewBox="0 0 33 75" svg:d="M33 75c-21-18-33-44-33-75">
          <text:p/>
        </draw:path>
        <draw:path draw:style-name="gr8" draw:text-style-name="P2" draw:layer="layout" svg:width="0.293cm" svg:height="0.239cm" svg:x="20.63cm" svg:y="6.48cm" svg:viewBox="0 0 294 240" svg:d="M0 240c0-67 46-145 113-195 67-49 142-60 181-25">
          <text:p/>
        </draw:path>
        <draw:path draw:style-name="gr8" draw:text-style-name="P2" draw:layer="layout" svg:width="0.033cm" svg:height="0.078cm" svg:x="20.63cm" svg:y="6.716cm" svg:viewBox="0 0 34 79" svg:d="M34 79c-19-21-34-46-34-79">
          <text:p/>
        </draw:path>
        <draw:path draw:style-name="gr8" draw:text-style-name="P2" draw:layer="layout" svg:width="1.253cm" svg:height="0.769cm" svg:x="13.553cm" svg:y="1.27cm" svg:viewBox="0 0 1254 770" svg:d="M0 770c0-60 11-121 32-185 25-63 56-127 116-201 32-39 71-78 124-120s120-88 208-127c67-35 141-60 215-81 71-21 145-32 209-42 67-7 131-14 187-14 57 0 113 0 163 3">
          <text:p/>
        </draw:path>
        <draw:path draw:style-name="gr8" draw:text-style-name="P2" draw:layer="layout" svg:width="0.998cm" svg:height="0.766cm" svg:x="14.806cm" svg:y="1.273cm" svg:viewBox="0 0 999 767" svg:d="M0 0c98 11 204 25 317 60 95 25 194 64 286 116 42 25 89 57 124 85 39 32 74 64 103 92 67 77 109 148 134 215 24 71 35 135 35 199">
          <text:p/>
        </draw:path>
        <draw:line draw:style-name="gr8" draw:text-style-name="P2" draw:layer="layout" svg:x1="15.804cm" svg:y1="2.039cm" svg:x2="15.804cm" svg:y2="3.831cm">
          <text:p/>
        </draw:line>
        <draw:line draw:style-name="gr8" draw:text-style-name="P2" draw:layer="layout" svg:x1="15.804cm" svg:y1="4.229cm" svg:x2="15.804cm" svg:y2="4.342cm">
          <text:p/>
        </draw:line>
        <draw:line draw:style-name="gr8" draw:text-style-name="P2" draw:layer="layout" svg:x1="13.553cm" svg:y1="2.039cm" svg:x2="13.553cm" svg:y2="6.445cm">
          <text:p/>
        </draw:line>
        <draw:line draw:style-name="gr8" draw:text-style-name="P2" draw:layer="layout" svg:x1="18.065cm" svg:y1="5.229cm" svg:x2="18.338cm" svg:y2="5.108cm">
          <text:p/>
        </draw:line>
        <draw:line draw:style-name="gr8" draw:text-style-name="P2" draw:layer="layout" svg:x1="19.506cm" svg:y1="4.54cm" svg:x2="18.4cm" svg:y2="5.031cm">
          <text:p/>
        </draw:line>
        <draw:line draw:style-name="gr8" draw:text-style-name="P2" draw:layer="layout" svg:x1="16.651cm" svg:y1="6.395cm" svg:x2="17.029cm" svg:y2="6.739cm">
          <text:p/>
        </draw:line>
        <draw:line draw:style-name="gr8" draw:text-style-name="P2" draw:layer="layout" svg:x1="15.949cm" svg:y1="5.383cm" svg:x2="15.949cm" svg:y2="5.104cm">
          <text:p/>
        </draw:line>
        <draw:line draw:style-name="gr8" draw:text-style-name="P2" draw:layer="layout" svg:x1="15.275cm" svg:y1="5.185cm" svg:x2="15.275cm" svg:y2="8.001cm">
          <text:p/>
        </draw:line>
        <draw:line draw:style-name="gr8" draw:text-style-name="P2" draw:layer="layout" svg:x1="20.776cm" svg:y1="9.374cm" svg:x2="20.75cm" svg:y2="9.355cm">
          <text:p/>
        </draw:line>
        <draw:line draw:style-name="gr8" draw:text-style-name="P2" draw:layer="layout" svg:x1="21.051cm" svg:y1="9.07cm" svg:x2="21.029cm" svg:y2="9.048cm">
          <text:p/>
        </draw:line>
        <draw:line draw:style-name="gr8" draw:text-style-name="P2" draw:layer="layout" svg:x1="20.726cm" svg:y1="9.307cm" svg:x2="20.69cm" svg:y2="9.274cm">
          <text:p/>
        </draw:line>
        <draw:line draw:style-name="gr8" draw:text-style-name="P2" draw:layer="layout" svg:x1="20.977cm" svg:y1="9.028cm" svg:x2="20.944cm" svg:y2="8.995cm">
          <text:p/>
        </draw:line>
        <draw:line draw:style-name="gr8" draw:text-style-name="P2" draw:layer="layout" svg:x1="20.684cm" svg:y1="9.279cm" svg:x2="20.662cm" svg:y2="9.256cm">
          <text:p/>
        </draw:line>
        <draw:line draw:style-name="gr8" draw:text-style-name="P2" draw:layer="layout" svg:x1="20.945cm" svg:y1="8.989cm" svg:x2="20.923cm" svg:y2="8.967cm">
          <text:p/>
        </draw:line>
        <draw:line draw:style-name="gr8" draw:text-style-name="P2" draw:layer="layout" svg:x1="20.776cm" svg:y1="6.911cm" svg:x2="20.75cm" svg:y2="6.889cm">
          <text:p/>
        </draw:line>
        <draw:line draw:style-name="gr8" draw:text-style-name="P2" draw:layer="layout" svg:x1="21.051cm" svg:y1="6.605cm" svg:x2="21.029cm" svg:y2="6.582cm">
          <text:p/>
        </draw:line>
        <draw:line draw:style-name="gr8" draw:text-style-name="P2" draw:layer="layout" svg:x1="20.726cm" svg:y1="6.841cm" svg:x2="20.69cm" svg:y2="6.808cm">
          <text:p/>
        </draw:line>
        <draw:line draw:style-name="gr8" draw:text-style-name="P2" draw:layer="layout" svg:x1="20.977cm" svg:y1="6.562cm" svg:x2="20.944cm" svg:y2="6.533cm">
          <text:p/>
        </draw:line>
        <draw:line draw:style-name="gr8" draw:text-style-name="P2" draw:layer="layout" svg:x1="20.684cm" svg:y1="6.813cm" svg:x2="20.662cm" svg:y2="6.79cm">
          <text:p/>
        </draw:line>
        <draw:line draw:style-name="gr8" draw:text-style-name="P2" draw:layer="layout" svg:x1="20.945cm" svg:y1="6.523cm" svg:x2="20.923cm" svg:y2="6.501cm">
          <text:p/>
        </draw:line>
        <draw:path draw:style-name="gr1" draw:text-style-name="P1" draw:layer="layout" svg:width="2.562cm" svg:height="2.587cm" svg:x="1.502cm" svg:y="16.485cm" svg:viewBox="0 0 2563 2588" svg:d="M1814 795c3-15 10-18 21-18 7 0 17 3 24 11-7-8-17-11-28-11-7 0-14 3-17 18v3-3c3-15 10-18 21-18 7 0 17 3 24 11-7-8-17-11-28-11-7 0-14 3-17 18 3-18 7-32 17-50 7-17 18-35 39-56 25-21 60-46 116-71 32-10 71-21 113-28 46-7 92-7 138-4 46 4 88 11 128 25 35 11 63 25 88 39 35 25 57 46 71 63 14 18 21 36 28 53 7 18 11 36 11 53v1552c0 110-145 205-340 216v-1553c0-7-4-14-7-21-4-7-7-14-11-21-10-10-21-21-32-25-169-3-306-84-314-179 8 95 145 176 314 179 11 4 22 15 32 25 4 7 7 14 11 21 3 7 7 14 7 21v1553c-106 7-212-14-289-57-78-39-124-99-124-159 0 60 46 120 124 159 77 43 183 64 289 57 195-11 340-106 340-216v-1552c0-17-4-35-11-53-7-17-14-35-28-53-14-17-36-38-71-63-25-14-53-28-88-39-40-14-82-21-128-25-46-3-92-3-138 4-42 7-81 18-113 28-56 25-91 50-116 71-21 21-32 39-39 56-10 18-14 32-17 50-4 7-4 17-4 24 0 64 46 120 124 163 77 42 183 60 289 52-106 8-212-10-289-52-78-43-124-99-124-163v53 268 11 95 991 134-134c-21-24-60-49-109-60-53-14-113-14-166 0-32 4-60 4-88 0-92-3-173-24-237-63l-222-127-317 183-272-155v-197l-194-311c-46-49-92-99-138-148-10-28-17-60-24-88-57-244-57-533 0-843 14-78 35-160 56-241l321-187 106 63v-3c0 3 0 7 4 7l-4-4 53 32 120 159c39 46 60 107 60 153v49l63 53c14 17 29 32 39 49l4 64v3c0-3 0-3-4-7l14 18c-3-4-7-7-10-11l38 71c-10-18-17-39-28-60l138-4-110 64 110-64v-42l84-46 265 152 39 63 14 11 21-14c152-11 304 35 374 116v-53c0-7 0-17 4-24z">
          <text:p/>
        </draw:path>
        <draw:polygon draw:style-name="gr7" draw:text-style-name="P2" draw:layer="layout" svg:width="0cm" svg:height="0cm" svg:x="2.846cm" svg:y="17.635cm" svg:viewBox="0 0 0 0" draw:points="0,0">
          <text:p/>
        </draw:polygon>
        <draw:path draw:style-name="gr1" draw:text-style-name="P1" draw:layer="layout" svg:width="0.628cm" svg:height="1.57cm" svg:x="1.707cm" svg:y="16.732cm" svg:viewBox="0 0 629 1571" svg:d="M452 730v141l177 106v229l-177 107v71l-152-86-46 26c-4 3-7 10-11 14l-42 74c-3 7-7 10-7 18v141l-194-312 53 32-53-32v-370l265 151v-303-109c0-60-39-134-92-173l-173-99v-356l56 32 120 158c39 46 60 103 60 152v49l64 53c74 81 127 184 152 286z">
          <text:p/>
        </draw:path>
        <draw:polygon draw:style-name="gr7" draw:text-style-name="P2" draw:layer="layout" svg:width="0cm" svg:height="0cm" svg:x="2.846cm" svg:y="17.635cm" svg:viewBox="0 0 0 0" draw:points="0,0">
          <text:p/>
        </draw:polygon>
        <draw:path draw:style-name="gr1" draw:text-style-name="P1" draw:layer="layout" svg:width="0.593cm" svg:height="0.663cm" svg:x="1.901cm" svg:y="17.991cm" svg:viewBox="0 0 594 664" svg:d="M0 509l273 155v-296c0-7 3-18 7-25 3-7 3-14 7-24-4 10-4 17-7 24-4 7-7 18-7 25v296l321-183v-322c0-4-4-11-7-14l-60-106c-4-7-7-11-11-14l-46-25-211 124-153-89-46 29c-4 3-7 7-11 14l-42 74c-3 3-7 10-7 18v142z">
          <text:p/>
        </draw:path>
        <draw:polygon draw:style-name="gr7" draw:text-style-name="P2" draw:layer="layout" svg:width="0cm" svg:height="0cm" svg:x="2.846cm" svg:y="17.635cm" svg:viewBox="0 0 0 0" draw:points="0,0">
          <text:p/>
        </draw:polygon>
        <draw:path draw:style-name="gr1" draw:text-style-name="P1" draw:layer="layout" svg:width="1.118cm" svg:height="0.614cm" svg:x="2.194cm" svg:y="17.116cm" svg:viewBox="0 0 1119 615" svg:d="M1116 523l3 92c-14-18-39-35-67-46-60-24-138-31-208-14-71 7-145 0-212-17l-262-152-194 113-176-103 250-145 32 17 21 11 145-81-166-95-46 28c-7-25-14-46-25-67l110-64 39 21-74 43 24 14 43 25 10 7 117 63 24 14 21-10 50-32 54 28 81-46 14 7 21-10c152-11 304 35 374 116v266h-3c3 0 3 0 3 3v-3l-180-106c14-11 25-25 28-39 4-8 4-15 4-22 0-60-81-106-184-106-98 0-183 46-183 106 0 7 4 14 4 22 14 35 56 64 112 78 57 14 124 10 173-11l53 28 124 74c10 4 28 4 35 0l11-7 3-3c0 0 0 3-3 3z">
          <text:p/>
        </draw:path>
        <draw:polygon draw:style-name="gr7" draw:text-style-name="P2" draw:layer="layout" svg:width="0cm" svg:height="0cm" svg:x="2.846cm" svg:y="17.635cm" svg:viewBox="0 0 0 0" draw:points="0,0">
          <text:p/>
        </draw:polygon>
        <draw:path draw:style-name="gr1" draw:text-style-name="P1" draw:layer="layout" svg:width="0.325cm" svg:height="1.011cm" svg:x="2.712cm" svg:y="17.653cm" svg:viewBox="0 0 326 1012" svg:d="M0 946c65 39 150 60 238 63 28 4 60 4 88 0v-525c-7 0-14 3-21 3-21-17-39-35-60-60 10-10 17-17 28-28 11-10 21-21 32-32 7 0 14 0 21 0v-187c-7 0-14 0-21 0-21-17-39-35-60-60 21-17 39-38 60-56 7-4 14-4 21-4v-43c-71 7-145 0-212-17 11 7 25 17 36 28 21 18 38 36 52 57 15 21 25 46 25 74 0 21-7 43-17 60-11 21-29 39-53 50-18 10-43 14-67 14-25 0-58-7-90-25z">
          <text:p/>
        </draw:path>
        <draw:polygon draw:style-name="gr7" draw:text-style-name="P2" draw:layer="layout" svg:width="0cm" svg:height="0cm" svg:x="2.846cm" svg:y="17.635cm" svg:viewBox="0 0 0 0" draw:points="0,0">
          <text:p/>
        </draw:polygon>
        <draw:path draw:style-name="gr1" draw:text-style-name="P1" draw:layer="layout" svg:width="0.275cm" svg:height="1.06cm" svg:x="3.037cm" svg:y="17.66cm" svg:viewBox="0 0 276 1061" svg:d="M0 51v-42c67-17 149-10 209 14 28 11 53 28 67 46v992c-21-24-60-49-106-60-57-14-117-14-170 0v-526c35-7 74-11 113-7 15-18 33-36 50-53-7-11-17-21-24-32-8-14-19-25-26-35-14 0-28 0-39 0s-18 0-25 0c-3 0-10 0-14 3-14 0-24 4-35 4v-187c35-7 74-11 113-7 15-18 33-35 50-53-17-25-35-46-50-67-14 0-28 0-39 0s-18 0-25 0c-3 3-10 3-14 3-14 0-24 4-35 7z">
          <text:p/>
        </draw:path>
        <draw:polygon draw:style-name="gr7" draw:text-style-name="P2" draw:layer="layout" svg:width="0cm" svg:height="0cm" svg:x="2.846cm" svg:y="17.635cm" svg:viewBox="0 0 0 0" draw:points="0,0">
          <text:p/>
        </draw:polygon>
        <draw:path draw:style-name="gr1" draw:text-style-name="P1" draw:layer="layout" svg:width="0.365cm" svg:height="1.259cm" svg:x="1.607cm" svg:y="16.732cm" svg:viewBox="0 0 366 1260" svg:d="M366 738v-109c0-60-39-134-92-170l-173-98v-361c-35 137-64 276-82 406-25 191-25 371-4 533 19 117 47 226 86 321v-370z">
          <text:p/>
        </draw:path>
        <draw:polygon draw:style-name="gr7" draw:text-style-name="P2" draw:layer="layout" svg:width="0cm" svg:height="0cm" svg:x="2.846cm" svg:y="17.635cm" svg:viewBox="0 0 0 0" draw:points="0,0">
          <text:p/>
        </draw:polygon>
        <draw:path draw:style-name="gr1" draw:text-style-name="P1" draw:layer="layout" svg:width="0.346cm" svg:height="0.783cm" svg:x="2.37cm" svg:y="17.815cm" svg:viewBox="0 0 347 784" svg:d="M120 657l227 127v-689l-170-95-177 106v70l43 25c3 3 10 7 14 14l60 106c3 3 3 10 3 14z">
          <text:p/>
        </draw:path>
        <draw:polygon draw:style-name="gr7" draw:text-style-name="P2" draw:layer="layout" svg:width="0cm" svg:height="0cm" svg:x="2.846cm" svg:y="17.635cm" svg:viewBox="0 0 0 0" draw:points="0,0">
          <text:p/>
        </draw:polygon>
        <draw:path draw:style-name="gr1" draw:text-style-name="P1" draw:layer="layout" svg:width="0.204cm" svg:height="1.319cm" svg:x="1.503cm" svg:y="16.672cm" svg:viewBox="0 0 205 1320" svg:d="M205 1320c-39-95-67-205-81-322-25-166-25-342 0-533 17-134 46-268 81-405l-106-60c-21 81-39 159-53 240-61 310-61 599 0 843 7 28 14 61 21 89 46 49 92 99 138 148z">
          <text:p/>
        </draw:path>
        <draw:polygon draw:style-name="gr7" draw:text-style-name="P2" draw:layer="layout" svg:width="0cm" svg:height="0cm" svg:x="2.846cm" svg:y="17.635cm" svg:viewBox="0 0 0 0" draw:points="0,0">
          <text:p/>
        </draw:polygon>
        <draw:path draw:style-name="gr1" draw:text-style-name="P1" draw:layer="layout" svg:width="0.441cm" svg:height="0.469cm" svg:x="2.007cm" svg:y="16.993cm" svg:viewBox="0 0 442 470" svg:d="M152 470l290-166c-4-14-11-32-14-49-7-25-19-46-30-67-10-18-17-39-28-60-3-5-7-8-10-12 0-3 0-3-4-7-7-14-18-32-28-46l28-14c-10-17-25-35-39-49l-317 184c74 81 127 187 152 286z">
          <text:p/>
        </draw:path>
        <draw:polygon draw:style-name="gr7" draw:text-style-name="P2" draw:layer="layout" svg:width="0cm" svg:height="0cm" svg:x="2.846cm" svg:y="17.635cm" svg:viewBox="0 0 0 0" draw:points="0,0">
          <text:p/>
        </draw:polygon>
        <draw:path draw:style-name="gr1" draw:text-style-name="P1" draw:layer="layout" svg:width="0.391cm" svg:height="0.42cm" svg:x="2.547cm" svg:y="17.515cm" svg:viewBox="0 0 392 421" svg:d="M310 166c21 14 39 35 56 56 15 21 26 46 26 75 0 21-8 43-18 60-11 21-32 39-53 50-18 10-43 14-67 14-29 0-57-7-89-25l-165-95c63-114 77-241 28-301z">
          <text:p/>
        </draw:path>
        <draw:polygon draw:style-name="gr7" draw:text-style-name="P2" draw:layer="layout" svg:width="0cm" svg:height="0cm" svg:x="2.846cm" svg:y="17.635cm" svg:viewBox="0 0 0 0" draw:points="0,0">
          <text:p/>
        </draw:polygon>
        <draw:path draw:style-name="gr1" draw:text-style-name="P1" draw:layer="layout" svg:width="0.331cm" svg:height="0.391cm" svg:x="3.316cm" svg:y="17.952cm" svg:viewBox="0 0 332 392" svg:d="M0 78c0 35 0 74 7 117 3 25 7 50 17 78 7 18 18 32 32 49 11 18 25 32 49 46 25 14 46 18 65 21 25 4 42 4 56 0 29-7 46-17 64-31 25-21 42-53 42-89 0-28-10-52-28-74-14-25-32-43-53-61-10-10-21-17-35-28-11-7-25-14-43-24-7-4-18-11-29-18-3 0-7-4-14-7-7-4-10-7-14-7-7-4-11-7-14-11-14-7-21-10-28-14-7-7-14-7-18-11-14-7-21-10-25-14-7 0-10 0-14 0-7 0-10 7-14 18-3 14-3 32-3 60z">
          <text:p/>
        </draw:path>
        <draw:polygon draw:style-name="gr7" draw:text-style-name="P2" draw:layer="layout" svg:width="0cm" svg:height="0cm" svg:x="2.846cm" svg:y="17.635cm" svg:viewBox="0 0 0 0" draw:points="0,0">
          <text:p/>
        </draw:polygon>
        <draw:path draw:style-name="gr1" draw:text-style-name="P1" draw:layer="layout" svg:width="0.331cm" svg:height="0.391cm" svg:x="3.316cm" svg:y="17.952cm" svg:viewBox="0 0 332 392" svg:d="M0 78c0 35 0 74 7 117 3 25 7 50 17 78 7 18 18 32 32 49 11 18 25 32 49 46 25 14 46 18 65 21 25 4 42 4 56 0 29-7 46-17 64-31 25-21 42-53 42-89 0-28-10-52-28-74-14-22-32-43-53-57l-234-138c-7 0-10 7-14 18-3 14-3 32-3 60z">
          <text:p/>
        </draw:path>
        <draw:polygon draw:style-name="gr7" draw:text-style-name="P2" draw:layer="layout" svg:width="0cm" svg:height="0cm" svg:x="2.846cm" svg:y="17.635cm" svg:viewBox="0 0 0 0" draw:points="0,0">
          <text:p/>
        </draw:polygon>
        <draw:path draw:style-name="gr1" draw:text-style-name="P1" draw:layer="layout" svg:width="0.271cm" svg:height="0.437cm" svg:x="2.335cm" svg:y="17.501cm" svg:viewBox="0 0 272 438" svg:d="M212 315c68-113 78-241 29-301-4-7-7-11-12-14l-194 113-35 96v229z">
          <text:p/>
        </draw:path>
        <draw:polygon draw:style-name="gr7" draw:text-style-name="P2" draw:layer="layout" svg:width="0cm" svg:height="0cm" svg:x="2.846cm" svg:y="17.635cm" svg:viewBox="0 0 0 0" draw:points="0,0">
          <text:p/>
        </draw:polygon>
        <draw:polygon draw:style-name="gr1" draw:text-style-name="P1" draw:layer="layout" svg:width="0.438cm" svg:height="0.342cm" svg:x="1.763cm" svg:y="16.58cm" svg:viewBox="0 0 439 343" draw:points="319,0 439,160 120,343 0,185">
          <text:p/>
        </draw:polygon>
        <draw:polygon draw:style-name="gr7" draw:text-style-name="P2" draw:layer="layout" svg:width="0cm" svg:height="0cm" svg:x="2.846cm" svg:y="17.635cm" svg:viewBox="0 0 0 0" draw:points="0,0">
          <text:p/>
        </draw:polygon>
        <draw:path draw:style-name="gr1" draw:text-style-name="P1" draw:layer="layout" svg:width="0.399cm" svg:height="0.229cm" svg:x="3.488cm" svg:y="17.148cm" svg:viewBox="0 0 400 230" svg:d="M400 116v-3c0-28-21-57-60-81-57-32-142-39-216-25-74 21-124 60-124 106 0 3 0 3 0 3 0 8 4 15 4 22 21 57 99 92 194 92 96 0 177-35 199-92 3-7 3-14 3-22z">
          <text:p/>
        </draw:path>
        <draw:polygon draw:style-name="gr7" draw:text-style-name="P2" draw:layer="layout" svg:width="0cm" svg:height="0cm" svg:x="2.846cm" svg:y="17.635cm" svg:viewBox="0 0 0 0" draw:points="0,0">
          <text:p/>
        </draw:polygon>
        <draw:polygon draw:style-name="gr1" draw:text-style-name="P1" draw:layer="layout" svg:width="0.48cm" svg:height="0.279cm" svg:x="1.601cm" svg:y="16.485cm" svg:viewBox="0 0 481 280" draw:points="0,188 322,0 428,64 481,96 163,280 107,248">
          <text:p/>
        </draw:polygon>
        <draw:polygon draw:style-name="gr7" draw:text-style-name="P2" draw:layer="layout" svg:width="0cm" svg:height="0cm" svg:x="2.846cm" svg:y="17.635cm" svg:viewBox="0 0 0 0" draw:points="0,0">
          <text:p/>
        </draw:polygon>
        <draw:path draw:style-name="gr1" draw:text-style-name="P1" draw:layer="layout" svg:width="0.378cm" svg:height="0.335cm" svg:x="1.883cm" svg:y="16.739cm" svg:viewBox="0 0 379 336" svg:d="M319 0c39 46 60 102 60 152l-319 184c0-46-21-106-60-152z">
          <text:p/>
        </draw:path>
        <draw:polygon draw:style-name="gr7" draw:text-style-name="P2" draw:layer="layout" svg:width="0cm" svg:height="0cm" svg:x="2.846cm" svg:y="17.635cm" svg:viewBox="0 0 0 0" draw:points="0,0">
          <text:p/>
        </draw:polygon>
        <draw:path draw:style-name="gr1" draw:text-style-name="P1" draw:layer="layout" svg:width="0.392cm" svg:height="0.184cm" svg:x="3.492cm" svg:y="17.193cm" svg:viewBox="0 0 393 185" svg:d="M0 93c14-43 67-74 138-89 70-10 149 0 198 32 28 14 46 35 57 57-22 57-103 92-199 92-95 0-173-35-194-92z">
          <text:p/>
        </draw:path>
        <draw:polygon draw:style-name="gr7" draw:text-style-name="P2" draw:layer="layout" svg:width="0cm" svg:height="0cm" svg:x="2.846cm" svg:y="17.635cm" svg:viewBox="0 0 0 0" draw:points="0,0">
          <text:p/>
        </draw:polygon>
        <draw:path draw:style-name="gr1" draw:text-style-name="P1" draw:layer="layout" svg:width="0.359cm" svg:height="0.177cm" svg:x="2.801cm" svg:y="17.394cm" svg:viewBox="0 0 360 178" svg:d="M315 29c-79-39-195-39-270 0l315 54c-7-21-21-39-45-54l17 93c14-11 25-25 28-39l-28 39v42c0 4 4 11 7 14l-53-28c-50 21-117 25-174 11-60-14-102-43-112-78 7-21 24-39 45-54z">
          <text:p/>
        </draw:path>
        <draw:polygon draw:style-name="gr7" draw:text-style-name="P2" draw:layer="layout" svg:width="0cm" svg:height="0cm" svg:x="2.846cm" svg:y="17.635cm" svg:viewBox="0 0 0 0" draw:points="0,0">
          <text:p/>
        </draw:polygon>
        <draw:polygon draw:style-name="gr1" draw:text-style-name="P1" draw:layer="layout" svg:width="0.265cm" svg:height="0.307cm" svg:x="1.707cm" svg:y="17.469cm" svg:viewBox="0 0 266 308" draw:points="266,308 266,0 0,153">
          <text:p/>
        </draw:polygon>
        <draw:polygon draw:style-name="gr7" draw:text-style-name="P2" draw:layer="layout" svg:width="0cm" svg:height="0cm" svg:x="2.846cm" svg:y="17.635cm" svg:viewBox="0 0 0 0" draw:points="0,0">
          <text:p/>
        </draw:polygon>
        <draw:path draw:style-name="gr1" draw:text-style-name="P1" draw:layer="layout" svg:width="0.186cm" svg:height="0.268cm" svg:x="1.735cm" svg:y="17.702cm" svg:viewBox="0 0 187 269" svg:d="M18 142c-11-26-18-50-18-75 0-28 7-49 25-60 40-21 93 7 131 67 36 61 43 128 11 156 32-28 25-95-11-156-38-60-91-88-131-67 40-21 93 11 128 67 39 61 46 128 14 156 0 14-7 28-21 35-18 11-46 0-74-24-28-25-51-64-54-99z">
          <text:p/>
        </draw:path>
        <draw:polygon draw:style-name="gr7" draw:text-style-name="P2" draw:layer="layout" svg:width="0cm" svg:height="0cm" svg:x="2.846cm" svg:y="17.635cm" svg:viewBox="0 0 0 0" draw:points="0,0">
          <text:p/>
        </draw:polygon>
        <draw:path draw:style-name="gr1" draw:text-style-name="P1" draw:layer="layout" svg:width="0.187cm" svg:height="0.239cm" svg:x="1.735cm" svg:y="16.886cm" svg:viewBox="0 0 188 240" svg:d="M188 163c0 4 0 7 0 11 0 61-42 82-95 54-49-33-93-104-93-164 0-56 44-81 93-52 3 3 7 3 10 7 43 28 78 88 85 144z">
          <text:p/>
        </draw:path>
        <draw:polygon draw:style-name="gr7" draw:text-style-name="P2" draw:layer="layout" svg:width="0cm" svg:height="0cm" svg:x="2.846cm" svg:y="17.635cm" svg:viewBox="0 0 0 0" draw:points="0,0">
          <text:p/>
        </draw:polygon>
        <draw:polygon draw:style-name="gr1" draw:text-style-name="P1" draw:layer="layout" svg:width="0.385cm" svg:height="0.236cm" svg:x="1.943cm" svg:y="16.94cm" svg:viewBox="0 0 386 237" draw:points="319,0 386,53 64,237 0,184">
          <text:p/>
        </draw:polygon>
        <draw:polygon draw:style-name="gr7" draw:text-style-name="P2" draw:layer="layout" svg:width="0cm" svg:height="0cm" svg:x="2.846cm" svg:y="17.635cm" svg:viewBox="0 0 0 0" draw:points="0,0">
          <text:p/>
        </draw:polygon>
        <draw:polygon draw:style-name="gr1" draw:text-style-name="P1" draw:layer="layout" svg:width="0.349cm" svg:height="0.201cm" svg:x="2.515cm" svg:y="17.028cm" svg:viewBox="0 0 350 202" draw:points="350,152 269,202 234,181 244,174 74,78 63,85 0,46 84,0">
          <text:p/>
        </draw:polygon>
        <draw:polygon draw:style-name="gr7" draw:text-style-name="P2" draw:layer="layout" svg:width="0cm" svg:height="0cm" svg:x="2.846cm" svg:y="17.635cm" svg:viewBox="0 0 0 0" draw:points="0,0">
          <text:p/>
        </draw:polygon>
        <draw:polygon draw:style-name="gr1" draw:text-style-name="P1" draw:layer="layout" svg:width="0.169cm" svg:height="0.219cm" svg:x="2.395cm" svg:y="17.575cm" svg:viewBox="0 0 170 220" draw:points="128,169 170,60 128,0 96,18 42,49 18,109 0,159 42,220">
          <text:p/>
        </draw:polygon>
        <draw:polygon draw:style-name="gr7" draw:text-style-name="P2" draw:layer="layout" svg:width="0cm" svg:height="0cm" svg:x="2.846cm" svg:y="17.635cm" svg:viewBox="0 0 0 0" draw:points="0,0">
          <text:p/>
        </draw:polygon>
        <draw:polygon draw:style-name="gr1" draw:text-style-name="P1" draw:layer="layout" svg:width="0.289cm" svg:height="0.307cm" svg:x="2.159cm" svg:y="17.296cm" svg:viewBox="0 0 290 308" draw:points="36,215 290,71 290,0 0,166 0,308">
          <text:p/>
        </draw:polygon>
        <draw:polygon draw:style-name="gr7" draw:text-style-name="P2" draw:layer="layout" svg:width="0cm" svg:height="0cm" svg:x="2.846cm" svg:y="17.635cm" svg:viewBox="0 0 0 0" draw:points="0,0">
          <text:p/>
        </draw:polygon>
        <draw:polygon draw:style-name="gr1" draw:text-style-name="P1" draw:layer="layout" svg:width="0.211cm" svg:height="0.198cm" svg:x="2.159cm" svg:y="17.511cm" svg:viewBox="0 0 212 199" draw:points="35,0 212,103 177,199 0,92">
          <text:p/>
        </draw:polygon>
        <draw:polygon draw:style-name="gr7" draw:text-style-name="P2" draw:layer="layout" svg:width="0cm" svg:height="0cm" svg:x="2.846cm" svg:y="17.635cm" svg:viewBox="0 0 0 0" draw:points="0,0">
          <text:p/>
        </draw:polygon>
        <draw:path draw:style-name="gr1" draw:text-style-name="P1" draw:layer="layout" svg:width="0.15cm" svg:height="0.194cm" svg:x="1.753cm" svg:y="17.776cm" svg:viewBox="0 0 151 195" svg:d="M0 67c0-4 0-11 0-14 0-21 7-39 21-49 21-11 56 3 88 35 29 35 47 81 40 116 0 15-7 29-21 36-19 11-51 0-75-25-28-25-50-64-53-99z">
          <text:p/>
        </draw:path>
        <draw:polygon draw:style-name="gr7" draw:text-style-name="P2" draw:layer="layout" svg:width="0cm" svg:height="0cm" svg:x="2.846cm" svg:y="17.635cm" svg:viewBox="0 0 0 0" draw:points="0,0">
          <text:p/>
        </draw:polygon>
        <draw:path draw:style-name="gr1" draw:text-style-name="P1" draw:layer="layout" svg:width="0.201cm" svg:height="0.201cm" svg:x="2.557cm" svg:y="17.102cm" svg:viewBox="0 0 202 202" svg:d="M178 139l-40-25 40 25v-4c3 0 10 0 14 0v-28l10-7-170-100-7 39c3 4 7 11 10 21 4 7 4 18 0 26-3 10-7 17-14 21-3 4-10 4-14 4l-7 14 117 63 24 14 22-10c-3-11-3-25-3-32 3-11 7-18 14-21z">
          <text:p/>
        </draw:path>
        <draw:polygon draw:style-name="gr7" draw:text-style-name="P2" draw:layer="layout" svg:width="0cm" svg:height="0cm" svg:x="2.846cm" svg:y="17.635cm" svg:viewBox="0 0 0 0" draw:points="0,0">
          <text:p/>
        </draw:polygon>
        <draw:path draw:style-name="gr1" draw:text-style-name="P1" draw:layer="layout" svg:width="0.152cm" svg:height="0.196cm" svg:x="1.77cm" svg:y="16.897cm" svg:viewBox="0 0 153 197" svg:d="M153 153c-3 18-10 32-21 39-26 14-57 0-86-28-28-32-46-74-46-111 0-21 8-38 22-49 14-7 28-3 45 4 43 28 79 89 86 145z">
          <text:p/>
        </draw:path>
        <draw:polygon draw:style-name="gr7" draw:text-style-name="P2" draw:layer="layout" svg:width="0cm" svg:height="0cm" svg:x="2.846cm" svg:y="17.635cm" svg:viewBox="0 0 0 0" draw:points="0,0">
          <text:p/>
        </draw:polygon>
        <draw:polygon draw:style-name="gr1" draw:text-style-name="P1" draw:layer="layout" svg:width="0.318cm" svg:height="0.232cm" svg:x="1.943cm" svg:y="16.891cm" svg:viewBox="0 0 319 233" draw:points="319,49 319,0 0,184 0,233">
          <text:p/>
        </draw:polygon>
        <draw:polygon draw:style-name="gr7" draw:text-style-name="P2" draw:layer="layout" svg:width="0cm" svg:height="0cm" svg:x="2.846cm" svg:y="17.635cm" svg:viewBox="0 0 0 0" draw:points="0,0">
          <text:p/>
        </draw:polygon>
        <draw:polygon draw:style-name="gr1" draw:text-style-name="P1" draw:layer="layout" svg:width="0.166cm" svg:height="0.176cm" svg:x="2.476cm" svg:y="17.219cm" svg:viewBox="0 0 167 177" draw:points="167,95 21,177 0,166 0,0">
          <text:p/>
        </draw:polygon>
        <draw:polygon draw:style-name="gr7" draw:text-style-name="P2" draw:layer="layout" svg:width="0cm" svg:height="0cm" svg:x="2.846cm" svg:y="17.635cm" svg:viewBox="0 0 0 0" draw:points="0,0">
          <text:p/>
        </draw:polygon>
        <draw:polygon draw:style-name="gr1" draw:text-style-name="P1" draw:layer="layout" svg:width="0.211cm" svg:height="0.194cm" svg:x="2.159cm" svg:y="17.921cm" svg:viewBox="0 0 212 195" draw:points="3,121 0,195 212,71 212,0 71,82">
          <text:p/>
        </draw:polygon>
        <draw:polygon draw:style-name="gr7" draw:text-style-name="P2" draw:layer="layout" svg:width="0cm" svg:height="0cm" svg:x="2.846cm" svg:y="17.635cm" svg:viewBox="0 0 0 0" draw:points="0,0">
          <text:p/>
        </draw:polygon>
        <draw:path draw:style-name="gr1" draw:text-style-name="P1" draw:layer="layout" svg:width="0.367cm" svg:height="0.127cm" svg:x="2.797cm" svg:y="17.349cm" svg:viewBox="0 0 368 128" svg:d="M364 128c4-7 4-15 4-22 0-60-82-106-185-106-102 0-183 46-183 106 0 7 0 15 4 22 7-19 24-40 45-54 4 0 4 0 4 0 74-42 187-42 261 0h5c24 14 38 35 45 54z">
          <text:p/>
        </draw:path>
        <draw:polygon draw:style-name="gr7" draw:text-style-name="P2" draw:layer="layout" svg:width="0cm" svg:height="0cm" svg:x="2.846cm" svg:y="17.635cm" svg:viewBox="0 0 0 0" draw:points="0,0">
          <text:p/>
        </draw:polygon>
        <draw:path draw:style-name="gr1" draw:text-style-name="P1" draw:layer="layout" svg:width="0.186cm" svg:height="0.228cm" svg:x="1.735cm" svg:y="17.702cm" svg:viewBox="0 0 187 229" svg:d="M18 140c0-4 0-7 0-14 0-21 8-39 22-46 25-14 60 0 88 32 28 35 46 81 39 117 32-28 25-96-14-156-35-56-88-88-124-67-22 11-29 32-29 60 0 25 7 49 18 74z">
          <text:p/>
        </draw:path>
        <draw:polygon draw:style-name="gr7" draw:text-style-name="P2" draw:layer="layout" svg:width="0cm" svg:height="0cm" svg:x="2.846cm" svg:y="17.635cm" svg:viewBox="0 0 0 0" draw:points="0,0">
          <text:p/>
        </draw:polygon>
        <draw:polygon draw:style-name="gr1" draw:text-style-name="P1" draw:layer="layout" svg:width="0.151cm" svg:height="0.151cm" svg:x="2.413cm" svg:y="17.593cm" svg:viewBox="0 0 152 152" draw:points="110,152 152,42 77,0 24,31 0,91">
          <text:p/>
        </draw:polygon>
        <draw:polygon draw:style-name="gr7" draw:text-style-name="P2" draw:layer="layout" svg:width="0cm" svg:height="0cm" svg:x="2.846cm" svg:y="17.635cm" svg:viewBox="0 0 0 0" draw:points="0,0">
          <text:p/>
        </draw:polygon>
        <draw:path draw:style-name="gr1" draw:text-style-name="P1" draw:layer="layout" svg:width="0.187cm" svg:height="0.239cm" svg:x="1.735cm" svg:y="16.886cm" svg:viewBox="0 0 188 240" svg:d="M188 163c0 4 0 7 0 11 0 61-42 82-95 54-49-33-93-104-93-164 0-56 44-81 93-52 3 3 7 3 10 7-17-7-31-11-42-4-17 11-25 28-25 49 0 36 18 78 46 110 29 28 60 43 85 28 11-7 18-21 21-39z">
          <text:p/>
        </draw:path>
        <draw:polygon draw:style-name="gr7" draw:text-style-name="P2" draw:layer="layout" svg:width="0cm" svg:height="0cm" svg:x="2.846cm" svg:y="17.635cm" svg:viewBox="0 0 0 0" draw:points="0,0">
          <text:p/>
        </draw:polygon>
        <draw:path draw:style-name="gr1" draw:text-style-name="P1" draw:layer="layout" svg:width="0.159cm" svg:height="0.13cm" svg:x="2.956cm" svg:y="18.009cm" svg:viewBox="0 0 160 131" svg:d="M60 131c-21-18-39-36-60-61l116-67c4-3 12-3 15-3l29 70z">
          <text:p/>
        </draw:path>
        <draw:polygon draw:style-name="gr7" draw:text-style-name="P2" draw:layer="layout" svg:width="0cm" svg:height="0cm" svg:x="2.846cm" svg:y="17.635cm" svg:viewBox="0 0 0 0" draw:points="0,0">
          <text:p/>
        </draw:polygon>
        <draw:path draw:style-name="gr1" draw:text-style-name="P1" draw:layer="layout" svg:width="0.159cm" svg:height="0.13cm" svg:x="2.956cm" svg:y="17.702cm" svg:viewBox="0 0 160 131" svg:d="M60 131c-21-17-39-35-60-60l116-68c4 0 12 0 15-3l29 75z">
          <text:p/>
        </draw:path>
        <draw:polygon draw:style-name="gr7" draw:text-style-name="P2" draw:layer="layout" svg:width="0cm" svg:height="0cm" svg:x="2.846cm" svg:y="17.635cm" svg:viewBox="0 0 0 0" draw:points="0,0">
          <text:p/>
        </draw:polygon>
        <draw:path draw:style-name="gr1" draw:text-style-name="P1" draw:layer="layout" svg:width="0.183cm" svg:height="0.13cm" svg:x="3.016cm" svg:y="18.009cm" svg:viewBox="0 0 184 131" svg:d="M71 0c7 0 14 0 25 0-7 14 0 39 14 56 14 18 32 25 46 18 4-4 7-14 7-25 0-3 0-7 0-10 0 3 0 7 0 10 0 11-3 21-7 25-14 7-32 0-46-18-14-17-21-42-14-56 11 0 25 0 39 0 7 10 17 21 25 35 7 11 17 21 24 32-17 17-35 35-49 53-39-4-78 0-113 8-7 0-14 3-22 3l100-61 49 32-49-32z">
          <text:p/>
        </draw:path>
        <draw:polygon draw:style-name="gr7" draw:text-style-name="P2" draw:layer="layout" svg:width="0cm" svg:height="0cm" svg:x="2.846cm" svg:y="17.635cm" svg:viewBox="0 0 0 0" draw:points="0,0">
          <text:p/>
        </draw:polygon>
        <draw:path draw:style-name="gr1" draw:text-style-name="P1" draw:layer="layout" svg:width="0.183cm" svg:height="0.13cm" svg:x="3.016cm" svg:y="17.702cm" svg:viewBox="0 0 184 131" svg:d="M71 0c7 0 14 0 25 0-7 18 0 39 14 57s32 25 46 18c4-4 7-11 7-21 0-4 0-7 0-12 0 5 0 8 0 12 0 10-3 17-7 21-14 7-32 0-46-18s-21-39-14-57c11 0 25 0 39 0 14 21 32 47 49 71-17 18-35 36-49 50-39 0-78 0-113 10-7 0-14 0-22 0l100-56 49 28-49-28z">
          <text:p/>
        </draw:path>
        <draw:polygon draw:style-name="gr7" draw:text-style-name="P2" draw:layer="layout" svg:width="0cm" svg:height="0cm" svg:x="2.846cm" svg:y="17.635cm" svg:viewBox="0 0 0 0" draw:points="0,0">
          <text:p/>
        </draw:polygon>
        <draw:path draw:style-name="gr1" draw:text-style-name="P1" draw:layer="layout" svg:width="0.098cm" svg:height="0.125cm" svg:x="1.802cm" svg:y="17.26cm" svg:viewBox="0 0 99 126" svg:d="M85 2c0 3 3 3 8 7 11 18 7 54-15 82-18 28-46 42-64 32-7-4-14-14-14-28 0-4 0-4 0-7 0-11 4-18 7-29 0-3 4-7 4-7 0-7 3-10 7-15 7-10 17-21 28-28 14-7 25-11 39-7z">
          <text:p/>
        </draw:path>
        <draw:polygon draw:style-name="gr7" draw:text-style-name="P2" draw:layer="layout" svg:width="0cm" svg:height="0cm" svg:x="2.846cm" svg:y="17.635cm" svg:viewBox="0 0 0 0" draw:points="0,0">
          <text:p/>
        </draw:polygon>
        <draw:path draw:style-name="gr1" draw:text-style-name="P1" draw:layer="layout" svg:width="0.18cm" svg:height="0.133cm" svg:x="3.129cm" svg:y="17.515cm" svg:viewBox="0 0 181 134" svg:d="M181 102v22l-11 7c-7 4-25 4-35 0l-124-75c-3-3-8-10-11-14v-42z">
          <text:p/>
        </draw:path>
        <draw:polygon draw:style-name="gr7" draw:text-style-name="P2" draw:layer="layout" svg:width="0cm" svg:height="0cm" svg:x="2.846cm" svg:y="17.635cm" svg:viewBox="0 0 0 0" draw:points="0,0">
          <text:p/>
        </draw:polygon>
        <draw:path draw:style-name="gr1" draw:text-style-name="P1" draw:layer="layout" svg:width="0.392cm" svg:height="0.095cm" svg:x="3.492cm" svg:y="17.156cm" svg:viewBox="0 0 393 96" svg:d="M343 35c-81-47-212-47-297 0l347 61c-7-22-25-43-50-61l50 61c-11-15-25-22-39-32-50-29-120-43-192-36-67 4-130 32-162 68 7-22 21-43 46-61z">
          <text:p/>
        </draw:path>
        <draw:polygon draw:style-name="gr7" draw:text-style-name="P2" draw:layer="layout" svg:width="0cm" svg:height="0cm" svg:x="2.846cm" svg:y="17.635cm" svg:viewBox="0 0 0 0" draw:points="0,0">
          <text:p/>
        </draw:polygon>
        <draw:path draw:style-name="gr1" draw:text-style-name="P1" draw:layer="layout" svg:width="0.098cm" svg:height="0.125cm" svg:x="1.802cm" svg:y="17.26cm" svg:viewBox="0 0 99 126" svg:d="M46 9c14-7 25-11 39-7 0 3 3 3 8 7 11 18 7 54-15 82-18 28-46 42-64 32-7-4-14-14-14-28 0-4 0-4 0-7 25-15 43-51 46-79z">
          <text:p/>
        </draw:path>
        <draw:polygon draw:style-name="gr7" draw:text-style-name="P2" draw:layer="layout" svg:width="0cm" svg:height="0cm" svg:x="2.846cm" svg:y="17.635cm" svg:viewBox="0 0 0 0" draw:points="0,0">
          <text:p/>
        </draw:polygon>
        <draw:polygon draw:style-name="gr1" draw:text-style-name="P1" draw:layer="layout" svg:width="0.12cm" svg:height="0.113cm" svg:x="2.783cm" svg:y="17.18cm" svg:viewBox="0 0 121 114" draw:points="82,0 121,64 40,114 0,50">
          <text:p/>
        </draw:polygon>
        <draw:polygon draw:style-name="gr7" draw:text-style-name="P2" draw:layer="layout" svg:width="0cm" svg:height="0cm" svg:x="2.846cm" svg:y="17.635cm" svg:viewBox="0 0 0 0" draw:points="0,0">
          <text:p/>
        </draw:polygon>
        <draw:path draw:style-name="gr1" draw:text-style-name="P1" draw:layer="layout" svg:width="0.399cm" svg:height="0.107cm" svg:x="3.488cm" svg:y="17.179cm" svg:viewBox="0 0 400 108" svg:d="M400 86c0-3 0-10-3-17-11-11-25-21-39-29-50-29-121-43-192-39-67 7-130 32-162 68-4 7-4 14-4 17 0 8 4 15 4 22 14-43 67-75 138-90 70-10 148 0 198 33 28 14 46 35 57 57 3-7 3-14 3-22z">
          <text:p/>
        </draw:path>
        <draw:polygon draw:style-name="gr7" draw:text-style-name="P2" draw:layer="layout" svg:width="0cm" svg:height="0cm" svg:x="2.846cm" svg:y="17.635cm" svg:viewBox="0 0 0 0" draw:points="0,0">
          <text:p/>
        </draw:polygon>
        <draw:polygon draw:style-name="gr1" draw:text-style-name="P1" draw:layer="layout" svg:width="0.127cm" svg:height="0.11cm" svg:x="2.395cm" svg:y="17.684cm" svg:viewBox="0 0 128 111" draw:points="42,111 128,61 18,0 0,51">
          <text:p/>
        </draw:polygon>
        <draw:polygon draw:style-name="gr7" draw:text-style-name="P2" draw:layer="layout" svg:width="0cm" svg:height="0cm" svg:x="2.846cm" svg:y="17.635cm" svg:viewBox="0 0 0 0" draw:points="0,0">
          <text:p/>
        </draw:polygon>
        <draw:path draw:style-name="gr1" draw:text-style-name="P1" draw:layer="layout" svg:width="0.115cm" svg:height="0.084cm" svg:x="2.48cm" svg:y="17.135cm" svg:viewBox="0 0 116 85" svg:d="M0 46l74-44c7-3 17-3 24 5h4c3 4 11 11 11 21 4 7 4 18 0 28 0 7-8 18-11 18-7 4-11 7-18 4l-17 7-43-25z">
          <text:p/>
        </draw:path>
        <draw:polygon draw:style-name="gr7" draw:text-style-name="P2" draw:layer="layout" svg:width="0cm" svg:height="0cm" svg:x="2.846cm" svg:y="17.635cm" svg:viewBox="0 0 0 0" draw:points="0,0">
          <text:p/>
        </draw:polygon>
        <draw:path draw:style-name="gr1" draw:text-style-name="P1" draw:layer="layout" svg:width="0.05cm" svg:height="0.165cm" svg:x="2.43cm" svg:y="17.219cm" svg:viewBox="0 0 51 166" svg:d="M51 166v-166l-51 29c7 17 11 35 14 49v71z">
          <text:p/>
        </draw:path>
        <draw:polygon draw:style-name="gr7" draw:text-style-name="P2" draw:layer="layout" svg:width="0cm" svg:height="0cm" svg:x="2.846cm" svg:y="17.635cm" svg:viewBox="0 0 0 0" draw:points="0,0">
          <text:p/>
        </draw:polygon>
        <draw:path draw:style-name="gr1" draw:text-style-name="P1" draw:layer="layout" svg:width="0.063cm" svg:height="0.067cm" svg:x="2.515cm" svg:y="17.074cm" svg:viewBox="0 0 64 68" svg:d="M0 42v-42l64 35v33c-7-7-17-7-21-4-3 0-3 0-3 0l-40-22 40 22z">
          <text:p/>
        </draw:path>
        <draw:polygon draw:style-name="gr7" draw:text-style-name="P2" draw:layer="layout" svg:width="0cm" svg:height="0cm" svg:x="2.846cm" svg:y="17.635cm" svg:viewBox="0 0 0 0" draw:points="0,0">
          <text:p/>
        </draw:polygon>
        <draw:path draw:style-name="gr1" draw:text-style-name="P1" draw:layer="layout" svg:width="0.297cm" svg:height="0.18cm" svg:x="2.564cm" svg:y="17.501cm" svg:viewBox="0 0 298 181" svg:d="M262 153c11 10 25 17 36 28l-287-167c-4-7-7-11-11-14z">
          <text:p/>
        </draw:path>
        <draw:polygon draw:style-name="gr7" draw:text-style-name="P2" draw:layer="layout" svg:width="0cm" svg:height="0cm" svg:x="2.846cm" svg:y="17.635cm" svg:viewBox="0 0 0 0" draw:points="0,0">
          <text:p/>
        </draw:polygon>
        <draw:path draw:style-name="gr1" draw:text-style-name="P1" draw:layer="layout" svg:width="0.078cm" svg:height="0.085cm" svg:x="2.744cm" svg:y="17.208cm" svg:viewBox="0 0 79 86" svg:d="M39 21l40 65-54-33c-7-11-14-18-25-21v-32z">
          <text:p/>
        </draw:path>
        <draw:polygon draw:style-name="gr7" draw:text-style-name="P2" draw:layer="layout" svg:width="0cm" svg:height="0cm" svg:x="2.846cm" svg:y="17.635cm" svg:viewBox="0 0 0 0" draw:points="0,0">
          <text:p/>
        </draw:polygon>
        <draw:path draw:style-name="gr1" draw:text-style-name="P1" draw:layer="layout" svg:width="0.233cm" svg:height="0.138cm" svg:x="3.333cm" svg:y="17.952cm" svg:viewBox="0 0 234 139" svg:d="M199 111c14 7 25 17 35 28l-234-139c4 0 7 0 14 0 4 4 11 7 26 14 4 4 11 4 21 11 4 4 11 7 25 14 3 4 7 7 14 11 4 0 11 3 14 7 7 3 11 8 14 8 11 7 21 14 28 18 18 10 32 17 43 28z">
          <text:p/>
        </draw:path>
        <draw:polygon draw:style-name="gr7" draw:text-style-name="P2" draw:layer="layout" svg:width="0cm" svg:height="0cm" svg:x="2.846cm" svg:y="17.635cm" svg:viewBox="0 0 0 0" draw:points="0,0">
          <text:p/>
        </draw:polygon>
        <draw:path draw:style-name="gr1" draw:text-style-name="P1" draw:layer="layout" svg:width="0.053cm" svg:height="0.057cm" svg:x="2.716cm" svg:y="17.236cm" svg:viewBox="0 0 54 58" svg:d="M33 0c7 4 17 14 21 25l-51 33c-3-11-3-22-3-33 3-11 7-18 15-21h4c0-4 0-4 0-4 3 0 10 0 14 0z">
          <text:p/>
        </draw:path>
        <draw:polygon draw:style-name="gr7" draw:text-style-name="P2" draw:layer="layout" svg:width="0cm" svg:height="0cm" svg:x="2.846cm" svg:y="17.635cm" svg:viewBox="0 0 0 0" draw:points="0,0">
          <text:p/>
        </draw:polygon>
        <draw:path draw:style-name="gr1" draw:text-style-name="P1" draw:layer="layout" svg:width="0.116cm" svg:height="0.067cm" svg:x="2.956cm" svg:y="18.012cm" svg:viewBox="0 0 117 68" svg:d="M82 4c11 0 25-4 35-4l-117 68c11-10 18-17 29-29 11-10 21-21 32-32 7 0 14 0 21-3z">
          <text:p/>
        </draw:path>
        <draw:polygon draw:style-name="gr7" draw:text-style-name="P2" draw:layer="layout" svg:width="0cm" svg:height="0cm" svg:x="2.846cm" svg:y="17.635cm" svg:viewBox="0 0 0 0" draw:points="0,0">
          <text:p/>
        </draw:polygon>
        <draw:path draw:style-name="gr1" draw:text-style-name="P1" draw:layer="layout" svg:width="0.116cm" svg:height="0.067cm" svg:x="2.956cm" svg:y="17.705cm" svg:viewBox="0 0 117 68" svg:d="M82 7c11-3 25-7 35-7l-117 68c22-17 40-38 61-61 7 0 14 0 21 0z">
          <text:p/>
        </draw:path>
        <draw:polygon draw:style-name="gr7" draw:text-style-name="P2" draw:layer="layout" svg:width="0cm" svg:height="0cm" svg:x="2.846cm" svg:y="17.635cm" svg:viewBox="0 0 0 0" draw:points="0,0">
          <text:p/>
        </draw:polygon>
        <draw:polygon draw:style-name="gr1" draw:text-style-name="P1" draw:layer="layout" svg:width="0.074cm" svg:height="0.06cm" svg:x="2.49cm" svg:y="17.575cm" svg:viewBox="0 0 75 61" draw:points="75,61 32,0 0,18">
          <text:p/>
        </draw:polygon>
        <draw:polygon draw:style-name="gr7" draw:text-style-name="P2" draw:layer="layout" svg:width="0cm" svg:height="0cm" svg:x="2.846cm" svg:y="17.635cm" svg:viewBox="0 0 0 0" draw:points="0,0">
          <text:p/>
        </draw:polygon>
        <draw:path draw:style-name="gr1" draw:text-style-name="P1" draw:layer="layout" svg:width="0.046cm" svg:height="0.078cm" svg:x="1.802cm" svg:y="17.268cm" svg:viewBox="0 0 47 79" svg:d="M18 29c11-11 18-22 29-29-3 33-21 64-47 79 0-11 4-18 7-29 0-3 4-3 4-7 3-3 7-7 7-14z">
          <text:p/>
        </draw:path>
        <draw:polygon draw:style-name="gr7" draw:text-style-name="P2" draw:layer="layout" svg:width="0cm" svg:height="0cm" svg:x="2.846cm" svg:y="17.635cm" svg:viewBox="0 0 0 0" draw:points="0,0">
          <text:p/>
        </draw:polygon>
        <draw:path draw:style-name="gr1" draw:text-style-name="P1" draw:layer="layout" svg:width="0.296cm" svg:height="0.041cm" svg:x="3.538cm" svg:y="17.152cm" svg:viewBox="0 0 297 42" svg:d="M290 35c-74-47-202-47-283 0 0 3-4 3-7 7 85-47 216-47 297 0 0-4-3-4-7-7z">
          <text:p/>
        </draw:path>
        <draw:polygon draw:style-name="gr7" draw:text-style-name="P2" draw:layer="layout" svg:width="0cm" svg:height="0cm" svg:x="2.846cm" svg:y="17.635cm" svg:viewBox="0 0 0 0" draw:points="0,0">
          <text:p/>
        </draw:polygon>
        <draw:polygon draw:style-name="gr1" draw:text-style-name="P1" draw:layer="layout" svg:width="0.385cm" svg:height="0.229cm" svg:x="2.162cm" svg:y="17.815cm" svg:viewBox="0 0 386 230" draw:points="386,0 208,109 67,188 0,230 173,123">
          <text:p/>
        </draw:polygon>
        <draw:polygon draw:style-name="gr7" draw:text-style-name="P2" draw:layer="layout" svg:width="0cm" svg:height="0cm" svg:x="2.846cm" svg:y="17.635cm" svg:viewBox="0 0 0 0" draw:points="0,0">
          <text:p/>
        </draw:polygon>
        <draw:path draw:style-name="gr1" draw:text-style-name="P1" draw:layer="layout" svg:width="0.032cm" svg:height="0.06cm" svg:x="2.335cm" svg:y="17.042cm" svg:viewBox="0 0 33 61" svg:d="M33 0v61c-11-14-22-29-33-43z">
          <text:p/>
        </draw:path>
        <draw:polygon draw:style-name="gr7" draw:text-style-name="P2" draw:layer="layout" svg:width="0cm" svg:height="0cm" svg:x="2.846cm" svg:y="17.635cm" svg:viewBox="0 0 0 0" draw:points="0,0">
          <text:p/>
        </draw:polygon>
        <draw:path draw:style-name="gr1" draw:text-style-name="P1" draw:layer="layout" svg:width="0.269cm" svg:height="0.031cm" svg:x="2.846cm" svg:y="17.391cm" svg:viewBox="0 0 270 32" svg:d="M266 32c-75-43-188-43-262 0h-4c75-40 191-40 270 0z">
          <text:p/>
        </draw:path>
        <draw:polygon draw:style-name="gr7" draw:text-style-name="P2" draw:layer="layout" svg:width="0cm" svg:height="0cm" svg:x="2.846cm" svg:y="17.635cm" svg:viewBox="0 0 0 0" draw:points="0,0">
          <text:p/>
        </draw:polygon>
        <draw:polygon draw:style-name="gr1" draw:text-style-name="P1" draw:layer="layout" svg:width="0.011cm" svg:height="0.039cm" svg:x="2.578cm" svg:y="17.102cm" svg:viewBox="0 0 12 40" draw:points="0,7 0,40 12,0">
          <text:p/>
        </draw:polygon>
        <draw:polygon draw:style-name="gr7" draw:text-style-name="P2" draw:layer="layout" svg:width="0cm" svg:height="0cm" svg:x="2.846cm" svg:y="17.635cm" svg:viewBox="0 0 0 0" draw:points="0,0">
          <text:p/>
        </draw:polygon>
        <draw:path draw:style-name="gr1" draw:text-style-name="P1" draw:layer="layout" svg:width="0.011cm" svg:height="0.021cm" svg:x="3.305cm" svg:y="17.617cm" svg:viewBox="0 0 12 22" svg:d="M0 0c7 4 7 4 12 4l-5 18 5-3c-5 0-5 3-12 3v-22l7 22z">
          <text:p/>
        </draw:path>
        <draw:polygon draw:style-name="gr7" draw:text-style-name="P2" draw:layer="layout" svg:width="0cm" svg:height="0cm" svg:x="2.846cm" svg:y="17.635cm" svg:viewBox="0 0 0 0" draw:points="0,0">
          <text:p/>
        </draw:polygon>
        <draw:polygon draw:style-name="gr1" draw:text-style-name="P1" draw:layer="layout" svg:width="0.017cm" svg:height="0.014cm" svg:x="2.547cm" svg:y="17.212cm" svg:viewBox="0 0 18 15" draw:points="0,8 15,15 18,0">
          <text:p/>
        </draw:polygon>
        <draw:polygon draw:style-name="gr7" draw:text-style-name="P2" draw:layer="layout" svg:width="0cm" svg:height="0cm" svg:x="2.846cm" svg:y="17.635cm" svg:viewBox="0 0 0 0" draw:points="0,0">
          <text:p/>
        </draw:polygon>
        <draw:path draw:style-name="gr1" draw:text-style-name="P1" draw:layer="layout" svg:width="0.01cm" svg:height="0.014cm" svg:x="1.813cm" svg:y="17.296cm" svg:viewBox="0 0 11 15" svg:d="M11 0c-3 5-7 12-11 15 0-3 4-10 11-15z">
          <text:p/>
        </draw:path>
        <draw:polygon draw:style-name="gr7" draw:text-style-name="P2" draw:layer="layout" svg:width="0cm" svg:height="0cm" svg:x="2.846cm" svg:y="17.635cm" svg:viewBox="0 0 0 0" draw:points="0,0">
          <text:p/>
        </draw:polygon>
        <draw:path draw:style-name="gr8" draw:text-style-name="P2" draw:layer="layout" svg:width="0.282cm" svg:height="0.035cm" svg:x="3.545cm" svg:y="17.152cm" svg:viewBox="0 0 283 36" svg:d="M283 36c-78-48-202-48-283 0">
          <text:p/>
        </draw:path>
        <draw:path draw:style-name="gr8" draw:text-style-name="P2" draw:layer="layout" svg:width="0.06cm" svg:height="0.077cm" svg:x="3.488cm" svg:y="17.187cm" svg:viewBox="0 0 61 78" svg:d="M61 0c-35 21-61 50-61 78">
          <text:p/>
        </draw:path>
        <draw:path draw:style-name="gr8" draw:text-style-name="P2" draw:layer="layout" svg:width="0.06cm" svg:height="0.077cm" svg:x="3.827cm" svg:y="17.187cm" svg:viewBox="0 0 61 78" svg:d="M61 78c0-28-21-57-61-78">
          <text:p/>
        </draw:path>
        <draw:path draw:style-name="gr8" draw:text-style-name="P2" draw:layer="layout" svg:width="0.339cm" svg:height="0.115cm" svg:x="3.488cm" svg:y="17.149cm" svg:viewBox="0 0 340 116" svg:d="M340 34c-56-35-141-42-215-24-75 17-125 61-125 106">
          <text:p/>
        </draw:path>
        <draw:path draw:style-name="gr8" draw:text-style-name="P2" draw:layer="layout" svg:width="0.399cm" svg:height="0.116cm" svg:x="3.488cm" svg:y="17.261cm" svg:viewBox="0 0 400 117" svg:d="M0 0c0 67 89 117 198 117 114 0 202-50 202-117">
          <text:p/>
        </draw:path>
        <draw:path draw:style-name="gr8" draw:text-style-name="P2" draw:layer="layout" svg:width="0.06cm" svg:height="0.084cm" svg:x="3.827cm" svg:y="17.18cm" svg:viewBox="0 0 61 85" svg:d="M61 85c0-32-21-61-61-85">
          <text:p/>
        </draw:path>
        <draw:path draw:style-name="gr8" draw:text-style-name="P2" draw:layer="layout" svg:width="0.296cm" svg:height="0.034cm" svg:x="3.538cm" svg:y="17.156cm" svg:viewBox="0 0 297 35" svg:d="M297 35c-81-47-212-47-297 0">
          <text:p/>
        </draw:path>
        <draw:path draw:style-name="gr8" draw:text-style-name="P2" draw:layer="layout" svg:width="0.353cm" svg:height="0.068cm" svg:x="3.492cm" svg:y="17.179cm" svg:viewBox="0 0 354 69" svg:d="M354 41c-50-29-120-44-192-40-67 8-130 36-162 68">
          <text:p/>
        </draw:path>
        <draw:path draw:style-name="gr8" draw:text-style-name="P2" draw:layer="layout" svg:width="0.039cm" svg:height="0.028cm" svg:x="3.845cm" svg:y="17.219cm" svg:viewBox="0 0 40 29" svg:d="M40 29c-11-11-25-22-40-29">
          <text:p/>
        </draw:path>
        <draw:path draw:style-name="gr8" draw:text-style-name="P2" draw:layer="layout" svg:width="0.057cm" svg:height="0.057cm" svg:x="3.827cm" svg:y="17.229cm" svg:viewBox="0 0 58 58" svg:d="M0 0c29 14 47 35 58 58">
          <text:p/>
        </draw:path>
        <draw:path draw:style-name="gr8" draw:text-style-name="P2" draw:layer="layout" svg:width="0.335cm" svg:height="0.093cm" svg:x="3.492cm" svg:y="17.193cm" svg:viewBox="0 0 336 94" svg:d="M0 94c14-40 68-75 139-90 70-10 148 0 197 32">
          <text:p/>
        </draw:path>
        <draw:path draw:style-name="gr8" draw:text-style-name="P2" draw:layer="layout" svg:width="0.049cm" svg:height="0.018cm" svg:x="3.316cm" svg:y="17.261cm" svg:viewBox="0 0 50 19" svg:d="M50 8c-12-4-22-8-33-8-7 0-14 4-17 19">
          <text:p/>
        </draw:path>
        <draw:path draw:style-name="gr8" draw:text-style-name="P2" draw:layer="layout" svg:width="0cm" svg:height="0.006cm" svg:x="3.316cm" svg:y="17.275cm" svg:viewBox="0 0 0 7" svg:d="M0 0c0 4 0 7 0 7">
          <text:p/>
        </draw:path>
        <draw:path draw:style-name="gr8" draw:text-style-name="P2" draw:layer="layout" svg:width="0.05cm" svg:height="0.067cm" svg:x="3.675cm" svg:y="17.451cm" svg:viewBox="0 0 51 68" svg:d="M0 0c11 5 22 16 33 26 7 11 18 25 18 42">
          <text:p/>
        </draw:path>
        <draw:path draw:style-name="gr8" draw:text-style-name="P2" draw:layer="layout" svg:width="0.049cm" svg:height="0.018cm" svg:x="3.316cm" svg:y="17.261cm" svg:viewBox="0 0 50 19" svg:d="M0 19c3-15 10-19 21-19 7 0 17 4 29 8">
          <text:p/>
        </draw:path>
        <draw:path draw:style-name="gr8" draw:text-style-name="P2" draw:layer="layout" svg:width="0.318cm" svg:height="0.183cm" svg:x="3.361cm" svg:y="17.268cm" svg:viewBox="0 0 319 184" svg:d="M0 0c8 100 145 181 319 184">
          <text:p/>
        </draw:path>
        <draw:path draw:style-name="gr8" draw:text-style-name="P2" draw:layer="layout" svg:width="0.05cm" svg:height="0.067cm" svg:x="3.675cm" svg:y="17.451cm" svg:viewBox="0 0 51 68" svg:d="M51 68c0-7-4-17-7-24-4-7-7-14-11-18-11-14-22-21-33-26">
          <text:p/>
        </draw:path>
        <draw:path draw:style-name="gr8" draw:text-style-name="P2" draw:layer="layout" svg:width="0.413cm" svg:height="0.217cm" svg:x="3.312cm" svg:y="17.303cm" svg:viewBox="0 0 414 218" svg:d="M0 0c0 60 46 121 124 164 82 42 184 60 290 52">
          <text:p/>
        </draw:path>
        <draw:line draw:style-name="gr8" draw:text-style-name="P2" draw:layer="layout" svg:x1="3.725cm" svg:y1="17.518cm" svg:x2="3.725cm" svg:y2="19.071cm">
          <text:p/>
        </draw:line>
        <draw:path draw:style-name="gr8" draw:text-style-name="P2" draw:layer="layout" svg:width="0.339cm" svg:height="0.216cm" svg:x="3.725cm" svg:y="18.855cm" svg:viewBox="0 0 340 217" svg:d="M340 0c0 110-145 206-340 217">
          <text:p/>
        </draw:path>
        <draw:path draw:style-name="gr8" draw:text-style-name="P2" draw:layer="layout" svg:width="0.413cm" svg:height="0.217cm" svg:x="3.312cm" svg:y="18.855cm" svg:viewBox="0 0 414 218" svg:d="M0 0c0 61 46 121 124 160 82 43 184 64 290 57">
          <text:p/>
        </draw:path>
        <draw:path draw:style-name="gr8" draw:text-style-name="P2" draw:layer="layout" svg:width="0.081cm" svg:height="0.134cm" svg:x="3.566cm" svg:y="18.086cm" svg:viewBox="0 0 82 135" svg:d="M82 135c0-28-10-52-28-75-14-24-33-42-54-60">
          <text:p/>
        </draw:path>
        <draw:path draw:style-name="gr8" draw:text-style-name="P2" draw:layer="layout" svg:width="0.331cm" svg:height="0.313cm" svg:x="3.316cm" svg:y="18.03cm" svg:viewBox="0 0 332 314" svg:d="M0 0c0 35 0 74 7 116 3 25 7 50 17 78 7 14 18 32 32 49 11 18 25 32 49 47 25 14 46 18 65 21 25 4 42 4 56 0 29-7 46-17 64-32 25-21 42-53 42-89">
          <text:p/>
        </draw:path>
        <draw:path draw:style-name="gr8" draw:text-style-name="P2" draw:layer="layout" svg:width="0.035cm" svg:height="0.032cm" svg:x="3.531cm" svg:y="18.058cm" svg:viewBox="0 0 36 33" svg:d="M0 0c14 11 26 21 36 33">
          <text:p/>
        </draw:path>
        <draw:path draw:style-name="gr8" draw:text-style-name="P2" draw:layer="layout" svg:width="0.017cm" svg:height="0.078cm" svg:x="3.316cm" svg:y="17.952cm" svg:viewBox="0 0 18 79" svg:d="M0 79c0-28 0-46 3-61 4-11 8-18 15-18">
          <text:p/>
        </draw:path>
        <draw:path draw:style-name="gr8" draw:text-style-name="P2" draw:layer="layout" svg:width="0.026cm" svg:height="0.014cm" svg:x="3.347cm" svg:y="17.952cm" svg:viewBox="0 0 27 15" svg:d="M0 0c5 5 12 8 27 15">
          <text:p/>
        </draw:path>
        <draw:path draw:style-name="gr8" draw:text-style-name="P2" draw:layer="layout" svg:width="0.116cm" svg:height="0.068cm" svg:x="3.372cm" svg:y="17.966cm" svg:viewBox="0 0 117 69" svg:d="M0 0c4 4 11 4 18 11 7 4 14 7 28 19 3 3 8 3 15 7 4 3 11 7 14 7 7 3 11 7 14 10 11 4 21 11 28 15">
          <text:p/>
        </draw:path>
        <draw:path draw:style-name="gr8" draw:text-style-name="P2" draw:layer="layout" svg:width="0.046cm" svg:height="0.028cm" svg:x="3.485cm" svg:y="18.034cm" svg:viewBox="0 0 47 29" svg:d="M0 0c22 10 36 18 47 29">
          <text:p/>
        </draw:path>
        <draw:path draw:style-name="gr8" draw:text-style-name="P2" draw:layer="layout" svg:width="0.014cm" svg:height="0.005cm" svg:x="3.333cm" svg:y="17.951cm" svg:viewBox="0 0 15 6" svg:d="M0 6c4-8 8-8 15 0">
          <text:p/>
        </draw:path>
        <draw:line draw:style-name="gr8" draw:text-style-name="P2" draw:layer="layout" svg:x1="3.567cm" svg:y1="18.091cm" svg:x2="3.333cm" svg:y2="17.952cm">
          <text:p/>
        </draw:line>
        <draw:path draw:style-name="gr8" draw:text-style-name="P2" draw:layer="layout" svg:width="0.109cm" svg:height="0.06cm" svg:x="3.203cm" svg:y="18.661cm" svg:viewBox="0 0 110 61" svg:d="M110 61c-21-24-60-50-110-61">
          <text:p/>
        </draw:path>
        <draw:path draw:style-name="gr8" draw:text-style-name="P2" draw:layer="layout" svg:width="0.169cm" svg:height="0.01cm" svg:x="3.037cm" svg:y="18.651cm" svg:viewBox="0 0 170 11" svg:d="M170 11c-56-15-117-15-170 0">
          <text:p/>
        </draw:path>
        <draw:path draw:style-name="gr8" draw:text-style-name="P2" draw:layer="layout" svg:width="0.088cm" svg:height="0.004cm" svg:x="2.949cm" svg:y="18.661cm" svg:viewBox="0 0 89 5" svg:d="M0 0c28 6 56 6 89 0">
          <text:p/>
        </draw:path>
        <draw:path draw:style-name="gr8" draw:text-style-name="P2" draw:layer="layout" svg:width="0.237cm" svg:height="0.063cm" svg:x="2.712cm" svg:y="18.598cm" svg:viewBox="0 0 238 64" svg:d="M0 0c65 40 146 61 238 64">
          <text:p/>
        </draw:path>
        <draw:line draw:style-name="gr8" draw:text-style-name="P2" draw:layer="layout" svg:x1="2.49cm" svg:y1="18.471cm" svg:x2="2.717cm" svg:y2="18.599cm">
          <text:p/>
        </draw:line>
        <draw:line draw:style-name="gr8" draw:text-style-name="P2" draw:layer="layout" svg:x1="2.173cm" svg:y1="18.655cm" svg:x2="2.495cm" svg:y2="18.471cm">
          <text:p/>
        </draw:line>
        <draw:line draw:style-name="gr8" draw:text-style-name="P2" draw:layer="layout" svg:x1="1.901cm" svg:y1="18.499cm" svg:x2="2.174cm" svg:y2="18.655cm">
          <text:p/>
        </draw:line>
        <draw:line draw:style-name="gr8" draw:text-style-name="P2" draw:layer="layout" svg:x1="2.865cm" svg:y1="17.181cm" svg:x2="2.599cm" svg:y2="17.028cm">
          <text:p/>
        </draw:line>
        <draw:line draw:style-name="gr8" draw:text-style-name="P2" draw:layer="layout" svg:x1="2.864cm" svg:y1="17.18cm" svg:x2="2.904cm" svg:y2="17.244cm">
          <text:p/>
        </draw:line>
        <draw:line draw:style-name="gr8" draw:text-style-name="P2" draw:layer="layout" svg:x1="2.903cm" svg:y1="17.243cm" svg:x2="2.918cm" svg:y2="17.255cm">
          <text:p/>
        </draw:line>
        <draw:line draw:style-name="gr8" draw:text-style-name="P2" draw:layer="layout" svg:x1="2.643cm" svg:y1="17.314cm" svg:x2="2.497cm" svg:y2="17.396cm">
          <text:p/>
        </draw:line>
        <draw:path draw:style-name="gr8" draw:text-style-name="P2" draw:layer="layout" svg:width="0.01cm" svg:height="0.014cm" svg:x="2.367cm" svg:y="17.106cm" svg:viewBox="0 0 11 15" svg:d="M11 15c-4-4-8-8-11-15">
          <text:p/>
        </draw:path>
        <draw:path draw:style-name="gr8" draw:text-style-name="P2" draw:layer="layout" svg:width="0.071cm" svg:height="0.176cm" svg:x="2.377cm" svg:y="17.12cm" svg:viewBox="0 0 72 177" svg:d="M72 177c-14-56-40-120-72-177">
          <text:p/>
        </draw:path>
        <draw:line draw:style-name="gr8" draw:text-style-name="P2" draw:layer="layout" svg:x1="2.444cm" svg:y1="17.367cm" svg:x2="2.444cm" svg:y2="17.296cm">
          <text:p/>
        </draw:line>
        <draw:line draw:style-name="gr8" draw:text-style-name="P2" draw:layer="layout" svg:x1="2.502cm" svg:y1="17.396cm" svg:x2="2.444cm" svg:y2="17.367cm">
          <text:p/>
        </draw:line>
        <draw:path draw:style-name="gr8" draw:text-style-name="P2" draw:layer="layout" svg:width="0.035cm" svg:height="0.053cm" svg:x="2.335cm" svg:y="17.056cm" svg:viewBox="0 0 36 54" svg:d="M36 54c-11-17-26-36-36-54">
          <text:p/>
        </draw:path>
        <draw:line draw:style-name="gr8" draw:text-style-name="P2" draw:layer="layout" svg:x1="2.476cm" svg:y1="17.384cm" svg:x2="2.476cm" svg:y2="17.219cm">
          <text:p/>
        </draw:line>
        <draw:line draw:style-name="gr8" draw:text-style-name="P2" draw:layer="layout" svg:x1="2.481cm" svg:y1="17.219cm" svg:x2="2.43cm" svg:y2="17.248cm">
          <text:p/>
        </draw:line>
        <draw:line draw:style-name="gr8" draw:text-style-name="P2" draw:layer="layout" svg:x1="2.363cm" svg:y1="17.042cm" svg:x2="2.363cm" svg:y2="17.102cm">
          <text:p/>
        </draw:line>
        <draw:line draw:style-name="gr8" draw:text-style-name="P2" draw:layer="layout" svg:x1="2.368cm" svg:y1="17.042cm" svg:x2="2.335cm" svg:y2="17.062cm">
          <text:p/>
        </draw:line>
        <draw:line draw:style-name="gr8" draw:text-style-name="P2" draw:layer="layout" svg:x1="2.516cm" svg:y1="17.116cm" svg:x2="2.405cm" svg:y2="17.181cm">
          <text:p/>
        </draw:line>
        <draw:line draw:style-name="gr8" draw:text-style-name="P2" draw:layer="layout" svg:x1="2.515cm" svg:y1="17.116cm" svg:x2="2.515cm" svg:y2="17.074cm">
          <text:p/>
        </draw:line>
        <draw:line draw:style-name="gr8" draw:text-style-name="P2" draw:layer="layout" svg:x1="2.6cm" svg:y1="17.028cm" svg:x2="2.515cm" svg:y2="17.075cm">
          <text:p/>
        </draw:line>
        <draw:line draw:style-name="gr8" draw:text-style-name="P2" draw:layer="layout" svg:x1="2.024cm" svg:y1="16.548cm" svg:x2="2.082cm" svg:y2="16.581cm">
          <text:p/>
        </draw:line>
        <draw:line draw:style-name="gr8" draw:text-style-name="P2" draw:layer="layout" svg:x1="2.081cm" svg:y1="16.58cm" svg:x2="2.202cm" svg:y2="16.74cm">
          <text:p/>
        </draw:line>
        <draw:path draw:style-name="gr8" draw:text-style-name="P2" draw:layer="layout" svg:width="0.06cm" svg:height="0.152cm" svg:x="2.201cm" svg:y="16.739cm" svg:viewBox="0 0 61 153" svg:d="M0 0c40 46 61 107 61 153">
          <text:p/>
        </draw:path>
        <draw:line draw:style-name="gr8" draw:text-style-name="P2" draw:layer="layout" svg:x1="2.265cm" svg:y1="16.941cm" svg:x2="2.261cm" svg:y2="16.891cm">
          <text:p/>
        </draw:line>
        <draw:line draw:style-name="gr8" draw:text-style-name="P2" draw:layer="layout" svg:x1="2.261cm" svg:y1="16.94cm" svg:x2="2.329cm" svg:y2="16.994cm">
          <text:p/>
        </draw:line>
        <draw:path draw:style-name="gr8" draw:text-style-name="P2" draw:layer="layout" svg:width="0.043cm" svg:height="0.049cm" svg:x="2.324cm" svg:y="16.993cm" svg:viewBox="0 0 44 50" svg:d="M44 50c-14-18-25-36-44-50">
          <text:p/>
        </draw:path>
        <draw:path draw:style-name="gr8" draw:text-style-name="P2" draw:layer="layout" svg:width="0.138cm" svg:height="0.152cm" svg:x="1.569cm" svg:y="17.839cm" svg:viewBox="0 0 139 153" svg:d="M139 153c-46-49-92-100-139-153">
          <text:p/>
        </draw:path>
        <draw:line draw:style-name="gr8" draw:text-style-name="P2" draw:layer="layout" svg:x1="1.707cm" svg:y1="17.991cm" svg:x2="1.902cm" svg:y2="18.303cm">
          <text:p/>
        </draw:line>
        <draw:line draw:style-name="gr8" draw:text-style-name="P2" draw:layer="layout" svg:x1="2.16cm" svg:y1="18.116cm" svg:x2="2.007cm" svg:y2="18.026cm">
          <text:p/>
        </draw:line>
        <draw:line draw:style-name="gr8" draw:text-style-name="P2" draw:layer="layout" svg:x1="1.707cm" svg:y1="17.991cm" svg:x2="1.707cm" svg:y2="17.621cm">
          <text:p/>
        </draw:line>
        <draw:line draw:style-name="gr8" draw:text-style-name="P2" draw:layer="layout" svg:x1="2.159cm" svg:y1="18.041cm" svg:x2="2.159cm" svg:y2="18.115cm">
          <text:p/>
        </draw:line>
        <draw:line draw:style-name="gr8" draw:text-style-name="P2" draw:layer="layout" svg:x1="1.707cm" svg:y1="17.621cm" svg:x2="1.973cm" svg:y2="17.777cm">
          <text:p/>
        </draw:line>
        <draw:line draw:style-name="gr8" draw:text-style-name="P2" draw:layer="layout" svg:x1="2.159cm" svg:y1="18.041cm" svg:x2="2.163cm" svg:y2="18.045cm">
          <text:p/>
        </draw:line>
        <draw:line draw:style-name="gr8" draw:text-style-name="P2" draw:layer="layout" svg:x1="1.972cm" svg:y1="17.772cm" svg:x2="1.972cm" svg:y2="17.36cm">
          <text:p/>
        </draw:line>
        <draw:line draw:style-name="gr8" draw:text-style-name="P2" draw:layer="layout" svg:x1="2.336cm" svg:y1="17.938cm" svg:x2="2.162cm" svg:y2="18.045cm">
          <text:p/>
        </draw:line>
        <draw:path draw:style-name="gr8" draw:text-style-name="P2" draw:layer="layout" svg:width="0.092cm" svg:height="0.173cm" svg:x="1.88cm" svg:y="17.187cm" svg:viewBox="0 0 93 174" svg:d="M0 0c53 39 93 114 93 174">
          <text:p/>
        </draw:path>
        <draw:line draw:style-name="gr8" draw:text-style-name="P2" draw:layer="layout" svg:x1="2.335cm" svg:y1="17.709cm" svg:x2="2.335cm" svg:y2="17.938cm">
          <text:p/>
        </draw:line>
        <draw:line draw:style-name="gr8" draw:text-style-name="P2" draw:layer="layout" svg:x1="1.881cm" svg:y1="17.191cm" svg:x2="1.707cm" svg:y2="17.088cm">
          <text:p/>
        </draw:line>
        <draw:line draw:style-name="gr8" draw:text-style-name="P2" draw:layer="layout" svg:x1="2.159cm" svg:y1="17.607cm" svg:x2="2.336cm" svg:y2="17.71cm">
          <text:p/>
        </draw:line>
        <draw:line draw:style-name="gr8" draw:text-style-name="P2" draw:layer="layout" svg:x1="1.707cm" svg:y1="17.088cm" svg:x2="1.707cm" svg:y2="16.732cm">
          <text:p/>
        </draw:line>
        <draw:line draw:style-name="gr8" draw:text-style-name="P2" draw:layer="layout" svg:x1="1.764cm" svg:y1="16.765cm" svg:x2="1.707cm" svg:y2="16.732cm">
          <text:p/>
        </draw:line>
        <draw:line draw:style-name="gr8" draw:text-style-name="P2" draw:layer="layout" svg:x1="2.159cm" svg:y1="17.462cm" svg:x2="2.159cm" svg:y2="17.6cm">
          <text:p/>
        </draw:line>
        <draw:line draw:style-name="gr8" draw:text-style-name="P2" draw:layer="layout" svg:x1="1.888cm" svg:y1="16.923cm" svg:x2="1.763cm" svg:y2="16.764cm">
          <text:p/>
        </draw:line>
        <draw:path draw:style-name="gr8" draw:text-style-name="P2" draw:layer="layout" svg:width="0.152cm" svg:height="0.286cm" svg:x="2.007cm" svg:y="17.176cm" svg:viewBox="0 0 153 287" svg:d="M153 287c-22-99-78-205-153-287">
          <text:p/>
        </draw:path>
        <draw:path draw:style-name="gr8" draw:text-style-name="P2" draw:layer="layout" svg:width="0.06cm" svg:height="0.152cm" svg:x="1.883cm" svg:y="16.922cm" svg:viewBox="0 0 61 153" svg:d="M0 0c40 46 65 107 61 153">
          <text:p/>
        </draw:path>
        <draw:line draw:style-name="gr8" draw:text-style-name="P2" draw:layer="layout" svg:x1="1.943cm" svg:y1="17.123cm" svg:x2="2.011cm" svg:y2="17.177cm">
          <text:p/>
        </draw:line>
        <draw:line draw:style-name="gr8" draw:text-style-name="P2" draw:layer="layout" svg:x1="1.943cm" svg:y1="17.074cm" svg:x2="1.948cm" svg:y2="17.124cm">
          <text:p/>
        </draw:line>
        <draw:path draw:style-name="gr8" draw:text-style-name="P2" draw:layer="layout" svg:width="0.021cm" svg:height="0.038cm" svg:x="1.88cm" svg:y="17.928cm" svg:viewBox="0 0 22 39" svg:d="M22 0c0 17-12 32-22 39">
          <text:p/>
        </draw:path>
        <draw:path draw:style-name="gr8" draw:text-style-name="P2" draw:layer="layout" svg:width="0.127cm" svg:height="0.128cm" svg:x="1.753cm" svg:y="17.843cm" svg:viewBox="0 0 128 129" svg:d="M128 124c-18 12-51 0-75-24-28-25-50-64-53-100">
          <text:p/>
        </draw:path>
        <draw:path draw:style-name="gr8" draw:text-style-name="P2" draw:layer="layout" svg:width="0.161cm" svg:height="0.229cm" svg:x="1.76cm" svg:y="17.702cm" svg:viewBox="0 0 162 230" svg:d="M0 7c35-21 93 7 131 68 36 60 43 127 11 155">
          <text:p/>
        </draw:path>
        <draw:path draw:style-name="gr8" draw:text-style-name="P2" draw:layer="layout" svg:width="0.092cm" svg:height="0.068cm" svg:x="1.735cm" svg:y="16.886cm" svg:viewBox="0 0 93 69" svg:d="M0 69c0-61 44-86 93-57">
          <text:p/>
        </draw:path>
        <draw:path draw:style-name="gr8" draw:text-style-name="P2" draw:layer="layout" svg:width="0.095cm" svg:height="0.162cm" svg:x="1.827cm" svg:y="16.898cm" svg:viewBox="0 0 96 163" svg:d="M0 0c54 28 96 103 96 163">
          <text:p/>
        </draw:path>
        <draw:path draw:style-name="gr8" draw:text-style-name="P2" draw:layer="layout" svg:width="0.187cm" svg:height="0.176cm" svg:x="1.735cm" svg:y="16.95cm" svg:viewBox="0 0 188 177" svg:d="M188 111c0 60-42 82-95 53-49-28-93-103-93-164">
          <text:p/>
        </draw:path>
        <draw:line draw:style-name="gr8" draw:text-style-name="P2" draw:layer="layout" svg:x1="1.707cm" svg:y1="17.991cm" svg:x2="1.761cm" svg:y2="18.024cm">
          <text:p/>
        </draw:line>
        <draw:line draw:style-name="gr8" draw:text-style-name="P2" draw:layer="layout" svg:x1="1.901cm" svg:y1="18.499cm" svg:x2="1.901cm" svg:y2="18.161cm">
          <text:p/>
        </draw:line>
        <draw:path draw:style-name="gr8" draw:text-style-name="P2" draw:layer="layout" svg:width="0.007cm" svg:height="0.018cm" svg:x="1.901cm" svg:y="18.143cm" svg:viewBox="0 0 8 19" svg:d="M8 0c-4 8-8 11-8 19">
          <text:p/>
        </draw:path>
        <draw:line draw:style-name="gr8" draw:text-style-name="P2" draw:layer="layout" svg:x1="1.951cm" svg:y1="18.069cm" svg:x2="1.908cm" svg:y2="18.144cm">
          <text:p/>
        </draw:line>
        <draw:path draw:style-name="gr8" draw:text-style-name="P2" draw:layer="layout" svg:width="0.011cm" svg:height="0.014cm" svg:x="1.95cm" svg:y="18.055cm" svg:viewBox="0 0 12 15" svg:d="M12 0c-4 3-8 7-12 15">
          <text:p/>
        </draw:path>
        <draw:line draw:style-name="gr8" draw:text-style-name="P2" draw:layer="layout" svg:x1="1.961cm" svg:y1="18.056cm" svg:x2="2.011cm" svg:y2="18.026cm">
          <text:p/>
        </draw:line>
        <draw:line draw:style-name="gr8" draw:text-style-name="P2" draw:layer="layout" svg:x1="2.173cm" svg:y1="18.654cm" svg:x2="2.173cm" svg:y2="18.358cm">
          <text:p/>
        </draw:line>
        <draw:path draw:style-name="gr8" draw:text-style-name="P2" draw:layer="layout" svg:width="0.007cm" svg:height="0.025cm" svg:x="2.173cm" svg:y="18.333cm" svg:viewBox="0 0 8 26" svg:d="M8 0c-4 7-8 19-8 26">
          <text:p/>
        </draw:path>
        <draw:line draw:style-name="gr8" draw:text-style-name="P2" draw:layer="layout" svg:x1="2.49cm" svg:y1="18.471cm" svg:x2="2.49cm" svg:y2="18.15cm">
          <text:p/>
        </draw:line>
        <draw:line draw:style-name="gr8" draw:text-style-name="P2" draw:layer="layout" svg:x1="2.37cm" svg:y1="17.991cm" svg:x2="2.417cm" svg:y2="18.017cm">
          <text:p/>
        </draw:line>
        <draw:path draw:style-name="gr8" draw:text-style-name="P2" draw:layer="layout" svg:width="0.014cm" svg:height="0.014cm" svg:x="2.413cm" svg:y="18.016cm" svg:viewBox="0 0 15 15" svg:d="M0 0c8 3 11 11 15 15">
          <text:p/>
        </draw:path>
        <draw:line draw:style-name="gr8" draw:text-style-name="P2" draw:layer="layout" svg:x1="2.37cm" svg:y1="17.991cm" svg:x2="2.37cm" svg:y2="17.921cm">
          <text:p/>
        </draw:line>
        <draw:line draw:style-name="gr8" draw:text-style-name="P2" draw:layer="layout" svg:x1="2.427cm" svg:y1="18.03cm" svg:x2="2.488cm" svg:y2="18.137cm">
          <text:p/>
        </draw:line>
        <draw:line draw:style-name="gr8" draw:text-style-name="P2" draw:layer="layout" svg:x1="2.548cm" svg:y1="17.815cm" svg:x2="2.37cm" svg:y2="17.925cm">
          <text:p/>
        </draw:line>
        <draw:path draw:style-name="gr8" draw:text-style-name="P2" draw:layer="layout" svg:width="0.007cm" svg:height="0.017cm" svg:x="2.487cm" svg:y="18.136cm" svg:viewBox="0 0 8 18" svg:d="M0 0c4 3 8 10 8 18">
          <text:p/>
        </draw:path>
        <draw:polyline draw:style-name="gr8" draw:text-style-name="P2" draw:layer="layout" svg:width="0cm" svg:height="0cm" svg:x="2.547cm" svg:y="17.815cm" svg:viewBox="0 0 0 0" draw:points="0,0">
          <text:p/>
        </draw:polyline>
        <draw:line draw:style-name="gr8" draw:text-style-name="P2" draw:layer="layout" svg:x1="2.717cm" svg:y1="17.911cm" svg:x2="2.547cm" svg:y2="17.815cm">
          <text:p/>
        </draw:line>
        <draw:line draw:style-name="gr8" draw:text-style-name="P2" draw:layer="layout" svg:x1="2.712cm" svg:y1="18.598cm" svg:x2="2.712cm" svg:y2="17.91cm">
          <text:p/>
        </draw:line>
        <draw:path draw:style-name="gr8" draw:text-style-name="P2" draw:layer="layout" svg:width="0.007cm" svg:height="0.032cm" svg:x="2.716cm" svg:y="17.261cm" svg:viewBox="0 0 8 33" svg:d="M0 0c0 7 0 21 8 33">
          <text:p/>
        </draw:path>
        <draw:line draw:style-name="gr8" draw:text-style-name="P2" draw:layer="layout" svg:x1="2.698cm" svg:y1="17.304cm" svg:x2="2.77cm" svg:y2="17.261cm">
          <text:p/>
        </draw:line>
        <draw:path draw:style-name="gr8" draw:text-style-name="P2" draw:layer="layout" svg:width="0.025cm" svg:height="0.028cm" svg:x="2.744cm" svg:y="17.236cm" svg:viewBox="0 0 26 29" svg:d="M0 0c12 7 22 14 26 29">
          <text:p/>
        </draw:path>
        <draw:path draw:style-name="gr8" draw:text-style-name="P2" draw:layer="layout" svg:width="0.014cm" svg:height="0.005cm" svg:x="2.734cm" svg:y="17.236cm" svg:viewBox="0 0 15 6" svg:d="M0 6c4-6 11-6 15-6">
          <text:p/>
        </draw:path>
        <draw:polyline draw:style-name="gr8" draw:text-style-name="P2" draw:layer="layout" svg:width="0cm" svg:height="0cm" svg:x="2.73cm" svg:y="17.24cm" svg:viewBox="0 0 0 0" draw:points="0,0">
          <text:p/>
        </draw:polyline>
        <draw:path draw:style-name="gr8" draw:text-style-name="P2" draw:layer="layout" svg:width="0.004cm" svg:height="0.005cm" svg:x="2.73cm" svg:y="17.236cm" svg:viewBox="0 0 5 6" svg:d="M0 6c0-6 5-6 5-6">
          <text:p/>
        </draw:path>
        <draw:polyline draw:style-name="gr8" draw:text-style-name="P2" draw:layer="layout" svg:width="0cm" svg:height="0cm" svg:x="2.73cm" svg:y="17.24cm" svg:viewBox="0 0 0 0" draw:points="0,0">
          <text:p/>
        </draw:polyline>
        <draw:path draw:style-name="gr8" draw:text-style-name="P2" draw:layer="layout" svg:width="0.014cm" svg:height="0.021cm" svg:x="2.716cm" svg:y="17.24cm" svg:viewBox="0 0 15 22" svg:d="M15 0c-7 3-12 10-15 22">
          <text:p/>
        </draw:path>
        <draw:line draw:style-name="gr8" draw:text-style-name="P2" draw:layer="layout" svg:x1="2.674cm" svg:y1="17.289cm" svg:x2="2.699cm" svg:y2="17.304cm">
          <text:p/>
        </draw:line>
        <draw:line draw:style-name="gr8" draw:text-style-name="P2" draw:layer="layout" svg:x1="2.823cm" svg:y1="17.294cm" svg:x2="2.769cm" svg:y2="17.261cm">
          <text:p/>
        </draw:line>
        <draw:line draw:style-name="gr8" draw:text-style-name="P2" draw:layer="layout" svg:x1="2.783cm" svg:y1="17.229cm" svg:x2="2.823cm" svg:y2="17.294cm">
          <text:p/>
        </draw:line>
        <draw:line draw:style-name="gr8" draw:text-style-name="P2" draw:layer="layout" svg:x1="2.784cm" svg:y1="17.23cm" svg:x2="2.744cm" svg:y2="17.208cm">
          <text:p/>
        </draw:line>
        <draw:line draw:style-name="gr8" draw:text-style-name="P2" draw:layer="layout" svg:x1="2.744cm" svg:y1="17.236cm" svg:x2="2.744cm" svg:y2="17.208cm">
          <text:p/>
        </draw:line>
        <draw:line draw:style-name="gr8" draw:text-style-name="P2" draw:layer="layout" svg:x1="2.67cm" svg:y1="17.289cm" svg:x2="2.674cm" svg:y2="17.289cm">
          <text:p/>
        </draw:line>
        <draw:line draw:style-name="gr8" draw:text-style-name="P2" draw:layer="layout" svg:x1="2.865cm" svg:y1="17.18cm" svg:x2="2.783cm" svg:y2="17.23cm">
          <text:p/>
        </draw:line>
        <draw:line draw:style-name="gr8" draw:text-style-name="P2" draw:layer="layout" svg:x1="2.904cm" svg:y1="17.243cm" svg:x2="2.822cm" svg:y2="17.294cm">
          <text:p/>
        </draw:line>
        <draw:line draw:style-name="gr8" draw:text-style-name="P2" draw:layer="layout" svg:x1="2.504cm" svg:y1="17.194cm" svg:x2="2.675cm" svg:y2="17.294cm">
          <text:p/>
        </draw:line>
        <draw:line draw:style-name="gr8" draw:text-style-name="P2" draw:layer="layout" svg:x1="2.547cm" svg:y1="17.22cm" svg:x2="2.565cm" svg:y2="17.212cm">
          <text:p/>
        </draw:line>
        <draw:line draw:style-name="gr8" draw:text-style-name="P2" draw:layer="layout" svg:x1="2.557cm" svg:y1="17.227cm" svg:x2="2.565cm" svg:y2="17.212cm">
          <text:p/>
        </draw:line>
        <draw:line draw:style-name="gr8" draw:text-style-name="P2" draw:layer="layout" svg:x1="2.939cm" svg:y1="17.24cm" svg:x2="2.917cm" svg:y2="17.255cm">
          <text:p/>
        </draw:line>
        <draw:line draw:style-name="gr8" draw:text-style-name="P2" draw:layer="layout" svg:x1="2.48cm" svg:y1="17.18cm" svg:x2="2.505cm" svg:y2="17.195cm">
          <text:p/>
        </draw:line>
        <draw:path draw:style-name="gr8" draw:text-style-name="P2" draw:layer="layout" svg:width="0.018cm" svg:height="0.006cm" svg:x="2.564cm" svg:y="17.208cm" svg:viewBox="0 0 19 7" svg:d="M0 5c7 4 11 0 19-5">
          <text:p/>
        </draw:path>
        <draw:path draw:style-name="gr8" draw:text-style-name="P2" draw:layer="layout" svg:width="0.017cm" svg:height="0.046cm" svg:x="2.578cm" svg:y="17.162cm" svg:viewBox="0 0 18 47" svg:d="M0 47c8-4 15-11 15-21 4-7 4-18 0-26">
          <text:p/>
        </draw:path>
        <draw:path draw:style-name="gr8" draw:text-style-name="P2" draw:layer="layout" svg:width="0.01cm" svg:height="0.021cm" svg:x="2.582cm" svg:y="17.141cm" svg:viewBox="0 0 11 22" svg:d="M0 0c4 4 11 12 11 22">
          <text:p/>
        </draw:path>
        <draw:line draw:style-name="gr8" draw:text-style-name="P2" draw:layer="layout" svg:x1="2.578cm" svg:y1="17.146cm" svg:x2="2.584cm" svg:y2="17.141cm">
          <text:p/>
        </draw:line>
        <draw:polyline draw:style-name="gr8" draw:text-style-name="P2" draw:layer="layout" svg:width="0cm" svg:height="0cm" svg:x="2.554cm" svg:y="17.137cm" svg:viewBox="0 0 0 0" draw:points="0,0">
          <text:p/>
        </draw:polyline>
        <draw:path draw:style-name="gr8" draw:text-style-name="P2" draw:layer="layout" svg:width="0.024cm" svg:height="0.006cm" svg:x="2.554cm" svg:y="17.135cm" svg:viewBox="0 0 25 7" svg:d="M0 2c8-3 18-3 25 5">
          <text:p/>
        </draw:path>
        <draw:line draw:style-name="gr8" draw:text-style-name="P2" draw:layer="layout" svg:x1="2.48cm" svg:y1="17.181cm" svg:x2="2.555cm" svg:y2="17.137cm">
          <text:p/>
        </draw:line>
        <draw:line draw:style-name="gr8" draw:text-style-name="P2" draw:layer="layout" svg:x1="2.515cm" svg:y1="17.116cm" svg:x2="2.555cm" svg:y2="17.138cm">
          <text:p/>
        </draw:line>
        <draw:line draw:style-name="gr8" draw:text-style-name="P2" draw:layer="layout" svg:x1="2.578cm" svg:y1="17.109cm" svg:x2="2.578cm" svg:y2="17.141cm">
          <text:p/>
        </draw:line>
        <draw:line draw:style-name="gr8" draw:text-style-name="P2" draw:layer="layout" svg:x1="2.515cm" svg:y1="17.074cm" svg:x2="2.579cm" svg:y2="17.114cm">
          <text:p/>
        </draw:line>
        <draw:line draw:style-name="gr8" draw:text-style-name="P2" draw:layer="layout" svg:x1="2.643cm" svg:y1="17.315cm" svg:x2="2.476cm" svg:y2="17.219cm">
          <text:p/>
        </draw:line>
        <draw:line draw:style-name="gr8" draw:text-style-name="P2" draw:layer="layout" svg:x1="2.195cm" svg:y1="17.511cm" svg:x2="2.159cm" svg:y2="17.604cm">
          <text:p/>
        </draw:line>
        <draw:line draw:style-name="gr8" draw:text-style-name="P2" draw:layer="layout" svg:x1="2.194cm" svg:y1="17.512cm" svg:x2="2.449cm" svg:y2="17.367cm">
          <text:p/>
        </draw:line>
        <draw:line draw:style-name="gr8" draw:text-style-name="P2" draw:layer="layout" svg:x1="2.159cm" svg:y1="17.463cm" svg:x2="2.449cm" svg:y2="17.296cm">
          <text:p/>
        </draw:line>
        <draw:line draw:style-name="gr8" draw:text-style-name="P2" draw:layer="layout" svg:x1="2.371cm" svg:y1="17.614cm" svg:x2="2.331cm" svg:y2="17.71cm">
          <text:p/>
        </draw:line>
        <draw:line draw:style-name="gr8" draw:text-style-name="P2" draw:layer="layout" svg:x1="2.336cm" svg:y1="17.71cm" svg:x2="2.155cm" svg:y2="17.607cm">
          <text:p/>
        </draw:line>
        <draw:line draw:style-name="gr8" draw:text-style-name="P2" draw:layer="layout" svg:x1="2.163cm" svg:y1="17.6cm" svg:x2="2.155cm" svg:y2="17.608cm">
          <text:p/>
        </draw:line>
        <draw:line draw:style-name="gr8" draw:text-style-name="P2" draw:layer="layout" svg:x1="2.194cm" svg:y1="17.511cm" svg:x2="2.371cm" svg:y2="17.615cm">
          <text:p/>
        </draw:line>
        <draw:line draw:style-name="gr8" draw:text-style-name="P2" draw:layer="layout" svg:x1="2.548cm" svg:y1="17.815cm" svg:x2="2.335cm" svg:y2="17.939cm">
          <text:p/>
        </draw:line>
        <draw:path draw:style-name="gr8" draw:text-style-name="P2" draw:layer="layout" svg:width="0.058cm" svg:height="0.3cm" svg:x="2.547cm" svg:y="17.515cm" svg:viewBox="0 0 59 301" svg:d="M0 301c68-114 78-241 28-301">
          <text:p/>
        </draw:path>
        <draw:line draw:style-name="gr8" draw:text-style-name="P2" draw:layer="layout" svg:x1="2.331cm" svg:y1="17.709cm" svg:x2="2.335cm" svg:y2="17.709cm">
          <text:p/>
        </draw:line>
        <draw:path draw:style-name="gr8" draw:text-style-name="P2" draw:layer="layout" svg:width="0.012cm" svg:height="0.014cm" svg:x="2.564cm" svg:y="17.501cm" svg:viewBox="0 0 13 15" svg:d="M13 15c-5-4-8-7-13-15">
          <text:p/>
        </draw:path>
        <draw:line draw:style-name="gr8" draw:text-style-name="P2" draw:layer="layout" svg:x1="2.37cm" svg:y1="17.615cm" svg:x2="2.565cm" svg:y2="17.501cm">
          <text:p/>
        </draw:line>
        <draw:line draw:style-name="gr8" draw:text-style-name="P2" draw:layer="layout" svg:x1="2.438cm" svg:y1="17.624cm" svg:x2="2.395cm" svg:y2="17.735cm">
          <text:p/>
        </draw:line>
        <draw:line draw:style-name="gr8" draw:text-style-name="P2" draw:layer="layout" svg:x1="2.395cm" svg:y1="17.734cm" svg:x2="2.438cm" svg:y2="17.795cm">
          <text:p/>
        </draw:line>
        <draw:line draw:style-name="gr8" draw:text-style-name="P2" draw:layer="layout" svg:x1="2.437cm" svg:y1="17.795cm" svg:x2="2.523cm" svg:y2="17.744cm">
          <text:p/>
        </draw:line>
        <draw:line draw:style-name="gr8" draw:text-style-name="P2" draw:layer="layout" svg:x1="2.522cm" svg:y1="17.745cm" svg:x2="2.565cm" svg:y2="17.635cm">
          <text:p/>
        </draw:line>
        <draw:line draw:style-name="gr8" draw:text-style-name="P2" draw:layer="layout" svg:x1="2.565cm" svg:y1="17.636cm" svg:x2="2.522cm" svg:y2="17.575cm">
          <text:p/>
        </draw:line>
        <draw:line draw:style-name="gr8" draw:text-style-name="P2" draw:layer="layout" svg:x1="2.523cm" svg:y1="17.575cm" svg:x2="2.437cm" svg:y2="17.625cm">
          <text:p/>
        </draw:line>
        <draw:line draw:style-name="gr8" draw:text-style-name="P2" draw:layer="layout" svg:x1="2.862cm" svg:y1="17.682cm" svg:x2="2.575cm" svg:y2="17.515cm">
          <text:p/>
        </draw:line>
        <draw:path draw:style-name="gr8" draw:text-style-name="P2" draw:layer="layout" svg:width="0.036cm" svg:height="0.028cm" svg:x="2.825cm" svg:y="17.653cm" svg:viewBox="0 0 37 29" svg:d="M0 0c11 8 25 18 37 29">
          <text:p/>
        </draw:path>
        <draw:line draw:style-name="gr8" draw:text-style-name="P2" draw:layer="layout" svg:x1="2.826cm" svg:y1="17.654cm" svg:x2="2.564cm" svg:y2="17.501cm">
          <text:p/>
        </draw:line>
        <draw:line draw:style-name="gr8" draw:text-style-name="P2" draw:layer="layout" svg:x1="2.744cm" svg:y1="17.209cm" svg:x2="2.759cm" svg:y2="17.201cm">
          <text:p/>
        </draw:line>
        <draw:line draw:style-name="gr8" draw:text-style-name="P2" draw:layer="layout" svg:x1="2.759cm" svg:y1="17.202cm" svg:x2="2.589cm" svg:y2="17.102cm">
          <text:p/>
        </draw:line>
        <draw:line draw:style-name="gr8" draw:text-style-name="P2" draw:layer="layout" svg:x1="2.578cm" svg:y1="17.114cm" svg:x2="2.59cm" svg:y2="17.102cm">
          <text:p/>
        </draw:line>
        <draw:line draw:style-name="gr8" draw:text-style-name="P2" draw:layer="layout" svg:x1="2.007cm" svg:y1="17.177cm" svg:x2="2.329cm" svg:y2="16.993cm">
          <text:p/>
        </draw:line>
        <draw:path draw:style-name="gr8" draw:text-style-name="P2" draw:layer="layout" svg:width="0.004cm" svg:height="0.007cm" svg:x="2.028cm" svg:y="16.545cm" svg:viewBox="0 0 5 8" svg:d="M0 0c0 3 0 8 5 8">
          <text:p/>
        </draw:path>
        <draw:line draw:style-name="gr8" draw:text-style-name="P2" draw:layer="layout" svg:x1="2.029cm" svg:y1="16.545cm" svg:x2="2.024cm" svg:y2="16.549cm">
          <text:p/>
        </draw:line>
        <draw:path draw:style-name="gr8" draw:text-style-name="P2" draw:layer="layout" svg:width="0.081cm" svg:height="0.405cm" svg:x="1.626cm" svg:y="16.732cm" svg:viewBox="0 0 82 406" svg:d="M0 406c14-130 47-268 82-406">
          <text:p/>
        </draw:path>
        <draw:path draw:style-name="gr8" draw:text-style-name="P2" draw:layer="layout" svg:width="0.019cm" svg:height="0.533cm" svg:x="1.607cm" svg:y="17.137cm" svg:viewBox="0 0 20 534" svg:d="M20 534c-27-162-27-342 0-534">
          <text:p/>
        </draw:path>
        <draw:path draw:style-name="gr8" draw:text-style-name="P2" draw:layer="layout" svg:width="0.085cm" svg:height="0.321cm" svg:x="1.622cm" svg:y="17.67cm" svg:viewBox="0 0 86 322" svg:d="M86 322c-39-95-67-205-86-322">
          <text:p/>
        </draw:path>
        <draw:line draw:style-name="gr8" draw:text-style-name="P2" draw:layer="layout" svg:x1="1.973cm" svg:y1="17.469cm" svg:x2="1.707cm" svg:y2="17.622cm">
          <text:p/>
        </draw:line>
        <draw:path draw:style-name="gr8" draw:text-style-name="P2" draw:layer="layout" svg:width="0.084cm" svg:height="0.116cm" svg:x="1.816cm" svg:y="17.268cm" svg:viewBox="0 0 85 117" svg:d="M79 0c11 18 7 49-11 82-22 28-50 42-68 32">
          <text:p/>
        </draw:path>
        <draw:path draw:style-name="gr8" draw:text-style-name="P2" draw:layer="layout" svg:width="0.014cm" svg:height="0.032cm" svg:x="1.802cm" svg:y="17.349cm" svg:viewBox="0 0 15 33" svg:d="M15 33c-8-4-15-15-15-33">
          <text:p/>
        </draw:path>
        <draw:path draw:style-name="gr8" draw:text-style-name="P2" draw:layer="layout" svg:width="0.007cm" svg:height="0.039cm" svg:x="1.802cm" svg:y="17.314cm" svg:viewBox="0 0 8 40" svg:d="M0 40c0-15 5-26 8-40">
          <text:p/>
        </draw:path>
        <draw:path draw:style-name="gr8" draw:text-style-name="P2" draw:layer="layout" svg:width="0.079cm" svg:height="0.058cm" svg:x="1.809cm" svg:y="17.26cm" svg:viewBox="0 0 80 59" svg:d="M0 59c8-22 22-39 40-50 14-7 28-11 40-7">
          <text:p/>
        </draw:path>
        <draw:path draw:style-name="gr8" draw:text-style-name="P2" draw:layer="layout" svg:width="0.007cm" svg:height="0.007cm" svg:x="1.887cm" svg:y="17.261cm" svg:viewBox="0 0 8 8" svg:d="M0 0c0 3 3 3 8 8">
          <text:p/>
        </draw:path>
        <draw:line draw:style-name="gr8" draw:text-style-name="P2" draw:layer="layout" svg:x1="1.763cm" svg:y1="16.765cm" svg:x2="2.082cm" svg:y2="16.58cm">
          <text:p/>
        </draw:line>
        <draw:line draw:style-name="gr8" draw:text-style-name="P2" draw:layer="layout" svg:x1="1.601cm" svg:y1="16.672cm" svg:x2="1.708cm" svg:y2="16.733cm">
          <text:p/>
        </draw:line>
        <draw:line draw:style-name="gr8" draw:text-style-name="P2" draw:layer="layout" svg:x1="1.601cm" svg:y1="16.673cm" svg:x2="1.923cm" svg:y2="16.485cm">
          <text:p/>
        </draw:line>
        <draw:line draw:style-name="gr8" draw:text-style-name="P2" draw:layer="layout" svg:x1="1.922cm" svg:y1="16.485cm" svg:x2="2.029cm" svg:y2="16.549cm">
          <text:p/>
        </draw:line>
        <draw:line draw:style-name="gr8" draw:text-style-name="P2" draw:layer="layout" svg:x1="2.202cm" svg:y1="16.739cm" svg:x2="1.883cm" svg:y2="16.923cm">
          <text:p/>
        </draw:line>
        <draw:line draw:style-name="gr8" draw:text-style-name="P2" draw:layer="layout" svg:x1="2.262cm" svg:y1="16.891cm" svg:x2="1.943cm" svg:y2="17.075cm">
          <text:p/>
        </draw:line>
        <draw:line draw:style-name="gr8" draw:text-style-name="P2" draw:layer="layout" svg:x1="2.262cm" svg:y1="16.94cm" svg:x2="1.943cm" svg:y2="17.124cm">
          <text:p/>
        </draw:line>
        <draw:path draw:style-name="gr8" draw:text-style-name="P2" draw:layer="layout" svg:width="0.045cm" svg:height="0.843cm" svg:x="1.503cm" svg:y="16.912cm" svg:viewBox="0 0 46 844" svg:d="M46 844c-61-244-61-534 0-844">
          <text:p/>
        </draw:path>
        <draw:path draw:style-name="gr8" draw:text-style-name="P2" draw:layer="layout" svg:width="0.056cm" svg:height="0.24cm" svg:x="1.545cm" svg:y="16.672cm" svg:viewBox="0 0 57 241" svg:d="M0 241c14-82 35-160 57-241">
          <text:p/>
        </draw:path>
        <draw:path draw:style-name="gr8" draw:text-style-name="P2" draw:layer="layout" svg:width="0.024cm" svg:height="0.088cm" svg:x="1.545cm" svg:y="17.755cm" svg:viewBox="0 0 25 89" svg:d="M25 89c-7-29-14-61-25-89">
          <text:p/>
        </draw:path>
        <draw:path draw:style-name="gr8" draw:text-style-name="P2" draw:layer="layout" svg:width="0.01cm" svg:height="0.014cm" svg:x="1.813cm" svg:y="17.296cm" svg:viewBox="0 0 11 15" svg:d="M11 0c-3 5-7 12-11 15">
          <text:p/>
        </draw:path>
        <draw:line draw:style-name="gr8" draw:text-style-name="P2" draw:layer="layout" svg:x1="2.159cm" svg:y1="18.116cm" svg:x2="2.371cm" svg:y2="17.991cm">
          <text:p/>
        </draw:line>
        <draw:line draw:style-name="gr8" draw:text-style-name="P2" draw:layer="layout" svg:x1="2.226cm" svg:y1="18.006cm" svg:x2="2.371cm" svg:y2="17.921cm">
          <text:p/>
        </draw:line>
        <draw:line draw:style-name="gr8" draw:text-style-name="P2" draw:layer="layout" svg:x1="2.23cm" svg:y1="18.002cm" svg:x2="2.162cm" svg:y2="18.045cm">
          <text:p/>
        </draw:line>
        <draw:line draw:style-name="gr8" draw:text-style-name="P2" draw:layer="layout" svg:x1="2.23cm" svg:y1="18.002cm" svg:x2="2.226cm" svg:y2="18.006cm">
          <text:p/>
        </draw:line>
        <draw:line draw:style-name="gr8" draw:text-style-name="P2" draw:layer="layout" svg:x1="2.155cm" svg:y1="17.607cm" svg:x2="2.163cm" svg:y2="17.611cm">
          <text:p/>
        </draw:line>
        <draw:path draw:style-name="gr8" draw:text-style-name="P2" draw:layer="layout" svg:width="0.028cm" svg:height="0.06cm" svg:x="1.735cm" svg:y="17.709cm" svg:viewBox="0 0 29 61" svg:d="M0 61c0-28 11-50 29-61">
          <text:p/>
        </draw:path>
        <draw:path draw:style-name="gr8" draw:text-style-name="P2" draw:layer="layout" svg:width="0.161cm" svg:height="0.226cm" svg:x="1.76cm" svg:y="17.702cm" svg:viewBox="0 0 162 227" svg:d="M0 7c35-21 93 7 128 67 39 56 46 124 14 153">
          <text:p/>
        </draw:path>
        <draw:polyline draw:style-name="gr8" draw:text-style-name="P2" draw:layer="layout" svg:width="0cm" svg:height="0cm" svg:x="1.901cm" svg:y="17.928cm" svg:viewBox="0 0 0 0" draw:points="0,0">
          <text:p/>
        </draw:polyline>
        <draw:polyline draw:style-name="gr8" draw:text-style-name="P2" draw:layer="layout" svg:width="0cm" svg:height="0cm" svg:x="1.753cm" svg:y="17.843cm" svg:viewBox="0 0 0 0" draw:points="0,0">
          <text:p/>
        </draw:polyline>
        <draw:path draw:style-name="gr8" draw:text-style-name="P2" draw:layer="layout" svg:width="0.018cm" svg:height="0.074cm" svg:x="1.735cm" svg:y="17.769cm" svg:viewBox="0 0 19 75" svg:d="M19 75c-12-25-19-54-19-75">
          <text:p/>
        </draw:path>
        <draw:path draw:style-name="gr8" draw:text-style-name="P2" draw:layer="layout" svg:width="0cm" svg:height="0.013cm" svg:x="1.753cm" svg:y="17.829cm" svg:viewBox="0 0 0 14" svg:d="M0 14c0-4 0-11 0-14">
          <text:p/>
        </draw:path>
        <draw:path draw:style-name="gr8" draw:text-style-name="P2" draw:layer="layout" svg:width="0.021cm" svg:height="0.049cm" svg:x="1.753cm" svg:y="17.78cm" svg:viewBox="0 0 22 50" svg:d="M0 50c0-22 8-40 22-50">
          <text:p/>
        </draw:path>
        <draw:path draw:style-name="gr8" draw:text-style-name="P2" draw:layer="layout" svg:width="0.129cm" svg:height="0.155cm" svg:x="1.774cm" svg:y="17.776cm" svg:viewBox="0 0 130 156" svg:d="M0 4c21-11 56 3 89 35 28 35 46 81 39 117">
          <text:p/>
        </draw:path>
        <draw:path draw:style-name="gr8" draw:text-style-name="P2" draw:layer="layout" svg:width="0.025cm" svg:height="0.053cm" svg:x="1.77cm" svg:y="16.901cm" svg:viewBox="0 0 26 54" svg:d="M0 54c0-25 8-43 26-54">
          <text:p/>
        </draw:path>
        <draw:path draw:style-name="gr8" draw:text-style-name="P2" draw:layer="layout" svg:width="0.045cm" svg:height="0.009cm" svg:x="1.792cm" svg:y="16.897cm" svg:viewBox="0 0 46 10" svg:d="M0 10c14-13 28-13 46 0">
          <text:p/>
        </draw:path>
        <draw:path draw:style-name="gr8" draw:text-style-name="P2" draw:layer="layout" svg:width="0.025cm" svg:height="0.039cm" svg:x="1.897cm" svg:y="17.049cm" svg:viewBox="0 0 26 40" svg:d="M26 0c-3 18-10 33-26 40">
          <text:p/>
        </draw:path>
        <draw:path draw:style-name="gr8" draw:text-style-name="P2" draw:layer="layout" svg:width="0.131cm" svg:height="0.143cm" svg:x="1.77cm" svg:y="16.95cm" svg:viewBox="0 0 132 144" svg:d="M132 138c-26 15-57 0-86-28-28-32-46-74-46-110">
          <text:p/>
        </draw:path>
        <draw:path draw:style-name="gr8" draw:text-style-name="P2" draw:layer="layout" svg:width="0.011cm" svg:height="0.024cm" svg:x="2.176cm" svg:y="18.309cm" svg:viewBox="0 0 12 25" svg:d="M12 0c-5 7-5 18-12 25">
          <text:p/>
        </draw:path>
        <draw:path draw:style-name="gr8" draw:text-style-name="P2" draw:layer="layout" svg:width="0.081cm" svg:height="0.13cm" svg:x="2.857cm" svg:y="17.681cm" svg:viewBox="0 0 82 131" svg:d="M0 0c22 14 40 35 57 56 15 22 25 47 25 75">
          <text:p/>
        </draw:path>
        <draw:path draw:style-name="gr8" draw:text-style-name="P2" draw:layer="layout" svg:width="0.226cm" svg:height="0.124cm" svg:x="2.712cm" svg:y="17.811cm" svg:viewBox="0 0 227 125" svg:d="M0 100c32 18 60 25 89 25 25 0 50-4 68-14 24-11 42-30 53-51 10-17 17-39 17-60">
          <text:p/>
        </draw:path>
        <draw:line draw:style-name="gr8" draw:text-style-name="P2" draw:layer="layout" svg:x1="2.731cm" svg:y1="17.241cm" svg:x2="2.691cm" svg:y2="17.219cm">
          <text:p/>
        </draw:line>
        <draw:line draw:style-name="gr8" draw:text-style-name="P2" draw:layer="layout" svg:x1="2.691cm" svg:y1="17.219cm" svg:x2="2.691cm" svg:y2="17.215cm">
          <text:p/>
        </draw:line>
        <draw:line draw:style-name="gr8" draw:text-style-name="P2" draw:layer="layout" svg:x1="2.691cm" svg:y1="17.215cm" svg:x2="2.735cm" svg:y2="17.241cm">
          <text:p/>
        </draw:line>
        <draw:line draw:style-name="gr8" draw:text-style-name="P2" draw:layer="layout" svg:x1="2.582cm" svg:y1="17.142cm" svg:x2="2.59cm" svg:y2="17.102cm">
          <text:p/>
        </draw:line>
        <draw:line draw:style-name="gr8" draw:text-style-name="P2" draw:layer="layout" svg:x1="2.691cm" svg:y1="17.219cm" svg:x2="2.691cm" svg:y2="17.215cm">
          <text:p/>
        </draw:line>
        <draw:line draw:style-name="gr8" draw:text-style-name="P2" draw:layer="layout" svg:x1="2.731cm" svg:y1="17.241cm" svg:x2="2.691cm" svg:y2="17.219cm">
          <text:p/>
        </draw:line>
        <draw:line draw:style-name="gr8" draw:text-style-name="P2" draw:layer="layout" svg:x1="2.523cm" svg:y1="17.745cm" svg:x2="2.413cm" svg:y2="17.684cm">
          <text:p/>
        </draw:line>
        <draw:line draw:style-name="gr8" draw:text-style-name="P2" draw:layer="layout" svg:x1="2.565cm" svg:y1="17.636cm" svg:x2="2.49cm" svg:y2="17.593cm">
          <text:p/>
        </draw:line>
        <draw:path draw:style-name="gr8" draw:text-style-name="P2" draw:layer="layout" svg:width="0.046cm" svg:height="0.078cm" svg:x="1.802cm" svg:y="17.268cm" svg:viewBox="0 0 47 79" svg:d="M47 0c-3 33-21 64-47 79">
          <text:p/>
        </draw:path>
        <draw:path draw:style-name="gr8" draw:text-style-name="P2" draw:layer="layout" svg:width="0.011cm" svg:height="0.007cm" svg:x="3.305cm" svg:y="17.617cm" svg:viewBox="0 0 12 8" svg:d="M0 0c7 4 7 4 12 8">
          <text:p/>
        </draw:path>
        <draw:path draw:style-name="gr8" draw:text-style-name="P2" draw:layer="layout" svg:width="0.011cm" svg:height="0.003cm" svg:x="3.305cm" svg:y="17.635cm" svg:viewBox="0 0 12 4" svg:d="M12 0c-5 0-5 4-12 4">
          <text:p/>
        </draw:path>
        <draw:line draw:style-name="gr8" draw:text-style-name="P2" draw:layer="layout" svg:x1="3.305cm" svg:y1="17.617cm" svg:x2="3.305cm" svg:y2="17.638cm">
          <text:p/>
        </draw:line>
        <draw:line draw:style-name="gr8" draw:text-style-name="P2" draw:layer="layout" svg:x1="3.31cm" svg:y1="17.638cm" svg:x2="3.298cm" svg:y2="17.646cm">
          <text:p/>
        </draw:line>
        <draw:path draw:style-name="gr8" draw:text-style-name="P2" draw:layer="layout" svg:width="0.035cm" svg:height="0.009cm" svg:x="3.263cm" svg:y="17.642cm" svg:viewBox="0 0 36 10" svg:d="M36 0c-7 13-25 13-36 0">
          <text:p/>
        </draw:path>
        <draw:path draw:style-name="gr8" draw:text-style-name="P2" draw:layer="layout" svg:width="0.212cm" svg:height="0.02cm" svg:x="2.825cm" svg:y="17.653cm" svg:viewBox="0 0 213 21" svg:d="M213 18c-71 7-145 0-213-18">
          <text:p/>
        </draw:path>
        <draw:path draw:style-name="gr8" draw:text-style-name="P2" draw:layer="layout" svg:width="0.208cm" svg:height="0.023cm" svg:x="3.037cm" svg:y="17.66cm" svg:viewBox="0 0 209 24" svg:d="M0 9c67-17 148-10 209 15">
          <text:p/>
        </draw:path>
        <draw:path draw:style-name="gr8" draw:text-style-name="P2" draw:layer="layout" svg:width="0.067cm" svg:height="0.046cm" svg:x="3.245cm" svg:y="17.684cm" svg:viewBox="0 0 68 47" svg:d="M0 0c29 11 54 29 68 47">
          <text:p/>
        </draw:path>
        <draw:path draw:style-name="gr8" draw:text-style-name="P2" draw:layer="layout" svg:width="0.374cm" svg:height="0.118cm" svg:x="2.938cm" svg:y="17.238cm" svg:viewBox="0 0 375 119" svg:d="M0 2c152-11 305 36 375 117">
          <text:p/>
        </draw:path>
        <draw:line draw:style-name="gr8" draw:text-style-name="P2" draw:layer="layout" svg:x1="3.264cm" svg:y1="17.646cm" svg:x2="3.086cm" svg:y2="17.543cm">
          <text:p/>
        </draw:line>
        <draw:path draw:style-name="gr8" draw:text-style-name="P2" draw:layer="layout" svg:width="0.035cm" svg:height="0.06cm" svg:x="3.129cm" svg:y="17.455cm" svg:viewBox="0 0 36 61" svg:d="M0 61c25-14 36-40 36-61">
          <text:p/>
        </draw:path>
        <draw:path draw:style-name="gr8" draw:text-style-name="P2" draw:layer="layout" svg:width="0.367cm" svg:height="0.106cm" svg:x="2.797cm" svg:y="17.349cm" svg:viewBox="0 0 368 107" svg:d="M368 107c0-56-82-107-185-107-102 0-183 51-183 107">
          <text:p/>
        </draw:path>
        <draw:path draw:style-name="gr8" draw:text-style-name="P2" draw:layer="layout" svg:width="0.289cm" svg:height="0.106cm" svg:x="2.797cm" svg:y="17.455cm" svg:viewBox="0 0 290 107" svg:d="M0 0c0 39 39 78 99 96s134 14 191-7">
          <text:p/>
        </draw:path>
        <draw:line draw:style-name="gr8" draw:text-style-name="P2" draw:layer="layout" svg:x1="3.31cm" svg:y1="17.622cm" svg:x2="3.129cm" svg:y2="17.515cm">
          <text:p/>
        </draw:line>
        <draw:line draw:style-name="gr8" draw:text-style-name="P2" draw:layer="layout" svg:x1="3.129cm" svg:y1="17.515cm" svg:x2="3.129cm" svg:y2="17.557cm">
          <text:p/>
        </draw:line>
        <draw:path draw:style-name="gr8" draw:text-style-name="P2" draw:layer="layout" svg:width="0.049cm" svg:height="0.053cm" svg:x="3.111cm" svg:y="17.423cm" svg:viewBox="0 0 50 54" svg:d="M50 54c-7-21-24-40-50-54">
          <text:p/>
        </draw:path>
        <draw:path draw:style-name="gr8" draw:text-style-name="P2" draw:layer="layout" svg:width="0.261cm" svg:height="0.031cm" svg:x="2.85cm" svg:y="17.391cm" svg:viewBox="0 0 262 32" svg:d="M262 32c-71-43-188-43-262 0">
          <text:p/>
        </draw:path>
        <draw:path draw:style-name="gr8" draw:text-style-name="P2" draw:layer="layout" svg:width="0.049cm" svg:height="0.053cm" svg:x="2.801cm" svg:y="17.423cm" svg:viewBox="0 0 50 54" svg:d="M50 0c-25 14-43 33-50 54">
          <text:p/>
        </draw:path>
        <draw:path draw:style-name="gr8" draw:text-style-name="P2" draw:layer="layout" svg:width="0.01cm" svg:height="0.014cm" svg:x="3.129cm" svg:y="17.557cm" svg:viewBox="0 0 11 15" svg:d="M0 0c3 4 8 12 11 15">
          <text:p/>
        </draw:path>
        <draw:path draw:style-name="gr8" draw:text-style-name="P2" draw:layer="layout" svg:width="0.269cm" svg:height="0.032cm" svg:x="2.846cm" svg:y="17.395cm" svg:viewBox="0 0 270 33" svg:d="M270 33c-79-44-195-44-270 0">
          <text:p/>
        </draw:path>
        <draw:path draw:style-name="gr8" draw:text-style-name="P2" draw:layer="layout" svg:width="0.024cm" svg:height="0.032cm" svg:x="3.175cm" svg:y="18.044cm" svg:viewBox="0 0 25 33" svg:d="M25 33c-7-11-17-22-25-33">
          <text:p/>
        </draw:path>
        <draw:path draw:style-name="gr8" draw:text-style-name="P2" draw:layer="layout" svg:width="0.025cm" svg:height="0.035cm" svg:x="3.15cm" svg:y="18.009cm" svg:viewBox="0 0 26 36" svg:d="M26 36c-8-15-15-26-26-36">
          <text:p/>
        </draw:path>
        <draw:path draw:style-name="gr8" draw:text-style-name="P2" draw:layer="layout" svg:width="0.113cm" svg:height="0.012cm" svg:x="3.037cm" svg:y="18.007cm" svg:viewBox="0 0 114 13" svg:d="M0 13c35-11 75-15 114-11">
          <text:p/>
        </draw:path>
        <draw:path draw:style-name="gr8" draw:text-style-name="P2" draw:layer="layout" svg:width="0.021cm" svg:height="0.007cm" svg:x="3.016cm" svg:y="18.016cm" svg:viewBox="0 0 22 8" svg:d="M22 0c-8 3-15 8-22 8">
          <text:p/>
        </draw:path>
        <draw:path draw:style-name="gr8" draw:text-style-name="P2" draw:layer="layout" svg:width="0.032cm" svg:height="0.032cm" svg:x="2.984cm" svg:y="18.019cm" svg:viewBox="0 0 33 33" svg:d="M0 33c12-10 22-21 33-33">
          <text:p/>
        </draw:path>
        <draw:path draw:style-name="gr8" draw:text-style-name="P2" draw:layer="layout" svg:width="0.028cm" svg:height="0.028cm" svg:x="2.956cm" svg:y="18.051cm" svg:viewBox="0 0 29 29" svg:d="M0 29c7-11 17-22 29-29">
          <text:p/>
        </draw:path>
        <draw:line draw:style-name="gr8" draw:text-style-name="P2" draw:layer="layout" svg:x1="2.956cm" svg:y1="18.08cm" svg:x2="3.073cm" svg:y2="18.012cm">
          <text:p/>
        </draw:line>
        <draw:path draw:style-name="gr8" draw:text-style-name="P2" draw:layer="layout" svg:width="0.049cm" svg:height="0.053cm" svg:x="3.15cm" svg:y="18.076cm" svg:viewBox="0 0 50 54" svg:d="M0 54c18-19 33-37 50-54">
          <text:p/>
        </draw:path>
        <draw:path draw:style-name="gr8" draw:text-style-name="P2" draw:layer="layout" svg:width="0.021cm" svg:height="0.003cm" svg:x="3.016cm" svg:y="18.136cm" svg:viewBox="0 0 22 4" svg:d="M22 0c-8 0-15 4-22 4">
          <text:p/>
        </draw:path>
        <draw:path draw:style-name="gr8" draw:text-style-name="P2" draw:layer="layout" svg:width="0.113cm" svg:height="0.009cm" svg:x="3.037cm" svg:y="18.127cm" svg:viewBox="0 0 114 10" svg:d="M0 10c35-8 75-12 114-8">
          <text:p/>
        </draw:path>
        <draw:line draw:style-name="gr8" draw:text-style-name="P2" draw:layer="layout" svg:x1="3.115cm" svg:y1="18.079cm" svg:x2="3.168cm" svg:y2="18.112cm">
          <text:p/>
        </draw:line>
        <draw:line draw:style-name="gr8" draw:text-style-name="P2" draw:layer="layout" svg:x1="3.016cm" svg:y1="18.14cm" svg:x2="3.116cm" svg:y2="18.079cm">
          <text:p/>
        </draw:line>
        <draw:line draw:style-name="gr8" draw:text-style-name="P2" draw:layer="layout" svg:x1="3.086cm" svg:y1="18.009cm" svg:x2="3.116cm" svg:y2="18.084cm">
          <text:p/>
        </draw:line>
        <draw:path draw:style-name="gr8" draw:text-style-name="P2" draw:layer="layout" svg:width="0cm" svg:height="0.013cm" svg:x="3.178cm" svg:y="18.048cm" svg:viewBox="0 0 0 14" svg:d="M0 14c0-7 0-11 0-14">
          <text:p/>
        </draw:path>
        <draw:path draw:style-name="gr8" draw:text-style-name="P2" draw:layer="layout" svg:width="0.061cm" svg:height="0.077cm" svg:x="3.107cm" svg:y="18.009cm" svg:viewBox="0 0 62 78" svg:d="M1 0c-3 14 4 39 18 57s33 25 43 18">
          <text:p/>
        </draw:path>
        <draw:path draw:style-name="gr8" draw:text-style-name="P2" draw:layer="layout" svg:width="0.011cm" svg:height="0.025cm" svg:x="3.167cm" svg:y="18.058cm" svg:viewBox="0 0 12 26" svg:d="M0 26c9-4 12-14 12-26">
          <text:p/>
        </draw:path>
        <draw:path draw:style-name="gr8" draw:text-style-name="P2" draw:layer="layout" svg:width="0.06cm" svg:height="0.06cm" svg:x="2.956cm" svg:y="18.079cm" svg:viewBox="0 0 61 61" svg:d="M61 61c-21-17-40-38-61-61">
          <text:p/>
        </draw:path>
        <draw:path draw:style-name="gr8" draw:text-style-name="P2" draw:layer="layout" svg:width="0.021cm" svg:height="0.003cm" svg:x="3.016cm" svg:y="17.829cm" svg:viewBox="0 0 22 4" svg:d="M22 0c-8 0-15 4-22 4">
          <text:p/>
        </draw:path>
        <draw:path draw:style-name="gr8" draw:text-style-name="P2" draw:layer="layout" svg:width="0.113cm" svg:height="0.009cm" svg:x="3.037cm" svg:y="17.82cm" svg:viewBox="0 0 114 10" svg:d="M0 10c35-8 75-13 114-8">
          <text:p/>
        </draw:path>
        <draw:line draw:style-name="gr8" draw:text-style-name="P2" draw:layer="layout" svg:x1="3.115cm" svg:y1="17.776cm" svg:x2="3.168cm" svg:y2="17.805cm">
          <text:p/>
        </draw:line>
        <draw:line draw:style-name="gr8" draw:text-style-name="P2" draw:layer="layout" svg:x1="3.016cm" svg:y1="17.833cm" svg:x2="3.116cm" svg:y2="17.776cm">
          <text:p/>
        </draw:line>
        <draw:path draw:style-name="gr8" draw:text-style-name="P2" draw:layer="layout" svg:width="0.049cm" svg:height="0.053cm" svg:x="3.15cm" svg:y="17.769cm" svg:viewBox="0 0 50 54" svg:d="M0 54c18-19 33-36 50-54">
          <text:p/>
        </draw:path>
        <draw:path draw:style-name="gr8" draw:text-style-name="P2" draw:layer="layout" svg:width="0.049cm" svg:height="0.07cm" svg:x="3.15cm" svg:y="17.702cm" svg:viewBox="0 0 50 71" svg:d="M50 71c-17-24-32-50-50-71">
          <text:p/>
        </draw:path>
        <draw:path draw:style-name="gr8" draw:text-style-name="P2" draw:layer="layout" svg:width="0.113cm" svg:height="0.01cm" svg:x="3.037cm" svg:y="17.702cm" svg:viewBox="0 0 114 11" svg:d="M0 11c35-11 75-11 114-11">
          <text:p/>
        </draw:path>
        <draw:path draw:style-name="gr8" draw:text-style-name="P2" draw:layer="layout" svg:width="0.021cm" svg:height="0.004cm" svg:x="3.016cm" svg:y="17.712cm" svg:viewBox="0 0 22 5" svg:d="M22 0c-8 0-15 0-22 5">
          <text:p/>
        </draw:path>
        <draw:path draw:style-name="gr8" draw:text-style-name="P2" draw:layer="layout" svg:width="0.06cm" svg:height="0.06cm" svg:x="2.956cm" svg:y="17.772cm" svg:viewBox="0 0 61 61" svg:d="M61 61c-21-17-40-35-61-61">
          <text:p/>
        </draw:path>
        <draw:line draw:style-name="gr8" draw:text-style-name="P2" draw:layer="layout" svg:x1="3.086cm" svg:y1="17.702cm" svg:x2="3.116cm" svg:y2="17.777cm">
          <text:p/>
        </draw:line>
        <draw:line draw:style-name="gr8" draw:text-style-name="P2" draw:layer="layout" svg:x1="2.956cm" svg:y1="17.773cm" svg:x2="3.073cm" svg:y2="17.705cm">
          <text:p/>
        </draw:line>
        <draw:path draw:style-name="gr8" draw:text-style-name="P2" draw:layer="layout" svg:width="0.06cm" svg:height="0.06cm" svg:x="2.956cm" svg:y="17.712cm" svg:viewBox="0 0 61 61" svg:d="M0 61c21-17 40-38 61-61">
          <text:p/>
        </draw:path>
        <draw:path draw:style-name="gr8" draw:text-style-name="P2" draw:layer="layout" svg:width="0cm" svg:height="0.013cm" svg:x="3.178cm" svg:y="17.741cm" svg:viewBox="0 0 0 14" svg:d="M0 14c0-4 0-11 0-14">
          <text:p/>
        </draw:path>
        <draw:path draw:style-name="gr8" draw:text-style-name="P2" draw:layer="layout" svg:width="0.061cm" svg:height="0.077cm" svg:x="3.107cm" svg:y="17.702cm" svg:viewBox="0 0 62 78" svg:d="M1 0c-3 18 4 39 18 57s33 25 43 18">
          <text:p/>
        </draw:path>
        <draw:path draw:style-name="gr8" draw:text-style-name="P2" draw:layer="layout" svg:width="0.011cm" svg:height="0.021cm" svg:x="3.167cm" svg:y="17.755cm" svg:viewBox="0 0 12 22" svg:d="M0 22c9-4 12-14 12-22">
          <text:p/>
        </draw:path>
        <draw:line draw:style-name="gr8" draw:text-style-name="P2" draw:layer="layout" svg:x1="3.037cm" svg:y1="17.712cm" svg:x2="3.037cm" svg:y2="17.67cm">
          <text:p/>
        </draw:line>
        <draw:line draw:style-name="gr8" draw:text-style-name="P2" draw:layer="layout" svg:x1="3.037cm" svg:y1="18.016cm" svg:x2="3.037cm" svg:y2="17.829cm">
          <text:p/>
        </draw:line>
        <draw:line draw:style-name="gr8" draw:text-style-name="P2" draw:layer="layout" svg:x1="3.037cm" svg:y1="18.661cm" svg:x2="3.037cm" svg:y2="18.136cm">
          <text:p/>
        </draw:line>
        <draw:path draw:style-name="gr8" draw:text-style-name="P2" draw:layer="layout" svg:width="0.748cm" svg:height="0.238cm" svg:x="3.316cm" svg:y="17.066cm" svg:viewBox="0 0 749 239" svg:d="M0 215c3-18 7-32 17-50 7-17 18-35 40-57 25-21 60-50 116-71 32-14 71-25 113-28 46-7 92-11 138-7 46 7 92 14 127 28 35 11 63 25 88 39 35 21 57 42 71 64 14 18 21 36 28 53 7 18 11 36 11 53">
          <text:p/>
        </draw:path>
        <draw:path draw:style-name="gr8" draw:text-style-name="P2" draw:layer="layout" svg:width="0.004cm" svg:height="0.028cm" svg:x="3.312cm" svg:y="17.275cm" svg:viewBox="0 0 5 29" svg:d="M5 0c-5 11-5 22-5 29">
          <text:p/>
        </draw:path>
        <draw:line draw:style-name="gr8" draw:text-style-name="P2" draw:layer="layout" svg:x1="4.06cm" svg:y1="17.303cm" svg:x2="4.06cm" svg:y2="18.855cm">
          <text:p/>
        </draw:line>
        <draw:line draw:style-name="gr8" draw:text-style-name="P2" draw:layer="layout" svg:x1="3.312cm" svg:y1="17.303cm" svg:x2="3.312cm" svg:y2="18.855cm">
          <text:p/>
        </draw:line>
        <draw:polyline draw:style-name="gr8" draw:text-style-name="P2" draw:layer="layout" svg:width="0cm" svg:height="0cm" svg:x="1.76cm" svg:y="17.709cm" svg:viewBox="0 0 0 0" draw:points="0,0">
          <text:p/>
        </draw:polyline>
        <draw:path draw:style-name="gr1" draw:text-style-name="P1" draw:layer="layout" svg:width="7.951cm" svg:height="5.698cm" svg:x="2.554cm" svg:y="8.882cm" svg:viewBox="0 0 7952 5699" svg:d="M7952 78c0 240 0 487 0 737 0 74 0 145 0 219s0 148 0 219c0 74 0 148 0 222s0 148 0 222c0 78 0 152 0 226 0 148 0 300 0 448 0 74 0 152 0 226 0 148 0 300 0 448 0 74 0 148 0 222s0 148 0 222c0 75 0 149 0 219 0 74 0 145 0 219 0 127 0 254 0 381l-14 10-10 11-11 7-7 11-11 7-7 7-7 7-7 3-3 4-4 7h-3l-4 3c-123 106-243 212-360 318l-1143 996h-300-698-293-945c67 0 130 0 197 0 42 0 85 0 127 0s81 0 124 0c38 0 77 0 116 0s74 0 109 0c36 0 67 0 103 0 28 0 60 0 88 0s53 0 81 0h-1549c7 0 11 0 18 0s14 0 21 0c11 0 18 0 28 0 11 0 22 0 32 0 14 0 25 0 39 0 11 0 25 0 39 0s28 0 46 0c14 0 31 0 45 0 18 0 36 0 53 0 18 0 36 0 53 0 18 0 39 0 57 0 17 0 39 0 56 0 39 0 78 0 117 0h-674 70-300c64 0 142 0 230 0h-230-17-18-21-25-24-29-28-32-35-32-35-39-35-39c-17 0-35 0-53 0-35 0-67 0-102 0s-71 0-106 0c-17 0-35 0-49 0-18 0-35 0-53 0s-32 0-49 0c-18 0-32 0-50 0-14 0-32 0-46 0s-28 0-46 0c-14 0-28 0-42 0-11 0-25 0-39 0-10 0-24 0-35 0h-113-145-172-194-213-215-212-208-187-166-134-102-60-21v-5699 5699h21 60 102 134 166 187 208 212 215 213 194 172 145 113v-3642c32 0 67 0 102 0h7v-2057l-3 2057 3-2057v2057c138 0 311 0 477 0h45 43 46 42 42 39 39 35 35 32 25 28 21 21 364 32 56 74 92 106 113 116 113 106 95 81 57 35 14 123 110 102 60l166-148h356v-106c53-187 155-356 293-494 14-14 25-24 35-35 46-39 92-78 141-109 53-36 106-67 163-92l275-64 7-172c-4-180 92-346 247-434l515-325h236z">
          <text:p/>
        </draw:path>
        <draw:polygon draw:style-name="gr7" draw:text-style-name="P2" draw:layer="layout" svg:width="0cm" svg:height="0cm" svg:x="6.484cm" svg:y="11.659cm" svg:viewBox="0 0 0 0" draw:points="0,0">
          <text:p/>
        </draw:polygon>
        <draw:path draw:style-name="gr1" draw:text-style-name="P1" draw:layer="layout" svg:width="1.852cm" svg:height="3.641cm" svg:x="5.771cm" svg:y="10.939cm" svg:viewBox="0 0 1853 3642" svg:d="M1846 1263c-14 18-28 39-39 67-7 14-10 25-17 39-4 18-11 39-15 67-3 28-3 63 0 92 4 42 15 70 22 91 17 39 31 67 49 89l7-452-7 7 4-3v-974-4l3 4-60-286c-3 14-7 32-7 50-4 14-4 35 0 49 0 35 7 63 14 85 14 45 32 77 50 98l-57-282h-102-110-123-14-35-57-81-95-106-113-116-113-107-92-77-53-32-367v127c106 35 180 138 180 247 0 39-11 78-25 109-10 25-25 46-39 64-35 39-77 63-116 74v632c28 7 53 21 81 42s57 53 74 99c14 31 21 67 25 102v3c0 113-74 212-180 247v1896c67 0 145 0 233 0h70c4 0 11 0 18 0s14 0 21 0c11 0 18 0 28 0 11 0 22 0 32 0 11 0 25 0 35 0 15 0 29 0 43 0s28 0 42 0c18 0 32 0 49 0 18 0 36 0 50 0 21 0 39 0 56 0 18 0 40 0 58 0 17 0 39 0 56 0 39 0 78 0 117 0 67 0 130 0 197 0 42 0 85 0 127 0s81 0 124 0c38 0 77 0 116 0s74 0 109 0c36 0 67 0 103 0 28 0 60 0 88 0s53 0 81 0l-3-1931-4-3 7 7z">
          <text:p/>
        </draw:path>
        <draw:polygon draw:style-name="gr7" draw:text-style-name="P2" draw:layer="layout" svg:width="0cm" svg:height="0cm" svg:x="6.484cm" svg:y="11.659cm" svg:viewBox="0 0 0 0" draw:points="0,0">
          <text:p/>
        </draw:polygon>
        <draw:path draw:style-name="gr1" draw:text-style-name="P1" draw:layer="layout" svg:width="1.256cm" svg:height="3.641cm" svg:x="4.695cm" svg:y="10.939cm" svg:viewBox="0 0 1257 3642" svg:d="M102 0h7c134 0 311 0 473 0h46 46 46 42 42 39 39 35 32 36 25 28 21 21v127c-35-10-84-21-149-7-35 7-70 25-106 53-38 32-70 78-88 134-7 32-10 64-7 95 4 32 14 60 25 89 14 24 28 45 46 63 24 28 53 46 77 60 36 14 67 21 100 21 43 4 78-3 102-14v632c-131-46-272 17-329 141-42 95-24 204 46 282 71 77 185 106 283 70-98 36-212 7-283-70-70-78-88-187-46-282 18-43 46-74 74-96 36-28 71-45 106-53 65-17 114-7 149 8-131-46-272 17-329 141 18-43 46-74 74-96 36-28 71-45 106-53 65-17 114-7 149 8 25 7 50 21 78 42s57 53 74 99c18 31 25 67 25 102v3c0 113-71 212-177 247v1896h-17-18-21-25-24-33-28-32-32-35-35-36-38-39c-14 0-32 0-50 0-35 0-70 0-102 0-35 0-71 0-106 0-17 0-35 0-53 0-14 0-31 0-49 0s-35 0-49 0c-18 0-32 0-50 0-14 0-32 0-46 0s-31 0-46 0c-14 0-28 0-42 0s-25 0-39 0c-10 0-24 0-35 0v-3642c28 0 63 0 102 0z">
          <text:p/>
        </draw:path>
        <draw:polygon draw:style-name="gr7" draw:text-style-name="P2" draw:layer="layout" svg:width="0cm" svg:height="0cm" svg:x="6.484cm" svg:y="11.659cm" svg:viewBox="0 0 0 0" draw:points="0,0">
          <text:p/>
        </draw:polygon>
        <draw:path draw:style-name="gr1" draw:text-style-name="P1" draw:layer="layout" svg:width="1.446cm" svg:height="5.62cm" svg:x="8.611cm" svg:y="8.96cm" svg:viewBox="0 0 1447 5621" svg:d="M1447 0v314 321 332 331 14h-731c-180 15-332 142-378 314-10 39-17 78-17 117v1524h1126v60 331 328 321 318h-77 77l-1144 996-3-1631v-2159h-300v-744c53-36 109-67 166-92l271-64 11-172c-7-180 88-346 243-434l520-325z">
          <text:p/>
        </draw:path>
        <draw:polygon draw:style-name="gr7" draw:text-style-name="P2" draw:layer="layout" svg:width="0cm" svg:height="0cm" svg:x="6.484cm" svg:y="11.659cm" svg:viewBox="0 0 0 0" draw:points="0,0">
          <text:p/>
        </draw:polygon>
        <draw:path draw:style-name="gr1" draw:text-style-name="P1" draw:layer="layout" svg:width="1.372cm" svg:height="3.789cm" svg:x="7.542cm" svg:y="10.791cm" svg:viewBox="0 0 1373 3790" svg:d="M1373 2159v-2159h-303-469-353l-169 148h-60c-4 14-4 32-8 50 0 14 0 35 0 49 4 35 11 63 18 85 14 45 32 77 46 98l4 4-4 974 4-974v970l-4 7c-14 18-28 39-42 67-4 14-11 25-14 39-8 18-11 39-16 67-3 28-3 63-3 92 8 42 19 70 26 91 17 39 31 67 49 89l4 7 3 1927-7-1931 7 1931v-1631z">
          <text:p/>
        </draw:path>
        <draw:polygon draw:style-name="gr7" draw:text-style-name="P2" draw:layer="layout" svg:width="0cm" svg:height="0cm" svg:x="6.484cm" svg:y="11.659cm" svg:viewBox="0 0 0 0" draw:points="0,0">
          <text:p/>
        </draw:polygon>
        <draw:path draw:style-name="gr1" draw:text-style-name="P1" draw:layer="layout" svg:width="1.125cm" svg:height="1.955cm" svg:x="8.932cm" svg:y="10.272cm" svg:viewBox="0 0 1126 1956" svg:d="M1126 0v321 340 342 339 339 275h-1126v-1525c0-39 7-78 17-117 46-172 198-299 378-314z">
          <text:p/>
        </draw:path>
        <draw:polygon draw:style-name="gr7" draw:text-style-name="P2" draw:layer="layout" svg:width="0cm" svg:height="0cm" svg:x="6.484cm" svg:y="11.659cm" svg:viewBox="0 0 0 0" draw:points="0,0">
          <text:p/>
        </draw:polygon>
        <draw:path draw:style-name="gr1" draw:text-style-name="P1" draw:layer="layout" svg:width="0.448cm" svg:height="4.625cm" svg:x="10.057cm" svg:y="8.96cm" svg:viewBox="0 0 449 4626" svg:d="M449 0c0 240 0 487 0 737 0 74 0 145 0 219s0 148 0 219c0 74 0 148 0 222s0 148 0 222c0 78 0 152 0 226 0 148 0 300 0 448 0 74 0 152 0 226 0 153 0 301 0 449 0 74 0 148 0 226 0 70 0 144 0 218 0 75 0 149 0 223 0 70 0 144 0 215 0 130 0 257 0 381l-14 10-10 11-11 11-7 7-11 7-7 7-7 7-7 7-3 3-4 4-3 3h-4v4c-123 106-243 208-361 314v-314-325-328-331-60-275-339-343-339-339-321-14-331-332-321-314z">
          <text:p/>
        </draw:path>
        <draw:polygon draw:style-name="gr7" draw:text-style-name="P2" draw:layer="layout" svg:width="0cm" svg:height="0cm" svg:x="6.484cm" svg:y="11.659cm" svg:viewBox="0 0 0 0" draw:points="0,0">
          <text:p/>
        </draw:polygon>
        <draw:polygon draw:style-name="gr1" draw:text-style-name="P1" draw:layer="layout" svg:width="1.291cm" svg:height="1.63cm" svg:x="7.623cm" svg:y="12.95cm" svg:viewBox="0 0 1292 1631" draw:points="1292,1631 1292,0 0,0 0,1631 293,1631 293,1031 992,1031 992,1631">
          <text:p/>
        </draw:polygon>
        <draw:polygon draw:style-name="gr7" draw:text-style-name="P2" draw:layer="layout" svg:width="0cm" svg:height="0cm" svg:x="6.484cm" svg:y="11.659cm" svg:viewBox="0 0 0 0" draw:points="0,0">
          <text:p/>
        </draw:polygon>
        <draw:path draw:style-name="gr1" draw:text-style-name="P1" draw:layer="layout" svg:width="0.79cm" svg:height="0.79cm" svg:x="9.151cm" svg:y="9.313cm" svg:viewBox="0 0 791 791" svg:d="M791 395c0 220-181 396-396 396-219 0-395-176-395-396 0-219 176-395 395-395 215 0 396 176 396 395z">
          <text:p/>
        </draw:path>
        <draw:polygon draw:style-name="gr7" draw:text-style-name="P2" draw:layer="layout" svg:width="0cm" svg:height="0cm" svg:x="6.484cm" svg:y="11.659cm" svg:viewBox="0 0 0 0" draw:points="0,0">
          <text:p/>
        </draw:polygon>
        <draw:path draw:style-name="gr1" draw:text-style-name="P1" draw:layer="layout" svg:width="0.789cm" svg:height="0.787cm" svg:x="9.152cm" svg:y="12.502cm" svg:viewBox="0 0 790 788" svg:d="M786 452c0-18 4-39 4-60 0-39-7-78-18-117-53-162-205-275-378-275s-325 113-378 275c-17 57-21 120-10 177 28 195 194 336 388 336s361-141 392-336z">
          <text:p/>
        </draw:path>
        <draw:polygon draw:style-name="gr7" draw:text-style-name="P2" draw:layer="layout" svg:width="0cm" svg:height="0cm" svg:x="6.484cm" svg:y="11.659cm" svg:viewBox="0 0 0 0" draw:points="0,0">
          <text:p/>
        </draw:polygon>
        <draw:polygon draw:style-name="gr1" draw:text-style-name="P1" draw:layer="layout" svg:width="0.698cm" svg:height="0.6cm" svg:x="7.916cm" svg:y="13.98cm" svg:viewBox="0 0 699 601" draw:points="0,601 699,601 699,0 0,0">
          <text:p/>
        </draw:polygon>
        <draw:polygon draw:style-name="gr7" draw:text-style-name="P2" draw:layer="layout" svg:width="0cm" svg:height="0cm" svg:x="6.484cm" svg:y="11.659cm" svg:viewBox="0 0 0 0" draw:points="0,0">
          <text:p/>
        </draw:polygon>
        <draw:path draw:style-name="gr1" draw:text-style-name="P1" draw:layer="layout" svg:width="0.637cm" svg:height="0.639cm" svg:x="9.227cm" svg:y="12.576cm" svg:viewBox="0 0 638 640" svg:d="M638 300c0 7 0 14 0 18 0 17 0 31 0 49-26 156-160 273-318 273-156 0-290-117-314-273-12-46-4-95 10-141 39-134 166-226 304-226 141 0 264 92 303 226 12 25 15 49 15 74z">
          <text:p/>
        </draw:path>
        <draw:polygon draw:style-name="gr7" draw:text-style-name="P2" draw:layer="layout" svg:width="0cm" svg:height="0cm" svg:x="6.484cm" svg:y="11.659cm" svg:viewBox="0 0 0 0" draw:points="0,0">
          <text:p/>
        </draw:polygon>
        <draw:path draw:style-name="gr1" draw:text-style-name="P1" draw:layer="layout" svg:width="0.713cm" svg:height="0.374cm" svg:x="7.937cm" svg:y="11.278cm" svg:viewBox="0 0 714 375" svg:d="M0 375h714c0-39 0-99 0-166v-4c0-3 0-3 0-7 0-3 0-3 0-7 0-3 0-7 0-10 0-4 0-11 0-14 0-4 0-11 0-14 0-8 0-11 0-18s0-14 0-18c0-7 0-14 0-22 0-7 0-14 0-21 0-14 0-28 0-46 0-7 0-14 0-21v-4h-714v4-7 7c0 7 0 14 0 21 0 18 0 32 0 46 0 7 0 14 0 21 0 8 0 15 0 22 0 4 0 11 0 18s0 10 0 18c0 3 0 10 0 14 0 3 0 10 0 14 0 3 0 7 0 10 0 4 0 4 0 7 0 4 0 4 0 7v4c0 67 0 127 0 166z">
          <text:p/>
        </draw:path>
        <draw:polygon draw:style-name="gr7" draw:text-style-name="P2" draw:layer="layout" svg:width="0cm" svg:height="0cm" svg:x="6.484cm" svg:y="11.659cm" svg:viewBox="0 0 0 0" draw:points="0,0">
          <text:p/>
        </draw:polygon>
        <draw:path draw:style-name="gr1" draw:text-style-name="P1" draw:layer="layout" svg:width="0.472cm" svg:height="0.744cm" svg:x="8.142cm" svg:y="10.047cm" svg:viewBox="0 0 473 745" svg:d="M0 745v-107c56-187 159-356 297-494 14-14 25-24 35-35 46-39 92-78 141-109v745z">
          <text:p/>
        </draw:path>
        <draw:polygon draw:style-name="gr7" draw:text-style-name="P2" draw:layer="layout" svg:width="0cm" svg:height="0cm" svg:x="6.484cm" svg:y="11.659cm" svg:viewBox="0 0 0 0" draw:points="0,0">
          <text:p/>
        </draw:polygon>
        <draw:path draw:style-name="gr1" draw:text-style-name="P1" draw:layer="layout" svg:width="0.526cm" svg:height="0.526cm" svg:x="3.411cm" svg:y="12.132cm" svg:viewBox="0 0 527 527" svg:d="M269 0c-28 0-56 3-81 10-28 11-53 21-74 39-25 14-46 35-67 63-14 22-32 50-39 89-4 17-8 39-8 61 0 21 0 42 8 60 3 24 11 42 21 60 14 28 28 49 46 70 25 21 49 39 81 53s74 25 113 21c35 0 67-7 95-17 28-15 57-32 78-53 21-18 39-43 53-67 17-36 32-78 32-124 0-47-15-93-32-128-14-25-32-46-53-67s-50-35-78-49c-28-11-60-18-95-21z">
          <text:p/>
        </draw:path>
        <draw:polygon draw:style-name="gr7" draw:text-style-name="P2" draw:layer="layout" svg:width="0cm" svg:height="0cm" svg:x="6.484cm" svg:y="11.659cm" svg:viewBox="0 0 0 0" draw:points="0,0">
          <text:p/>
        </draw:polygon>
        <draw:path draw:style-name="gr1" draw:text-style-name="P1" draw:layer="layout" svg:width="0.526cm" svg:height="0.526cm" svg:x="3.411cm" svg:y="10.671cm" svg:viewBox="0 0 527 527" svg:d="M269 0c-28 0-56 4-81 11-28 7-53 21-74 35-25 18-46 39-67 68-14 21-32 49-39 88-4 18-8 39-8 60s0 42 8 60c3 25 11 42 21 60 14 28 28 49 46 67 25 21 49 42 81 53 32 18 74 25 113 25 35 0 67-11 95-21 28-15 57-32 78-50 21-21 39-42 53-67 17-35 32-81 32-127s-15-88-32-123c-14-25-32-46-53-68s-50-39-78-50c-28-14-60-21-95-21z">
          <text:p/>
        </draw:path>
        <draw:polygon draw:style-name="gr7" draw:text-style-name="P2" draw:layer="layout" svg:width="0cm" svg:height="0cm" svg:x="6.484cm" svg:y="11.659cm" svg:viewBox="0 0 0 0" draw:points="0,0">
          <text:p/>
        </draw:polygon>
        <draw:path draw:style-name="gr1" draw:text-style-name="P1" draw:layer="layout" svg:width="0.527cm" svg:height="0.526cm" svg:x="5.424cm" svg:y="11.052cm" svg:viewBox="0 0 528 527" svg:d="M351 513c36-15 78-39 113-78 14-18 29-39 39-64 14-31 25-70 25-109 0-110-71-213-177-248-35-10-84-21-148-7-35 7-70 25-107 53-38 32-70 78-88 134-7 32-10 65-7 96 4 32 14 64 25 89 14 24 28 45 46 63 24 28 54 46 82 60 32 14 63 21 95 25 43 3 78-7 102-14z">
          <text:p/>
        </draw:path>
        <draw:polygon draw:style-name="gr7" draw:text-style-name="P2" draw:layer="layout" svg:width="0cm" svg:height="0cm" svg:x="6.484cm" svg:y="11.659cm" svg:viewBox="0 0 0 0" draw:points="0,0">
          <text:p/>
        </draw:polygon>
        <draw:path draw:style-name="gr9" draw:text-style-name="P1" draw:layer="layout" svg:width="0.505cm" svg:height="0.504cm" svg:x="3.421cm" svg:y="10.682cm" svg:viewBox="0 0 506 505" svg:d="M506 251c0 141-113 254-255 254-138 0-251-113-251-254 0-138 113-251 251-251 142 0 255 113 255 251z">
          <text:p/>
        </draw:path>
        <draw:polygon draw:style-name="gr7" draw:text-style-name="P2" draw:layer="layout" svg:width="0cm" svg:height="0cm" svg:x="6.484cm" svg:y="11.659cm" svg:viewBox="0 0 0 0" draw:points="0,0">
          <text:p/>
        </draw:polygon>
        <draw:path draw:style-name="gr9" draw:text-style-name="P1" draw:layer="layout" svg:width="0.505cm" svg:height="0.505cm" svg:x="3.421cm" svg:y="12.142cm" svg:viewBox="0 0 506 506" svg:d="M506 255c0 138-113 251-255 251-138 0-251-113-251-251 0-142 113-255 251-255 142 0 255 113 255 255z">
          <text:p/>
        </draw:path>
        <draw:polygon draw:style-name="gr7" draw:text-style-name="P2" draw:layer="layout" svg:width="0cm" svg:height="0cm" svg:x="6.484cm" svg:y="11.659cm" svg:viewBox="0 0 0 0" draw:points="0,0">
          <text:p/>
        </draw:polygon>
        <draw:path draw:style-name="gr1" draw:text-style-name="P1" draw:layer="layout" svg:width="0.713cm" svg:height="0.201cm" svg:x="7.937cm" svg:y="11.285cm" svg:viewBox="0 0 714 202" svg:d="M714 0c0 7 0 14 0 21 0 18 0 32 0 46 0 8 0 15 0 22s0 14 0 21c0 4 0 11 0 18s0 10 0 18c0 3 0 10 0 14 0 3 0 10 0 14 0 3 0 7 0 10 0 4 0 4 0 7 0 4 0 4 0 7v4h-714v-4c0-3 0-3 0-7 0-3 0-3 0-7 0-3 0-7 0-10 0-4 0-11 0-14 0-4 0-11 0-14 0-8 0-11 0-18s0-14 0-18c0-7 0-14 0-21s0-14 0-22c0-14 0-28 0-46 0-7 0-14 0-21z">
          <text:p/>
        </draw:path>
        <draw:polygon draw:style-name="gr7" draw:text-style-name="P2" draw:layer="layout" svg:width="0cm" svg:height="0cm" svg:x="6.484cm" svg:y="11.659cm" svg:viewBox="0 0 0 0" draw:points="0,0">
          <text:p/>
        </draw:polygon>
        <draw:path draw:style-name="gr1" draw:text-style-name="P1" draw:layer="layout" svg:width="0.713cm" svg:height="0.166cm" svg:x="7.937cm" svg:y="11.486cm" svg:viewBox="0 0 714 167" svg:d="M0 167h714c0-40 0-100 0-167h-714c0 67 0 127 0 167z">
          <text:p/>
        </draw:path>
        <draw:polygon draw:style-name="gr7" draw:text-style-name="P2" draw:layer="layout" svg:width="0cm" svg:height="0cm" svg:x="6.484cm" svg:y="11.659cm" svg:viewBox="0 0 0 0" draw:points="0,0">
          <text:p/>
        </draw:polygon>
        <draw:polygon draw:style-name="gr1" draw:text-style-name="P1" draw:layer="layout" svg:width="0.751cm" svg:height="0.152cm" svg:x="7.916cm" svg:y="11.997cm" svg:viewBox="0 0 752 153" draw:points="752,153 752,0 0,0 0,153">
          <text:p/>
        </draw:polygon>
        <draw:polygon draw:style-name="gr7" draw:text-style-name="P2" draw:layer="layout" svg:width="0cm" svg:height="0cm" svg:x="6.484cm" svg:y="11.659cm" svg:viewBox="0 0 0 0" draw:points="0,0">
          <text:p/>
        </draw:polygon>
        <draw:path draw:style-name="gr1" draw:text-style-name="P1" draw:layer="layout" svg:width="0.356cm" svg:height="0.354cm" svg:x="3.496cm" svg:y="12.219cm" svg:viewBox="0 0 357 355" svg:d="M357 176c0-3 0-3 0-7-4-92-78-166-174-169-64-4-123 28-159 84-32 57-32 124 0 180 36 58 95 93 159 90 96-4 174-86 174-178z">
          <text:p/>
        </draw:path>
        <draw:polygon draw:style-name="gr7" draw:text-style-name="P2" draw:layer="layout" svg:width="0cm" svg:height="0cm" svg:x="6.484cm" svg:y="11.659cm" svg:viewBox="0 0 0 0" draw:points="0,0">
          <text:p/>
        </draw:polygon>
        <draw:path draw:style-name="gr1" draw:text-style-name="P1" draw:layer="layout" svg:width="0.356cm" svg:height="0.352cm" svg:x="3.496cm" svg:y="10.756cm" svg:viewBox="0 0 357 353" svg:d="M357 177v-3c-4-92-78-171-174-174-64 0-123 32-159 89-32 53-32 123 0 180 36 56 95 88 159 84 96-3 174-81 174-176z">
          <text:p/>
        </draw:path>
        <draw:polygon draw:style-name="gr7" draw:text-style-name="P2" draw:layer="layout" svg:width="0cm" svg:height="0cm" svg:x="6.484cm" svg:y="11.659cm" svg:viewBox="0 0 0 0" draw:points="0,0">
          <text:p/>
        </draw:polygon>
        <draw:path draw:style-name="gr1" draw:text-style-name="P1" draw:layer="layout" svg:width="1.951cm" svg:height="0.152cm" svg:x="2.705cm" svg:y="8.734cm" svg:viewBox="0 0 1952 153" svg:d="M1645 153v-79h-7-7-3-22-28-39-42-49-57-60-67-67-74-74-74-74-74-71-70-64-63-53-53-42-36-28-21-7-7-4v79-79h4 7l60-60v-14c-25 0-46 0-67 0h-43-35-40-31-32-25-25-24-18-14-11-7-7 7 7 11 14 18 24 25 25 32 31 40 35 43c-43 0-85 7-128 29-18 10-39 24-53 45-18 22-28 47-28 79 0-32 10-57 28-79 14-21 35-35 53-45 43-22 85-29 128-29 21 0 42 0 67 0h176 205 215 219 204 173c25 0 50 0 71 0h39 38 36 35 28 28 25 21 18 14 11 10 4 3-25-74-116-95c42 0 88 7 127 32 21 11 35 21 49 39 18 21 28 50 28 82 0-32-10-57-24-79-18-21-36-35-57-45-39-22-84-29-123-29-21 0-46 0-71 0v14l60 60h7 7z">
          <text:p/>
        </draw:path>
        <draw:polygon draw:style-name="gr7" draw:text-style-name="P2" draw:layer="layout" svg:width="0cm" svg:height="0cm" svg:x="6.484cm" svg:y="11.659cm" svg:viewBox="0 0 0 0" draw:points="0,0">
          <text:p/>
        </draw:polygon>
        <draw:polygon draw:style-name="gr1" draw:text-style-name="P1" draw:layer="layout" svg:width="1.312cm" svg:height="0.06cm" svg:x="3.023cm" svg:y="8.748cm" svg:viewBox="0 0 1313 61" draw:points="60,0 63,0 74,0 95,0 120,0 152,0 190,0 236,0 287,0 339,0 399,0 463,0 526,0 590,0 657,0 724,0 791,0 855,0 918,0 974,0 1031,0 1080,0 1123,0 1161,0 1193,0 1221,0 1239,0 1250,0 1253,0 1313,61 1310,61 1288,61 1260,61 1221,61 1179,61 1130,61 1073,61 1013,61 946,61 879,61 805,61 731,61 657,61 583,61 509,61 438,61 368,61 304,61 240,61 183,61 134,61 92,61 56,61 28,61 7,61 0,61">
          <text:p/>
        </draw:polygon>
        <draw:polygon draw:style-name="gr7" draw:text-style-name="P2" draw:layer="layout" svg:width="0cm" svg:height="0cm" svg:x="6.484cm" svg:y="11.659cm" svg:viewBox="0 0 0 0" draw:points="0,0">
          <text:p/>
        </draw:polygon>
        <draw:path draw:style-name="gr9" draw:text-style-name="P1" draw:layer="layout" svg:width="0.3cm" svg:height="0.303cm" svg:x="5.538cm" svg:y="12.287cm" svg:viewBox="0 0 301 304" svg:d="M301 151c0 85-68 153-153 153-81 0-148-68-148-153 0-84 67-151 148-151 85 0 153 67 153 151z">
          <text:p/>
        </draw:path>
        <draw:polygon draw:style-name="gr7" draw:text-style-name="P2" draw:layer="layout" svg:width="0cm" svg:height="0cm" svg:x="6.484cm" svg:y="11.659cm" svg:viewBox="0 0 0 0" draw:points="0,0">
          <text:p/>
        </draw:polygon>
        <draw:path draw:style-name="gr1" draw:text-style-name="P1" draw:layer="layout" svg:width="0.3cm" svg:height="0.3cm" svg:x="5.538cm" svg:y="11.165cm" svg:viewBox="0 0 301 301" svg:d="M301 149c0 85-68 152-153 152-81 0-148-67-148-152 0-81 67-149 148-149 85 0 153 68 153 149z">
          <text:p/>
        </draw:path>
        <draw:polygon draw:style-name="gr7" draw:text-style-name="P2" draw:layer="layout" svg:width="0cm" svg:height="0cm" svg:x="6.484cm" svg:y="11.659cm" svg:viewBox="0 0 0 0" draw:points="0,0">
          <text:p/>
        </draw:polygon>
        <draw:path draw:style-name="gr9" draw:text-style-name="P1" draw:layer="layout" svg:width="0.293cm" svg:height="0.297cm" svg:x="7.771cm" svg:y="12.276cm" svg:viewBox="0 0 294 298" svg:d="M294 149c0 81-68 149-149 149s-145-68-145-149 64-149 145-149 149 68 149 149z">
          <text:p/>
        </draw:path>
        <draw:polygon draw:style-name="gr7" draw:text-style-name="P2" draw:layer="layout" svg:width="0cm" svg:height="0cm" svg:x="6.484cm" svg:y="11.659cm" svg:viewBox="0 0 0 0" draw:points="0,0">
          <text:p/>
        </draw:polygon>
        <draw:path draw:style-name="gr9" draw:text-style-name="P1" draw:layer="layout" svg:width="0.293cm" svg:height="0.297cm" svg:x="8.519cm" svg:y="12.276cm" svg:viewBox="0 0 294 298" svg:d="M294 149c0 81-64 149-145 149-82 0-149-68-149-149s67-149 149-149c81 0 145 68 145 149z">
          <text:p/>
        </draw:path>
        <draw:polygon draw:style-name="gr7" draw:text-style-name="P2" draw:layer="layout" svg:width="0cm" svg:height="0cm" svg:x="6.484cm" svg:y="11.659cm" svg:viewBox="0 0 0 0" draw:points="0,0">
          <text:p/>
        </draw:polygon>
        <draw:path draw:style-name="gr9" draw:text-style-name="P1" draw:layer="layout" svg:width="0.226cm" svg:height="0.226cm" svg:x="8.554cm" svg:y="12.311cm" svg:viewBox="0 0 227 227" svg:d="M227 113c0 65-49 114-113 114s-114-49-114-114c0-63 50-113 114-113s113 50 113 113z">
          <text:p/>
        </draw:path>
        <draw:polygon draw:style-name="gr7" draw:text-style-name="P2" draw:layer="layout" svg:width="0cm" svg:height="0cm" svg:x="6.484cm" svg:y="11.659cm" svg:viewBox="0 0 0 0" draw:points="0,0">
          <text:p/>
        </draw:polygon>
        <draw:path draw:style-name="gr1" draw:text-style-name="P1" draw:layer="layout" svg:width="0.226cm" svg:height="0.226cm" svg:x="7.803cm" svg:y="12.311cm" svg:viewBox="0 0 227 227" svg:d="M227 113c0 65-51 114-114 114-60 0-113-49-113-114 0-63 53-113 113-113 63 0 114 50 114 113z">
          <text:p/>
        </draw:path>
        <draw:polygon draw:style-name="gr7" draw:text-style-name="P2" draw:layer="layout" svg:width="0cm" svg:height="0cm" svg:x="6.484cm" svg:y="11.659cm" svg:viewBox="0 0 0 0" draw:points="0,0">
          <text:p/>
        </draw:polygon>
        <draw:polygon draw:style-name="gr1" draw:text-style-name="P1" draw:layer="layout" svg:width="0.526cm" svg:height="0.074cm" svg:x="8.032cm" svg:y="12.523cm" svg:viewBox="0 0 527 75" draw:points="527,0 527,75 0,75 0,0">
          <text:p/>
        </draw:polygon>
        <draw:polygon draw:style-name="gr7" draw:text-style-name="P2" draw:layer="layout" svg:width="0cm" svg:height="0cm" svg:x="6.484cm" svg:y="11.659cm" svg:viewBox="0 0 0 0" draw:points="0,0">
          <text:p/>
        </draw:polygon>
        <draw:polygon draw:style-name="gr1" draw:text-style-name="P1" draw:layer="layout" svg:width="0.526cm" svg:height="0.074cm" svg:x="8.032cm" svg:y="12.223cm" svg:viewBox="0 0 527 75" draw:points="527,0 527,75 0,75 0,0">
          <text:p/>
        </draw:polygon>
        <draw:polygon draw:style-name="gr7" draw:text-style-name="P2" draw:layer="layout" svg:width="0cm" svg:height="0cm" svg:x="6.484cm" svg:y="11.659cm" svg:viewBox="0 0 0 0" draw:points="0,0">
          <text:p/>
        </draw:polygon>
        <draw:polygon draw:style-name="gr1" draw:text-style-name="P1" draw:layer="layout" svg:width="0.526cm" svg:height="0.074cm" svg:x="8.032cm" svg:y="11.165cm" svg:viewBox="0 0 527 75" draw:points="527,0 527,75 0,75 0,0">
          <text:p/>
        </draw:polygon>
        <draw:polygon draw:style-name="gr7" draw:text-style-name="P2" draw:layer="layout" svg:width="0cm" svg:height="0cm" svg:x="6.484cm" svg:y="11.659cm" svg:viewBox="0 0 0 0" draw:points="0,0">
          <text:p/>
        </draw:polygon>
        <draw:polygon draw:style-name="gr1" draw:text-style-name="P1" draw:layer="layout" svg:width="0.526cm" svg:height="0.074cm" svg:x="8.032cm" svg:y="12.823cm" svg:viewBox="0 0 527 75" draw:points="527,0 527,75 0,75 0,0">
          <text:p/>
        </draw:polygon>
        <draw:polygon draw:style-name="gr7" draw:text-style-name="P2" draw:layer="layout" svg:width="0cm" svg:height="0cm" svg:x="6.484cm" svg:y="11.659cm" svg:viewBox="0 0 0 0" draw:points="0,0">
          <text:p/>
        </draw:polygon>
        <draw:polygon draw:style-name="gr1" draw:text-style-name="P1" draw:layer="layout" svg:width="0.526cm" svg:height="0.074cm" svg:x="8.032cm" svg:y="10.865cm" svg:viewBox="0 0 527 75" draw:points="527,75 527,0 0,0 0,75">
          <text:p/>
        </draw:polygon>
        <draw:polygon draw:style-name="gr7" draw:text-style-name="P2" draw:layer="layout" svg:width="0cm" svg:height="0cm" svg:x="6.484cm" svg:y="11.659cm" svg:viewBox="0 0 0 0" draw:points="0,0">
          <text:p/>
        </draw:polygon>
        <draw:polygon draw:style-name="gr1" draw:text-style-name="P1" draw:layer="layout" svg:width="0.526cm" svg:height="0.078cm" svg:x="8.032cm" svg:y="12.671cm" svg:viewBox="0 0 527 79" draw:points="527,0 527,79 0,79 0,0">
          <text:p/>
        </draw:polygon>
        <draw:polygon draw:style-name="gr7" draw:text-style-name="P2" draw:layer="layout" svg:width="0cm" svg:height="0cm" svg:x="6.484cm" svg:y="11.659cm" svg:viewBox="0 0 0 0" draw:points="0,0">
          <text:p/>
        </draw:polygon>
        <draw:polygon draw:style-name="gr1" draw:text-style-name="P1" draw:layer="layout" svg:width="0.451cm" svg:height="0.078cm" svg:x="8.068cm" svg:y="12.371cm" svg:viewBox="0 0 452 79" draw:points="452,0 452,79 0,79 0,0">
          <text:p/>
        </draw:polygon>
        <draw:polygon draw:style-name="gr7" draw:text-style-name="P2" draw:layer="layout" svg:width="0cm" svg:height="0cm" svg:x="6.484cm" svg:y="11.659cm" svg:viewBox="0 0 0 0" draw:points="0,0">
          <text:p/>
        </draw:polygon>
        <draw:path draw:style-name="gr1" draw:text-style-name="P1" draw:layer="layout" svg:width="0.13cm" svg:height="0.189cm" svg:x="8.65cm" svg:y="10.939cm" svg:viewBox="0 0 131 190" svg:d="M0 188c31 7 67-3 91-28 25-18 40-50 40-86 0-28-8-53-29-74h-102z">
          <text:p/>
        </draw:path>
        <draw:polygon draw:style-name="gr7" draw:text-style-name="P2" draw:layer="layout" svg:width="0cm" svg:height="0cm" svg:x="6.484cm" svg:y="11.659cm" svg:viewBox="0 0 0 0" draw:points="0,0">
          <text:p/>
        </draw:polygon>
        <draw:path draw:style-name="gr1" draw:text-style-name="P1" draw:layer="layout" svg:width="0.132cm" svg:height="0.19cm" svg:x="7.805cm" svg:y="10.939cm" svg:viewBox="0 0 133 191" svg:d="M133 188v-188h-103c-29 28-36 71-25 110 14 39 46 68 85 75 14 7 28 7 43 3z">
          <text:p/>
        </draw:path>
        <draw:polygon draw:style-name="gr7" draw:text-style-name="P2" draw:layer="layout" svg:width="0cm" svg:height="0cm" svg:x="6.484cm" svg:y="11.659cm" svg:viewBox="0 0 0 0" draw:points="0,0">
          <text:p/>
        </draw:polygon>
        <draw:polygon draw:style-name="gr1" draw:text-style-name="P1" draw:layer="layout" svg:width="1.192cm" svg:height="0.014cm" svg:x="3.083cm" svg:y="8.734cm" svg:viewBox="0 0 1193 15" draw:points="0,15 3,15 14,15 35,15 60,15 92,15 130,15 176,15 226,15 278,15 338,15 398,15 462,15 529,15 596,15 663,15 730,15 794,15 854,15 913,15 966,15 1016,15 1062,15 1101,15 1133,15 1161,15 1179,15 1190,15 1193,15 1193,0 1019,0 811,0 596,0 381,0 173,0 0,0">
          <text:p/>
        </draw:polygon>
        <draw:polygon draw:style-name="gr7" draw:text-style-name="P2" draw:layer="layout" svg:width="0cm" svg:height="0cm" svg:x="6.484cm" svg:y="11.659cm" svg:viewBox="0 0 0 0" draw:points="0,0">
          <text:p/>
        </draw:polygon>
        <draw:path draw:style-name="gr1" draw:text-style-name="P1" draw:layer="layout" svg:width="0.975cm" svg:height="0.227cm" svg:x="7.805cm" svg:y="10.902cm" svg:viewBox="0 0 976 228" svg:d="M976 112c0-28-7-54-28-75-35-39-92-49-138-21-10 4-21 11-28 21-21 21-28 47-28 75v78h-527v-78h527c0 57 39 103 92 113v-188h-36-28c-21 21-28 47-28 75v78h-527v-78c0-28-10-54-28-75-28-32-71-42-109-35-25 7-46 18-60 35-29 29-36 72-25 111 14 38 46 67 85 77 14 4 28 4 42 0 53-10 95-56 95-113h527c0 57 39 103 92 113 31 7 67-3 91-25 25-21 39-52 39-88z">
          <text:p/>
        </draw:path>
        <draw:polygon draw:style-name="gr7" draw:text-style-name="P2" draw:layer="layout" svg:width="0cm" svg:height="0cm" svg:x="6.484cm" svg:y="11.659cm" svg:viewBox="0 0 0 0" draw:points="0,0">
          <text:p/>
        </draw:polygon>
        <draw:path draw:style-name="gr1" draw:text-style-name="P1" draw:layer="layout" svg:width="0.095cm" svg:height="0.187cm" svg:x="7.937cm" svg:y="10.939cm" svg:viewBox="0 0 96 188" svg:d="M0 188c56-10 96-56 96-110 0-32-11-57-29-78h-67z">
          <text:p/>
        </draw:path>
        <draw:polygon draw:style-name="gr7" draw:text-style-name="P2" draw:layer="layout" svg:width="0cm" svg:height="0cm" svg:x="6.484cm" svg:y="11.659cm" svg:viewBox="0 0 0 0" draw:points="0,0">
          <text:p/>
        </draw:polygon>
        <draw:path draw:style-name="gr1" draw:text-style-name="P1" draw:layer="layout" svg:width="0.169cm" svg:height="0.039cm" svg:x="7.835cm" svg:y="10.9cm" svg:viewBox="0 0 170 40" svg:d="M170 40h-67-103c14-18 36-29 61-36 38-11 81 3 109 36z">
          <text:p/>
        </draw:path>
        <draw:polygon draw:style-name="gr7" draw:text-style-name="P2" draw:layer="layout" svg:width="0cm" svg:height="0cm" svg:x="6.484cm" svg:y="11.659cm" svg:viewBox="0 0 0 0" draw:points="0,0">
          <text:p/>
        </draw:polygon>
        <draw:path draw:style-name="gr1" draw:text-style-name="P1" draw:layer="layout" svg:width="0.141cm" svg:height="0.037cm" svg:x="8.611cm" svg:y="10.902cm" svg:viewBox="0 0 142 38" svg:d="M142 38h-103-39v-22c49-29 107-18 142 22z">
          <text:p/>
        </draw:path>
        <draw:polygon draw:style-name="gr7" draw:text-style-name="P2" draw:layer="layout" svg:width="0cm" svg:height="0cm" svg:x="6.484cm" svg:y="11.659cm" svg:viewBox="0 0 0 0" draw:points="0,0">
          <text:p/>
        </draw:polygon>
        <draw:path draw:style-name="gr1" draw:text-style-name="P1" draw:layer="layout" svg:width="0.028cm" svg:height="0.021cm" svg:x="8.586cm" svg:y="10.918cm" svg:viewBox="0 0 29 22" svg:d="M29 0v22h-29c7-11 18-18 29-22z">
          <text:p/>
        </draw:path>
        <draw:polygon draw:style-name="gr7" draw:text-style-name="P2" draw:layer="layout" svg:width="0cm" svg:height="0cm" svg:x="6.484cm" svg:y="11.659cm" svg:viewBox="0 0 0 0" draw:points="0,0">
          <text:p/>
        </draw:polygon>
        <draw:path draw:style-name="gr1" draw:text-style-name="P1" draw:layer="layout" svg:width="0.635cm" svg:height="0.639cm" svg:x="9.228cm" svg:y="9.389cm" svg:viewBox="0 0 636 640" svg:d="M596 166c-3-7-7-14-7-14-3-3 0 0 4 4 3 10 10 21 17 35 9 14 12 32 19 49 4 18 7 39 7 60 0-46-14-95-40-134-67-127-211-190-352-158-142 35-240 158-244 299-7 145 88 277 226 319s286-14 363-139c0 0 0-3 4-7 3-3 7-10 7-17 7-11 10-22 19-32 3-18 10-35 14-57 3-17 3-35 3-56 0 21 0 39-3 56-4 22-7 39-14 53-5 14-12 25-16 36-3 7-7 10-10 17-4 4-4 7-4 7 0 0 0-3 4-7 3-3 7-10 7-17 7-11 10-22 19-32 3-18 10-35 14-57 3-14 3-31 3-49v-7c0 21 0 39-3 56-4 22-11 39-14 57-9 10-12 21-19 32 0 7-4 14-7 17-4 4-4 7-4 7 30-49 47-106 47-162 0 18 0 35-3 49-4 22-11 39-14 57-9 10-12 21-19 32 0 7-4 14-7 17-4 4-4 7-4 7-77 125-225 181-363 139s-233-174-226-319c4-141 102-264 244-299 141-32 285 31 352 158z">
          <text:p/>
        </draw:path>
        <draw:polygon draw:style-name="gr7" draw:text-style-name="P2" draw:layer="layout" svg:width="0cm" svg:height="0cm" svg:x="6.484cm" svg:y="11.659cm" svg:viewBox="0 0 0 0" draw:points="0,0">
          <text:p/>
        </draw:polygon>
        <draw:path draw:style-name="gr1" draw:text-style-name="P1" draw:layer="layout" svg:width="0.047cm" svg:height="0.167cm" svg:x="9.816cm" svg:y="9.541cm" svg:viewBox="0 0 48 168" svg:d="M48 168c0-18 0-39-3-56-4-22-11-39-15-54-8-15-11-25-18-36-4-10-11-17-11-21-3-3 0 0 4 4 0 3 3 10 7 14 7 10 10 24 14 35 12 26 22 58 22 100-3-50-14-100-40-139-3-7-7-14-7-14-3-3 0 0 4 4 3 10 10 21 17 35 4 14 12 33 19 50 4 18 7 39 7 64 0 3 0 10 0 14z">
          <text:p/>
        </draw:path>
        <draw:polygon draw:style-name="gr7" draw:text-style-name="P2" draw:layer="layout" svg:width="0cm" svg:height="0cm" svg:x="6.484cm" svg:y="11.659cm" svg:viewBox="0 0 0 0" draw:points="0,0">
          <text:p/>
        </draw:polygon>
        <draw:polygon draw:style-name="gr1" draw:text-style-name="P1" draw:layer="layout" svg:width="0cm" svg:height="0.002cm" svg:x="3.848cm" svg:y="10.929cm" svg:viewBox="0 0 0 3" draw:points="0,3 0,0">
          <text:p/>
        </draw:polygon>
        <draw:polygon draw:style-name="gr7" draw:text-style-name="P2" draw:layer="layout" svg:width="0cm" svg:height="0cm" svg:x="6.484cm" svg:y="11.659cm" svg:viewBox="0 0 0 0" draw:points="0,0">
          <text:p/>
        </draw:polygon>
        <draw:path draw:style-name="gr1" draw:text-style-name="P1" draw:layer="layout" svg:width="0cm" svg:height="0.006cm" svg:x="3.848cm" svg:y="12.389cm" svg:viewBox="0 0 0 7" svg:d="M0 7v-7c0 4 0 4 0 7z">
          <text:p/>
        </draw:path>
        <draw:polygon draw:style-name="gr7" draw:text-style-name="P2" draw:layer="layout" svg:width="0cm" svg:height="0cm" svg:x="6.484cm" svg:y="11.659cm" svg:viewBox="0 0 0 0" draw:points="0,0">
          <text:p/>
        </draw:polygon>
        <draw:path draw:style-name="gr1" draw:text-style-name="P1" draw:layer="layout" svg:width="0.204cm" svg:height="0.152cm" svg:x="4.346cm" svg:y="8.734cm" svg:viewBox="0 0 205 153" svg:d="M205 153c0-32-10-57-24-79-18-21-36-35-57-45-39-22-85-29-124-29 43 0 89 7 128 32 21 11 35 21 49 39 18 21 28 50 28 82z">
          <text:p/>
        </draw:path>
        <draw:polygon draw:style-name="gr7" draw:text-style-name="P2" draw:layer="layout" svg:width="0cm" svg:height="0cm" svg:x="6.484cm" svg:y="11.659cm" svg:viewBox="0 0 0 0" draw:points="0,0">
          <text:p/>
        </draw:polygon>
        <draw:polygon draw:style-name="gr1" draw:text-style-name="P1" draw:layer="layout" svg:width="0.306cm" svg:height="0cm" svg:x="4.346cm" svg:y="8.734cm" svg:viewBox="0 0 307 0" draw:points="307,0 282,0 211,0 95,0 0,0 39,0 77,0 113,0 144,0 176,0 201,0 226,0 250,0 268,0 282,0 293,0 300,0">
          <text:p/>
        </draw:polygon>
        <draw:polygon draw:style-name="gr7" draw:text-style-name="P2" draw:layer="layout" svg:width="0cm" svg:height="0cm" svg:x="6.484cm" svg:y="11.659cm" svg:viewBox="0 0 0 0" draw:points="0,0">
          <text:p/>
        </draw:polygon>
        <draw:polyline draw:style-name="gr8" draw:text-style-name="P2" draw:layer="layout" svg:width="0.595cm" svg:height="0cm" svg:x="3.679cm" svg:y="8.748cm" svg:viewBox="0 0 596 0" draw:points="0,0 67,0 134,0 198,0 258,0 317,0 370,0 420,0 466,0 504,0 536,0 561,0 582,0 593,0 596,0">
          <text:p/>
        </draw:polyline>
        <draw:polyline draw:style-name="gr8" draw:text-style-name="P2" draw:layer="layout" svg:width="0.595cm" svg:height="0cm" svg:x="3.083cm" svg:y="8.748cm" svg:viewBox="0 0 596 0" draw:points="0,0 3,0 14,0 35,0 60,0 92,0 130,0 176,0 226,0 278,0 338,0 398,0 462,0 529,0 596,0">
          <text:p/>
        </draw:polyline>
        <draw:polyline draw:style-name="gr8" draw:text-style-name="P2" draw:layer="layout" svg:width="0.595cm" svg:height="0cm" svg:x="3.679cm" svg:y="8.734cm" svg:viewBox="0 0 596 0" draw:points="0,0 67,0 134,0 198,0 258,0 317,0 370,0 420,0 466,0 504,0 536,0 561,0 582,0 593,0 596,0">
          <text:p/>
        </draw:polyline>
        <draw:polyline draw:style-name="gr8" draw:text-style-name="P2" draw:layer="layout" svg:width="0.595cm" svg:height="0cm" svg:x="3.083cm" svg:y="8.734cm" svg:viewBox="0 0 596 0" draw:points="0,0 3,0 14,0 35,0 60,0 92,0 130,0 176,0 226,0 278,0 338,0 398,0 462,0 529,0 596,0">
          <text:p/>
        </draw:polyline>
        <draw:polyline draw:style-name="gr8" draw:text-style-name="P2" draw:layer="layout" svg:width="0.666cm" svg:height="0cm" svg:x="3.679cm" svg:y="8.808cm" svg:viewBox="0 0 667 0" draw:points="0,0 74,0 148,0 222,0 289,0 353,0 416,0 473,0 522,0 564,0 603,0 628,0 649,0 663,0 667,0">
          <text:p/>
        </draw:polyline>
        <draw:polyline draw:style-name="gr8" draw:text-style-name="P2" draw:layer="layout" svg:width="0.666cm" svg:height="0cm" svg:x="3.012cm" svg:y="8.808cm" svg:viewBox="0 0 667 0" draw:points="0,0 4,0 18,0 39,0 67,0 103,0 145,0 194,0 251,0 314,0 378,0 448,0 519,0 593,0 667,0">
          <text:p/>
        </draw:polyline>
        <draw:line draw:style-name="gr8" draw:text-style-name="P2" draw:layer="layout" svg:x1="3.848cm" svg:y1="12.396cm" svg:x2="3.848cm" svg:y2="12.389cm">
          <text:p/>
        </draw:line>
        <draw:path draw:style-name="gr8" draw:text-style-name="P2" draw:layer="layout" svg:width="0.181cm" svg:height="0.354cm" svg:x="3.498cm" svg:y="12.219cm" svg:viewBox="0 0 182 355" svg:d="M182 355c-25 0-46-4-67-11-21-11-39-21-56-36-15-11-25-25-37-46-10-18-17-39-21-71-3-21 0-49 7-63 4-14 7-28 14-39 12-18 22-32 37-42 14-15 31-25 52-36 22-7 46-14 71-10">
          <text:p/>
        </draw:path>
        <draw:path draw:style-name="gr8" draw:text-style-name="P2" draw:layer="layout" svg:width="0.181cm" svg:height="0.353cm" svg:x="3.498cm" svg:y="10.756cm" svg:viewBox="0 0 182 354" svg:d="M182 353c-25 4-46-3-67-10s-39-21-56-35c-15-11-25-25-37-43-10-17-17-39-21-70-3-25 0-50 7-67 4-14 7-25 14-36 12-17 22-31 37-45 14-15 31-25 52-32 22-12 46-15 71-15">
          <text:p/>
        </draw:path>
        <draw:line draw:style-name="gr8" draw:text-style-name="P2" draw:layer="layout" svg:x1="3.848cm" svg:y1="10.932cm" svg:x2="3.848cm" svg:y2="10.929cm">
          <text:p/>
        </draw:line>
        <draw:path draw:style-name="gr8" draw:text-style-name="P2" draw:layer="layout" svg:width="0.352cm" svg:height="0.353cm" svg:x="3.496cm" svg:y="12.22cm" svg:viewBox="0 0 353 354" svg:d="M353 176c0 95-77 178-177 178-99 0-176-83-176-178 0-99 77-176 176-176 100 0 177 77 177 176z">
          <text:p/>
        </draw:path>
        <draw:path draw:style-name="gr8" draw:text-style-name="P2" draw:layer="layout" svg:width="0.352cm" svg:height="0.352cm" svg:x="3.496cm" svg:y="10.756cm" svg:viewBox="0 0 353 353" svg:d="M353 176c0 99-77 177-177 177-99 0-176-78-176-177 0-95 77-176 176-176 100 0 177 81 177 176z">
          <text:p/>
        </draw:path>
        <draw:path draw:style-name="gr8" draw:text-style-name="P2" draw:layer="layout" svg:width="0.204cm" svg:height="0.152cm" svg:x="4.346cm" svg:y="8.734cm" svg:viewBox="0 0 205 153" svg:d="M0 0c43 0 89 7 128 32 21 11 35 21 49 39 18 21 28 50 28 82">
          <text:p/>
        </draw:path>
        <draw:polyline draw:style-name="gr8" draw:text-style-name="P2" draw:layer="layout" svg:width="0.306cm" svg:height="0cm" svg:x="4.346cm" svg:y="8.734cm" svg:viewBox="0 0 307 0" draw:points="0,0 39,0 77,0 113,0 144,0 176,0 201,0 226,0 250,0 268,0 282,0 293,0 300,0 307,0">
          <text:p/>
        </draw:polyline>
        <draw:polyline draw:style-name="gr8" draw:text-style-name="P2" draw:layer="layout" svg:width="1.947cm" svg:height="0cm" svg:x="2.705cm" svg:y="8.734cm" svg:viewBox="0 0 1948 0" draw:points="1948,0 1923,0 1852,0 1736,0 1581,0 1397,0 1189,0 974,0 759,0 551,0 367,0 212,0 96,0 25,0 0,0">
          <text:p/>
        </draw:polyline>
        <draw:polyline draw:style-name="gr8" draw:text-style-name="P2" draw:layer="layout" svg:width="0.306cm" svg:height="0cm" svg:x="2.705cm" svg:y="8.734cm" svg:viewBox="0 0 307 0" draw:points="0,0 7,0 14,0 25,0 39,0 57,0 81,0 106,0 131,0 163,0 194,0 230,0 268,0 307,0">
          <text:p/>
        </draw:polyline>
        <draw:path draw:style-name="gr8" draw:text-style-name="P2" draw:layer="layout" svg:width="0.208cm" svg:height="0.152cm" svg:x="2.808cm" svg:y="8.734cm" svg:viewBox="0 0 209 153" svg:d="M209 0c-44 0-89 7-132 32-17 11-35 21-49 39-14 21-28 50-28 82">
          <text:p/>
        </draw:path>
        <draw:path draw:style-name="gr8" draw:text-style-name="P2" draw:layer="layout" svg:width="0.204cm" svg:height="0.152cm" svg:x="4.346cm" svg:y="8.734cm" svg:viewBox="0 0 205 153" svg:d="M205 153c0-32-10-57-24-79-18-21-36-35-57-45-39-22-85-29-124-29">
          <text:p/>
        </draw:path>
        <draw:path draw:style-name="gr8" draw:text-style-name="P2" draw:layer="layout" svg:width="0.07cm" svg:height="0cm" svg:x="4.275cm" svg:y="8.734cm" svg:viewBox="0 0 71 0" svg:d="M71 0c-25 0-46 0-71 0">
          <text:p/>
        </draw:path>
        <draw:path draw:style-name="gr8" draw:text-style-name="P2" draw:layer="layout" svg:width="0.07cm" svg:height="0cm" svg:x="3.012cm" svg:y="8.734cm" svg:viewBox="0 0 71 0" svg:d="M71 0c-25 0-46 0-71 0">
          <text:p/>
        </draw:path>
        <draw:path draw:style-name="gr8" draw:text-style-name="P2" draw:layer="layout" svg:width="0.208cm" svg:height="0.152cm" svg:x="2.808cm" svg:y="8.734cm" svg:viewBox="0 0 209 153" svg:d="M0 153c0-32 10-57 28-79 14-21 35-35 53-45 42-22 84-29 128-29">
          <text:p/>
        </draw:path>
        <draw:polyline draw:style-name="gr8" draw:text-style-name="P2" draw:layer="layout" svg:width="2.14cm" svg:height="0cm" svg:x="2.554cm" svg:y="14.58cm" svg:viewBox="0 0 2141 0" draw:points="2141,0 2028,0 1883,0 1711,0 1517,0 1305,0 1090,0 878,0 670,0 483,0 317,0 183,0 81,0 21,0 0,0">
          <text:p/>
        </draw:polyline>
        <draw:line draw:style-name="gr8" draw:text-style-name="P2" draw:layer="layout" svg:x1="4.695cm" svg:y1="14.58cm" svg:x2="4.695cm" svg:y2="10.939cm">
          <text:p/>
        </draw:line>
        <draw:path draw:style-name="gr8" draw:text-style-name="P2" draw:layer="layout" svg:width="0.258cm" svg:height="0.261cm" svg:x="3.679cm" svg:y="10.671cm" svg:viewBox="0 0 259 262" svg:d="M0 0c35 0 68 7 96 21 32 11 57 28 78 50 21 17 39 42 53 67 17 36 32 78 32 124">
          <text:p/>
        </draw:path>
        <draw:path draw:style-name="gr8" draw:text-style-name="P2" draw:layer="layout" svg:width="0.258cm" svg:height="0.265cm" svg:x="3.679cm" svg:y="10.932cm" svg:viewBox="0 0 259 266" svg:d="M0 266c35 0 68-11 96-21 32-15 57-32 78-53 21-18 39-39 53-67 17-32 32-78 32-125">
          <text:p/>
        </draw:path>
        <draw:path draw:style-name="gr8" draw:text-style-name="P2" draw:layer="layout" svg:width="0.268cm" svg:height="0.526cm" svg:x="3.411cm" svg:y="10.671cm" svg:viewBox="0 0 269 527" svg:d="M269 0c-28 0-56 4-82 11-28 7-53 21-74 35-25 18-46 39-67 68-14 21-32 49-39 88-4 18-7 39-7 60s0 42 7 60c3 25 11 42 21 60 14 28 28 49 46 67 25 21 49 42 81 53 32 18 75 25 114 25">
          <text:p/>
        </draw:path>
        <draw:path draw:style-name="gr8" draw:text-style-name="P2" draw:layer="layout" svg:width="0.258cm" svg:height="0.264cm" svg:x="3.679cm" svg:y="12.132cm" svg:viewBox="0 0 259 265" svg:d="M0 0c35 3 68 10 96 21 32 14 57 31 78 53 21 17 39 42 53 67 17 36 32 78 32 124">
          <text:p/>
        </draw:path>
        <draw:path draw:style-name="gr8" draw:text-style-name="P2" draw:layer="layout" svg:width="0.258cm" svg:height="0.261cm" svg:x="3.679cm" svg:y="12.396cm" svg:viewBox="0 0 259 262" svg:d="M0 262c35 0 68-7 96-17 32-15 57-32 78-53 21-18 39-43 53-67 17-36 32-78 32-125">
          <text:p/>
        </draw:path>
        <draw:path draw:style-name="gr8" draw:text-style-name="P2" draw:layer="layout" svg:width="0.268cm" svg:height="0.526cm" svg:x="3.411cm" svg:y="12.132cm" svg:viewBox="0 0 269 527" svg:d="M269 0c-28 0-56 3-82 10-28 11-53 21-74 39-25 14-46 35-67 63-14 22-32 50-39 89-4 17-7 39-7 61 0 21 0 42 7 60 3 24 11 42 21 60 14 28 28 49 46 70 25 21 49 39 81 53s75 25 114 21">
          <text:p/>
        </draw:path>
        <draw:line draw:style-name="gr8" draw:text-style-name="P2" draw:layer="layout" svg:x1="8.918cm" svg:y1="14.58cm" svg:x2="8.911cm" svg:y2="14.58cm">
          <text:p/>
        </draw:line>
        <draw:line draw:style-name="gr8" draw:text-style-name="P2" draw:layer="layout" svg:x1="8.911cm" svg:y1="14.58cm" svg:x2="8.611cm" svg:y2="14.58cm">
          <text:p/>
        </draw:line>
        <draw:line draw:style-name="gr8" draw:text-style-name="P2" draw:layer="layout" svg:x1="7.916cm" svg:y1="14.58cm" svg:x2="8.611cm" svg:y2="14.58cm">
          <text:p/>
        </draw:line>
        <draw:line draw:style-name="gr8" draw:text-style-name="P2" draw:layer="layout" svg:x1="7.916cm" svg:y1="14.58cm" svg:x2="7.623cm" svg:y2="14.58cm">
          <text:p/>
        </draw:line>
        <draw:line draw:style-name="gr8" draw:text-style-name="P2" draw:layer="layout" svg:x1="7.623cm" svg:y1="14.58cm" svg:x2="7.62cm" svg:y2="14.58cm">
          <text:p/>
        </draw:line>
        <draw:polyline draw:style-name="gr8" draw:text-style-name="P2" draw:layer="layout" svg:width="1.615cm" svg:height="0cm" svg:x="6.004cm" svg:y="14.58cm" svg:viewBox="0 0 1616 0" draw:points="0,0 109,0 226,0 349,0 476,0 607,0 741,0 871,0 998,0 1122,0 1238,0 1347,0 1450,0 1538,0 1616,0">
          <text:p/>
        </draw:polyline>
        <draw:path draw:style-name="gr8" draw:text-style-name="P2" draw:layer="layout" svg:width="0.232cm" svg:height="0cm" svg:x="5.771cm" svg:y="14.58cm" svg:viewBox="0 0 233 0" svg:d="M0 0c67 0 145 0 233 0">
          <text:p/>
        </draw:path>
        <draw:polyline draw:style-name="gr8" draw:text-style-name="P2" draw:layer="layout" svg:width="0.408cm" svg:height="0cm" svg:x="5.362cm" svg:y="14.58cm" svg:viewBox="0 0 409 0" draw:points="409,0 395,0 374,0 353,0 328,0 303,0 275,0 247,0 215,0 183,0 148,0 113,0 77,0 39,0 0,0">
          <text:p/>
        </draw:polyline>
        <draw:path draw:style-name="gr8" draw:text-style-name="P2" draw:layer="layout" svg:width="0.666cm" svg:height="0cm" svg:x="4.695cm" svg:y="14.58cm" svg:viewBox="0 0 667 0" svg:d="M667 0c-14 0-32 0-50 0-35 0-70 0-102 0-35 0-71 0-106 0-17 0-35 0-53 0-14 0-31 0-49 0s-35 0-49 0c-18 0-32 0-50 0-14 0-32 0-46 0s-31 0-46 0c-14 0-28 0-42 0s-25 0-39 0c-10 0-24 0-35 0">
          <text:p/>
        </draw:path>
        <draw:path draw:style-name="gr8" draw:text-style-name="P2" draw:layer="layout" svg:width="0.603cm" svg:height="0cm" svg:x="6.074cm" svg:y="14.58cm" svg:viewBox="0 0 604 0" svg:d="M0 0c4 0 11 0 18 0s14 0 21 0c11 0 18 0 28 0 11 0 22 0 32 0 11 0 25 0 35 0 15 0 29 0 43 0s28 0 42 0c18 0 32 0 49 0 18 0 36 0 50 0 21 0 39 0 56 0 18 0 36 0 57 0 17 0 35 0 56 0 39 0 78 0 117 0">
          <text:p/>
        </draw:path>
        <draw:line draw:style-name="gr8" draw:text-style-name="P2" draw:layer="layout" svg:x1="7.623cm" svg:y1="14.58cm" svg:x2="7.623cm" svg:y2="12.95cm">
          <text:p/>
        </draw:line>
        <draw:line draw:style-name="gr8" draw:text-style-name="P2" draw:layer="layout" svg:x1="8.911cm" svg:y1="12.95cm" svg:x2="7.623cm" svg:y2="12.95cm">
          <text:p/>
        </draw:line>
        <draw:line draw:style-name="gr8" draw:text-style-name="P2" draw:layer="layout" svg:x1="8.911cm" svg:y1="12.95cm" svg:x2="8.911cm" svg:y2="10.791cm">
          <text:p/>
        </draw:line>
        <draw:line draw:style-name="gr8" draw:text-style-name="P2" draw:layer="layout" svg:x1="7.789cm" svg:y1="10.791cm" svg:x2="8.911cm" svg:y2="10.791cm">
          <text:p/>
        </draw:line>
        <draw:line draw:style-name="gr8" draw:text-style-name="P2" draw:layer="layout" svg:x1="7.79cm" svg:y1="10.791cm" svg:x2="7.62cm" svg:y2="10.94cm">
          <text:p/>
        </draw:line>
        <draw:line draw:style-name="gr8" draw:text-style-name="P2" draw:layer="layout" svg:x1="7.62cm" svg:y1="10.939cm" svg:x2="7.56cm" svg:y2="10.939cm">
          <text:p/>
        </draw:line>
        <draw:path draw:style-name="gr8" draw:text-style-name="P2" draw:layer="layout" svg:width="0.068cm" svg:height="0.286cm" svg:x="7.552cm" svg:y="10.939cm" svg:viewBox="0 0 69 287" svg:d="M8 0c-22 100 0 202 61 287">
          <text:p/>
        </draw:path>
        <draw:line draw:style-name="gr8" draw:text-style-name="P2" draw:layer="layout" svg:x1="7.62cm" svg:y1="12.195cm" svg:x2="7.62cm" svg:y2="11.225cm">
          <text:p/>
        </draw:line>
        <draw:path draw:style-name="gr8" draw:text-style-name="P2" draw:layer="layout" svg:width="0.007cm" svg:height="0.007cm" svg:x="7.616cm" svg:y="12.195cm" svg:viewBox="0 0 8 8" svg:d="M8 0c-3 0-8 8-8 8">
          <text:p/>
        </draw:path>
        <draw:path draw:style-name="gr8" draw:text-style-name="P2" draw:layer="layout" svg:width="0.007cm" svg:height="0.007cm" svg:x="7.616cm" svg:y="12.647cm" svg:viewBox="0 0 8 8" svg:d="M0 0c0 3 5 3 8 8">
          <text:p/>
        </draw:path>
        <draw:line draw:style-name="gr8" draw:text-style-name="P2" draw:layer="layout" svg:x1="7.62cm" svg:y1="14.58cm" svg:x2="7.62cm" svg:y2="12.654cm">
          <text:p/>
        </draw:line>
        <draw:line draw:style-name="gr8" draw:text-style-name="P2" draw:layer="layout" svg:x1="8.65cm" svg:y1="11.278cm" svg:x2="7.937cm" svg:y2="11.278cm">
          <text:p/>
        </draw:line>
        <draw:line draw:style-name="gr8" draw:text-style-name="P2" draw:layer="layout" svg:x1="8.65cm" svg:y1="11.648cm" svg:x2="8.65cm" svg:y2="11.278cm">
          <text:p/>
        </draw:line>
        <draw:line draw:style-name="gr8" draw:text-style-name="P2" draw:layer="layout" svg:x1="7.937cm" svg:y1="11.648cm" svg:x2="8.65cm" svg:y2="11.648cm">
          <text:p/>
        </draw:line>
        <draw:line draw:style-name="gr8" draw:text-style-name="P2" draw:layer="layout" svg:x1="7.937cm" svg:y1="11.278cm" svg:x2="7.937cm" svg:y2="11.648cm">
          <text:p/>
        </draw:line>
        <draw:line draw:style-name="gr8" draw:text-style-name="P2" draw:layer="layout" svg:x1="7.916cm" svg:y1="12.149cm" svg:x2="8.667cm" svg:y2="12.149cm">
          <text:p/>
        </draw:line>
        <draw:line draw:style-name="gr8" draw:text-style-name="P2" draw:layer="layout" svg:x1="7.916cm" svg:y1="11.997cm" svg:x2="7.916cm" svg:y2="12.149cm">
          <text:p/>
        </draw:line>
        <draw:line draw:style-name="gr8" draw:text-style-name="P2" draw:layer="layout" svg:x1="8.667cm" svg:y1="11.997cm" svg:x2="7.916cm" svg:y2="11.997cm">
          <text:p/>
        </draw:line>
        <draw:line draw:style-name="gr8" draw:text-style-name="P2" draw:layer="layout" svg:x1="8.667cm" svg:y1="12.149cm" svg:x2="8.667cm" svg:y2="11.997cm">
          <text:p/>
        </draw:line>
        <draw:line draw:style-name="gr8" draw:text-style-name="P2" draw:layer="layout" svg:x1="8.554cm" svg:y1="12.597cm" svg:x2="8.032cm" svg:y2="12.597cm">
          <text:p/>
        </draw:line>
        <draw:line draw:style-name="gr8" draw:text-style-name="P2" draw:layer="layout" svg:x1="8.554cm" svg:y1="12.749cm" svg:x2="8.032cm" svg:y2="12.749cm">
          <text:p/>
        </draw:line>
        <draw:line draw:style-name="gr8" draw:text-style-name="P2" draw:layer="layout" svg:x1="8.554cm" svg:y1="12.297cm" svg:x2="8.032cm" svg:y2="12.297cm">
          <text:p/>
        </draw:line>
        <draw:line draw:style-name="gr8" draw:text-style-name="P2" draw:layer="layout" svg:x1="8.554cm" svg:y1="11.091cm" svg:x2="8.032cm" svg:y2="11.091cm">
          <text:p/>
        </draw:line>
        <draw:line draw:style-name="gr8" draw:text-style-name="P2" draw:layer="layout" svg:x1="8.554cm" svg:y1="11.239cm" svg:x2="8.032cm" svg:y2="11.239cm">
          <text:p/>
        </draw:line>
        <draw:line draw:style-name="gr8" draw:text-style-name="P2" draw:layer="layout" svg:x1="8.554cm" svg:y1="12.897cm" svg:x2="8.032cm" svg:y2="12.897cm">
          <text:p/>
        </draw:line>
        <draw:line draw:style-name="gr8" draw:text-style-name="P2" draw:layer="layout" svg:x1="8.554cm" svg:y1="10.865cm" svg:x2="8.032cm" svg:y2="10.865cm">
          <text:p/>
        </draw:line>
        <draw:line draw:style-name="gr8" draw:text-style-name="P2" draw:layer="layout" svg:x1="8.519cm" svg:y1="12.449cm" svg:x2="8.068cm" svg:y2="12.449cm">
          <text:p/>
        </draw:line>
        <draw:path draw:style-name="gr8" draw:text-style-name="P2" draw:layer="layout" svg:width="0.096cm" svg:height="0.113cm" svg:x="8.554cm" svg:y="11.013cm" svg:viewBox="0 0 97 114" svg:d="M0 0c0 58 43 104 97 114">
          <text:p/>
        </draw:path>
        <draw:path draw:style-name="gr8" draw:text-style-name="P2" draw:layer="layout" svg:width="0.032cm" svg:height="0.078cm" svg:x="8.554cm" svg:y="10.939cm" svg:viewBox="0 0 33 79" svg:d="M33 0c-22 21-33 47-33 79">
          <text:p/>
        </draw:path>
        <draw:path draw:style-name="gr8" draw:text-style-name="P2" draw:layer="layout" svg:width="0.166cm" svg:height="0.039cm" svg:x="8.586cm" svg:y="10.9cm" svg:viewBox="0 0 167 40" svg:d="M167 40c-21-26-53-40-85-40s-61 14-82 40">
          <text:p/>
        </draw:path>
        <draw:path draw:style-name="gr8" draw:text-style-name="P2" draw:layer="layout" svg:width="0.028cm" svg:height="0.078cm" svg:x="8.752cm" svg:y="10.939cm" svg:viewBox="0 0 29 79" svg:d="M29 79c0-32-11-58-29-79">
          <text:p/>
        </draw:path>
        <draw:path draw:style-name="gr8" draw:text-style-name="P2" draw:layer="layout" svg:width="0.13cm" svg:height="0.115cm" svg:x="8.65cm" svg:y="11.013cm" svg:viewBox="0 0 131 116" svg:d="M0 114c31 7 67-3 91-25 25-22 40-53 40-89">
          <text:p/>
        </draw:path>
        <draw:path draw:style-name="gr8" draw:text-style-name="P2" draw:layer="layout" svg:width="0.137cm" svg:height="0.116cm" svg:x="7.895cm" svg:y="11.013cm" svg:viewBox="0 0 138 117" svg:d="M0 114c31 7 70 0 95-25 29-22 43-53 43-89">
          <text:p/>
        </draw:path>
        <draw:path draw:style-name="gr8" draw:text-style-name="P2" draw:layer="layout" svg:width="0.09cm" svg:height="0.187cm" svg:x="7.805cm" svg:y="10.939cm" svg:viewBox="0 0 91 188" svg:d="M30 0c-29 32-36 74-25 110 14 39 46 68 86 78">
          <text:p/>
        </draw:path>
        <draw:path draw:style-name="gr8" draw:text-style-name="P2" draw:layer="layout" svg:width="0.06cm" svg:height="0.035cm" svg:x="7.835cm" svg:y="10.904cm" svg:viewBox="0 0 61 36" svg:d="M61 0c-26 7-47 18-61 36">
          <text:p/>
        </draw:path>
        <draw:path draw:style-name="gr8" draw:text-style-name="P2" draw:layer="layout" svg:width="0.109cm" svg:height="0.039cm" svg:x="7.895cm" svg:y="10.9cm" svg:viewBox="0 0 110 40" svg:d="M110 40c-28-33-71-47-110-36">
          <text:p/>
        </draw:path>
        <draw:path draw:style-name="gr8" draw:text-style-name="P2" draw:layer="layout" svg:width="0.028cm" svg:height="0.078cm" svg:x="8.004cm" svg:y="10.939cm" svg:viewBox="0 0 29 79" svg:d="M29 79c0-32-10-58-29-79">
          <text:p/>
        </draw:path>
        <draw:line draw:style-name="gr8" draw:text-style-name="P2" draw:layer="layout" svg:x1="8.911cm" svg:y1="14.58cm" svg:x2="8.911cm" svg:y2="12.95cm">
          <text:p/>
        </draw:line>
        <draw:line draw:style-name="gr8" draw:text-style-name="P2" draw:layer="layout" svg:x1="7.916cm" svg:y1="13.98cm" svg:x2="7.916cm" svg:y2="14.58cm">
          <text:p/>
        </draw:line>
        <draw:line draw:style-name="gr8" draw:text-style-name="P2" draw:layer="layout" svg:x1="8.611cm" svg:y1="13.98cm" svg:x2="7.916cm" svg:y2="13.98cm">
          <text:p/>
        </draw:line>
        <draw:line draw:style-name="gr8" draw:text-style-name="P2" draw:layer="layout" svg:x1="8.611cm" svg:y1="14.58cm" svg:x2="8.611cm" svg:y2="13.98cm">
          <text:p/>
        </draw:line>
        <draw:line draw:style-name="gr8" draw:text-style-name="P2" draw:layer="layout" svg:x1="7.916cm" svg:y1="14.58cm" svg:x2="7.916cm" svg:y2="13.98cm">
          <text:p/>
        </draw:line>
        <draw:path draw:style-name="gr8" draw:text-style-name="P2" draw:layer="layout" svg:width="0.035cm" svg:height="0.035cm" svg:x="8.438cm" svg:y="10.156cm" svg:viewBox="0 0 36 36" svg:d="M0 36c11-14 26-25 36-36">
          <text:p/>
        </draw:path>
        <draw:path draw:style-name="gr8" draw:text-style-name="P2" draw:layer="layout" svg:width="0.296cm" svg:height="0.494cm" svg:x="8.142cm" svg:y="10.191cm" svg:viewBox="0 0 297 495" svg:d="M0 495c56-188 158-357 297-495">
          <text:p/>
        </draw:path>
        <draw:line draw:style-name="gr8" draw:text-style-name="P2" draw:layer="layout" svg:x1="8.142cm" svg:y1="10.791cm" svg:x2="8.142cm" svg:y2="10.685cm">
          <text:p/>
        </draw:line>
        <draw:line draw:style-name="gr8" draw:text-style-name="P2" draw:layer="layout" svg:x1="8.611cm" svg:y1="14.58cm" svg:x2="8.611cm" svg:y2="13.98cm">
          <text:p/>
        </draw:line>
        <draw:path draw:style-name="gr8" draw:text-style-name="P2" draw:layer="layout" svg:width="0.141cm" svg:height="0.109cm" svg:x="8.473cm" svg:y="10.047cm" svg:viewBox="0 0 142 110" svg:d="M0 110c43-39 93-79 142-110">
          <text:p/>
        </draw:path>
        <draw:line draw:style-name="gr8" draw:text-style-name="P2" draw:layer="layout" svg:x1="8.611cm" svg:y1="10.047cm" svg:x2="8.611cm" svg:y2="10.791cm">
          <text:p/>
        </draw:line>
        <draw:line draw:style-name="gr8" draw:text-style-name="P2" draw:layer="layout" svg:x1="8.611cm" svg:y1="10.918cm" svg:x2="8.611cm" svg:y2="10.939cm">
          <text:p/>
        </draw:line>
        <draw:path draw:style-name="gr8" draw:text-style-name="P2" draw:layer="layout" svg:width="0.79cm" svg:height="0.79cm" svg:x="9.151cm" svg:y="9.313cm" svg:viewBox="0 0 791 791" svg:d="M791 395c0 220-181 396-396 396-219 0-395-176-395-396 0-219 176-395 395-395 215 0 396 176 396 395z">
          <text:p/>
        </draw:path>
        <draw:line draw:style-name="gr8" draw:text-style-name="P2" draw:layer="layout" svg:x1="8.918cm" svg:y1="14.581cm" svg:x2="10.058cm" svg:y2="13.585cm">
          <text:p/>
        </draw:line>
        <draw:line draw:style-name="gr8" draw:text-style-name="P2" draw:layer="layout" svg:x1="8.932cm" svg:y1="12.227cm" svg:x2="10.057cm" svg:y2="12.227cm">
          <text:p/>
        </draw:line>
        <draw:line draw:style-name="gr8" draw:text-style-name="P2" draw:layer="layout" svg:x1="8.932cm" svg:y1="10.703cm" svg:x2="8.932cm" svg:y2="12.227cm">
          <text:p/>
        </draw:line>
        <draw:path draw:style-name="gr8" draw:text-style-name="P2" draw:layer="layout" svg:width="0.017cm" svg:height="0.117cm" svg:x="8.932cm" svg:y="10.586cm" svg:viewBox="0 0 18 118" svg:d="M18 0c-10 40-18 79-18 118">
          <text:p/>
        </draw:path>
        <draw:path draw:style-name="gr8" draw:text-style-name="P2" draw:layer="layout" svg:width="0.378cm" svg:height="0.314cm" svg:x="8.949cm" svg:y="10.272cm" svg:viewBox="0 0 379 315" svg:d="M379 0c-181 15-333 142-379 315">
          <text:p/>
        </draw:path>
        <draw:line draw:style-name="gr8" draw:text-style-name="P2" draw:layer="layout" svg:x1="10.057cm" svg:y1="10.272cm" svg:x2="9.327cm" svg:y2="10.272cm">
          <text:p/>
        </draw:line>
        <draw:line draw:style-name="gr8" draw:text-style-name="P2" draw:layer="layout" svg:x1="10.057cm" svg:y1="8.96cm" svg:x2="9.821cm" svg:y2="8.96cm">
          <text:p/>
        </draw:line>
        <draw:line draw:style-name="gr8" draw:text-style-name="P2" draw:layer="layout" svg:x1="9.822cm" svg:y1="8.96cm" svg:x2="9.302cm" svg:y2="9.286cm">
          <text:p/>
        </draw:line>
        <draw:path draw:style-name="gr8" draw:text-style-name="P2" draw:layer="layout" svg:width="0.247cm" svg:height="0.434cm" svg:x="9.059cm" svg:y="9.285cm" svg:viewBox="0 0 248 435" svg:d="M248 0c-160 89-255 255-248 435">
          <text:p/>
        </draw:path>
        <draw:line draw:style-name="gr8" draw:text-style-name="P2" draw:layer="layout" svg:x1="9.048cm" svg:y1="9.896cm" svg:x2="9.06cm" svg:y2="9.719cm">
          <text:p/>
        </draw:line>
        <draw:line draw:style-name="gr8" draw:text-style-name="P2" draw:layer="layout" svg:x1="9.053cm" svg:y1="9.891cm" svg:x2="8.777cm" svg:y2="9.956cm">
          <text:p/>
        </draw:line>
        <draw:path draw:style-name="gr8" draw:text-style-name="P2" draw:layer="layout" svg:width="0.166cm" svg:height="0.092cm" svg:x="8.611cm" svg:y="9.955cm" svg:viewBox="0 0 167 93" svg:d="M0 93c54-36 110-67 167-93">
          <text:p/>
        </draw:path>
        <draw:line draw:style-name="gr8" draw:text-style-name="P2" draw:layer="layout" svg:x1="10.057cm" svg:y1="13.585cm" svg:x2="9.98cm" svg:y2="13.585cm">
          <text:p/>
        </draw:line>
        <draw:path draw:style-name="gr8" draw:text-style-name="P2" draw:layer="layout" svg:width="0.779cm" svg:height="0.335cm" svg:x="9.158cm" svg:y="12.954cm" svg:viewBox="0 0 780 336" svg:d="M0 0c28 194 194 336 388 336 195 0 361-142 392-336">
          <text:p/>
        </draw:path>
        <draw:path draw:style-name="gr8" draw:text-style-name="P2" draw:layer="layout" svg:width="0.016cm" svg:height="0.18cm" svg:x="9.152cm" svg:y="12.777cm" svg:viewBox="0 0 17 181" svg:d="M17 0c-18 58-22 121-11 181">
          <text:p/>
        </draw:path>
        <draw:path draw:style-name="gr8" draw:text-style-name="P2" draw:layer="layout" svg:width="0.007cm" svg:height="0.063cm" svg:x="9.934cm" svg:y="12.894cm" svg:viewBox="0 0 8 64" svg:d="M0 64c4-22 8-43 8-64">
          <text:p/>
        </draw:path>
        <draw:path draw:style-name="gr8" draw:text-style-name="P2" draw:layer="layout" svg:width="0.755cm" svg:height="0.279cm" svg:x="9.168cm" svg:y="12.502cm" svg:viewBox="0 0 756 280" svg:d="M756 280c-53-167-204-280-377-280-174 0-326 113-379 280">
          <text:p/>
        </draw:path>
        <draw:path draw:style-name="gr8" draw:text-style-name="P2" draw:layer="layout" svg:width="0.018cm" svg:height="0.12cm" svg:x="9.923cm" svg:y="12.777cm" svg:viewBox="0 0 19 121" svg:d="M19 121c0-42-8-81-19-121">
          <text:p/>
        </draw:path>
        <draw:path draw:style-name="gr8" draw:text-style-name="P2" draw:layer="layout" svg:width="0.448cm" svg:height="0.395cm" svg:x="10.057cm" svg:y="13.19cm" svg:viewBox="0 0 449 396" svg:d="M449 0c-151 135-303 265-449 396">
          <text:p/>
        </draw:path>
        <draw:polyline draw:style-name="gr8" draw:text-style-name="P2" draw:layer="layout" svg:width="0.091cm" svg:height="0.081cm" svg:x="10.414cm" svg:y="13.19cm" svg:viewBox="0 0 92 82" draw:points="92,0 78,10 68,21 57,28 50,39 39,46 32,53 25,61 18,68 15,71 8,75 3,78 0,82">
          <text:p/>
        </draw:polyline>
        <draw:path draw:style-name="gr8" draw:text-style-name="P2" draw:layer="layout" svg:width="0.131cm" svg:height="0.188cm" svg:x="7.806cm" svg:y="10.939cm" svg:viewBox="0 0 132 189" svg:d="M29 0c-32 35-39 89-14 132 21 42 70 63 117 56">
          <text:p/>
        </draw:path>
        <draw:line draw:style-name="gr8" draw:text-style-name="P2" draw:layer="layout" svg:x1="7.937cm" svg:y1="10.939cm" svg:x2="7.835cm" svg:y2="10.939cm">
          <text:p/>
        </draw:line>
        <draw:line draw:style-name="gr8" draw:text-style-name="P2" draw:layer="layout" svg:x1="7.937cm" svg:y1="11.126cm" svg:x2="7.937cm" svg:y2="10.939cm">
          <text:p/>
        </draw:line>
        <draw:line draw:style-name="gr8" draw:text-style-name="P2" draw:layer="layout" svg:x1="7.937cm" svg:y1="11.285cm" svg:x2="7.937cm" svg:y2="11.278cm">
          <text:p/>
        </draw:line>
        <draw:path draw:style-name="gr8" draw:text-style-name="P2" draw:layer="layout" svg:width="0cm" svg:height="0.161cm" svg:x="7.937cm" svg:y="11.486cm" svg:viewBox="0 0 0 162" svg:d="M0 162c0-39 0-95 0-162">
          <text:p/>
        </draw:path>
        <draw:path draw:style-name="gr8" draw:text-style-name="P2" draw:layer="layout" svg:width="0cm" svg:height="0.2cm" svg:x="7.937cm" svg:y="11.285cm" svg:viewBox="0 0 0 201" svg:d="M0 0c0 7 0 14 0 21 0 18 0 32 0 46 0 7 0 14 0 21s0 14 0 21c0 4 0 11 0 18 0 3 0 10 0 14 0 7 0 11 0 18 0 3 0 7 0 10 0 7 0 7 0 11 0 3 0 7 0 10v4c0 3 0 3 0 7">
          <text:p/>
        </draw:path>
        <draw:line draw:style-name="gr8" draw:text-style-name="P2" draw:layer="layout" svg:x1="7.937cm" svg:y1="11.285cm" svg:x2="7.937cm" svg:y2="11.278cm">
          <text:p/>
        </draw:line>
        <draw:line draw:style-name="gr8" draw:text-style-name="P2" draw:layer="layout" svg:x1="8.65cm" svg:y1="10.939cm" svg:x2="8.586cm" svg:y2="10.939cm">
          <text:p/>
        </draw:line>
        <draw:line draw:style-name="gr8" draw:text-style-name="P2" draw:layer="layout" svg:x1="8.004cm" svg:y1="10.939cm" svg:x2="7.937cm" svg:y2="10.939cm">
          <text:p/>
        </draw:line>
        <draw:line draw:style-name="gr8" draw:text-style-name="P2" draw:layer="layout" svg:x1="8.65cm" svg:y1="11.285cm" svg:x2="8.65cm" svg:y2="11.278cm">
          <text:p/>
        </draw:line>
        <draw:path draw:style-name="gr8" draw:text-style-name="P2" draw:layer="layout" svg:width="0cm" svg:height="0.161cm" svg:x="8.65cm" svg:y="11.486cm" svg:viewBox="0 0 0 162" svg:d="M0 162c0-39 0-95 0-162">
          <text:p/>
        </draw:path>
        <draw:line draw:style-name="gr8" draw:text-style-name="P2" draw:layer="layout" svg:x1="8.65cm" svg:y1="11.126cm" svg:x2="8.65cm" svg:y2="10.939cm">
          <text:p/>
        </draw:line>
        <draw:path draw:style-name="gr8" draw:text-style-name="P2" draw:layer="layout" svg:width="0cm" svg:height="0.2cm" svg:x="8.65cm" svg:y="11.285cm" svg:viewBox="0 0 0 201" svg:d="M0 0c0 7 0 14 0 21 0 18 0 32 0 46 0 7 0 14 0 21s0 14 0 21c0 4 0 11 0 18 0 3 0 10 0 14 0 7 0 11 0 18 0 3 0 7 0 10 0 7 0 7 0 11 0 3 0 7 0 10v4c0 3 0 3 0 7">
          <text:p/>
        </draw:path>
        <draw:path draw:style-name="gr8" draw:text-style-name="P2" draw:layer="layout" svg:width="0.071cm" svg:height="0.286cm" svg:x="7.552cm" svg:y="10.939cm" svg:viewBox="0 0 72 287" svg:d="M8 0c-4 14-4 32-8 51 0 17 0 42 0 60 4 35 11 63 22 84 14 43 29 71 50 92">
          <text:p/>
        </draw:path>
        <draw:line draw:style-name="gr8" draw:text-style-name="P2" draw:layer="layout" svg:x1="8.752cm" svg:y1="10.939cm" svg:x2="8.65cm" svg:y2="10.939cm">
          <text:p/>
        </draw:line>
        <draw:path draw:style-name="gr8" draw:text-style-name="P2" draw:layer="layout" svg:width="0.081cm" svg:height="0.459cm" svg:x="7.542cm" svg:y="12.195cm" svg:viewBox="0 0 82 460" svg:d="M82 0c-14 14-28 35-42 60-7 14-15 32-22 53-8 18-11 39-15 67-3 28-3 63-3 92 3 17 7 31 10 42 8 28 15 49 23 67 14 36 31 61 49 79">
          <text:p/>
        </draw:path>
        <draw:line draw:style-name="gr8" draw:text-style-name="P2" draw:layer="layout" svg:x1="8.65cm" svg:y1="11.285cm" svg:x2="7.937cm" svg:y2="11.285cm">
          <text:p/>
        </draw:line>
        <draw:line draw:style-name="gr8" draw:text-style-name="P2" draw:layer="layout" svg:x1="7.916cm" svg:y1="11.997cm" svg:x2="7.916cm" svg:y2="12.149cm">
          <text:p/>
        </draw:line>
        <draw:line draw:style-name="gr8" draw:text-style-name="P2" draw:layer="layout" svg:x1="8.554cm" svg:y1="12.597cm" svg:x2="8.032cm" svg:y2="12.597cm">
          <text:p/>
        </draw:line>
        <draw:line draw:style-name="gr8" draw:text-style-name="P2" draw:layer="layout" svg:x1="8.032cm" svg:y1="12.597cm" svg:x2="8.032cm" svg:y2="12.523cm">
          <text:p/>
        </draw:line>
        <draw:line draw:style-name="gr8" draw:text-style-name="P2" draw:layer="layout" svg:x1="8.032cm" svg:y1="12.523cm" svg:x2="8.554cm" svg:y2="12.523cm">
          <text:p/>
        </draw:line>
        <draw:line draw:style-name="gr8" draw:text-style-name="P2" draw:layer="layout" svg:x1="8.554cm" svg:y1="12.523cm" svg:x2="8.554cm" svg:y2="12.597cm">
          <text:p/>
        </draw:line>
        <draw:line draw:style-name="gr8" draw:text-style-name="P2" draw:layer="layout" svg:x1="8.554cm" svg:y1="12.749cm" svg:x2="8.032cm" svg:y2="12.749cm">
          <text:p/>
        </draw:line>
        <draw:line draw:style-name="gr8" draw:text-style-name="P2" draw:layer="layout" svg:x1="8.032cm" svg:y1="12.749cm" svg:x2="8.032cm" svg:y2="12.671cm">
          <text:p/>
        </draw:line>
        <draw:line draw:style-name="gr8" draw:text-style-name="P2" draw:layer="layout" svg:x1="8.032cm" svg:y1="12.671cm" svg:x2="8.554cm" svg:y2="12.671cm">
          <text:p/>
        </draw:line>
        <draw:line draw:style-name="gr8" draw:text-style-name="P2" draw:layer="layout" svg:x1="8.554cm" svg:y1="12.671cm" svg:x2="8.554cm" svg:y2="12.749cm">
          <text:p/>
        </draw:line>
        <draw:line draw:style-name="gr8" draw:text-style-name="P2" draw:layer="layout" svg:x1="8.554cm" svg:y1="12.297cm" svg:x2="8.032cm" svg:y2="12.297cm">
          <text:p/>
        </draw:line>
        <draw:line draw:style-name="gr8" draw:text-style-name="P2" draw:layer="layout" svg:x1="8.032cm" svg:y1="12.297cm" svg:x2="8.032cm" svg:y2="12.223cm">
          <text:p/>
        </draw:line>
        <draw:line draw:style-name="gr8" draw:text-style-name="P2" draw:layer="layout" svg:x1="8.032cm" svg:y1="12.223cm" svg:x2="8.554cm" svg:y2="12.223cm">
          <text:p/>
        </draw:line>
        <draw:line draw:style-name="gr8" draw:text-style-name="P2" draw:layer="layout" svg:x1="8.554cm" svg:y1="12.223cm" svg:x2="8.554cm" svg:y2="12.297cm">
          <text:p/>
        </draw:line>
        <draw:line draw:style-name="gr8" draw:text-style-name="P2" draw:layer="layout" svg:x1="8.032cm" svg:y1="11.091cm" svg:x2="8.032cm" svg:y2="11.013cm">
          <text:p/>
        </draw:line>
        <draw:line draw:style-name="gr8" draw:text-style-name="P2" draw:layer="layout" svg:x1="8.032cm" svg:y1="11.013cm" svg:x2="8.554cm" svg:y2="11.013cm">
          <text:p/>
        </draw:line>
        <draw:line draw:style-name="gr8" draw:text-style-name="P2" draw:layer="layout" svg:x1="8.554cm" svg:y1="11.013cm" svg:x2="8.554cm" svg:y2="11.091cm">
          <text:p/>
        </draw:line>
        <draw:line draw:style-name="gr8" draw:text-style-name="P2" draw:layer="layout" svg:x1="8.554cm" svg:y1="11.091cm" svg:x2="8.032cm" svg:y2="11.091cm">
          <text:p/>
        </draw:line>
        <draw:line draw:style-name="gr8" draw:text-style-name="P2" draw:layer="layout" svg:x1="8.032cm" svg:y1="11.239cm" svg:x2="8.032cm" svg:y2="11.165cm">
          <text:p/>
        </draw:line>
        <draw:line draw:style-name="gr8" draw:text-style-name="P2" draw:layer="layout" svg:x1="8.032cm" svg:y1="11.165cm" svg:x2="8.554cm" svg:y2="11.165cm">
          <text:p/>
        </draw:line>
        <draw:line draw:style-name="gr8" draw:text-style-name="P2" draw:layer="layout" svg:x1="8.554cm" svg:y1="11.165cm" svg:x2="8.554cm" svg:y2="11.239cm">
          <text:p/>
        </draw:line>
        <draw:line draw:style-name="gr8" draw:text-style-name="P2" draw:layer="layout" svg:x1="8.554cm" svg:y1="11.239cm" svg:x2="8.032cm" svg:y2="11.239cm">
          <text:p/>
        </draw:line>
        <draw:line draw:style-name="gr8" draw:text-style-name="P2" draw:layer="layout" svg:x1="8.554cm" svg:y1="12.897cm" svg:x2="8.032cm" svg:y2="12.897cm">
          <text:p/>
        </draw:line>
        <draw:line draw:style-name="gr8" draw:text-style-name="P2" draw:layer="layout" svg:x1="8.032cm" svg:y1="12.897cm" svg:x2="8.032cm" svg:y2="12.823cm">
          <text:p/>
        </draw:line>
        <draw:line draw:style-name="gr8" draw:text-style-name="P2" draw:layer="layout" svg:x1="8.032cm" svg:y1="12.823cm" svg:x2="8.554cm" svg:y2="12.823cm">
          <text:p/>
        </draw:line>
        <draw:line draw:style-name="gr8" draw:text-style-name="P2" draw:layer="layout" svg:x1="8.554cm" svg:y1="12.823cm" svg:x2="8.554cm" svg:y2="12.897cm">
          <text:p/>
        </draw:line>
        <draw:line draw:style-name="gr8" draw:text-style-name="P2" draw:layer="layout" svg:x1="8.032cm" svg:y1="10.865cm" svg:x2="8.032cm" svg:y2="10.939cm">
          <text:p/>
        </draw:line>
        <draw:line draw:style-name="gr8" draw:text-style-name="P2" draw:layer="layout" svg:x1="8.554cm" svg:y1="10.865cm" svg:x2="8.032cm" svg:y2="10.865cm">
          <text:p/>
        </draw:line>
        <draw:line draw:style-name="gr8" draw:text-style-name="P2" draw:layer="layout" svg:x1="8.554cm" svg:y1="10.939cm" svg:x2="8.554cm" svg:y2="10.865cm">
          <text:p/>
        </draw:line>
        <draw:line draw:style-name="gr8" draw:text-style-name="P2" draw:layer="layout" svg:x1="8.032cm" svg:y1="10.939cm" svg:x2="8.554cm" svg:y2="10.939cm">
          <text:p/>
        </draw:line>
        <draw:line draw:style-name="gr8" draw:text-style-name="P2" draw:layer="layout" svg:x1="8.519cm" svg:y1="12.449cm" svg:x2="8.068cm" svg:y2="12.449cm">
          <text:p/>
        </draw:line>
        <draw:line draw:style-name="gr8" draw:text-style-name="P2" draw:layer="layout" svg:x1="8.068cm" svg:y1="12.449cm" svg:x2="8.068cm" svg:y2="12.371cm">
          <text:p/>
        </draw:line>
        <draw:line draw:style-name="gr8" draw:text-style-name="P2" draw:layer="layout" svg:x1="8.068cm" svg:y1="12.371cm" svg:x2="8.519cm" svg:y2="12.371cm">
          <text:p/>
        </draw:line>
        <draw:line draw:style-name="gr8" draw:text-style-name="P2" draw:layer="layout" svg:x1="8.519cm" svg:y1="12.371cm" svg:x2="8.519cm" svg:y2="12.449cm">
          <text:p/>
        </draw:line>
        <draw:path draw:style-name="gr8" draw:text-style-name="P2" draw:layer="layout" svg:width="0.226cm" svg:height="0.226cm" svg:x="7.803cm" svg:y="12.311cm" svg:viewBox="0 0 227 227" svg:d="M227 113c0 65-51 114-114 114-60 0-113-49-113-114 0-63 53-113 113-113 63 0 114 50 114 113z">
          <text:p/>
        </draw:path>
        <draw:path draw:style-name="gr8" draw:text-style-name="P2" draw:layer="layout" svg:width="0.635cm" svg:height="0.639cm" svg:x="9.228cm" svg:y="9.39cm" svg:viewBox="0 0 636 640" svg:d="M636 318c0 176-142 322-318 322-177 0-318-146-318-322s141-318 318-318c176 0 318 142 318 318z">
          <text:p/>
        </draw:path>
        <draw:polyline draw:style-name="gr8" draw:text-style-name="P2" draw:layer="layout" svg:width="0cm" svg:height="4.624cm" svg:x="10.057cm" svg:y="8.96cm" svg:viewBox="0 0 0 4625" draw:points="0,0 0,314 0,635 0,967 0,1298 0,1633 0,1972 0,2311 0,2653 0,2992 0,3327 0,3658 0,3986 0,4307 0,4625">
          <text:p/>
        </draw:polyline>
        <draw:line draw:style-name="gr8" draw:text-style-name="P2" draw:layer="layout" svg:x1="10.505cm" svg:y1="8.96cm" svg:x2="10.057cm" svg:y2="8.96cm">
          <text:p/>
        </draw:line>
        <draw:path draw:style-name="gr8" draw:text-style-name="P2" draw:layer="layout" svg:width="0.631cm" svg:height="0.272cm" svg:x="9.232cm" svg:y="12.943cm" svg:viewBox="0 0 632 273" svg:d="M0 0c21 155 155 273 314 273 155 0 293-118 318-273">
          <text:p/>
        </draw:path>
        <draw:path draw:style-name="gr8" draw:text-style-name="P2" draw:layer="layout" svg:width="0.015cm" svg:height="0.141cm" svg:x="9.227cm" svg:y="12.802cm" svg:viewBox="0 0 16 142" svg:d="M16 0c-15 46-22 95-11 142">
          <text:p/>
        </draw:path>
        <draw:path draw:style-name="gr8" draw:text-style-name="P2" draw:layer="layout" svg:width="0.003cm" svg:height="0.049cm" svg:x="9.86cm" svg:y="12.894cm" svg:viewBox="0 0 4 50" svg:d="M0 50c4-18 4-33 4-50">
          <text:p/>
        </draw:path>
        <draw:path draw:style-name="gr8" draw:text-style-name="P2" draw:layer="layout" svg:width="0.61cm" svg:height="0.226cm" svg:x="9.239cm" svg:y="12.576cm" svg:viewBox="0 0 611 227" svg:d="M611 227c-39-135-162-227-303-227-142 0-266 92-308 227">
          <text:p/>
        </draw:path>
        <draw:path draw:style-name="gr8" draw:text-style-name="P2" draw:layer="layout" svg:width="0.014cm" svg:height="0.095cm" svg:x="9.849cm" svg:y="12.802cm" svg:viewBox="0 0 15 96" svg:d="M15 96c0-36-4-68-15-96">
          <text:p/>
        </draw:path>
        <draw:path draw:style-name="gr8" draw:text-style-name="P2" draw:layer="layout" svg:width="0cm" svg:height="0.736cm" svg:x="10.505cm" svg:y="8.96cm" svg:viewBox="0 0 0 737" svg:d="M0 0c0 240 0 487 0 737">
          <text:p/>
        </draw:path>
        <draw:path draw:style-name="gr8" draw:text-style-name="P2" draw:layer="layout" svg:width="0cm" svg:height="3.111cm" svg:x="10.505cm" svg:y="9.697cm" svg:viewBox="0 0 0 3112" svg:d="M0 0c0 74 0 145 0 219s0 148 0 219c0 74 0 148 0 222s0 148 0 222c0 78 0 152 0 226 0 148 0 300 0 448 0 74 0 152 0 226 0 148 0 300 0 448 0 74 0 148 0 222s0 148 0 222c0 75 0 149 0 219 0 74 0 145 0 219">
          <text:p/>
        </draw:path>
        <draw:path draw:style-name="gr8" draw:text-style-name="P2" draw:layer="layout" svg:width="0cm" svg:height="0.38cm" svg:x="10.505cm" svg:y="12.809cm" svg:viewBox="0 0 0 381" svg:d="M0 0c0 127 0 254 0 381">
          <text:p/>
        </draw:path>
        <draw:path draw:style-name="gr8" draw:text-style-name="P2" draw:layer="layout" svg:width="0cm" svg:height="0.017cm" svg:x="9.863cm" svg:y="12.876cm" svg:viewBox="0 0 0 18" svg:d="M0 0c0 7 0 14 0 18">
          <text:p/>
        </draw:path>
        <draw:path draw:style-name="gr8" draw:text-style-name="P2" draw:layer="layout" svg:width="0.226cm" svg:height="0.226cm" svg:x="8.554cm" svg:y="12.311cm" svg:viewBox="0 0 227 227" svg:d="M227 113c0 65-49 114-113 114s-114-49-114-114c0-63 50-113 114-113s113 50 113 113z">
          <text:p/>
        </draw:path>
        <draw:path draw:style-name="gr8" draw:text-style-name="P2" draw:layer="layout" svg:width="0.226cm" svg:height="0.226cm" svg:x="7.803cm" svg:y="12.311cm" svg:viewBox="0 0 227 227" svg:d="M227 113c0 65-51 114-114 114-60 0-113-49-113-114 0-63 53-113 113-113 63 0 114 50 114 113z">
          <text:p/>
        </draw:path>
        <draw:path draw:style-name="gr8" draw:text-style-name="P2" draw:layer="layout" svg:width="0.049cm" svg:height="0.169cm" svg:x="9.814cm" svg:y="9.708cm" svg:viewBox="0 0 50 170" svg:d="M50 0c0 22 0 40-3 57-4 22-11 39-14 53-8 14-11 25-18 36 0 7-8 14-8 17-4 4-7 7-7 7">
          <text:p/>
        </draw:path>
        <draw:path draw:style-name="gr8" draw:text-style-name="P2" draw:layer="layout" svg:width="0.049cm" svg:height="0.162cm" svg:x="9.814cm" svg:y="9.715cm" svg:viewBox="0 0 50 163" svg:d="M0 163c0 0 3-3 7-7 0-3 3-7 8-14 7-10 10-21 14-35 7-18 14-36 18-58 3-14 3-31 3-49">
          <text:p/>
        </draw:path>
        <draw:polyline draw:style-name="gr8" draw:text-style-name="P2" draw:layer="layout" svg:width="0cm" svg:height="0cm" svg:x="9.863cm" svg:y="9.708cm" svg:viewBox="0 0 0 0" draw:points="0,0">
          <text:p/>
        </draw:polyline>
        <draw:path draw:style-name="gr8" draw:text-style-name="P2" draw:layer="layout" svg:width="0.039cm" svg:height="0.152cm" svg:x="9.824cm" svg:y="9.556cm" svg:viewBox="0 0 40 153" svg:d="M40 153c0-35-4-67-11-92-11-24-18-47-29-61">
          <text:p/>
        </draw:path>
        <draw:path draw:style-name="gr8" draw:text-style-name="P2" draw:layer="layout" svg:width="0cm" svg:height="0.017cm" svg:x="9.863cm" svg:y="9.69cm" svg:viewBox="0 0 0 18" svg:d="M0 0c0 7 0 11 0 18">
          <text:p/>
        </draw:path>
        <draw:path draw:style-name="gr8" draw:text-style-name="P2" draw:layer="layout" svg:width="0.101cm" svg:height="0cm" svg:x="4.695cm" svg:y="10.939cm" svg:viewBox="0 0 102 0" svg:d="M0 0c28 0 63 0 102 0">
          <text:p/>
        </draw:path>
        <draw:path draw:style-name="gr8" draw:text-style-name="P2" draw:layer="layout" svg:width="0.479cm" svg:height="0cm" svg:x="4.797cm" svg:y="10.939cm" svg:viewBox="0 0 480 0" svg:d="M0 0c11 0 18 0 29 0 10 0 21 0 31 0 11 0 21 0 32 0 21 0 46 0 67 0 25 0 46 0 71 0 81 0 169 0 250 0">
          <text:p/>
        </draw:path>
        <draw:polyline draw:style-name="gr8" draw:text-style-name="P2" draw:layer="layout" svg:width="0.493cm" svg:height="0cm" svg:x="5.277cm" svg:y="10.939cm" svg:viewBox="0 0 494 0" draw:points="0,0 46,0 92,0 138,0 180,0 222,0 261,0 300,0 335,0 367,0 399,0 427,0 455,0 476,0 494,0">
          <text:p/>
        </draw:polyline>
        <draw:polyline draw:style-name="gr8" draw:text-style-name="P2" draw:layer="layout" svg:width="1.788cm" svg:height="0cm" svg:x="5.771cm" svg:y="10.939cm" svg:viewBox="0 0 1789 0" draw:points="1789,0 1690,0 1577,0 1453,0 1323,0 1182,0 1037,0 889,0 741,0 596,0 459,0 328,0 208,0 99,0 0,0">
          <text:p/>
        </draw:polyline>
        <draw:line draw:style-name="gr8" draw:text-style-name="P2" draw:layer="layout" svg:x1="5.771cm" svg:y1="10.939cm" svg:x2="6.138cm" svg:y2="10.939cm">
          <text:p/>
        </draw:line>
        <draw:polyline draw:style-name="gr8" draw:text-style-name="P2" draw:layer="layout" svg:width="1.089cm" svg:height="0cm" svg:x="6.138cm" svg:y="10.939cm" svg:viewBox="0 0 1090 0" draw:points="0,0 32,0 85,0 162,0 254,0 356,0 469,0 585,0 702,0 808,0 903,0 981,0 1041,0 1076,0 1090,0">
          <text:p/>
        </draw:polyline>
        <draw:path draw:style-name="gr8" draw:text-style-name="P2" draw:layer="layout" svg:width="0.025cm" svg:height="0.105cm" svg:x="5.926cm" svg:y="12.333cm" svg:viewBox="0 0 26 106" svg:d="M0 0c7 11 11 25 19 43 0 7 3 21 3 32 4 10 4 21 4 31">
          <text:p/>
        </draw:path>
        <draw:path draw:style-name="gr8" draw:text-style-name="P2" draw:layer="layout" svg:width="0.155cm" svg:height="0.141cm" svg:x="5.771cm" svg:y="12.192cm" svg:viewBox="0 0 156 142" svg:d="M0 0c28 11 54 22 82 43 28 25 57 56 74 99">
          <text:p/>
        </draw:path>
        <draw:path draw:style-name="gr8" draw:text-style-name="P2" draw:layer="layout" svg:width="0.328cm" svg:height="0.156cm" svg:x="5.446cm" svg:y="12.178cm" svg:viewBox="0 0 329 157" svg:d="M0 157c18-39 46-71 74-97 36-28 71-45 106-53 64-14 113-3 149 8">
          <text:p/>
        </draw:path>
        <draw:path draw:style-name="gr8" draw:text-style-name="P2" draw:layer="layout" svg:width="0.349cm" svg:height="0.369cm" svg:x="5.425cm" svg:y="12.333cm" svg:viewBox="0 0 350 370" svg:d="M350 357c-29 7-68 18-117 11-39-4-88-18-127-50-32-21-56-53-74-88-21-32-32-74-32-113s7-81 21-117">
          <text:p/>
        </draw:path>
        <draw:path draw:style-name="gr8" draw:text-style-name="P2" draw:layer="layout" svg:width="0.18cm" svg:height="0.251cm" svg:x="5.771cm" svg:y="12.438cm" svg:viewBox="0 0 181 252" svg:d="M0 252c39-14 79-35 114-75 21-25 39-53 49-85 11-28 18-60 18-92">
          <text:p/>
        </draw:path>
        <draw:path draw:style-name="gr8" draw:text-style-name="P2" draw:layer="layout" svg:width="0.025cm" svg:height="0.102cm" svg:x="5.926cm" svg:y="12.333cm" svg:viewBox="0 0 26 103" svg:d="M26 103c0-35-7-72-26-103">
          <text:p/>
        </draw:path>
        <draw:path draw:style-name="gr8" draw:text-style-name="P2" draw:layer="layout" svg:width="0.526cm" svg:height="0.525cm" svg:x="5.425cm" svg:y="12.176cm" svg:viewBox="0 0 527 526" svg:d="M350 16c-109-39-229-4-297 91-70 93-70 216-3 308 68 95 184 134 293 99 110-35 184-134 184-251">
          <text:p/>
        </draw:path>
        <draw:path draw:style-name="gr8" draw:text-style-name="P2" draw:layer="layout" svg:width="0.18cm" svg:height="0.247cm" svg:x="5.771cm" svg:y="11.066cm" svg:viewBox="0 0 181 248" svg:d="M0 0c39 14 82 35 117 78 14 17 29 39 39 64 14 32 25 71 25 106">
          <text:p/>
        </draw:path>
        <draw:path draw:style-name="gr8" draw:text-style-name="P2" draw:layer="layout" svg:width="0.35cm" svg:height="0.526cm" svg:x="5.424cm" svg:y="11.052cm" svg:viewBox="0 0 351 527" svg:d="M351 513c-24 7-63 17-105 14-29-4-60-11-96-25-24-14-53-32-77-60-18-18-32-39-46-63-11-25-21-57-25-89-4-31 0-64 7-96 18-56 50-102 88-134 36-28 71-46 106-53 64-14 113-3 148 7">
          <text:p/>
        </draw:path>
        <draw:path draw:style-name="gr8" draw:text-style-name="P2" draw:layer="layout" svg:width="0.18cm" svg:height="0.251cm" svg:x="5.771cm" svg:y="11.313cm" svg:viewBox="0 0 181 252" svg:d="M0 252c39-15 82-39 117-78 14-18 29-39 39-64 14-31 25-71 25-110">
          <text:p/>
        </draw:path>
        <draw:path draw:style-name="gr8" draw:text-style-name="P2" draw:layer="layout" svg:width="0.18cm" svg:height="0.247cm" svg:x="5.771cm" svg:y="11.066cm" svg:viewBox="0 0 181 248" svg:d="M181 248c0-109-74-213-181-248">
          <text:p/>
        </draw:path>
        <draw:path draw:style-name="gr8" draw:text-style-name="P2" draw:layer="layout" svg:width="0.3cm" svg:height="0.3cm" svg:x="5.538cm" svg:y="11.165cm" svg:viewBox="0 0 301 301" svg:d="M301 149c0 85-68 152-153 152-81 0-148-67-148-152 0-81 67-149 148-149 85 0 153 68 153 149z">
          <text:p/>
        </draw:path>
        <draw:path draw:style-name="gr8" draw:text-style-name="P2" draw:layer="layout" svg:width="0.3cm" svg:height="0.303cm" svg:x="5.538cm" svg:y="12.287cm" svg:viewBox="0 0 301 304" svg:d="M301 151c0 85-68 153-153 153-81 0-148-68-148-153 0-84 67-151 148-151 85 0 153 67 153 151z">
          <text:p/>
        </draw:path>
        <draw:path draw:style-name="gr8" draw:text-style-name="P2" draw:layer="layout" svg:width="0.3cm" svg:height="0.3cm" svg:x="5.538cm" svg:y="11.165cm" svg:viewBox="0 0 301 301" svg:d="M301 149c0 85-68 152-153 152-81 0-148-67-148-152 0-81 67-149 148-149 85 0 153 68 153 149z">
          <text:p/>
        </draw:path>
        <draw:line draw:style-name="gr8" draw:text-style-name="P2" draw:layer="layout" svg:x1="5.771cm" svg:y1="12.192cm" svg:x2="5.771cm" svg:y2="11.56cm">
          <text:p/>
        </draw:line>
        <draw:line draw:style-name="gr8" draw:text-style-name="P2" draw:layer="layout" svg:x1="5.771cm" svg:y1="11.066cm" svg:x2="5.771cm" svg:y2="10.939cm">
          <text:p/>
        </draw:line>
        <draw:line draw:style-name="gr8" draw:text-style-name="P2" draw:layer="layout" svg:x1="5.771cm" svg:y1="14.58cm" svg:x2="5.771cm" svg:y2="12.685cm">
          <text:p/>
        </draw:line>
        <draw:line draw:style-name="gr8" draw:text-style-name="P2" draw:layer="layout" svg:x1="3.083cm" svg:y1="8.748cm" svg:x2="3.083cm" svg:y2="8.734cm">
          <text:p/>
        </draw:line>
        <draw:line draw:style-name="gr8" draw:text-style-name="P2" draw:layer="layout" svg:x1="4.275cm" svg:y1="8.748cm" svg:x2="4.275cm" svg:y2="8.734cm">
          <text:p/>
        </draw:line>
        <draw:line draw:style-name="gr8" draw:text-style-name="P2" draw:layer="layout" svg:x1="4.275cm" svg:y1="8.748cm" svg:x2="4.336cm" svg:y2="8.809cm">
          <text:p/>
        </draw:line>
        <draw:line draw:style-name="gr8" draw:text-style-name="P2" draw:layer="layout" svg:x1="3.084cm" svg:y1="8.748cm" svg:x2="3.023cm" svg:y2="8.809cm">
          <text:p/>
        </draw:line>
        <draw:line draw:style-name="gr8" draw:text-style-name="P2" draw:layer="layout" svg:x1="3.012cm" svg:y1="8.882cm" svg:x2="3.012cm" svg:y2="8.808cm">
          <text:p/>
        </draw:line>
        <draw:line draw:style-name="gr8" draw:text-style-name="P2" draw:layer="layout" svg:x1="4.346cm" svg:y1="8.882cm" svg:x2="4.346cm" svg:y2="8.808cm">
          <text:p/>
        </draw:line>
        <draw:line draw:style-name="gr8" draw:text-style-name="P2" draw:layer="layout" svg:x1="4.804cm" svg:y1="8.882cm" svg:x2="4.804cm" svg:y2="10.939cm">
          <text:p/>
        </draw:line>
        <draw:line draw:style-name="gr8" draw:text-style-name="P2" draw:layer="layout" svg:x1="2.554cm" svg:y1="8.882cm" svg:x2="2.554cm" svg:y2="14.58cm">
          <text:p/>
        </draw:line>
        <draw:line draw:style-name="gr8" draw:text-style-name="P2" draw:layer="layout" svg:x1="7.937cm" svg:y1="11.486cm" svg:x2="8.65cm" svg:y2="11.486cm">
          <text:p/>
        </draw:line>
        <draw:polygon draw:style-name="gr7" draw:text-style-name="P2" draw:layer="layout" svg:width="0cm" svg:height="0cm" svg:x="6.484cm" svg:y="11.659cm" svg:viewBox="0 0 0 0" draw:points="0,0">
          <text:p/>
        </draw:polygon>
        <draw:polyline draw:style-name="gr10" draw:text-style-name="P2" draw:layer="layout" svg:width="2.547cm" svg:height="2.78cm" svg:x="3.778cm" svg:y="12.537cm" svg:viewBox="0 0 2548 2781" draw:points="2548,2781 2047,2781 0,0">
          <text:p/>
        </draw:polyline>
        <draw:polygon draw:style-name="gr11" draw:text-style-name="P3" draw:layer="layout" svg:width="0.363cm" svg:height="0.452cm" svg:x="3.778cm" svg:y="12.537cm" svg:viewBox="0 0 364 453" draw:points="0,0 230,453 364,354">
          <text:p/>
        </draw:polygon>
        <draw:polygon draw:style-name="gr7" draw:text-style-name="P2" draw:layer="layout" svg:width="0cm" svg:height="0cm" svg:x="6.484cm" svg:y="11.659cm" svg:viewBox="0 0 0 0" draw:points="0,0">
          <text:p/>
        </draw:polygon>
        <draw:polyline draw:style-name="gr10" draw:text-style-name="P2" draw:layer="layout" svg:width="2.596cm" svg:height="4.251cm" svg:x="3.75cm" svg:y="11.091cm" svg:viewBox="0 0 2597 4252" draw:points="2597,4252 2096,4252 0,0">
          <text:p/>
        </draw:polyline>
        <draw:polygon draw:style-name="gr11" draw:text-style-name="P3" draw:layer="layout" svg:width="0.296cm" svg:height="0.487cm" svg:x="3.75cm" svg:y="11.091cm" svg:viewBox="0 0 297 488" draw:points="0,0 148,488 297,414">
          <text:p/>
        </draw:polygon>
        <draw:polygon draw:style-name="gr7" draw:text-style-name="P2" draw:layer="layout" svg:width="0cm" svg:height="0cm" svg:x="6.484cm" svg:y="11.659cm" svg:viewBox="0 0 0 0" draw:points="0,0">
          <text:p/>
        </draw:polygon>
        <draw:polyline draw:style-name="gr10" draw:text-style-name="P2" draw:layer="layout" svg:width="4.117cm" svg:height="0.462cm" svg:x="8.029cm" svg:y="11.948cm" svg:viewBox="0 0 4118 463" draw:points="4118,0 3617,0 0,463">
          <text:p/>
        </draw:polyline>
        <draw:polygon draw:style-name="gr11" draw:text-style-name="P3" draw:layer="layout" svg:width="0.508cm" svg:height="0.166cm" svg:x="8.029cm" svg:y="12.262cm" svg:viewBox="0 0 509 167" draw:points="0,149 509,167 488,0">
          <text:p/>
        </draw:polygon>
        <draw:polygon draw:style-name="gr7" draw:text-style-name="P2" draw:layer="layout" svg:width="0cm" svg:height="0cm" svg:x="6.484cm" svg:y="11.659cm" svg:viewBox="0 0 0 0" draw:points="0,0">
          <text:p/>
        </draw:polygon>
        <draw:polyline draw:style-name="gr10" draw:text-style-name="P2" draw:layer="layout" svg:width="3.411cm" svg:height="0.452cm" svg:x="8.777cm" svg:y="11.955cm" svg:viewBox="0 0 3412 453" draw:points="3412,0 2910,0 0,453">
          <text:p/>
        </draw:polyline>
        <draw:polygon draw:style-name="gr11" draw:text-style-name="P3" draw:layer="layout" svg:width="0.508cm" svg:height="0.166cm" svg:x="8.777cm" svg:y="12.248cm" svg:viewBox="0 0 509 167" draw:points="0,160 509,167 484,0">
          <text:p/>
        </draw:polygon>
        <draw:polygon draw:style-name="gr7" draw:text-style-name="P2" draw:layer="layout" svg:width="0cm" svg:height="0cm" svg:x="6.484cm" svg:y="11.659cm" svg:viewBox="0 0 0 0" draw:points="0,0">
          <text:p/>
        </draw:polygon>
        <draw:polyline draw:style-name="gr10" draw:text-style-name="P2" draw:layer="layout" svg:width="4.427cm" svg:height="0.889cm" svg:x="7.821cm" svg:y="11.07cm" svg:viewBox="0 0 4428 890" draw:points="4428,890 3931,890 0,0">
          <text:p/>
        </draw:polyline>
        <draw:polygon draw:style-name="gr3" draw:text-style-name="P3" draw:layer="layout" svg:width="0.504cm" svg:height="0.19cm" svg:x="7.821cm" svg:y="11.07cm" svg:viewBox="0 0 505 191" draw:points="0,0 469,191 505,28">
          <text:p/>
        </draw:polygon>
        <draw:polygon draw:style-name="gr12" draw:text-style-name="P2" draw:layer="layout" svg:width="0.504cm" svg:height="0.19cm" svg:x="7.821cm" svg:y="11.07cm" svg:viewBox="0 0 505 191" draw:points="0,0 469,191 505,28">
          <text:p/>
        </draw:polygon>
        <draw:polygon draw:style-name="gr7" draw:text-style-name="P2" draw:layer="layout" svg:width="0cm" svg:height="0cm" svg:x="6.484cm" svg:y="11.659cm" svg:viewBox="0 0 0 0" draw:points="0,0">
          <text:p/>
        </draw:polygon>
        <draw:polyline draw:style-name="gr10" draw:text-style-name="P2" draw:layer="layout" svg:width="3.474cm" svg:height="0.91cm" svg:x="8.777cm" svg:y="11.045cm" svg:viewBox="0 0 3475 911" draw:points="3475,911 2974,911 0,0">
          <text:p/>
        </draw:polyline>
        <draw:polygon draw:style-name="gr3" draw:text-style-name="P3" draw:layer="layout" svg:width="0.501cm" svg:height="0.229cm" svg:x="8.777cm" svg:y="11.045cm" svg:viewBox="0 0 502 230" draw:points="0,0 455,230 502,68">
          <text:p/>
        </draw:polygon>
        <draw:polygon draw:style-name="gr12" draw:text-style-name="P2" draw:layer="layout" svg:width="0.501cm" svg:height="0.229cm" svg:x="8.777cm" svg:y="11.045cm" svg:viewBox="0 0 502 230" draw:points="0,0 455,230 502,68">
          <text:p/>
        </draw:polygon>
        <draw:path draw:style-name="gr1" draw:text-style-name="P1" draw:layer="layout" svg:width="3.602cm" svg:height="5.849cm" svg:x="22.669cm" svg:y="3.601cm" svg:viewBox="0 0 3603 5850" svg:d="M1800 5850h1351 452v-1246c0-21-7-39-21-53l-180-180c-14-14-32-21-53-21h-32c25-88 50-173 71-261 250-1019 250-2081 0-3101-64-257-141-515-237-762h-899v-74h-4-7-10-15-21-24-29-31-36-42-42-46-53-53c0-32 0-56 0-74 0-21 0-39 0-49 0-22 0-29 0-29-35 0-74 0-116 0h-7-142-151-163-165-166-159-153-88-46-113-95-67-42-14 14 42 67 95 113 46v14l-60 60h-10v78-78h10 7 46 81 106 128 141 148 149 141 127 105 82 49 4 10v78-78h-10l-60-60v-14c42 0 81 0 116 0h35 32 32 28 25 21 21 18 14 14 10 8 3c42 0 81 18 109 46 25 25 43 67 43 106v74h-462c-103 240-191 487-261 741-110 402-180 818-202 1238h-3c-49 0-99 0-148 0h-311c0-21 0-35 0-35v-113h-49-304v74h-39v74h-46-53-53-49-46-43-35-35-28-25-21-11v-7c4-46 0-88-3-123-4-25-7-46-11-64-3-24-7-42-10-53 0-14-4-21-4-21v-1785 1785c0 0 4 7 4 21 3 11 7 29 10 53 4 18 7 39 11 64 3 35 7 77 3 123v7h-7-10-7-4v1196 2449h4 7 14 21 25 28 39 38 46 50 56 57 63 64 35 60 88 103 120 127 134 131 120 109 88 67 43 14z">
          <text:p/>
        </draw:path>
        <draw:polygon draw:style-name="gr7" draw:text-style-name="P2" draw:layer="layout" svg:width="0cm" svg:height="0cm" svg:x="24.676cm" svg:y="6.526cm" svg:viewBox="0 0 0 0" draw:points="0,0">
          <text:p/>
        </draw:polygon>
        <draw:path draw:style-name="gr1" draw:text-style-name="P1" draw:layer="layout" svg:width="2.259cm" svg:height="4.233cm" svg:x="23.985cm" svg:y="3.827cm" svg:viewBox="0 0 2260 4234" svg:d="M1451 4234h518c11-35 23-74 33-109 25-88 50-173 71-261 250-1019 250-2082 0-3102-64-257-146-515-241-762h-896-462c-106 240-191 487-261 741-113 402-180 818-205 1238-32 633 35 1264 205 1874 35 127 77 254 119 381h660c-116-91-169-246-134-391 46-166 194-279 363-279 173 0 322 113 364 279 7 32 14 63 14 95 0 117-53 226-148 296z">
          <text:p/>
        </draw:path>
        <draw:polygon draw:style-name="gr7" draw:text-style-name="P2" draw:layer="layout" svg:width="0cm" svg:height="0cm" svg:x="24.676cm" svg:y="6.526cm" svg:viewBox="0 0 0 0" draw:points="0,0">
          <text:p/>
        </draw:polygon>
        <draw:path draw:style-name="gr1" draw:text-style-name="P1" draw:layer="layout" svg:width="1.291cm" svg:height="3.792cm" svg:x="23.181cm" svg:y="5.658cm" svg:viewBox="0 0 1292 3793" svg:d="M1288 3793l4-998c-57-127-106-261-156-392-42-127-84-254-119-381-166-610-237-1241-202-1869h-3c-49 0-99 0-149 0h-4-307c0-25 0-39 0-39l-3-114h-50-299v75 39c0 0 0 14 0 39 0 17 0 46 0 74s0 53 0 74c0 7 0 11 0 14 0 0 0 4 0 7 0 0 0 4 0 7v4 3 4c0 10 0 24 0 35v64 14 35 374 349 148 46c0 11 0 18 0 28v57 3 4 7 7 11 10 14 11 14 14c0 14 0 32 0 53v21c0 14 0 28 0 39 0 7 0 11 0 14 0 7 0 11 0 14 0 4 0 7 0 7 0 7 0 11 0 18 0 3 0 7 0 7 0 3 0 7 0 10 0 0 0 4 0 8v3 4 28c0 17 0 39 0 56v18 74 74 78 53z">
          <text:p/>
        </draw:path>
        <draw:polygon draw:style-name="gr7" draw:text-style-name="P2" draw:layer="layout" svg:width="0cm" svg:height="0cm" svg:x="24.676cm" svg:y="6.526cm" svg:viewBox="0 0 0 0" draw:points="0,0">
          <text:p/>
        </draw:polygon>
        <draw:path draw:style-name="gr1" draw:text-style-name="P1" draw:layer="layout" svg:width="1.637cm" svg:height="1.393cm" svg:x="24.316cm" svg:y="8.057cm" svg:viewBox="0 0 1638 1394" svg:d="M156 1394h1348v-999c50-130 92-261 134-395h-515l-28 21-32 18-36 14-32 14-35 7-35 4-36 3-35-3-35-4-32-7-35-14-32-14-28-18-32-21h-660c46 134 99 265 156 395z">
          <text:p/>
        </draw:path>
        <draw:polygon draw:style-name="gr7" draw:text-style-name="P2" draw:layer="layout" svg:width="0cm" svg:height="0cm" svg:x="24.676cm" svg:y="6.526cm" svg:viewBox="0 0 0 0" draw:points="0,0">
          <text:p/>
        </draw:polygon>
        <draw:path draw:style-name="gr1" draw:text-style-name="P1" draw:layer="layout" svg:width="0.512cm" svg:height="3.644cm" svg:x="22.669cm" svg:y="5.806cm" svg:viewBox="0 0 513 3645" svg:d="M431 0h-56-53-49-46-39-39-35-28-26-21-7-11-10-7-4v1196 2449h4 7 17 18 26 31 36 38 46 53 53 57 63 64v-1630-57h-36v-74h36v-74h-36v-74h36v-21c-18-14-39-36-57-60-10-18-18-32-28-57-7-17-14-38-18-70-3-25-3-64 0-88 4-32 11-50 18-71 14-32 32-56 49-74l36-39c-11 7-18 18-29 28l29-28v-46-151-346-374-39h-36v-53c-17-25-35-53-46-95-7-21-10-42-10-71 0-28 3-56 10-81z">
          <text:p/>
        </draw:path>
        <draw:polygon draw:style-name="gr7" draw:text-style-name="P2" draw:layer="layout" svg:width="0cm" svg:height="0cm" svg:x="24.676cm" svg:y="6.526cm" svg:viewBox="0 0 0 0" draw:points="0,0">
          <text:p/>
        </draw:polygon>
        <draw:polygon draw:style-name="gr1" draw:text-style-name="P1" draw:layer="layout" svg:width="1.287cm" svg:height="1.629cm" svg:x="23.181cm" svg:y="7.821cm" svg:viewBox="0 0 1288 1630" draw:points="1288,1630 1281,1630 1239,1630 1225,1630 1182,1630 1115,1630 1027,1630 918,1630 798,1630 667,1630 532,1630 405,1630 285,1630 183,1630 95,1630 35,1630 0,1630 0,0">
          <text:p/>
        </draw:polygon>
        <draw:polygon draw:style-name="gr7" draw:text-style-name="P2" draw:layer="layout" svg:width="0cm" svg:height="0cm" svg:x="24.676cm" svg:y="6.526cm" svg:viewBox="0 0 0 0" draw:points="0,0">
          <text:p/>
        </draw:polygon>
        <draw:path draw:style-name="gr1" draw:text-style-name="P1" draw:layer="layout" svg:width="0.455cm" svg:height="1.499cm" svg:x="25.816cm" svg:y="7.951cm" svg:viewBox="0 0 456 1500" svg:d="M0 1500h456v-1246c0-21-7-39-21-53l-181-180c-14-14-35-21-53-21h-32c-10 35-21 71-32 106-42 134-88 269-137 396z">
          <text:p/>
        </draw:path>
        <draw:polygon draw:style-name="gr7" draw:text-style-name="P2" draw:layer="layout" svg:width="0cm" svg:height="0cm" svg:x="24.676cm" svg:y="6.526cm" svg:viewBox="0 0 0 0" draw:points="0,0">
          <text:p/>
        </draw:polygon>
        <draw:path draw:style-name="gr1" draw:text-style-name="P1" draw:layer="layout" svg:width="0.864cm" svg:height="0.864cm" svg:x="24.779cm" svg:y="5.87cm" svg:viewBox="0 0 865 865" svg:d="M865 430c0 241-195 435-435 435-236 0-430-194-430-435 0-236 194-430 430-430 240 0 435 194 435 430z">
          <text:p/>
        </draw:path>
        <draw:polygon draw:style-name="gr7" draw:text-style-name="P2" draw:layer="layout" svg:width="0cm" svg:height="0cm" svg:x="24.676cm" svg:y="6.526cm" svg:viewBox="0 0 0 0" draw:points="0,0">
          <text:p/>
        </draw:polygon>
        <draw:path draw:style-name="gr1" draw:text-style-name="P1" draw:layer="layout" svg:width="0.751cm" svg:height="0.752cm" svg:x="24.832cm" svg:y="4.201cm" svg:viewBox="0 0 752 753" svg:d="M752 374c0 208-169 379-374 379-209 0-378-171-378-379 0-205 169-374 378-374 205 0 374 169 374 374z">
          <text:p/>
        </draw:path>
        <draw:polygon draw:style-name="gr7" draw:text-style-name="P2" draw:layer="layout" svg:width="0cm" svg:height="0cm" svg:x="24.676cm" svg:y="6.526cm" svg:viewBox="0 0 0 0" draw:points="0,0">
          <text:p/>
        </draw:polygon>
        <draw:path draw:style-name="gr1" draw:text-style-name="P1" draw:layer="layout" svg:width="0.75cm" svg:height="0.751cm" svg:x="24.833cm" svg:y="7.387cm" svg:viewBox="0 0 751 752" svg:d="M751 377c0-35-4-63-11-95-42-166-194-282-363-282-174 0-322 116-364 282-39 145 14 301 134 392l28 18 28 18 35 14 33 14 35 7 36 7h35 35l36-7 35-7 32-14 31-14 32-18 28-18c92-70 145-180 145-297z">
          <text:p/>
        </draw:path>
        <draw:polygon draw:style-name="gr7" draw:text-style-name="P2" draw:layer="layout" svg:width="0cm" svg:height="0cm" svg:x="24.676cm" svg:y="6.526cm" svg:viewBox="0 0 0 0" draw:points="0,0">
          <text:p/>
        </draw:polygon>
        <draw:path draw:style-name="gr1" draw:text-style-name="P1" draw:layer="layout" svg:width="0.49cm" svg:height="0.491cm" svg:x="24.962cm" svg:y="7.517cm" svg:viewBox="0 0 491 492" svg:d="M491 248c0 134-109 244-244 244-138 0-247-110-247-244s109-248 247-248c135 0 244 114 244 248z">
          <text:p/>
        </draw:path>
        <draw:polygon draw:style-name="gr7" draw:text-style-name="P2" draw:layer="layout" svg:width="0cm" svg:height="0cm" svg:x="24.676cm" svg:y="6.526cm" svg:viewBox="0 0 0 0" draw:points="0,0">
          <text:p/>
        </draw:polygon>
        <draw:path draw:style-name="gr1" draw:text-style-name="P1" draw:layer="layout" svg:width="0.49cm" svg:height="0.49cm" svg:x="24.962cm" svg:y="4.332cm" svg:viewBox="0 0 491 491" svg:d="M491 243c0 139-109 248-244 248-138 0-247-109-247-248 0-134 109-243 247-243 135 0 244 109 244 243z">
          <text:p/>
        </draw:path>
        <draw:polygon draw:style-name="gr7" draw:text-style-name="P2" draw:layer="layout" svg:width="0cm" svg:height="0cm" svg:x="24.676cm" svg:y="6.526cm" svg:viewBox="0 0 0 0" draw:points="0,0">
          <text:p/>
        </draw:polygon>
        <draw:path draw:style-name="gr1" draw:text-style-name="P1" draw:layer="layout" svg:width="0.414cm" svg:height="0.412cm" svg:x="25.003cm" svg:y="6.096cm" svg:viewBox="0 0 415 413" svg:d="M415 204c0-32-7-63-25-95-35-67-105-109-183-109s-148 42-184 109c-39 77-29 169 29 234 60 63 148 88 229 56s134-110 134-195z">
          <text:p/>
        </draw:path>
        <draw:polygon draw:style-name="gr7" draw:text-style-name="P2" draw:layer="layout" svg:width="0cm" svg:height="0cm" svg:x="24.676cm" svg:y="6.526cm" svg:viewBox="0 0 0 0" draw:points="0,0">
          <text:p/>
        </draw:polygon>
        <draw:path draw:style-name="gr1" draw:text-style-name="P1" draw:layer="layout" svg:width="0.335cm" svg:height="0.335cm" svg:x="25.04cm" svg:y="4.409cm" svg:viewBox="0 0 336 336" svg:d="M336 171c0-50-18-93-50-125-36-32-82-49-128-46-88 4-158 78-158 171 0 91 74 165 169 165 93 0 167-74 167-165z">
          <text:p/>
        </draw:path>
        <draw:polygon draw:style-name="gr7" draw:text-style-name="P2" draw:layer="layout" svg:width="0cm" svg:height="0cm" svg:x="24.676cm" svg:y="6.526cm" svg:viewBox="0 0 0 0" draw:points="0,0">
          <text:p/>
        </draw:polygon>
        <draw:path draw:style-name="gr1" draw:text-style-name="P1" draw:layer="layout" svg:width="0.335cm" svg:height="0.335cm" svg:x="25.04cm" svg:y="7.595cm" svg:viewBox="0 0 336 336" svg:d="M336 169c0-95-74-169-167-169-95 0-169 74-169 169 0 92 74 167 169 167 93 0 167-75 167-167z">
          <text:p/>
        </draw:path>
        <draw:polygon draw:style-name="gr7" draw:text-style-name="P2" draw:layer="layout" svg:width="0cm" svg:height="0cm" svg:x="24.676cm" svg:y="6.526cm" svg:viewBox="0 0 0 0" draw:points="0,0">
          <text:p/>
        </draw:polygon>
        <draw:path draw:style-name="gr1" draw:text-style-name="P1" draw:layer="layout" svg:width="0.335cm" svg:height="0.335cm" svg:x="25.04cm" svg:y="4.409cm" svg:viewBox="0 0 336 336" svg:d="M336 171c0-22 0-43-7-58-7-21-18-42-32-56-11-11-25-25-39-36-11-3-22-10-36-14-7-3-21-7-35-7-11 0-18 0-29 0-88 4-158 78-158 171 0 91 74 165 169 165 93 0 167-74 167-165z">
          <text:p/>
        </draw:path>
        <draw:polygon draw:style-name="gr7" draw:text-style-name="P2" draw:layer="layout" svg:width="0cm" svg:height="0cm" svg:x="24.676cm" svg:y="6.526cm" svg:viewBox="0 0 0 0" draw:points="0,0">
          <text:p/>
        </draw:polygon>
        <draw:polygon draw:style-name="gr1" draw:text-style-name="P1" draw:layer="layout" svg:width="1.313cm" svg:height="0.064cm" svg:x="23.138cm" svg:y="3.615cm" svg:viewBox="0 0 1314 65" draw:points="60,0 74,0 120,0 191,0 286,0 399,0 522,0 656,0 787,0 914,0 1027,0 1122,0 1197,0 1239,0 1254,0 1314,65 1310,65 1261,65 1179,65 1073,65 946,65 805,65 656,65 508,65 367,65 240,65 134,65 53,65 7,65 0,65">
          <text:p/>
        </draw:polygon>
        <draw:polygon draw:style-name="gr7" draw:text-style-name="P2" draw:layer="layout" svg:width="0cm" svg:height="0cm" svg:x="24.676cm" svg:y="6.526cm" svg:viewBox="0 0 0 0" draw:points="0,0">
          <text:p/>
        </draw:polygon>
        <draw:path draw:style-name="gr1" draw:text-style-name="P1" draw:layer="layout" svg:width="0.413cm" svg:height="0.152cm" svg:x="24.507cm" svg:y="3.601cm" svg:viewBox="0 0 414 153" svg:d="M0 153h54 53 46 42 42 36 31 29 24 21 15 10 7 4c0-39-18-79-43-107-28-28-67-46-109-46h-3-8-10-14-14-18-21-21-25-28-32-32-36c0 0 0 7 0 29 0 10 0 28 0 49 0 18 0 43 0 75z">
          <text:p/>
        </draw:path>
        <draw:polygon draw:style-name="gr7" draw:text-style-name="P2" draw:layer="layout" svg:width="0cm" svg:height="0cm" svg:x="24.676cm" svg:y="6.526cm" svg:viewBox="0 0 0 0" draw:points="0,0">
          <text:p/>
        </draw:polygon>
        <draw:path draw:style-name="gr1" draw:text-style-name="P1" draw:layer="layout" svg:width="0.108cm" svg:height="0.423cm" svg:x="23.076cm" svg:y="7.101cm" svg:viewBox="0 0 109 424" svg:d="M109 368c0 17 0 39 0 56-22-17-43-39-61-63-10-14-18-32-28-53-7-19-14-43-18-75-3-25-3-64 0-88 4-32 11-50 18-71 14-32 32-56 49-74v63h40v4 11 10 11 14 14 14h-40v74h40c0 14 0 25 0 39 0 7 0 11 0 14 0 7 0 11 0 14 0 4 0 7 0 7h-40v79z">
          <text:p/>
        </draw:path>
        <draw:polygon draw:style-name="gr7" draw:text-style-name="P2" draw:layer="layout" svg:width="0cm" svg:height="0cm" svg:x="24.676cm" svg:y="6.526cm" svg:viewBox="0 0 0 0" draw:points="0,0">
          <text:p/>
        </draw:polygon>
        <draw:polygon draw:style-name="gr1" draw:text-style-name="P1" draw:layer="layout" svg:width="1.193cm" svg:height="0.018cm" svg:x="23.198cm" svg:y="3.601cm" svg:viewBox="0 0 1194 19" draw:points="1194,19 1194,0 1187,0 1045,0 894,0 731,0 566,0 400,0 241,0 93,0 0,0 0,19 14,19 61,19 132,19 227,19 340,19 467,19 597,19 731,19 855,19 968,19 1063,19 1137,19 1179,19">
          <text:p/>
        </draw:polygon>
        <draw:polygon draw:style-name="gr7" draw:text-style-name="P2" draw:layer="layout" svg:width="0cm" svg:height="0cm" svg:x="24.676cm" svg:y="6.526cm" svg:viewBox="0 0 0 0" draw:points="0,0">
          <text:p/>
        </draw:polygon>
        <draw:path draw:style-name="gr1" draw:text-style-name="P1" draw:layer="layout" svg:width="0.093cm" svg:height="0.247cm" svg:x="23.088cm" svg:y="5.806cm" svg:viewBox="0 0 94 248" svg:d="M94 187c0 14 0 28 0 40h-36v21c-18-25-36-54-50-96-4-21-7-42-7-71-4-28 3-56 7-81h50 36c0 21 0 50 0 78h-36v74h36c0 3 0 7 0 14 0 0 0 4 0 7v4c0 3 0 3 0 7z">
          <text:p/>
        </draw:path>
        <draw:polygon draw:style-name="gr7" draw:text-style-name="P2" draw:layer="layout" svg:width="0cm" svg:height="0cm" svg:x="24.676cm" svg:y="6.526cm" svg:viewBox="0 0 0 0" draw:points="0,0">
          <text:p/>
        </draw:polygon>
        <draw:path draw:style-name="gr1" draw:text-style-name="P1" draw:layer="layout" svg:width="0.042cm" svg:height="0.078cm" svg:x="23.142cm" svg:y="7.39cm" svg:viewBox="0 0 43 79" svg:d="M43 51v28h-43v-79h43c0 7 0 11 0 18 0 0 0 3 0 7 0 3 0 7 0 7 0 3 0 7 0 7 0 5 0 5 0 8z">
          <text:p/>
        </draw:path>
        <draw:polygon draw:style-name="gr7" draw:text-style-name="P2" draw:layer="layout" svg:width="0cm" svg:height="0cm" svg:x="24.676cm" svg:y="6.526cm" svg:viewBox="0 0 0 0" draw:points="0,0">
          <text:p/>
        </draw:polygon>
        <draw:polygon draw:style-name="gr1" draw:text-style-name="P1" draw:layer="layout" svg:width="0.042cm" svg:height="0.078cm" svg:x="23.142cm" svg:y="6.032cm" svg:viewBox="0 0 43 79" draw:points="43,0 43,65 43,79 0,79 0,22 0,0">
          <text:p/>
        </draw:polygon>
        <draw:polygon draw:style-name="gr7" draw:text-style-name="P2" draw:layer="layout" svg:width="0cm" svg:height="0cm" svg:x="24.676cm" svg:y="6.526cm" svg:viewBox="0 0 0 0" draw:points="0,0">
          <text:p/>
        </draw:polygon>
        <draw:path draw:style-name="gr1" draw:text-style-name="P1" draw:layer="layout" svg:width="0.042cm" svg:height="0.078cm" svg:x="23.142cm" svg:y="5.732cm" svg:viewBox="0 0 43 79" svg:d="M43 79c0-25 0-39 0-39v-40h-43v79z">
          <text:p/>
        </draw:path>
        <draw:polygon draw:style-name="gr7" draw:text-style-name="P2" draw:layer="layout" svg:width="0cm" svg:height="0cm" svg:x="24.676cm" svg:y="6.526cm" svg:viewBox="0 0 0 0" draw:points="0,0">
          <text:p/>
        </draw:polygon>
        <draw:path draw:style-name="gr1" draw:text-style-name="P1" draw:layer="layout" svg:width="0.042cm" svg:height="0.074cm" svg:x="23.142cm" svg:y="5.884cm" svg:viewBox="0 0 43 75" svg:d="M43 75c0-22 0-50 0-75h-43v75z">
          <text:p/>
        </draw:path>
        <draw:polygon draw:style-name="gr7" draw:text-style-name="P2" draw:layer="layout" svg:width="0cm" svg:height="0cm" svg:x="24.676cm" svg:y="6.526cm" svg:viewBox="0 0 0 0" draw:points="0,0">
          <text:p/>
        </draw:polygon>
        <draw:polygon draw:style-name="gr1" draw:text-style-name="P1" draw:layer="layout" svg:width="0.042cm" svg:height="0.078cm" svg:x="23.142cm" svg:y="7.09cm" svg:viewBox="0 0 43 79" draw:points="43,79 43,72 43,65 43,61 43,58 43,0 3,4 0,79">
          <text:p/>
        </draw:polygon>
        <draw:polygon draw:style-name="gr7" draw:text-style-name="P2" draw:layer="layout" svg:width="0cm" svg:height="0cm" svg:x="24.676cm" svg:y="6.526cm" svg:viewBox="0 0 0 0" draw:points="0,0">
          <text:p/>
        </draw:polygon>
        <draw:polygon draw:style-name="gr1" draw:text-style-name="P1" draw:layer="layout" svg:width="0.042cm" svg:height="0.074cm" svg:x="23.142cm" svg:y="7.542cm" svg:viewBox="0 0 43 75" draw:points="43,0 43,75 0,75 0,0">
          <text:p/>
        </draw:polygon>
        <draw:polygon draw:style-name="gr7" draw:text-style-name="P2" draw:layer="layout" svg:width="0cm" svg:height="0cm" svg:x="24.676cm" svg:y="6.526cm" svg:viewBox="0 0 0 0" draw:points="0,0">
          <text:p/>
        </draw:polygon>
        <draw:polygon draw:style-name="gr1" draw:text-style-name="P1" draw:layer="layout" svg:width="0.042cm" svg:height="0.078cm" svg:x="23.142cm" svg:y="7.69cm" svg:viewBox="0 0 43 79" draw:points="43,0 43,79 0,79 0,0">
          <text:p/>
        </draw:polygon>
        <draw:polygon draw:style-name="gr7" draw:text-style-name="P2" draw:layer="layout" svg:width="0cm" svg:height="0cm" svg:x="24.676cm" svg:y="6.526cm" svg:viewBox="0 0 0 0" draw:points="0,0">
          <text:p/>
        </draw:polygon>
        <draw:path draw:style-name="gr1" draw:text-style-name="P1" draw:layer="layout" svg:width="0.042cm" svg:height="0.074cm" svg:x="23.142cm" svg:y="7.242cm" svg:viewBox="0 0 43 75" svg:d="M43 75v-21c0-22 0-40 0-54h-43v75z">
          <text:p/>
        </draw:path>
        <draw:polygon draw:style-name="gr7" draw:text-style-name="P2" draw:layer="layout" svg:width="0cm" svg:height="0cm" svg:x="24.676cm" svg:y="6.526cm" svg:viewBox="0 0 0 0" draw:points="0,0">
          <text:p/>
        </draw:polygon>
        <draw:path draw:style-name="gr1" draw:text-style-name="P1" draw:layer="layout" svg:width="0.032cm" svg:height="0.032cm" svg:x="23.149cm" svg:y="7.062cm" svg:viewBox="0 0 33 33" svg:d="M33 0c-12 7-23 18-30 29l30-29c0 11 0 18 0 29l-33 4z">
          <text:p/>
        </draw:path>
        <draw:polygon draw:style-name="gr7" draw:text-style-name="P2" draw:layer="layout" svg:width="0cm" svg:height="0cm" svg:x="24.676cm" svg:y="6.526cm" svg:viewBox="0 0 0 0" draw:points="0,0">
          <text:p/>
        </draw:polygon>
        <draw:path draw:style-name="gr1" draw:text-style-name="P1" draw:layer="layout" svg:width="0.177cm" svg:height="0.17cm" svg:x="25.198cm" svg:y="4.409cm" svg:viewBox="0 0 178 171" svg:d="M178 171c0-22 0-39-7-57-7-21-18-39-32-54-11-14-25-28-39-39-10-3-21-10-35-14-8-3-22-7-36-7-11 0-18 0-29 0 46-3 93 14 128 46 32 33 50 75 50 125z">
          <text:p/>
        </draw:path>
        <draw:polygon draw:style-name="gr7" draw:text-style-name="P2" draw:layer="layout" svg:width="0cm" svg:height="0cm" svg:x="24.676cm" svg:y="6.526cm" svg:viewBox="0 0 0 0" draw:points="0,0">
          <text:p/>
        </draw:polygon>
        <draw:line draw:style-name="gr8" draw:text-style-name="P2" draw:layer="layout" svg:x1="23.198cm" svg:y1="3.601cm" svg:x2="23.198cm" svg:y2="3.615cm">
          <text:p/>
        </draw:line>
        <draw:polyline draw:style-name="gr8" draw:text-style-name="P2" draw:layer="layout" svg:width="1.192cm" svg:height="0cm" svg:x="23.198cm" svg:y="3.615cm" svg:viewBox="0 0 1193 0" draw:points="0,0 14,0 60,0 131,0 226,0 339,0 462,0 596,0 727,0 854,0 967,0 1062,0 1133,0 1178,0 1193,0">
          <text:p/>
        </draw:polyline>
        <draw:polyline draw:style-name="gr8" draw:text-style-name="P2" draw:layer="layout" svg:width="1.192cm" svg:height="0cm" svg:x="23.198cm" svg:y="3.601cm" svg:viewBox="0 0 1193 0" draw:points="0,0 14,0 60,0 131,0 226,0 339,0 462,0 596,0 727,0 854,0 967,0 1062,0 1133,0 1178,0 1193,0">
          <text:p/>
        </draw:polyline>
        <draw:line draw:style-name="gr8" draw:text-style-name="P2" draw:layer="layout" svg:x1="23.199cm" svg:y1="3.615cm" svg:x2="23.138cm" svg:y2="3.68cm">
          <text:p/>
        </draw:line>
        <draw:polyline draw:style-name="gr8" draw:text-style-name="P2" draw:layer="layout" svg:width="1.332cm" svg:height="0cm" svg:x="23.128cm" svg:y="3.675cm" svg:viewBox="0 0 1333 0" draw:points="0,0 17,0 63,0 144,0 250,0 377,0 518,0 666,0 815,0 956,0 1083,0 1188,0 1266,0 1315,0 1333,0">
          <text:p/>
        </draw:polyline>
        <draw:line draw:style-name="gr8" draw:text-style-name="P2" draw:layer="layout" svg:x1="23.128cm" svg:y1="3.675cm" svg:x2="23.128cm" svg:y2="3.753cm">
          <text:p/>
        </draw:line>
        <draw:path draw:style-name="gr8" draw:text-style-name="P2" draw:layer="layout" svg:width="0cm" svg:height="0.151cm" svg:x="24.507cm" svg:y="3.601cm" svg:viewBox="0 0 0 152" svg:d="M0 0c0 0 0 7 0 32 0 11 0 25 0 42 0 18 0 46 0 78">
          <text:p/>
        </draw:path>
        <draw:polyline draw:style-name="gr8" draw:text-style-name="P2" draw:layer="layout" svg:width="1.685cm" svg:height="0cm" svg:x="22.821cm" svg:y="3.601cm" svg:viewBox="0 0 1686 0" draw:points="1686,0 1563,0 1421,0 1266,0 1104,0 938,0 776,0 617,0 465,0 331,0 218,0 123,0 56,0 14,0 0,0">
          <text:p/>
        </draw:polyline>
        <draw:path draw:style-name="gr8" draw:text-style-name="P2" draw:layer="layout" svg:width="0.115cm" svg:height="0cm" svg:x="24.391cm" svg:y="3.601cm" svg:viewBox="0 0 116 0" svg:d="M0 0c42 0 81 0 116 0">
          <text:p/>
        </draw:path>
        <draw:path draw:style-name="gr8" draw:text-style-name="P2" draw:layer="layout" svg:width="0cm" svg:height="0.151cm" svg:x="24.507cm" svg:y="3.601cm" svg:viewBox="0 0 0 152" svg:d="M0 0c0 0 0 7 0 32 0 11 0 25 0 42 0 18 0 46 0 78">
          <text:p/>
        </draw:path>
        <draw:path draw:style-name="gr8" draw:text-style-name="P2" draw:layer="layout" svg:width="0cm" svg:height="0.151cm" svg:x="24.507cm" svg:y="3.601cm" svg:viewBox="0 0 0 152" svg:d="M0 152c0-32 0-56 0-74 0-21 0-39 0-49 0-22 0-29 0-29">
          <text:p/>
        </draw:path>
        <draw:polyline draw:style-name="gr8" draw:text-style-name="P2" draw:layer="layout" svg:width="0.26cm" svg:height="0cm" svg:x="24.507cm" svg:y="3.601cm" svg:viewBox="0 0 261 0" draw:points="0,0 35,0 67,0 95,0 123,0 152,0 173,0 194,0 212,0 226,0 240,0 250,0 258,0 261,0">
          <text:p/>
        </draw:polyline>
        <draw:polyline draw:style-name="gr8" draw:text-style-name="P2" draw:layer="layout" svg:width="0.26cm" svg:height="0cm" svg:x="24.507cm" svg:y="3.601cm" svg:viewBox="0 0 261 0" draw:points="261,0 258,0 250,0 240,0 226,0 212,0 194,0 173,0 152,0 123,0 95,0 67,0 35,0 0,0">
          <text:p/>
        </draw:polyline>
        <draw:path draw:style-name="gr8" draw:text-style-name="P2" draw:layer="layout" svg:width="0cm" svg:height="0.151cm" svg:x="24.507cm" svg:y="3.601cm" svg:viewBox="0 0 0 152" svg:d="M0 152c0-32 0-56 0-74 0-21 0-39 0-49 0-22 0-29 0-29">
          <text:p/>
        </draw:path>
        <draw:polyline draw:style-name="gr8" draw:text-style-name="P2" draw:layer="layout" svg:width="0.412cm" svg:height="0cm" svg:x="24.507cm" svg:y="3.753cm" svg:viewBox="0 0 413 0" draw:points="0,0 53,0 102,0 152,0 194,0 233,0 272,0 303,0 332,0 356,0 374,0 392,0 402,0 409,0 413,0">
          <text:p/>
        </draw:polyline>
        <draw:path draw:style-name="gr8" draw:text-style-name="P2" draw:layer="layout" svg:width="0.032cm" svg:height="0.265cm" svg:x="22.669cm" svg:y="5.538cm" svg:viewBox="0 0 33 266" svg:d="M0 0c0 0 4 7 4 21 3 11 8 29 11 53 4 18 7 39 11 68 3 32 7 78 7 124">
          <text:p/>
        </draw:path>
        <draw:line draw:style-name="gr8" draw:text-style-name="P2" draw:layer="layout" svg:x1="22.697cm" svg:y1="5.806cm" svg:x2="22.697cm" svg:y2="5.799cm">
          <text:p/>
        </draw:line>
        <draw:path draw:style-name="gr8" draw:text-style-name="P2" draw:layer="layout" svg:width="0.045cm" svg:height="0cm" svg:x="24.415cm" svg:y="9.45cm" svg:viewBox="0 0 46 0" svg:d="M0 0c18 0 32 0 46 0">
          <text:p/>
        </draw:path>
        <draw:line draw:style-name="gr8" draw:text-style-name="P2" draw:layer="layout" svg:x1="24.465cm" svg:y1="9.45cm" svg:x2="24.461cm" svg:y2="9.45cm">
          <text:p/>
        </draw:line>
        <draw:line draw:style-name="gr8" draw:text-style-name="P2" draw:layer="layout" svg:x1="25.816cm" svg:y1="9.45cm" svg:x2="26.271cm" svg:y2="9.45cm">
          <text:p/>
        </draw:line>
        <draw:line draw:style-name="gr8" draw:text-style-name="P2" draw:layer="layout" svg:x1="24.472cm" svg:y1="9.45cm" svg:x2="25.816cm" svg:y2="9.45cm">
          <text:p/>
        </draw:line>
        <draw:line draw:style-name="gr8" draw:text-style-name="P2" draw:layer="layout" svg:x1="24.472cm" svg:y1="9.45cm" svg:x2="24.465cm" svg:y2="9.45cm">
          <text:p/>
        </draw:line>
        <draw:line draw:style-name="gr8" draw:text-style-name="P2" draw:layer="layout" svg:x1="24.465cm" svg:y1="9.45cm" svg:x2="23.181cm" svg:y2="9.45cm">
          <text:p/>
        </draw:line>
        <draw:polyline draw:style-name="gr8" draw:text-style-name="P2" draw:layer="layout" svg:width="0.511cm" svg:height="0cm" svg:x="22.669cm" svg:y="9.45cm" svg:viewBox="0 0 512 0" draw:points="0,0 4,0 11,0 25,0 46,0 71,0 99,0 138,0 176,0 222,0 272,0 328,0 385,0 448,0 512,0">
          <text:p/>
        </draw:polyline>
        <draw:polyline draw:style-name="gr8" draw:text-style-name="P2" draw:layer="layout" svg:width="1.233cm" svg:height="0cm" svg:x="23.181cm" svg:y="9.45cm" svg:viewBox="0 0 1234 0" draw:points="0,0 35,0 95,0 183,0 285,0 405,0 532,0 663,0 793,0 917,0 1023,0 1114,0 1178,0 1220,0 1234,0">
          <text:p/>
        </draw:polyline>
        <draw:line draw:style-name="gr8" draw:text-style-name="P2" draw:layer="layout" svg:x1="23.181cm" svg:y1="9.45cm" svg:x2="23.181cm" svg:y2="7.821cm">
          <text:p/>
        </draw:line>
        <draw:line draw:style-name="gr8" draw:text-style-name="P2" draw:layer="layout" svg:x1="23.181cm" svg:y1="7.821cm" svg:x2="23.181cm" svg:y2="5.658cm">
          <text:p/>
        </draw:line>
        <draw:path draw:style-name="gr8" draw:text-style-name="P2" draw:layer="layout" svg:width="0cm" svg:height="0.102cm" svg:x="23.181cm" svg:y="5.993cm" svg:viewBox="0 0 0 103" svg:d="M0 0c0 39 0 71 0 103">
          <text:p/>
        </draw:path>
        <draw:line draw:style-name="gr8" draw:text-style-name="P2" draw:layer="layout" svg:x1="23.181cm" svg:y1="7.062cm" svg:x2="23.181cm" svg:y2="7.016cm">
          <text:p/>
        </draw:line>
        <draw:line draw:style-name="gr8" draw:text-style-name="P2" draw:layer="layout" svg:x1="23.181cm" svg:y1="6.865cm" svg:x2="23.181cm" svg:y2="6.519cm">
          <text:p/>
        </draw:line>
        <draw:line draw:style-name="gr8" draw:text-style-name="P2" draw:layer="layout" svg:x1="23.181cm" svg:y1="6.145cm" svg:x2="23.181cm" svg:y2="6.106cm">
          <text:p/>
        </draw:line>
        <draw:path draw:style-name="gr8" draw:text-style-name="P2" draw:layer="layout" svg:width="0cm" svg:height="0.084cm" svg:x="23.181cm" svg:y="7.062cm" svg:viewBox="0 0 0 85" svg:d="M0 0c0 25 0 53 0 85">
          <text:p/>
        </draw:path>
        <draw:path draw:style-name="gr8" draw:text-style-name="P2" draw:layer="layout" svg:width="0cm" svg:height="0.08cm" svg:x="23.181cm" svg:y="7.44cm" svg:viewBox="0 0 0 81" svg:d="M0 0c0 28 0 56 0 81">
          <text:p/>
        </draw:path>
        <draw:line draw:style-name="gr8" draw:text-style-name="P2" draw:layer="layout" svg:x1="23.181cm" svg:y1="7.821cm" svg:x2="23.181cm" svg:y2="7.764cm">
          <text:p/>
        </draw:line>
        <draw:line draw:style-name="gr8" draw:text-style-name="P2" draw:layer="layout" svg:x1="23.181cm" svg:y1="7.69cm" svg:x2="23.181cm" svg:y2="7.616cm">
          <text:p/>
        </draw:line>
        <draw:line draw:style-name="gr8" draw:text-style-name="P2" draw:layer="layout" svg:x1="23.181cm" svg:y1="7.542cm" svg:x2="23.181cm" svg:y2="7.521cm">
          <text:p/>
        </draw:line>
        <draw:line draw:style-name="gr8" draw:text-style-name="P2" draw:layer="layout" svg:x1="23.181cm" svg:y1="6.145cm" svg:x2="23.181cm" svg:y2="6.519cm">
          <text:p/>
        </draw:line>
        <draw:line draw:style-name="gr8" draw:text-style-name="P2" draw:layer="layout" svg:x1="23.181cm" svg:y1="6.865cm" svg:x2="23.181cm" svg:y2="7.016cm">
          <text:p/>
        </draw:line>
        <draw:line draw:style-name="gr8" draw:text-style-name="P2" draw:layer="layout" svg:x1="23.181cm" svg:y1="7.44cm" svg:x2="23.181cm" svg:y2="7.464cm">
          <text:p/>
        </draw:line>
        <draw:line draw:style-name="gr8" draw:text-style-name="P2" draw:layer="layout" svg:x1="23.181cm" svg:y1="7.542cm" svg:x2="23.181cm" svg:y2="7.616cm">
          <text:p/>
        </draw:line>
        <draw:line draw:style-name="gr8" draw:text-style-name="P2" draw:layer="layout" svg:x1="23.181cm" svg:y1="7.09cm" svg:x2="23.181cm" svg:y2="7.147cm">
          <text:p/>
        </draw:line>
        <draw:line draw:style-name="gr8" draw:text-style-name="P2" draw:layer="layout" svg:x1="23.181cm" svg:y1="6.032cm" svg:x2="23.181cm" svg:y2="6.106cm">
          <text:p/>
        </draw:line>
        <draw:line draw:style-name="gr8" draw:text-style-name="P2" draw:layer="layout" svg:x1="23.181cm" svg:y1="7.69cm" svg:x2="23.181cm" svg:y2="7.764cm">
          <text:p/>
        </draw:line>
        <draw:line draw:style-name="gr8" draw:text-style-name="P2" draw:layer="layout" svg:x1="23.181cm" svg:y1="5.771cm" svg:x2="23.181cm" svg:y2="5.732cm">
          <text:p/>
        </draw:line>
        <draw:path draw:style-name="gr8" draw:text-style-name="P2" draw:layer="layout" svg:width="0cm" svg:height="0.143cm" svg:x="23.181cm" svg:y="7.147cm" svg:viewBox="0 0 0 144" svg:d="M0 144c0-17 0-31 0-49 0-7 0-18 0-28 0-4 0-7 0-14 0-4 0-7 0-11 0-3 0-7 0-10 0-4 0-8 0-11 0-4 0-4 0-7 0-4 0-4 0-7v-4c0-3 0-3 0-3">
          <text:p/>
        </draw:path>
        <draw:path draw:style-name="gr8" draw:text-style-name="P2" draw:layer="layout" svg:width="0cm" svg:height="0.148cm" svg:x="23.181cm" svg:y="7.291cm" svg:viewBox="0 0 0 149" svg:d="M0 149v-4c0-3 0-3 0-7 0 0 0-4 0-7 0 0 0-4 0-7 0-4 0-7 0-7 0-7 0-7 0-11 0-7 0-10 0-14 0-3 0-7 0-14 0-3 0-7 0-14 0-11 0-21 0-32 0-10 0-21 0-32">
          <text:p/>
        </draw:path>
        <draw:path draw:style-name="gr8" draw:text-style-name="P2" draw:layer="layout" svg:width="0cm" svg:height="0.034cm" svg:x="23.181cm" svg:y="5.771cm" svg:viewBox="0 0 0 35" svg:d="M0 35c0-21 0-35 0-35">
          <text:p/>
        </draw:path>
        <draw:path draw:style-name="gr8" draw:text-style-name="P2" draw:layer="layout" svg:width="0cm" svg:height="0.077cm" svg:x="23.181cm" svg:y="5.806cm" svg:viewBox="0 0 0 78" svg:d="M0 78c0-28 0-57 0-78">
          <text:p/>
        </draw:path>
        <draw:path draw:style-name="gr8" draw:text-style-name="P2" draw:layer="layout" svg:width="0cm" svg:height="0.108cm" svg:x="23.181cm" svg:y="5.884cm" svg:viewBox="0 0 0 109" svg:d="M0 109c0-3 0-3 0-3 0-4 0-4 0-7v-4c0-3 0-7 0-7 0-3 0-7 0-11 0-3 0-7 0-10 0-7 0-14 0-18 0-17 0-35 0-49">
          <text:p/>
        </draw:path>
        <draw:line draw:style-name="gr8" draw:text-style-name="P2" draw:layer="layout" svg:x1="24.469cm" svg:y1="9.451cm" svg:x2="23.181cm" svg:y2="7.821cm">
          <text:p/>
        </draw:line>
        <draw:polyline draw:style-name="gr8" draw:text-style-name="P2" draw:layer="layout" svg:width="0cm" svg:height="0cm" svg:x="23.992cm" svg:y="5.806cm" svg:viewBox="0 0 0 0" draw:points="0,0">
          <text:p/>
        </draw:polyline>
        <draw:line draw:style-name="gr8" draw:text-style-name="P2" draw:layer="layout" svg:x1="24.472cm" svg:y1="9.45cm" svg:x2="24.472cm" svg:y2="8.452cm">
          <text:p/>
        </draw:line>
        <draw:line draw:style-name="gr8" draw:text-style-name="P2" draw:layer="layout" svg:x1="23.533cm" svg:y1="5.806cm" svg:x2="23.992cm" svg:y2="5.806cm">
          <text:p/>
        </draw:line>
        <draw:line draw:style-name="gr8" draw:text-style-name="P2" draw:layer="layout" svg:x1="23.533cm" svg:y1="5.806cm" svg:x2="23.533cm" svg:y2="5.658cm">
          <text:p/>
        </draw:line>
        <draw:line draw:style-name="gr8" draw:text-style-name="P2" draw:layer="layout" svg:x1="23.181cm" svg:y1="5.658cm" svg:x2="23.533cm" svg:y2="5.658cm">
          <text:p/>
        </draw:line>
        <draw:line draw:style-name="gr8" draw:text-style-name="P2" draw:layer="layout" svg:x1="24.472cm" svg:y1="9.45cm" svg:x2="24.472cm" svg:y2="8.452cm">
          <text:p/>
        </draw:line>
        <draw:path draw:style-name="gr8" draw:text-style-name="P2" draw:layer="layout" svg:width="0.156cm" svg:height="0.395cm" svg:x="24.316cm" svg:y="8.057cm" svg:viewBox="0 0 157 396" svg:d="M0 0c46 135 100 266 157 396">
          <text:p/>
        </draw:path>
        <draw:line draw:style-name="gr8" draw:text-style-name="P2" draw:layer="layout" svg:x1="24.316cm" svg:y1="8.057cm" svg:x2="24.976cm" svg:y2="8.057cm">
          <text:p/>
        </draw:line>
        <draw:polyline draw:style-name="gr8" draw:text-style-name="P2" draw:layer="layout" svg:width="0.462cm" svg:height="0.081cm" svg:x="24.976cm" svg:y="8.057cm" svg:viewBox="0 0 463 82" draw:points="0,0 32,22 60,40 92,54 127,68 159,75 194,82 230,82 266,82 301,75 336,68 368,54 400,40 432,22 463,0">
          <text:p/>
        </draw:polyline>
        <draw:line draw:style-name="gr8" draw:text-style-name="P2" draw:layer="layout" svg:x1="25.435cm" svg:y1="8.057cm" svg:x2="25.953cm" svg:y2="8.057cm">
          <text:p/>
        </draw:line>
        <draw:path draw:style-name="gr8" draw:text-style-name="P2" draw:layer="layout" svg:width="0.137cm" svg:height="0.395cm" svg:x="25.816cm" svg:y="8.057cm" svg:viewBox="0 0 138 396" svg:d="M0 396c54-130 96-261 138-396">
          <text:p/>
        </draw:path>
        <draw:line draw:style-name="gr8" draw:text-style-name="P2" draw:layer="layout" svg:x1="25.816cm" svg:y1="8.452cm" svg:x2="25.816cm" svg:y2="9.45cm">
          <text:p/>
        </draw:line>
        <draw:line draw:style-name="gr8" draw:text-style-name="P2" draw:layer="layout" svg:x1="25.816cm" svg:y1="9.45cm" svg:x2="25.816cm" svg:y2="8.452cm">
          <text:p/>
        </draw:line>
        <draw:line draw:style-name="gr8" draw:text-style-name="P2" draw:layer="layout" svg:x1="26.271cm" svg:y1="9.45cm" svg:x2="26.271cm" svg:y2="8.205cm">
          <text:p/>
        </draw:line>
        <draw:path draw:style-name="gr8" draw:text-style-name="P2" draw:layer="layout" svg:width="0.021cm" svg:height="0.053cm" svg:x="26.25cm" svg:y="8.152cm" svg:viewBox="0 0 22 54" svg:d="M0 0c15 14 22 32 22 54">
          <text:p/>
        </draw:path>
        <draw:line draw:style-name="gr8" draw:text-style-name="P2" draw:layer="layout" svg:x1="26.07cm" svg:y1="7.972cm" svg:x2="26.251cm" svg:y2="8.153cm">
          <text:p/>
        </draw:line>
        <draw:path draw:style-name="gr8" draw:text-style-name="P2" draw:layer="layout" svg:width="0.053cm" svg:height="0.021cm" svg:x="26.017cm" svg:y="7.951cm" svg:viewBox="0 0 54 22" svg:d="M0 0c19 0 40 7 54 22">
          <text:p/>
        </draw:path>
        <draw:line draw:style-name="gr8" draw:text-style-name="P2" draw:layer="layout" svg:x1="26.017cm" svg:y1="7.951cm" svg:x2="25.985cm" svg:y2="7.951cm">
          <text:p/>
        </draw:line>
        <draw:line draw:style-name="gr8" draw:text-style-name="P2" draw:layer="layout" svg:x1="23.844cm" svg:y1="5.806cm" svg:x2="23.84cm" svg:y2="5.806cm">
          <text:p/>
        </draw:line>
        <draw:line draw:style-name="gr8" draw:text-style-name="P2" draw:layer="layout" svg:x1="23.096cm" svg:y1="5.806cm" svg:x2="23.142cm" svg:y2="5.806cm">
          <text:p/>
        </draw:line>
        <draw:path draw:style-name="gr8" draw:text-style-name="P2" draw:layer="layout" svg:width="0.057cm" svg:height="0.247cm" svg:x="23.088cm" svg:y="5.806cm" svg:viewBox="0 0 58 248" svg:d="M8 0c-4 25-11 53-7 81 0 29 3 50 7 71 14 42 29 71 50 96">
          <text:p/>
        </draw:path>
        <draw:path draw:style-name="gr8" draw:text-style-name="P2" draw:layer="layout" svg:width="0cm" svg:height="0.034cm" svg:x="23.533cm" svg:y="5.771cm" svg:viewBox="0 0 0 35" svg:d="M0 35c0-21 0-35 0-35">
          <text:p/>
        </draw:path>
        <draw:line draw:style-name="gr8" draw:text-style-name="P2" draw:layer="layout" svg:x1="23.84cm" svg:y1="5.806cm" svg:x2="23.533cm" svg:y2="5.806cm">
          <text:p/>
        </draw:line>
        <draw:path draw:style-name="gr8" draw:text-style-name="P2" draw:layer="layout" svg:width="0.029cm" svg:height="0.028cm" svg:x="23.152cm" svg:y="7.062cm" svg:viewBox="0 0 30 29" svg:d="M30 0c-11 7-19 19-30 29">
          <text:p/>
        </draw:path>
        <draw:path draw:style-name="gr8" draw:text-style-name="P2" draw:layer="layout" svg:width="0.108cm" svg:height="0.423cm" svg:x="23.076cm" svg:y="7.101cm" svg:viewBox="0 0 109 424" svg:d="M69 0c-17 18-35 42-49 74-7 21-14 39-18 71-3 24-3 63 0 88 4 32 11 56 18 75 10 21 18 39 28 53 18 24 39 46 61 63">
          <text:p/>
        </draw:path>
        <draw:line draw:style-name="gr8" draw:text-style-name="P2" draw:layer="layout" svg:x1="23.53cm" svg:y1="5.658cm" svg:x2="23.48cm" svg:y2="5.658cm">
          <text:p/>
        </draw:line>
        <draw:line draw:style-name="gr8" draw:text-style-name="P2" draw:layer="layout" svg:x1="23.181cm" svg:y1="7.464cm" svg:x2="23.142cm" svg:y2="7.464cm">
          <text:p/>
        </draw:line>
        <draw:line draw:style-name="gr8" draw:text-style-name="P2" draw:layer="layout" svg:x1="23.181cm" svg:y1="7.39cm" svg:x2="23.142cm" svg:y2="7.39cm">
          <text:p/>
        </draw:line>
        <draw:line draw:style-name="gr8" draw:text-style-name="P2" draw:layer="layout" svg:x1="23.142cm" svg:y1="7.39cm" svg:x2="23.142cm" svg:y2="7.464cm">
          <text:p/>
        </draw:line>
        <draw:line draw:style-name="gr8" draw:text-style-name="P2" draw:layer="layout" svg:x1="23.181cm" svg:y1="7.616cm" svg:x2="23.142cm" svg:y2="7.616cm">
          <text:p/>
        </draw:line>
        <draw:line draw:style-name="gr8" draw:text-style-name="P2" draw:layer="layout" svg:x1="23.181cm" svg:y1="7.542cm" svg:x2="23.142cm" svg:y2="7.542cm">
          <text:p/>
        </draw:line>
        <draw:line draw:style-name="gr8" draw:text-style-name="P2" draw:layer="layout" svg:x1="23.142cm" svg:y1="7.542cm" svg:x2="23.142cm" svg:y2="7.616cm">
          <text:p/>
        </draw:line>
        <draw:line draw:style-name="gr8" draw:text-style-name="P2" draw:layer="layout" svg:x1="23.181cm" svg:y1="7.164cm" svg:x2="23.142cm" svg:y2="7.164cm">
          <text:p/>
        </draw:line>
        <draw:line draw:style-name="gr8" draw:text-style-name="P2" draw:layer="layout" svg:x1="23.181cm" svg:y1="7.09cm" svg:x2="23.142cm" svg:y2="7.09cm">
          <text:p/>
        </draw:line>
        <draw:line draw:style-name="gr8" draw:text-style-name="P2" draw:layer="layout" svg:x1="23.142cm" svg:y1="7.09cm" svg:x2="23.142cm" svg:y2="7.164cm">
          <text:p/>
        </draw:line>
        <draw:line draw:style-name="gr8" draw:text-style-name="P2" draw:layer="layout" svg:x1="23.181cm" svg:y1="5.884cm" svg:x2="23.142cm" svg:y2="5.884cm">
          <text:p/>
        </draw:line>
        <draw:line draw:style-name="gr8" draw:text-style-name="P2" draw:layer="layout" svg:x1="23.142cm" svg:y1="5.884cm" svg:x2="23.142cm" svg:y2="5.958cm">
          <text:p/>
        </draw:line>
        <draw:line draw:style-name="gr8" draw:text-style-name="P2" draw:layer="layout" svg:x1="23.181cm" svg:y1="5.958cm" svg:x2="23.142cm" svg:y2="5.958cm">
          <text:p/>
        </draw:line>
        <draw:line draw:style-name="gr8" draw:text-style-name="P2" draw:layer="layout" svg:x1="23.181cm" svg:y1="6.032cm" svg:x2="23.142cm" svg:y2="6.032cm">
          <text:p/>
        </draw:line>
        <draw:line draw:style-name="gr8" draw:text-style-name="P2" draw:layer="layout" svg:x1="23.142cm" svg:y1="6.032cm" svg:x2="23.142cm" svg:y2="6.106cm">
          <text:p/>
        </draw:line>
        <draw:line draw:style-name="gr8" draw:text-style-name="P2" draw:layer="layout" svg:x1="23.181cm" svg:y1="6.106cm" svg:x2="23.142cm" svg:y2="6.106cm">
          <text:p/>
        </draw:line>
        <draw:line draw:style-name="gr8" draw:text-style-name="P2" draw:layer="layout" svg:x1="23.181cm" svg:y1="7.764cm" svg:x2="23.142cm" svg:y2="7.764cm">
          <text:p/>
        </draw:line>
        <draw:line draw:style-name="gr8" draw:text-style-name="P2" draw:layer="layout" svg:x1="23.181cm" svg:y1="7.69cm" svg:x2="23.142cm" svg:y2="7.69cm">
          <text:p/>
        </draw:line>
        <draw:line draw:style-name="gr8" draw:text-style-name="P2" draw:layer="layout" svg:x1="23.142cm" svg:y1="7.69cm" svg:x2="23.142cm" svg:y2="7.764cm">
          <text:p/>
        </draw:line>
        <draw:line draw:style-name="gr8" draw:text-style-name="P2" draw:layer="layout" svg:x1="23.181cm" svg:y1="5.732cm" svg:x2="23.142cm" svg:y2="5.732cm">
          <text:p/>
        </draw:line>
        <draw:line draw:style-name="gr8" draw:text-style-name="P2" draw:layer="layout" svg:x1="23.181cm" svg:y1="5.806cm" svg:x2="23.142cm" svg:y2="5.806cm">
          <text:p/>
        </draw:line>
        <draw:line draw:style-name="gr8" draw:text-style-name="P2" draw:layer="layout" svg:x1="23.142cm" svg:y1="5.806cm" svg:x2="23.142cm" svg:y2="5.732cm">
          <text:p/>
        </draw:line>
        <draw:line draw:style-name="gr8" draw:text-style-name="P2" draw:layer="layout" svg:x1="23.181cm" svg:y1="7.316cm" svg:x2="23.142cm" svg:y2="7.316cm">
          <text:p/>
        </draw:line>
        <draw:line draw:style-name="gr8" draw:text-style-name="P2" draw:layer="layout" svg:x1="23.181cm" svg:y1="7.242cm" svg:x2="23.142cm" svg:y2="7.242cm">
          <text:p/>
        </draw:line>
        <draw:line draw:style-name="gr8" draw:text-style-name="P2" draw:layer="layout" svg:x1="23.142cm" svg:y1="7.242cm" svg:x2="23.142cm" svg:y2="7.316cm">
          <text:p/>
        </draw:line>
        <draw:path draw:style-name="gr8" draw:text-style-name="P2" draw:layer="layout" svg:width="0.025cm" svg:height="0.095cm" svg:x="25.392cm" svg:y="6.205cm" svg:viewBox="0 0 26 96" svg:d="M26 96c0-32-7-63-26-96">
          <text:p/>
        </draw:path>
        <draw:path draw:style-name="gr8" draw:text-style-name="P2" draw:layer="layout" svg:width="0.414cm" svg:height="0.303cm" svg:x="25.003cm" svg:y="6.205cm" svg:viewBox="0 0 415 304" svg:d="M23 0c-39 78-29 170 29 234 60 63 148 89 229 56 81-32 134-109 134-194">
          <text:p/>
        </draw:path>
        <draw:line draw:style-name="gr8" draw:text-style-name="P2" draw:layer="layout" svg:x1="25.816cm" svg:y1="3.827cm" svg:x2="24.458cm" svg:y2="3.827cm">
          <text:p/>
        </draw:line>
        <draw:path draw:style-name="gr8" draw:text-style-name="P2" draw:layer="layout" svg:width="0.261cm" svg:height="0.741cm" svg:x="24.197cm" svg:y="3.827cm" svg:viewBox="0 0 262 742" svg:d="M262 0c-104 240-192 488-262 742">
          <text:p/>
        </draw:path>
        <draw:path draw:style-name="gr8" draw:text-style-name="P2" draw:layer="layout" svg:width="0.214cm" svg:height="3.111cm" svg:x="23.986cm" svg:y="4.568cm" svg:viewBox="0 0 215 3112" svg:d="M215 0c-287 1017-287 2093 0 3112">
          <text:p/>
        </draw:path>
        <draw:path draw:style-name="gr8" draw:text-style-name="P2" draw:layer="layout" svg:width="0.119cm" svg:height="0.384cm" svg:x="24.197cm" svg:y="7.676cm" svg:viewBox="0 0 120 385" svg:d="M0 0c36 130 78 258 120 385">
          <text:p/>
        </draw:path>
        <draw:path draw:style-name="gr8" draw:text-style-name="P2" draw:layer="layout" svg:width="0.188cm" svg:height="3.101cm" svg:x="26.056cm" svg:y="4.589cm" svg:viewBox="0 0 189 3102" svg:d="M0 3102c252-1019 252-2081 0-3102">
          <text:p/>
        </draw:path>
        <draw:path draw:style-name="gr8" draw:text-style-name="P2" draw:layer="layout" svg:width="0.24cm" svg:height="0.762cm" svg:x="25.816cm" svg:y="3.827cm" svg:viewBox="0 0 241 763" svg:d="M241 763c-64-257-146-516-241-763">
          <text:p/>
        </draw:path>
        <draw:path draw:style-name="gr8" draw:text-style-name="P2" draw:layer="layout" svg:width="0.147cm" svg:height="0.391cm" svg:x="24.833cm" svg:y="7.669cm" svg:viewBox="0 0 148 392" svg:d="M13 0c-39 145 14 300 135 392">
          <text:p/>
        </draw:path>
        <draw:path draw:style-name="gr8" draw:text-style-name="P2" draw:layer="layout" svg:width="0.727cm" svg:height="0.282cm" svg:x="24.842cm" svg:y="7.387cm" svg:viewBox="0 0 728 283" svg:d="M728 283c-39-166-191-283-360-283-174 0-322 117-368 283">
          <text:p/>
        </draw:path>
        <draw:path draw:style-name="gr8" draw:text-style-name="P2" draw:layer="layout" svg:width="0.014cm" svg:height="0.095cm" svg:x="25.569cm" svg:y="7.669cm" svg:viewBox="0 0 15 96" svg:d="M15 96c0-33-7-64-15-96">
          <text:p/>
        </draw:path>
        <draw:path draw:style-name="gr8" draw:text-style-name="P2" draw:layer="layout" svg:width="0.148cm" svg:height="0.296cm" svg:x="25.435cm" svg:y="7.764cm" svg:viewBox="0 0 149 297" svg:d="M0 297c96-70 149-179 149-297">
          <text:p/>
        </draw:path>
        <draw:path draw:style-name="gr8" draw:text-style-name="P2" draw:layer="layout" svg:width="0.103cm" svg:height="0.37cm" svg:x="25.953cm" svg:y="7.69cm" svg:viewBox="0 0 104 371" svg:d="M0 371c40-124 72-247 104-371">
          <text:p/>
        </draw:path>
        <draw:path draw:style-name="gr8" draw:text-style-name="P2" draw:layer="layout" svg:width="0.864cm" svg:height="0.864cm" svg:x="24.779cm" svg:y="5.87cm" svg:viewBox="0 0 865 865" svg:d="M865 430c0 241-195 435-435 435-236 0-430-194-430-435 0-236 194-430 430-430 240 0 435 194 435 430z">
          <text:p/>
        </draw:path>
        <draw:path draw:style-name="gr8" draw:text-style-name="P2" draw:layer="layout" svg:width="0.751cm" svg:height="0.752cm" svg:x="24.832cm" svg:y="4.201cm" svg:viewBox="0 0 752 753" svg:d="M752 374c0 208-169 379-374 379-209 0-378-171-378-379 0-205 169-374 378-374 205 0 374 169 374 374z">
          <text:p/>
        </draw:path>
        <draw:path draw:style-name="gr8" draw:text-style-name="P2" draw:layer="layout" svg:width="0.751cm" svg:height="0.672cm" svg:x="24.832cm" svg:y="7.388cm" svg:viewBox="0 0 752 673" svg:d="M752 377c0-177-120-329-293-368-170-39-347 46-424 205-74 163-28 350 113 459">
          <text:p/>
        </draw:path>
        <draw:path draw:style-name="gr8" draw:text-style-name="P2" draw:layer="layout" svg:width="0.335cm" svg:height="0.168cm" svg:x="25.04cm" svg:y="7.764cm" svg:viewBox="0 0 336 169" svg:d="M0 0c0 19 3 36 7 54 7 21 17 39 31 57 11 10 25 24 43 35 10 3 21 10 35 14 14 7 32 7 49 7 22 4 36 0 50-4 14-7 28-10 40-17 17-11 28-21 42-35 14-15 21-32 32-53 3-18 7-39 7-58">
          <text:p/>
        </draw:path>
        <draw:path draw:style-name="gr8" draw:text-style-name="P2" draw:layer="layout" svg:width="0.335cm" svg:height="0.171cm" svg:x="25.04cm" svg:y="7.593cm" svg:viewBox="0 0 336 172" svg:d="M336 172c0-28-7-54-14-75-11-21-25-39-39-53s-33-25-61-35c-11-4-21-7-35-7-25-4-50 0-67 7-29 7-46 18-64 32-10 10-21 21-28 35-7 10-14 21-18 35-7 18-10 40-10 61">
          <text:p/>
        </draw:path>
        <draw:path draw:style-name="gr8" draw:text-style-name="P2" draw:layer="layout" svg:width="0.335cm" svg:height="0.169cm" svg:x="25.04cm" svg:y="4.575cm" svg:viewBox="0 0 336 170" svg:d="M0 0c0 21 3 39 7 60 7 19 17 36 31 54 11 11 25 25 43 35 10 4 21 11 35 14 14 4 32 7 49 7 22 0 36 0 50-3 14-7 28-11 40-18 14-10 28-21 42-35s21-32 32-54c3-18 7-39 7-60">
          <text:p/>
        </draw:path>
        <draw:path draw:style-name="gr8" draw:text-style-name="P2" draw:layer="layout" svg:width="0.177cm" svg:height="0.17cm" svg:x="25.198cm" svg:y="4.409cm" svg:viewBox="0 0 178 171" svg:d="M178 171c0-22 0-39-7-57-7-21-18-39-32-54-11-14-25-28-39-39-10-3-21-10-35-14-8-3-22-7-36-7-11 0-18 0-29 0">
          <text:p/>
        </draw:path>
        <draw:path draw:style-name="gr8" draw:text-style-name="P2" draw:layer="layout" svg:width="0.413cm" svg:height="0.412cm" svg:x="25.004cm" svg:y="6.096cm" svg:viewBox="0 0 414 413" svg:d="M414 204c0 118-96 209-209 209s-205-91-205-209c0-113 92-204 205-204s209 91 209 204z">
          <text:p/>
        </draw:path>
        <draw:path draw:style-name="gr8" draw:text-style-name="P2" draw:layer="layout" svg:width="0.49cm" svg:height="0.491cm" svg:x="24.962cm" svg:y="7.517cm" svg:viewBox="0 0 491 492" svg:d="M491 248c0 134-109 244-244 244-138 0-247-110-247-244s109-248 247-248c135 0 244 114 244 248z">
          <text:p/>
        </draw:path>
        <draw:path draw:style-name="gr8" draw:text-style-name="P2" draw:layer="layout" svg:width="0.335cm" svg:height="0.335cm" svg:x="25.04cm" svg:y="7.595cm" svg:viewBox="0 0 336 336" svg:d="M336 169c0 92-74 167-167 167-95 0-169-75-169-167 0-95 74-169 169-169 93 0 167 74 167 169z">
          <text:p/>
        </draw:path>
        <draw:path draw:style-name="gr8" draw:text-style-name="P2" draw:layer="layout" svg:width="0.021cm" svg:height="0.053cm" svg:x="26.25cm" svg:y="8.152cm" svg:viewBox="0 0 22 54" svg:d="M22 54c0-22-7-40-22-54">
          <text:p/>
        </draw:path>
        <draw:path draw:style-name="gr8" draw:text-style-name="P2" draw:layer="layout" svg:width="0.335cm" svg:height="0.335cm" svg:x="25.04cm" svg:y="4.409cm" svg:viewBox="0 0 336 336" svg:d="M336 171c0 91-74 165-167 165-95 0-169-74-169-165 0-97 74-171 169-171 93 0 167 74 167 171z">
          <text:p/>
        </draw:path>
        <draw:path draw:style-name="gr8" draw:text-style-name="P2" draw:layer="layout" svg:width="0.49cm" svg:height="0.49cm" svg:x="24.962cm" svg:y="4.332cm" svg:viewBox="0 0 491 491" svg:d="M491 243c0 139-109 248-244 248-138 0-247-109-247-248 0-134 109-243 247-243 135 0 244 109 244 243z">
          <text:p/>
        </draw:path>
        <draw:polyline draw:style-name="gr8" draw:text-style-name="P2" draw:layer="layout" svg:width="0.426cm" svg:height="0cm" svg:x="22.669cm" svg:y="5.806cm" svg:viewBox="0 0 427 0" draw:points="427,0 374,0 321,0 272,0 226,0 183,0 148,0 113,0 85,0 60,0 39,0 21,0 11,0 4,0 0,0">
          <text:p/>
        </draw:polyline>
        <draw:path draw:style-name="gr8" draw:text-style-name="P2" draw:layer="layout" svg:width="0.147cm" svg:height="0cm" svg:x="23.844cm" svg:y="5.806cm" svg:viewBox="0 0 148 0" svg:d="M0 0c49 0 102 0 148 0">
          <text:p/>
        </draw:path>
        <draw:line draw:style-name="gr8" draw:text-style-name="P2" draw:layer="layout" svg:x1="24.391cm" svg:y1="3.615cm" svg:x2="24.391cm" svg:y2="3.601cm">
          <text:p/>
        </draw:line>
        <draw:line draw:style-name="gr8" draw:text-style-name="P2" draw:layer="layout" svg:x1="24.391cm" svg:y1="3.615cm" svg:x2="24.452cm" svg:y2="3.68cm">
          <text:p/>
        </draw:line>
        <draw:line draw:style-name="gr8" draw:text-style-name="P2" draw:layer="layout" svg:x1="24.461cm" svg:y1="3.753cm" svg:x2="24.461cm" svg:y2="3.675cm">
          <text:p/>
        </draw:line>
        <draw:path draw:style-name="gr8" draw:text-style-name="P2" draw:layer="layout" svg:width="0.152cm" svg:height="0.152cm" svg:x="24.768cm" svg:y="3.601cm" svg:viewBox="0 0 153 153" svg:d="M153 153c0-39-18-79-43-107-28-28-68-46-110-46">
          <text:p/>
        </draw:path>
        <draw:line draw:style-name="gr8" draw:text-style-name="P2" draw:layer="layout" svg:x1="24.92cm" svg:y1="3.753cm" svg:x2="24.92cm" svg:y2="3.827cm">
          <text:p/>
        </draw:line>
        <draw:line draw:style-name="gr8" draw:text-style-name="P2" draw:layer="layout" svg:x1="22.669cm" svg:y1="3.753cm" svg:x2="22.669cm" svg:y2="5.538cm">
          <text:p/>
        </draw:line>
        <draw:line draw:style-name="gr8" draw:text-style-name="P2" draw:layer="layout" svg:x1="22.669cm" svg:y1="5.806cm" svg:x2="22.669cm" svg:y2="9.45cm">
          <text:p/>
        </draw:line>
        <draw:polygon draw:style-name="gr7" draw:text-style-name="P2" draw:layer="layout" svg:width="0cm" svg:height="0cm" svg:x="24.676cm" svg:y="6.526cm" svg:viewBox="0 0 0 0" draw:points="0,0">
          <text:p/>
        </draw:polygon>
        <draw:polyline draw:style-name="gr10" draw:text-style-name="P2" draw:layer="layout" svg:width="1.302cm" svg:height="3.172cm" svg:x="25.248cm" svg:y="7.926cm" svg:viewBox="0 0 1303 3173" draw:points="1303,3173 805,3173 0,0">
          <text:p/>
        </draw:polyline>
        <draw:polygon draw:style-name="gr11" draw:text-style-name="P3" draw:layer="layout" svg:width="0.204cm" svg:height="0.505cm" svg:x="25.248cm" svg:y="7.926cm" svg:viewBox="0 0 205 506" draw:points="0,0 42,506 205,467">
          <text:p/>
        </draw:polygon>
        <draw:polygon draw:style-name="gr7" draw:text-style-name="P2" draw:layer="layout" svg:width="0cm" svg:height="0cm" svg:x="24.676cm" svg:y="6.526cm" svg:viewBox="0 0 0 0" draw:points="0,0">
          <text:p/>
        </draw:polygon>
        <draw:polyline draw:style-name="gr10" draw:text-style-name="P2" draw:layer="layout" svg:width="1.252cm" svg:height="6.385cm" svg:x="25.241cm" svg:y="4.741cm" svg:viewBox="0 0 1253 6386" draw:points="752,6386 1253,6386 0,0">
          <text:p/>
        </draw:polyline>
        <draw:polygon draw:style-name="gr11" draw:text-style-name="P3" draw:layer="layout" svg:width="0.176cm" svg:height="0.508cm" svg:x="25.241cm" svg:y="4.741cm" svg:viewBox="0 0 177 509" draw:points="0,0 14,509 177,477">
          <text:p/>
        </draw:polygon>
        <draw:frame draw:style-name="gr13" draw:text-style-name="P5" draw:layer="layout" svg:width="0.666cm" svg:height="0.78cm" svg:x="27.615cm" svg:y="19.229cm">
          <draw:text-box>
            <text:p text:style-name="P4"><text:span text:style-name="T1">X</text:span></text:p>
          </draw:text-box>
        </draw:frame>
        <draw:frame draw:style-name="gr14" draw:text-style-name="P6" draw:layer="layout" svg:width="0.119cm" svg:height="0.141cm" svg:x="28.028cm" svg:y="19.732cm">
          <draw:text-box>
            <text:p text:style-name="P4"><text:span text:style-name="T2"><text:s/></text:span></text:p>
          </draw:text-box>
        </draw:frame>
        <draw:frame draw:style-name="gr15" draw:text-style-name="P7" draw:layer="layout" svg:width="8.841cm" svg:height="0.623cm" svg:x="11.557cm" svg:y="12.065cm">
          <draw:text-box>
            <text:p text:style-name="P4"><text:span text:style-name="T3">4X M2 Brass Inserts [PP-MP0066]</text:span></text:p>
          </draw:text-box>
        </draw:frame>
        <draw:frame draw:style-name="gr14" draw:text-style-name="P6" draw:layer="layout" svg:width="0.119cm" svg:height="0.141cm" svg:x="22.38cm" svg:y="13.224cm">
          <draw:text-box>
            <text:p text:style-name="P4"><text:span text:style-name="T2"><text:s/></text:span></text:p>
          </draw:text-box>
        </draw:frame>
        <draw:frame draw:style-name="gr16" draw:text-style-name="P7" draw:layer="layout" svg:width="9.04cm" svg:height="0.623cm" svg:x="3.937cm" svg:y="15.508cm">
          <draw:text-box>
            <text:p text:style-name="P4"><text:span text:style-name="T3">2X M3 Brass Inserts [HD-MS0030]</text:span></text:p>
          </draw:text-box>
        </draw:frame>
        <draw:frame draw:style-name="gr14" draw:text-style-name="P6" draw:layer="layout" svg:width="0.119cm" svg:height="0.141cm" svg:x="13.286cm" svg:y="16.434cm">
          <draw:text-box>
            <text:p text:style-name="P4"><text:span text:style-name="T2"><text:s/></text:span></text:p>
          </draw:text-box>
        </draw:frame>
        <draw:frame draw:style-name="gr16" draw:text-style-name="P7" draw:layer="layout" svg:width="9.04cm" svg:height="0.623cm" svg:x="19.558cm" svg:y="11.176cm">
          <draw:text-box>
            <text:p text:style-name="P4"><text:span text:style-name="T3">2X M3 Brass Inserts [HD-MS0030]</text:span></text:p>
          </draw:text-box>
        </draw:frame>
        <draw:frame draw:style-name="gr14" draw:text-style-name="P6" draw:layer="layout" svg:width="0.119cm" svg:height="0.141cm" svg:x="28.54cm" svg:y="11.763cm">
          <draw:text-box>
            <text:p text:style-name="P4"><text:span text:style-name="T2"><text: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2-13T15:51:14.975387838</dc:date>
    <meta:editing-duration>PT55S</meta:editing-duration>
    <meta:editing-cycles>2</meta:editing-cycles>
    <meta:generator>LibreOffice/5.2.7.2$Linux_X86_64 LibreOffice_project/20m0$Build-2</meta:generator>
    <meta:document-statistic meta:object-count="2489"/>
  </office:meta>
</office:document-meta>
</file>